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335in"/>
    </style:style>
    <style:style style:name="co6" style:family="table-column">
      <style:table-column-properties fo:break-before="auto" style:column-width="4.0201in"/>
    </style:style>
    <style:style style:name="co7" style:family="table-column">
      <style:table-column-properties fo:break-before="auto" style:column-width="2.8181in"/>
    </style:style>
    <style:style style:name="co8" style:family="table-column">
      <style:table-column-properties fo:break-before="auto" style:column-width="2.3374in"/>
    </style:style>
    <style:style style:name="co9" style:family="table-column">
      <style:table-column-properties fo:break-before="auto" style:column-width="0.5134in"/>
    </style:style>
    <style:style style:name="co10" style:family="table-column">
      <style:table-column-properties fo:break-before="auto" style:column-width="3.2772in"/>
    </style:style>
    <style:style style:name="co11" style:family="table-column">
      <style:table-column-properties fo:break-before="auto" style:column-width="2.7091in"/>
    </style:style>
    <style:style style:name="co12" style:family="table-column">
      <style:table-column-properties fo:break-before="auto" style:column-width="4.2602in"/>
    </style:style>
    <style:style style:name="co13" style:family="table-column">
      <style:table-column-properties fo:break-before="auto" style:column-width="3.7575in"/>
    </style:style>
    <style:style style:name="co14" style:family="table-column">
      <style:table-column-properties fo:break-before="auto" style:column-width="4.1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AC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ACT</text:p>
          </table:table-cell>
          <table:table-cell table:number-columns-repeated="2"/>
        </table:table-row>
        <table:table-row table:style-name="ro1">
          <table:table-cell office:value-type="string">
            <text:p>ACHR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CHR</text:p>
          </table:table-cell>
          <table:table-cell office:value-type="string">
            <text:p>EDID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INAM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NAME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CHR</text:p>
          </table:table-cell>
          <table:table-cell office:value-type="string">
            <text:p>PDTO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APD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AP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CHR</text:p>
          </table:table-cell>
          <table:table-cell office:value-type="string">
            <text:p>XESP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EZN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HOR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IS2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LCM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LCN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LK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CHR</text:p>
          </table:table-cell>
          <table:table-cell office:value-type="string">
            <text:p>XLRT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OWN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PPA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PRD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RGB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RGD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office:value-type="string">
            <text:p>XSCL</text:p>
          </table:table-cell>
          <table:table-cell/>
        </table:table-row>
        <table:table-row table:style-name="ro1">
          <table:table-cell office:value-type="string">
            <text:p>ACHR</text:p>
          </table:table-cell>
          <table:table-cell table:number-columns-repeated="2"/>
        </table:table-row>
        <table:table-row table:style-name="ro1">
          <table:table-cell office:value-type="string">
            <text:p>ACTI</text:p>
          </table:table-cell>
          <table:table-cell office:value-type="string">
            <text:p>DEST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DMD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DMDS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DMD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DST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DSTF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FNAM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KNAM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PNAM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RNAM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VNAM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office:value-type="string">
            <text:p>WNAM</text:p>
          </table:table-cell>
          <table:table-cell/>
        </table:table-row>
        <table:table-row table:style-name="ro1">
          <table:table-cell office:value-type="string">
            <text:p>ACTI</text:p>
          </table:table-cell>
          <table:table-cell table:number-columns-repeated="2"/>
        </table:table-row>
        <table:table-row table:style-name="ro1">
          <table:table-cell office:value-type="string">
            <text:p>ADDN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DDN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DD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DDN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DDN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DDN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DDN</text:p>
          </table:table-cell>
          <table:table-cell table:number-columns-repeated="2"/>
        </table:table-row>
        <table:table-row table:style-name="ro1">
          <table:table-cell office:value-type="string">
            <text:p>ALCH</text:p>
          </table:table-cell>
          <table:table-cell office:value-type="string">
            <text:p>CTDA</text:p>
          </table:table-cell>
          <table:table-cell/>
        </table:table-row>
        <table:table-row table:style-name="ro1">
          <table:table-cell office:value-type="string">
            <text:p>ALCH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LCH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LCH</text:p>
          </table:table-cell>
          <table:table-cell office:value-type="string">
            <text:p>EF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LCH</text:p>
          </table:table-cell>
          <table:table-cell office:value-type="string">
            <text:p>EFI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LCH</text:p>
          </table:table-cell>
          <table:table-cell office:value-type="string">
            <text:p>ENI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LCH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ALCH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ALCH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ALCH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LCH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ALCH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ALCH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LCH</text:p>
          </table:table-cell>
          <table:table-cell office:value-type="string">
            <text:p>YNAM</text:p>
          </table:table-cell>
          <table:table-cell/>
        </table:table-row>
        <table:table-row table:style-name="ro1">
          <table:table-cell office:value-type="string">
            <text:p>ALCH</text:p>
          </table:table-cell>
          <table:table-cell office:value-type="string">
            <text:p>ZNAM</text:p>
          </table:table-cell>
          <table:table-cell/>
        </table:table-row>
        <table:table-row table:style-name="ro1">
          <table:table-cell office:value-type="string">
            <text:p>ALCH</text:p>
          </table:table-cell>
          <table:table-cell table:number-columns-repeated="2"/>
        </table:table-row>
        <table:table-row table:style-name="ro1">
          <table:table-cell office:value-type="string">
            <text:p>AMMO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MMO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MMO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MMO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AMMO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AMMO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AMMO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AMMO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AMMO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MMO</text:p>
          </table:table-cell>
          <table:table-cell office:value-type="string">
            <text:p>Y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MMO</text:p>
          </table:table-cell>
          <table:table-cell office:value-type="string">
            <text:p>Z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MMO</text:p>
          </table:table-cell>
          <table:table-cell table:number-columns-repeated="2"/>
        </table:table-row>
        <table:table-row table:style-name="ro1">
          <table:table-cell office:value-type="string">
            <text:p>ANIO</text:p>
          </table:table-cell>
          <table:table-cell office:value-type="string">
            <text:p>BNAM</text:p>
          </table:table-cell>
          <table:table-cell/>
        </table:table-row>
        <table:table-row table:style-name="ro1">
          <table:table-cell office:value-type="string">
            <text:p>ANIO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NIO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NIO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ANIO</text:p>
          </table:table-cell>
          <table:table-cell table:number-columns-repeated="2"/>
        </table:table-row>
        <table:table-row table:style-name="ro1">
          <table:table-cell office:value-type="string">
            <text:p>APPA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PPA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PPA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PPA</text:p>
          </table:table-cell>
          <table:table-cell office:value-type="string">
            <text:p>FUL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PPA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PPA</text:p>
          </table:table-cell>
          <table:table-cell office:value-type="string">
            <text:p>QUA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PPA</text:p>
          </table:table-cell>
          <table:table-cell table:number-columns-repeated="2"/>
        </table:table-row>
        <table:table-row table:style-name="ro1">
          <table:table-cell office:value-type="string">
            <text:p>ARMA</text:p>
          </table:table-cell>
          <table:table-cell office:value-type="string">
            <text:p>B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A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A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A</text:p>
          </table:table-cell>
          <table:table-cell office:value-type="string">
            <text:p>MO2S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2T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3S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3T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4S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4T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5T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D2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D3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D4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D5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MOD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RMA</text:p>
          </table:table-cell>
          <table:table-cell office:value-type="string">
            <text:p>NAM0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NAM1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NAM2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NAM3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office:value-type="string">
            <text:p>R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A</text:p>
          </table:table-cell>
          <table:table-cell office:value-type="string">
            <text:p>SNDD</text:p>
          </table:table-cell>
          <table:table-cell/>
        </table:table-row>
        <table:table-row table:style-name="ro1">
          <table:table-cell office:value-type="string">
            <text:p>ARMA</text:p>
          </table:table-cell>
          <table:table-cell table:number-columns-repeated="2"/>
        </table:table-row>
        <table:table-row table:style-name="ro1">
          <table:table-cell office:value-type="string">
            <text:p>ARMO</text:p>
          </table:table-cell>
          <table:table-cell office:value-type="string">
            <text:p>BAMT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BIDS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B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O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O</text:p>
          </table:table-cell>
          <table:table-cell office:value-type="string">
            <text:p>DESC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O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O</text:p>
          </table:table-cell>
          <table:table-cell office:value-type="string">
            <text:p>EITM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ETYP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MO2S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MO2T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MO4S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MO4T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MOD2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MOD4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MOD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RMO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O</text:p>
          </table:table-cell>
          <table:table-cell office:value-type="string">
            <text:p>R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MO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YNAM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office:value-type="string">
            <text:p>ZNAM</text:p>
          </table:table-cell>
          <table:table-cell/>
        </table:table-row>
        <table:table-row table:style-name="ro1">
          <table:table-cell office:value-type="string">
            <text:p>ARMO</text:p>
          </table:table-cell>
          <table:table-cell table:number-columns-repeated="2"/>
        </table:table-row>
        <table:table-row table:style-name="ro1">
          <table:table-cell office:value-type="string">
            <text:p>ARTO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TO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TO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TO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ARTO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RTO</text:p>
          </table:table-cell>
          <table:table-cell table:number-columns-repeated="2"/>
        </table:table-row>
        <table:table-row table:style-name="ro1">
          <table:table-cell office:value-type="string">
            <text:p>ASPC</text:p>
          </table:table-cell>
          <table:table-cell office:value-type="string">
            <text:p>BNAM</text:p>
          </table:table-cell>
          <table:table-cell/>
        </table:table-row>
        <table:table-row table:style-name="ro1">
          <table:table-cell office:value-type="string">
            <text:p>ASPC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SPC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SPC</text:p>
          </table:table-cell>
          <table:table-cell office:value-type="string">
            <text:p>RDAT</text:p>
          </table:table-cell>
          <table:table-cell/>
        </table:table-row>
        <table:table-row table:style-name="ro1">
          <table:table-cell office:value-type="string">
            <text:p>ASPC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ASPC</text:p>
          </table:table-cell>
          <table:table-cell table:number-columns-repeated="2"/>
        </table:table-row>
        <table:table-row table:style-name="ro1">
          <table:table-cell office:value-type="string">
            <text:p>ASTP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STP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STP</text:p>
          </table:table-cell>
          <table:table-cell office:value-type="string">
            <text:p>FCHT</text:p>
          </table:table-cell>
          <table:table-cell/>
        </table:table-row>
        <table:table-row table:style-name="ro1">
          <table:table-cell office:value-type="string">
            <text:p>ASTP</text:p>
          </table:table-cell>
          <table:table-cell office:value-type="string">
            <text:p>FPR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STP</text:p>
          </table:table-cell>
          <table:table-cell office:value-type="string">
            <text:p>MCHT</text:p>
          </table:table-cell>
          <table:table-cell/>
        </table:table-row>
        <table:table-row table:style-name="ro1">
          <table:table-cell office:value-type="string">
            <text:p>ASTP</text:p>
          </table:table-cell>
          <table:table-cell office:value-type="string">
            <text:p>MPR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STP</text:p>
          </table:table-cell>
          <table:table-cell table:number-columns-repeated="2"/>
        </table:table-row>
        <table:table-row table:style-name="ro1">
          <table:table-cell office:value-type="string">
            <text:p>AVIF</text:p>
          </table:table-cell>
          <table:table-cell office:value-type="string">
            <text:p>ANAM</text:p>
          </table:table-cell>
          <table:table-cell/>
        </table:table-row>
        <table:table-row table:style-name="ro1">
          <table:table-cell office:value-type="string">
            <text:p>AVIF</text:p>
          </table:table-cell>
          <table:table-cell office:value-type="string">
            <text:p>AVSK</text:p>
          </table:table-cell>
          <table:table-cell/>
        </table:table-row>
        <table:table-row table:style-name="ro1">
          <table:table-cell office:value-type="string">
            <text:p>AVIF</text:p>
          </table:table-cell>
          <table:table-cell office:value-type="string">
            <text:p>C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F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AVIF</text:p>
          </table:table-cell>
          <table:table-cell office:value-type="string">
            <text:p>H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I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P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S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V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X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office:value-type="string">
            <text:p>Y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AVIF</text:p>
          </table:table-cell>
          <table:table-cell table:number-columns-repeated="2"/>
        </table:table-row>
        <table:table-row table:style-name="ro1">
          <table:table-cell office:value-type="string">
            <text:p>BOOK</text:p>
          </table:table-cell>
          <table:table-cell office:value-type="string">
            <text:p>C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BOOK</text:p>
          </table:table-cell>
          <table:table-cell office:value-type="string">
            <text:p>INAM</text:p>
          </table:table-cell>
          <table:table-cell/>
        </table:table-row>
        <table:table-row table:style-name="ro1">
          <table:table-cell office:value-type="string">
            <text:p>BOOK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BOOK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BOOK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OOK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BOOK</text:p>
          </table:table-cell>
          <table:table-cell office:value-type="string">
            <text:p>YNAM</text:p>
          </table:table-cell>
          <table:table-cell/>
        </table:table-row>
        <table:table-row table:style-name="ro1">
          <table:table-cell office:value-type="string">
            <text:p>BOOK</text:p>
          </table:table-cell>
          <table:table-cell table:number-columns-repeated="2"/>
        </table:table-row>
        <table:table-row table:style-name="ro1">
          <table:table-cell office:value-type="string">
            <text:p>BPTD</text:p>
          </table:table-cell>
          <table:table-cell office:value-type="string">
            <text:p>BPN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BPNI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BPNN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BPN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BPTN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NAM1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NAM4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BPTD</text:p>
          </table:table-cell>
          <table:table-cell office:value-type="string">
            <text:p>NAM5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BPTD</text:p>
          </table:table-cell>
          <table:table-cell table:number-columns-repeated="2"/>
        </table:table-row>
        <table:table-row table:style-name="ro1">
          <table:table-cell office:value-type="string">
            <text:p>CAMS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AMS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AMS</text:p>
          </table:table-cell>
          <table:table-cell office:value-type="string">
            <text:p>MNAM</text:p>
          </table:table-cell>
          <table:table-cell/>
        </table:table-row>
        <table:table-row table:style-name="ro1">
          <table:table-cell office:value-type="string">
            <text:p>CAMS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CAMS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CAMS</text:p>
          </table:table-cell>
          <table:table-cell table:number-columns-repeated="2"/>
        </table:table-row>
        <table:table-row table:style-name="ro1">
          <table:table-cell office:value-type="string">
            <text:p>CELL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ELL</text:p>
          </table:table-cell>
          <table:table-cell office:value-type="string">
            <text:p>EDID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LNAM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LTMP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ELL</text:p>
          </table:table-cell>
          <table:table-cell office:value-type="string">
            <text:p>MHDT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TVDT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CAS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CCM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CIM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CLC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CLL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CLR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CLW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ELL</text:p>
          </table:table-cell>
          <table:table-cell office:value-type="string">
            <text:p>XCMO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CWT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EZN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ILL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LCN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NAM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OWN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WCN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WCS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WCU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office:value-type="string">
            <text:p>XWEM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table:number-columns-repeated="2"/>
        </table:table-row>
        <table:table-row table:style-name="ro1">
          <table:table-cell office:value-type="string">
            <text:p>CLAS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AS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AS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AS</text:p>
          </table:table-cell>
          <table:table-cell office:value-type="string">
            <text:p>FUL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AS</text:p>
          </table:table-cell>
          <table:table-cell table:number-columns-repeated="2"/>
        </table:table-row>
        <table:table-row table:style-name="ro1">
          <table:table-cell office:value-type="string">
            <text:p>CLFM</text:p>
          </table:table-cell>
          <table:table-cell office:value-type="string">
            <text:p>C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FM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FM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FM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CLFM</text:p>
          </table:table-cell>
          <table:table-cell table:number-columns-repeated="2"/>
        </table:table-row>
        <table:table-row table:style-name="ro1">
          <table:table-cell office:value-type="string">
            <text:p>CLM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MT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MT</text:p>
          </table:table-cell>
          <table:table-cell office:value-type="string">
            <text:p>G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MT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MT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CLMT</text:p>
          </table:table-cell>
          <table:table-cell office:value-type="string">
            <text:p>T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MT</text:p>
          </table:table-cell>
          <table:table-cell office:value-type="string">
            <text:p>WLS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LMT</text:p>
          </table:table-cell>
          <table:table-cell table:number-columns-repeated="2"/>
        </table:table-row>
        <table:table-row table:style-name="ro1">
          <table:table-cell office:value-type="string">
            <text:p>COBJ</text:p>
          </table:table-cell>
          <table:table-cell office:value-type="string">
            <text:p>B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BJ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COBJ</text:p>
          </table:table-cell>
          <table:table-cell office:value-type="string">
            <text:p>CNT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COBJ</text:p>
          </table:table-cell>
          <table:table-cell office:value-type="string">
            <text:p>COCT</text:p>
          </table:table-cell>
          <table:table-cell/>
        </table:table-row>
        <table:table-row table:style-name="ro1">
          <table:table-cell office:value-type="string">
            <text:p>COBJ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COBJ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BJ</text:p>
          </table:table-cell>
          <table:table-cell office:value-type="string">
            <text:p>NAM1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BJ</text:p>
          </table:table-cell>
          <table:table-cell table:number-columns-repeated="2"/>
        </table:table-row>
        <table:table-row table:style-name="ro1">
          <table:table-cell office:value-type="string">
            <text:p>COLL</text:p>
          </table:table-cell>
          <table:table-cell office:value-type="string">
            <text:p>B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LL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COLL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LL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LL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LL</text:p>
          </table:table-cell>
          <table:table-cell office:value-type="string">
            <text:p>G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LL</text:p>
          </table:table-cell>
          <table:table-cell office:value-type="string">
            <text:p>INTV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LL</text:p>
          </table:table-cell>
          <table:table-cell office:value-type="string">
            <text:p>M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LL</text:p>
          </table:table-cell>
          <table:table-cell table:number-columns-repeated="2"/>
        </table:table-row>
        <table:table-row table:style-name="ro1">
          <table:table-cell office:value-type="string">
            <text:p>CONT</text:p>
          </table:table-cell>
          <table:table-cell office:value-type="string">
            <text:p>CNT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CONT</text:p>
          </table:table-cell>
          <table:table-cell office:value-type="string">
            <text:p>COCT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office:value-type="string">
            <text:p>COED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N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NT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NT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NT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ONT</text:p>
          </table:table-cell>
          <table:table-cell office:value-type="string">
            <text:p>QNAM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table:number-columns-repeated="2"/>
        </table:table-row>
        <table:table-row table:style-name="ro1">
          <table:table-cell office:value-type="string">
            <text:p>CPTH</text:p>
          </table:table-cell>
          <table:table-cell office:value-type="string">
            <text:p>A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PTH</text:p>
          </table:table-cell>
          <table:table-cell office:value-type="string">
            <text:p>CIS1</text:p>
          </table:table-cell>
          <table:table-cell/>
        </table:table-row>
        <table:table-row table:style-name="ro1">
          <table:table-cell office:value-type="string">
            <text:p>CPTH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CPTH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PTH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PTH</text:p>
          </table:table-cell>
          <table:table-cell office:value-type="string">
            <text:p>S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CPTH</text:p>
          </table:table-cell>
          <table:table-cell table:number-columns-repeated="2"/>
        </table:table-row>
        <table:table-row table:style-name="ro1">
          <table:table-cell office:value-type="string">
            <text:p>CSTY</text:p>
          </table:table-cell>
          <table:table-cell office:value-type="string">
            <text:p>CSCR</text:p>
          </table:table-cell>
          <table:table-cell/>
        </table:table-row>
        <table:table-row table:style-name="ro1">
          <table:table-cell office:value-type="string">
            <text:p>CSTY</text:p>
          </table:table-cell>
          <table:table-cell office:value-type="string">
            <text:p>CSFL</text:p>
          </table:table-cell>
          <table:table-cell/>
        </table:table-row>
        <table:table-row table:style-name="ro1">
          <table:table-cell office:value-type="string">
            <text:p>CSTY</text:p>
          </table:table-cell>
          <table:table-cell office:value-type="string">
            <text:p>CSG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STY</text:p>
          </table:table-cell>
          <table:table-cell office:value-type="string">
            <text:p>CSLR</text:p>
          </table:table-cell>
          <table:table-cell/>
        </table:table-row>
        <table:table-row table:style-name="ro1">
          <table:table-cell office:value-type="string">
            <text:p>CSTY</text:p>
          </table:table-cell>
          <table:table-cell office:value-type="string">
            <text:p>CSMD</text:p>
          </table:table-cell>
          <table:table-cell/>
        </table:table-row>
        <table:table-row table:style-name="ro1">
          <table:table-cell office:value-type="string">
            <text:p>CSTY</text:p>
          </table:table-cell>
          <table:table-cell office:value-type="string">
            <text:p>CSME</text:p>
          </table:table-cell>
          <table:table-cell/>
        </table:table-row>
        <table:table-row table:style-name="ro1">
          <table:table-cell office:value-type="string">
            <text:p>CSTY</text:p>
          </table:table-cell>
          <table:table-cell office:value-type="string">
            <text:p>DATA</text:p>
          </table:table-cell>
          <table:table-cell/>
        </table:table-row>
        <table:table-row table:style-name="ro1">
          <table:table-cell office:value-type="string">
            <text:p>CSTY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CSTY</text:p>
          </table:table-cell>
          <table:table-cell table:number-columns-repeated="2"/>
        </table:table-row>
        <table:table-row table:style-name="ro1">
          <table:table-cell office:value-type="string">
            <text:p>DEBR</text:p>
          </table:table-cell>
          <table:table-cell office:value-type="string">
            <text:p>DAT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DEB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EBR</text:p>
          </table:table-cell>
          <table:table-cell office:value-type="string">
            <text:p>MOD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DEBR</text:p>
          </table:table-cell>
          <table:table-cell table:number-columns-repeated="2"/>
        </table:table-row>
        <table:table-row table:style-name="ro1">
          <table:table-cell office:value-type="string">
            <text:p>DIAL</text:p>
          </table:table-cell>
          <table:table-cell office:value-type="string">
            <text:p>BNAM</text:p>
          </table:table-cell>
          <table:table-cell/>
        </table:table-row>
        <table:table-row table:style-name="ro1">
          <table:table-cell office:value-type="string">
            <text:p>DIAL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IAL</text:p>
          </table:table-cell>
          <table:table-cell office:value-type="string">
            <text:p>EDID</text:p>
          </table:table-cell>
          <table:table-cell/>
        </table:table-row>
        <table:table-row table:style-name="ro1">
          <table:table-cell office:value-type="string">
            <text:p>DIAL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DIAL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IAL</text:p>
          </table:table-cell>
          <table:table-cell office:value-type="string">
            <text:p>Q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IAL</text:p>
          </table:table-cell>
          <table:table-cell office:value-type="string">
            <text:p>S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IAL</text:p>
          </table:table-cell>
          <table:table-cell office:value-type="string">
            <text:p>TIF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IAL</text:p>
          </table:table-cell>
          <table:table-cell table:number-columns-repeated="2"/>
        </table:table-row>
        <table:table-row table:style-name="ro1">
          <table:table-cell office:value-type="string">
            <text:p>DLBR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LB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LBR</text:p>
          </table:table-cell>
          <table:table-cell office:value-type="string">
            <text:p>Q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LBR</text:p>
          </table:table-cell>
          <table:table-cell office:value-type="string">
            <text:p>S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LBR</text:p>
          </table:table-cell>
          <table:table-cell office:value-type="string">
            <text:p>T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LBR</text:p>
          </table:table-cell>
          <table:table-cell table:number-columns-repeated="2"/>
        </table:table-row>
        <table:table-row table:style-name="ro1">
          <table:table-cell office:value-type="string">
            <text:p>DLVW</text:p>
          </table:table-cell>
          <table:table-cell office:value-type="string">
            <text:p>B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DLVW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DLVW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LVW</text:p>
          </table:table-cell>
          <table:table-cell office:value-type="string">
            <text:p>ENAM</text:p>
          </table:table-cell>
          <table:table-cell/>
        </table:table-row>
        <table:table-row table:style-name="ro1">
          <table:table-cell office:value-type="string">
            <text:p>DLVW</text:p>
          </table:table-cell>
          <table:table-cell office:value-type="string">
            <text:p>Q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LVW</text:p>
          </table:table-cell>
          <table:table-cell office:value-type="string">
            <text:p>T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DLVW</text:p>
          </table:table-cell>
          <table:table-cell table:number-columns-repeated="2"/>
        </table:table-row>
        <table:table-row table:style-name="ro1">
          <table:table-cell office:value-type="string">
            <text:p>DOBJ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OBJ</text:p>
          </table:table-cell>
          <table:table-cell table:number-columns-repeated="2"/>
        </table:table-row>
        <table:table-row table:style-name="ro1">
          <table:table-cell office:value-type="string">
            <text:p>DOOR</text:p>
          </table:table-cell>
          <table:table-cell office:value-type="string">
            <text:p>ANAM</text:p>
          </table:table-cell>
          <table:table-cell/>
        </table:table-row>
        <table:table-row table:style-name="ro1">
          <table:table-cell office:value-type="string">
            <text:p>DOO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OOR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OOR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DOOR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DOOR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DOOR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DOOR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OOR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DOOR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DOOR</text:p>
          </table:table-cell>
          <table:table-cell table:number-columns-repeated="2"/>
        </table:table-row>
        <table:table-row table:style-name="ro1">
          <table:table-cell office:value-type="string">
            <text:p>DUAL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UAL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UAL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DUAL</text:p>
          </table:table-cell>
          <table:table-cell table:number-columns-repeated="2"/>
        </table:table-row>
        <table:table-row table:style-name="ro1">
          <table:table-cell office:value-type="string">
            <text:p>ECZN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CZ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CZN</text:p>
          </table:table-cell>
          <table:table-cell table:number-columns-repeated="2"/>
        </table:table-row>
        <table:table-row table:style-name="ro1">
          <table:table-cell office:value-type="string">
            <text:p>EFSH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FSH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FSH</text:p>
          </table:table-cell>
          <table:table-cell office:value-type="string">
            <text:p>ICO2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FSH</text:p>
          </table:table-cell>
          <table:table-cell office:value-type="string">
            <text:p>ICON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FSH</text:p>
          </table:table-cell>
          <table:table-cell office:value-type="string">
            <text:p>NAM7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FSH</text:p>
          </table:table-cell>
          <table:table-cell office:value-type="string">
            <text:p>NAM8</text:p>
          </table:table-cell>
          <table:table-cell/>
        </table:table-row>
        <table:table-row table:style-name="ro1">
          <table:table-cell office:value-type="string">
            <text:p>EFSH</text:p>
          </table:table-cell>
          <table:table-cell office:value-type="string">
            <text:p>NAM9</text:p>
          </table:table-cell>
          <table:table-cell/>
        </table:table-row>
        <table:table-row table:style-name="ro1">
          <table:table-cell office:value-type="string">
            <text:p>EFSH</text:p>
          </table:table-cell>
          <table:table-cell table:number-columns-repeated="2"/>
        </table:table-row>
        <table:table-row table:style-name="ro1">
          <table:table-cell office:value-type="string">
            <text:p>ENCH</text:p>
          </table:table-cell>
          <table:table-cell office:value-type="string">
            <text:p>CIS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ENCH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ENCH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NCH</text:p>
          </table:table-cell>
          <table:table-cell office:value-type="string">
            <text:p>EF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ENCH</text:p>
          </table:table-cell>
          <table:table-cell office:value-type="string">
            <text:p>EFI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ENCH</text:p>
          </table:table-cell>
          <table:table-cell office:value-type="string">
            <text:p>ENI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NCH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ENCH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NCH</text:p>
          </table:table-cell>
          <table:table-cell table:number-columns-repeated="2"/>
        </table:table-row>
        <table:table-row table:style-name="ro1">
          <table:table-cell office:value-type="string">
            <text:p>EQUP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QUP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QUP</text:p>
          </table:table-cell>
          <table:table-cell office:value-type="string">
            <text:p>PNAM</text:p>
          </table:table-cell>
          <table:table-cell/>
        </table:table-row>
        <table:table-row table:style-name="ro1">
          <table:table-cell office:value-type="string">
            <text:p>EQUP</text:p>
          </table:table-cell>
          <table:table-cell table:number-columns-repeated="2"/>
        </table:table-row>
        <table:table-row table:style-name="ro1">
          <table:table-cell office:value-type="string">
            <text:p>EXPL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XPL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XPL</text:p>
          </table:table-cell>
          <table:table-cell office:value-type="string">
            <text:p>EITM</text:p>
          </table:table-cell>
          <table:table-cell/>
        </table:table-row>
        <table:table-row table:style-name="ro1">
          <table:table-cell office:value-type="string">
            <text:p>EXPL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EXPL</text:p>
          </table:table-cell>
          <table:table-cell office:value-type="string">
            <text:p>MNAM</text:p>
          </table:table-cell>
          <table:table-cell/>
        </table:table-row>
        <table:table-row table:style-name="ro1">
          <table:table-cell office:value-type="string">
            <text:p>EXPL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EXPL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EXPL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XPL</text:p>
          </table:table-cell>
          <table:table-cell table:number-columns-repeated="2"/>
        </table:table-row>
        <table:table-row table:style-name="ro1">
          <table:table-cell office:value-type="string">
            <text:p>EYES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FUL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ICON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EYES</text:p>
          </table:table-cell>
          <table:table-cell table:number-columns-repeated="2"/>
        </table:table-row>
        <table:table-row table:style-name="ro1">
          <table:table-cell office:value-type="string">
            <text:p>FACT</text:p>
          </table:table-cell>
          <table:table-cell office:value-type="string">
            <text:p>CIS2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CITC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CRGR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CRVA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CTDA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AC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ACT</text:p>
          </table:table-cell>
          <table:table-cell office:value-type="string">
            <text:p>F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ACT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JAIL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JOUT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M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ACT</text:p>
          </table:table-cell>
          <table:table-cell office:value-type="string">
            <text:p>PLCN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PLVD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R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ACT</text:p>
          </table:table-cell>
          <table:table-cell office:value-type="string">
            <text:p>STOL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VENC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VEND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VENV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WAIT</text:p>
          </table:table-cell>
          <table:table-cell/>
        </table:table-row>
        <table:table-row table:style-name="ro1">
          <table:table-cell office:value-type="string">
            <text:p>FACT</text:p>
          </table:table-cell>
          <table:table-cell office:value-type="string">
            <text:p>X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ACT</text:p>
          </table:table-cell>
          <table:table-cell table:number-columns-repeated="2"/>
        </table:table-row>
        <table:table-row table:style-name="ro1">
          <table:table-cell office:value-type="string">
            <text:p>FLO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OR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OR</text:p>
          </table:table-cell>
          <table:table-cell office:value-type="string">
            <text:p>FUL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OR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OR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FLOR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OR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OR</text:p>
          </table:table-cell>
          <table:table-cell office:value-type="string">
            <text:p>PFIG</text:p>
          </table:table-cell>
          <table:table-cell/>
        </table:table-row>
        <table:table-row table:style-name="ro1">
          <table:table-cell office:value-type="string">
            <text:p>FLOR</text:p>
          </table:table-cell>
          <table:table-cell office:value-type="string">
            <text:p>PFP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OR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OR</text:p>
          </table:table-cell>
          <table:table-cell office:value-type="string">
            <text:p>RNAM</text:p>
          </table:table-cell>
          <table:table-cell/>
        </table:table-row>
        <table:table-row table:style-name="ro1">
          <table:table-cell office:value-type="string">
            <text:p>FLOR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FLOR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FLOR</text:p>
          </table:table-cell>
          <table:table-cell table:number-columns-repeated="2"/>
        </table:table-row>
        <table:table-row table:style-name="ro1">
          <table:table-cell office:value-type="string">
            <text:p>FLS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LST</text:p>
          </table:table-cell>
          <table:table-cell office:value-type="string">
            <text:p>L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LST</text:p>
          </table:table-cell>
          <table:table-cell table:number-columns-repeated="2"/>
        </table:table-row>
        <table:table-row table:style-name="ro1">
          <table:table-cell office:value-type="string">
            <text:p>FSTP</text:p>
          </table:table-cell>
          <table:table-cell office:value-type="string">
            <text:p>A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STP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STP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STP</text:p>
          </table:table-cell>
          <table:table-cell table:number-columns-repeated="2"/>
        </table:table-row>
        <table:table-row table:style-name="ro1">
          <table:table-cell office:value-type="string">
            <text:p>FSTS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STS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STS</text:p>
          </table:table-cell>
          <table:table-cell office:value-type="string">
            <text:p>XCN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STS</text:p>
          </table:table-cell>
          <table:table-cell table:number-columns-repeated="2"/>
        </table:table-row>
        <table:table-row table:style-name="ro1">
          <table:table-cell office:value-type="string">
            <text:p>FURN</text:p>
          </table:table-cell>
          <table:table-cell office:value-type="string">
            <text:p>DEST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office:value-type="string">
            <text:p>DST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DSTF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E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FNMK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FNP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office:value-type="string">
            <text:p>KNAM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office:value-type="string">
            <text:p>M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office:value-type="string">
            <text:p>NAM0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office:value-type="string">
            <text:p>WB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FURN</text:p>
          </table:table-cell>
          <table:table-cell office:value-type="string">
            <text:p>XMRK</text:p>
          </table:table-cell>
          <table:table-cell/>
        </table:table-row>
        <table:table-row table:style-name="ro1">
          <table:table-cell office:value-type="string">
            <text:p>FURN</text:p>
          </table:table-cell>
          <table:table-cell table:number-columns-repeated="2"/>
        </table:table-row>
        <table:table-row table:style-name="ro1">
          <table:table-cell office:value-type="string">
            <text:p>GLOB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LOB</text:p>
          </table:table-cell>
          <table:table-cell office:value-type="string">
            <text:p>FLTV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LOB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LOB</text:p>
          </table:table-cell>
          <table:table-cell table:number-columns-repeated="2"/>
        </table:table-row>
        <table:table-row table:style-name="ro1">
          <table:table-cell office:value-type="string">
            <text:p>GMST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MS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MST</text:p>
          </table:table-cell>
          <table:table-cell table:number-columns-repeated="2"/>
        </table:table-row>
        <table:table-row table:style-name="ro1">
          <table:table-cell office:value-type="string">
            <text:p>GRAS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RAS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RAS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RAS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RAS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GRAS</text:p>
          </table:table-cell>
          <table:table-cell table:number-columns-repeated="2"/>
        </table:table-row>
        <table:table-row table:style-name="ro1">
          <table:table-cell office:value-type="string">
            <text:p>HAZD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HAZD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HAZD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HAZD</text:p>
          </table:table-cell>
          <table:table-cell office:value-type="string">
            <text:p>MNAM</text:p>
          </table:table-cell>
          <table:table-cell/>
        </table:table-row>
        <table:table-row table:style-name="ro1">
          <table:table-cell office:value-type="string">
            <text:p>HAZD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HAZD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HAZD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HAZD</text:p>
          </table:table-cell>
          <table:table-cell table:number-columns-repeated="2"/>
        </table:table-row>
        <table:table-row table:style-name="ro1">
          <table:table-cell office:value-type="string">
            <text:p>HDPT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HDP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HDPT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HDPT</text:p>
          </table:table-cell>
          <table:table-cell office:value-type="string">
            <text:p>H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HDPT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HDPT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HDPT</text:p>
          </table:table-cell>
          <table:table-cell office:value-type="string">
            <text:p>NAM0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HDPT</text:p>
          </table:table-cell>
          <table:table-cell office:value-type="string">
            <text:p>NAM1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HDPT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HDPT</text:p>
          </table:table-cell>
          <table:table-cell office:value-type="string">
            <text:p>RNAM</text:p>
          </table:table-cell>
          <table:table-cell/>
        </table:table-row>
        <table:table-row table:style-name="ro1">
          <table:table-cell office:value-type="string">
            <text:p>HDPT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HDPT</text:p>
          </table:table-cell>
          <table:table-cell table:number-columns-repeated="2"/>
        </table:table-row>
        <table:table-row table:style-name="ro1">
          <table:table-cell office:value-type="string">
            <text:p>IAD</text:p>
          </table:table-cell>
          <table:table-cell office:value-type="string">
            <text:p>Required</text:p>
          </table:table-cell>
          <table:table-cell/>
        </table:table-row>
        <table:table-row table:style-name="ro1">
          <table:table-cell office:value-type="string">
            <text:p>IAD</text:p>
          </table:table-cell>
          <table:table-cell office:value-type="string">
            <text:p>Required</text:p>
          </table:table-cell>
          <table:table-cell/>
        </table:table-row>
        <table:table-row table:style-name="ro1">
          <table:table-cell office:value-type="string">
            <text:p>IDLE</text:p>
          </table:table-cell>
          <table:table-cell office:value-type="string">
            <text:p>A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string">
            <text:p>CIS1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IDLE</text:p>
          </table:table-cell>
          <table:table-cell office:value-type="string">
            <text:p>EDID</text:p>
          </table:table-cell>
          <table:table-cell/>
        </table:table-row>
        <table:table-row table:style-name="ro1">
          <table:table-cell office:value-type="string">
            <text:p>IDLE</text:p>
          </table:table-cell>
          <table:table-cell office:value-type="string">
            <text:p>ENAM</text:p>
          </table:table-cell>
          <table:table-cell/>
        </table:table-row>
        <table:table-row table:style-name="ro1">
          <table:table-cell office:value-type="string">
            <text:p>IDLE</text:p>
          </table:table-cell>
          <table:table-cell table:number-columns-repeated="2"/>
        </table:table-row>
        <table:table-row table:style-name="ro1">
          <table:table-cell office:value-type="string">
            <text:p>IDLM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DLM</text:p>
          </table:table-cell>
          <table:table-cell office:value-type="string">
            <text:p>IDLA</text:p>
          </table:table-cell>
          <table:table-cell/>
        </table:table-row>
        <table:table-row table:style-name="ro1">
          <table:table-cell office:value-type="string">
            <text:p>IDLM</text:p>
          </table:table-cell>
          <table:table-cell office:value-type="string">
            <text:p>IDLC</text:p>
          </table:table-cell>
          <table:table-cell/>
        </table:table-row>
        <table:table-row table:style-name="ro1">
          <table:table-cell office:value-type="string">
            <text:p>IDLM</text:p>
          </table:table-cell>
          <table:table-cell office:value-type="string">
            <text:p>IDLF</text:p>
          </table:table-cell>
          <table:table-cell/>
        </table:table-row>
        <table:table-row table:style-name="ro1">
          <table:table-cell office:value-type="string">
            <text:p>IDLM</text:p>
          </table:table-cell>
          <table:table-cell office:value-type="string">
            <text:p>IDLT</text:p>
          </table:table-cell>
          <table:table-cell/>
        </table:table-row>
        <table:table-row table:style-name="ro1">
          <table:table-cell office:value-type="string">
            <text:p>IDLM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DLM</text:p>
          </table:table-cell>
          <table:table-cell table:number-columns-repeated="2"/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@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A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B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B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C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D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E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F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G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H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I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J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K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L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M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NAM1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NAM2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NAM3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NAM4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N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O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P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Q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Required</text:p>
          </table:table-cell>
          <table:table-cell/>
        </table:table-row>
        <table:table-row table:style-name="ro1">
          <table:table-cell office:value-type="string">
            <text:p>IMAD</text:p>
          </table:table-cell>
          <table:table-cell office:value-type="string">
            <text:p>R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R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S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S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TIA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T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U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V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W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X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office:value-type="string">
            <text:p>Y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AD</text:p>
          </table:table-cell>
          <table:table-cell table:number-columns-repeated="2"/>
        </table:table-row>
        <table:table-row table:style-name="ro1">
          <table:table-cell office:value-type="string">
            <text:p>IMAD</text:p>
          </table:table-cell>
          <table:table-cell table:number-columns-repeated="2"/>
        </table:table-row>
        <table:table-row table:style-name="ro1">
          <table:table-cell office:value-type="string">
            <text:p>IMAD</text:p>
          </table:table-cell>
          <table:table-cell table:number-columns-repeated="2"/>
        </table:table-row>
        <table:table-row table:style-name="ro1">
          <table:table-cell office:value-type="string">
            <text:p>IMGS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IMGS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IMGS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MGS</text:p>
          </table:table-cell>
          <table:table-cell office:value-type="string">
            <text:p>ENAM</text:p>
          </table:table-cell>
          <table:table-cell/>
        </table:table-row>
        <table:table-row table:style-name="ro1">
          <table:table-cell office:value-type="string">
            <text:p>IMGS</text:p>
          </table:table-cell>
          <table:table-cell office:value-type="string">
            <text:p>HNAM</text:p>
          </table:table-cell>
          <table:table-cell/>
        </table:table-row>
        <table:table-row table:style-name="ro1">
          <table:table-cell office:value-type="string">
            <text:p>IMGS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IMGS</text:p>
          </table:table-cell>
          <table:table-cell table:number-columns-repeated="2"/>
        </table:table-row>
        <table:table-row table:style-name="ro1">
          <table:table-cell office:value-type="string">
            <text:p>INFO</text:p>
          </table:table-cell>
          <table:table-cell office:value-type="string">
            <text:p>ANAM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CIS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DATA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EDID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ENAM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LNAM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NAM1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NAM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NAM3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NEXT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ONAM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Q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RNAM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SCH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S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TCL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TRD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TWAT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INFO</text:p>
          </table:table-cell>
          <table:table-cell table:number-columns-repeated="2"/>
        </table:table-row>
        <table:table-row table:style-name="ro1">
          <table:table-cell office:value-type="string">
            <text:p>INGR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EF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EFI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ENI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FUL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INGR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INGR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INGR</text:p>
          </table:table-cell>
          <table:table-cell office:value-type="string">
            <text:p>YNAM</text:p>
          </table:table-cell>
          <table:table-cell/>
        </table:table-row>
        <table:table-row table:style-name="ro1">
          <table:table-cell office:value-type="string">
            <text:p>INGR</text:p>
          </table:table-cell>
          <table:table-cell office:value-type="string">
            <text:p>ZNAM</text:p>
          </table:table-cell>
          <table:table-cell/>
        </table:table-row>
        <table:table-row table:style-name="ro1">
          <table:table-cell office:value-type="string">
            <text:p>INGR</text:p>
          </table:table-cell>
          <table:table-cell table:number-columns-repeated="2"/>
        </table:table-row>
        <table:table-row table:style-name="ro1">
          <table:table-cell office:value-type="string">
            <text:p>IPCT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PCT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IPCT</text:p>
          </table:table-cell>
          <table:table-cell office:value-type="string">
            <text:p>DODT</text:p>
          </table:table-cell>
          <table:table-cell/>
        </table:table-row>
        <table:table-row table:style-name="ro1">
          <table:table-cell office:value-type="string">
            <text:p>IPC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PCT</text:p>
          </table:table-cell>
          <table:table-cell office:value-type="string">
            <text:p>ENAM</text:p>
          </table:table-cell>
          <table:table-cell/>
        </table:table-row>
        <table:table-row table:style-name="ro1">
          <table:table-cell office:value-type="string">
            <text:p>IPCT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IPCT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IPCT</text:p>
          </table:table-cell>
          <table:table-cell office:value-type="string">
            <text:p>NAM1</text:p>
          </table:table-cell>
          <table:table-cell/>
        </table:table-row>
        <table:table-row table:style-name="ro1">
          <table:table-cell office:value-type="string">
            <text:p>IPCT</text:p>
          </table:table-cell>
          <table:table-cell office:value-type="string">
            <text:p>NAM2</text:p>
          </table:table-cell>
          <table:table-cell/>
        </table:table-row>
        <table:table-row table:style-name="ro1">
          <table:table-cell office:value-type="string">
            <text:p>IPCT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IPCT</text:p>
          </table:table-cell>
          <table:table-cell table:number-columns-repeated="2"/>
        </table:table-row>
        <table:table-row table:style-name="ro1">
          <table:table-cell office:value-type="string">
            <text:p>IPDS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IPDS</text:p>
          </table:table-cell>
          <table:table-cell office:value-type="string">
            <text:p>P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IPDS</text:p>
          </table:table-cell>
          <table:table-cell table:number-columns-repeated="2"/>
        </table:table-row>
        <table:table-row table:style-name="ro1">
          <table:table-cell office:value-type="string">
            <text:p>KEYM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KEYM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KEYM</text:p>
          </table:table-cell>
          <table:table-cell office:value-type="string">
            <text:p>FUL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KEYM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KEYM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KEYM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KEYM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KEYM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KEYM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KEYM</text:p>
          </table:table-cell>
          <table:table-cell office:value-type="string">
            <text:p>YNAM</text:p>
          </table:table-cell>
          <table:table-cell/>
        </table:table-row>
        <table:table-row table:style-name="ro1">
          <table:table-cell office:value-type="string">
            <text:p>KEYM</text:p>
          </table:table-cell>
          <table:table-cell office:value-type="string">
            <text:p>ZNAM</text:p>
          </table:table-cell>
          <table:table-cell/>
        </table:table-row>
        <table:table-row table:style-name="ro1">
          <table:table-cell office:value-type="string">
            <text:p>KEYM</text:p>
          </table:table-cell>
          <table:table-cell table:number-columns-repeated="2"/>
        </table:table-row>
        <table:table-row table:style-name="ro1">
          <table:table-cell office:value-type="string">
            <text:p>KYWD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KYWD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KYWD</text:p>
          </table:table-cell>
          <table:table-cell table:number-columns-repeated="2"/>
        </table:table-row>
        <table:table-row table:style-name="ro1">
          <table:table-cell office:value-type="string">
            <text:p>LAND</text:p>
          </table:table-cell>
          <table:table-cell office:value-type="string">
            <text:p>ATX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BTX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VCLR</text:p>
          </table:table-cell>
          <table:table-cell/>
        </table:table-row>
        <table:table-row table:style-name="ro1">
          <table:table-cell office:value-type="string">
            <text:p>LAND</text:p>
          </table:table-cell>
          <table:table-cell office:value-type="string">
            <text:p>VHGT</text:p>
          </table:table-cell>
          <table:table-cell/>
        </table:table-row>
        <table:table-row table:style-name="ro1">
          <table:table-cell office:value-type="string">
            <text:p>LAND</text:p>
          </table:table-cell>
          <table:table-cell office:value-type="string">
            <text:p>VNML</text:p>
          </table:table-cell>
          <table:table-cell/>
        </table:table-row>
        <table:table-row table:style-name="ro1">
          <table:table-cell office:value-type="string">
            <text:p>LAND</text:p>
          </table:table-cell>
          <table:table-cell office:value-type="string">
            <text:p>VTX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AND</text:p>
          </table:table-cell>
          <table:table-cell table:number-columns-repeated="2"/>
        </table:table-row>
        <table:table-row table:style-name="ro1">
          <table:table-cell office:value-type="string">
            <text:p>LCRT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LCR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CRT</text:p>
          </table:table-cell>
          <table:table-cell table:number-columns-repeated="2"/>
        </table:table-row>
        <table:table-row table:style-name="ro1">
          <table:table-cell office:value-type="string">
            <text:p>LCTN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CTN</text:p>
          </table:table-cell>
          <table:table-cell office:value-type="string">
            <text:p>FNAM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LCE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CTN</text:p>
          </table:table-cell>
          <table:table-cell office:value-type="string">
            <text:p>LCEP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LCID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LCPR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LCSR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LCUN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MNAM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NAM0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NAM1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PNAM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office:value-type="string">
            <text:p>RNAM</text:p>
          </table:table-cell>
          <table:table-cell/>
        </table:table-row>
        <table:table-row table:style-name="ro1">
          <table:table-cell office:value-type="string">
            <text:p>LCTN</text:p>
          </table:table-cell>
          <table:table-cell table:number-columns-repeated="2"/>
        </table:table-row>
        <table:table-row table:style-name="ro1">
          <table:table-cell office:value-type="string">
            <text:p>LGTM</text:p>
          </table:table-cell>
          <table:table-cell office:value-type="string">
            <text:p>DAL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GTM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GTM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GTM</text:p>
          </table:table-cell>
          <table:table-cell table:number-columns-repeated="2"/>
        </table:table-row>
        <table:table-row table:style-name="ro1">
          <table:table-cell office:value-type="string">
            <text:p>LIGH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IGH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IGH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IGH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LIGH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LIGH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LIGH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IGH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LIGH</text:p>
          </table:table-cell>
          <table:table-cell table:number-columns-repeated="2"/>
        </table:table-row>
        <table:table-row table:style-name="ro1">
          <table:table-cell office:value-type="string">
            <text:p>LSCR</text:p>
          </table:table-cell>
          <table:table-cell office:value-type="string">
            <text:p>CIS2</text:p>
          </table:table-cell>
          <table:table-cell/>
        </table:table-row>
        <table:table-row table:style-name="ro1">
          <table:table-cell office:value-type="string">
            <text:p>LSCR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SCR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SC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SCR</text:p>
          </table:table-cell>
          <table:table-cell office:value-type="string">
            <text:p>MOD2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SCR</text:p>
          </table:table-cell>
          <table:table-cell office:value-type="string">
            <text:p>N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SCR</text:p>
          </table:table-cell>
          <table:table-cell office:value-type="string">
            <text:p>O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SCR</text:p>
          </table:table-cell>
          <table:table-cell office:value-type="string">
            <text:p>R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SCR</text:p>
          </table:table-cell>
          <table:table-cell office:value-type="string">
            <text:p>S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SCR</text:p>
          </table:table-cell>
          <table:table-cell office:value-type="string">
            <text:p>X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SCR</text:p>
          </table:table-cell>
          <table:table-cell table:number-columns-repeated="2"/>
        </table:table-row>
        <table:table-row table:style-name="ro1">
          <table:table-cell office:value-type="string">
            <text:p>LTEX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TEX</text:p>
          </table:table-cell>
          <table:table-cell office:value-type="string">
            <text:p>G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TEX</text:p>
          </table:table-cell>
          <table:table-cell office:value-type="string">
            <text:p>H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TEX</text:p>
          </table:table-cell>
          <table:table-cell office:value-type="string">
            <text:p>M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TEX</text:p>
          </table:table-cell>
          <table:table-cell office:value-type="string">
            <text:p>S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TEX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LTEX</text:p>
          </table:table-cell>
          <table:table-cell table:number-columns-repeated="2"/>
        </table:table-row>
        <table:table-row table:style-name="ro1">
          <table:table-cell office:value-type="string">
            <text:p>LVLI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I</text:p>
          </table:table-cell>
          <table:table-cell office:value-type="string">
            <text:p>LLCT</text:p>
          </table:table-cell>
          <table:table-cell/>
        </table:table-row>
        <table:table-row table:style-name="ro1">
          <table:table-cell office:value-type="string">
            <text:p>LVLI</text:p>
          </table:table-cell>
          <table:table-cell office:value-type="string">
            <text:p>LVL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I</text:p>
          </table:table-cell>
          <table:table-cell office:value-type="string">
            <text:p>LVLF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I</text:p>
          </table:table-cell>
          <table:table-cell office:value-type="string">
            <text:p>LVLG</text:p>
          </table:table-cell>
          <table:table-cell/>
        </table:table-row>
        <table:table-row table:style-name="ro1">
          <table:table-cell office:value-type="string">
            <text:p>LVLI</text:p>
          </table:table-cell>
          <table:table-cell office:value-type="string">
            <text:p>LVL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VLI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I</text:p>
          </table:table-cell>
          <table:table-cell table:number-columns-repeated="2"/>
        </table:table-row>
        <table:table-row table:style-name="ro1">
          <table:table-cell office:value-type="string">
            <text:p>LVLN</text:p>
          </table:table-cell>
          <table:table-cell office:value-type="string">
            <text:p>COED</text:p>
          </table:table-cell>
          <table:table-cell/>
        </table:table-row>
        <table:table-row table:style-name="ro1">
          <table:table-cell office:value-type="string">
            <text:p>LVL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N</text:p>
          </table:table-cell>
          <table:table-cell office:value-type="string">
            <text:p>LLC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N</text:p>
          </table:table-cell>
          <table:table-cell office:value-type="string">
            <text:p>LVL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N</text:p>
          </table:table-cell>
          <table:table-cell office:value-type="string">
            <text:p>LVLF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N</text:p>
          </table:table-cell>
          <table:table-cell office:value-type="string">
            <text:p>LVL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VLN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LVLN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LVLN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LN</text:p>
          </table:table-cell>
          <table:table-cell table:number-columns-repeated="2"/>
        </table:table-row>
        <table:table-row table:style-name="ro1">
          <table:table-cell office:value-type="string">
            <text:p>LVSP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SP</text:p>
          </table:table-cell>
          <table:table-cell office:value-type="string">
            <text:p>LLC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SP</text:p>
          </table:table-cell>
          <table:table-cell office:value-type="string">
            <text:p>LVL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SP</text:p>
          </table:table-cell>
          <table:table-cell office:value-type="string">
            <text:p>LVLF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SP</text:p>
          </table:table-cell>
          <table:table-cell office:value-type="string">
            <text:p>LVL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LVSP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LVSP</text:p>
          </table:table-cell>
          <table:table-cell table:number-columns-repeated="2"/>
        </table:table-row>
        <table:table-row table:style-name="ro1">
          <table:table-cell office:value-type="string">
            <text:p>MATO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ATO</text:p>
          </table:table-cell>
          <table:table-cell office:value-type="string">
            <text:p>D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ATO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ATO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MATO</text:p>
          </table:table-cell>
          <table:table-cell table:number-columns-repeated="2"/>
        </table:table-row>
        <table:table-row table:style-name="ro1">
          <table:table-cell office:value-type="string">
            <text:p>MATT</text:p>
          </table:table-cell>
          <table:table-cell office:value-type="string">
            <text:p>B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ATT</text:p>
          </table:table-cell>
          <table:table-cell office:value-type="string">
            <text:p>C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AT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ATT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ATT</text:p>
          </table:table-cell>
          <table:table-cell office:value-type="string">
            <text:p>HNAM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M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ATT</text:p>
          </table:table-cell>
          <table:table-cell office:value-type="string">
            <text:p>PNAM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table:number-columns-repeated="2"/>
        </table:table-row>
        <table:table-row table:style-name="ro1">
          <table:table-cell office:value-type="string">
            <text:p>MESG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ESG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ESG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ESG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ESG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MESG</text:p>
          </table:table-cell>
          <table:table-cell office:value-type="string">
            <text:p>I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ESG</text:p>
          </table:table-cell>
          <table:table-cell office:value-type="string">
            <text:p>ITX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ESG</text:p>
          </table:table-cell>
          <table:table-cell office:value-type="string">
            <text:p>QNAM</text:p>
          </table:table-cell>
          <table:table-cell/>
        </table:table-row>
        <table:table-row table:style-name="ro1">
          <table:table-cell office:value-type="string">
            <text:p>MESG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MESG</text:p>
          </table:table-cell>
          <table:table-cell table:number-columns-repeated="2"/>
        </table:table-row>
        <table:table-row table:style-name="ro1">
          <table:table-cell office:value-type="string">
            <text:p>MGEF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GEF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GEF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GEF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GEF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MGEF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MGEF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MGEF</text:p>
          </table:table-cell>
          <table:table-cell office:value-type="string">
            <text:p>MDOB</text:p>
          </table:table-cell>
          <table:table-cell/>
        </table:table-row>
        <table:table-row table:style-name="ro1">
          <table:table-cell office:value-type="string">
            <text:p>MGEF</text:p>
          </table:table-cell>
          <table:table-cell office:value-type="string">
            <text:p>SNDD</text:p>
          </table:table-cell>
          <table:table-cell/>
        </table:table-row>
        <table:table-row table:style-name="ro1">
          <table:table-cell office:value-type="string">
            <text:p>MGEF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MGEF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ISC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ISC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ICON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ISC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ISC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ISC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YNAM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ZNAM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>
            <text:p>MOV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OVT</text:p>
          </table:table-cell>
          <table:table-cell office:value-type="string">
            <text:p>INAM</text:p>
          </table:table-cell>
          <table:table-cell/>
        </table:table-row>
        <table:table-row table:style-name="ro1">
          <table:table-cell office:value-type="string">
            <text:p>MOVT</text:p>
          </table:table-cell>
          <table:table-cell office:value-type="string">
            <text:p>M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OVT</text:p>
          </table:table-cell>
          <table:table-cell office:value-type="string">
            <text:p>SPE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OVT</text:p>
          </table:table-cell>
          <table:table-cell table:number-columns-repeated="2"/>
        </table:table-row>
        <table:table-row table:style-name="ro1">
          <table:table-cell office:value-type="string">
            <text:p>MSTT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STT</text:p>
          </table:table-cell>
          <table:table-cell office:value-type="string">
            <text:p>DEST</text:p>
          </table:table-cell>
          <table:table-cell/>
        </table:table-row>
        <table:table-row table:style-name="ro1">
          <table:table-cell office:value-type="string">
            <text:p>MSTT</text:p>
          </table:table-cell>
          <table:table-cell office:value-type="string">
            <text:p>DMD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STT</text:p>
          </table:table-cell>
          <table:table-cell office:value-type="string">
            <text:p>DMD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STT</text:p>
          </table:table-cell>
          <table:table-cell office:value-type="string">
            <text:p>DST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STT</text:p>
          </table:table-cell>
          <table:table-cell office:value-type="string">
            <text:p>DSTF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ST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STT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STT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MSTT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MSTT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STT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MSTT</text:p>
          </table:table-cell>
          <table:table-cell table:number-columns-repeated="2"/>
        </table:table-row>
        <table:table-row table:style-name="ro1">
          <table:table-cell office:value-type="string">
            <text:p>MUSC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USC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USC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USC</text:p>
          </table:table-cell>
          <table:table-cell office:value-type="string">
            <text:p>T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USC</text:p>
          </table:table-cell>
          <table:table-cell office:value-type="string">
            <text:p>W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USC</text:p>
          </table:table-cell>
          <table:table-cell table:number-columns-repeated="2"/>
        </table:table-row>
        <table:table-row table:style-name="ro1">
          <table:table-cell office:value-type="string">
            <text:p>MUST</text:p>
          </table:table-cell>
          <table:table-cell office:value-type="string">
            <text:p>ANAM</text:p>
          </table:table-cell>
          <table:table-cell/>
        </table:table-row>
        <table:table-row table:style-name="ro1">
          <table:table-cell office:value-type="string">
            <text:p>MUST</text:p>
          </table:table-cell>
          <table:table-cell office:value-type="string">
            <text:p>BNAM</text:p>
          </table:table-cell>
          <table:table-cell/>
        </table:table-row>
        <table:table-row table:style-name="ro1">
          <table:table-cell office:value-type="string">
            <text:p>MUST</text:p>
          </table:table-cell>
          <table:table-cell office:value-type="string">
            <text:p>CITC</text:p>
          </table:table-cell>
          <table:table-cell/>
        </table:table-row>
        <table:table-row table:style-name="ro1">
          <table:table-cell office:value-type="string">
            <text:p>MUST</text:p>
          </table:table-cell>
          <table:table-cell office:value-type="string">
            <text:p>C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UST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MUST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MUS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MUST</text:p>
          </table:table-cell>
          <table:table-cell office:value-type="string">
            <text:p>FLTV</text:p>
          </table:table-cell>
          <table:table-cell/>
        </table:table-row>
        <table:table-row table:style-name="ro1">
          <table:table-cell office:value-type="string">
            <text:p>MUST</text:p>
          </table:table-cell>
          <table:table-cell office:value-type="string">
            <text:p>FNAM</text:p>
          </table:table-cell>
          <table:table-cell/>
        </table:table-row>
        <table:table-row table:style-name="ro1">
          <table:table-cell office:value-type="string">
            <text:p>MUST</text:p>
          </table:table-cell>
          <table:table-cell office:value-type="string">
            <text:p>LNAM</text:p>
          </table:table-cell>
          <table:table-cell/>
        </table:table-row>
        <table:table-row table:style-name="ro1">
          <table:table-cell office:value-type="string">
            <text:p>MUST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MUST</text:p>
          </table:table-cell>
          <table:table-cell table:number-columns-repeated="2"/>
        </table:table-row>
        <table:table-row table:style-name="ro1">
          <table:table-cell office:value-type="string">
            <text:p>NAVI</text:p>
          </table:table-cell>
          <table:table-cell office:value-type="string">
            <text:p>NVER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AVI</text:p>
          </table:table-cell>
          <table:table-cell office:value-type="string">
            <text:p>NVMI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AVI</text:p>
          </table:table-cell>
          <table:table-cell office:value-type="string">
            <text:p>NVPP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AVI</text:p>
          </table:table-cell>
          <table:table-cell table:number-columns-repeated="2"/>
        </table:table-row>
        <table:table-row table:style-name="ro1">
          <table:table-cell office:value-type="string">
            <text:p>NAVM</text:p>
          </table:table-cell>
          <table:table-cell office:value-type="string">
            <text:p>NNAM</text:p>
          </table:table-cell>
          <table:table-cell/>
        </table:table-row>
        <table:table-row table:style-name="ro1">
          <table:table-cell office:value-type="string">
            <text:p>NAVM</text:p>
          </table:table-cell>
          <table:table-cell office:value-type="string">
            <text:p>NVN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AVM</text:p>
          </table:table-cell>
          <table:table-cell office:value-type="string">
            <text:p>ONAM</text:p>
          </table:table-cell>
          <table:table-cell/>
        </table:table-row>
        <table:table-row table:style-name="ro1">
          <table:table-cell office:value-type="string">
            <text:p>NAVM</text:p>
          </table:table-cell>
          <table:table-cell office:value-type="string">
            <text:p>PNAM</text:p>
          </table:table-cell>
          <table:table-cell/>
        </table:table-row>
        <table:table-row table:style-name="ro1">
          <table:table-cell office:value-type="string">
            <text:p>NAVM</text:p>
          </table:table-cell>
          <table:table-cell office:value-type="string">
            <text:p>XXXX</text:p>
          </table:table-cell>
          <table:table-cell/>
        </table:table-row>
        <table:table-row table:style-name="ro1">
          <table:table-cell office:value-type="string">
            <text:p>NAVM</text:p>
          </table:table-cell>
          <table:table-cell table:number-columns-repeated="2"/>
        </table:table-row>
        <table:table-row table:style-name="ro1">
          <table:table-cell office:value-type="string">
            <text:p>NPC_</text:p>
          </table:table-cell>
          <table:table-cell office:value-type="string">
            <text:p>ACBS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AI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ANAM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ATKD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ATKE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ATKR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C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CNT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COC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CRIF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CSCR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CSD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CSDI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CSD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DES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DOF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DPL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DSTD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DSTF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ECOR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FTS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GNAM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HCLF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INAM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NAM5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NAM6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NAM7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NAM8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NAM9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NAMA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PK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P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PRK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PRKZ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Q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R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SHR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S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SOF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SPC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SPL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SPOR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TIAS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TIN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TINI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TINV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NPC_</text:p>
          </table:table-cell>
          <table:table-cell office:value-type="string">
            <text:p>TPLT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VTCK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WNAM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office:value-type="string">
            <text:p>ZNAM</text:p>
          </table:table-cell>
          <table:table-cell/>
        </table:table-row>
        <table:table-row table:style-name="ro1">
          <table:table-cell office:value-type="string">
            <text:p>NPC_</text:p>
          </table:table-cell>
          <table:table-cell table:number-columns-repeated="2"/>
        </table:table-row>
        <table:table-row table:style-name="ro1">
          <table:table-cell office:value-type="string">
            <text:p>OTF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OTFT</text:p>
          </table:table-cell>
          <table:table-cell office:value-type="string">
            <text:p>I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OTFT</text:p>
          </table:table-cell>
          <table:table-cell table:number-columns-repeated="2"/>
        </table:table-row>
        <table:table-row table:style-name="ro1">
          <table:table-cell office:value-type="string">
            <text:p>PACK</text:p>
          </table:table-cell>
          <table:table-cell office:value-type="string">
            <text:p>A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B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CIS1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CIS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CIT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C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F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IDLA</text:p>
          </table:table-cell>
          <table:table-cell/>
        </table:table-row>
        <table:table-row table:style-name="ro1">
          <table:table-cell office:value-type="string">
            <text:p>PACK</text:p>
          </table:table-cell>
          <table:table-cell office:value-type="string">
            <text:p>IDLC</text:p>
          </table:table-cell>
          <table:table-cell/>
        </table:table-row>
        <table:table-row table:style-name="ro1">
          <table:table-cell office:value-type="string">
            <text:p>PACK</text:p>
          </table:table-cell>
          <table:table-cell office:value-type="string">
            <text:p>IDLF</text:p>
          </table:table-cell>
          <table:table-cell/>
        </table:table-row>
        <table:table-row table:style-name="ro1">
          <table:table-cell office:value-type="string">
            <text:p>PACK</text:p>
          </table:table-cell>
          <table:table-cell office:value-type="string">
            <text:p>IDLT</text:p>
          </table:table-cell>
          <table:table-cell/>
        </table:table-row>
        <table:table-row table:style-name="ro1">
          <table:table-cell office:value-type="string">
            <text:p>PACK</text:p>
          </table:table-cell>
          <table:table-cell office:value-type="string">
            <text:p>I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DT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FO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FO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KC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KCU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K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LD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OB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OC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OE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RCB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S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P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Q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SCDA</text:p>
          </table:table-cell>
          <table:table-cell/>
        </table:table-row>
        <table:table-row table:style-name="ro1">
          <table:table-cell office:value-type="string">
            <text:p>PACK</text:p>
          </table:table-cell>
          <table:table-cell office:value-type="string">
            <text:p>SCH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SCTX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T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TPIC</text:p>
          </table:table-cell>
          <table:table-cell/>
        </table:table-row>
        <table:table-row table:style-name="ro1">
          <table:table-cell office:value-type="string">
            <text:p>PACK</text:p>
          </table:table-cell>
          <table:table-cell office:value-type="string">
            <text:p>U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PACK</text:p>
          </table:table-cell>
          <table:table-cell office:value-type="string">
            <text:p>X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ACK</text:p>
          </table:table-cell>
          <table:table-cell table:number-columns-repeated="2"/>
        </table:table-row>
        <table:table-row table:style-name="ro1">
          <table:table-cell office:value-type="string">
            <text:p>PERK</text:p>
          </table:table-cell>
          <table:table-cell office:value-type="string">
            <text:p>CIS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DAT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EPF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EPF3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EPF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EPF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PERK</text:p>
          </table:table-cell>
          <table:table-cell office:value-type="string">
            <text:p>NNAM</text:p>
          </table:table-cell>
          <table:table-cell/>
        </table:table-row>
        <table:table-row table:style-name="ro1">
          <table:table-cell office:value-type="string">
            <text:p>PERK</text:p>
          </table:table-cell>
          <table:table-cell office:value-type="string">
            <text:p>PRK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PRKE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PRKF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ERK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PERK</text:p>
          </table:table-cell>
          <table:table-cell table:number-columns-repeated="2"/>
        </table:table-row>
        <table:table-row table:style-name="ro1">
          <table:table-cell office:value-type="string">
            <text:p>PGRE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GRE</text:p>
          </table:table-cell>
          <table:table-cell office:value-type="string">
            <text:p>NAME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GRE</text:p>
          </table:table-cell>
          <table:table-cell office:value-type="string">
            <text:p>XESP</text:p>
          </table:table-cell>
          <table:table-cell/>
        </table:table-row>
        <table:table-row table:style-name="ro1">
          <table:table-cell office:value-type="string">
            <text:p>PGRE</text:p>
          </table:table-cell>
          <table:table-cell office:value-type="string">
            <text:p>XOWN</text:p>
          </table:table-cell>
          <table:table-cell/>
        </table:table-row>
        <table:table-row table:style-name="ro1">
          <table:table-cell office:value-type="string">
            <text:p>PGRE</text:p>
          </table:table-cell>
          <table:table-cell office:value-type="string">
            <text:p>XSCL</text:p>
          </table:table-cell>
          <table:table-cell/>
        </table:table-row>
        <table:table-row table:style-name="ro1">
          <table:table-cell office:value-type="string">
            <text:p>PGRE</text:p>
          </table:table-cell>
          <table:table-cell table:number-columns-repeated="2"/>
        </table:table-row>
        <table:table-row table:style-name="ro1">
          <table:table-cell office:value-type="string">
            <text:p>PHZD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HZD</text:p>
          </table:table-cell>
          <table:table-cell office:value-type="string">
            <text:p>NAME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HZD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PHZD</text:p>
          </table:table-cell>
          <table:table-cell office:value-type="string">
            <text:p>XESP</text:p>
          </table:table-cell>
          <table:table-cell/>
        </table:table-row>
        <table:table-row table:style-name="ro1">
          <table:table-cell office:value-type="string">
            <text:p>PHZD</text:p>
          </table:table-cell>
          <table:table-cell office:value-type="string">
            <text:p>XSCL</text:p>
          </table:table-cell>
          <table:table-cell/>
        </table:table-row>
        <table:table-row table:style-name="ro1">
          <table:table-cell office:value-type="string">
            <text:p>PHZD</text:p>
          </table:table-cell>
          <table:table-cell table:number-columns-repeated="2"/>
        </table:table-row>
        <table:table-row table:style-name="ro1">
          <table:table-cell office:value-type="string">
            <text:p>PROJ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ROJ</text:p>
          </table:table-cell>
          <table:table-cell office:value-type="string">
            <text:p>DEST</text:p>
          </table:table-cell>
          <table:table-cell/>
        </table:table-row>
        <table:table-row table:style-name="ro1">
          <table:table-cell office:value-type="string">
            <text:p>PROJ</text:p>
          </table:table-cell>
          <table:table-cell office:value-type="string">
            <text:p>DST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ROJ</text:p>
          </table:table-cell>
          <table:table-cell office:value-type="string">
            <text:p>DSTF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PROJ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ROJ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PROJ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PROJ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PROJ</text:p>
          </table:table-cell>
          <table:table-cell office:value-type="string">
            <text:p>NAM1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ROJ</text:p>
          </table:table-cell>
          <table:table-cell office:value-type="string">
            <text:p>NAM2</text:p>
          </table:table-cell>
          <table:table-cell/>
        </table:table-row>
        <table:table-row table:style-name="ro1">
          <table:table-cell office:value-type="string">
            <text:p>PROJ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ROJ</text:p>
          </table:table-cell>
          <table:table-cell office:value-type="string">
            <text:p>V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>
            <text:p>QUST</text:p>
          </table:table-cell>
          <table:table-cell office:value-type="string">
            <text:p>ALC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C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C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DN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E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E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EQ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F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F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F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FE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FI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F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F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LS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N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N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P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R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SP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S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LU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A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CIS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C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CNT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COC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ECO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ENAM</text:p>
          </table:table-cell>
          <table:table-cell/>
        </table:table-row>
        <table:table-row table:style-name="ro1">
          <table:table-cell office:value-type="string">
            <text:p>QUST</text:p>
          </table:table-cell>
          <table:table-cell office:value-type="string">
            <text:p>FLTR</text:p>
          </table:table-cell>
          <table:table-cell/>
        </table:table-row>
        <table:table-row table:style-name="ro1">
          <table:table-cell office:value-type="string">
            <text:p>QUST</text:p>
          </table:table-cell>
          <table:table-cell office:value-type="string">
            <text:p>F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QUST</text:p>
          </table:table-cell>
          <table:table-cell office:value-type="string">
            <text:p>INDX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K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KSIZ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KW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NAM0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NEX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N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Q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QOBJ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QSD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QST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QTG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SCH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office:value-type="string">
            <text:p>SCTX</text:p>
          </table:table-cell>
          <table:table-cell/>
        </table:table-row>
        <table:table-row table:style-name="ro1">
          <table:table-cell office:value-type="string">
            <text:p>QUST</text:p>
          </table:table-cell>
          <table:table-cell office:value-type="string">
            <text:p>SPOR</text:p>
          </table:table-cell>
          <table:table-cell/>
        </table:table-row>
        <table:table-row table:style-name="ro1">
          <table:table-cell office:value-type="string">
            <text:p>QUST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QUST</text:p>
          </table:table-cell>
          <table:table-cell office:value-type="string">
            <text:p>VTCK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QUST</text:p>
          </table:table-cell>
          <table:table-cell table:number-columns-repeated="2"/>
        </table:table-row>
        <table:table-row table:style-name="ro1">
          <table:table-cell office:value-type="string">
            <text:p>RACE</text:p>
          </table:table-cell>
          <table:table-cell office:value-type="string">
            <text:p>AHCF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AHC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A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ATK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ATKE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B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DFTF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DFTM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FLMV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F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FTSF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FTS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G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HCLF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HEA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INDX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LNAM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M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MODL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MOD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MPAI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MPAV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MTN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MTYP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NAM0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NAM1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NAM3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NAM4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NAM5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NAM7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NAM8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NAME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ONAM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PHTN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PHW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Q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RNAM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RNMV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RPRF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RPR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SNMV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SPCT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SPE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SPL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SWMV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TIN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TIN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TINI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TINL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TINP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TIN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TINV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TIRS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U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UNES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V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VTCK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WKMV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office:value-type="string">
            <text:p>WNAM</text:p>
          </table:table-cell>
          <table:table-cell/>
        </table:table-row>
        <table:table-row table:style-name="ro1">
          <table:table-cell office:value-type="string">
            <text:p>RACE</text:p>
          </table:table-cell>
          <table:table-cell table:number-columns-repeated="2"/>
        </table:table-row>
        <table:table-row table:style-name="ro1">
          <table:table-cell office:value-type="string">
            <text:p>REFR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FR</text:p>
          </table:table-cell>
          <table:table-cell office:value-type="string">
            <text:p>EDID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FNAM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INAM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LNAM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NAME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FR</text:p>
          </table:table-cell>
          <table:table-cell office:value-type="string">
            <text:p>ONAM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PDTO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SCHR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SCTX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ACT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ALP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APD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AP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EFR</text:p>
          </table:table-cell>
          <table:table-cell office:value-type="string">
            <text:p>XCNT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CVL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CZA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CZC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EMI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ESP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EZN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FVC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HTW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IS2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LCM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LCN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LIB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LIG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LK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EFR</text:p>
          </table:table-cell>
          <table:table-cell office:value-type="string">
            <text:p>XLOC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LR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EFR</text:p>
          </table:table-cell>
          <table:table-cell office:value-type="string">
            <text:p>XLRT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LTW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MBO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MBP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MBR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MRK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NDP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OCP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OWN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POD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PPA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PRD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PRM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PW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EFR</text:p>
          </table:table-cell>
          <table:table-cell office:value-type="string">
            <text:p>XRDS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RGB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RGD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RMR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RNK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SCL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SPC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TEL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TNM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TRI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WCN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office:value-type="string">
            <text:p>XWCU</text:p>
          </table:table-cell>
          <table:table-cell/>
        </table:table-row>
        <table:table-row table:style-name="ro1">
          <table:table-cell office:value-type="string">
            <text:p>REFR</text:p>
          </table:table-cell>
          <table:table-cell table:number-columns-repeated="2"/>
        </table:table-row>
        <table:table-row table:style-name="ro1">
          <table:table-cell office:value-type="string">
            <text:p>REG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GN</text:p>
          </table:table-cell>
          <table:table-cell office:value-type="string">
            <text:p>ICON</text:p>
          </table:table-cell>
          <table:table-cell/>
        </table:table-row>
        <table:table-row table:style-name="ro1">
          <table:table-cell office:value-type="string">
            <text:p>REGN</text:p>
          </table:table-cell>
          <table:table-cell office:value-type="string">
            <text:p>RCLR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GN</text:p>
          </table:table-cell>
          <table:table-cell office:value-type="string">
            <text:p>RDA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EGN</text:p>
          </table:table-cell>
          <table:table-cell office:value-type="string">
            <text:p>RDMO</text:p>
          </table:table-cell>
          <table:table-cell/>
        </table:table-row>
        <table:table-row table:style-name="ro1">
          <table:table-cell office:value-type="string">
            <text:p>REGN</text:p>
          </table:table-cell>
          <table:table-cell office:value-type="string">
            <text:p>RDMP</text:p>
          </table:table-cell>
          <table:table-cell/>
        </table:table-row>
        <table:table-row table:style-name="ro1">
          <table:table-cell office:value-type="string">
            <text:p>REGN</text:p>
          </table:table-cell>
          <table:table-cell office:value-type="string">
            <text:p>RDOT</text:p>
          </table:table-cell>
          <table:table-cell/>
        </table:table-row>
        <table:table-row table:style-name="ro1">
          <table:table-cell office:value-type="string">
            <text:p>REGN</text:p>
          </table:table-cell>
          <table:table-cell office:value-type="string">
            <text:p>RDSA</text:p>
          </table:table-cell>
          <table:table-cell/>
        </table:table-row>
        <table:table-row table:style-name="ro1">
          <table:table-cell office:value-type="string">
            <text:p>REGN</text:p>
          </table:table-cell>
          <table:table-cell office:value-type="string">
            <text:p>RDWT</text:p>
          </table:table-cell>
          <table:table-cell/>
        </table:table-row>
        <table:table-row table:style-name="ro1">
          <table:table-cell office:value-type="string">
            <text:p>REGN</text:p>
          </table:table-cell>
          <table:table-cell office:value-type="string">
            <text:p>RPL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EGN</text:p>
          </table:table-cell>
          <table:table-cell office:value-type="string">
            <text:p>RPLI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REGN</text:p>
          </table:table-cell>
          <table:table-cell office:value-type="string">
            <text:p>WNAM</text:p>
          </table:table-cell>
          <table:table-cell/>
        </table:table-row>
        <table:table-row table:style-name="ro1">
          <table:table-cell office:value-type="string">
            <text:p>REGN</text:p>
          </table:table-cell>
          <table:table-cell table:number-columns-repeated="2"/>
        </table:table-row>
        <table:table-row table:style-name="ro1">
          <table:table-cell office:value-type="string">
            <text:p>RELA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LA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LA</text:p>
          </table:table-cell>
          <table:table-cell table:number-columns-repeated="2"/>
        </table:table-row>
        <table:table-row table:style-name="ro1">
          <table:table-cell office:value-type="string">
            <text:p>REVB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VB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VB</text:p>
          </table:table-cell>
          <table:table-cell table:number-columns-repeated="2"/>
        </table:table-row>
        <table:table-row table:style-name="ro1">
          <table:table-cell office:value-type="string">
            <text:p>RFCT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FC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RFCT</text:p>
          </table:table-cell>
          <table:table-cell table:number-columns-repeated="2"/>
        </table:table-row>
        <table:table-row table:style-name="ro1">
          <table:table-cell office:value-type="string">
            <text:p>SCEN</text:p>
          </table:table-cell>
          <table:table-cell office:value-type="string">
            <text:p>AL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A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CIS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DAT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DEMO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DEV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DMAX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DMIN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D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E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F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H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HT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I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L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NAM0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NEX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P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Q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SCDA</text:p>
          </table:table-cell>
          <table:table-cell/>
        </table:table-row>
        <table:table-row table:style-name="ro1">
          <table:table-cell office:value-type="string">
            <text:p>SCEN</text:p>
          </table:table-cell>
          <table:table-cell office:value-type="string">
            <text:p>SCHR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SCRO</text:p>
          </table:table-cell>
          <table:table-cell/>
        </table:table-row>
        <table:table-row table:style-name="ro1">
          <table:table-cell office:value-type="string">
            <text:p>SCEN</text:p>
          </table:table-cell>
          <table:table-cell office:value-type="string">
            <text:p>SCTX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S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SCEN</text:p>
          </table:table-cell>
          <table:table-cell office:value-type="string">
            <text:p>VNAM</text:p>
          </table:table-cell>
          <table:table-cell/>
        </table:table-row>
        <table:table-row table:style-name="ro1">
          <table:table-cell office:value-type="string">
            <text:p>SCEN</text:p>
          </table:table-cell>
          <table:table-cell office:value-type="string">
            <text:p>W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EN</text:p>
          </table:table-cell>
          <table:table-cell table:number-columns-repeated="2"/>
        </table:table-row>
        <table:table-row table:style-name="ro1">
          <table:table-cell office:value-type="string">
            <text:p>SCRL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EF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EFI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ETYP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FUL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SCRL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SCRL</text:p>
          </table:table-cell>
          <table:table-cell office:value-type="string">
            <text:p>MDOB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office:value-type="string">
            <text:p>SPI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CRL</text:p>
          </table:table-cell>
          <table:table-cell table:number-columns-repeated="2"/>
        </table:table-row>
        <table:table-row table:style-name="ro1">
          <table:table-cell office:value-type="string">
            <text:p>SHOU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HOU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HOU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SHOU</text:p>
          </table:table-cell>
          <table:table-cell office:value-type="string">
            <text:p>MDOB</text:p>
          </table:table-cell>
          <table:table-cell/>
        </table:table-row>
        <table:table-row table:style-name="ro1">
          <table:table-cell office:value-type="string">
            <text:p>SHOU</text:p>
          </table:table-cell>
          <table:table-cell office:value-type="string">
            <text:p>S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HOU</text:p>
          </table:table-cell>
          <table:table-cell table:number-columns-repeated="2"/>
        </table:table-row>
        <table:table-row table:style-name="ro1">
          <table:table-cell office:value-type="string">
            <text:p>SLGM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LGM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LGM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SLGM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SLGM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SLGM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LGM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SLGM</text:p>
          </table:table-cell>
          <table:table-cell office:value-type="string">
            <text:p>NAM0</text:p>
          </table:table-cell>
          <table:table-cell/>
        </table:table-row>
        <table:table-row table:style-name="ro1">
          <table:table-cell office:value-type="string">
            <text:p>SLGM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LGM</text:p>
          </table:table-cell>
          <table:table-cell office:value-type="string">
            <text:p>SLCP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LGM</text:p>
          </table:table-cell>
          <table:table-cell office:value-type="string">
            <text:p>SOU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LGM</text:p>
          </table:table-cell>
          <table:table-cell table:number-columns-repeated="2"/>
        </table:table-row>
        <table:table-row table:style-name="ro1">
          <table:table-cell office:value-type="string">
            <text:p>SMBN</text:p>
          </table:table-cell>
          <table:table-cell office:value-type="string">
            <text:p>CIS2</text:p>
          </table:table-cell>
          <table:table-cell/>
        </table:table-row>
        <table:table-row table:style-name="ro1">
          <table:table-cell office:value-type="string">
            <text:p>SMBN</text:p>
          </table:table-cell>
          <table:table-cell office:value-type="string">
            <text:p>CIT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BN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MBN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B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BN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BN</text:p>
          </table:table-cell>
          <table:table-cell office:value-type="string">
            <text:p>S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BN</text:p>
          </table:table-cell>
          <table:table-cell office:value-type="string">
            <text:p>X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BN</text:p>
          </table:table-cell>
          <table:table-cell table:number-columns-repeated="2"/>
        </table:table-row>
        <table:table-row table:style-name="ro1">
          <table:table-cell office:value-type="string">
            <text:p>SMEN</text:p>
          </table:table-cell>
          <table:table-cell office:value-type="string">
            <text:p>CIT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EN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EN</text:p>
          </table:table-cell>
          <table:table-cell office:value-type="string">
            <text:p>EDID</text:p>
          </table:table-cell>
          <table:table-cell/>
        </table:table-row>
        <table:table-row table:style-name="ro1">
          <table:table-cell office:value-type="string">
            <text:p>SMEN</text:p>
          </table:table-cell>
          <table:table-cell office:value-type="string">
            <text:p>E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EN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EN</text:p>
          </table:table-cell>
          <table:table-cell office:value-type="string">
            <text:p>S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EN</text:p>
          </table:table-cell>
          <table:table-cell office:value-type="string">
            <text:p>X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EN</text:p>
          </table:table-cell>
          <table:table-cell table:number-columns-repeated="2"/>
        </table:table-row>
        <table:table-row table:style-name="ro1">
          <table:table-cell office:value-type="string">
            <text:p>SMQN</text:p>
          </table:table-cell>
          <table:table-cell office:value-type="string">
            <text:p>CIS2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CIT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EDID</text:p>
          </table:table-cell>
          <table:table-cell/>
        </table:table-row>
        <table:table-row table:style-name="ro1">
          <table:table-cell office:value-type="string">
            <text:p>SMQN</text:p>
          </table:table-cell>
          <table:table-cell office:value-type="string">
            <text:p>F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MNAM</text:p>
          </table:table-cell>
          <table:table-cell/>
        </table:table-row>
        <table:table-row table:style-name="ro1">
          <table:table-cell office:value-type="string">
            <text:p>SMQN</text:p>
          </table:table-cell>
          <table:table-cell office:value-type="string">
            <text:p>N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Q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R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S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QN</text:p>
          </table:table-cell>
          <table:table-cell office:value-type="string">
            <text:p>X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MQN</text:p>
          </table:table-cell>
          <table:table-cell table:number-columns-repeated="2"/>
        </table:table-row>
        <table:table-row table:style-name="ro1">
          <table:table-cell office:value-type="string">
            <text:p>SNC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NCT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NCT</text:p>
          </table:table-cell>
          <table:table-cell office:value-type="string">
            <text:p>FUL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NCT</text:p>
          </table:table-cell>
          <table:table-cell office:value-type="string">
            <text:p>PNAM</text:p>
          </table:table-cell>
          <table:table-cell/>
        </table:table-row>
        <table:table-row table:style-name="ro1">
          <table:table-cell office:value-type="string">
            <text:p>SNCT</text:p>
          </table:table-cell>
          <table:table-cell office:value-type="string">
            <text:p>UNAM</text:p>
          </table:table-cell>
          <table:table-cell/>
        </table:table-row>
        <table:table-row table:style-name="ro1">
          <table:table-cell office:value-type="string">
            <text:p>SNCT</text:p>
          </table:table-cell>
          <table:table-cell office:value-type="string">
            <text:p>V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NCT</text:p>
          </table:table-cell>
          <table:table-cell table:number-columns-repeated="2"/>
        </table:table-row>
        <table:table-row table:style-name="ro1">
          <table:table-cell office:value-type="string">
            <text:p>SNDR</text:p>
          </table:table-cell>
          <table:table-cell office:value-type="string">
            <text:p>A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NDR</text:p>
          </table:table-cell>
          <table:table-cell office:value-type="string">
            <text:p>B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NDR</text:p>
          </table:table-cell>
          <table:table-cell office:value-type="string">
            <text:p>C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NDR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ND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NDR</text:p>
          </table:table-cell>
          <table:table-cell office:value-type="string">
            <text:p>FNAM</text:p>
          </table:table-cell>
          <table:table-cell/>
        </table:table-row>
        <table:table-row table:style-name="ro1">
          <table:table-cell office:value-type="string">
            <text:p>SNDR</text:p>
          </table:table-cell>
          <table:table-cell office:value-type="string">
            <text:p>GNAM</text:p>
          </table:table-cell>
          <table:table-cell/>
        </table:table-row>
        <table:table-row table:style-name="ro1">
          <table:table-cell office:value-type="string">
            <text:p>SNDR</text:p>
          </table:table-cell>
          <table:table-cell office:value-type="string">
            <text:p>LNAM</text:p>
          </table:table-cell>
          <table:table-cell/>
        </table:table-row>
        <table:table-row table:style-name="ro1">
          <table:table-cell office:value-type="string">
            <text:p>SNDR</text:p>
          </table:table-cell>
          <table:table-cell office:value-type="string">
            <text:p>O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NDR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SNDR</text:p>
          </table:table-cell>
          <table:table-cell table:number-columns-repeated="2"/>
        </table:table-row>
        <table:table-row table:style-name="ro1">
          <table:table-cell office:value-type="string">
            <text:p>SOPM</text:p>
          </table:table-cell>
          <table:table-cell office:value-type="string">
            <text:p>ANAM</text:p>
          </table:table-cell>
          <table:table-cell/>
        </table:table-row>
        <table:table-row table:style-name="ro1">
          <table:table-cell office:value-type="string">
            <text:p>SOPM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SOPM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OPM</text:p>
          </table:table-cell>
          <table:table-cell office:value-type="string">
            <text:p>FNAM</text:p>
          </table:table-cell>
          <table:table-cell/>
        </table:table-row>
        <table:table-row table:style-name="ro1">
          <table:table-cell office:value-type="string">
            <text:p>SOPM</text:p>
          </table:table-cell>
          <table:table-cell office:value-type="string">
            <text:p>M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OPM</text:p>
          </table:table-cell>
          <table:table-cell office:value-type="string">
            <text:p>NAM1</text:p>
          </table:table-cell>
          <table:table-cell/>
        </table:table-row>
        <table:table-row table:style-name="ro1">
          <table:table-cell office:value-type="string">
            <text:p>SOPM</text:p>
          </table:table-cell>
          <table:table-cell office:value-type="string">
            <text:p>ONAM</text:p>
          </table:table-cell>
          <table:table-cell/>
        </table:table-row>
        <table:table-row table:style-name="ro1">
          <table:table-cell office:value-type="string">
            <text:p>SOPM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SOPM</text:p>
          </table:table-cell>
          <table:table-cell table:number-columns-repeated="2"/>
        </table:table-row>
        <table:table-row table:style-name="ro1">
          <table:table-cell office:value-type="string">
            <text:p>SOUN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OUN</text:p>
          </table:table-cell>
          <table:table-cell office:value-type="string">
            <text:p>FNAM</text:p>
          </table:table-cell>
          <table:table-cell/>
        </table:table-row>
        <table:table-row table:style-name="ro1">
          <table:table-cell office:value-type="string">
            <text:p>SOUN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OUN</text:p>
          </table:table-cell>
          <table:table-cell office:value-type="string">
            <text:p>SD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OUN</text:p>
          </table:table-cell>
          <table:table-cell office:value-type="string">
            <text:p>SNDD</text:p>
          </table:table-cell>
          <table:table-cell/>
        </table:table-row>
        <table:table-row table:style-name="ro1">
          <table:table-cell office:value-type="string">
            <text:p>SOUN</text:p>
          </table:table-cell>
          <table:table-cell table:number-columns-repeated="2"/>
        </table:table-row>
        <table:table-row table:style-name="ro1">
          <table:table-cell office:value-type="string">
            <text:p>SPEL</text:p>
          </table:table-cell>
          <table:table-cell office:value-type="string">
            <text:p>CIS2</text:p>
          </table:table-cell>
          <table:table-cell/>
        </table:table-row>
        <table:table-row table:style-name="ro1">
          <table:table-cell office:value-type="string">
            <text:p>SPEL</text:p>
          </table:table-cell>
          <table:table-cell office:value-type="string">
            <text:p>CTDA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EFID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EFIT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ETYP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SPEL</text:p>
          </table:table-cell>
          <table:table-cell office:value-type="string">
            <text:p>MDOB</text:p>
          </table:table-cell>
          <table:table-cell/>
        </table:table-row>
        <table:table-row table:style-name="ro1">
          <table:table-cell office:value-type="string">
            <text:p>SPEL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SPI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PEL</text:p>
          </table:table-cell>
          <table:table-cell table:number-columns-repeated="2"/>
        </table:table-row>
        <table:table-row table:style-name="ro1">
          <table:table-cell office:value-type="string">
            <text:p>SPGD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PGD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PGD</text:p>
          </table:table-cell>
          <table:table-cell office:value-type="string">
            <text:p>ICON</text:p>
          </table:table-cell>
          <table:table-cell/>
        </table:table-row>
        <table:table-row table:style-name="ro1">
          <table:table-cell office:value-type="string">
            <text:p>SPGD</text:p>
          </table:table-cell>
          <table:table-cell table:number-columns-repeated="2"/>
        </table:table-row>
        <table:table-row table:style-name="ro1">
          <table:table-cell office:value-type="string">
            <text:p>STAT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TA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TAT</text:p>
          </table:table-cell>
          <table:table-cell office:value-type="string">
            <text:p>MNAM</text:p>
          </table:table-cell>
          <table:table-cell/>
        </table:table-row>
        <table:table-row table:style-name="ro1">
          <table:table-cell office:value-type="string">
            <text:p>STAT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STAT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STAT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STAT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STAT</text:p>
          </table:table-cell>
          <table:table-cell table:number-columns-repeated="2"/>
        </table:table-row>
        <table:table-row table:style-name="ro1">
          <table:table-cell office:value-type="string">
            <text:p>TAC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ACT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ACT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TACT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ACT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TACT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ACT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ACT</text:p>
          </table:table-cell>
          <table:table-cell office:value-type="string">
            <text:p>V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ACT</text:p>
          </table:table-cell>
          <table:table-cell table:number-columns-repeated="2"/>
        </table:table-row>
        <table:table-row table:style-name="ro1">
          <table:table-cell office:value-type="string">
            <text:p>TES4</text:p>
          </table:table-cell>
          <table:table-cell office:value-type="string">
            <text:p>C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ES4</text:p>
          </table:table-cell>
          <table:table-cell office:value-type="string">
            <text:p>HEDR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ES4</text:p>
          </table:table-cell>
          <table:table-cell office:value-type="string">
            <text:p>INTV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ES4</text:p>
          </table:table-cell>
          <table:table-cell table:number-columns-repeated="2"/>
        </table:table-row>
        <table:table-row table:style-name="ro1">
          <table:table-cell office:value-type="string">
            <text:p>TREE</text:p>
          </table:table-cell>
          <table:table-cell office:value-type="string">
            <text:p>C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TREE</text:p>
          </table:table-cell>
          <table:table-cell office:value-type="string">
            <text:p>MODL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MO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PFIG</text:p>
          </table:table-cell>
          <table:table-cell/>
        </table:table-row>
        <table:table-row table:style-name="ro1">
          <table:table-cell office:value-type="string">
            <text:p>TREE</text:p>
          </table:table-cell>
          <table:table-cell office:value-type="string">
            <text:p>PFP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>
            <text:p>TXST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TXST</text:p>
          </table:table-cell>
          <table:table-cell office:value-type="string">
            <text:p>DODT</text:p>
          </table:table-cell>
          <table:table-cell/>
        </table:table-row>
        <table:table-row table:style-name="ro1">
          <table:table-cell office:value-type="string">
            <text:p>TXST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XST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XST</text:p>
          </table:table-cell>
          <table:table-cell office:value-type="string">
            <text:p>TX00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TXST</text:p>
          </table:table-cell>
          <table:table-cell office:value-type="string">
            <text:p>TX01</text:p>
          </table:table-cell>
          <table:table-cell/>
        </table:table-row>
        <table:table-row table:style-name="ro1">
          <table:table-cell office:value-type="string">
            <text:p>TXST</text:p>
          </table:table-cell>
          <table:table-cell office:value-type="string">
            <text:p>TX02</text:p>
          </table:table-cell>
          <table:table-cell/>
        </table:table-row>
        <table:table-row table:style-name="ro1">
          <table:table-cell office:value-type="string">
            <text:p>TXST</text:p>
          </table:table-cell>
          <table:table-cell office:value-type="string">
            <text:p>TX03</text:p>
          </table:table-cell>
          <table:table-cell/>
        </table:table-row>
        <table:table-row table:style-name="ro1">
          <table:table-cell office:value-type="string">
            <text:p>TXST</text:p>
          </table:table-cell>
          <table:table-cell office:value-type="string">
            <text:p>TX04</text:p>
          </table:table-cell>
          <table:table-cell/>
        </table:table-row>
        <table:table-row table:style-name="ro1">
          <table:table-cell office:value-type="string">
            <text:p>TXST</text:p>
          </table:table-cell>
          <table:table-cell office:value-type="string">
            <text:p>TX05</text:p>
          </table:table-cell>
          <table:table-cell/>
        </table:table-row>
        <table:table-row table:style-name="ro1">
          <table:table-cell office:value-type="string">
            <text:p>TXST</text:p>
          </table:table-cell>
          <table:table-cell office:value-type="string">
            <text:p>TX07</text:p>
          </table:table-cell>
          <table:table-cell/>
        </table:table-row>
        <table:table-row table:style-name="ro1">
          <table:table-cell office:value-type="string">
            <text:p>TXST</text:p>
          </table:table-cell>
          <table:table-cell table:number-columns-repeated="2"/>
        </table:table-row>
        <table:table-row table:style-name="ro1">
          <table:table-cell office:value-type="string">
            <text:p>VTYP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VTYP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VTYP</text:p>
          </table:table-cell>
          <table:table-cell table:number-columns-repeated="2"/>
        </table:table-row>
        <table:table-row table:style-name="ro1">
          <table:table-cell office:value-type="string">
            <text:p>WATR</text:p>
          </table:table-cell>
          <table:table-cell office:value-type="string">
            <text:p>A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ATR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ATR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AT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ATR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ATR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G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ATR</text:p>
          </table:table-cell>
          <table:table-cell office:value-type="string">
            <text:p>MNAM</text:p>
          </table:table-cell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NAM0</text:p>
          </table:table-cell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NAM1</text:p>
          </table:table-cell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N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WATR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WATR</text:p>
          </table:table-cell>
          <table:table-cell table:number-columns-repeated="2"/>
        </table:table-row>
        <table:table-row table:style-name="ro1">
          <table:table-cell office:value-type="string">
            <text:p>WEAP</text:p>
          </table:table-cell>
          <table:table-cell office:value-type="string">
            <text:p>BAMT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BIDS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CRD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EAP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EAP</text:p>
          </table:table-cell>
          <table:table-cell office:value-type="string">
            <text:p>DESC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EAP</text:p>
          </table:table-cell>
          <table:table-cell office:value-type="string">
            <text:p>D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EAP</text:p>
          </table:table-cell>
          <table:table-cell office:value-type="string">
            <text:p>EAMT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EAP</text:p>
          </table:table-cell>
          <table:table-cell office:value-type="string">
            <text:p>EITM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ETYP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INAM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KSIZ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KWDA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MODS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NAM8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NAM9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NNAM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OBN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EAP</text:p>
          </table:table-cell>
          <table:table-cell office:value-type="string">
            <text:p>SNAM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UNAM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VMAD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office:value-type="string">
            <text:p>V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EAP</text:p>
          </table:table-cell>
          <table:table-cell office:value-type="string">
            <text:p>WNAM</text:p>
          </table:table-cell>
          <table:table-cell/>
        </table:table-row>
        <table:table-row table:style-name="ro1">
          <table:table-cell office:value-type="string">
            <text:p>WEAP</text:p>
          </table:table-cell>
          <table:table-cell table:number-columns-repeated="2"/>
        </table:table-row>
        <table:table-row table:style-name="ro1">
          <table:table-cell office:value-type="string">
            <text:p>WOOP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OOP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WOOP</text:p>
          </table:table-cell>
          <table:table-cell office:value-type="string">
            <text:p>T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OOP</text:p>
          </table:table-cell>
          <table:table-cell table:number-columns-repeated="2"/>
        </table:table-row>
        <table:table-row table:style-name="ro1">
          <table:table-cell office:value-type="string">
            <text:p>WRLD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FULL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LTMP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MHDT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MNAM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NAM0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NAM2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NAM3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NAM4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NAM9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NAM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OFST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O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PNAM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R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TNAM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UNAM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WCTR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WNAM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XEZN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XLCN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XXXX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office:value-type="string">
            <text:p>ZNAM</text:p>
          </table:table-cell>
          <table:table-cell/>
        </table:table-row>
        <table:table-row table:style-name="ro1">
          <table:table-cell office:value-type="string">
            <text:p>WRLD</text:p>
          </table:table-cell>
          <table:table-cell table:number-columns-repeated="2"/>
        </table:table-row>
        <table:table-row table:style-name="ro1">
          <table:table-cell office:value-type="string">
            <text:p>WTHR</text:p>
          </table:table-cell>
          <table:table-cell table:formula="of:=0tx" office:value-type="float" office:value="0">
            <text:p>#NAME?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: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?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@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&lt;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&gt;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0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1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2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3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4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5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6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7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8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9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A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ANAM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B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BNAM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C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CNAM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D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DALC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DATA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DNAM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E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EDID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F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F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G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H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I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IMSP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J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JNAM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K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L0TX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L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M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MODL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MODT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NAM0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NAM1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NAM2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NAM3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N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ONAM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PNAM</text:p>
          </table:table-cell>
          <table:table-cell office:value-type="string">
            <text:p>Required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QNAM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RNAM</text:p>
          </table:table-cell>
          <table:table-cell/>
        </table:table-row>
        <table:table-row table:style-name="ro1">
          <table:table-cell office:value-type="string">
            <text:p>WTHR</text:p>
          </table:table-cell>
          <table:table-cell office:value-type="string">
            <text:p>S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WTHR</text:p>
          </table:table-cell>
          <table:table-cell office:value-type="string">
            <text:p>TNAM</text:p>
          </table:table-cell>
          <table:table-cell office:value-type="string">
            <text:p>Many</text:p>
          </table:table-cell>
        </table:table-row>
        <table:table-row table:style-name="ro1">
          <table:table-cell office:value-type="string">
            <text:p>WTHR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>
            <text:p>TES4</text:p>
          </table:table-cell>
          <table:table-cell/>
          <table:table-cell office:value-type="string">
            <text:p>AACT</text:p>
          </table:table-cell>
          <table:table-cell/>
          <table:table-cell table:formula="of:=CONCATENATE(&quot;extern const srrectype_t SR_NAME_&quot;;[.C1];&quot;;&quot;)" office:value-type="string" office:string-value="extern const srrectype_t SR_NAME_AACT;">
            <text:p>extern const srrectype_t SR_NAME_AACT;</text:p>
          </table:table-cell>
          <table:table-cell table:formula="of:=CONCATENATE(&quot;const srrectype_t SR_NAME_&quot;;[.C1];&quot; = &quot;&quot;&quot;; [.C1];&quot;&quot;&quot;;&quot;)" office:value-type="string" office:string-value="const srrectype_t SR_NAME_AACT = &quot;AACT&quot;;">
            <text:p>const srrectype_t SR_NAME_AACT = "AACT";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CONCATENATE(&quot;#define SRCLASS_CSr&quot;; PROPER([.C1]);&quot;Record    &quot;; [.I1])" office:value-type="string" office:string-value="#define SRCLASS_CSrAactRecord    200">
            <text:p>#define SRCLASS_CSrAactRecord <text:s text:c="3"/>200</text:p>
          </table:table-cell>
          <table:table-cell/>
          <table:table-cell table:formula="of:=CONCATENATE(&quot;#include &quot;&quot;records/Sr&quot;;PROPER([.C1]);&quot;record.h&quot;&quot;&quot;)" office:value-type="string" office:string-value="#include &quot;records/SrAactrecord.h&quot;">
            <text:p>#include "records/SrAactrecord.h"</text:p>
          </table:table-cell>
          <table:table-cell/>
          <table:table-cell table:formula="of:=CONCATENATE(&quot;{ &amp;SR_NAME_&quot;; [.C1]; &quot;, CSr&quot;; PROPER([.C1]); &quot;Record::Create },&quot;)" office:value-type="string" office:string-value="{ &amp;SR_NAME_AACT, CSrAactRecord::Create },">
            <text:p>{ &amp;SR_NAME_AACT, CSrAactRecord::Create },</text:p>
          </table:table-cell>
        </table:table-row>
        <table:table-row table:style-name="ro1">
          <table:table-cell office:value-type="string">
            <text:p>FACT</text:p>
          </table:table-cell>
          <table:table-cell/>
          <table:table-cell office:value-type="string">
            <text:p>ACHR</text:p>
          </table:table-cell>
          <table:table-cell/>
          <table:table-cell table:formula="of:=CONCATENATE(&quot;extern const srrectype_t SR_NAME_&quot;;[.C2];&quot;;&quot;)" office:value-type="string" office:string-value="extern const srrectype_t SR_NAME_ACHR;">
            <text:p>extern const srrectype_t SR_NAME_ACHR;</text:p>
          </table:table-cell>
          <table:table-cell table:formula="of:=CONCATENATE(&quot;const srrectype_t SR_NAME_&quot;;[.C2];&quot; = &quot;&quot;&quot;; [.C2];&quot;&quot;&quot;;&quot;)" office:value-type="string" office:string-value="const srrectype_t SR_NAME_ACHR = &quot;ACHR&quot;;">
            <text:p>const srrectype_t SR_NAME_ACHR = "ACHR";</text:p>
          </table:table-cell>
          <table:table-cell table:formula="of:=CONCATENATE(&quot;&amp;SR_NAME_&quot;;[.A2];&quot;,&quot;)" office:value-type="string" office:string-value="&amp;SR_NAME_FACT,">
            <text:p>&amp;SR_NAME_FACT,</text:p>
          </table:table-cell>
          <table:table-cell office:value-type="string">
            <text:p>&amp;SR_NAME_FACT,</text:p>
          </table:table-cell>
          <table:table-cell office:value-type="float" office:value="201">
            <text:p>201</text:p>
          </table:table-cell>
          <table:table-cell table:formula="of:=CONCATENATE(&quot;#define SRCLASS_CSr&quot;; PROPER([.C2]);&quot;Record    &quot;; [.I2])" office:value-type="string" office:string-value="#define SRCLASS_CSrAchrRecord    201">
            <text:p>#define SRCLASS_CSrAchrRecord <text:s text:c="3"/>201</text:p>
          </table:table-cell>
          <table:table-cell/>
          <table:table-cell table:formula="of:=CONCATENATE(&quot;#include &quot;&quot;records/Sr&quot;;PROPER([.C2]);&quot;record.h&quot;&quot;&quot;)" office:value-type="string" office:string-value="#include &quot;records/SrAchrrecord.h&quot;">
            <text:p>#include "records/SrAchrrecord.h"</text:p>
          </table:table-cell>
          <table:table-cell/>
          <table:table-cell table:formula="of:=CONCATENATE(&quot;{ &amp;SR_NAME_&quot;; [.C2]; &quot;, CSr&quot;; PROPER([.C2]); &quot;Record::Create },&quot;)" office:value-type="string" office:string-value="{ &amp;SR_NAME_ACHR, CSrAchrRecord::Create },">
            <text:p>{ &amp;SR_NAME_ACHR, CSrAchrRecord::Create },</text:p>
          </table:table-cell>
        </table:table-row>
        <table:table-row table:style-name="ro1">
          <table:table-cell office:value-type="string">
            <text:p>KYWD</text:p>
          </table:table-cell>
          <table:table-cell/>
          <table:table-cell office:value-type="string">
            <text:p>ACTI</text:p>
          </table:table-cell>
          <table:table-cell/>
          <table:table-cell table:formula="of:=CONCATENATE(&quot;extern const srrectype_t SR_NAME_&quot;;[.C3];&quot;;&quot;)" office:value-type="string" office:string-value="extern const srrectype_t SR_NAME_ACTI;">
            <text:p>extern const srrectype_t SR_NAME_ACTI;</text:p>
          </table:table-cell>
          <table:table-cell table:formula="of:=CONCATENATE(&quot;const srrectype_t SR_NAME_&quot;;[.C3];&quot; = &quot;&quot;&quot;; [.C3];&quot;&quot;&quot;;&quot;)" office:value-type="string" office:string-value="const srrectype_t SR_NAME_ACTI = &quot;ACTI&quot;;">
            <text:p>const srrectype_t SR_NAME_ACTI = "ACTI";</text:p>
          </table:table-cell>
          <table:table-cell table:formula="of:=CONCATENATE(&quot;&amp;SR_NAME_&quot;;[.A3];&quot;,&quot;)" office:value-type="string" office:string-value="&amp;SR_NAME_KYWD,">
            <text:p>&amp;SR_NAME_KYWD,</text:p>
          </table:table-cell>
          <table:table-cell office:value-type="string">
            <text:p>&amp;SR_NAME_KYWD,</text:p>
          </table:table-cell>
          <table:table-cell office:value-type="float" office:value="202">
            <text:p>202</text:p>
          </table:table-cell>
          <table:table-cell table:formula="of:=CONCATENATE(&quot;#define SRCLASS_CSr&quot;; PROPER([.C3]);&quot;Record    &quot;; [.I3])" office:value-type="string" office:string-value="#define SRCLASS_CSrActiRecord    202">
            <text:p>#define SRCLASS_CSrActiRecord <text:s text:c="3"/>202</text:p>
          </table:table-cell>
          <table:table-cell/>
          <table:table-cell table:formula="of:=CONCATENATE(&quot;#include &quot;&quot;records/Sr&quot;;PROPER([.C3]);&quot;record.h&quot;&quot;&quot;)" office:value-type="string" office:string-value="#include &quot;records/SrActirecord.h&quot;">
            <text:p>#include "records/SrActirecord.h"</text:p>
          </table:table-cell>
          <table:table-cell/>
          <table:table-cell table:formula="of:=CONCATENATE(&quot;{ &amp;SR_NAME_&quot;; [.C3]; &quot;, CSr&quot;; PROPER([.C3]); &quot;Record::Create },&quot;)" office:value-type="string" office:string-value="{ &amp;SR_NAME_ACTI, CSrActiRecord::Create },">
            <text:p>{ &amp;SR_NAME_ACTI, CSrActiRecord::Create },</text:p>
          </table:table-cell>
        </table:table-row>
        <table:table-row table:style-name="ro1">
          <table:table-cell office:value-type="string">
            <text:p>GMST</text:p>
          </table:table-cell>
          <table:table-cell/>
          <table:table-cell office:value-type="string">
            <text:p>ADDN</text:p>
          </table:table-cell>
          <table:table-cell/>
          <table:table-cell table:formula="of:=CONCATENATE(&quot;extern const srrectype_t SR_NAME_&quot;;[.C4];&quot;;&quot;)" office:value-type="string" office:string-value="extern const srrectype_t SR_NAME_ADDN;">
            <text:p>extern const srrectype_t SR_NAME_ADDN;</text:p>
          </table:table-cell>
          <table:table-cell table:formula="of:=CONCATENATE(&quot;const srrectype_t SR_NAME_&quot;;[.C4];&quot; = &quot;&quot;&quot;; [.C4];&quot;&quot;&quot;;&quot;)" office:value-type="string" office:string-value="const srrectype_t SR_NAME_ADDN = &quot;ADDN&quot;;">
            <text:p>const srrectype_t SR_NAME_ADDN = "ADDN";</text:p>
          </table:table-cell>
          <table:table-cell table:formula="of:=CONCATENATE(&quot;&amp;SR_NAME_&quot;;[.A4];&quot;,&quot;)" office:value-type="string" office:string-value="&amp;SR_NAME_GMST,">
            <text:p>&amp;SR_NAME_GMST,</text:p>
          </table:table-cell>
          <table:table-cell office:value-type="string">
            <text:p>&amp;SR_NAME_GMST,</text:p>
          </table:table-cell>
          <table:table-cell office:value-type="float" office:value="203">
            <text:p>203</text:p>
          </table:table-cell>
          <table:table-cell table:formula="of:=CONCATENATE(&quot;#define SRCLASS_CSr&quot;; PROPER([.C4]);&quot;Record    &quot;; [.I4])" office:value-type="string" office:string-value="#define SRCLASS_CSrAddnRecord    203">
            <text:p>#define SRCLASS_CSrAddnRecord <text:s text:c="3"/>203</text:p>
          </table:table-cell>
          <table:table-cell/>
          <table:table-cell table:formula="of:=CONCATENATE(&quot;#include &quot;&quot;records/Sr&quot;;PROPER([.C4]);&quot;record.h&quot;&quot;&quot;)" office:value-type="string" office:string-value="#include &quot;records/SrAddnrecord.h&quot;">
            <text:p>#include "records/SrAddnrecord.h"</text:p>
          </table:table-cell>
          <table:table-cell/>
          <table:table-cell table:formula="of:=CONCATENATE(&quot;{ &amp;SR_NAME_&quot;; [.C4]; &quot;, CSr&quot;; PROPER([.C4]); &quot;Record::Create },&quot;)" office:value-type="string" office:string-value="{ &amp;SR_NAME_ADDN, CSrAddnRecord::Create },">
            <text:p>{ &amp;SR_NAME_ADDN, CSrAddnRecord::Create },</text:p>
          </table:table-cell>
        </table:table-row>
        <table:table-row table:style-name="ro1">
          <table:table-cell office:value-type="string">
            <text:p>ENCH</text:p>
          </table:table-cell>
          <table:table-cell/>
          <table:table-cell office:value-type="string">
            <text:p>ALCH</text:p>
          </table:table-cell>
          <table:table-cell/>
          <table:table-cell table:formula="of:=CONCATENATE(&quot;extern const srrectype_t SR_NAME_&quot;;[.C5];&quot;;&quot;)" office:value-type="string" office:string-value="extern const srrectype_t SR_NAME_ALCH;">
            <text:p>extern const srrectype_t SR_NAME_ALCH;</text:p>
          </table:table-cell>
          <table:table-cell table:formula="of:=CONCATENATE(&quot;const srrectype_t SR_NAME_&quot;;[.C5];&quot; = &quot;&quot;&quot;; [.C5];&quot;&quot;&quot;;&quot;)" office:value-type="string" office:string-value="const srrectype_t SR_NAME_ALCH = &quot;ALCH&quot;;">
            <text:p>const srrectype_t SR_NAME_ALCH = "ALCH";</text:p>
          </table:table-cell>
          <table:table-cell table:formula="of:=CONCATENATE(&quot;&amp;SR_NAME_&quot;;[.A5];&quot;,&quot;)" office:value-type="string" office:string-value="&amp;SR_NAME_ENCH,">
            <text:p>&amp;SR_NAME_ENCH,</text:p>
          </table:table-cell>
          <table:table-cell office:value-type="string">
            <text:p>&amp;SR_NAME_ENCH,</text:p>
          </table:table-cell>
          <table:table-cell office:value-type="float" office:value="204">
            <text:p>204</text:p>
          </table:table-cell>
          <table:table-cell table:formula="of:=CONCATENATE(&quot;#define SRCLASS_CSr&quot;; PROPER([.C5]);&quot;Record    &quot;; [.I5])" office:value-type="string" office:string-value="#define SRCLASS_CSrAlchRecord    204">
            <text:p>#define SRCLASS_CSrAlchRecord <text:s text:c="3"/>204</text:p>
          </table:table-cell>
          <table:table-cell/>
          <table:table-cell table:formula="of:=CONCATENATE(&quot;#include &quot;&quot;records/Sr&quot;;PROPER([.C5]);&quot;record.h&quot;&quot;&quot;)" office:value-type="string" office:string-value="#include &quot;records/SrAlchrecord.h&quot;">
            <text:p>#include "records/SrAlchrecord.h"</text:p>
          </table:table-cell>
          <table:table-cell/>
          <table:table-cell table:formula="of:=CONCATENATE(&quot;{ &amp;SR_NAME_&quot;; [.C5]; &quot;, CSr&quot;; PROPER([.C5]); &quot;Record::Create },&quot;)" office:value-type="string" office:string-value="{ &amp;SR_NAME_ALCH, CSrAlchRecord::Create },">
            <text:p>{ &amp;SR_NAME_ALCH, CSrAlchRecord::Create },</text:p>
          </table:table-cell>
        </table:table-row>
        <table:table-row table:style-name="ro1">
          <table:table-cell office:value-type="string">
            <text:p>AMMO</text:p>
          </table:table-cell>
          <table:table-cell/>
          <table:table-cell office:value-type="string">
            <text:p>AMMO</text:p>
          </table:table-cell>
          <table:table-cell/>
          <table:table-cell table:formula="of:=CONCATENATE(&quot;extern const srrectype_t SR_NAME_&quot;;[.C6];&quot;;&quot;)" office:value-type="string" office:string-value="extern const srrectype_t SR_NAME_AMMO;">
            <text:p>extern const srrectype_t SR_NAME_AMMO;</text:p>
          </table:table-cell>
          <table:table-cell table:formula="of:=CONCATENATE(&quot;const srrectype_t SR_NAME_&quot;;[.C6];&quot; = &quot;&quot;&quot;; [.C6];&quot;&quot;&quot;;&quot;)" office:value-type="string" office:string-value="const srrectype_t SR_NAME_AMMO = &quot;AMMO&quot;;">
            <text:p>const srrectype_t SR_NAME_AMMO = "AMMO";</text:p>
          </table:table-cell>
          <table:table-cell table:formula="of:=CONCATENATE(&quot;&amp;SR_NAME_&quot;;[.A6];&quot;,&quot;)" office:value-type="string" office:string-value="&amp;SR_NAME_AMMO,">
            <text:p>&amp;SR_NAME_AMMO,</text:p>
          </table:table-cell>
          <table:table-cell office:value-type="string">
            <text:p>&amp;SR_NAME_AMMO,</text:p>
          </table:table-cell>
          <table:table-cell office:value-type="float" office:value="205">
            <text:p>205</text:p>
          </table:table-cell>
          <table:table-cell table:formula="of:=CONCATENATE(&quot;#define SRCLASS_CSr&quot;; PROPER([.C6]);&quot;Record    &quot;; [.I6])" office:value-type="string" office:string-value="#define SRCLASS_CSrAmmoRecord    205">
            <text:p>#define SRCLASS_CSrAmmoRecord <text:s text:c="3"/>205</text:p>
          </table:table-cell>
          <table:table-cell/>
          <table:table-cell table:formula="of:=CONCATENATE(&quot;#include &quot;&quot;records/Sr&quot;;PROPER([.C6]);&quot;record.h&quot;&quot;&quot;)" office:value-type="string" office:string-value="#include &quot;records/SrAmmorecord.h&quot;">
            <text:p>#include "records/SrAmmorecord.h"</text:p>
          </table:table-cell>
          <table:table-cell/>
          <table:table-cell table:formula="of:=CONCATENATE(&quot;{ &amp;SR_NAME_&quot;; [.C6]; &quot;, CSr&quot;; PROPER([.C6]); &quot;Record::Create },&quot;)" office:value-type="string" office:string-value="{ &amp;SR_NAME_AMMO, CSrAmmoRecord::Create },">
            <text:p>{ &amp;SR_NAME_AMMO, CSrAmmoRecord::Create },</text:p>
          </table:table-cell>
        </table:table-row>
        <table:table-row table:style-name="ro1">
          <table:table-cell office:value-type="string">
            <text:p>TREE</text:p>
          </table:table-cell>
          <table:table-cell/>
          <table:table-cell office:value-type="string">
            <text:p>ANIO</text:p>
          </table:table-cell>
          <table:table-cell/>
          <table:table-cell table:formula="of:=CONCATENATE(&quot;extern const srrectype_t SR_NAME_&quot;;[.C7];&quot;;&quot;)" office:value-type="string" office:string-value="extern const srrectype_t SR_NAME_ANIO;">
            <text:p>extern const srrectype_t SR_NAME_ANIO;</text:p>
          </table:table-cell>
          <table:table-cell table:formula="of:=CONCATENATE(&quot;const srrectype_t SR_NAME_&quot;;[.C7];&quot; = &quot;&quot;&quot;; [.C7];&quot;&quot;&quot;;&quot;)" office:value-type="string" office:string-value="const srrectype_t SR_NAME_ANIO = &quot;ANIO&quot;;">
            <text:p>const srrectype_t SR_NAME_ANIO = "ANIO";</text:p>
          </table:table-cell>
          <table:table-cell table:formula="of:=CONCATENATE(&quot;&amp;SR_NAME_&quot;;[.A7];&quot;,&quot;)" office:value-type="string" office:string-value="&amp;SR_NAME_TREE,">
            <text:p>&amp;SR_NAME_TREE,</text:p>
          </table:table-cell>
          <table:table-cell office:value-type="string">
            <text:p>&amp;SR_NAME_TREE,</text:p>
          </table:table-cell>
          <table:table-cell office:value-type="float" office:value="206">
            <text:p>206</text:p>
          </table:table-cell>
          <table:table-cell table:formula="of:=CONCATENATE(&quot;#define SRCLASS_CSr&quot;; PROPER([.C7]);&quot;Record    &quot;; [.I7])" office:value-type="string" office:string-value="#define SRCLASS_CSrAnioRecord    206">
            <text:p>#define SRCLASS_CSrAnioRecord <text:s text:c="3"/>206</text:p>
          </table:table-cell>
          <table:table-cell/>
          <table:table-cell table:formula="of:=CONCATENATE(&quot;#include &quot;&quot;records/Sr&quot;;PROPER([.C7]);&quot;record.h&quot;&quot;&quot;)" office:value-type="string" office:string-value="#include &quot;records/SrAniorecord.h&quot;">
            <text:p>#include "records/SrAniorecord.h"</text:p>
          </table:table-cell>
          <table:table-cell/>
          <table:table-cell table:formula="of:=CONCATENATE(&quot;{ &amp;SR_NAME_&quot;; [.C7]; &quot;, CSr&quot;; PROPER([.C7]); &quot;Record::Create },&quot;)" office:value-type="string" office:string-value="{ &amp;SR_NAME_ANIO, CSrAnioRecord::Create },">
            <text:p>{ &amp;SR_NAME_ANIO, CSrAnioRecord::Create },</text:p>
          </table:table-cell>
        </table:table-row>
        <table:table-row table:style-name="ro1">
          <table:table-cell office:value-type="string">
            <text:p>DOOR</text:p>
          </table:table-cell>
          <table:table-cell/>
          <table:table-cell office:value-type="string">
            <text:p>APPA</text:p>
          </table:table-cell>
          <table:table-cell/>
          <table:table-cell table:formula="of:=CONCATENATE(&quot;extern const srrectype_t SR_NAME_&quot;;[.C8];&quot;;&quot;)" office:value-type="string" office:string-value="extern const srrectype_t SR_NAME_APPA;">
            <text:p>extern const srrectype_t SR_NAME_APPA;</text:p>
          </table:table-cell>
          <table:table-cell table:formula="of:=CONCATENATE(&quot;const srrectype_t SR_NAME_&quot;;[.C8];&quot; = &quot;&quot;&quot;; [.C8];&quot;&quot;&quot;;&quot;)" office:value-type="string" office:string-value="const srrectype_t SR_NAME_APPA = &quot;APPA&quot;;">
            <text:p>const srrectype_t SR_NAME_APPA = "APPA";</text:p>
          </table:table-cell>
          <table:table-cell table:formula="of:=CONCATENATE(&quot;&amp;SR_NAME_&quot;;[.A8];&quot;,&quot;)" office:value-type="string" office:string-value="&amp;SR_NAME_DOOR,">
            <text:p>&amp;SR_NAME_DOOR,</text:p>
          </table:table-cell>
          <table:table-cell office:value-type="string">
            <text:p>&amp;SR_NAME_DOOR,</text:p>
          </table:table-cell>
          <table:table-cell office:value-type="float" office:value="207">
            <text:p>207</text:p>
          </table:table-cell>
          <table:table-cell table:formula="of:=CONCATENATE(&quot;#define SRCLASS_CSr&quot;; PROPER([.C8]);&quot;Record    &quot;; [.I8])" office:value-type="string" office:string-value="#define SRCLASS_CSrAppaRecord    207">
            <text:p>#define SRCLASS_CSrAppaRecord <text:s text:c="3"/>207</text:p>
          </table:table-cell>
          <table:table-cell/>
          <table:table-cell table:formula="of:=CONCATENATE(&quot;#include &quot;&quot;records/Sr&quot;;PROPER([.C8]);&quot;record.h&quot;&quot;&quot;)" office:value-type="string" office:string-value="#include &quot;records/SrApparecord.h&quot;">
            <text:p>#include "records/SrApparecord.h"</text:p>
          </table:table-cell>
          <table:table-cell/>
          <table:table-cell table:formula="of:=CONCATENATE(&quot;{ &amp;SR_NAME_&quot;; [.C8]; &quot;, CSr&quot;; PROPER([.C8]); &quot;Record::Create },&quot;)" office:value-type="string" office:string-value="{ &amp;SR_NAME_APPA, CSrAppaRecord::Create },">
            <text:p>{ &amp;SR_NAME_APPA, CSrAppaRecord::Create },</text:p>
          </table:table-cell>
        </table:table-row>
        <table:table-row table:style-name="ro1">
          <table:table-cell office:value-type="string">
            <text:p>ARMO</text:p>
          </table:table-cell>
          <table:table-cell/>
          <table:table-cell office:value-type="string">
            <text:p>ARMA</text:p>
          </table:table-cell>
          <table:table-cell/>
          <table:table-cell table:formula="of:=CONCATENATE(&quot;extern const srrectype_t SR_NAME_&quot;;[.C9];&quot;;&quot;)" office:value-type="string" office:string-value="extern const srrectype_t SR_NAME_ARMA;">
            <text:p>extern const srrectype_t SR_NAME_ARMA;</text:p>
          </table:table-cell>
          <table:table-cell table:formula="of:=CONCATENATE(&quot;const srrectype_t SR_NAME_&quot;;[.C9];&quot; = &quot;&quot;&quot;; [.C9];&quot;&quot;&quot;;&quot;)" office:value-type="string" office:string-value="const srrectype_t SR_NAME_ARMA = &quot;ARMA&quot;;">
            <text:p>const srrectype_t SR_NAME_ARMA = "ARMA";</text:p>
          </table:table-cell>
          <table:table-cell table:formula="of:=CONCATENATE(&quot;&amp;SR_NAME_&quot;;[.A9];&quot;,&quot;)" office:value-type="string" office:string-value="&amp;SR_NAME_ARMO,">
            <text:p>&amp;SR_NAME_ARMO,</text:p>
          </table:table-cell>
          <table:table-cell office:value-type="string">
            <text:p>&amp;SR_NAME_ARMO,</text:p>
          </table:table-cell>
          <table:table-cell office:value-type="float" office:value="208">
            <text:p>208</text:p>
          </table:table-cell>
          <table:table-cell table:formula="of:=CONCATENATE(&quot;#define SRCLASS_CSr&quot;; PROPER([.C9]);&quot;Record    &quot;; [.I9])" office:value-type="string" office:string-value="#define SRCLASS_CSrArmaRecord    208">
            <text:p>#define SRCLASS_CSrArmaRecord <text:s text:c="3"/>208</text:p>
          </table:table-cell>
          <table:table-cell/>
          <table:table-cell table:formula="of:=CONCATENATE(&quot;#include &quot;&quot;records/Sr&quot;;PROPER([.C9]);&quot;record.h&quot;&quot;&quot;)" office:value-type="string" office:string-value="#include &quot;records/SrArmarecord.h&quot;">
            <text:p>#include "records/SrArmarecord.h"</text:p>
          </table:table-cell>
          <table:table-cell/>
          <table:table-cell table:formula="of:=CONCATENATE(&quot;{ &amp;SR_NAME_&quot;; [.C9]; &quot;, CSr&quot;; PROPER([.C9]); &quot;Record::Create },&quot;)" office:value-type="string" office:string-value="{ &amp;SR_NAME_ARMA, CSrArmaRecord::Create },">
            <text:p>{ &amp;SR_NAME_ARMA, CSrArmaRecord::Create },</text:p>
          </table:table-cell>
        </table:table-row>
        <table:table-row table:style-name="ro1">
          <table:table-cell office:value-type="string">
            <text:p>LCRT</text:p>
          </table:table-cell>
          <table:table-cell/>
          <table:table-cell office:value-type="string">
            <text:p>ARMO</text:p>
          </table:table-cell>
          <table:table-cell/>
          <table:table-cell table:formula="of:=CONCATENATE(&quot;extern const srrectype_t SR_NAME_&quot;;[.C10];&quot;;&quot;)" office:value-type="string" office:string-value="extern const srrectype_t SR_NAME_ARMO;">
            <text:p>extern const srrectype_t SR_NAME_ARMO;</text:p>
          </table:table-cell>
          <table:table-cell table:formula="of:=CONCATENATE(&quot;const srrectype_t SR_NAME_&quot;;[.C10];&quot; = &quot;&quot;&quot;; [.C10];&quot;&quot;&quot;;&quot;)" office:value-type="string" office:string-value="const srrectype_t SR_NAME_ARMO = &quot;ARMO&quot;;">
            <text:p>const srrectype_t SR_NAME_ARMO = "ARMO";</text:p>
          </table:table-cell>
          <table:table-cell table:formula="of:=CONCATENATE(&quot;&amp;SR_NAME_&quot;;[.A10];&quot;,&quot;)" office:value-type="string" office:string-value="&amp;SR_NAME_LCRT,">
            <text:p>&amp;SR_NAME_LCRT,</text:p>
          </table:table-cell>
          <table:table-cell office:value-type="string">
            <text:p>&amp;SR_NAME_LCRT,</text:p>
          </table:table-cell>
          <table:table-cell office:value-type="float" office:value="209">
            <text:p>209</text:p>
          </table:table-cell>
          <table:table-cell table:formula="of:=CONCATENATE(&quot;#define SRCLASS_CSr&quot;; PROPER([.C10]);&quot;Record    &quot;; [.I10])" office:value-type="string" office:string-value="#define SRCLASS_CSrArmoRecord    209">
            <text:p>#define SRCLASS_CSrArmoRecord <text:s text:c="3"/>209</text:p>
          </table:table-cell>
          <table:table-cell/>
          <table:table-cell table:formula="of:=CONCATENATE(&quot;#include &quot;&quot;records/Sr&quot;;PROPER([.C10]);&quot;record.h&quot;&quot;&quot;)" office:value-type="string" office:string-value="#include &quot;records/SrArmorecord.h&quot;">
            <text:p>#include "records/SrArmorecord.h"</text:p>
          </table:table-cell>
          <table:table-cell/>
          <table:table-cell table:formula="of:=CONCATENATE(&quot;{ &amp;SR_NAME_&quot;; [.C10]; &quot;, CSr&quot;; PROPER([.C10]); &quot;Record::Create },&quot;)" office:value-type="string" office:string-value="{ &amp;SR_NAME_ARMO, CSrArmoRecord::Create },">
            <text:p>{ &amp;SR_NAME_ARMO, CSrArmoRecord::Create },</text:p>
          </table:table-cell>
        </table:table-row>
        <table:table-row table:style-name="ro1">
          <table:table-cell office:value-type="string">
            <text:p>GLOB</text:p>
          </table:table-cell>
          <table:table-cell/>
          <table:table-cell office:value-type="string">
            <text:p>ARTO</text:p>
          </table:table-cell>
          <table:table-cell/>
          <table:table-cell table:formula="of:=CONCATENATE(&quot;extern const srrectype_t SR_NAME_&quot;;[.C11];&quot;;&quot;)" office:value-type="string" office:string-value="extern const srrectype_t SR_NAME_ARTO;">
            <text:p>extern const srrectype_t SR_NAME_ARTO;</text:p>
          </table:table-cell>
          <table:table-cell table:formula="of:=CONCATENATE(&quot;const srrectype_t SR_NAME_&quot;;[.C11];&quot; = &quot;&quot;&quot;; [.C11];&quot;&quot;&quot;;&quot;)" office:value-type="string" office:string-value="const srrectype_t SR_NAME_ARTO = &quot;ARTO&quot;;">
            <text:p>const srrectype_t SR_NAME_ARTO = "ARTO";</text:p>
          </table:table-cell>
          <table:table-cell table:formula="of:=CONCATENATE(&quot;&amp;SR_NAME_&quot;;[.A11];&quot;,&quot;)" office:value-type="string" office:string-value="&amp;SR_NAME_GLOB,">
            <text:p>&amp;SR_NAME_GLOB,</text:p>
          </table:table-cell>
          <table:table-cell office:value-type="string">
            <text:p>&amp;SR_NAME_GLOB,</text:p>
          </table:table-cell>
          <table:table-cell office:value-type="float" office:value="210">
            <text:p>210</text:p>
          </table:table-cell>
          <table:table-cell table:formula="of:=CONCATENATE(&quot;#define SRCLASS_CSr&quot;; PROPER([.C11]);&quot;Record    &quot;; [.I11])" office:value-type="string" office:string-value="#define SRCLASS_CSrArtoRecord    210">
            <text:p>#define SRCLASS_CSrArtoRecord <text:s text:c="3"/>210</text:p>
          </table:table-cell>
          <table:table-cell/>
          <table:table-cell table:formula="of:=CONCATENATE(&quot;#include &quot;&quot;records/Sr&quot;;PROPER([.C11]);&quot;record.h&quot;&quot;&quot;)" office:value-type="string" office:string-value="#include &quot;records/SrArtorecord.h&quot;">
            <text:p>#include "records/SrArtorecord.h"</text:p>
          </table:table-cell>
          <table:table-cell/>
          <table:table-cell table:formula="of:=CONCATENATE(&quot;{ &amp;SR_NAME_&quot;; [.C11]; &quot;, CSr&quot;; PROPER([.C11]); &quot;Record::Create },&quot;)" office:value-type="string" office:string-value="{ &amp;SR_NAME_ARTO, CSrArtoRecord::Create },">
            <text:p>{ &amp;SR_NAME_ARTO, CSrArtoRecord::Create },</text:p>
          </table:table-cell>
        </table:table-row>
        <table:table-row table:style-name="ro1">
          <table:table-cell office:value-type="string">
            <text:p>AACT</text:p>
          </table:table-cell>
          <table:table-cell/>
          <table:table-cell office:value-type="string">
            <text:p>ASPC</text:p>
          </table:table-cell>
          <table:table-cell/>
          <table:table-cell table:formula="of:=CONCATENATE(&quot;extern const srrectype_t SR_NAME_&quot;;[.C12];&quot;;&quot;)" office:value-type="string" office:string-value="extern const srrectype_t SR_NAME_ASPC;">
            <text:p>extern const srrectype_t SR_NAME_ASPC;</text:p>
          </table:table-cell>
          <table:table-cell table:formula="of:=CONCATENATE(&quot;const srrectype_t SR_NAME_&quot;;[.C12];&quot; = &quot;&quot;&quot;; [.C12];&quot;&quot;&quot;;&quot;)" office:value-type="string" office:string-value="const srrectype_t SR_NAME_ASPC = &quot;ASPC&quot;;">
            <text:p>const srrectype_t SR_NAME_ASPC = "ASPC";</text:p>
          </table:table-cell>
          <table:table-cell table:formula="of:=CONCATENATE(&quot;&amp;SR_NAME_&quot;;[.A12];&quot;,&quot;)" office:value-type="string" office:string-value="&amp;SR_NAME_AACT,">
            <text:p>&amp;SR_NAME_AACT,</text:p>
          </table:table-cell>
          <table:table-cell office:value-type="string">
            <text:p>&amp;SR_NAME_AACT,</text:p>
          </table:table-cell>
          <table:table-cell office:value-type="float" office:value="211">
            <text:p>211</text:p>
          </table:table-cell>
          <table:table-cell table:formula="of:=CONCATENATE(&quot;#define SRCLASS_CSr&quot;; PROPER([.C12]);&quot;Record    &quot;; [.I12])" office:value-type="string" office:string-value="#define SRCLASS_CSrAspcRecord    211">
            <text:p>#define SRCLASS_CSrAspcRecord <text:s text:c="3"/>211</text:p>
          </table:table-cell>
          <table:table-cell/>
          <table:table-cell table:formula="of:=CONCATENATE(&quot;#include &quot;&quot;records/Sr&quot;;PROPER([.C12]);&quot;record.h&quot;&quot;&quot;)" office:value-type="string" office:string-value="#include &quot;records/SrAspcrecord.h&quot;">
            <text:p>#include "records/SrAspcrecord.h"</text:p>
          </table:table-cell>
          <table:table-cell/>
          <table:table-cell table:formula="of:=CONCATENATE(&quot;{ &amp;SR_NAME_&quot;; [.C12]; &quot;, CSr&quot;; PROPER([.C12]); &quot;Record::Create },&quot;)" office:value-type="string" office:string-value="{ &amp;SR_NAME_ASPC, CSrAspcRecord::Create },">
            <text:p>{ &amp;SR_NAME_ASPC, CSrAspcRecord::Create },</text:p>
          </table:table-cell>
        </table:table-row>
        <table:table-row table:style-name="ro1">
          <table:table-cell office:value-type="string">
            <text:p>DEBR</text:p>
          </table:table-cell>
          <table:table-cell/>
          <table:table-cell office:value-type="string">
            <text:p>ASTP</text:p>
          </table:table-cell>
          <table:table-cell/>
          <table:table-cell table:formula="of:=CONCATENATE(&quot;extern const srrectype_t SR_NAME_&quot;;[.C13];&quot;;&quot;)" office:value-type="string" office:string-value="extern const srrectype_t SR_NAME_ASTP;">
            <text:p>extern const srrectype_t SR_NAME_ASTP;</text:p>
          </table:table-cell>
          <table:table-cell table:formula="of:=CONCATENATE(&quot;const srrectype_t SR_NAME_&quot;;[.C13];&quot; = &quot;&quot;&quot;; [.C13];&quot;&quot;&quot;;&quot;)" office:value-type="string" office:string-value="const srrectype_t SR_NAME_ASTP = &quot;ASTP&quot;;">
            <text:p>const srrectype_t SR_NAME_ASTP = "ASTP";</text:p>
          </table:table-cell>
          <table:table-cell table:formula="of:=CONCATENATE(&quot;&amp;SR_NAME_&quot;;[.A13];&quot;,&quot;)" office:value-type="string" office:string-value="&amp;SR_NAME_DEBR,">
            <text:p>&amp;SR_NAME_DEBR,</text:p>
          </table:table-cell>
          <table:table-cell office:value-type="string">
            <text:p>&amp;SR_NAME_DEBR,</text:p>
          </table:table-cell>
          <table:table-cell office:value-type="float" office:value="212">
            <text:p>212</text:p>
          </table:table-cell>
          <table:table-cell table:formula="of:=CONCATENATE(&quot;#define SRCLASS_CSr&quot;; PROPER([.C13]);&quot;Record    &quot;; [.I13])" office:value-type="string" office:string-value="#define SRCLASS_CSrAstpRecord    212">
            <text:p>#define SRCLASS_CSrAstpRecord <text:s text:c="3"/>212</text:p>
          </table:table-cell>
          <table:table-cell/>
          <table:table-cell table:formula="of:=CONCATENATE(&quot;#include &quot;&quot;records/Sr&quot;;PROPER([.C13]);&quot;record.h&quot;&quot;&quot;)" office:value-type="string" office:string-value="#include &quot;records/SrAstprecord.h&quot;">
            <text:p>#include "records/SrAstprecord.h"</text:p>
          </table:table-cell>
          <table:table-cell/>
          <table:table-cell table:formula="of:=CONCATENATE(&quot;{ &amp;SR_NAME_&quot;; [.C13]; &quot;, CSr&quot;; PROPER([.C13]); &quot;Record::Create },&quot;)" office:value-type="string" office:string-value="{ &amp;SR_NAME_ASTP, CSrAstpRecord::Create },">
            <text:p>{ &amp;SR_NAME_ASTP, CSrAstpRecord::Create },</text:p>
          </table:table-cell>
        </table:table-row>
        <table:table-row table:style-name="ro1">
          <table:table-cell office:value-type="string">
            <text:p>NAVM</text:p>
          </table:table-cell>
          <table:table-cell/>
          <table:table-cell office:value-type="string">
            <text:p>AVIF</text:p>
          </table:table-cell>
          <table:table-cell/>
          <table:table-cell table:formula="of:=CONCATENATE(&quot;extern const srrectype_t SR_NAME_&quot;;[.C14];&quot;;&quot;)" office:value-type="string" office:string-value="extern const srrectype_t SR_NAME_AVIF;">
            <text:p>extern const srrectype_t SR_NAME_AVIF;</text:p>
          </table:table-cell>
          <table:table-cell table:formula="of:=CONCATENATE(&quot;const srrectype_t SR_NAME_&quot;;[.C14];&quot; = &quot;&quot;&quot;; [.C14];&quot;&quot;&quot;;&quot;)" office:value-type="string" office:string-value="const srrectype_t SR_NAME_AVIF = &quot;AVIF&quot;;">
            <text:p>const srrectype_t SR_NAME_AVIF = "AVIF";</text:p>
          </table:table-cell>
          <table:table-cell table:formula="of:=CONCATENATE(&quot;&amp;SR_NAME_&quot;;[.A14];&quot;,&quot;)" office:value-type="string" office:string-value="&amp;SR_NAME_NAVM,">
            <text:p>&amp;SR_NAME_NAVM,</text:p>
          </table:table-cell>
          <table:table-cell office:value-type="string">
            <text:p>&amp;SR_NAME_NAVM,</text:p>
          </table:table-cell>
          <table:table-cell office:value-type="float" office:value="213">
            <text:p>213</text:p>
          </table:table-cell>
          <table:table-cell table:formula="of:=CONCATENATE(&quot;#define SRCLASS_CSr&quot;; PROPER([.C14]);&quot;Record    &quot;; [.I14])" office:value-type="string" office:string-value="#define SRCLASS_CSrAvifRecord    213">
            <text:p>#define SRCLASS_CSrAvifRecord <text:s text:c="3"/>213</text:p>
          </table:table-cell>
          <table:table-cell/>
          <table:table-cell table:formula="of:=CONCATENATE(&quot;#include &quot;&quot;records/Sr&quot;;PROPER([.C14]);&quot;record.h&quot;&quot;&quot;)" office:value-type="string" office:string-value="#include &quot;records/SrAvifrecord.h&quot;">
            <text:p>#include "records/SrAvifrecord.h"</text:p>
          </table:table-cell>
          <table:table-cell/>
          <table:table-cell table:formula="of:=CONCATENATE(&quot;{ &amp;SR_NAME_&quot;; [.C14]; &quot;, CSr&quot;; PROPER([.C14]); &quot;Record::Create },&quot;)" office:value-type="string" office:string-value="{ &amp;SR_NAME_AVIF, CSrAvifRecord::Create },">
            <text:p>{ &amp;SR_NAME_AVIF, CSrAvifRecord::Create },</text:p>
          </table:table-cell>
        </table:table-row>
        <table:table-row table:style-name="ro1">
          <table:table-cell office:value-type="string">
            <text:p>TXST</text:p>
          </table:table-cell>
          <table:table-cell/>
          <table:table-cell office:value-type="string">
            <text:p>BOOK</text:p>
          </table:table-cell>
          <table:table-cell/>
          <table:table-cell table:formula="of:=CONCATENATE(&quot;extern const srrectype_t SR_NAME_&quot;;[.C15];&quot;;&quot;)" office:value-type="string" office:string-value="extern const srrectype_t SR_NAME_BOOK;">
            <text:p>extern const srrectype_t SR_NAME_BOOK;</text:p>
          </table:table-cell>
          <table:table-cell table:formula="of:=CONCATENATE(&quot;const srrectype_t SR_NAME_&quot;;[.C15];&quot; = &quot;&quot;&quot;; [.C15];&quot;&quot;&quot;;&quot;)" office:value-type="string" office:string-value="const srrectype_t SR_NAME_BOOK = &quot;BOOK&quot;;">
            <text:p>const srrectype_t SR_NAME_BOOK = "BOOK";</text:p>
          </table:table-cell>
          <table:table-cell table:formula="of:=CONCATENATE(&quot;&amp;SR_NAME_&quot;;[.A15];&quot;,&quot;)" office:value-type="string" office:string-value="&amp;SR_NAME_TXST,">
            <text:p>&amp;SR_NAME_TXST,</text:p>
          </table:table-cell>
          <table:table-cell office:value-type="string">
            <text:p>&amp;SR_NAME_TXST,</text:p>
          </table:table-cell>
          <table:table-cell office:value-type="float" office:value="214">
            <text:p>214</text:p>
          </table:table-cell>
          <table:table-cell table:formula="of:=CONCATENATE(&quot;#define SRCLASS_CSr&quot;; PROPER([.C15]);&quot;Record    &quot;; [.I15])" office:value-type="string" office:string-value="#define SRCLASS_CSrBookRecord    214">
            <text:p>#define SRCLASS_CSrBookRecord <text:s text:c="3"/>214</text:p>
          </table:table-cell>
          <table:table-cell/>
          <table:table-cell table:formula="of:=CONCATENATE(&quot;#include &quot;&quot;records/Sr&quot;;PROPER([.C15]);&quot;record.h&quot;&quot;&quot;)" office:value-type="string" office:string-value="#include &quot;records/SrBookrecord.h&quot;">
            <text:p>#include "records/SrBookrecord.h"</text:p>
          </table:table-cell>
          <table:table-cell/>
          <table:table-cell table:formula="of:=CONCATENATE(&quot;{ &amp;SR_NAME_&quot;; [.C15]; &quot;, CSr&quot;; PROPER([.C15]); &quot;Record::Create },&quot;)" office:value-type="string" office:string-value="{ &amp;SR_NAME_BOOK, CSrBookRecord::Create },">
            <text:p>{ &amp;SR_NAME_BOOK, CSrBookRecord::Create },</text:p>
          </table:table-cell>
        </table:table-row>
        <table:table-row table:style-name="ro1">
          <table:table-cell office:value-type="string">
            <text:p>CLAS</text:p>
          </table:table-cell>
          <table:table-cell/>
          <table:table-cell office:value-type="string">
            <text:p>BPTD</text:p>
          </table:table-cell>
          <table:table-cell/>
          <table:table-cell table:formula="of:=CONCATENATE(&quot;extern const srrectype_t SR_NAME_&quot;;[.C16];&quot;;&quot;)" office:value-type="string" office:string-value="extern const srrectype_t SR_NAME_BPTD;">
            <text:p>extern const srrectype_t SR_NAME_BPTD;</text:p>
          </table:table-cell>
          <table:table-cell table:formula="of:=CONCATENATE(&quot;const srrectype_t SR_NAME_&quot;;[.C16];&quot; = &quot;&quot;&quot;; [.C16];&quot;&quot;&quot;;&quot;)" office:value-type="string" office:string-value="const srrectype_t SR_NAME_BPTD = &quot;BPTD&quot;;">
            <text:p>const srrectype_t SR_NAME_BPTD = "BPTD";</text:p>
          </table:table-cell>
          <table:table-cell table:formula="of:=CONCATENATE(&quot;&amp;SR_NAME_&quot;;[.A16];&quot;,&quot;)" office:value-type="string" office:string-value="&amp;SR_NAME_CLAS,">
            <text:p>&amp;SR_NAME_CLAS,</text:p>
          </table:table-cell>
          <table:table-cell office:value-type="string">
            <text:p>&amp;SR_NAME_CLAS,</text:p>
          </table:table-cell>
          <table:table-cell office:value-type="float" office:value="215">
            <text:p>215</text:p>
          </table:table-cell>
          <table:table-cell table:formula="of:=CONCATENATE(&quot;#define SRCLASS_CSr&quot;; PROPER([.C16]);&quot;Record    &quot;; [.I16])" office:value-type="string" office:string-value="#define SRCLASS_CSrBptdRecord    215">
            <text:p>#define SRCLASS_CSrBptdRecord <text:s text:c="3"/>215</text:p>
          </table:table-cell>
          <table:table-cell/>
          <table:table-cell table:formula="of:=CONCATENATE(&quot;#include &quot;&quot;records/Sr&quot;;PROPER([.C16]);&quot;record.h&quot;&quot;&quot;)" office:value-type="string" office:string-value="#include &quot;records/SrBptdrecord.h&quot;">
            <text:p>#include "records/SrBptdrecord.h"</text:p>
          </table:table-cell>
          <table:table-cell/>
          <table:table-cell table:formula="of:=CONCATENATE(&quot;{ &amp;SR_NAME_&quot;; [.C16]; &quot;, CSr&quot;; PROPER([.C16]); &quot;Record::Create },&quot;)" office:value-type="string" office:string-value="{ &amp;SR_NAME_BPTD, CSrBptdRecord::Create },">
            <text:p>{ &amp;SR_NAME_BPTD, CSrBptdRecord::Create },</text:p>
          </table:table-cell>
        </table:table-row>
        <table:table-row table:style-name="ro1">
          <table:table-cell office:value-type="string">
            <text:p>RFCT</text:p>
          </table:table-cell>
          <table:table-cell/>
          <table:table-cell office:value-type="string">
            <text:p>CAMS</text:p>
          </table:table-cell>
          <table:table-cell/>
          <table:table-cell table:formula="of:=CONCATENATE(&quot;extern const srrectype_t SR_NAME_&quot;;[.C17];&quot;;&quot;)" office:value-type="string" office:string-value="extern const srrectype_t SR_NAME_CAMS;">
            <text:p>extern const srrectype_t SR_NAME_CAMS;</text:p>
          </table:table-cell>
          <table:table-cell table:formula="of:=CONCATENATE(&quot;const srrectype_t SR_NAME_&quot;;[.C17];&quot; = &quot;&quot;&quot;; [.C17];&quot;&quot;&quot;;&quot;)" office:value-type="string" office:string-value="const srrectype_t SR_NAME_CAMS = &quot;CAMS&quot;;">
            <text:p>const srrectype_t SR_NAME_CAMS = "CAMS";</text:p>
          </table:table-cell>
          <table:table-cell table:formula="of:=CONCATENATE(&quot;&amp;SR_NAME_&quot;;[.A17];&quot;,&quot;)" office:value-type="string" office:string-value="&amp;SR_NAME_RFCT,">
            <text:p>&amp;SR_NAME_RFCT,</text:p>
          </table:table-cell>
          <table:table-cell office:value-type="string">
            <text:p>&amp;SR_NAME_RFCT,</text:p>
          </table:table-cell>
          <table:table-cell office:value-type="float" office:value="216">
            <text:p>216</text:p>
          </table:table-cell>
          <table:table-cell table:formula="of:=CONCATENATE(&quot;#define SRCLASS_CSr&quot;; PROPER([.C17]);&quot;Record    &quot;; [.I17])" office:value-type="string" office:string-value="#define SRCLASS_CSrCamsRecord    216">
            <text:p>#define SRCLASS_CSrCamsRecord <text:s text:c="3"/>216</text:p>
          </table:table-cell>
          <table:table-cell/>
          <table:table-cell table:formula="of:=CONCATENATE(&quot;#include &quot;&quot;records/Sr&quot;;PROPER([.C17]);&quot;record.h&quot;&quot;&quot;)" office:value-type="string" office:string-value="#include &quot;records/SrCamsrecord.h&quot;">
            <text:p>#include "records/SrCamsrecord.h"</text:p>
          </table:table-cell>
          <table:table-cell/>
          <table:table-cell table:formula="of:=CONCATENATE(&quot;{ &amp;SR_NAME_&quot;; [.C17]; &quot;, CSr&quot;; PROPER([.C17]); &quot;Record::Create },&quot;)" office:value-type="string" office:string-value="{ &amp;SR_NAME_CAMS, CSrCamsRecord::Create },">
            <text:p>{ &amp;SR_NAME_CAMS, CSrCamsRecord::Create },</text:p>
          </table:table-cell>
        </table:table-row>
        <table:table-row table:style-name="ro1">
          <table:table-cell office:value-type="string">
            <text:p>HDPT</text:p>
          </table:table-cell>
          <table:table-cell/>
          <table:table-cell office:value-type="string">
            <text:p>CELL</text:p>
          </table:table-cell>
          <table:table-cell/>
          <table:table-cell table:formula="of:=CONCATENATE(&quot;extern const srrectype_t SR_NAME_&quot;;[.C18];&quot;;&quot;)" office:value-type="string" office:string-value="extern const srrectype_t SR_NAME_CELL;">
            <text:p>extern const srrectype_t SR_NAME_CELL;</text:p>
          </table:table-cell>
          <table:table-cell table:formula="of:=CONCATENATE(&quot;const srrectype_t SR_NAME_&quot;;[.C18];&quot; = &quot;&quot;&quot;; [.C18];&quot;&quot;&quot;;&quot;)" office:value-type="string" office:string-value="const srrectype_t SR_NAME_CELL = &quot;CELL&quot;;">
            <text:p>const srrectype_t SR_NAME_CELL = "CELL";</text:p>
          </table:table-cell>
          <table:table-cell table:formula="of:=CONCATENATE(&quot;&amp;SR_NAME_&quot;;[.A18];&quot;,&quot;)" office:value-type="string" office:string-value="&amp;SR_NAME_HDPT,">
            <text:p>&amp;SR_NAME_HDPT,</text:p>
          </table:table-cell>
          <table:table-cell office:value-type="string">
            <text:p>&amp;SR_NAME_HDPT,</text:p>
          </table:table-cell>
          <table:table-cell office:value-type="float" office:value="217">
            <text:p>217</text:p>
          </table:table-cell>
          <table:table-cell table:formula="of:=CONCATENATE(&quot;#define SRCLASS_CSr&quot;; PROPER([.C18]);&quot;Record    &quot;; [.I18])" office:value-type="string" office:string-value="#define SRCLASS_CSrCellRecord    217">
            <text:p>#define SRCLASS_CSrCellRecord <text:s text:c="3"/>217</text:p>
          </table:table-cell>
          <table:table-cell/>
          <table:table-cell table:formula="of:=CONCATENATE(&quot;#include &quot;&quot;records/Sr&quot;;PROPER([.C18]);&quot;record.h&quot;&quot;&quot;)" office:value-type="string" office:string-value="#include &quot;records/SrCellrecord.h&quot;">
            <text:p>#include "records/SrCellrecord.h"</text:p>
          </table:table-cell>
          <table:table-cell/>
          <table:table-cell table:formula="of:=CONCATENATE(&quot;{ &amp;SR_NAME_&quot;; [.C18]; &quot;, CSr&quot;; PROPER([.C18]); &quot;Record::Create },&quot;)" office:value-type="string" office:string-value="{ &amp;SR_NAME_CELL, CSrCellRecord::Create },">
            <text:p>{ &amp;SR_NAME_CELL, CSrCellRecord::Create },</text:p>
          </table:table-cell>
        </table:table-row>
        <table:table-row table:style-name="ro1">
          <table:table-cell office:value-type="string">
            <text:p>DUAL</text:p>
          </table:table-cell>
          <table:table-cell/>
          <table:table-cell office:value-type="string">
            <text:p>CLAS</text:p>
          </table:table-cell>
          <table:table-cell/>
          <table:table-cell table:formula="of:=CONCATENATE(&quot;extern const srrectype_t SR_NAME_&quot;;[.C19];&quot;;&quot;)" office:value-type="string" office:string-value="extern const srrectype_t SR_NAME_CLAS;">
            <text:p>extern const srrectype_t SR_NAME_CLAS;</text:p>
          </table:table-cell>
          <table:table-cell table:formula="of:=CONCATENATE(&quot;const srrectype_t SR_NAME_&quot;;[.C19];&quot; = &quot;&quot;&quot;; [.C19];&quot;&quot;&quot;;&quot;)" office:value-type="string" office:string-value="const srrectype_t SR_NAME_CLAS = &quot;CLAS&quot;;">
            <text:p>const srrectype_t SR_NAME_CLAS = "CLAS";</text:p>
          </table:table-cell>
          <table:table-cell table:formula="of:=CONCATENATE(&quot;&amp;SR_NAME_&quot;;[.A19];&quot;,&quot;)" office:value-type="string" office:string-value="&amp;SR_NAME_DUAL,">
            <text:p>&amp;SR_NAME_DUAL,</text:p>
          </table:table-cell>
          <table:table-cell office:value-type="string">
            <text:p>&amp;SR_NAME_DUAL,</text:p>
          </table:table-cell>
          <table:table-cell office:value-type="float" office:value="218">
            <text:p>218</text:p>
          </table:table-cell>
          <table:table-cell table:formula="of:=CONCATENATE(&quot;#define SRCLASS_CSr&quot;; PROPER([.C19]);&quot;Record    &quot;; [.I19])" office:value-type="string" office:string-value="#define SRCLASS_CSrClasRecord    218">
            <text:p>#define SRCLASS_CSrClasRecord <text:s text:c="3"/>218</text:p>
          </table:table-cell>
          <table:table-cell/>
          <table:table-cell table:formula="of:=CONCATENATE(&quot;#include &quot;&quot;records/Sr&quot;;PROPER([.C19]);&quot;record.h&quot;&quot;&quot;)" office:value-type="string" office:string-value="#include &quot;records/SrClasrecord.h&quot;">
            <text:p>#include "records/SrClasrecord.h"</text:p>
          </table:table-cell>
          <table:table-cell/>
          <table:table-cell table:formula="of:=CONCATENATE(&quot;{ &amp;SR_NAME_&quot;; [.C19]; &quot;, CSr&quot;; PROPER([.C19]); &quot;Record::Create },&quot;)" office:value-type="string" office:string-value="{ &amp;SR_NAME_CLAS, CSrClasRecord::Create },">
            <text:p>{ &amp;SR_NAME_CLAS, CSrClasRecord::Create },</text:p>
          </table:table-cell>
        </table:table-row>
        <table:table-row table:style-name="ro1">
          <table:table-cell office:value-type="string">
            <text:p>DIAL</text:p>
          </table:table-cell>
          <table:table-cell/>
          <table:table-cell office:value-type="string">
            <text:p>CLFM</text:p>
          </table:table-cell>
          <table:table-cell/>
          <table:table-cell table:formula="of:=CONCATENATE(&quot;extern const srrectype_t SR_NAME_&quot;;[.C20];&quot;;&quot;)" office:value-type="string" office:string-value="extern const srrectype_t SR_NAME_CLFM;">
            <text:p>extern const srrectype_t SR_NAME_CLFM;</text:p>
          </table:table-cell>
          <table:table-cell table:formula="of:=CONCATENATE(&quot;const srrectype_t SR_NAME_&quot;;[.C20];&quot; = &quot;&quot;&quot;; [.C20];&quot;&quot;&quot;;&quot;)" office:value-type="string" office:string-value="const srrectype_t SR_NAME_CLFM = &quot;CLFM&quot;;">
            <text:p>const srrectype_t SR_NAME_CLFM = "CLFM";</text:p>
          </table:table-cell>
          <table:table-cell table:formula="of:=CONCATENATE(&quot;&amp;SR_NAME_&quot;;[.A20];&quot;,&quot;)" office:value-type="string" office:string-value="&amp;SR_NAME_DIAL,">
            <text:p>&amp;SR_NAME_DIAL,</text:p>
          </table:table-cell>
          <table:table-cell office:value-type="string">
            <text:p>&amp;SR_NAME_DIAL,</text:p>
          </table:table-cell>
          <table:table-cell office:value-type="float" office:value="219">
            <text:p>219</text:p>
          </table:table-cell>
          <table:table-cell table:formula="of:=CONCATENATE(&quot;#define SRCLASS_CSr&quot;; PROPER([.C20]);&quot;Record    &quot;; [.I20])" office:value-type="string" office:string-value="#define SRCLASS_CSrClfmRecord    219">
            <text:p>#define SRCLASS_CSrClfmRecord <text:s text:c="3"/>219</text:p>
          </table:table-cell>
          <table:table-cell/>
          <table:table-cell table:formula="of:=CONCATENATE(&quot;#include &quot;&quot;records/Sr&quot;;PROPER([.C20]);&quot;record.h&quot;&quot;&quot;)" office:value-type="string" office:string-value="#include &quot;records/SrClfmrecord.h&quot;">
            <text:p>#include "records/SrClfmrecord.h"</text:p>
          </table:table-cell>
          <table:table-cell/>
          <table:table-cell table:formula="of:=CONCATENATE(&quot;{ &amp;SR_NAME_&quot;; [.C20]; &quot;, CSr&quot;; PROPER([.C20]); &quot;Record::Create },&quot;)" office:value-type="string" office:string-value="{ &amp;SR_NAME_CLFM, CSrClfmRecord::Create },">
            <text:p>{ &amp;SR_NAME_CLFM, CSrClfmRecord::Create },</text:p>
          </table:table-cell>
        </table:table-row>
        <table:table-row table:style-name="ro1">
          <table:table-cell office:value-type="string">
            <text:p>EYES</text:p>
          </table:table-cell>
          <table:table-cell/>
          <table:table-cell office:value-type="string">
            <text:p>CLMT</text:p>
          </table:table-cell>
          <table:table-cell/>
          <table:table-cell table:formula="of:=CONCATENATE(&quot;extern const srrectype_t SR_NAME_&quot;;[.C21];&quot;;&quot;)" office:value-type="string" office:string-value="extern const srrectype_t SR_NAME_CLMT;">
            <text:p>extern const srrectype_t SR_NAME_CLMT;</text:p>
          </table:table-cell>
          <table:table-cell table:formula="of:=CONCATENATE(&quot;const srrectype_t SR_NAME_&quot;;[.C21];&quot; = &quot;&quot;&quot;; [.C21];&quot;&quot;&quot;;&quot;)" office:value-type="string" office:string-value="const srrectype_t SR_NAME_CLMT = &quot;CLMT&quot;;">
            <text:p>const srrectype_t SR_NAME_CLMT = "CLMT";</text:p>
          </table:table-cell>
          <table:table-cell table:formula="of:=CONCATENATE(&quot;&amp;SR_NAME_&quot;;[.A21];&quot;,&quot;)" office:value-type="string" office:string-value="&amp;SR_NAME_EYES,">
            <text:p>&amp;SR_NAME_EYES,</text:p>
          </table:table-cell>
          <table:table-cell office:value-type="string">
            <text:p>&amp;SR_NAME_EYES,</text:p>
          </table:table-cell>
          <table:table-cell office:value-type="float" office:value="220">
            <text:p>220</text:p>
          </table:table-cell>
          <table:table-cell table:formula="of:=CONCATENATE(&quot;#define SRCLASS_CSr&quot;; PROPER([.C21]);&quot;Record    &quot;; [.I21])" office:value-type="string" office:string-value="#define SRCLASS_CSrClmtRecord    220">
            <text:p>#define SRCLASS_CSrClmtRecord <text:s text:c="3"/>220</text:p>
          </table:table-cell>
          <table:table-cell/>
          <table:table-cell table:formula="of:=CONCATENATE(&quot;#include &quot;&quot;records/Sr&quot;;PROPER([.C21]);&quot;record.h&quot;&quot;&quot;)" office:value-type="string" office:string-value="#include &quot;records/SrClmtrecord.h&quot;">
            <text:p>#include "records/SrClmtrecord.h"</text:p>
          </table:table-cell>
          <table:table-cell/>
          <table:table-cell table:formula="of:=CONCATENATE(&quot;{ &amp;SR_NAME_&quot;; [.C21]; &quot;, CSr&quot;; PROPER([.C21]); &quot;Record::Create },&quot;)" office:value-type="string" office:string-value="{ &amp;SR_NAME_CLMT, CSrClmtRecord::Create },">
            <text:p>{ &amp;SR_NAME_CLMT, CSrClmtRecord::Create },</text:p>
          </table:table-cell>
        </table:table-row>
        <table:table-row table:style-name="ro1">
          <table:table-cell office:value-type="string">
            <text:p>IDLM</text:p>
          </table:table-cell>
          <table:table-cell/>
          <table:table-cell office:value-type="string">
            <text:p>COBJ</text:p>
          </table:table-cell>
          <table:table-cell/>
          <table:table-cell table:formula="of:=CONCATENATE(&quot;extern const srrectype_t SR_NAME_&quot;;[.C22];&quot;;&quot;)" office:value-type="string" office:string-value="extern const srrectype_t SR_NAME_COBJ;">
            <text:p>extern const srrectype_t SR_NAME_COBJ;</text:p>
          </table:table-cell>
          <table:table-cell table:formula="of:=CONCATENATE(&quot;const srrectype_t SR_NAME_&quot;;[.C22];&quot; = &quot;&quot;&quot;; [.C22];&quot;&quot;&quot;;&quot;)" office:value-type="string" office:string-value="const srrectype_t SR_NAME_COBJ = &quot;COBJ&quot;;">
            <text:p>const srrectype_t SR_NAME_COBJ = "COBJ";</text:p>
          </table:table-cell>
          <table:table-cell table:formula="of:=CONCATENATE(&quot;&amp;SR_NAME_&quot;;[.A22];&quot;,&quot;)" office:value-type="string" office:string-value="&amp;SR_NAME_IDLM,">
            <text:p>&amp;SR_NAME_IDLM,</text:p>
          </table:table-cell>
          <table:table-cell office:value-type="string">
            <text:p>&amp;SR_NAME_IDLM,</text:p>
          </table:table-cell>
          <table:table-cell office:value-type="float" office:value="221">
            <text:p>221</text:p>
          </table:table-cell>
          <table:table-cell table:formula="of:=CONCATENATE(&quot;#define SRCLASS_CSr&quot;; PROPER([.C22]);&quot;Record    &quot;; [.I22])" office:value-type="string" office:string-value="#define SRCLASS_CSrCobjRecord    221">
            <text:p>#define SRCLASS_CSrCobjRecord <text:s text:c="3"/>221</text:p>
          </table:table-cell>
          <table:table-cell/>
          <table:table-cell table:formula="of:=CONCATENATE(&quot;#include &quot;&quot;records/Sr&quot;;PROPER([.C22]);&quot;record.h&quot;&quot;&quot;)" office:value-type="string" office:string-value="#include &quot;records/SrCobjrecord.h&quot;">
            <text:p>#include "records/SrCobjrecord.h"</text:p>
          </table:table-cell>
          <table:table-cell/>
          <table:table-cell table:formula="of:=CONCATENATE(&quot;{ &amp;SR_NAME_&quot;; [.C22]; &quot;, CSr&quot;; PROPER([.C22]); &quot;Record::Create },&quot;)" office:value-type="string" office:string-value="{ &amp;SR_NAME_COBJ, CSrCobjRecord::Create },">
            <text:p>{ &amp;SR_NAME_COBJ, CSrCobjRecord::Create },</text:p>
          </table:table-cell>
        </table:table-row>
        <table:table-row table:style-name="ro1">
          <table:table-cell office:value-type="string">
            <text:p>RACE</text:p>
          </table:table-cell>
          <table:table-cell/>
          <table:table-cell office:value-type="string">
            <text:p>COLL</text:p>
          </table:table-cell>
          <table:table-cell/>
          <table:table-cell table:formula="of:=CONCATENATE(&quot;extern const srrectype_t SR_NAME_&quot;;[.C23];&quot;;&quot;)" office:value-type="string" office:string-value="extern const srrectype_t SR_NAME_COLL;">
            <text:p>extern const srrectype_t SR_NAME_COLL;</text:p>
          </table:table-cell>
          <table:table-cell table:formula="of:=CONCATENATE(&quot;const srrectype_t SR_NAME_&quot;;[.C23];&quot; = &quot;&quot;&quot;; [.C23];&quot;&quot;&quot;;&quot;)" office:value-type="string" office:string-value="const srrectype_t SR_NAME_COLL = &quot;COLL&quot;;">
            <text:p>const srrectype_t SR_NAME_COLL = "COLL";</text:p>
          </table:table-cell>
          <table:table-cell table:formula="of:=CONCATENATE(&quot;&amp;SR_NAME_&quot;;[.A23];&quot;,&quot;)" office:value-type="string" office:string-value="&amp;SR_NAME_RACE,">
            <text:p>&amp;SR_NAME_RACE,</text:p>
          </table:table-cell>
          <table:table-cell office:value-type="string">
            <text:p>&amp;SR_NAME_RACE,</text:p>
          </table:table-cell>
          <table:table-cell office:value-type="float" office:value="222">
            <text:p>222</text:p>
          </table:table-cell>
          <table:table-cell table:formula="of:=CONCATENATE(&quot;#define SRCLASS_CSr&quot;; PROPER([.C23]);&quot;Record    &quot;; [.I23])" office:value-type="string" office:string-value="#define SRCLASS_CSrCollRecord    222">
            <text:p>#define SRCLASS_CSrCollRecord <text:s text:c="3"/>222</text:p>
          </table:table-cell>
          <table:table-cell/>
          <table:table-cell table:formula="of:=CONCATENATE(&quot;#include &quot;&quot;records/Sr&quot;;PROPER([.C23]);&quot;record.h&quot;&quot;&quot;)" office:value-type="string" office:string-value="#include &quot;records/SrCollrecord.h&quot;">
            <text:p>#include "records/SrCollrecord.h"</text:p>
          </table:table-cell>
          <table:table-cell/>
          <table:table-cell table:formula="of:=CONCATENATE(&quot;{ &amp;SR_NAME_&quot;; [.C23]; &quot;, CSr&quot;; PROPER([.C23]); &quot;Record::Create },&quot;)" office:value-type="string" office:string-value="{ &amp;SR_NAME_COLL, CSrCollRecord::Create },">
            <text:p>{ &amp;SR_NAME_COLL, CSrCollRecord::Create },</text:p>
          </table:table-cell>
        </table:table-row>
        <table:table-row table:style-name="ro1">
          <table:table-cell office:value-type="string">
            <text:p>GRAS</text:p>
          </table:table-cell>
          <table:table-cell/>
          <table:table-cell office:value-type="string">
            <text:p>CONT</text:p>
          </table:table-cell>
          <table:table-cell/>
          <table:table-cell table:formula="of:=CONCATENATE(&quot;extern const srrectype_t SR_NAME_&quot;;[.C24];&quot;;&quot;)" office:value-type="string" office:string-value="extern const srrectype_t SR_NAME_CONT;">
            <text:p>extern const srrectype_t SR_NAME_CONT;</text:p>
          </table:table-cell>
          <table:table-cell table:formula="of:=CONCATENATE(&quot;const srrectype_t SR_NAME_&quot;;[.C24];&quot; = &quot;&quot;&quot;; [.C24];&quot;&quot;&quot;;&quot;)" office:value-type="string" office:string-value="const srrectype_t SR_NAME_CONT = &quot;CONT&quot;;">
            <text:p>const srrectype_t SR_NAME_CONT = "CONT";</text:p>
          </table:table-cell>
          <table:table-cell table:formula="of:=CONCATENATE(&quot;&amp;SR_NAME_&quot;;[.A24];&quot;,&quot;)" office:value-type="string" office:string-value="&amp;SR_NAME_GRAS,">
            <text:p>&amp;SR_NAME_GRAS,</text:p>
          </table:table-cell>
          <table:table-cell office:value-type="string">
            <text:p>&amp;SR_NAME_GRAS,</text:p>
          </table:table-cell>
          <table:table-cell office:value-type="float" office:value="223">
            <text:p>223</text:p>
          </table:table-cell>
          <table:table-cell table:formula="of:=CONCATENATE(&quot;#define SRCLASS_CSr&quot;; PROPER([.C24]);&quot;Record    &quot;; [.I24])" office:value-type="string" office:string-value="#define SRCLASS_CSrContRecord    223">
            <text:p>#define SRCLASS_CSrContRecord <text:s text:c="3"/>223</text:p>
          </table:table-cell>
          <table:table-cell/>
          <table:table-cell table:formula="of:=CONCATENATE(&quot;#include &quot;&quot;records/Sr&quot;;PROPER([.C24]);&quot;record.h&quot;&quot;&quot;)" office:value-type="string" office:string-value="#include &quot;records/SrContrecord.h&quot;">
            <text:p>#include "records/SrContrecord.h"</text:p>
          </table:table-cell>
          <table:table-cell/>
          <table:table-cell table:formula="of:=CONCATENATE(&quot;{ &amp;SR_NAME_&quot;; [.C24]; &quot;, CSr&quot;; PROPER([.C24]); &quot;Record::Create },&quot;)" office:value-type="string" office:string-value="{ &amp;SR_NAME_CONT, CSrContRecord::Create },">
            <text:p>{ &amp;SR_NAME_CONT, CSrContRecord::Create },</text:p>
          </table:table-cell>
        </table:table-row>
        <table:table-row table:style-name="ro1">
          <table:table-cell office:value-type="string">
            <text:p>TACT</text:p>
          </table:table-cell>
          <table:table-cell/>
          <table:table-cell office:value-type="string">
            <text:p>CPTH</text:p>
          </table:table-cell>
          <table:table-cell/>
          <table:table-cell table:formula="of:=CONCATENATE(&quot;extern const srrectype_t SR_NAME_&quot;;[.C25];&quot;;&quot;)" office:value-type="string" office:string-value="extern const srrectype_t SR_NAME_CPTH;">
            <text:p>extern const srrectype_t SR_NAME_CPTH;</text:p>
          </table:table-cell>
          <table:table-cell table:formula="of:=CONCATENATE(&quot;const srrectype_t SR_NAME_&quot;;[.C25];&quot; = &quot;&quot;&quot;; [.C25];&quot;&quot;&quot;;&quot;)" office:value-type="string" office:string-value="const srrectype_t SR_NAME_CPTH = &quot;CPTH&quot;;">
            <text:p>const srrectype_t SR_NAME_CPTH = "CPTH";</text:p>
          </table:table-cell>
          <table:table-cell table:formula="of:=CONCATENATE(&quot;&amp;SR_NAME_&quot;;[.A25];&quot;,&quot;)" office:value-type="string" office:string-value="&amp;SR_NAME_TACT,">
            <text:p>&amp;SR_NAME_TACT,</text:p>
          </table:table-cell>
          <table:table-cell office:value-type="string">
            <text:p>&amp;SR_NAME_TACT,</text:p>
          </table:table-cell>
          <table:table-cell office:value-type="float" office:value="224">
            <text:p>224</text:p>
          </table:table-cell>
          <table:table-cell table:formula="of:=CONCATENATE(&quot;#define SRCLASS_CSr&quot;; PROPER([.C25]);&quot;Record    &quot;; [.I25])" office:value-type="string" office:string-value="#define SRCLASS_CSrCpthRecord    224">
            <text:p>#define SRCLASS_CSrCpthRecord <text:s text:c="3"/>224</text:p>
          </table:table-cell>
          <table:table-cell/>
          <table:table-cell table:formula="of:=CONCATENATE(&quot;#include &quot;&quot;records/Sr&quot;;PROPER([.C25]);&quot;record.h&quot;&quot;&quot;)" office:value-type="string" office:string-value="#include &quot;records/SrCpthrecord.h&quot;">
            <text:p>#include "records/SrCpthrecord.h"</text:p>
          </table:table-cell>
          <table:table-cell/>
          <table:table-cell table:formula="of:=CONCATENATE(&quot;{ &amp;SR_NAME_&quot;; [.C25]; &quot;, CSr&quot;; PROPER([.C25]); &quot;Record::Create },&quot;)" office:value-type="string" office:string-value="{ &amp;SR_NAME_CPTH, CSrCpthRecord::Create },">
            <text:p>{ &amp;SR_NAME_CPTH, CSrCpthRecord::Create },</text:p>
          </table:table-cell>
        </table:table-row>
        <table:table-row table:style-name="ro1">
          <table:table-cell office:value-type="string">
            <text:p>INGR</text:p>
          </table:table-cell>
          <table:table-cell/>
          <table:table-cell office:value-type="string">
            <text:p>CSTY</text:p>
          </table:table-cell>
          <table:table-cell/>
          <table:table-cell table:formula="of:=CONCATENATE(&quot;extern const srrectype_t SR_NAME_&quot;;[.C26];&quot;;&quot;)" office:value-type="string" office:string-value="extern const srrectype_t SR_NAME_CSTY;">
            <text:p>extern const srrectype_t SR_NAME_CSTY;</text:p>
          </table:table-cell>
          <table:table-cell table:formula="of:=CONCATENATE(&quot;const srrectype_t SR_NAME_&quot;;[.C26];&quot; = &quot;&quot;&quot;; [.C26];&quot;&quot;&quot;;&quot;)" office:value-type="string" office:string-value="const srrectype_t SR_NAME_CSTY = &quot;CSTY&quot;;">
            <text:p>const srrectype_t SR_NAME_CSTY = "CSTY";</text:p>
          </table:table-cell>
          <table:table-cell table:formula="of:=CONCATENATE(&quot;&amp;SR_NAME_&quot;;[.A26];&quot;,&quot;)" office:value-type="string" office:string-value="&amp;SR_NAME_INGR,">
            <text:p>&amp;SR_NAME_INGR,</text:p>
          </table:table-cell>
          <table:table-cell office:value-type="string">
            <text:p>&amp;SR_NAME_INGR,</text:p>
          </table:table-cell>
          <table:table-cell office:value-type="float" office:value="225">
            <text:p>225</text:p>
          </table:table-cell>
          <table:table-cell table:formula="of:=CONCATENATE(&quot;#define SRCLASS_CSr&quot;; PROPER([.C26]);&quot;Record    &quot;; [.I26])" office:value-type="string" office:string-value="#define SRCLASS_CSrCstyRecord    225">
            <text:p>#define SRCLASS_CSrCstyRecord <text:s text:c="3"/>225</text:p>
          </table:table-cell>
          <table:table-cell/>
          <table:table-cell table:formula="of:=CONCATENATE(&quot;#include &quot;&quot;records/Sr&quot;;PROPER([.C26]);&quot;record.h&quot;&quot;&quot;)" office:value-type="string" office:string-value="#include &quot;records/SrCstyrecord.h&quot;">
            <text:p>#include "records/SrCstyrecord.h"</text:p>
          </table:table-cell>
          <table:table-cell/>
          <table:table-cell table:formula="of:=CONCATENATE(&quot;{ &amp;SR_NAME_&quot;; [.C26]; &quot;, CSr&quot;; PROPER([.C26]); &quot;Record::Create },&quot;)" office:value-type="string" office:string-value="{ &amp;SR_NAME_CSTY, CSrCstyRecord::Create },">
            <text:p>{ &amp;SR_NAME_CSTY, CSrCstyRecord::Create },</text:p>
          </table:table-cell>
        </table:table-row>
        <table:table-row table:style-name="ro1">
          <table:table-cell office:value-type="string">
            <text:p>SOUN</text:p>
          </table:table-cell>
          <table:table-cell/>
          <table:table-cell office:value-type="string">
            <text:p>DEBR</text:p>
          </table:table-cell>
          <table:table-cell/>
          <table:table-cell table:formula="of:=CONCATENATE(&quot;extern const srrectype_t SR_NAME_&quot;;[.C27];&quot;;&quot;)" office:value-type="string" office:string-value="extern const srrectype_t SR_NAME_DEBR;">
            <text:p>extern const srrectype_t SR_NAME_DEBR;</text:p>
          </table:table-cell>
          <table:table-cell table:formula="of:=CONCATENATE(&quot;const srrectype_t SR_NAME_&quot;;[.C27];&quot; = &quot;&quot;&quot;; [.C27];&quot;&quot;&quot;;&quot;)" office:value-type="string" office:string-value="const srrectype_t SR_NAME_DEBR = &quot;DEBR&quot;;">
            <text:p>const srrectype_t SR_NAME_DEBR = "DEBR";</text:p>
          </table:table-cell>
          <table:table-cell table:formula="of:=CONCATENATE(&quot;&amp;SR_NAME_&quot;;[.A27];&quot;,&quot;)" office:value-type="string" office:string-value="&amp;SR_NAME_SOUN,">
            <text:p>&amp;SR_NAME_SOUN,</text:p>
          </table:table-cell>
          <table:table-cell office:value-type="string">
            <text:p>&amp;SR_NAME_SOUN,</text:p>
          </table:table-cell>
          <table:table-cell office:value-type="float" office:value="226">
            <text:p>226</text:p>
          </table:table-cell>
          <table:table-cell table:formula="of:=CONCATENATE(&quot;#define SRCLASS_CSr&quot;; PROPER([.C27]);&quot;Record    &quot;; [.I27])" office:value-type="string" office:string-value="#define SRCLASS_CSrDebrRecord    226">
            <text:p>#define SRCLASS_CSrDebrRecord <text:s text:c="3"/>226</text:p>
          </table:table-cell>
          <table:table-cell/>
          <table:table-cell table:formula="of:=CONCATENATE(&quot;#include &quot;&quot;records/Sr&quot;;PROPER([.C27]);&quot;record.h&quot;&quot;&quot;)" office:value-type="string" office:string-value="#include &quot;records/SrDebrrecord.h&quot;">
            <text:p>#include "records/SrDebrrecord.h"</text:p>
          </table:table-cell>
          <table:table-cell/>
          <table:table-cell table:formula="of:=CONCATENATE(&quot;{ &amp;SR_NAME_&quot;; [.C27]; &quot;, CSr&quot;; PROPER([.C27]); &quot;Record::Create },&quot;)" office:value-type="string" office:string-value="{ &amp;SR_NAME_DEBR, CSrDebrRecord::Create },">
            <text:p>{ &amp;SR_NAME_DEBR, CSrDebrRecord::Create },</text:p>
          </table:table-cell>
        </table:table-row>
        <table:table-row table:style-name="ro1">
          <table:table-cell office:value-type="string">
            <text:p>ASPC</text:p>
          </table:table-cell>
          <table:table-cell/>
          <table:table-cell office:value-type="string">
            <text:p>DIAL</text:p>
          </table:table-cell>
          <table:table-cell/>
          <table:table-cell table:formula="of:=CONCATENATE(&quot;extern const srrectype_t SR_NAME_&quot;;[.C28];&quot;;&quot;)" office:value-type="string" office:string-value="extern const srrectype_t SR_NAME_DIAL;">
            <text:p>extern const srrectype_t SR_NAME_DIAL;</text:p>
          </table:table-cell>
          <table:table-cell table:formula="of:=CONCATENATE(&quot;const srrectype_t SR_NAME_&quot;;[.C28];&quot; = &quot;&quot;&quot;; [.C28];&quot;&quot;&quot;;&quot;)" office:value-type="string" office:string-value="const srrectype_t SR_NAME_DIAL = &quot;DIAL&quot;;">
            <text:p>const srrectype_t SR_NAME_DIAL = "DIAL";</text:p>
          </table:table-cell>
          <table:table-cell table:formula="of:=CONCATENATE(&quot;&amp;SR_NAME_&quot;;[.A28];&quot;,&quot;)" office:value-type="string" office:string-value="&amp;SR_NAME_ASPC,">
            <text:p>&amp;SR_NAME_ASPC,</text:p>
          </table:table-cell>
          <table:table-cell office:value-type="string">
            <text:p>&amp;SR_NAME_ASPC,</text:p>
          </table:table-cell>
          <table:table-cell office:value-type="float" office:value="227">
            <text:p>227</text:p>
          </table:table-cell>
          <table:table-cell table:formula="of:=CONCATENATE(&quot;#define SRCLASS_CSr&quot;; PROPER([.C28]);&quot;Record    &quot;; [.I28])" office:value-type="string" office:string-value="#define SRCLASS_CSrDialRecord    227">
            <text:p>#define SRCLASS_CSrDialRecord <text:s text:c="3"/>227</text:p>
          </table:table-cell>
          <table:table-cell/>
          <table:table-cell table:formula="of:=CONCATENATE(&quot;#include &quot;&quot;records/Sr&quot;;PROPER([.C28]);&quot;record.h&quot;&quot;&quot;)" office:value-type="string" office:string-value="#include &quot;records/SrDialrecord.h&quot;">
            <text:p>#include "records/SrDialrecord.h"</text:p>
          </table:table-cell>
          <table:table-cell/>
          <table:table-cell table:formula="of:=CONCATENATE(&quot;{ &amp;SR_NAME_&quot;; [.C28]; &quot;, CSr&quot;; PROPER([.C28]); &quot;Record::Create },&quot;)" office:value-type="string" office:string-value="{ &amp;SR_NAME_DIAL, CSrDialRecord::Create },">
            <text:p>{ &amp;SR_NAME_DIAL, CSrDialRecord::Create },</text:p>
          </table:table-cell>
        </table:table-row>
        <table:table-row table:style-name="ro1">
          <table:table-cell office:value-type="string">
            <text:p>MGEF</text:p>
          </table:table-cell>
          <table:table-cell/>
          <table:table-cell office:value-type="string">
            <text:p>DLBR</text:p>
          </table:table-cell>
          <table:table-cell/>
          <table:table-cell table:formula="of:=CONCATENATE(&quot;extern const srrectype_t SR_NAME_&quot;;[.C29];&quot;;&quot;)" office:value-type="string" office:string-value="extern const srrectype_t SR_NAME_DLBR;">
            <text:p>extern const srrectype_t SR_NAME_DLBR;</text:p>
          </table:table-cell>
          <table:table-cell table:formula="of:=CONCATENATE(&quot;const srrectype_t SR_NAME_&quot;;[.C29];&quot; = &quot;&quot;&quot;; [.C29];&quot;&quot;&quot;;&quot;)" office:value-type="string" office:string-value="const srrectype_t SR_NAME_DLBR = &quot;DLBR&quot;;">
            <text:p>const srrectype_t SR_NAME_DLBR = "DLBR";</text:p>
          </table:table-cell>
          <table:table-cell table:formula="of:=CONCATENATE(&quot;&amp;SR_NAME_&quot;;[.A29];&quot;,&quot;)" office:value-type="string" office:string-value="&amp;SR_NAME_MGEF,">
            <text:p>&amp;SR_NAME_MGEF,</text:p>
          </table:table-cell>
          <table:table-cell office:value-type="string">
            <text:p>&amp;SR_NAME_MGEF,</text:p>
          </table:table-cell>
          <table:table-cell office:value-type="float" office:value="228">
            <text:p>228</text:p>
          </table:table-cell>
          <table:table-cell table:formula="of:=CONCATENATE(&quot;#define SRCLASS_CSr&quot;; PROPER([.C29]);&quot;Record    &quot;; [.I29])" office:value-type="string" office:string-value="#define SRCLASS_CSrDlbrRecord    228">
            <text:p>#define SRCLASS_CSrDlbrRecord <text:s text:c="3"/>228</text:p>
          </table:table-cell>
          <table:table-cell/>
          <table:table-cell table:formula="of:=CONCATENATE(&quot;#include &quot;&quot;records/Sr&quot;;PROPER([.C29]);&quot;record.h&quot;&quot;&quot;)" office:value-type="string" office:string-value="#include &quot;records/SrDlbrrecord.h&quot;">
            <text:p>#include "records/SrDlbrrecord.h"</text:p>
          </table:table-cell>
          <table:table-cell/>
          <table:table-cell table:formula="of:=CONCATENATE(&quot;{ &amp;SR_NAME_&quot;; [.C29]; &quot;, CSr&quot;; PROPER([.C29]); &quot;Record::Create },&quot;)" office:value-type="string" office:string-value="{ &amp;SR_NAME_DLBR, CSrDlbrRecord::Create },">
            <text:p>{ &amp;SR_NAME_DLBR, CSrDlbrRecord::Create },</text:p>
          </table:table-cell>
        </table:table-row>
        <table:table-row table:style-name="ro1">
          <table:table-cell office:value-type="string">
            <text:p>LTEX</text:p>
          </table:table-cell>
          <table:table-cell/>
          <table:table-cell office:value-type="string">
            <text:p>DLVW</text:p>
          </table:table-cell>
          <table:table-cell/>
          <table:table-cell table:formula="of:=CONCATENATE(&quot;extern const srrectype_t SR_NAME_&quot;;[.C30];&quot;;&quot;)" office:value-type="string" office:string-value="extern const srrectype_t SR_NAME_DLVW;">
            <text:p>extern const srrectype_t SR_NAME_DLVW;</text:p>
          </table:table-cell>
          <table:table-cell table:formula="of:=CONCATENATE(&quot;const srrectype_t SR_NAME_&quot;;[.C30];&quot; = &quot;&quot;&quot;; [.C30];&quot;&quot;&quot;;&quot;)" office:value-type="string" office:string-value="const srrectype_t SR_NAME_DLVW = &quot;DLVW&quot;;">
            <text:p>const srrectype_t SR_NAME_DLVW = "DLVW";</text:p>
          </table:table-cell>
          <table:table-cell table:formula="of:=CONCATENATE(&quot;&amp;SR_NAME_&quot;;[.A30];&quot;,&quot;)" office:value-type="string" office:string-value="&amp;SR_NAME_LTEX,">
            <text:p>&amp;SR_NAME_LTEX,</text:p>
          </table:table-cell>
          <table:table-cell office:value-type="string">
            <text:p>&amp;SR_NAME_LTEX,</text:p>
          </table:table-cell>
          <table:table-cell office:value-type="float" office:value="229">
            <text:p>229</text:p>
          </table:table-cell>
          <table:table-cell table:formula="of:=CONCATENATE(&quot;#define SRCLASS_CSr&quot;; PROPER([.C30]);&quot;Record    &quot;; [.I30])" office:value-type="string" office:string-value="#define SRCLASS_CSrDlvwRecord    229">
            <text:p>#define SRCLASS_CSrDlvwRecord <text:s text:c="3"/>229</text:p>
          </table:table-cell>
          <table:table-cell/>
          <table:table-cell table:formula="of:=CONCATENATE(&quot;#include &quot;&quot;records/Sr&quot;;PROPER([.C30]);&quot;record.h&quot;&quot;&quot;)" office:value-type="string" office:string-value="#include &quot;records/SrDlvwrecord.h&quot;">
            <text:p>#include "records/SrDlvwrecord.h"</text:p>
          </table:table-cell>
          <table:table-cell/>
          <table:table-cell table:formula="of:=CONCATENATE(&quot;{ &amp;SR_NAME_&quot;; [.C30]; &quot;, CSr&quot;; PROPER([.C30]); &quot;Record::Create },&quot;)" office:value-type="string" office:string-value="{ &amp;SR_NAME_DLVW, CSrDlvwRecord::Create },">
            <text:p>{ &amp;SR_NAME_DLVW, CSrDlvwRecord::Create },</text:p>
          </table:table-cell>
        </table:table-row>
        <table:table-row table:style-name="ro1">
          <table:table-cell office:value-type="string">
            <text:p>MUSC</text:p>
          </table:table-cell>
          <table:table-cell/>
          <table:table-cell office:value-type="string">
            <text:p>DOBJ</text:p>
          </table:table-cell>
          <table:table-cell/>
          <table:table-cell table:formula="of:=CONCATENATE(&quot;extern const srrectype_t SR_NAME_&quot;;[.C31];&quot;;&quot;)" office:value-type="string" office:string-value="extern const srrectype_t SR_NAME_DOBJ;">
            <text:p>extern const srrectype_t SR_NAME_DOBJ;</text:p>
          </table:table-cell>
          <table:table-cell table:formula="of:=CONCATENATE(&quot;const srrectype_t SR_NAME_&quot;;[.C31];&quot; = &quot;&quot;&quot;; [.C31];&quot;&quot;&quot;;&quot;)" office:value-type="string" office:string-value="const srrectype_t SR_NAME_DOBJ = &quot;DOBJ&quot;;">
            <text:p>const srrectype_t SR_NAME_DOBJ = "DOBJ";</text:p>
          </table:table-cell>
          <table:table-cell table:formula="of:=CONCATENATE(&quot;&amp;SR_NAME_&quot;;[.A31];&quot;,&quot;)" office:value-type="string" office:string-value="&amp;SR_NAME_MUSC,">
            <text:p>&amp;SR_NAME_MUSC,</text:p>
          </table:table-cell>
          <table:table-cell office:value-type="string">
            <text:p>&amp;SR_NAME_MUSC,</text:p>
          </table:table-cell>
          <table:table-cell office:value-type="float" office:value="230">
            <text:p>230</text:p>
          </table:table-cell>
          <table:table-cell table:formula="of:=CONCATENATE(&quot;#define SRCLASS_CSr&quot;; PROPER([.C31]);&quot;Record    &quot;; [.I31])" office:value-type="string" office:string-value="#define SRCLASS_CSrDobjRecord    230">
            <text:p>#define SRCLASS_CSrDobjRecord <text:s text:c="3"/>230</text:p>
          </table:table-cell>
          <table:table-cell/>
          <table:table-cell table:formula="of:=CONCATENATE(&quot;#include &quot;&quot;records/Sr&quot;;PROPER([.C31]);&quot;record.h&quot;&quot;&quot;)" office:value-type="string" office:string-value="#include &quot;records/SrDobjrecord.h&quot;">
            <text:p>#include "records/SrDobjrecord.h"</text:p>
          </table:table-cell>
          <table:table-cell/>
          <table:table-cell table:formula="of:=CONCATENATE(&quot;{ &amp;SR_NAME_&quot;; [.C31]; &quot;, CSr&quot;; PROPER([.C31]); &quot;Record::Create },&quot;)" office:value-type="string" office:string-value="{ &amp;SR_NAME_DOBJ, CSrDobjRecord::Create },">
            <text:p>{ &amp;SR_NAME_DOBJ, CSrDobjRecord::Create },</text:p>
          </table:table-cell>
        </table:table-row>
        <table:table-row table:style-name="ro1">
          <table:table-cell office:value-type="string">
            <text:p>MISC</text:p>
          </table:table-cell>
          <table:table-cell/>
          <table:table-cell office:value-type="string">
            <text:p>DOOR</text:p>
          </table:table-cell>
          <table:table-cell/>
          <table:table-cell table:formula="of:=CONCATENATE(&quot;extern const srrectype_t SR_NAME_&quot;;[.C32];&quot;;&quot;)" office:value-type="string" office:string-value="extern const srrectype_t SR_NAME_DOOR;">
            <text:p>extern const srrectype_t SR_NAME_DOOR;</text:p>
          </table:table-cell>
          <table:table-cell table:formula="of:=CONCATENATE(&quot;const srrectype_t SR_NAME_&quot;;[.C32];&quot; = &quot;&quot;&quot;; [.C32];&quot;&quot;&quot;;&quot;)" office:value-type="string" office:string-value="const srrectype_t SR_NAME_DOOR = &quot;DOOR&quot;;">
            <text:p>const srrectype_t SR_NAME_DOOR = "DOOR";</text:p>
          </table:table-cell>
          <table:table-cell table:formula="of:=CONCATENATE(&quot;&amp;SR_NAME_&quot;;[.A32];&quot;,&quot;)" office:value-type="string" office:string-value="&amp;SR_NAME_MISC,">
            <text:p>&amp;SR_NAME_MISC,</text:p>
          </table:table-cell>
          <table:table-cell office:value-type="string">
            <text:p>&amp;SR_NAME_MISC,</text:p>
          </table:table-cell>
          <table:table-cell office:value-type="float" office:value="231">
            <text:p>231</text:p>
          </table:table-cell>
          <table:table-cell table:formula="of:=CONCATENATE(&quot;#define SRCLASS_CSr&quot;; PROPER([.C32]);&quot;Record    &quot;; [.I32])" office:value-type="string" office:string-value="#define SRCLASS_CSrDoorRecord    231">
            <text:p>#define SRCLASS_CSrDoorRecord <text:s text:c="3"/>231</text:p>
          </table:table-cell>
          <table:table-cell/>
          <table:table-cell table:formula="of:=CONCATENATE(&quot;#include &quot;&quot;records/Sr&quot;;PROPER([.C32]);&quot;record.h&quot;&quot;&quot;)" office:value-type="string" office:string-value="#include &quot;records/SrDoorrecord.h&quot;">
            <text:p>#include "records/SrDoorrecord.h"</text:p>
          </table:table-cell>
          <table:table-cell/>
          <table:table-cell table:formula="of:=CONCATENATE(&quot;{ &amp;SR_NAME_&quot;; [.C32]; &quot;, CSr&quot;; PROPER([.C32]); &quot;Record::Create },&quot;)" office:value-type="string" office:string-value="{ &amp;SR_NAME_DOOR, CSrDoorRecord::Create },">
            <text:p>{ &amp;SR_NAME_DOOR, CSrDoorRecord::Create },</text:p>
          </table:table-cell>
        </table:table-row>
        <table:table-row table:style-name="ro1">
          <table:table-cell office:value-type="string">
            <text:p>ACTI</text:p>
          </table:table-cell>
          <table:table-cell/>
          <table:table-cell office:value-type="string">
            <text:p>DUAL</text:p>
          </table:table-cell>
          <table:table-cell/>
          <table:table-cell table:formula="of:=CONCATENATE(&quot;extern const srrectype_t SR_NAME_&quot;;[.C33];&quot;;&quot;)" office:value-type="string" office:string-value="extern const srrectype_t SR_NAME_DUAL;">
            <text:p>extern const srrectype_t SR_NAME_DUAL;</text:p>
          </table:table-cell>
          <table:table-cell table:formula="of:=CONCATENATE(&quot;const srrectype_t SR_NAME_&quot;;[.C33];&quot; = &quot;&quot;&quot;; [.C33];&quot;&quot;&quot;;&quot;)" office:value-type="string" office:string-value="const srrectype_t SR_NAME_DUAL = &quot;DUAL&quot;;">
            <text:p>const srrectype_t SR_NAME_DUAL = "DUAL";</text:p>
          </table:table-cell>
          <table:table-cell table:formula="of:=CONCATENATE(&quot;&amp;SR_NAME_&quot;;[.A33];&quot;,&quot;)" office:value-type="string" office:string-value="&amp;SR_NAME_ACTI,">
            <text:p>&amp;SR_NAME_ACTI,</text:p>
          </table:table-cell>
          <table:table-cell office:value-type="string">
            <text:p>&amp;SR_NAME_ACTI,</text:p>
          </table:table-cell>
          <table:table-cell office:value-type="float" office:value="232">
            <text:p>232</text:p>
          </table:table-cell>
          <table:table-cell table:formula="of:=CONCATENATE(&quot;#define SRCLASS_CSr&quot;; PROPER([.C33]);&quot;Record    &quot;; [.I33])" office:value-type="string" office:string-value="#define SRCLASS_CSrDualRecord    232">
            <text:p>#define SRCLASS_CSrDualRecord <text:s text:c="3"/>232</text:p>
          </table:table-cell>
          <table:table-cell/>
          <table:table-cell table:formula="of:=CONCATENATE(&quot;#include &quot;&quot;records/Sr&quot;;PROPER([.C33]);&quot;record.h&quot;&quot;&quot;)" office:value-type="string" office:string-value="#include &quot;records/SrDualrecord.h&quot;">
            <text:p>#include "records/SrDualrecord.h"</text:p>
          </table:table-cell>
          <table:table-cell/>
          <table:table-cell table:formula="of:=CONCATENATE(&quot;{ &amp;SR_NAME_&quot;; [.C33]; &quot;, CSr&quot;; PROPER([.C33]); &quot;Record::Create },&quot;)" office:value-type="string" office:string-value="{ &amp;SR_NAME_DUAL, CSrDualRecord::Create },">
            <text:p>{ &amp;SR_NAME_DUAL, CSrDualRecord::Create },</text:p>
          </table:table-cell>
        </table:table-row>
        <table:table-row table:style-name="ro1">
          <table:table-cell office:value-type="string">
            <text:p>SPEL</text:p>
          </table:table-cell>
          <table:table-cell/>
          <table:table-cell office:value-type="string">
            <text:p>ECZN</text:p>
          </table:table-cell>
          <table:table-cell/>
          <table:table-cell table:formula="of:=CONCATENATE(&quot;extern const srrectype_t SR_NAME_&quot;;[.C34];&quot;;&quot;)" office:value-type="string" office:string-value="extern const srrectype_t SR_NAME_ECZN;">
            <text:p>extern const srrectype_t SR_NAME_ECZN;</text:p>
          </table:table-cell>
          <table:table-cell table:formula="of:=CONCATENATE(&quot;const srrectype_t SR_NAME_&quot;;[.C34];&quot; = &quot;&quot;&quot;; [.C34];&quot;&quot;&quot;;&quot;)" office:value-type="string" office:string-value="const srrectype_t SR_NAME_ECZN = &quot;ECZN&quot;;">
            <text:p>const srrectype_t SR_NAME_ECZN = "ECZN";</text:p>
          </table:table-cell>
          <table:table-cell table:formula="of:=CONCATENATE(&quot;&amp;SR_NAME_&quot;;[.A34];&quot;,&quot;)" office:value-type="string" office:string-value="&amp;SR_NAME_SPEL,">
            <text:p>&amp;SR_NAME_SPEL,</text:p>
          </table:table-cell>
          <table:table-cell office:value-type="string">
            <text:p>&amp;SR_NAME_SPEL,</text:p>
          </table:table-cell>
          <table:table-cell office:value-type="float" office:value="233">
            <text:p>233</text:p>
          </table:table-cell>
          <table:table-cell table:formula="of:=CONCATENATE(&quot;#define SRCLASS_CSr&quot;; PROPER([.C34]);&quot;Record    &quot;; [.I34])" office:value-type="string" office:string-value="#define SRCLASS_CSrEcznRecord    233">
            <text:p>#define SRCLASS_CSrEcznRecord <text:s text:c="3"/>233</text:p>
          </table:table-cell>
          <table:table-cell/>
          <table:table-cell table:formula="of:=CONCATENATE(&quot;#include &quot;&quot;records/Sr&quot;;PROPER([.C34]);&quot;record.h&quot;&quot;&quot;)" office:value-type="string" office:string-value="#include &quot;records/SrEcznrecord.h&quot;">
            <text:p>#include "records/SrEcznrecord.h"</text:p>
          </table:table-cell>
          <table:table-cell/>
          <table:table-cell table:formula="of:=CONCATENATE(&quot;{ &amp;SR_NAME_&quot;; [.C34]; &quot;, CSr&quot;; PROPER([.C34]); &quot;Record::Create },&quot;)" office:value-type="string" office:string-value="{ &amp;SR_NAME_ECZN, CSrEcznRecord::Create },">
            <text:p>{ &amp;SR_NAME_ECZN, CSrEcznRecord::Create },</text:p>
          </table:table-cell>
        </table:table-row>
        <table:table-row table:style-name="ro1">
          <table:table-cell office:value-type="string">
            <text:p>SCRL</text:p>
          </table:table-cell>
          <table:table-cell/>
          <table:table-cell office:value-type="string">
            <text:p>EFSH</text:p>
          </table:table-cell>
          <table:table-cell/>
          <table:table-cell table:formula="of:=CONCATENATE(&quot;extern const srrectype_t SR_NAME_&quot;;[.C35];&quot;;&quot;)" office:value-type="string" office:string-value="extern const srrectype_t SR_NAME_EFSH;">
            <text:p>extern const srrectype_t SR_NAME_EFSH;</text:p>
          </table:table-cell>
          <table:table-cell table:formula="of:=CONCATENATE(&quot;const srrectype_t SR_NAME_&quot;;[.C35];&quot; = &quot;&quot;&quot;; [.C35];&quot;&quot;&quot;;&quot;)" office:value-type="string" office:string-value="const srrectype_t SR_NAME_EFSH = &quot;EFSH&quot;;">
            <text:p>const srrectype_t SR_NAME_EFSH = "EFSH";</text:p>
          </table:table-cell>
          <table:table-cell table:formula="of:=CONCATENATE(&quot;&amp;SR_NAME_&quot;;[.A35];&quot;,&quot;)" office:value-type="string" office:string-value="&amp;SR_NAME_SCRL,">
            <text:p>&amp;SR_NAME_SCRL,</text:p>
          </table:table-cell>
          <table:table-cell office:value-type="string">
            <text:p>&amp;SR_NAME_SCRL,</text:p>
          </table:table-cell>
          <table:table-cell office:value-type="float" office:value="234">
            <text:p>234</text:p>
          </table:table-cell>
          <table:table-cell table:formula="of:=CONCATENATE(&quot;#define SRCLASS_CSr&quot;; PROPER([.C35]);&quot;Record    &quot;; [.I35])" office:value-type="string" office:string-value="#define SRCLASS_CSrEfshRecord    234">
            <text:p>#define SRCLASS_CSrEfshRecord <text:s text:c="3"/>234</text:p>
          </table:table-cell>
          <table:table-cell/>
          <table:table-cell table:formula="of:=CONCATENATE(&quot;#include &quot;&quot;records/Sr&quot;;PROPER([.C35]);&quot;record.h&quot;&quot;&quot;)" office:value-type="string" office:string-value="#include &quot;records/SrEfshrecord.h&quot;">
            <text:p>#include "records/SrEfshrecord.h"</text:p>
          </table:table-cell>
          <table:table-cell/>
          <table:table-cell table:formula="of:=CONCATENATE(&quot;{ &amp;SR_NAME_&quot;; [.C35]; &quot;, CSr&quot;; PROPER([.C35]); &quot;Record::Create },&quot;)" office:value-type="string" office:string-value="{ &amp;SR_NAME_EFSH, CSrEfshRecord::Create },">
            <text:p>{ &amp;SR_NAME_EFSH, CSrEfshRecord::Create },</text:p>
          </table:table-cell>
        </table:table-row>
        <table:table-row table:style-name="ro1">
          <table:table-cell office:value-type="string">
            <text:p>BOOK</text:p>
          </table:table-cell>
          <table:table-cell/>
          <table:table-cell office:value-type="string">
            <text:p>ENCH</text:p>
          </table:table-cell>
          <table:table-cell/>
          <table:table-cell table:formula="of:=CONCATENATE(&quot;extern const srrectype_t SR_NAME_&quot;;[.C36];&quot;;&quot;)" office:value-type="string" office:string-value="extern const srrectype_t SR_NAME_ENCH;">
            <text:p>extern const srrectype_t SR_NAME_ENCH;</text:p>
          </table:table-cell>
          <table:table-cell table:formula="of:=CONCATENATE(&quot;const srrectype_t SR_NAME_&quot;;[.C36];&quot; = &quot;&quot;&quot;; [.C36];&quot;&quot;&quot;;&quot;)" office:value-type="string" office:string-value="const srrectype_t SR_NAME_ENCH = &quot;ENCH&quot;;">
            <text:p>const srrectype_t SR_NAME_ENCH = "ENCH";</text:p>
          </table:table-cell>
          <table:table-cell table:formula="of:=CONCATENATE(&quot;&amp;SR_NAME_&quot;;[.A36];&quot;,&quot;)" office:value-type="string" office:string-value="&amp;SR_NAME_BOOK,">
            <text:p>&amp;SR_NAME_BOOK,</text:p>
          </table:table-cell>
          <table:table-cell office:value-type="string">
            <text:p>&amp;SR_NAME_BOOK,</text:p>
          </table:table-cell>
          <table:table-cell office:value-type="float" office:value="235">
            <text:p>235</text:p>
          </table:table-cell>
          <table:table-cell table:formula="of:=CONCATENATE(&quot;#define SRCLASS_CSr&quot;; PROPER([.C36]);&quot;Record    &quot;; [.I36])" office:value-type="string" office:string-value="#define SRCLASS_CSrEnchRecord    235">
            <text:p>#define SRCLASS_CSrEnchRecord <text:s text:c="3"/>235</text:p>
          </table:table-cell>
          <table:table-cell/>
          <table:table-cell table:formula="of:=CONCATENATE(&quot;#include &quot;&quot;records/Sr&quot;;PROPER([.C36]);&quot;record.h&quot;&quot;&quot;)" office:value-type="string" office:string-value="#include &quot;records/SrEnchrecord.h&quot;">
            <text:p>#include "records/SrEnchrecord.h"</text:p>
          </table:table-cell>
          <table:table-cell/>
          <table:table-cell table:formula="of:=CONCATENATE(&quot;{ &amp;SR_NAME_&quot;; [.C36]; &quot;, CSr&quot;; PROPER([.C36]); &quot;Record::Create },&quot;)" office:value-type="string" office:string-value="{ &amp;SR_NAME_ENCH, CSrEnchRecord::Create },">
            <text:p>{ &amp;SR_NAME_ENCH, CSrEnchRecord::Create },</text:p>
          </table:table-cell>
        </table:table-row>
        <table:table-row table:style-name="ro1">
          <table:table-cell office:value-type="string">
            <text:p>WOOP</text:p>
          </table:table-cell>
          <table:table-cell/>
          <table:table-cell office:value-type="string">
            <text:p>EQUP</text:p>
          </table:table-cell>
          <table:table-cell/>
          <table:table-cell table:formula="of:=CONCATENATE(&quot;extern const srrectype_t SR_NAME_&quot;;[.C37];&quot;;&quot;)" office:value-type="string" office:string-value="extern const srrectype_t SR_NAME_EQUP;">
            <text:p>extern const srrectype_t SR_NAME_EQUP;</text:p>
          </table:table-cell>
          <table:table-cell table:formula="of:=CONCATENATE(&quot;const srrectype_t SR_NAME_&quot;;[.C37];&quot; = &quot;&quot;&quot;; [.C37];&quot;&quot;&quot;;&quot;)" office:value-type="string" office:string-value="const srrectype_t SR_NAME_EQUP = &quot;EQUP&quot;;">
            <text:p>const srrectype_t SR_NAME_EQUP = "EQUP";</text:p>
          </table:table-cell>
          <table:table-cell table:formula="of:=CONCATENATE(&quot;&amp;SR_NAME_&quot;;[.A37];&quot;,&quot;)" office:value-type="string" office:string-value="&amp;SR_NAME_WOOP,">
            <text:p>&amp;SR_NAME_WOOP,</text:p>
          </table:table-cell>
          <table:table-cell office:value-type="string">
            <text:p>&amp;SR_NAME_WOOP,</text:p>
          </table:table-cell>
          <table:table-cell office:value-type="float" office:value="236">
            <text:p>236</text:p>
          </table:table-cell>
          <table:table-cell table:formula="of:=CONCATENATE(&quot;#define SRCLASS_CSr&quot;; PROPER([.C37]);&quot;Record    &quot;; [.I37])" office:value-type="string" office:string-value="#define SRCLASS_CSrEqupRecord    236">
            <text:p>#define SRCLASS_CSrEqupRecord <text:s text:c="3"/>236</text:p>
          </table:table-cell>
          <table:table-cell/>
          <table:table-cell table:formula="of:=CONCATENATE(&quot;#include &quot;&quot;records/Sr&quot;;PROPER([.C37]);&quot;record.h&quot;&quot;&quot;)" office:value-type="string" office:string-value="#include &quot;records/SrEquprecord.h&quot;">
            <text:p>#include "records/SrEquprecord.h"</text:p>
          </table:table-cell>
          <table:table-cell/>
          <table:table-cell table:formula="of:=CONCATENATE(&quot;{ &amp;SR_NAME_&quot;; [.C37]; &quot;, CSr&quot;; PROPER([.C37]); &quot;Record::Create },&quot;)" office:value-type="string" office:string-value="{ &amp;SR_NAME_EQUP, CSrEqupRecord::Create },">
            <text:p>{ &amp;SR_NAME_EQUP, CSrEqupRecord::Create },</text:p>
          </table:table-cell>
        </table:table-row>
        <table:table-row table:style-name="ro1">
          <table:table-cell office:value-type="string">
            <text:p>CLMT</text:p>
          </table:table-cell>
          <table:table-cell/>
          <table:table-cell office:value-type="string">
            <text:p>EXPL</text:p>
          </table:table-cell>
          <table:table-cell/>
          <table:table-cell table:formula="of:=CONCATENATE(&quot;extern const srrectype_t SR_NAME_&quot;;[.C38];&quot;;&quot;)" office:value-type="string" office:string-value="extern const srrectype_t SR_NAME_EXPL;">
            <text:p>extern const srrectype_t SR_NAME_EXPL;</text:p>
          </table:table-cell>
          <table:table-cell table:formula="of:=CONCATENATE(&quot;const srrectype_t SR_NAME_&quot;;[.C38];&quot; = &quot;&quot;&quot;; [.C38];&quot;&quot;&quot;;&quot;)" office:value-type="string" office:string-value="const srrectype_t SR_NAME_EXPL = &quot;EXPL&quot;;">
            <text:p>const srrectype_t SR_NAME_EXPL = "EXPL";</text:p>
          </table:table-cell>
          <table:table-cell table:formula="of:=CONCATENATE(&quot;&amp;SR_NAME_&quot;;[.A38];&quot;,&quot;)" office:value-type="string" office:string-value="&amp;SR_NAME_CLMT,">
            <text:p>&amp;SR_NAME_CLMT,</text:p>
          </table:table-cell>
          <table:table-cell office:value-type="string">
            <text:p>&amp;SR_NAME_CLMT,</text:p>
          </table:table-cell>
          <table:table-cell office:value-type="float" office:value="237">
            <text:p>237</text:p>
          </table:table-cell>
          <table:table-cell table:formula="of:=CONCATENATE(&quot;#define SRCLASS_CSr&quot;; PROPER([.C38]);&quot;Record    &quot;; [.I38])" office:value-type="string" office:string-value="#define SRCLASS_CSrExplRecord    237">
            <text:p>#define SRCLASS_CSrExplRecord <text:s text:c="3"/>237</text:p>
          </table:table-cell>
          <table:table-cell/>
          <table:table-cell table:formula="of:=CONCATENATE(&quot;#include &quot;&quot;records/Sr&quot;;PROPER([.C38]);&quot;record.h&quot;&quot;&quot;)" office:value-type="string" office:string-value="#include &quot;records/SrExplrecord.h&quot;">
            <text:p>#include "records/SrExplrecord.h"</text:p>
          </table:table-cell>
          <table:table-cell/>
          <table:table-cell table:formula="of:=CONCATENATE(&quot;{ &amp;SR_NAME_&quot;; [.C38]; &quot;, CSr&quot;; PROPER([.C38]); &quot;Record::Create },&quot;)" office:value-type="string" office:string-value="{ &amp;SR_NAME_EXPL, CSrExplRecord::Create },">
            <text:p>{ &amp;SR_NAME_EXPL, CSrExplRecord::Create },</text:p>
          </table:table-cell>
        </table:table-row>
        <table:table-row table:style-name="ro1">
          <table:table-cell office:value-type="string">
            <text:p>CONT</text:p>
          </table:table-cell>
          <table:table-cell/>
          <table:table-cell office:value-type="string">
            <text:p>EYES</text:p>
          </table:table-cell>
          <table:table-cell/>
          <table:table-cell table:formula="of:=CONCATENATE(&quot;extern const srrectype_t SR_NAME_&quot;;[.C39];&quot;;&quot;)" office:value-type="string" office:string-value="extern const srrectype_t SR_NAME_EYES;">
            <text:p>extern const srrectype_t SR_NAME_EYES;</text:p>
          </table:table-cell>
          <table:table-cell table:formula="of:=CONCATENATE(&quot;const srrectype_t SR_NAME_&quot;;[.C39];&quot; = &quot;&quot;&quot;; [.C39];&quot;&quot;&quot;;&quot;)" office:value-type="string" office:string-value="const srrectype_t SR_NAME_EYES = &quot;EYES&quot;;">
            <text:p>const srrectype_t SR_NAME_EYES = "EYES";</text:p>
          </table:table-cell>
          <table:table-cell table:formula="of:=CONCATENATE(&quot;&amp;SR_NAME_&quot;;[.A39];&quot;,&quot;)" office:value-type="string" office:string-value="&amp;SR_NAME_CONT,">
            <text:p>&amp;SR_NAME_CONT,</text:p>
          </table:table-cell>
          <table:table-cell office:value-type="string">
            <text:p>&amp;SR_NAME_CONT,</text:p>
          </table:table-cell>
          <table:table-cell office:value-type="float" office:value="238">
            <text:p>238</text:p>
          </table:table-cell>
          <table:table-cell table:formula="of:=CONCATENATE(&quot;#define SRCLASS_CSr&quot;; PROPER([.C39]);&quot;Record    &quot;; [.I39])" office:value-type="string" office:string-value="#define SRCLASS_CSrEyesRecord    238">
            <text:p>#define SRCLASS_CSrEyesRecord <text:s text:c="3"/>238</text:p>
          </table:table-cell>
          <table:table-cell/>
          <table:table-cell table:formula="of:=CONCATENATE(&quot;#include &quot;&quot;records/Sr&quot;;PROPER([.C39]);&quot;record.h&quot;&quot;&quot;)" office:value-type="string" office:string-value="#include &quot;records/SrEyesrecord.h&quot;">
            <text:p>#include "records/SrEyesrecord.h"</text:p>
          </table:table-cell>
          <table:table-cell/>
          <table:table-cell table:formula="of:=CONCATENATE(&quot;{ &amp;SR_NAME_&quot;; [.C39]; &quot;, CSr&quot;; PROPER([.C39]); &quot;Record::Create },&quot;)" office:value-type="string" office:string-value="{ &amp;SR_NAME_EYES, CSrEyesRecord::Create },">
            <text:p>{ &amp;SR_NAME_EYES, CSrEyesRecord::Create },</text:p>
          </table:table-cell>
        </table:table-row>
        <table:table-row table:style-name="ro1">
          <table:table-cell office:value-type="string">
            <text:p>SHOU</text:p>
          </table:table-cell>
          <table:table-cell/>
          <table:table-cell office:value-type="string">
            <text:p>FACT</text:p>
          </table:table-cell>
          <table:table-cell/>
          <table:table-cell table:formula="of:=CONCATENATE(&quot;extern const srrectype_t SR_NAME_&quot;;[.C40];&quot;;&quot;)" office:value-type="string" office:string-value="extern const srrectype_t SR_NAME_FACT;">
            <text:p>extern const srrectype_t SR_NAME_FACT;</text:p>
          </table:table-cell>
          <table:table-cell table:formula="of:=CONCATENATE(&quot;const srrectype_t SR_NAME_&quot;;[.C40];&quot; = &quot;&quot;&quot;; [.C40];&quot;&quot;&quot;;&quot;)" office:value-type="string" office:string-value="const srrectype_t SR_NAME_FACT = &quot;FACT&quot;;">
            <text:p>const srrectype_t SR_NAME_FACT = "FACT";</text:p>
          </table:table-cell>
          <table:table-cell table:formula="of:=CONCATENATE(&quot;&amp;SR_NAME_&quot;;[.A40];&quot;,&quot;)" office:value-type="string" office:string-value="&amp;SR_NAME_SHOU,">
            <text:p>&amp;SR_NAME_SHOU,</text:p>
          </table:table-cell>
          <table:table-cell office:value-type="string">
            <text:p>&amp;SR_NAME_SHOU,</text:p>
          </table:table-cell>
          <table:table-cell office:value-type="float" office:value="239">
            <text:p>239</text:p>
          </table:table-cell>
          <table:table-cell table:formula="of:=CONCATENATE(&quot;#define SRCLASS_CSr&quot;; PROPER([.C40]);&quot;Record    &quot;; [.I40])" office:value-type="string" office:string-value="#define SRCLASS_CSrFactRecord    239">
            <text:p>#define SRCLASS_CSrFactRecord <text:s text:c="3"/>239</text:p>
          </table:table-cell>
          <table:table-cell/>
          <table:table-cell table:formula="of:=CONCATENATE(&quot;#include &quot;&quot;records/Sr&quot;;PROPER([.C40]);&quot;record.h&quot;&quot;&quot;)" office:value-type="string" office:string-value="#include &quot;records/SrFactrecord.h&quot;">
            <text:p>#include "records/SrFactrecord.h"</text:p>
          </table:table-cell>
          <table:table-cell/>
          <table:table-cell table:formula="of:=CONCATENATE(&quot;{ &amp;SR_NAME_&quot;; [.C40]; &quot;, CSr&quot;; PROPER([.C40]); &quot;Record::Create },&quot;)" office:value-type="string" office:string-value="{ &amp;SR_NAME_FACT, CSrFactRecord::Create },">
            <text:p>{ &amp;SR_NAME_FACT, CSrFactRecord::Create },</text:p>
          </table:table-cell>
        </table:table-row>
        <table:table-row table:style-name="ro1">
          <table:table-cell office:value-type="string">
            <text:p>APPA</text:p>
          </table:table-cell>
          <table:table-cell/>
          <table:table-cell office:value-type="string">
            <text:p>FLOR</text:p>
          </table:table-cell>
          <table:table-cell/>
          <table:table-cell table:formula="of:=CONCATENATE(&quot;extern const srrectype_t SR_NAME_&quot;;[.C41];&quot;;&quot;)" office:value-type="string" office:string-value="extern const srrectype_t SR_NAME_FLOR;">
            <text:p>extern const srrectype_t SR_NAME_FLOR;</text:p>
          </table:table-cell>
          <table:table-cell table:formula="of:=CONCATENATE(&quot;const srrectype_t SR_NAME_&quot;;[.C41];&quot; = &quot;&quot;&quot;; [.C41];&quot;&quot;&quot;;&quot;)" office:value-type="string" office:string-value="const srrectype_t SR_NAME_FLOR = &quot;FLOR&quot;;">
            <text:p>const srrectype_t SR_NAME_FLOR = "FLOR";</text:p>
          </table:table-cell>
          <table:table-cell table:formula="of:=CONCATENATE(&quot;&amp;SR_NAME_&quot;;[.A41];&quot;,&quot;)" office:value-type="string" office:string-value="&amp;SR_NAME_APPA,">
            <text:p>&amp;SR_NAME_APPA,</text:p>
          </table:table-cell>
          <table:table-cell office:value-type="string">
            <text:p>&amp;SR_NAME_APPA,</text:p>
          </table:table-cell>
          <table:table-cell office:value-type="float" office:value="240">
            <text:p>240</text:p>
          </table:table-cell>
          <table:table-cell table:formula="of:=CONCATENATE(&quot;#define SRCLASS_CSr&quot;; PROPER([.C41]);&quot;Record    &quot;; [.I41])" office:value-type="string" office:string-value="#define SRCLASS_CSrFlorRecord    240">
            <text:p>#define SRCLASS_CSrFlorRecord <text:s text:c="3"/>240</text:p>
          </table:table-cell>
          <table:table-cell/>
          <table:table-cell table:formula="of:=CONCATENATE(&quot;#include &quot;&quot;records/Sr&quot;;PROPER([.C41]);&quot;record.h&quot;&quot;&quot;)" office:value-type="string" office:string-value="#include &quot;records/SrFlorrecord.h&quot;">
            <text:p>#include "records/SrFlorrecord.h"</text:p>
          </table:table-cell>
          <table:table-cell/>
          <table:table-cell table:formula="of:=CONCATENATE(&quot;{ &amp;SR_NAME_&quot;; [.C41]; &quot;, CSr&quot;; PROPER([.C41]); &quot;Record::Create },&quot;)" office:value-type="string" office:string-value="{ &amp;SR_NAME_FLOR, CSrFlorRecord::Create },">
            <text:p>{ &amp;SR_NAME_FLOR, CSrFlorRecord::Create },</text:p>
          </table:table-cell>
        </table:table-row>
        <table:table-row table:style-name="ro1">
          <table:table-cell office:value-type="string">
            <text:p>LIGH</text:p>
          </table:table-cell>
          <table:table-cell/>
          <table:table-cell office:value-type="string">
            <text:p>FLST</text:p>
          </table:table-cell>
          <table:table-cell/>
          <table:table-cell table:formula="of:=CONCATENATE(&quot;extern const srrectype_t SR_NAME_&quot;;[.C42];&quot;;&quot;)" office:value-type="string" office:string-value="extern const srrectype_t SR_NAME_FLST;">
            <text:p>extern const srrectype_t SR_NAME_FLST;</text:p>
          </table:table-cell>
          <table:table-cell table:formula="of:=CONCATENATE(&quot;const srrectype_t SR_NAME_&quot;;[.C42];&quot; = &quot;&quot;&quot;; [.C42];&quot;&quot;&quot;;&quot;)" office:value-type="string" office:string-value="const srrectype_t SR_NAME_FLST = &quot;FLST&quot;;">
            <text:p>const srrectype_t SR_NAME_FLST = "FLST";</text:p>
          </table:table-cell>
          <table:table-cell table:formula="of:=CONCATENATE(&quot;&amp;SR_NAME_&quot;;[.A42];&quot;,&quot;)" office:value-type="string" office:string-value="&amp;SR_NAME_LIGH,">
            <text:p>&amp;SR_NAME_LIGH,</text:p>
          </table:table-cell>
          <table:table-cell office:value-type="string">
            <text:p>&amp;SR_NAME_LIGH,</text:p>
          </table:table-cell>
          <table:table-cell office:value-type="float" office:value="241">
            <text:p>241</text:p>
          </table:table-cell>
          <table:table-cell table:formula="of:=CONCATENATE(&quot;#define SRCLASS_CSr&quot;; PROPER([.C42]);&quot;Record    &quot;; [.I42])" office:value-type="string" office:string-value="#define SRCLASS_CSrFlstRecord    241">
            <text:p>#define SRCLASS_CSrFlstRecord <text:s text:c="3"/>241</text:p>
          </table:table-cell>
          <table:table-cell/>
          <table:table-cell table:formula="of:=CONCATENATE(&quot;#include &quot;&quot;records/Sr&quot;;PROPER([.C42]);&quot;record.h&quot;&quot;&quot;)" office:value-type="string" office:string-value="#include &quot;records/SrFlstrecord.h&quot;">
            <text:p>#include "records/SrFlstrecord.h"</text:p>
          </table:table-cell>
          <table:table-cell/>
          <table:table-cell table:formula="of:=CONCATENATE(&quot;{ &amp;SR_NAME_&quot;; [.C42]; &quot;, CSr&quot;; PROPER([.C42]); &quot;Record::Create },&quot;)" office:value-type="string" office:string-value="{ &amp;SR_NAME_FLST, CSrFlstRecord::Create },">
            <text:p>{ &amp;SR_NAME_FLST, CSrFlstRecord::Create },</text:p>
          </table:table-cell>
        </table:table-row>
        <table:table-row table:style-name="ro1">
          <table:table-cell office:value-type="string">
            <text:p>LAND</text:p>
          </table:table-cell>
          <table:table-cell/>
          <table:table-cell office:value-type="string">
            <text:p>FSTP</text:p>
          </table:table-cell>
          <table:table-cell/>
          <table:table-cell table:formula="of:=CONCATENATE(&quot;extern const srrectype_t SR_NAME_&quot;;[.C43];&quot;;&quot;)" office:value-type="string" office:string-value="extern const srrectype_t SR_NAME_FSTP;">
            <text:p>extern const srrectype_t SR_NAME_FSTP;</text:p>
          </table:table-cell>
          <table:table-cell table:formula="of:=CONCATENATE(&quot;const srrectype_t SR_NAME_&quot;;[.C43];&quot; = &quot;&quot;&quot;; [.C43];&quot;&quot;&quot;;&quot;)" office:value-type="string" office:string-value="const srrectype_t SR_NAME_FSTP = &quot;FSTP&quot;;">
            <text:p>const srrectype_t SR_NAME_FSTP = "FSTP";</text:p>
          </table:table-cell>
          <table:table-cell table:formula="of:=CONCATENATE(&quot;&amp;SR_NAME_&quot;;[.A43];&quot;,&quot;)" office:value-type="string" office:string-value="&amp;SR_NAME_LAND,">
            <text:p>&amp;SR_NAME_LAND,</text:p>
          </table:table-cell>
          <table:table-cell office:value-type="string">
            <text:p>&amp;SR_NAME_LAND,</text:p>
          </table:table-cell>
          <table:table-cell office:value-type="float" office:value="242">
            <text:p>242</text:p>
          </table:table-cell>
          <table:table-cell table:formula="of:=CONCATENATE(&quot;#define SRCLASS_CSr&quot;; PROPER([.C43]);&quot;Record    &quot;; [.I43])" office:value-type="string" office:string-value="#define SRCLASS_CSrFstpRecord    242">
            <text:p>#define SRCLASS_CSrFstpRecord <text:s text:c="3"/>242</text:p>
          </table:table-cell>
          <table:table-cell/>
          <table:table-cell table:formula="of:=CONCATENATE(&quot;#include &quot;&quot;records/Sr&quot;;PROPER([.C43]);&quot;record.h&quot;&quot;&quot;)" office:value-type="string" office:string-value="#include &quot;records/SrFstprecord.h&quot;">
            <text:p>#include "records/SrFstprecord.h"</text:p>
          </table:table-cell>
          <table:table-cell/>
          <table:table-cell table:formula="of:=CONCATENATE(&quot;{ &amp;SR_NAME_&quot;; [.C43]; &quot;, CSr&quot;; PROPER([.C43]); &quot;Record::Create },&quot;)" office:value-type="string" office:string-value="{ &amp;SR_NAME_FSTP, CSrFstpRecord::Create },">
            <text:p>{ &amp;SR_NAME_FSTP, CSrFstpRecord::Create },</text:p>
          </table:table-cell>
        </table:table-row>
        <table:table-row table:style-name="ro1">
          <table:table-cell office:value-type="string">
            <text:p>STAT</text:p>
          </table:table-cell>
          <table:table-cell/>
          <table:table-cell office:value-type="string">
            <text:p>FSTS</text:p>
          </table:table-cell>
          <table:table-cell/>
          <table:table-cell table:formula="of:=CONCATENATE(&quot;extern const srrectype_t SR_NAME_&quot;;[.C44];&quot;;&quot;)" office:value-type="string" office:string-value="extern const srrectype_t SR_NAME_FSTS;">
            <text:p>extern const srrectype_t SR_NAME_FSTS;</text:p>
          </table:table-cell>
          <table:table-cell table:formula="of:=CONCATENATE(&quot;const srrectype_t SR_NAME_&quot;;[.C44];&quot; = &quot;&quot;&quot;; [.C44];&quot;&quot;&quot;;&quot;)" office:value-type="string" office:string-value="const srrectype_t SR_NAME_FSTS = &quot;FSTS&quot;;">
            <text:p>const srrectype_t SR_NAME_FSTS = "FSTS";</text:p>
          </table:table-cell>
          <table:table-cell table:formula="of:=CONCATENATE(&quot;&amp;SR_NAME_&quot;;[.A44];&quot;,&quot;)" office:value-type="string" office:string-value="&amp;SR_NAME_STAT,">
            <text:p>&amp;SR_NAME_STAT,</text:p>
          </table:table-cell>
          <table:table-cell office:value-type="string">
            <text:p>&amp;SR_NAME_STAT,</text:p>
          </table:table-cell>
          <table:table-cell office:value-type="float" office:value="243">
            <text:p>243</text:p>
          </table:table-cell>
          <table:table-cell table:formula="of:=CONCATENATE(&quot;#define SRCLASS_CSr&quot;; PROPER([.C44]);&quot;Record    &quot;; [.I44])" office:value-type="string" office:string-value="#define SRCLASS_CSrFstsRecord    243">
            <text:p>#define SRCLASS_CSrFstsRecord <text:s text:c="3"/>243</text:p>
          </table:table-cell>
          <table:table-cell/>
          <table:table-cell table:formula="of:=CONCATENATE(&quot;#include &quot;&quot;records/Sr&quot;;PROPER([.C44]);&quot;record.h&quot;&quot;&quot;)" office:value-type="string" office:string-value="#include &quot;records/SrFstsrecord.h&quot;">
            <text:p>#include "records/SrFstsrecord.h"</text:p>
          </table:table-cell>
          <table:table-cell/>
          <table:table-cell table:formula="of:=CONCATENATE(&quot;{ &amp;SR_NAME_&quot;; [.C44]; &quot;, CSr&quot;; PROPER([.C44]); &quot;Record::Create },&quot;)" office:value-type="string" office:string-value="{ &amp;SR_NAME_FSTS, CSrFstsRecord::Create },">
            <text:p>{ &amp;SR_NAME_FSTS, CSrFstsRecord::Create },</text:p>
          </table:table-cell>
        </table:table-row>
        <table:table-row table:style-name="ro1">
          <table:table-cell office:value-type="string">
            <text:p>MUST</text:p>
          </table:table-cell>
          <table:table-cell/>
          <table:table-cell office:value-type="string">
            <text:p>FURN</text:p>
          </table:table-cell>
          <table:table-cell/>
          <table:table-cell table:formula="of:=CONCATENATE(&quot;extern const srrectype_t SR_NAME_&quot;;[.C45];&quot;;&quot;)" office:value-type="string" office:string-value="extern const srrectype_t SR_NAME_FURN;">
            <text:p>extern const srrectype_t SR_NAME_FURN;</text:p>
          </table:table-cell>
          <table:table-cell table:formula="of:=CONCATENATE(&quot;const srrectype_t SR_NAME_&quot;;[.C45];&quot; = &quot;&quot;&quot;; [.C45];&quot;&quot;&quot;;&quot;)" office:value-type="string" office:string-value="const srrectype_t SR_NAME_FURN = &quot;FURN&quot;;">
            <text:p>const srrectype_t SR_NAME_FURN = "FURN";</text:p>
          </table:table-cell>
          <table:table-cell table:formula="of:=CONCATENATE(&quot;&amp;SR_NAME_&quot;;[.A45];&quot;,&quot;)" office:value-type="string" office:string-value="&amp;SR_NAME_MUST,">
            <text:p>&amp;SR_NAME_MUST,</text:p>
          </table:table-cell>
          <table:table-cell office:value-type="string">
            <text:p>&amp;SR_NAME_MUST,</text:p>
          </table:table-cell>
          <table:table-cell office:value-type="float" office:value="244">
            <text:p>244</text:p>
          </table:table-cell>
          <table:table-cell table:formula="of:=CONCATENATE(&quot;#define SRCLASS_CSr&quot;; PROPER([.C45]);&quot;Record    &quot;; [.I45])" office:value-type="string" office:string-value="#define SRCLASS_CSrFurnRecord    244">
            <text:p>#define SRCLASS_CSrFurnRecord <text:s text:c="3"/>244</text:p>
          </table:table-cell>
          <table:table-cell/>
          <table:table-cell table:formula="of:=CONCATENATE(&quot;#include &quot;&quot;records/Sr&quot;;PROPER([.C45]);&quot;record.h&quot;&quot;&quot;)" office:value-type="string" office:string-value="#include &quot;records/SrFurnrecord.h&quot;">
            <text:p>#include "records/SrFurnrecord.h"</text:p>
          </table:table-cell>
          <table:table-cell/>
          <table:table-cell table:formula="of:=CONCATENATE(&quot;{ &amp;SR_NAME_&quot;; [.C45]; &quot;, CSr&quot;; PROPER([.C45]); &quot;Record::Create },&quot;)" office:value-type="string" office:string-value="{ &amp;SR_NAME_FURN, CSrFurnRecord::Create },">
            <text:p>{ &amp;SR_NAME_FURN, CSrFurnRecord::Create },</text:p>
          </table:table-cell>
        </table:table-row>
        <table:table-row table:style-name="ro1">
          <table:table-cell office:value-type="string">
            <text:p>MATT</text:p>
          </table:table-cell>
          <table:table-cell/>
          <table:table-cell office:value-type="string">
            <text:p>GLOB</text:p>
          </table:table-cell>
          <table:table-cell/>
          <table:table-cell table:formula="of:=CONCATENATE(&quot;extern const srrectype_t SR_NAME_&quot;;[.C46];&quot;;&quot;)" office:value-type="string" office:string-value="extern const srrectype_t SR_NAME_GLOB;">
            <text:p>extern const srrectype_t SR_NAME_GLOB;</text:p>
          </table:table-cell>
          <table:table-cell table:formula="of:=CONCATENATE(&quot;const srrectype_t SR_NAME_&quot;;[.C46];&quot; = &quot;&quot;&quot;; [.C46];&quot;&quot;&quot;;&quot;)" office:value-type="string" office:string-value="const srrectype_t SR_NAME_GLOB = &quot;GLOB&quot;;">
            <text:p>const srrectype_t SR_NAME_GLOB = "GLOB";</text:p>
          </table:table-cell>
          <table:table-cell table:formula="of:=CONCATENATE(&quot;&amp;SR_NAME_&quot;;[.A46];&quot;,&quot;)" office:value-type="string" office:string-value="&amp;SR_NAME_MATT,">
            <text:p>&amp;SR_NAME_MATT,</text:p>
          </table:table-cell>
          <table:table-cell office:value-type="string">
            <text:p>&amp;SR_NAME_MATT,</text:p>
          </table:table-cell>
          <table:table-cell office:value-type="float" office:value="245">
            <text:p>245</text:p>
          </table:table-cell>
          <table:table-cell table:formula="of:=CONCATENATE(&quot;#define SRCLASS_CSr&quot;; PROPER([.C46]);&quot;Record    &quot;; [.I46])" office:value-type="string" office:string-value="#define SRCLASS_CSrGlobRecord    245">
            <text:p>#define SRCLASS_CSrGlobRecord <text:s text:c="3"/>245</text:p>
          </table:table-cell>
          <table:table-cell/>
          <table:table-cell table:formula="of:=CONCATENATE(&quot;#include &quot;&quot;records/Sr&quot;;PROPER([.C46]);&quot;record.h&quot;&quot;&quot;)" office:value-type="string" office:string-value="#include &quot;records/SrGlobrecord.h&quot;">
            <text:p>#include "records/SrGlobrecord.h"</text:p>
          </table:table-cell>
          <table:table-cell/>
          <table:table-cell table:formula="of:=CONCATENATE(&quot;{ &amp;SR_NAME_&quot;; [.C46]; &quot;, CSr&quot;; PROPER([.C46]); &quot;Record::Create },&quot;)" office:value-type="string" office:string-value="{ &amp;SR_NAME_GLOB, CSrGlobRecord::Create },">
            <text:p>{ &amp;SR_NAME_GLOB, CSrGlobRecord::Create },</text:p>
          </table:table-cell>
        </table:table-row>
        <table:table-row table:style-name="ro1">
          <table:table-cell office:value-type="string">
            <text:p>MSTT</text:p>
          </table:table-cell>
          <table:table-cell/>
          <table:table-cell office:value-type="string">
            <text:p>GMST</text:p>
          </table:table-cell>
          <table:table-cell/>
          <table:table-cell table:formula="of:=CONCATENATE(&quot;extern const srrectype_t SR_NAME_&quot;;[.C47];&quot;;&quot;)" office:value-type="string" office:string-value="extern const srrectype_t SR_NAME_GMST;">
            <text:p>extern const srrectype_t SR_NAME_GMST;</text:p>
          </table:table-cell>
          <table:table-cell table:formula="of:=CONCATENATE(&quot;const srrectype_t SR_NAME_&quot;;[.C47];&quot; = &quot;&quot;&quot;; [.C47];&quot;&quot;&quot;;&quot;)" office:value-type="string" office:string-value="const srrectype_t SR_NAME_GMST = &quot;GMST&quot;;">
            <text:p>const srrectype_t SR_NAME_GMST = "GMST";</text:p>
          </table:table-cell>
          <table:table-cell table:formula="of:=CONCATENATE(&quot;&amp;SR_NAME_&quot;;[.A47];&quot;,&quot;)" office:value-type="string" office:string-value="&amp;SR_NAME_MSTT,">
            <text:p>&amp;SR_NAME_MSTT,</text:p>
          </table:table-cell>
          <table:table-cell office:value-type="string">
            <text:p>&amp;SR_NAME_MSTT,</text:p>
          </table:table-cell>
          <table:table-cell office:value-type="float" office:value="246">
            <text:p>246</text:p>
          </table:table-cell>
          <table:table-cell table:formula="of:=CONCATENATE(&quot;#define SRCLASS_CSr&quot;; PROPER([.C47]);&quot;Record    &quot;; [.I47])" office:value-type="string" office:string-value="#define SRCLASS_CSrGmstRecord    246">
            <text:p>#define SRCLASS_CSrGmstRecord <text:s text:c="3"/>246</text:p>
          </table:table-cell>
          <table:table-cell/>
          <table:table-cell table:formula="of:=CONCATENATE(&quot;#include &quot;&quot;records/Sr&quot;;PROPER([.C47]);&quot;record.h&quot;&quot;&quot;)" office:value-type="string" office:string-value="#include &quot;records/SrGmstrecord.h&quot;">
            <text:p>#include "records/SrGmstrecord.h"</text:p>
          </table:table-cell>
          <table:table-cell/>
          <table:table-cell table:formula="of:=CONCATENATE(&quot;{ &amp;SR_NAME_&quot;; [.C47]; &quot;, CSr&quot;; PROPER([.C47]); &quot;Record::Create },&quot;)" office:value-type="string" office:string-value="{ &amp;SR_NAME_GMST, CSrGmstRecord::Create },">
            <text:p>{ &amp;SR_NAME_GMST, CSrGmstRecord::Create },</text:p>
          </table:table-cell>
        </table:table-row>
        <table:table-row table:style-name="ro1">
          <table:table-cell office:value-type="string">
            <text:p>FLOR</text:p>
          </table:table-cell>
          <table:table-cell/>
          <table:table-cell office:value-type="string">
            <text:p>GRAS</text:p>
          </table:table-cell>
          <table:table-cell/>
          <table:table-cell table:formula="of:=CONCATENATE(&quot;extern const srrectype_t SR_NAME_&quot;;[.C48];&quot;;&quot;)" office:value-type="string" office:string-value="extern const srrectype_t SR_NAME_GRAS;">
            <text:p>extern const srrectype_t SR_NAME_GRAS;</text:p>
          </table:table-cell>
          <table:table-cell table:formula="of:=CONCATENATE(&quot;const srrectype_t SR_NAME_&quot;;[.C48];&quot; = &quot;&quot;&quot;; [.C48];&quot;&quot;&quot;;&quot;)" office:value-type="string" office:string-value="const srrectype_t SR_NAME_GRAS = &quot;GRAS&quot;;">
            <text:p>const srrectype_t SR_NAME_GRAS = "GRAS";</text:p>
          </table:table-cell>
          <table:table-cell table:formula="of:=CONCATENATE(&quot;&amp;SR_NAME_&quot;;[.A48];&quot;,&quot;)" office:value-type="string" office:string-value="&amp;SR_NAME_FLOR,">
            <text:p>&amp;SR_NAME_FLOR,</text:p>
          </table:table-cell>
          <table:table-cell office:value-type="string">
            <text:p>&amp;SR_NAME_FLOR,</text:p>
          </table:table-cell>
          <table:table-cell office:value-type="float" office:value="247">
            <text:p>247</text:p>
          </table:table-cell>
          <table:table-cell table:formula="of:=CONCATENATE(&quot;#define SRCLASS_CSr&quot;; PROPER([.C48]);&quot;Record    &quot;; [.I48])" office:value-type="string" office:string-value="#define SRCLASS_CSrGrasRecord    247">
            <text:p>#define SRCLASS_CSrGrasRecord <text:s text:c="3"/>247</text:p>
          </table:table-cell>
          <table:table-cell/>
          <table:table-cell table:formula="of:=CONCATENATE(&quot;#include &quot;&quot;records/Sr&quot;;PROPER([.C48]);&quot;record.h&quot;&quot;&quot;)" office:value-type="string" office:string-value="#include &quot;records/SrGrasrecord.h&quot;">
            <text:p>#include "records/SrGrasrecord.h"</text:p>
          </table:table-cell>
          <table:table-cell/>
          <table:table-cell table:formula="of:=CONCATENATE(&quot;{ &amp;SR_NAME_&quot;; [.C48]; &quot;, CSr&quot;; PROPER([.C48]); &quot;Record::Create },&quot;)" office:value-type="string" office:string-value="{ &amp;SR_NAME_GRAS, CSrGrasRecord::Create },">
            <text:p>{ &amp;SR_NAME_GRAS, CSrGrasRecord::Create },</text:p>
          </table:table-cell>
        </table:table-row>
        <table:table-row table:style-name="ro1">
          <table:table-cell office:value-type="string">
            <text:p>FURN</text:p>
          </table:table-cell>
          <table:table-cell/>
          <table:table-cell office:value-type="string">
            <text:p>HAZD</text:p>
          </table:table-cell>
          <table:table-cell/>
          <table:table-cell table:formula="of:=CONCATENATE(&quot;extern const srrectype_t SR_NAME_&quot;;[.C49];&quot;;&quot;)" office:value-type="string" office:string-value="extern const srrectype_t SR_NAME_HAZD;">
            <text:p>extern const srrectype_t SR_NAME_HAZD;</text:p>
          </table:table-cell>
          <table:table-cell table:formula="of:=CONCATENATE(&quot;const srrectype_t SR_NAME_&quot;;[.C49];&quot; = &quot;&quot;&quot;; [.C49];&quot;&quot;&quot;;&quot;)" office:value-type="string" office:string-value="const srrectype_t SR_NAME_HAZD = &quot;HAZD&quot;;">
            <text:p>const srrectype_t SR_NAME_HAZD = "HAZD";</text:p>
          </table:table-cell>
          <table:table-cell table:formula="of:=CONCATENATE(&quot;&amp;SR_NAME_&quot;;[.A49];&quot;,&quot;)" office:value-type="string" office:string-value="&amp;SR_NAME_FURN,">
            <text:p>&amp;SR_NAME_FURN,</text:p>
          </table:table-cell>
          <table:table-cell office:value-type="string">
            <text:p>&amp;SR_NAME_FURN,</text:p>
          </table:table-cell>
          <table:table-cell office:value-type="float" office:value="248">
            <text:p>248</text:p>
          </table:table-cell>
          <table:table-cell table:formula="of:=CONCATENATE(&quot;#define SRCLASS_CSr&quot;; PROPER([.C49]);&quot;Record    &quot;; [.I49])" office:value-type="string" office:string-value="#define SRCLASS_CSrHazdRecord    248">
            <text:p>#define SRCLASS_CSrHazdRecord <text:s text:c="3"/>248</text:p>
          </table:table-cell>
          <table:table-cell/>
          <table:table-cell table:formula="of:=CONCATENATE(&quot;#include &quot;&quot;records/Sr&quot;;PROPER([.C49]);&quot;record.h&quot;&quot;&quot;)" office:value-type="string" office:string-value="#include &quot;records/SrHazdrecord.h&quot;">
            <text:p>#include "records/SrHazdrecord.h"</text:p>
          </table:table-cell>
          <table:table-cell/>
          <table:table-cell table:formula="of:=CONCATENATE(&quot;{ &amp;SR_NAME_&quot;; [.C49]; &quot;, CSr&quot;; PROPER([.C49]); &quot;Record::Create },&quot;)" office:value-type="string" office:string-value="{ &amp;SR_NAME_HAZD, CSrHazdRecord::Create },">
            <text:p>{ &amp;SR_NAME_HAZD, CSrHazdRecord::Create },</text:p>
          </table:table-cell>
        </table:table-row>
        <table:table-row table:style-name="ro1">
          <table:table-cell office:value-type="string">
            <text:p>SPGD</text:p>
          </table:table-cell>
          <table:table-cell/>
          <table:table-cell office:value-type="string">
            <text:p>HDPT</text:p>
          </table:table-cell>
          <table:table-cell/>
          <table:table-cell table:formula="of:=CONCATENATE(&quot;extern const srrectype_t SR_NAME_&quot;;[.C50];&quot;;&quot;)" office:value-type="string" office:string-value="extern const srrectype_t SR_NAME_HDPT;">
            <text:p>extern const srrectype_t SR_NAME_HDPT;</text:p>
          </table:table-cell>
          <table:table-cell table:formula="of:=CONCATENATE(&quot;const srrectype_t SR_NAME_&quot;;[.C50];&quot; = &quot;&quot;&quot;; [.C50];&quot;&quot;&quot;;&quot;)" office:value-type="string" office:string-value="const srrectype_t SR_NAME_HDPT = &quot;HDPT&quot;;">
            <text:p>const srrectype_t SR_NAME_HDPT = "HDPT";</text:p>
          </table:table-cell>
          <table:table-cell table:formula="of:=CONCATENATE(&quot;&amp;SR_NAME_&quot;;[.A50];&quot;,&quot;)" office:value-type="string" office:string-value="&amp;SR_NAME_SPGD,">
            <text:p>&amp;SR_NAME_SPGD,</text:p>
          </table:table-cell>
          <table:table-cell office:value-type="string">
            <text:p>&amp;SR_NAME_SPGD,</text:p>
          </table:table-cell>
          <table:table-cell office:value-type="float" office:value="249">
            <text:p>249</text:p>
          </table:table-cell>
          <table:table-cell table:formula="of:=CONCATENATE(&quot;#define SRCLASS_CSr&quot;; PROPER([.C50]);&quot;Record    &quot;; [.I50])" office:value-type="string" office:string-value="#define SRCLASS_CSrHdptRecord    249">
            <text:p>#define SRCLASS_CSrHdptRecord <text:s text:c="3"/>249</text:p>
          </table:table-cell>
          <table:table-cell/>
          <table:table-cell table:formula="of:=CONCATENATE(&quot;#include &quot;&quot;records/Sr&quot;;PROPER([.C50]);&quot;record.h&quot;&quot;&quot;)" office:value-type="string" office:string-value="#include &quot;records/SrHdptrecord.h&quot;">
            <text:p>#include "records/SrHdptrecord.h"</text:p>
          </table:table-cell>
          <table:table-cell/>
          <table:table-cell table:formula="of:=CONCATENATE(&quot;{ &amp;SR_NAME_&quot;; [.C50]; &quot;, CSr&quot;; PROPER([.C50]); &quot;Record::Create },&quot;)" office:value-type="string" office:string-value="{ &amp;SR_NAME_HDPT, CSrHdptRecord::Create },">
            <text:p>{ &amp;SR_NAME_HDPT, CSrHdptRecord::Create },</text:p>
          </table:table-cell>
        </table:table-row>
        <table:table-row table:style-name="ro1">
          <table:table-cell office:value-type="string">
            <text:p>IDLE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51];&quot;;&quot;)" office:value-type="string" office:string-value="extern const srrectype_t SR_NAME_IAD;">
            <text:p>extern const srrectype_t SR_NAME_IAD;</text:p>
          </table:table-cell>
          <table:table-cell table:formula="of:=CONCATENATE(&quot;const srrectype_t SR_NAME_&quot;;[.C51];&quot; = &quot;&quot;&quot;; [.C51];&quot;&quot;&quot;;&quot;)" office:value-type="string" office:string-value="const srrectype_t SR_NAME_IAD = &quot;IAD&quot;;">
            <text:p>const srrectype_t SR_NAME_IAD = "IAD";</text:p>
          </table:table-cell>
          <table:table-cell table:formula="of:=CONCATENATE(&quot;&amp;SR_NAME_&quot;;[.A51];&quot;,&quot;)" office:value-type="string" office:string-value="&amp;SR_NAME_IDLE,">
            <text:p>&amp;SR_NAME_IDLE,</text:p>
          </table:table-cell>
          <table:table-cell office:value-type="string">
            <text:p>&amp;SR_NAME_IDLE,</text:p>
          </table:table-cell>
          <table:table-cell office:value-type="float" office:value="250">
            <text:p>250</text:p>
          </table:table-cell>
          <table:table-cell table:formula="of:=CONCATENATE(&quot;#define SRCLASS_CSr&quot;; PROPER([.C51]);&quot;Record    &quot;; [.I51])" office:value-type="string" office:string-value="#define SRCLASS_CSrIadRecord    250">
            <text:p>#define SRCLASS_CSrIadRecord <text:s text:c="3"/>250</text:p>
          </table:table-cell>
          <table:table-cell/>
          <table:table-cell table:formula="of:=CONCATENATE(&quot;#include &quot;&quot;records/Sr&quot;;PROPER([.C51]);&quot;record.h&quot;&quot;&quot;)" office:value-type="string" office:string-value="#include &quot;records/SrIadrecord.h&quot;">
            <text:p>#include "records/SrIadrecord.h"</text:p>
          </table:table-cell>
          <table:table-cell/>
          <table:table-cell table:formula="of:=CONCATENATE(&quot;{ &amp;SR_NAME_&quot;; [.C51]; &quot;, CSr&quot;; PROPER([.C51]); &quot;Record::Create },&quot;)" office:value-type="string" office:string-value="{ &amp;SR_NAME_IAD, CSrIadRecord::Create },">
            <text:p>{ &amp;SR_NAME_IAD, CSrIadRecord::Create },</text:p>
          </table:table-cell>
        </table:table-row>
        <table:table-row table:style-name="ro1">
          <table:table-cell office:value-type="string">
            <text:p>WEAP</text:p>
          </table:table-cell>
          <table:table-cell/>
          <table:table-cell office:value-type="string">
            <text:p>IDLE</text:p>
          </table:table-cell>
          <table:table-cell/>
          <table:table-cell table:formula="of:=CONCATENATE(&quot;extern const srrectype_t SR_NAME_&quot;;[.C52];&quot;;&quot;)" office:value-type="string" office:string-value="extern const srrectype_t SR_NAME_IDLE;">
            <text:p>extern const srrectype_t SR_NAME_IDLE;</text:p>
          </table:table-cell>
          <table:table-cell table:formula="of:=CONCATENATE(&quot;const srrectype_t SR_NAME_&quot;;[.C52];&quot; = &quot;&quot;&quot;; [.C52];&quot;&quot;&quot;;&quot;)" office:value-type="string" office:string-value="const srrectype_t SR_NAME_IDLE = &quot;IDLE&quot;;">
            <text:p>const srrectype_t SR_NAME_IDLE = "IDLE";</text:p>
          </table:table-cell>
          <table:table-cell table:formula="of:=CONCATENATE(&quot;&amp;SR_NAME_&quot;;[.A52];&quot;,&quot;)" office:value-type="string" office:string-value="&amp;SR_NAME_WEAP,">
            <text:p>&amp;SR_NAME_WEAP,</text:p>
          </table:table-cell>
          <table:table-cell office:value-type="string">
            <text:p>&amp;SR_NAME_WEAP,</text:p>
          </table:table-cell>
          <table:table-cell office:value-type="float" office:value="251">
            <text:p>251</text:p>
          </table:table-cell>
          <table:table-cell table:formula="of:=CONCATENATE(&quot;#define SRCLASS_CSr&quot;; PROPER([.C52]);&quot;Record    &quot;; [.I52])" office:value-type="string" office:string-value="#define SRCLASS_CSrIdleRecord    251">
            <text:p>#define SRCLASS_CSrIdleRecord <text:s text:c="3"/>251</text:p>
          </table:table-cell>
          <table:table-cell/>
          <table:table-cell table:formula="of:=CONCATENATE(&quot;#include &quot;&quot;records/Sr&quot;;PROPER([.C52]);&quot;record.h&quot;&quot;&quot;)" office:value-type="string" office:string-value="#include &quot;records/SrIdlerecord.h&quot;">
            <text:p>#include "records/SrIdlerecord.h"</text:p>
          </table:table-cell>
          <table:table-cell/>
          <table:table-cell table:formula="of:=CONCATENATE(&quot;{ &amp;SR_NAME_&quot;; [.C52]; &quot;, CSr&quot;; PROPER([.C52]); &quot;Record::Create },&quot;)" office:value-type="string" office:string-value="{ &amp;SR_NAME_IDLE, CSrIdleRecord::Create },">
            <text:p>{ &amp;SR_NAME_IDLE, CSrIdleRecord::Create },</text:p>
          </table:table-cell>
        </table:table-row>
        <table:table-row table:style-name="ro1">
          <table:table-cell office:value-type="string">
            <text:p>PGRE</text:p>
          </table:table-cell>
          <table:table-cell/>
          <table:table-cell office:value-type="string">
            <text:p>IDLM</text:p>
          </table:table-cell>
          <table:table-cell/>
          <table:table-cell table:formula="of:=CONCATENATE(&quot;extern const srrectype_t SR_NAME_&quot;;[.C53];&quot;;&quot;)" office:value-type="string" office:string-value="extern const srrectype_t SR_NAME_IDLM;">
            <text:p>extern const srrectype_t SR_NAME_IDLM;</text:p>
          </table:table-cell>
          <table:table-cell table:formula="of:=CONCATENATE(&quot;const srrectype_t SR_NAME_&quot;;[.C53];&quot; = &quot;&quot;&quot;; [.C53];&quot;&quot;&quot;;&quot;)" office:value-type="string" office:string-value="const srrectype_t SR_NAME_IDLM = &quot;IDLM&quot;;">
            <text:p>const srrectype_t SR_NAME_IDLM = "IDLM";</text:p>
          </table:table-cell>
          <table:table-cell table:formula="of:=CONCATENATE(&quot;&amp;SR_NAME_&quot;;[.A53];&quot;,&quot;)" office:value-type="string" office:string-value="&amp;SR_NAME_PGRE,">
            <text:p>&amp;SR_NAME_PGRE,</text:p>
          </table:table-cell>
          <table:table-cell office:value-type="string">
            <text:p>&amp;SR_NAME_PGRE,</text:p>
          </table:table-cell>
          <table:table-cell office:value-type="float" office:value="252">
            <text:p>252</text:p>
          </table:table-cell>
          <table:table-cell table:formula="of:=CONCATENATE(&quot;#define SRCLASS_CSr&quot;; PROPER([.C53]);&quot;Record    &quot;; [.I53])" office:value-type="string" office:string-value="#define SRCLASS_CSrIdlmRecord    252">
            <text:p>#define SRCLASS_CSrIdlmRecord <text:s text:c="3"/>252</text:p>
          </table:table-cell>
          <table:table-cell/>
          <table:table-cell table:formula="of:=CONCATENATE(&quot;#include &quot;&quot;records/Sr&quot;;PROPER([.C53]);&quot;record.h&quot;&quot;&quot;)" office:value-type="string" office:string-value="#include &quot;records/SrIdlmrecord.h&quot;">
            <text:p>#include "records/SrIdlmrecord.h"</text:p>
          </table:table-cell>
          <table:table-cell/>
          <table:table-cell table:formula="of:=CONCATENATE(&quot;{ &amp;SR_NAME_&quot;; [.C53]; &quot;, CSr&quot;; PROPER([.C53]); &quot;Record::Create },&quot;)" office:value-type="string" office:string-value="{ &amp;SR_NAME_IDLM, CSrIdlmRecord::Create },">
            <text:p>{ &amp;SR_NAME_IDLM, CSrIdlmRecord::Create },</text:p>
          </table:table-cell>
        </table:table-row>
        <table:table-row table:style-name="ro1">
          <table:table-cell office:value-type="string">
            <text:p>NPC_</text:p>
          </table:table-cell>
          <table:table-cell/>
          <table:table-cell office:value-type="string">
            <text:p>IMAD</text:p>
          </table:table-cell>
          <table:table-cell/>
          <table:table-cell table:formula="of:=CONCATENATE(&quot;extern const srrectype_t SR_NAME_&quot;;[.C54];&quot;;&quot;)" office:value-type="string" office:string-value="extern const srrectype_t SR_NAME_IMAD;">
            <text:p>extern const srrectype_t SR_NAME_IMAD;</text:p>
          </table:table-cell>
          <table:table-cell table:formula="of:=CONCATENATE(&quot;const srrectype_t SR_NAME_&quot;;[.C54];&quot; = &quot;&quot;&quot;; [.C54];&quot;&quot;&quot;;&quot;)" office:value-type="string" office:string-value="const srrectype_t SR_NAME_IMAD = &quot;IMAD&quot;;">
            <text:p>const srrectype_t SR_NAME_IMAD = "IMAD";</text:p>
          </table:table-cell>
          <table:table-cell table:formula="of:=CONCATENATE(&quot;&amp;SR_NAME_&quot;;[.A54];&quot;,&quot;)" office:value-type="string" office:string-value="&amp;SR_NAME_NPC_,">
            <text:p>&amp;SR_NAME_NPC_,</text:p>
          </table:table-cell>
          <table:table-cell office:value-type="string">
            <text:p>&amp;SR_NAME_NPC_,</text:p>
          </table:table-cell>
          <table:table-cell office:value-type="float" office:value="253">
            <text:p>253</text:p>
          </table:table-cell>
          <table:table-cell table:formula="of:=CONCATENATE(&quot;#define SRCLASS_CSr&quot;; PROPER([.C54]);&quot;Record    &quot;; [.I54])" office:value-type="string" office:string-value="#define SRCLASS_CSrImadRecord    253">
            <text:p>#define SRCLASS_CSrImadRecord <text:s text:c="3"/>253</text:p>
          </table:table-cell>
          <table:table-cell/>
          <table:table-cell table:formula="of:=CONCATENATE(&quot;#include &quot;&quot;records/Sr&quot;;PROPER([.C54]);&quot;record.h&quot;&quot;&quot;)" office:value-type="string" office:string-value="#include &quot;records/SrImadrecord.h&quot;">
            <text:p>#include "records/SrImadrecord.h"</text:p>
          </table:table-cell>
          <table:table-cell/>
          <table:table-cell table:formula="of:=CONCATENATE(&quot;{ &amp;SR_NAME_&quot;; [.C54]; &quot;, CSr&quot;; PROPER([.C54]); &quot;Record::Create },&quot;)" office:value-type="string" office:string-value="{ &amp;SR_NAME_IMAD, CSrImadRecord::Create },">
            <text:p>{ &amp;SR_NAME_IMAD, CSrImadRecord::Create },</text:p>
          </table:table-cell>
        </table:table-row>
        <table:table-row table:style-name="ro1">
          <table:table-cell office:value-type="string">
            <text:p>LVLN</text:p>
          </table:table-cell>
          <table:table-cell/>
          <table:table-cell office:value-type="string">
            <text:p>IMGS</text:p>
          </table:table-cell>
          <table:table-cell/>
          <table:table-cell table:formula="of:=CONCATENATE(&quot;extern const srrectype_t SR_NAME_&quot;;[.C55];&quot;;&quot;)" office:value-type="string" office:string-value="extern const srrectype_t SR_NAME_IMGS;">
            <text:p>extern const srrectype_t SR_NAME_IMGS;</text:p>
          </table:table-cell>
          <table:table-cell table:formula="of:=CONCATENATE(&quot;const srrectype_t SR_NAME_&quot;;[.C55];&quot; = &quot;&quot;&quot;; [.C55];&quot;&quot;&quot;;&quot;)" office:value-type="string" office:string-value="const srrectype_t SR_NAME_IMGS = &quot;IMGS&quot;;">
            <text:p>const srrectype_t SR_NAME_IMGS = "IMGS";</text:p>
          </table:table-cell>
          <table:table-cell table:formula="of:=CONCATENATE(&quot;&amp;SR_NAME_&quot;;[.A55];&quot;,&quot;)" office:value-type="string" office:string-value="&amp;SR_NAME_LVLN,">
            <text:p>&amp;SR_NAME_LVLN,</text:p>
          </table:table-cell>
          <table:table-cell office:value-type="string">
            <text:p>&amp;SR_NAME_LVLN,</text:p>
          </table:table-cell>
          <table:table-cell office:value-type="float" office:value="254">
            <text:p>254</text:p>
          </table:table-cell>
          <table:table-cell table:formula="of:=CONCATENATE(&quot;#define SRCLASS_CSr&quot;; PROPER([.C55]);&quot;Record    &quot;; [.I55])" office:value-type="string" office:string-value="#define SRCLASS_CSrImgsRecord    254">
            <text:p>#define SRCLASS_CSrImgsRecord <text:s text:c="3"/>254</text:p>
          </table:table-cell>
          <table:table-cell/>
          <table:table-cell table:formula="of:=CONCATENATE(&quot;#include &quot;&quot;records/Sr&quot;;PROPER([.C55]);&quot;record.h&quot;&quot;&quot;)" office:value-type="string" office:string-value="#include &quot;records/SrImgsrecord.h&quot;">
            <text:p>#include "records/SrImgsrecord.h"</text:p>
          </table:table-cell>
          <table:table-cell/>
          <table:table-cell table:formula="of:=CONCATENATE(&quot;{ &amp;SR_NAME_&quot;; [.C55]; &quot;, CSr&quot;; PROPER([.C55]); &quot;Record::Create },&quot;)" office:value-type="string" office:string-value="{ &amp;SR_NAME_IMGS, CSrImgsRecord::Create },">
            <text:p>{ &amp;SR_NAME_IMGS, CSrImgsRecord::Create },</text:p>
          </table:table-cell>
        </table:table-row>
        <table:table-row table:style-name="ro1">
          <table:table-cell office:value-type="string">
            <text:p>KEYM</text:p>
          </table:table-cell>
          <table:table-cell/>
          <table:table-cell office:value-type="string">
            <text:p>INFO</text:p>
          </table:table-cell>
          <table:table-cell/>
          <table:table-cell table:formula="of:=CONCATENATE(&quot;extern const srrectype_t SR_NAME_&quot;;[.C56];&quot;;&quot;)" office:value-type="string" office:string-value="extern const srrectype_t SR_NAME_INFO;">
            <text:p>extern const srrectype_t SR_NAME_INFO;</text:p>
          </table:table-cell>
          <table:table-cell table:formula="of:=CONCATENATE(&quot;const srrectype_t SR_NAME_&quot;;[.C56];&quot; = &quot;&quot;&quot;; [.C56];&quot;&quot;&quot;;&quot;)" office:value-type="string" office:string-value="const srrectype_t SR_NAME_INFO = &quot;INFO&quot;;">
            <text:p>const srrectype_t SR_NAME_INFO = "INFO";</text:p>
          </table:table-cell>
          <table:table-cell table:formula="of:=CONCATENATE(&quot;&amp;SR_NAME_&quot;;[.A56];&quot;,&quot;)" office:value-type="string" office:string-value="&amp;SR_NAME_KEYM,">
            <text:p>&amp;SR_NAME_KEYM,</text:p>
          </table:table-cell>
          <table:table-cell office:value-type="string">
            <text:p>&amp;SR_NAME_KEYM,</text:p>
          </table:table-cell>
          <table:table-cell office:value-type="float" office:value="255">
            <text:p>255</text:p>
          </table:table-cell>
          <table:table-cell table:formula="of:=CONCATENATE(&quot;#define SRCLASS_CSr&quot;; PROPER([.C56]);&quot;Record    &quot;; [.I56])" office:value-type="string" office:string-value="#define SRCLASS_CSrInfoRecord    255">
            <text:p>#define SRCLASS_CSrInfoRecord <text:s text:c="3"/>255</text:p>
          </table:table-cell>
          <table:table-cell/>
          <table:table-cell table:formula="of:=CONCATENATE(&quot;#include &quot;&quot;records/Sr&quot;;PROPER([.C56]);&quot;record.h&quot;&quot;&quot;)" office:value-type="string" office:string-value="#include &quot;records/SrInforecord.h&quot;">
            <text:p>#include "records/SrInforecord.h"</text:p>
          </table:table-cell>
          <table:table-cell/>
          <table:table-cell table:formula="of:=CONCATENATE(&quot;{ &amp;SR_NAME_&quot;; [.C56]; &quot;, CSr&quot;; PROPER([.C56]); &quot;Record::Create },&quot;)" office:value-type="string" office:string-value="{ &amp;SR_NAME_INFO, CSrInfoRecord::Create },">
            <text:p>{ &amp;SR_NAME_INFO, CSrInfoRecord::Create },</text:p>
          </table:table-cell>
        </table:table-row>
        <table:table-row table:style-name="ro1">
          <table:table-cell office:value-type="string">
            <text:p>ALCH</text:p>
          </table:table-cell>
          <table:table-cell/>
          <table:table-cell office:value-type="string">
            <text:p>INGR</text:p>
          </table:table-cell>
          <table:table-cell/>
          <table:table-cell table:formula="of:=CONCATENATE(&quot;extern const srrectype_t SR_NAME_&quot;;[.C57];&quot;;&quot;)" office:value-type="string" office:string-value="extern const srrectype_t SR_NAME_INGR;">
            <text:p>extern const srrectype_t SR_NAME_INGR;</text:p>
          </table:table-cell>
          <table:table-cell table:formula="of:=CONCATENATE(&quot;const srrectype_t SR_NAME_&quot;;[.C57];&quot; = &quot;&quot;&quot;; [.C57];&quot;&quot;&quot;;&quot;)" office:value-type="string" office:string-value="const srrectype_t SR_NAME_INGR = &quot;INGR&quot;;">
            <text:p>const srrectype_t SR_NAME_INGR = "INGR";</text:p>
          </table:table-cell>
          <table:table-cell table:formula="of:=CONCATENATE(&quot;&amp;SR_NAME_&quot;;[.A57];&quot;,&quot;)" office:value-type="string" office:string-value="&amp;SR_NAME_ALCH,">
            <text:p>&amp;SR_NAME_ALCH,</text:p>
          </table:table-cell>
          <table:table-cell office:value-type="string">
            <text:p>&amp;SR_NAME_ALCH,</text:p>
          </table:table-cell>
          <table:table-cell office:value-type="float" office:value="256">
            <text:p>256</text:p>
          </table:table-cell>
          <table:table-cell table:formula="of:=CONCATENATE(&quot;#define SRCLASS_CSr&quot;; PROPER([.C57]);&quot;Record    &quot;; [.I57])" office:value-type="string" office:string-value="#define SRCLASS_CSrIngrRecord    256">
            <text:p>#define SRCLASS_CSrIngrRecord <text:s text:c="3"/>256</text:p>
          </table:table-cell>
          <table:table-cell/>
          <table:table-cell table:formula="of:=CONCATENATE(&quot;#include &quot;&quot;records/Sr&quot;;PROPER([.C57]);&quot;record.h&quot;&quot;&quot;)" office:value-type="string" office:string-value="#include &quot;records/SrIngrrecord.h&quot;">
            <text:p>#include "records/SrIngrrecord.h"</text:p>
          </table:table-cell>
          <table:table-cell/>
          <table:table-cell table:formula="of:=CONCATENATE(&quot;{ &amp;SR_NAME_&quot;; [.C57]; &quot;, CSr&quot;; PROPER([.C57]); &quot;Record::Create },&quot;)" office:value-type="string" office:string-value="{ &amp;SR_NAME_INGR, CSrIngrRecord::Create },">
            <text:p>{ &amp;SR_NAME_INGR, CSrIngrRecord::Create },</text:p>
          </table:table-cell>
        </table:table-row>
        <table:table-row table:style-name="ro1">
          <table:table-cell office:value-type="string">
            <text:p>COBJ</text:p>
          </table:table-cell>
          <table:table-cell/>
          <table:table-cell office:value-type="string">
            <text:p>IPCT</text:p>
          </table:table-cell>
          <table:table-cell/>
          <table:table-cell table:formula="of:=CONCATENATE(&quot;extern const srrectype_t SR_NAME_&quot;;[.C58];&quot;;&quot;)" office:value-type="string" office:string-value="extern const srrectype_t SR_NAME_IPCT;">
            <text:p>extern const srrectype_t SR_NAME_IPCT;</text:p>
          </table:table-cell>
          <table:table-cell table:formula="of:=CONCATENATE(&quot;const srrectype_t SR_NAME_&quot;;[.C58];&quot; = &quot;&quot;&quot;; [.C58];&quot;&quot;&quot;;&quot;)" office:value-type="string" office:string-value="const srrectype_t SR_NAME_IPCT = &quot;IPCT&quot;;">
            <text:p>const srrectype_t SR_NAME_IPCT = "IPCT";</text:p>
          </table:table-cell>
          <table:table-cell table:formula="of:=CONCATENATE(&quot;&amp;SR_NAME_&quot;;[.A58];&quot;,&quot;)" office:value-type="string" office:string-value="&amp;SR_NAME_COBJ,">
            <text:p>&amp;SR_NAME_COBJ,</text:p>
          </table:table-cell>
          <table:table-cell office:value-type="string">
            <text:p>&amp;SR_NAME_COBJ,</text:p>
          </table:table-cell>
          <table:table-cell office:value-type="float" office:value="257">
            <text:p>257</text:p>
          </table:table-cell>
          <table:table-cell table:formula="of:=CONCATENATE(&quot;#define SRCLASS_CSr&quot;; PROPER([.C58]);&quot;Record    &quot;; [.I58])" office:value-type="string" office:string-value="#define SRCLASS_CSrIpctRecord    257">
            <text:p>#define SRCLASS_CSrIpctRecord <text:s text:c="3"/>257</text:p>
          </table:table-cell>
          <table:table-cell/>
          <table:table-cell table:formula="of:=CONCATENATE(&quot;#include &quot;&quot;records/Sr&quot;;PROPER([.C58]);&quot;record.h&quot;&quot;&quot;)" office:value-type="string" office:string-value="#include &quot;records/SrIpctrecord.h&quot;">
            <text:p>#include "records/SrIpctrecord.h"</text:p>
          </table:table-cell>
          <table:table-cell/>
          <table:table-cell table:formula="of:=CONCATENATE(&quot;{ &amp;SR_NAME_&quot;; [.C58]; &quot;, CSr&quot;; PROPER([.C58]); &quot;Record::Create },&quot;)" office:value-type="string" office:string-value="{ &amp;SR_NAME_IPCT, CSrIpctRecord::Create },">
            <text:p>{ &amp;SR_NAME_IPCT, CSrIpctRecord::Create },</text:p>
          </table:table-cell>
        </table:table-row>
        <table:table-row table:style-name="ro1">
          <table:table-cell office:value-type="string">
            <text:p>PROJ</text:p>
          </table:table-cell>
          <table:table-cell/>
          <table:table-cell office:value-type="string">
            <text:p>IPDS</text:p>
          </table:table-cell>
          <table:table-cell/>
          <table:table-cell table:formula="of:=CONCATENATE(&quot;extern const srrectype_t SR_NAME_&quot;;[.C59];&quot;;&quot;)" office:value-type="string" office:string-value="extern const srrectype_t SR_NAME_IPDS;">
            <text:p>extern const srrectype_t SR_NAME_IPDS;</text:p>
          </table:table-cell>
          <table:table-cell table:formula="of:=CONCATENATE(&quot;const srrectype_t SR_NAME_&quot;;[.C59];&quot; = &quot;&quot;&quot;; [.C59];&quot;&quot;&quot;;&quot;)" office:value-type="string" office:string-value="const srrectype_t SR_NAME_IPDS = &quot;IPDS&quot;;">
            <text:p>const srrectype_t SR_NAME_IPDS = "IPDS";</text:p>
          </table:table-cell>
          <table:table-cell table:formula="of:=CONCATENATE(&quot;&amp;SR_NAME_&quot;;[.A59];&quot;,&quot;)" office:value-type="string" office:string-value="&amp;SR_NAME_PROJ,">
            <text:p>&amp;SR_NAME_PROJ,</text:p>
          </table:table-cell>
          <table:table-cell office:value-type="string">
            <text:p>&amp;SR_NAME_PROJ,</text:p>
          </table:table-cell>
          <table:table-cell office:value-type="float" office:value="258">
            <text:p>258</text:p>
          </table:table-cell>
          <table:table-cell table:formula="of:=CONCATENATE(&quot;#define SRCLASS_CSr&quot;; PROPER([.C59]);&quot;Record    &quot;; [.I59])" office:value-type="string" office:string-value="#define SRCLASS_CSrIpdsRecord    258">
            <text:p>#define SRCLASS_CSrIpdsRecord <text:s text:c="3"/>258</text:p>
          </table:table-cell>
          <table:table-cell/>
          <table:table-cell table:formula="of:=CONCATENATE(&quot;#include &quot;&quot;records/Sr&quot;;PROPER([.C59]);&quot;record.h&quot;&quot;&quot;)" office:value-type="string" office:string-value="#include &quot;records/SrIpdsrecord.h&quot;">
            <text:p>#include "records/SrIpdsrecord.h"</text:p>
          </table:table-cell>
          <table:table-cell/>
          <table:table-cell table:formula="of:=CONCATENATE(&quot;{ &amp;SR_NAME_&quot;; [.C59]; &quot;, CSr&quot;; PROPER([.C59]); &quot;Record::Create },&quot;)" office:value-type="string" office:string-value="{ &amp;SR_NAME_IPDS, CSrIpdsRecord::Create },">
            <text:p>{ &amp;SR_NAME_IPDS, CSrIpdsRecord::Create },</text:p>
          </table:table-cell>
        </table:table-row>
        <table:table-row table:style-name="ro1">
          <table:table-cell office:value-type="string">
            <text:p>HAZD</text:p>
          </table:table-cell>
          <table:table-cell/>
          <table:table-cell office:value-type="string">
            <text:p>KEYM</text:p>
          </table:table-cell>
          <table:table-cell/>
          <table:table-cell table:formula="of:=CONCATENATE(&quot;extern const srrectype_t SR_NAME_&quot;;[.C60];&quot;;&quot;)" office:value-type="string" office:string-value="extern const srrectype_t SR_NAME_KEYM;">
            <text:p>extern const srrectype_t SR_NAME_KEYM;</text:p>
          </table:table-cell>
          <table:table-cell table:formula="of:=CONCATENATE(&quot;const srrectype_t SR_NAME_&quot;;[.C60];&quot; = &quot;&quot;&quot;; [.C60];&quot;&quot;&quot;;&quot;)" office:value-type="string" office:string-value="const srrectype_t SR_NAME_KEYM = &quot;KEYM&quot;;">
            <text:p>const srrectype_t SR_NAME_KEYM = "KEYM";</text:p>
          </table:table-cell>
          <table:table-cell table:formula="of:=CONCATENATE(&quot;&amp;SR_NAME_&quot;;[.A60];&quot;,&quot;)" office:value-type="string" office:string-value="&amp;SR_NAME_HAZD,">
            <text:p>&amp;SR_NAME_HAZD,</text:p>
          </table:table-cell>
          <table:table-cell office:value-type="string">
            <text:p>&amp;SR_NAME_HAZD,</text:p>
          </table:table-cell>
          <table:table-cell office:value-type="float" office:value="259">
            <text:p>259</text:p>
          </table:table-cell>
          <table:table-cell table:formula="of:=CONCATENATE(&quot;#define SRCLASS_CSr&quot;; PROPER([.C60]);&quot;Record    &quot;; [.I60])" office:value-type="string" office:string-value="#define SRCLASS_CSrKeymRecord    259">
            <text:p>#define SRCLASS_CSrKeymRecord <text:s text:c="3"/>259</text:p>
          </table:table-cell>
          <table:table-cell/>
          <table:table-cell table:formula="of:=CONCATENATE(&quot;#include &quot;&quot;records/Sr&quot;;PROPER([.C60]);&quot;record.h&quot;&quot;&quot;)" office:value-type="string" office:string-value="#include &quot;records/SrKeymrecord.h&quot;">
            <text:p>#include "records/SrKeymrecord.h"</text:p>
          </table:table-cell>
          <table:table-cell/>
          <table:table-cell table:formula="of:=CONCATENATE(&quot;{ &amp;SR_NAME_&quot;; [.C60]; &quot;, CSr&quot;; PROPER([.C60]); &quot;Record::Create },&quot;)" office:value-type="string" office:string-value="{ &amp;SR_NAME_KEYM, CSrKeymRecord::Create },">
            <text:p>{ &amp;SR_NAME_KEYM, CSrKeymRecord::Create },</text:p>
          </table:table-cell>
        </table:table-row>
        <table:table-row table:style-name="ro1">
          <table:table-cell office:value-type="string">
            <text:p>INFO</text:p>
          </table:table-cell>
          <table:table-cell/>
          <table:table-cell office:value-type="string">
            <text:p>KYWD</text:p>
          </table:table-cell>
          <table:table-cell/>
          <table:table-cell table:formula="of:=CONCATENATE(&quot;extern const srrectype_t SR_NAME_&quot;;[.C61];&quot;;&quot;)" office:value-type="string" office:string-value="extern const srrectype_t SR_NAME_KYWD;">
            <text:p>extern const srrectype_t SR_NAME_KYWD;</text:p>
          </table:table-cell>
          <table:table-cell table:formula="of:=CONCATENATE(&quot;const srrectype_t SR_NAME_&quot;;[.C61];&quot; = &quot;&quot;&quot;; [.C61];&quot;&quot;&quot;;&quot;)" office:value-type="string" office:string-value="const srrectype_t SR_NAME_KYWD = &quot;KYWD&quot;;">
            <text:p>const srrectype_t SR_NAME_KYWD = "KYWD";</text:p>
          </table:table-cell>
          <table:table-cell table:formula="of:=CONCATENATE(&quot;&amp;SR_NAME_&quot;;[.A61];&quot;,&quot;)" office:value-type="string" office:string-value="&amp;SR_NAME_INFO,">
            <text:p>&amp;SR_NAME_INFO,</text:p>
          </table:table-cell>
          <table:table-cell office:value-type="string">
            <text:p>&amp;SR_NAME_INFO,</text:p>
          </table:table-cell>
          <table:table-cell office:value-type="float" office:value="260">
            <text:p>260</text:p>
          </table:table-cell>
          <table:table-cell table:formula="of:=CONCATENATE(&quot;#define SRCLASS_CSr&quot;; PROPER([.C61]);&quot;Record    &quot;; [.I61])" office:value-type="string" office:string-value="#define SRCLASS_CSrKywdRecord    260">
            <text:p>#define SRCLASS_CSrKywdRecord <text:s text:c="3"/>260</text:p>
          </table:table-cell>
          <table:table-cell/>
          <table:table-cell table:formula="of:=CONCATENATE(&quot;#include &quot;&quot;records/Sr&quot;;PROPER([.C61]);&quot;record.h&quot;&quot;&quot;)" office:value-type="string" office:string-value="#include &quot;records/SrKywdrecord.h&quot;">
            <text:p>#include "records/SrKywdrecord.h"</text:p>
          </table:table-cell>
          <table:table-cell/>
          <table:table-cell table:formula="of:=CONCATENATE(&quot;{ &amp;SR_NAME_&quot;; [.C61]; &quot;, CSr&quot;; PROPER([.C61]); &quot;Record::Create },&quot;)" office:value-type="string" office:string-value="{ &amp;SR_NAME_KYWD, CSrKywdRecord::Create },">
            <text:p>{ &amp;SR_NAME_KYWD, CSrKywdRecord::Create },</text:p>
          </table:table-cell>
        </table:table-row>
        <table:table-row table:style-name="ro1">
          <table:table-cell office:value-type="string">
            <text:p>SLGM</text:p>
          </table:table-cell>
          <table:table-cell/>
          <table:table-cell office:value-type="string">
            <text:p>LAND</text:p>
          </table:table-cell>
          <table:table-cell/>
          <table:table-cell table:formula="of:=CONCATENATE(&quot;extern const srrectype_t SR_NAME_&quot;;[.C62];&quot;;&quot;)" office:value-type="string" office:string-value="extern const srrectype_t SR_NAME_LAND;">
            <text:p>extern const srrectype_t SR_NAME_LAND;</text:p>
          </table:table-cell>
          <table:table-cell table:formula="of:=CONCATENATE(&quot;const srrectype_t SR_NAME_&quot;;[.C62];&quot; = &quot;&quot;&quot;; [.C62];&quot;&quot;&quot;;&quot;)" office:value-type="string" office:string-value="const srrectype_t SR_NAME_LAND = &quot;LAND&quot;;">
            <text:p>const srrectype_t SR_NAME_LAND = "LAND";</text:p>
          </table:table-cell>
          <table:table-cell table:formula="of:=CONCATENATE(&quot;&amp;SR_NAME_&quot;;[.A62];&quot;,&quot;)" office:value-type="string" office:string-value="&amp;SR_NAME_SLGM,">
            <text:p>&amp;SR_NAME_SLGM,</text:p>
          </table:table-cell>
          <table:table-cell office:value-type="string">
            <text:p>&amp;SR_NAME_SLGM,</text:p>
          </table:table-cell>
          <table:table-cell office:value-type="float" office:value="261">
            <text:p>261</text:p>
          </table:table-cell>
          <table:table-cell table:formula="of:=CONCATENATE(&quot;#define SRCLASS_CSr&quot;; PROPER([.C62]);&quot;Record    &quot;; [.I62])" office:value-type="string" office:string-value="#define SRCLASS_CSrLandRecord    261">
            <text:p>#define SRCLASS_CSrLandRecord <text:s text:c="3"/>261</text:p>
          </table:table-cell>
          <table:table-cell/>
          <table:table-cell table:formula="of:=CONCATENATE(&quot;#include &quot;&quot;records/Sr&quot;;PROPER([.C62]);&quot;record.h&quot;&quot;&quot;)" office:value-type="string" office:string-value="#include &quot;records/SrLandrecord.h&quot;">
            <text:p>#include "records/SrLandrecord.h"</text:p>
          </table:table-cell>
          <table:table-cell/>
          <table:table-cell table:formula="of:=CONCATENATE(&quot;{ &amp;SR_NAME_&quot;; [.C62]; &quot;, CSr&quot;; PROPER([.C62]); &quot;Record::Create },&quot;)" office:value-type="string" office:string-value="{ &amp;SR_NAME_LAND, CSrLandRecord::Create },">
            <text:p>{ &amp;SR_NAME_LAND, CSrLandRecord::Create },</text:p>
          </table:table-cell>
        </table:table-row>
        <table:table-row table:style-name="ro1">
          <table:table-cell office:value-type="string">
            <text:p>WRLD</text:p>
          </table:table-cell>
          <table:table-cell/>
          <table:table-cell office:value-type="string">
            <text:p>LCRT</text:p>
          </table:table-cell>
          <table:table-cell/>
          <table:table-cell table:formula="of:=CONCATENATE(&quot;extern const srrectype_t SR_NAME_&quot;;[.C63];&quot;;&quot;)" office:value-type="string" office:string-value="extern const srrectype_t SR_NAME_LCRT;">
            <text:p>extern const srrectype_t SR_NAME_LCRT;</text:p>
          </table:table-cell>
          <table:table-cell table:formula="of:=CONCATENATE(&quot;const srrectype_t SR_NAME_&quot;;[.C63];&quot; = &quot;&quot;&quot;; [.C63];&quot;&quot;&quot;;&quot;)" office:value-type="string" office:string-value="const srrectype_t SR_NAME_LCRT = &quot;LCRT&quot;;">
            <text:p>const srrectype_t SR_NAME_LCRT = "LCRT";</text:p>
          </table:table-cell>
          <table:table-cell table:formula="of:=CONCATENATE(&quot;&amp;SR_NAME_&quot;;[.A63];&quot;,&quot;)" office:value-type="string" office:string-value="&amp;SR_NAME_WRLD,">
            <text:p>&amp;SR_NAME_WRLD,</text:p>
          </table:table-cell>
          <table:table-cell office:value-type="string">
            <text:p>&amp;SR_NAME_WRLD,</text:p>
          </table:table-cell>
          <table:table-cell office:value-type="float" office:value="262">
            <text:p>262</text:p>
          </table:table-cell>
          <table:table-cell table:formula="of:=CONCATENATE(&quot;#define SRCLASS_CSr&quot;; PROPER([.C63]);&quot;Record    &quot;; [.I63])" office:value-type="string" office:string-value="#define SRCLASS_CSrLcrtRecord    262">
            <text:p>#define SRCLASS_CSrLcrtRecord <text:s text:c="3"/>262</text:p>
          </table:table-cell>
          <table:table-cell/>
          <table:table-cell table:formula="of:=CONCATENATE(&quot;#include &quot;&quot;records/Sr&quot;;PROPER([.C63]);&quot;record.h&quot;&quot;&quot;)" office:value-type="string" office:string-value="#include &quot;records/SrLcrtrecord.h&quot;">
            <text:p>#include "records/SrLcrtrecord.h"</text:p>
          </table:table-cell>
          <table:table-cell/>
          <table:table-cell table:formula="of:=CONCATENATE(&quot;{ &amp;SR_NAME_&quot;; [.C63]; &quot;, CSr&quot;; PROPER([.C63]); &quot;Record::Create },&quot;)" office:value-type="string" office:string-value="{ &amp;SR_NAME_LCRT, CSrLcrtRecord::Create },">
            <text:p>{ &amp;SR_NAME_LCRT, CSrLcrtRecord::Create },</text:p>
          </table:table-cell>
        </table:table-row>
        <table:table-row table:style-name="ro1">
          <table:table-cell office:value-type="string">
            <text:p>LVLI</text:p>
          </table:table-cell>
          <table:table-cell/>
          <table:table-cell office:value-type="string">
            <text:p>LCTN</text:p>
          </table:table-cell>
          <table:table-cell/>
          <table:table-cell table:formula="of:=CONCATENATE(&quot;extern const srrectype_t SR_NAME_&quot;;[.C64];&quot;;&quot;)" office:value-type="string" office:string-value="extern const srrectype_t SR_NAME_LCTN;">
            <text:p>extern const srrectype_t SR_NAME_LCTN;</text:p>
          </table:table-cell>
          <table:table-cell table:formula="of:=CONCATENATE(&quot;const srrectype_t SR_NAME_&quot;;[.C64];&quot; = &quot;&quot;&quot;; [.C64];&quot;&quot;&quot;;&quot;)" office:value-type="string" office:string-value="const srrectype_t SR_NAME_LCTN = &quot;LCTN&quot;;">
            <text:p>const srrectype_t SR_NAME_LCTN = "LCTN";</text:p>
          </table:table-cell>
          <table:table-cell table:formula="of:=CONCATENATE(&quot;&amp;SR_NAME_&quot;;[.A64];&quot;,&quot;)" office:value-type="string" office:string-value="&amp;SR_NAME_LVLI,">
            <text:p>&amp;SR_NAME_LVLI,</text:p>
          </table:table-cell>
          <table:table-cell office:value-type="string">
            <text:p>&amp;SR_NAME_LVLI,</text:p>
          </table:table-cell>
          <table:table-cell office:value-type="float" office:value="263">
            <text:p>263</text:p>
          </table:table-cell>
          <table:table-cell table:formula="of:=CONCATENATE(&quot;#define SRCLASS_CSr&quot;; PROPER([.C64]);&quot;Record    &quot;; [.I64])" office:value-type="string" office:string-value="#define SRCLASS_CSrLctnRecord    263">
            <text:p>#define SRCLASS_CSrLctnRecord <text:s text:c="3"/>263</text:p>
          </table:table-cell>
          <table:table-cell/>
          <table:table-cell table:formula="of:=CONCATENATE(&quot;#include &quot;&quot;records/Sr&quot;;PROPER([.C64]);&quot;record.h&quot;&quot;&quot;)" office:value-type="string" office:string-value="#include &quot;records/SrLctnrecord.h&quot;">
            <text:p>#include "records/SrLctnrecord.h"</text:p>
          </table:table-cell>
          <table:table-cell/>
          <table:table-cell table:formula="of:=CONCATENATE(&quot;{ &amp;SR_NAME_&quot;; [.C64]; &quot;, CSr&quot;; PROPER([.C64]); &quot;Record::Create },&quot;)" office:value-type="string" office:string-value="{ &amp;SR_NAME_LCTN, CSrLctnRecord::Create },">
            <text:p>{ &amp;SR_NAME_LCTN, CSrLctnRecord::Create },</text:p>
          </table:table-cell>
        </table:table-row>
        <table:table-row table:style-name="ro1">
          <table:table-cell office:value-type="string">
            <text:p>WTHR</text:p>
          </table:table-cell>
          <table:table-cell/>
          <table:table-cell office:value-type="string">
            <text:p>LGTM</text:p>
          </table:table-cell>
          <table:table-cell/>
          <table:table-cell table:formula="of:=CONCATENATE(&quot;extern const srrectype_t SR_NAME_&quot;;[.C65];&quot;;&quot;)" office:value-type="string" office:string-value="extern const srrectype_t SR_NAME_LGTM;">
            <text:p>extern const srrectype_t SR_NAME_LGTM;</text:p>
          </table:table-cell>
          <table:table-cell table:formula="of:=CONCATENATE(&quot;const srrectype_t SR_NAME_&quot;;[.C65];&quot; = &quot;&quot;&quot;; [.C65];&quot;&quot;&quot;;&quot;)" office:value-type="string" office:string-value="const srrectype_t SR_NAME_LGTM = &quot;LGTM&quot;;">
            <text:p>const srrectype_t SR_NAME_LGTM = "LGTM";</text:p>
          </table:table-cell>
          <table:table-cell table:formula="of:=CONCATENATE(&quot;&amp;SR_NAME_&quot;;[.A65];&quot;,&quot;)" office:value-type="string" office:string-value="&amp;SR_NAME_WTHR,">
            <text:p>&amp;SR_NAME_WTHR,</text:p>
          </table:table-cell>
          <table:table-cell office:value-type="string">
            <text:p>&amp;SR_NAME_WTHR,</text:p>
          </table:table-cell>
          <table:table-cell office:value-type="float" office:value="264">
            <text:p>264</text:p>
          </table:table-cell>
          <table:table-cell table:formula="of:=CONCATENATE(&quot;#define SRCLASS_CSr&quot;; PROPER([.C65]);&quot;Record    &quot;; [.I65])" office:value-type="string" office:string-value="#define SRCLASS_CSrLgtmRecord    264">
            <text:p>#define SRCLASS_CSrLgtmRecord <text:s text:c="3"/>264</text:p>
          </table:table-cell>
          <table:table-cell/>
          <table:table-cell table:formula="of:=CONCATENATE(&quot;#include &quot;&quot;records/Sr&quot;;PROPER([.C65]);&quot;record.h&quot;&quot;&quot;)" office:value-type="string" office:string-value="#include &quot;records/SrLgtmrecord.h&quot;">
            <text:p>#include "records/SrLgtmrecord.h"</text:p>
          </table:table-cell>
          <table:table-cell/>
          <table:table-cell table:formula="of:=CONCATENATE(&quot;{ &amp;SR_NAME_&quot;; [.C65]; &quot;, CSr&quot;; PROPER([.C65]); &quot;Record::Create },&quot;)" office:value-type="string" office:string-value="{ &amp;SR_NAME_LGTM, CSrLgtmRecord::Create },">
            <text:p>{ &amp;SR_NAME_LGTM, CSrLgtmRecord::Create },</text:p>
          </table:table-cell>
        </table:table-row>
        <table:table-row table:style-name="ro1">
          <table:table-cell office:value-type="string">
            <text:p>REGN</text:p>
          </table:table-cell>
          <table:table-cell/>
          <table:table-cell office:value-type="string">
            <text:p>LIGH</text:p>
          </table:table-cell>
          <table:table-cell/>
          <table:table-cell table:formula="of:=CONCATENATE(&quot;extern const srrectype_t SR_NAME_&quot;;[.C66];&quot;;&quot;)" office:value-type="string" office:string-value="extern const srrectype_t SR_NAME_LIGH;">
            <text:p>extern const srrectype_t SR_NAME_LIGH;</text:p>
          </table:table-cell>
          <table:table-cell table:formula="of:=CONCATENATE(&quot;const srrectype_t SR_NAME_&quot;;[.C66];&quot; = &quot;&quot;&quot;; [.C66];&quot;&quot;&quot;;&quot;)" office:value-type="string" office:string-value="const srrectype_t SR_NAME_LIGH = &quot;LIGH&quot;;">
            <text:p>const srrectype_t SR_NAME_LIGH = "LIGH";</text:p>
          </table:table-cell>
          <table:table-cell table:formula="of:=CONCATENATE(&quot;&amp;SR_NAME_&quot;;[.A66];&quot;,&quot;)" office:value-type="string" office:string-value="&amp;SR_NAME_REGN,">
            <text:p>&amp;SR_NAME_REGN,</text:p>
          </table:table-cell>
          <table:table-cell office:value-type="string">
            <text:p>&amp;SR_NAME_REGN,</text:p>
          </table:table-cell>
          <table:table-cell office:value-type="float" office:value="265">
            <text:p>265</text:p>
          </table:table-cell>
          <table:table-cell table:formula="of:=CONCATENATE(&quot;#define SRCLASS_CSr&quot;; PROPER([.C66]);&quot;Record    &quot;; [.I66])" office:value-type="string" office:string-value="#define SRCLASS_CSrLighRecord    265">
            <text:p>#define SRCLASS_CSrLighRecord <text:s text:c="3"/>265</text:p>
          </table:table-cell>
          <table:table-cell/>
          <table:table-cell table:formula="of:=CONCATENATE(&quot;#include &quot;&quot;records/Sr&quot;;PROPER([.C66]);&quot;record.h&quot;&quot;&quot;)" office:value-type="string" office:string-value="#include &quot;records/SrLighrecord.h&quot;">
            <text:p>#include "records/SrLighrecord.h"</text:p>
          </table:table-cell>
          <table:table-cell/>
          <table:table-cell table:formula="of:=CONCATENATE(&quot;{ &amp;SR_NAME_&quot;; [.C66]; &quot;, CSr&quot;; PROPER([.C66]); &quot;Record::Create },&quot;)" office:value-type="string" office:string-value="{ &amp;SR_NAME_LIGH, CSrLighRecord::Create },">
            <text:p>{ &amp;SR_NAME_LIGH, CSrLighRecord::Create },</text:p>
          </table:table-cell>
        </table:table-row>
        <table:table-row table:style-name="ro1">
          <table:table-cell office:value-type="string">
            <text:p>PHZD</text:p>
          </table:table-cell>
          <table:table-cell/>
          <table:table-cell office:value-type="string">
            <text:p>LSCR</text:p>
          </table:table-cell>
          <table:table-cell/>
          <table:table-cell table:formula="of:=CONCATENATE(&quot;extern const srrectype_t SR_NAME_&quot;;[.C67];&quot;;&quot;)" office:value-type="string" office:string-value="extern const srrectype_t SR_NAME_LSCR;">
            <text:p>extern const srrectype_t SR_NAME_LSCR;</text:p>
          </table:table-cell>
          <table:table-cell table:formula="of:=CONCATENATE(&quot;const srrectype_t SR_NAME_&quot;;[.C67];&quot; = &quot;&quot;&quot;; [.C67];&quot;&quot;&quot;;&quot;)" office:value-type="string" office:string-value="const srrectype_t SR_NAME_LSCR = &quot;LSCR&quot;;">
            <text:p>const srrectype_t SR_NAME_LSCR = "LSCR";</text:p>
          </table:table-cell>
          <table:table-cell table:formula="of:=CONCATENATE(&quot;&amp;SR_NAME_&quot;;[.A67];&quot;,&quot;)" office:value-type="string" office:string-value="&amp;SR_NAME_PHZD,">
            <text:p>&amp;SR_NAME_PHZD,</text:p>
          </table:table-cell>
          <table:table-cell office:value-type="string">
            <text:p>&amp;SR_NAME_PHZD,</text:p>
          </table:table-cell>
          <table:table-cell office:value-type="float" office:value="266">
            <text:p>266</text:p>
          </table:table-cell>
          <table:table-cell table:formula="of:=CONCATENATE(&quot;#define SRCLASS_CSr&quot;; PROPER([.C67]);&quot;Record    &quot;; [.I67])" office:value-type="string" office:string-value="#define SRCLASS_CSrLscrRecord    266">
            <text:p>#define SRCLASS_CSrLscrRecord <text:s text:c="3"/>266</text:p>
          </table:table-cell>
          <table:table-cell/>
          <table:table-cell table:formula="of:=CONCATENATE(&quot;#include &quot;&quot;records/Sr&quot;;PROPER([.C67]);&quot;record.h&quot;&quot;&quot;)" office:value-type="string" office:string-value="#include &quot;records/SrLscrrecord.h&quot;">
            <text:p>#include "records/SrLscrrecord.h"</text:p>
          </table:table-cell>
          <table:table-cell/>
          <table:table-cell table:formula="of:=CONCATENATE(&quot;{ &amp;SR_NAME_&quot;; [.C67]; &quot;, CSr&quot;; PROPER([.C67]); &quot;Record::Create },&quot;)" office:value-type="string" office:string-value="{ &amp;SR_NAME_LSCR, CSrLscrRecord::Create },">
            <text:p>{ &amp;SR_NAME_LSCR, CSrLscrRecord::Create },</text:p>
          </table:table-cell>
        </table:table-row>
        <table:table-row table:style-name="ro1">
          <table:table-cell office:value-type="string">
            <text:p>NAVI</text:p>
          </table:table-cell>
          <table:table-cell/>
          <table:table-cell office:value-type="string">
            <text:p>LTEX</text:p>
          </table:table-cell>
          <table:table-cell/>
          <table:table-cell table:formula="of:=CONCATENATE(&quot;extern const srrectype_t SR_NAME_&quot;;[.C68];&quot;;&quot;)" office:value-type="string" office:string-value="extern const srrectype_t SR_NAME_LTEX;">
            <text:p>extern const srrectype_t SR_NAME_LTEX;</text:p>
          </table:table-cell>
          <table:table-cell table:formula="of:=CONCATENATE(&quot;const srrectype_t SR_NAME_&quot;;[.C68];&quot; = &quot;&quot;&quot;; [.C68];&quot;&quot;&quot;;&quot;)" office:value-type="string" office:string-value="const srrectype_t SR_NAME_LTEX = &quot;LTEX&quot;;">
            <text:p>const srrectype_t SR_NAME_LTEX = "LTEX";</text:p>
          </table:table-cell>
          <table:table-cell table:formula="of:=CONCATENATE(&quot;&amp;SR_NAME_&quot;;[.A68];&quot;,&quot;)" office:value-type="string" office:string-value="&amp;SR_NAME_NAVI,">
            <text:p>&amp;SR_NAME_NAVI,</text:p>
          </table:table-cell>
          <table:table-cell office:value-type="string">
            <text:p>&amp;SR_NAME_NAVI,</text:p>
          </table:table-cell>
          <table:table-cell office:value-type="float" office:value="267">
            <text:p>267</text:p>
          </table:table-cell>
          <table:table-cell table:formula="of:=CONCATENATE(&quot;#define SRCLASS_CSr&quot;; PROPER([.C68]);&quot;Record    &quot;; [.I68])" office:value-type="string" office:string-value="#define SRCLASS_CSrLtexRecord    267">
            <text:p>#define SRCLASS_CSrLtexRecord <text:s text:c="3"/>267</text:p>
          </table:table-cell>
          <table:table-cell/>
          <table:table-cell table:formula="of:=CONCATENATE(&quot;#include &quot;&quot;records/Sr&quot;;PROPER([.C68]);&quot;record.h&quot;&quot;&quot;)" office:value-type="string" office:string-value="#include &quot;records/SrLtexrecord.h&quot;">
            <text:p>#include "records/SrLtexrecord.h"</text:p>
          </table:table-cell>
          <table:table-cell/>
          <table:table-cell table:formula="of:=CONCATENATE(&quot;{ &amp;SR_NAME_&quot;; [.C68]; &quot;, CSr&quot;; PROPER([.C68]); &quot;Record::Create },&quot;)" office:value-type="string" office:string-value="{ &amp;SR_NAME_LTEX, CSrLtexRecord::Create },">
            <text:p>{ &amp;SR_NAME_LTEX, CSrLtexRecord::Create },</text:p>
          </table:table-cell>
        </table:table-row>
        <table:table-row table:style-name="ro1">
          <table:table-cell office:value-type="string">
            <text:p>ARTO</text:p>
          </table:table-cell>
          <table:table-cell/>
          <table:table-cell office:value-type="string">
            <text:p>LVLI</text:p>
          </table:table-cell>
          <table:table-cell/>
          <table:table-cell table:formula="of:=CONCATENATE(&quot;extern const srrectype_t SR_NAME_&quot;;[.C69];&quot;;&quot;)" office:value-type="string" office:string-value="extern const srrectype_t SR_NAME_LVLI;">
            <text:p>extern const srrectype_t SR_NAME_LVLI;</text:p>
          </table:table-cell>
          <table:table-cell table:formula="of:=CONCATENATE(&quot;const srrectype_t SR_NAME_&quot;;[.C69];&quot; = &quot;&quot;&quot;; [.C69];&quot;&quot;&quot;;&quot;)" office:value-type="string" office:string-value="const srrectype_t SR_NAME_LVLI = &quot;LVLI&quot;;">
            <text:p>const srrectype_t SR_NAME_LVLI = "LVLI";</text:p>
          </table:table-cell>
          <table:table-cell table:formula="of:=CONCATENATE(&quot;&amp;SR_NAME_&quot;;[.A69];&quot;,&quot;)" office:value-type="string" office:string-value="&amp;SR_NAME_ARTO,">
            <text:p>&amp;SR_NAME_ARTO,</text:p>
          </table:table-cell>
          <table:table-cell office:value-type="string">
            <text:p>&amp;SR_NAME_ARTO,</text:p>
          </table:table-cell>
          <table:table-cell office:value-type="float" office:value="268">
            <text:p>268</text:p>
          </table:table-cell>
          <table:table-cell table:formula="of:=CONCATENATE(&quot;#define SRCLASS_CSr&quot;; PROPER([.C69]);&quot;Record    &quot;; [.I69])" office:value-type="string" office:string-value="#define SRCLASS_CSrLvliRecord    268">
            <text:p>#define SRCLASS_CSrLvliRecord <text:s text:c="3"/>268</text:p>
          </table:table-cell>
          <table:table-cell/>
          <table:table-cell table:formula="of:=CONCATENATE(&quot;#include &quot;&quot;records/Sr&quot;;PROPER([.C69]);&quot;record.h&quot;&quot;&quot;)" office:value-type="string" office:string-value="#include &quot;records/SrLvlirecord.h&quot;">
            <text:p>#include "records/SrLvlirecord.h"</text:p>
          </table:table-cell>
          <table:table-cell/>
          <table:table-cell table:formula="of:=CONCATENATE(&quot;{ &amp;SR_NAME_&quot;; [.C69]; &quot;, CSr&quot;; PROPER([.C69]); &quot;Record::Create },&quot;)" office:value-type="string" office:string-value="{ &amp;SR_NAME_LVLI, CSrLvliRecord::Create },">
            <text:p>{ &amp;SR_NAME_LVLI, CSrLvliRecord::Create },</text:p>
          </table:table-cell>
        </table:table-row>
        <table:table-row table:style-name="ro1">
          <table:table-cell office:value-type="string">
            <text:p>QUST</text:p>
          </table:table-cell>
          <table:table-cell/>
          <table:table-cell office:value-type="string">
            <text:p>LVLN</text:p>
          </table:table-cell>
          <table:table-cell/>
          <table:table-cell table:formula="of:=CONCATENATE(&quot;extern const srrectype_t SR_NAME_&quot;;[.C70];&quot;;&quot;)" office:value-type="string" office:string-value="extern const srrectype_t SR_NAME_LVLN;">
            <text:p>extern const srrectype_t SR_NAME_LVLN;</text:p>
          </table:table-cell>
          <table:table-cell table:formula="of:=CONCATENATE(&quot;const srrectype_t SR_NAME_&quot;;[.C70];&quot; = &quot;&quot;&quot;; [.C70];&quot;&quot;&quot;;&quot;)" office:value-type="string" office:string-value="const srrectype_t SR_NAME_LVLN = &quot;LVLN&quot;;">
            <text:p>const srrectype_t SR_NAME_LVLN = "LVLN";</text:p>
          </table:table-cell>
          <table:table-cell table:formula="of:=CONCATENATE(&quot;&amp;SR_NAME_&quot;;[.A70];&quot;,&quot;)" office:value-type="string" office:string-value="&amp;SR_NAME_QUST,">
            <text:p>&amp;SR_NAME_QUST,</text:p>
          </table:table-cell>
          <table:table-cell office:value-type="string">
            <text:p>&amp;SR_NAME_QUST,</text:p>
          </table:table-cell>
          <table:table-cell office:value-type="float" office:value="269">
            <text:p>269</text:p>
          </table:table-cell>
          <table:table-cell table:formula="of:=CONCATENATE(&quot;#define SRCLASS_CSr&quot;; PROPER([.C70]);&quot;Record    &quot;; [.I70])" office:value-type="string" office:string-value="#define SRCLASS_CSrLvlnRecord    269">
            <text:p>#define SRCLASS_CSrLvlnRecord <text:s text:c="3"/>269</text:p>
          </table:table-cell>
          <table:table-cell/>
          <table:table-cell table:formula="of:=CONCATENATE(&quot;#include &quot;&quot;records/Sr&quot;;PROPER([.C70]);&quot;record.h&quot;&quot;&quot;)" office:value-type="string" office:string-value="#include &quot;records/SrLvlnrecord.h&quot;">
            <text:p>#include "records/SrLvlnrecord.h"</text:p>
          </table:table-cell>
          <table:table-cell/>
          <table:table-cell table:formula="of:=CONCATENATE(&quot;{ &amp;SR_NAME_&quot;; [.C70]; &quot;, CSr&quot;; PROPER([.C70]); &quot;Record::Create },&quot;)" office:value-type="string" office:string-value="{ &amp;SR_NAME_LVLN, CSrLvlnRecord::Create },">
            <text:p>{ &amp;SR_NAME_LVLN, CSrLvlnRecord::Create },</text:p>
          </table:table-cell>
        </table:table-row>
        <table:table-row table:style-name="ro1">
          <table:table-cell office:value-type="string">
            <text:p>COLL</text:p>
          </table:table-cell>
          <table:table-cell/>
          <table:table-cell office:value-type="string">
            <text:p>LVSP</text:p>
          </table:table-cell>
          <table:table-cell/>
          <table:table-cell table:formula="of:=CONCATENATE(&quot;extern const srrectype_t SR_NAME_&quot;;[.C71];&quot;;&quot;)" office:value-type="string" office:string-value="extern const srrectype_t SR_NAME_LVSP;">
            <text:p>extern const srrectype_t SR_NAME_LVSP;</text:p>
          </table:table-cell>
          <table:table-cell table:formula="of:=CONCATENATE(&quot;const srrectype_t SR_NAME_&quot;;[.C71];&quot; = &quot;&quot;&quot;; [.C71];&quot;&quot;&quot;;&quot;)" office:value-type="string" office:string-value="const srrectype_t SR_NAME_LVSP = &quot;LVSP&quot;;">
            <text:p>const srrectype_t SR_NAME_LVSP = "LVSP";</text:p>
          </table:table-cell>
          <table:table-cell table:formula="of:=CONCATENATE(&quot;&amp;SR_NAME_&quot;;[.A71];&quot;,&quot;)" office:value-type="string" office:string-value="&amp;SR_NAME_COLL,">
            <text:p>&amp;SR_NAME_COLL,</text:p>
          </table:table-cell>
          <table:table-cell office:value-type="string">
            <text:p>&amp;SR_NAME_COLL,</text:p>
          </table:table-cell>
          <table:table-cell office:value-type="float" office:value="270">
            <text:p>270</text:p>
          </table:table-cell>
          <table:table-cell table:formula="of:=CONCATENATE(&quot;#define SRCLASS_CSr&quot;; PROPER([.C71]);&quot;Record    &quot;; [.I71])" office:value-type="string" office:string-value="#define SRCLASS_CSrLvspRecord    270">
            <text:p>#define SRCLASS_CSrLvspRecord <text:s text:c="3"/>270</text:p>
          </table:table-cell>
          <table:table-cell/>
          <table:table-cell table:formula="of:=CONCATENATE(&quot;#include &quot;&quot;records/Sr&quot;;PROPER([.C71]);&quot;record.h&quot;&quot;&quot;)" office:value-type="string" office:string-value="#include &quot;records/SrLvsprecord.h&quot;">
            <text:p>#include "records/SrLvsprecord.h"</text:p>
          </table:table-cell>
          <table:table-cell/>
          <table:table-cell table:formula="of:=CONCATENATE(&quot;{ &amp;SR_NAME_&quot;; [.C71]; &quot;, CSr&quot;; PROPER([.C71]); &quot;Record::Create },&quot;)" office:value-type="string" office:string-value="{ &amp;SR_NAME_LVSP, CSrLvspRecord::Create },">
            <text:p>{ &amp;SR_NAME_LVSP, CSrLvspRecord::Create },</text:p>
          </table:table-cell>
        </table:table-row>
        <table:table-row table:style-name="ro1">
          <table:table-cell office:value-type="string">
            <text:p>CELL</text:p>
          </table:table-cell>
          <table:table-cell/>
          <table:table-cell office:value-type="string">
            <text:p>MATO</text:p>
          </table:table-cell>
          <table:table-cell/>
          <table:table-cell table:formula="of:=CONCATENATE(&quot;extern const srrectype_t SR_NAME_&quot;;[.C72];&quot;;&quot;)" office:value-type="string" office:string-value="extern const srrectype_t SR_NAME_MATO;">
            <text:p>extern const srrectype_t SR_NAME_MATO;</text:p>
          </table:table-cell>
          <table:table-cell table:formula="of:=CONCATENATE(&quot;const srrectype_t SR_NAME_&quot;;[.C72];&quot; = &quot;&quot;&quot;; [.C72];&quot;&quot;&quot;;&quot;)" office:value-type="string" office:string-value="const srrectype_t SR_NAME_MATO = &quot;MATO&quot;;">
            <text:p>const srrectype_t SR_NAME_MATO = "MATO";</text:p>
          </table:table-cell>
          <table:table-cell table:formula="of:=CONCATENATE(&quot;&amp;SR_NAME_&quot;;[.A72];&quot;,&quot;)" office:value-type="string" office:string-value="&amp;SR_NAME_CELL,">
            <text:p>&amp;SR_NAME_CELL,</text:p>
          </table:table-cell>
          <table:table-cell office:value-type="string">
            <text:p>&amp;SR_NAME_CELL,</text:p>
          </table:table-cell>
          <table:table-cell office:value-type="float" office:value="271">
            <text:p>271</text:p>
          </table:table-cell>
          <table:table-cell table:formula="of:=CONCATENATE(&quot;#define SRCLASS_CSr&quot;; PROPER([.C72]);&quot;Record    &quot;; [.I72])" office:value-type="string" office:string-value="#define SRCLASS_CSrMatoRecord    271">
            <text:p>#define SRCLASS_CSrMatoRecord <text:s text:c="3"/>271</text:p>
          </table:table-cell>
          <table:table-cell/>
          <table:table-cell table:formula="of:=CONCATENATE(&quot;#include &quot;&quot;records/Sr&quot;;PROPER([.C72]);&quot;record.h&quot;&quot;&quot;)" office:value-type="string" office:string-value="#include &quot;records/SrMatorecord.h&quot;">
            <text:p>#include "records/SrMatorecord.h"</text:p>
          </table:table-cell>
          <table:table-cell/>
          <table:table-cell table:formula="of:=CONCATENATE(&quot;{ &amp;SR_NAME_&quot;; [.C72]; &quot;, CSr&quot;; PROPER([.C72]); &quot;Record::Create },&quot;)" office:value-type="string" office:string-value="{ &amp;SR_NAME_MATO, CSrMatoRecord::Create },">
            <text:p>{ &amp;SR_NAME_MATO, CSrMatoRecord::Create },</text:p>
          </table:table-cell>
        </table:table-row>
        <table:table-row table:style-name="ro1">
          <table:table-cell office:value-type="string">
            <text:p>REFR</text:p>
          </table:table-cell>
          <table:table-cell/>
          <table:table-cell office:value-type="string">
            <text:p>MATT</text:p>
          </table:table-cell>
          <table:table-cell/>
          <table:table-cell table:formula="of:=CONCATENATE(&quot;extern const srrectype_t SR_NAME_&quot;;[.C73];&quot;;&quot;)" office:value-type="string" office:string-value="extern const srrectype_t SR_NAME_MATT;">
            <text:p>extern const srrectype_t SR_NAME_MATT;</text:p>
          </table:table-cell>
          <table:table-cell table:formula="of:=CONCATENATE(&quot;const srrectype_t SR_NAME_&quot;;[.C73];&quot; = &quot;&quot;&quot;; [.C73];&quot;&quot;&quot;;&quot;)" office:value-type="string" office:string-value="const srrectype_t SR_NAME_MATT = &quot;MATT&quot;;">
            <text:p>const srrectype_t SR_NAME_MATT = "MATT";</text:p>
          </table:table-cell>
          <table:table-cell table:formula="of:=CONCATENATE(&quot;&amp;SR_NAME_&quot;;[.A73];&quot;,&quot;)" office:value-type="string" office:string-value="&amp;SR_NAME_REFR,">
            <text:p>&amp;SR_NAME_REFR,</text:p>
          </table:table-cell>
          <table:table-cell office:value-type="string">
            <text:p>&amp;SR_NAME_REFR,</text:p>
          </table:table-cell>
          <table:table-cell office:value-type="float" office:value="272">
            <text:p>272</text:p>
          </table:table-cell>
          <table:table-cell table:formula="of:=CONCATENATE(&quot;#define SRCLASS_CSr&quot;; PROPER([.C73]);&quot;Record    &quot;; [.I73])" office:value-type="string" office:string-value="#define SRCLASS_CSrMattRecord    272">
            <text:p>#define SRCLASS_CSrMattRecord <text:s text:c="3"/>272</text:p>
          </table:table-cell>
          <table:table-cell/>
          <table:table-cell table:formula="of:=CONCATENATE(&quot;#include &quot;&quot;records/Sr&quot;;PROPER([.C73]);&quot;record.h&quot;&quot;&quot;)" office:value-type="string" office:string-value="#include &quot;records/SrMattrecord.h&quot;">
            <text:p>#include "records/SrMattrecord.h"</text:p>
          </table:table-cell>
          <table:table-cell/>
          <table:table-cell table:formula="of:=CONCATENATE(&quot;{ &amp;SR_NAME_&quot;; [.C73]; &quot;, CSr&quot;; PROPER([.C73]); &quot;Record::Create },&quot;)" office:value-type="string" office:string-value="{ &amp;SR_NAME_MATT, CSrMattRecord::Create },">
            <text:p>{ &amp;SR_NAME_MATT, CSrMattRecord::Create },</text:p>
          </table:table-cell>
        </table:table-row>
        <table:table-row table:style-name="ro1">
          <table:table-cell office:value-type="string">
            <text:p>ACHR</text:p>
          </table:table-cell>
          <table:table-cell/>
          <table:table-cell office:value-type="string">
            <text:p>MESG</text:p>
          </table:table-cell>
          <table:table-cell/>
          <table:table-cell table:formula="of:=CONCATENATE(&quot;extern const srrectype_t SR_NAME_&quot;;[.C74];&quot;;&quot;)" office:value-type="string" office:string-value="extern const srrectype_t SR_NAME_MESG;">
            <text:p>extern const srrectype_t SR_NAME_MESG;</text:p>
          </table:table-cell>
          <table:table-cell table:formula="of:=CONCATENATE(&quot;const srrectype_t SR_NAME_&quot;;[.C74];&quot; = &quot;&quot;&quot;; [.C74];&quot;&quot;&quot;;&quot;)" office:value-type="string" office:string-value="const srrectype_t SR_NAME_MESG = &quot;MESG&quot;;">
            <text:p>const srrectype_t SR_NAME_MESG = "MESG";</text:p>
          </table:table-cell>
          <table:table-cell table:formula="of:=CONCATENATE(&quot;&amp;SR_NAME_&quot;;[.A74];&quot;,&quot;)" office:value-type="string" office:string-value="&amp;SR_NAME_ACHR,">
            <text:p>&amp;SR_NAME_ACHR,</text:p>
          </table:table-cell>
          <table:table-cell office:value-type="string">
            <text:p>&amp;SR_NAME_ACHR,</text:p>
          </table:table-cell>
          <table:table-cell office:value-type="float" office:value="273">
            <text:p>273</text:p>
          </table:table-cell>
          <table:table-cell table:formula="of:=CONCATENATE(&quot;#define SRCLASS_CSr&quot;; PROPER([.C74]);&quot;Record    &quot;; [.I74])" office:value-type="string" office:string-value="#define SRCLASS_CSrMesgRecord    273">
            <text:p>#define SRCLASS_CSrMesgRecord <text:s text:c="3"/>273</text:p>
          </table:table-cell>
          <table:table-cell/>
          <table:table-cell table:formula="of:=CONCATENATE(&quot;#include &quot;&quot;records/Sr&quot;;PROPER([.C74]);&quot;record.h&quot;&quot;&quot;)" office:value-type="string" office:string-value="#include &quot;records/SrMesgrecord.h&quot;">
            <text:p>#include "records/SrMesgrecord.h"</text:p>
          </table:table-cell>
          <table:table-cell/>
          <table:table-cell table:formula="of:=CONCATENATE(&quot;{ &amp;SR_NAME_&quot;; [.C74]; &quot;, CSr&quot;; PROPER([.C74]); &quot;Record::Create },&quot;)" office:value-type="string" office:string-value="{ &amp;SR_NAME_MESG, CSrMesgRecord::Create },">
            <text:p>{ &amp;SR_NAME_MESG, CSrMesgRecord::Create },</text:p>
          </table:table-cell>
        </table:table-row>
        <table:table-row table:style-name="ro1">
          <table:table-cell office:value-type="string">
            <text:p>PACK</text:p>
          </table:table-cell>
          <table:table-cell/>
          <table:table-cell office:value-type="string">
            <text:p>MGEF</text:p>
          </table:table-cell>
          <table:table-cell/>
          <table:table-cell table:formula="of:=CONCATENATE(&quot;extern const srrectype_t SR_NAME_&quot;;[.C75];&quot;;&quot;)" office:value-type="string" office:string-value="extern const srrectype_t SR_NAME_MGEF;">
            <text:p>extern const srrectype_t SR_NAME_MGEF;</text:p>
          </table:table-cell>
          <table:table-cell table:formula="of:=CONCATENATE(&quot;const srrectype_t SR_NAME_&quot;;[.C75];&quot; = &quot;&quot;&quot;; [.C75];&quot;&quot;&quot;;&quot;)" office:value-type="string" office:string-value="const srrectype_t SR_NAME_MGEF = &quot;MGEF&quot;;">
            <text:p>const srrectype_t SR_NAME_MGEF = "MGEF";</text:p>
          </table:table-cell>
          <table:table-cell table:formula="of:=CONCATENATE(&quot;&amp;SR_NAME_&quot;;[.A75];&quot;,&quot;)" office:value-type="string" office:string-value="&amp;SR_NAME_PACK,">
            <text:p>&amp;SR_NAME_PACK,</text:p>
          </table:table-cell>
          <table:table-cell office:value-type="string">
            <text:p>&amp;SR_NAME_PACK,</text:p>
          </table:table-cell>
          <table:table-cell office:value-type="float" office:value="274">
            <text:p>274</text:p>
          </table:table-cell>
          <table:table-cell table:formula="of:=CONCATENATE(&quot;#define SRCLASS_CSr&quot;; PROPER([.C75]);&quot;Record    &quot;; [.I75])" office:value-type="string" office:string-value="#define SRCLASS_CSrMgefRecord    274">
            <text:p>#define SRCLASS_CSrMgefRecord <text:s text:c="3"/>274</text:p>
          </table:table-cell>
          <table:table-cell/>
          <table:table-cell table:formula="of:=CONCATENATE(&quot;#include &quot;&quot;records/Sr&quot;;PROPER([.C75]);&quot;record.h&quot;&quot;&quot;)" office:value-type="string" office:string-value="#include &quot;records/SrMgefrecord.h&quot;">
            <text:p>#include "records/SrMgefrecord.h"</text:p>
          </table:table-cell>
          <table:table-cell/>
          <table:table-cell table:formula="of:=CONCATENATE(&quot;{ &amp;SR_NAME_&quot;; [.C75]; &quot;, CSr&quot;; PROPER([.C75]); &quot;Record::Create },&quot;)" office:value-type="string" office:string-value="{ &amp;SR_NAME_MGEF, CSrMgefRecord::Create },">
            <text:p>{ &amp;SR_NAME_MGEF, CSrMgefRecord::Create },</text:p>
          </table:table-cell>
        </table:table-row>
        <table:table-row table:style-name="ro1">
          <table:table-cell office:value-type="string">
            <text:p>CSTY</text:p>
          </table:table-cell>
          <table:table-cell/>
          <table:table-cell office:value-type="string">
            <text:p>MISC</text:p>
          </table:table-cell>
          <table:table-cell/>
          <table:table-cell table:formula="of:=CONCATENATE(&quot;extern const srrectype_t SR_NAME_&quot;;[.C76];&quot;;&quot;)" office:value-type="string" office:string-value="extern const srrectype_t SR_NAME_MISC;">
            <text:p>extern const srrectype_t SR_NAME_MISC;</text:p>
          </table:table-cell>
          <table:table-cell table:formula="of:=CONCATENATE(&quot;const srrectype_t SR_NAME_&quot;;[.C76];&quot; = &quot;&quot;&quot;; [.C76];&quot;&quot;&quot;;&quot;)" office:value-type="string" office:string-value="const srrectype_t SR_NAME_MISC = &quot;MISC&quot;;">
            <text:p>const srrectype_t SR_NAME_MISC = "MISC";</text:p>
          </table:table-cell>
          <table:table-cell table:formula="of:=CONCATENATE(&quot;&amp;SR_NAME_&quot;;[.A76];&quot;,&quot;)" office:value-type="string" office:string-value="&amp;SR_NAME_CSTY,">
            <text:p>&amp;SR_NAME_CSTY,</text:p>
          </table:table-cell>
          <table:table-cell office:value-type="string">
            <text:p>&amp;SR_NAME_CSTY,</text:p>
          </table:table-cell>
          <table:table-cell office:value-type="float" office:value="275">
            <text:p>275</text:p>
          </table:table-cell>
          <table:table-cell table:formula="of:=CONCATENATE(&quot;#define SRCLASS_CSr&quot;; PROPER([.C76]);&quot;Record    &quot;; [.I76])" office:value-type="string" office:string-value="#define SRCLASS_CSrMiscRecord    275">
            <text:p>#define SRCLASS_CSrMiscRecord <text:s text:c="3"/>275</text:p>
          </table:table-cell>
          <table:table-cell/>
          <table:table-cell table:formula="of:=CONCATENATE(&quot;#include &quot;&quot;records/Sr&quot;;PROPER([.C76]);&quot;record.h&quot;&quot;&quot;)" office:value-type="string" office:string-value="#include &quot;records/SrMiscrecord.h&quot;">
            <text:p>#include "records/SrMiscrecord.h"</text:p>
          </table:table-cell>
          <table:table-cell/>
          <table:table-cell table:formula="of:=CONCATENATE(&quot;{ &amp;SR_NAME_&quot;; [.C76]; &quot;, CSr&quot;; PROPER([.C76]); &quot;Record::Create },&quot;)" office:value-type="string" office:string-value="{ &amp;SR_NAME_MISC, CSrMiscRecord::Create },">
            <text:p>{ &amp;SR_NAME_MISC, CSrMiscRecord::Create },</text:p>
          </table:table-cell>
        </table:table-row>
        <table:table-row table:style-name="ro1">
          <table:table-cell office:value-type="string">
            <text:p>LSCR</text:p>
          </table:table-cell>
          <table:table-cell/>
          <table:table-cell office:value-type="string">
            <text:p>MOVT</text:p>
          </table:table-cell>
          <table:table-cell/>
          <table:table-cell table:formula="of:=CONCATENATE(&quot;extern const srrectype_t SR_NAME_&quot;;[.C77];&quot;;&quot;)" office:value-type="string" office:string-value="extern const srrectype_t SR_NAME_MOVT;">
            <text:p>extern const srrectype_t SR_NAME_MOVT;</text:p>
          </table:table-cell>
          <table:table-cell table:formula="of:=CONCATENATE(&quot;const srrectype_t SR_NAME_&quot;;[.C77];&quot; = &quot;&quot;&quot;; [.C77];&quot;&quot;&quot;;&quot;)" office:value-type="string" office:string-value="const srrectype_t SR_NAME_MOVT = &quot;MOVT&quot;;">
            <text:p>const srrectype_t SR_NAME_MOVT = "MOVT";</text:p>
          </table:table-cell>
          <table:table-cell table:formula="of:=CONCATENATE(&quot;&amp;SR_NAME_&quot;;[.A77];&quot;,&quot;)" office:value-type="string" office:string-value="&amp;SR_NAME_LSCR,">
            <text:p>&amp;SR_NAME_LSCR,</text:p>
          </table:table-cell>
          <table:table-cell office:value-type="string">
            <text:p>&amp;SR_NAME_LSCR,</text:p>
          </table:table-cell>
          <table:table-cell office:value-type="float" office:value="276">
            <text:p>276</text:p>
          </table:table-cell>
          <table:table-cell table:formula="of:=CONCATENATE(&quot;#define SRCLASS_CSr&quot;; PROPER([.C77]);&quot;Record    &quot;; [.I77])" office:value-type="string" office:string-value="#define SRCLASS_CSrMovtRecord    276">
            <text:p>#define SRCLASS_CSrMovtRecord <text:s text:c="3"/>276</text:p>
          </table:table-cell>
          <table:table-cell/>
          <table:table-cell table:formula="of:=CONCATENATE(&quot;#include &quot;&quot;records/Sr&quot;;PROPER([.C77]);&quot;record.h&quot;&quot;&quot;)" office:value-type="string" office:string-value="#include &quot;records/SrMovtrecord.h&quot;">
            <text:p>#include "records/SrMovtrecord.h"</text:p>
          </table:table-cell>
          <table:table-cell/>
          <table:table-cell table:formula="of:=CONCATENATE(&quot;{ &amp;SR_NAME_&quot;; [.C77]; &quot;, CSr&quot;; PROPER([.C77]); &quot;Record::Create },&quot;)" office:value-type="string" office:string-value="{ &amp;SR_NAME_MOVT, CSrMovtRecord::Create },">
            <text:p>{ &amp;SR_NAME_MOVT, CSrMovtRecord::Create },</text:p>
          </table:table-cell>
        </table:table-row>
        <table:table-row table:style-name="ro1">
          <table:table-cell office:value-type="string">
            <text:p>LVSP</text:p>
          </table:table-cell>
          <table:table-cell/>
          <table:table-cell office:value-type="string">
            <text:p>MSTT</text:p>
          </table:table-cell>
          <table:table-cell/>
          <table:table-cell table:formula="of:=CONCATENATE(&quot;extern const srrectype_t SR_NAME_&quot;;[.C78];&quot;;&quot;)" office:value-type="string" office:string-value="extern const srrectype_t SR_NAME_MSTT;">
            <text:p>extern const srrectype_t SR_NAME_MSTT;</text:p>
          </table:table-cell>
          <table:table-cell table:formula="of:=CONCATENATE(&quot;const srrectype_t SR_NAME_&quot;;[.C78];&quot; = &quot;&quot;&quot;; [.C78];&quot;&quot;&quot;;&quot;)" office:value-type="string" office:string-value="const srrectype_t SR_NAME_MSTT = &quot;MSTT&quot;;">
            <text:p>const srrectype_t SR_NAME_MSTT = "MSTT";</text:p>
          </table:table-cell>
          <table:table-cell table:formula="of:=CONCATENATE(&quot;&amp;SR_NAME_&quot;;[.A78];&quot;,&quot;)" office:value-type="string" office:string-value="&amp;SR_NAME_LVSP,">
            <text:p>&amp;SR_NAME_LVSP,</text:p>
          </table:table-cell>
          <table:table-cell office:value-type="string">
            <text:p>&amp;SR_NAME_LVSP,</text:p>
          </table:table-cell>
          <table:table-cell office:value-type="float" office:value="277">
            <text:p>277</text:p>
          </table:table-cell>
          <table:table-cell table:formula="of:=CONCATENATE(&quot;#define SRCLASS_CSr&quot;; PROPER([.C78]);&quot;Record    &quot;; [.I78])" office:value-type="string" office:string-value="#define SRCLASS_CSrMsttRecord    277">
            <text:p>#define SRCLASS_CSrMsttRecord <text:s text:c="3"/>277</text:p>
          </table:table-cell>
          <table:table-cell/>
          <table:table-cell table:formula="of:=CONCATENATE(&quot;#include &quot;&quot;records/Sr&quot;;PROPER([.C78]);&quot;record.h&quot;&quot;&quot;)" office:value-type="string" office:string-value="#include &quot;records/SrMsttrecord.h&quot;">
            <text:p>#include "records/SrMsttrecord.h"</text:p>
          </table:table-cell>
          <table:table-cell/>
          <table:table-cell table:formula="of:=CONCATENATE(&quot;{ &amp;SR_NAME_&quot;; [.C78]; &quot;, CSr&quot;; PROPER([.C78]); &quot;Record::Create },&quot;)" office:value-type="string" office:string-value="{ &amp;SR_NAME_MSTT, CSrMsttRecord::Create },">
            <text:p>{ &amp;SR_NAME_MSTT, CSrMsttRecord::Create },</text:p>
          </table:table-cell>
        </table:table-row>
        <table:table-row table:style-name="ro1">
          <table:table-cell office:value-type="string">
            <text:p>ANIO</text:p>
          </table:table-cell>
          <table:table-cell/>
          <table:table-cell office:value-type="string">
            <text:p>MUSC</text:p>
          </table:table-cell>
          <table:table-cell/>
          <table:table-cell table:formula="of:=CONCATENATE(&quot;extern const srrectype_t SR_NAME_&quot;;[.C79];&quot;;&quot;)" office:value-type="string" office:string-value="extern const srrectype_t SR_NAME_MUSC;">
            <text:p>extern const srrectype_t SR_NAME_MUSC;</text:p>
          </table:table-cell>
          <table:table-cell table:formula="of:=CONCATENATE(&quot;const srrectype_t SR_NAME_&quot;;[.C79];&quot; = &quot;&quot;&quot;; [.C79];&quot;&quot;&quot;;&quot;)" office:value-type="string" office:string-value="const srrectype_t SR_NAME_MUSC = &quot;MUSC&quot;;">
            <text:p>const srrectype_t SR_NAME_MUSC = "MUSC";</text:p>
          </table:table-cell>
          <table:table-cell table:formula="of:=CONCATENATE(&quot;&amp;SR_NAME_&quot;;[.A79];&quot;,&quot;)" office:value-type="string" office:string-value="&amp;SR_NAME_ANIO,">
            <text:p>&amp;SR_NAME_ANIO,</text:p>
          </table:table-cell>
          <table:table-cell office:value-type="string">
            <text:p>&amp;SR_NAME_ANIO,</text:p>
          </table:table-cell>
          <table:table-cell office:value-type="float" office:value="278">
            <text:p>278</text:p>
          </table:table-cell>
          <table:table-cell table:formula="of:=CONCATENATE(&quot;#define SRCLASS_CSr&quot;; PROPER([.C79]);&quot;Record    &quot;; [.I79])" office:value-type="string" office:string-value="#define SRCLASS_CSrMuscRecord    278">
            <text:p>#define SRCLASS_CSrMuscRecord <text:s text:c="3"/>278</text:p>
          </table:table-cell>
          <table:table-cell/>
          <table:table-cell table:formula="of:=CONCATENATE(&quot;#include &quot;&quot;records/Sr&quot;;PROPER([.C79]);&quot;record.h&quot;&quot;&quot;)" office:value-type="string" office:string-value="#include &quot;records/SrMuscrecord.h&quot;">
            <text:p>#include "records/SrMuscrecord.h"</text:p>
          </table:table-cell>
          <table:table-cell/>
          <table:table-cell table:formula="of:=CONCATENATE(&quot;{ &amp;SR_NAME_&quot;; [.C79]; &quot;, CSr&quot;; PROPER([.C79]); &quot;Record::Create },&quot;)" office:value-type="string" office:string-value="{ &amp;SR_NAME_MUSC, CSrMuscRecord::Create },">
            <text:p>{ &amp;SR_NAME_MUSC, CSrMuscRecord::Create },</text:p>
          </table:table-cell>
        </table:table-row>
        <table:table-row table:style-name="ro1">
          <table:table-cell office:value-type="string">
            <text:p>WATR</text:p>
          </table:table-cell>
          <table:table-cell/>
          <table:table-cell office:value-type="string">
            <text:p>MUST</text:p>
          </table:table-cell>
          <table:table-cell/>
          <table:table-cell table:formula="of:=CONCATENATE(&quot;extern const srrectype_t SR_NAME_&quot;;[.C80];&quot;;&quot;)" office:value-type="string" office:string-value="extern const srrectype_t SR_NAME_MUST;">
            <text:p>extern const srrectype_t SR_NAME_MUST;</text:p>
          </table:table-cell>
          <table:table-cell table:formula="of:=CONCATENATE(&quot;const srrectype_t SR_NAME_&quot;;[.C80];&quot; = &quot;&quot;&quot;; [.C80];&quot;&quot;&quot;;&quot;)" office:value-type="string" office:string-value="const srrectype_t SR_NAME_MUST = &quot;MUST&quot;;">
            <text:p>const srrectype_t SR_NAME_MUST = "MUST";</text:p>
          </table:table-cell>
          <table:table-cell table:formula="of:=CONCATENATE(&quot;&amp;SR_NAME_&quot;;[.A80];&quot;,&quot;)" office:value-type="string" office:string-value="&amp;SR_NAME_WATR,">
            <text:p>&amp;SR_NAME_WATR,</text:p>
          </table:table-cell>
          <table:table-cell office:value-type="string">
            <text:p>&amp;SR_NAME_WATR,</text:p>
          </table:table-cell>
          <table:table-cell office:value-type="float" office:value="279">
            <text:p>279</text:p>
          </table:table-cell>
          <table:table-cell table:formula="of:=CONCATENATE(&quot;#define SRCLASS_CSr&quot;; PROPER([.C80]);&quot;Record    &quot;; [.I80])" office:value-type="string" office:string-value="#define SRCLASS_CSrMustRecord    279">
            <text:p>#define SRCLASS_CSrMustRecord <text:s text:c="3"/>279</text:p>
          </table:table-cell>
          <table:table-cell/>
          <table:table-cell table:formula="of:=CONCATENATE(&quot;#include &quot;&quot;records/Sr&quot;;PROPER([.C80]);&quot;record.h&quot;&quot;&quot;)" office:value-type="string" office:string-value="#include &quot;records/SrMustrecord.h&quot;">
            <text:p>#include "records/SrMustrecord.h"</text:p>
          </table:table-cell>
          <table:table-cell/>
          <table:table-cell table:formula="of:=CONCATENATE(&quot;{ &amp;SR_NAME_&quot;; [.C80]; &quot;, CSr&quot;; PROPER([.C80]); &quot;Record::Create },&quot;)" office:value-type="string" office:string-value="{ &amp;SR_NAME_MUST, CSrMustRecord::Create },">
            <text:p>{ &amp;SR_NAME_MUST, CSrMustRecord::Create },</text:p>
          </table:table-cell>
        </table:table-row>
        <table:table-row table:style-name="ro1">
          <table:table-cell office:value-type="string">
            <text:p>EFSH</text:p>
          </table:table-cell>
          <table:table-cell/>
          <table:table-cell office:value-type="string">
            <text:p>NAVI</text:p>
          </table:table-cell>
          <table:table-cell/>
          <table:table-cell table:formula="of:=CONCATENATE(&quot;extern const srrectype_t SR_NAME_&quot;;[.C81];&quot;;&quot;)" office:value-type="string" office:string-value="extern const srrectype_t SR_NAME_NAVI;">
            <text:p>extern const srrectype_t SR_NAME_NAVI;</text:p>
          </table:table-cell>
          <table:table-cell table:formula="of:=CONCATENATE(&quot;const srrectype_t SR_NAME_&quot;;[.C81];&quot; = &quot;&quot;&quot;; [.C81];&quot;&quot;&quot;;&quot;)" office:value-type="string" office:string-value="const srrectype_t SR_NAME_NAVI = &quot;NAVI&quot;;">
            <text:p>const srrectype_t SR_NAME_NAVI = "NAVI";</text:p>
          </table:table-cell>
          <table:table-cell table:formula="of:=CONCATENATE(&quot;&amp;SR_NAME_&quot;;[.A81];&quot;,&quot;)" office:value-type="string" office:string-value="&amp;SR_NAME_EFSH,">
            <text:p>&amp;SR_NAME_EFSH,</text:p>
          </table:table-cell>
          <table:table-cell office:value-type="string">
            <text:p>&amp;SR_NAME_EFSH,</text:p>
          </table:table-cell>
          <table:table-cell office:value-type="float" office:value="280">
            <text:p>280</text:p>
          </table:table-cell>
          <table:table-cell table:formula="of:=CONCATENATE(&quot;#define SRCLASS_CSr&quot;; PROPER([.C81]);&quot;Record    &quot;; [.I81])" office:value-type="string" office:string-value="#define SRCLASS_CSrNaviRecord    280">
            <text:p>#define SRCLASS_CSrNaviRecord <text:s text:c="3"/>280</text:p>
          </table:table-cell>
          <table:table-cell/>
          <table:table-cell table:formula="of:=CONCATENATE(&quot;#include &quot;&quot;records/Sr&quot;;PROPER([.C81]);&quot;record.h&quot;&quot;&quot;)" office:value-type="string" office:string-value="#include &quot;records/SrNavirecord.h&quot;">
            <text:p>#include "records/SrNavirecord.h"</text:p>
          </table:table-cell>
          <table:table-cell/>
          <table:table-cell table:formula="of:=CONCATENATE(&quot;{ &amp;SR_NAME_&quot;; [.C81]; &quot;, CSr&quot;; PROPER([.C81]); &quot;Record::Create },&quot;)" office:value-type="string" office:string-value="{ &amp;SR_NAME_NAVI, CSrNaviRecord::Create },">
            <text:p>{ &amp;SR_NAME_NAVI, CSrNaviRecord::Create },</text:p>
          </table:table-cell>
        </table:table-row>
        <table:table-row table:style-name="ro1">
          <table:table-cell office:value-type="string">
            <text:p>DLVW</text:p>
          </table:table-cell>
          <table:table-cell/>
          <table:table-cell office:value-type="string">
            <text:p>NAVM</text:p>
          </table:table-cell>
          <table:table-cell/>
          <table:table-cell table:formula="of:=CONCATENATE(&quot;extern const srrectype_t SR_NAME_&quot;;[.C82];&quot;;&quot;)" office:value-type="string" office:string-value="extern const srrectype_t SR_NAME_NAVM;">
            <text:p>extern const srrectype_t SR_NAME_NAVM;</text:p>
          </table:table-cell>
          <table:table-cell table:formula="of:=CONCATENATE(&quot;const srrectype_t SR_NAME_&quot;;[.C82];&quot; = &quot;&quot;&quot;; [.C82];&quot;&quot;&quot;;&quot;)" office:value-type="string" office:string-value="const srrectype_t SR_NAME_NAVM = &quot;NAVM&quot;;">
            <text:p>const srrectype_t SR_NAME_NAVM = "NAVM";</text:p>
          </table:table-cell>
          <table:table-cell table:formula="of:=CONCATENATE(&quot;&amp;SR_NAME_&quot;;[.A82];&quot;,&quot;)" office:value-type="string" office:string-value="&amp;SR_NAME_DLVW,">
            <text:p>&amp;SR_NAME_DLVW,</text:p>
          </table:table-cell>
          <table:table-cell office:value-type="string">
            <text:p>&amp;SR_NAME_DLVW,</text:p>
          </table:table-cell>
          <table:table-cell office:value-type="float" office:value="281">
            <text:p>281</text:p>
          </table:table-cell>
          <table:table-cell table:formula="of:=CONCATENATE(&quot;#define SRCLASS_CSr&quot;; PROPER([.C82]);&quot;Record    &quot;; [.I82])" office:value-type="string" office:string-value="#define SRCLASS_CSrNavmRecord    281">
            <text:p>#define SRCLASS_CSrNavmRecord <text:s text:c="3"/>281</text:p>
          </table:table-cell>
          <table:table-cell/>
          <table:table-cell table:formula="of:=CONCATENATE(&quot;#include &quot;&quot;records/Sr&quot;;PROPER([.C82]);&quot;record.h&quot;&quot;&quot;)" office:value-type="string" office:string-value="#include &quot;records/SrNavmrecord.h&quot;">
            <text:p>#include "records/SrNavmrecord.h"</text:p>
          </table:table-cell>
          <table:table-cell/>
          <table:table-cell table:formula="of:=CONCATENATE(&quot;{ &amp;SR_NAME_&quot;; [.C82]; &quot;, CSr&quot;; PROPER([.C82]); &quot;Record::Create },&quot;)" office:value-type="string" office:string-value="{ &amp;SR_NAME_NAVM, CSrNavmRecord::Create },">
            <text:p>{ &amp;SR_NAME_NAVM, CSrNavmRecord::Create },</text:p>
          </table:table-cell>
        </table:table-row>
        <table:table-row table:style-name="ro1">
          <table:table-cell office:value-type="string">
            <text:p>EXPL</text:p>
          </table:table-cell>
          <table:table-cell/>
          <table:table-cell office:value-type="string">
            <text:p>NPC_</text:p>
          </table:table-cell>
          <table:table-cell/>
          <table:table-cell table:formula="of:=CONCATENATE(&quot;extern const srrectype_t SR_NAME_&quot;;[.C83];&quot;;&quot;)" office:value-type="string" office:string-value="extern const srrectype_t SR_NAME_NPC_;">
            <text:p>extern const srrectype_t SR_NAME_NPC_;</text:p>
          </table:table-cell>
          <table:table-cell table:formula="of:=CONCATENATE(&quot;const srrectype_t SR_NAME_&quot;;[.C83];&quot; = &quot;&quot;&quot;; [.C83];&quot;&quot;&quot;;&quot;)" office:value-type="string" office:string-value="const srrectype_t SR_NAME_NPC_ = &quot;NPC_&quot;;">
            <text:p>const srrectype_t SR_NAME_NPC_ = "NPC_";</text:p>
          </table:table-cell>
          <table:table-cell table:formula="of:=CONCATENATE(&quot;&amp;SR_NAME_&quot;;[.A83];&quot;,&quot;)" office:value-type="string" office:string-value="&amp;SR_NAME_EXPL,">
            <text:p>&amp;SR_NAME_EXPL,</text:p>
          </table:table-cell>
          <table:table-cell office:value-type="string">
            <text:p>&amp;SR_NAME_EXPL,</text:p>
          </table:table-cell>
          <table:table-cell office:value-type="float" office:value="282">
            <text:p>282</text:p>
          </table:table-cell>
          <table:table-cell table:formula="of:=CONCATENATE(&quot;#define SRCLASS_CSr&quot;; PROPER([.C83]);&quot;Record    &quot;; [.I83])" office:value-type="string" office:string-value="#define SRCLASS_CSrNpc_Record    282">
            <text:p>#define SRCLASS_CSrNpc_Record <text:s text:c="3"/>282</text:p>
          </table:table-cell>
          <table:table-cell/>
          <table:table-cell table:formula="of:=CONCATENATE(&quot;#include &quot;&quot;records/Sr&quot;;PROPER([.C83]);&quot;record.h&quot;&quot;&quot;)" office:value-type="string" office:string-value="#include &quot;records/SrNpc_record.h&quot;">
            <text:p>#include "records/SrNpc_record.h"</text:p>
          </table:table-cell>
          <table:table-cell/>
          <table:table-cell table:formula="of:=CONCATENATE(&quot;{ &amp;SR_NAME_&quot;; [.C83]; &quot;, CSr&quot;; PROPER([.C83]); &quot;Record::Create },&quot;)" office:value-type="string" office:string-value="{ &amp;SR_NAME_NPC_, CSrNpc_Record::Create },">
            <text:p>{ &amp;SR_NAME_NPC_, CSrNpc_Record::Create },</text:p>
          </table:table-cell>
        </table:table-row>
        <table:table-row table:style-name="ro1">
          <table:table-cell office:value-type="string">
            <text:p>IMGS</text:p>
          </table:table-cell>
          <table:table-cell/>
          <table:table-cell office:value-type="string">
            <text:p>OTFT</text:p>
          </table:table-cell>
          <table:table-cell/>
          <table:table-cell table:formula="of:=CONCATENATE(&quot;extern const srrectype_t SR_NAME_&quot;;[.C84];&quot;;&quot;)" office:value-type="string" office:string-value="extern const srrectype_t SR_NAME_OTFT;">
            <text:p>extern const srrectype_t SR_NAME_OTFT;</text:p>
          </table:table-cell>
          <table:table-cell table:formula="of:=CONCATENATE(&quot;const srrectype_t SR_NAME_&quot;;[.C84];&quot; = &quot;&quot;&quot;; [.C84];&quot;&quot;&quot;;&quot;)" office:value-type="string" office:string-value="const srrectype_t SR_NAME_OTFT = &quot;OTFT&quot;;">
            <text:p>const srrectype_t SR_NAME_OTFT = "OTFT";</text:p>
          </table:table-cell>
          <table:table-cell table:formula="of:=CONCATENATE(&quot;&amp;SR_NAME_&quot;;[.A84];&quot;,&quot;)" office:value-type="string" office:string-value="&amp;SR_NAME_IMGS,">
            <text:p>&amp;SR_NAME_IMGS,</text:p>
          </table:table-cell>
          <table:table-cell office:value-type="string">
            <text:p>&amp;SR_NAME_IMGS,</text:p>
          </table:table-cell>
          <table:table-cell office:value-type="float" office:value="283">
            <text:p>283</text:p>
          </table:table-cell>
          <table:table-cell table:formula="of:=CONCATENATE(&quot;#define SRCLASS_CSr&quot;; PROPER([.C84]);&quot;Record    &quot;; [.I84])" office:value-type="string" office:string-value="#define SRCLASS_CSrOtftRecord    283">
            <text:p>#define SRCLASS_CSrOtftRecord <text:s text:c="3"/>283</text:p>
          </table:table-cell>
          <table:table-cell/>
          <table:table-cell table:formula="of:=CONCATENATE(&quot;#include &quot;&quot;records/Sr&quot;;PROPER([.C84]);&quot;record.h&quot;&quot;&quot;)" office:value-type="string" office:string-value="#include &quot;records/SrOtftrecord.h&quot;">
            <text:p>#include "records/SrOtftrecord.h"</text:p>
          </table:table-cell>
          <table:table-cell/>
          <table:table-cell table:formula="of:=CONCATENATE(&quot;{ &amp;SR_NAME_&quot;; [.C84]; &quot;, CSr&quot;; PROPER([.C84]); &quot;Record::Create },&quot;)" office:value-type="string" office:string-value="{ &amp;SR_NAME_OTFT, CSrOtftRecord::Create },">
            <text:p>{ &amp;SR_NAME_OTFT, CSrOtftRecord::Create },</text:p>
          </table:table-cell>
        </table:table-row>
        <table:table-row table:style-name="ro1">
          <table:table-cell office:value-type="string">
            <text:p>IMAD</text:p>
          </table:table-cell>
          <table:table-cell/>
          <table:table-cell office:value-type="string">
            <text:p>PACK</text:p>
          </table:table-cell>
          <table:table-cell/>
          <table:table-cell table:formula="of:=CONCATENATE(&quot;extern const srrectype_t SR_NAME_&quot;;[.C85];&quot;;&quot;)" office:value-type="string" office:string-value="extern const srrectype_t SR_NAME_PACK;">
            <text:p>extern const srrectype_t SR_NAME_PACK;</text:p>
          </table:table-cell>
          <table:table-cell table:formula="of:=CONCATENATE(&quot;const srrectype_t SR_NAME_&quot;;[.C85];&quot; = &quot;&quot;&quot;; [.C85];&quot;&quot;&quot;;&quot;)" office:value-type="string" office:string-value="const srrectype_t SR_NAME_PACK = &quot;PACK&quot;;">
            <text:p>const srrectype_t SR_NAME_PACK = "PACK";</text:p>
          </table:table-cell>
          <table:table-cell table:formula="of:=CONCATENATE(&quot;&amp;SR_NAME_&quot;;[.A85];&quot;,&quot;)" office:value-type="string" office:string-value="&amp;SR_NAME_IMAD,">
            <text:p>&amp;SR_NAME_IMAD,</text:p>
          </table:table-cell>
          <table:table-cell office:value-type="string">
            <text:p>&amp;SR_NAME_IMAD,</text:p>
          </table:table-cell>
          <table:table-cell office:value-type="float" office:value="284">
            <text:p>284</text:p>
          </table:table-cell>
          <table:table-cell table:formula="of:=CONCATENATE(&quot;#define SRCLASS_CSr&quot;; PROPER([.C85]);&quot;Record    &quot;; [.I85])" office:value-type="string" office:string-value="#define SRCLASS_CSrPackRecord    284">
            <text:p>#define SRCLASS_CSrPackRecord <text:s text:c="3"/>284</text:p>
          </table:table-cell>
          <table:table-cell/>
          <table:table-cell table:formula="of:=CONCATENATE(&quot;#include &quot;&quot;records/Sr&quot;;PROPER([.C85]);&quot;record.h&quot;&quot;&quot;)" office:value-type="string" office:string-value="#include &quot;records/SrPackrecord.h&quot;">
            <text:p>#include "records/SrPackrecord.h"</text:p>
          </table:table-cell>
          <table:table-cell/>
          <table:table-cell table:formula="of:=CONCATENATE(&quot;{ &amp;SR_NAME_&quot;; [.C85]; &quot;, CSr&quot;; PROPER([.C85]); &quot;Record::Create },&quot;)" office:value-type="string" office:string-value="{ &amp;SR_NAME_PACK, CSrPackRecord::Create },">
            <text:p>{ &amp;SR_NAME_PACK, CSrPackRecord::Create },</text:p>
          </table:table-cell>
        </table:table-row>
        <table:table-row table:style-name="ro1">
          <table:table-cell office:value-type="string">
            <text:p>IAD</text:p>
          </table:table-cell>
          <table:table-cell/>
          <table:table-cell office:value-type="string">
            <text:p>PERK</text:p>
          </table:table-cell>
          <table:table-cell/>
          <table:table-cell table:formula="of:=CONCATENATE(&quot;extern const srrectype_t SR_NAME_&quot;;[.C86];&quot;;&quot;)" office:value-type="string" office:string-value="extern const srrectype_t SR_NAME_PERK;">
            <text:p>extern const srrectype_t SR_NAME_PERK;</text:p>
          </table:table-cell>
          <table:table-cell table:formula="of:=CONCATENATE(&quot;const srrectype_t SR_NAME_&quot;;[.C86];&quot; = &quot;&quot;&quot;; [.C86];&quot;&quot;&quot;;&quot;)" office:value-type="string" office:string-value="const srrectype_t SR_NAME_PERK = &quot;PERK&quot;;">
            <text:p>const srrectype_t SR_NAME_PERK = "PERK";</text:p>
          </table:table-cell>
          <table:table-cell table:formula="of:=CONCATENATE(&quot;&amp;SR_NAME_&quot;;[.A86];&quot;,&quot;)" office:value-type="string" office:string-value="&amp;SR_NAME_IAD,">
            <text:p>&amp;SR_NAME_IAD,</text:p>
          </table:table-cell>
          <table:table-cell office:value-type="string">
            <text:p>&amp;SR_NAME_IAD,</text:p>
          </table:table-cell>
          <table:table-cell office:value-type="float" office:value="285">
            <text:p>285</text:p>
          </table:table-cell>
          <table:table-cell table:formula="of:=CONCATENATE(&quot;#define SRCLASS_CSr&quot;; PROPER([.C86]);&quot;Record    &quot;; [.I86])" office:value-type="string" office:string-value="#define SRCLASS_CSrPerkRecord    285">
            <text:p>#define SRCLASS_CSrPerkRecord <text:s text:c="3"/>285</text:p>
          </table:table-cell>
          <table:table-cell/>
          <table:table-cell table:formula="of:=CONCATENATE(&quot;#include &quot;&quot;records/Sr&quot;;PROPER([.C86]);&quot;record.h&quot;&quot;&quot;)" office:value-type="string" office:string-value="#include &quot;records/SrPerkrecord.h&quot;">
            <text:p>#include "records/SrPerkrecord.h"</text:p>
          </table:table-cell>
          <table:table-cell/>
          <table:table-cell table:formula="of:=CONCATENATE(&quot;{ &amp;SR_NAME_&quot;; [.C86]; &quot;, CSr&quot;; PROPER([.C86]); &quot;Record::Create },&quot;)" office:value-type="string" office:string-value="{ &amp;SR_NAME_PERK, CSrPerkRecord::Create },">
            <text:p>{ &amp;SR_NAME_PERK, CSrPerkRecord::Create },</text:p>
          </table:table-cell>
        </table:table-row>
        <table:table-row table:style-name="ro1">
          <table:table-cell office:value-type="string">
            <text:p>FLST</text:p>
          </table:table-cell>
          <table:table-cell/>
          <table:table-cell office:value-type="string">
            <text:p>PGRE</text:p>
          </table:table-cell>
          <table:table-cell/>
          <table:table-cell table:formula="of:=CONCATENATE(&quot;extern const srrectype_t SR_NAME_&quot;;[.C87];&quot;;&quot;)" office:value-type="string" office:string-value="extern const srrectype_t SR_NAME_PGRE;">
            <text:p>extern const srrectype_t SR_NAME_PGRE;</text:p>
          </table:table-cell>
          <table:table-cell table:formula="of:=CONCATENATE(&quot;const srrectype_t SR_NAME_&quot;;[.C87];&quot; = &quot;&quot;&quot;; [.C87];&quot;&quot;&quot;;&quot;)" office:value-type="string" office:string-value="const srrectype_t SR_NAME_PGRE = &quot;PGRE&quot;;">
            <text:p>const srrectype_t SR_NAME_PGRE = "PGRE";</text:p>
          </table:table-cell>
          <table:table-cell table:formula="of:=CONCATENATE(&quot;&amp;SR_NAME_&quot;;[.A87];&quot;,&quot;)" office:value-type="string" office:string-value="&amp;SR_NAME_FLST,">
            <text:p>&amp;SR_NAME_FLST,</text:p>
          </table:table-cell>
          <table:table-cell office:value-type="string">
            <text:p>&amp;SR_NAME_FLST,</text:p>
          </table:table-cell>
          <table:table-cell office:value-type="float" office:value="286">
            <text:p>286</text:p>
          </table:table-cell>
          <table:table-cell table:formula="of:=CONCATENATE(&quot;#define SRCLASS_CSr&quot;; PROPER([.C87]);&quot;Record    &quot;; [.I87])" office:value-type="string" office:string-value="#define SRCLASS_CSrPgreRecord    286">
            <text:p>#define SRCLASS_CSrPgreRecord <text:s text:c="3"/>286</text:p>
          </table:table-cell>
          <table:table-cell/>
          <table:table-cell table:formula="of:=CONCATENATE(&quot;#include &quot;&quot;records/Sr&quot;;PROPER([.C87]);&quot;record.h&quot;&quot;&quot;)" office:value-type="string" office:string-value="#include &quot;records/SrPgrerecord.h&quot;">
            <text:p>#include "records/SrPgrerecord.h"</text:p>
          </table:table-cell>
          <table:table-cell/>
          <table:table-cell table:formula="of:=CONCATENATE(&quot;{ &amp;SR_NAME_&quot;; [.C87]; &quot;, CSr&quot;; PROPER([.C87]); &quot;Record::Create },&quot;)" office:value-type="string" office:string-value="{ &amp;SR_NAME_PGRE, CSrPgreRecord::Create },">
            <text:p>{ &amp;SR_NAME_PGRE, CSrPgreRecord::Create },</text:p>
          </table:table-cell>
        </table:table-row>
        <table:table-row table:style-name="ro1">
          <table:table-cell office:value-type="string">
            <text:p>PERK</text:p>
          </table:table-cell>
          <table:table-cell/>
          <table:table-cell office:value-type="string">
            <text:p>PHZD</text:p>
          </table:table-cell>
          <table:table-cell/>
          <table:table-cell table:formula="of:=CONCATENATE(&quot;extern const srrectype_t SR_NAME_&quot;;[.C88];&quot;;&quot;)" office:value-type="string" office:string-value="extern const srrectype_t SR_NAME_PHZD;">
            <text:p>extern const srrectype_t SR_NAME_PHZD;</text:p>
          </table:table-cell>
          <table:table-cell table:formula="of:=CONCATENATE(&quot;const srrectype_t SR_NAME_&quot;;[.C88];&quot; = &quot;&quot;&quot;; [.C88];&quot;&quot;&quot;;&quot;)" office:value-type="string" office:string-value="const srrectype_t SR_NAME_PHZD = &quot;PHZD&quot;;">
            <text:p>const srrectype_t SR_NAME_PHZD = "PHZD";</text:p>
          </table:table-cell>
          <table:table-cell table:formula="of:=CONCATENATE(&quot;&amp;SR_NAME_&quot;;[.A88];&quot;,&quot;)" office:value-type="string" office:string-value="&amp;SR_NAME_PERK,">
            <text:p>&amp;SR_NAME_PERK,</text:p>
          </table:table-cell>
          <table:table-cell office:value-type="string">
            <text:p>&amp;SR_NAME_PERK,</text:p>
          </table:table-cell>
          <table:table-cell office:value-type="float" office:value="287">
            <text:p>287</text:p>
          </table:table-cell>
          <table:table-cell table:formula="of:=CONCATENATE(&quot;#define SRCLASS_CSr&quot;; PROPER([.C88]);&quot;Record    &quot;; [.I88])" office:value-type="string" office:string-value="#define SRCLASS_CSrPhzdRecord    287">
            <text:p>#define SRCLASS_CSrPhzdRecord <text:s text:c="3"/>287</text:p>
          </table:table-cell>
          <table:table-cell/>
          <table:table-cell table:formula="of:=CONCATENATE(&quot;#include &quot;&quot;records/Sr&quot;;PROPER([.C88]);&quot;record.h&quot;&quot;&quot;)" office:value-type="string" office:string-value="#include &quot;records/SrPhzdrecord.h&quot;">
            <text:p>#include "records/SrPhzdrecord.h"</text:p>
          </table:table-cell>
          <table:table-cell/>
          <table:table-cell table:formula="of:=CONCATENATE(&quot;{ &amp;SR_NAME_&quot;; [.C88]; &quot;, CSr&quot;; PROPER([.C88]); &quot;Record::Create },&quot;)" office:value-type="string" office:string-value="{ &amp;SR_NAME_PHZD, CSrPhzdRecord::Create },">
            <text:p>{ &amp;SR_NAME_PHZD, CSrPhzdRecord::Create },</text:p>
          </table:table-cell>
        </table:table-row>
        <table:table-row table:style-name="ro1">
          <table:table-cell office:value-type="string">
            <text:p>BPTD</text:p>
          </table:table-cell>
          <table:table-cell/>
          <table:table-cell office:value-type="string">
            <text:p>PROJ</text:p>
          </table:table-cell>
          <table:table-cell/>
          <table:table-cell table:formula="of:=CONCATENATE(&quot;extern const srrectype_t SR_NAME_&quot;;[.C89];&quot;;&quot;)" office:value-type="string" office:string-value="extern const srrectype_t SR_NAME_PROJ;">
            <text:p>extern const srrectype_t SR_NAME_PROJ;</text:p>
          </table:table-cell>
          <table:table-cell table:formula="of:=CONCATENATE(&quot;const srrectype_t SR_NAME_&quot;;[.C89];&quot; = &quot;&quot;&quot;; [.C89];&quot;&quot;&quot;;&quot;)" office:value-type="string" office:string-value="const srrectype_t SR_NAME_PROJ = &quot;PROJ&quot;;">
            <text:p>const srrectype_t SR_NAME_PROJ = "PROJ";</text:p>
          </table:table-cell>
          <table:table-cell table:formula="of:=CONCATENATE(&quot;&amp;SR_NAME_&quot;;[.A89];&quot;,&quot;)" office:value-type="string" office:string-value="&amp;SR_NAME_BPTD,">
            <text:p>&amp;SR_NAME_BPTD,</text:p>
          </table:table-cell>
          <table:table-cell office:value-type="string">
            <text:p>&amp;SR_NAME_BPTD,</text:p>
          </table:table-cell>
          <table:table-cell office:value-type="float" office:value="288">
            <text:p>288</text:p>
          </table:table-cell>
          <table:table-cell table:formula="of:=CONCATENATE(&quot;#define SRCLASS_CSr&quot;; PROPER([.C89]);&quot;Record    &quot;; [.I89])" office:value-type="string" office:string-value="#define SRCLASS_CSrProjRecord    288">
            <text:p>#define SRCLASS_CSrProjRecord <text:s text:c="3"/>288</text:p>
          </table:table-cell>
          <table:table-cell/>
          <table:table-cell table:formula="of:=CONCATENATE(&quot;#include &quot;&quot;records/Sr&quot;;PROPER([.C89]);&quot;record.h&quot;&quot;&quot;)" office:value-type="string" office:string-value="#include &quot;records/SrProjrecord.h&quot;">
            <text:p>#include "records/SrProjrecord.h"</text:p>
          </table:table-cell>
          <table:table-cell/>
          <table:table-cell table:formula="of:=CONCATENATE(&quot;{ &amp;SR_NAME_&quot;; [.C89]; &quot;, CSr&quot;; PROPER([.C89]); &quot;Record::Create },&quot;)" office:value-type="string" office:string-value="{ &amp;SR_NAME_PROJ, CSrProjRecord::Create },">
            <text:p>{ &amp;SR_NAME_PROJ, CSrProjRecord::Create },</text:p>
          </table:table-cell>
        </table:table-row>
        <table:table-row table:style-name="ro1">
          <table:table-cell office:value-type="string">
            <text:p>ADDN</text:p>
          </table:table-cell>
          <table:table-cell/>
          <table:table-cell office:value-type="string">
            <text:p>QUST</text:p>
          </table:table-cell>
          <table:table-cell/>
          <table:table-cell table:formula="of:=CONCATENATE(&quot;extern const srrectype_t SR_NAME_&quot;;[.C90];&quot;;&quot;)" office:value-type="string" office:string-value="extern const srrectype_t SR_NAME_QUST;">
            <text:p>extern const srrectype_t SR_NAME_QUST;</text:p>
          </table:table-cell>
          <table:table-cell table:formula="of:=CONCATENATE(&quot;const srrectype_t SR_NAME_&quot;;[.C90];&quot; = &quot;&quot;&quot;; [.C90];&quot;&quot;&quot;;&quot;)" office:value-type="string" office:string-value="const srrectype_t SR_NAME_QUST = &quot;QUST&quot;;">
            <text:p>const srrectype_t SR_NAME_QUST = "QUST";</text:p>
          </table:table-cell>
          <table:table-cell table:formula="of:=CONCATENATE(&quot;&amp;SR_NAME_&quot;;[.A90];&quot;,&quot;)" office:value-type="string" office:string-value="&amp;SR_NAME_ADDN,">
            <text:p>&amp;SR_NAME_ADDN,</text:p>
          </table:table-cell>
          <table:table-cell office:value-type="string">
            <text:p>&amp;SR_NAME_ADDN,</text:p>
          </table:table-cell>
          <table:table-cell office:value-type="float" office:value="289">
            <text:p>289</text:p>
          </table:table-cell>
          <table:table-cell table:formula="of:=CONCATENATE(&quot;#define SRCLASS_CSr&quot;; PROPER([.C90]);&quot;Record    &quot;; [.I90])" office:value-type="string" office:string-value="#define SRCLASS_CSrQustRecord    289">
            <text:p>#define SRCLASS_CSrQustRecord <text:s text:c="3"/>289</text:p>
          </table:table-cell>
          <table:table-cell/>
          <table:table-cell table:formula="of:=CONCATENATE(&quot;#include &quot;&quot;records/Sr&quot;;PROPER([.C90]);&quot;record.h&quot;&quot;&quot;)" office:value-type="string" office:string-value="#include &quot;records/SrQustrecord.h&quot;">
            <text:p>#include "records/SrQustrecord.h"</text:p>
          </table:table-cell>
          <table:table-cell/>
          <table:table-cell table:formula="of:=CONCATENATE(&quot;{ &amp;SR_NAME_&quot;; [.C90]; &quot;, CSr&quot;; PROPER([.C90]); &quot;Record::Create },&quot;)" office:value-type="string" office:string-value="{ &amp;SR_NAME_QUST, CSrQustRecord::Create },">
            <text:p>{ &amp;SR_NAME_QUST, CSrQustRecord::Create },</text:p>
          </table:table-cell>
        </table:table-row>
        <table:table-row table:style-name="ro1">
          <table:table-cell office:value-type="string">
            <text:p>AVIF</text:p>
          </table:table-cell>
          <table:table-cell/>
          <table:table-cell office:value-type="string">
            <text:p>RACE</text:p>
          </table:table-cell>
          <table:table-cell/>
          <table:table-cell table:formula="of:=CONCATENATE(&quot;extern const srrectype_t SR_NAME_&quot;;[.C91];&quot;;&quot;)" office:value-type="string" office:string-value="extern const srrectype_t SR_NAME_RACE;">
            <text:p>extern const srrectype_t SR_NAME_RACE;</text:p>
          </table:table-cell>
          <table:table-cell table:formula="of:=CONCATENATE(&quot;const srrectype_t SR_NAME_&quot;;[.C91];&quot; = &quot;&quot;&quot;; [.C91];&quot;&quot;&quot;;&quot;)" office:value-type="string" office:string-value="const srrectype_t SR_NAME_RACE = &quot;RACE&quot;;">
            <text:p>const srrectype_t SR_NAME_RACE = "RACE";</text:p>
          </table:table-cell>
          <table:table-cell table:formula="of:=CONCATENATE(&quot;&amp;SR_NAME_&quot;;[.A91];&quot;,&quot;)" office:value-type="string" office:string-value="&amp;SR_NAME_AVIF,">
            <text:p>&amp;SR_NAME_AVIF,</text:p>
          </table:table-cell>
          <table:table-cell office:value-type="string">
            <text:p>&amp;SR_NAME_AVIF,</text:p>
          </table:table-cell>
          <table:table-cell office:value-type="float" office:value="290">
            <text:p>290</text:p>
          </table:table-cell>
          <table:table-cell table:formula="of:=CONCATENATE(&quot;#define SRCLASS_CSr&quot;; PROPER([.C91]);&quot;Record    &quot;; [.I91])" office:value-type="string" office:string-value="#define SRCLASS_CSrRaceRecord    290">
            <text:p>#define SRCLASS_CSrRaceRecord <text:s text:c="3"/>290</text:p>
          </table:table-cell>
          <table:table-cell/>
          <table:table-cell table:formula="of:=CONCATENATE(&quot;#include &quot;&quot;records/Sr&quot;;PROPER([.C91]);&quot;record.h&quot;&quot;&quot;)" office:value-type="string" office:string-value="#include &quot;records/SrRacerecord.h&quot;">
            <text:p>#include "records/SrRacerecord.h"</text:p>
          </table:table-cell>
          <table:table-cell/>
          <table:table-cell table:formula="of:=CONCATENATE(&quot;{ &amp;SR_NAME_&quot;; [.C91]; &quot;, CSr&quot;; PROPER([.C91]); &quot;Record::Create },&quot;)" office:value-type="string" office:string-value="{ &amp;SR_NAME_RACE, CSrRaceRecord::Create },">
            <text:p>{ &amp;SR_NAME_RACE, CSrRaceRecord::Create },</text:p>
          </table:table-cell>
        </table:table-row>
        <table:table-row table:style-name="ro1">
          <table:table-cell office:value-type="string">
            <text:p>CAMS</text:p>
          </table:table-cell>
          <table:table-cell/>
          <table:table-cell office:value-type="string">
            <text:p>REFR</text:p>
          </table:table-cell>
          <table:table-cell/>
          <table:table-cell table:formula="of:=CONCATENATE(&quot;extern const srrectype_t SR_NAME_&quot;;[.C92];&quot;;&quot;)" office:value-type="string" office:string-value="extern const srrectype_t SR_NAME_REFR;">
            <text:p>extern const srrectype_t SR_NAME_REFR;</text:p>
          </table:table-cell>
          <table:table-cell table:formula="of:=CONCATENATE(&quot;const srrectype_t SR_NAME_&quot;;[.C92];&quot; = &quot;&quot;&quot;; [.C92];&quot;&quot;&quot;;&quot;)" office:value-type="string" office:string-value="const srrectype_t SR_NAME_REFR = &quot;REFR&quot;;">
            <text:p>const srrectype_t SR_NAME_REFR = "REFR";</text:p>
          </table:table-cell>
          <table:table-cell table:formula="of:=CONCATENATE(&quot;&amp;SR_NAME_&quot;;[.A92];&quot;,&quot;)" office:value-type="string" office:string-value="&amp;SR_NAME_CAMS,">
            <text:p>&amp;SR_NAME_CAMS,</text:p>
          </table:table-cell>
          <table:table-cell office:value-type="string">
            <text:p>&amp;SR_NAME_CAMS,</text:p>
          </table:table-cell>
          <table:table-cell office:value-type="float" office:value="291">
            <text:p>291</text:p>
          </table:table-cell>
          <table:table-cell table:formula="of:=CONCATENATE(&quot;#define SRCLASS_CSr&quot;; PROPER([.C92]);&quot;Record    &quot;; [.I92])" office:value-type="string" office:string-value="#define SRCLASS_CSrRefrRecord    291">
            <text:p>#define SRCLASS_CSrRefrRecord <text:s text:c="3"/>291</text:p>
          </table:table-cell>
          <table:table-cell/>
          <table:table-cell table:formula="of:=CONCATENATE(&quot;#include &quot;&quot;records/Sr&quot;;PROPER([.C92]);&quot;record.h&quot;&quot;&quot;)" office:value-type="string" office:string-value="#include &quot;records/SrRefrrecord.h&quot;">
            <text:p>#include "records/SrRefrrecord.h"</text:p>
          </table:table-cell>
          <table:table-cell/>
          <table:table-cell table:formula="of:=CONCATENATE(&quot;{ &amp;SR_NAME_&quot;; [.C92]; &quot;, CSr&quot;; PROPER([.C92]); &quot;Record::Create },&quot;)" office:value-type="string" office:string-value="{ &amp;SR_NAME_REFR, CSrRefrRecord::Create },">
            <text:p>{ &amp;SR_NAME_REFR, CSrRefrRecord::Create },</text:p>
          </table:table-cell>
        </table:table-row>
        <table:table-row table:style-name="ro1">
          <table:table-cell office:value-type="string">
            <text:p>CPTH</text:p>
          </table:table-cell>
          <table:table-cell/>
          <table:table-cell office:value-type="string">
            <text:p>REGN</text:p>
          </table:table-cell>
          <table:table-cell/>
          <table:table-cell table:formula="of:=CONCATENATE(&quot;extern const srrectype_t SR_NAME_&quot;;[.C93];&quot;;&quot;)" office:value-type="string" office:string-value="extern const srrectype_t SR_NAME_REGN;">
            <text:p>extern const srrectype_t SR_NAME_REGN;</text:p>
          </table:table-cell>
          <table:table-cell table:formula="of:=CONCATENATE(&quot;const srrectype_t SR_NAME_&quot;;[.C93];&quot; = &quot;&quot;&quot;; [.C93];&quot;&quot;&quot;;&quot;)" office:value-type="string" office:string-value="const srrectype_t SR_NAME_REGN = &quot;REGN&quot;;">
            <text:p>const srrectype_t SR_NAME_REGN = "REGN";</text:p>
          </table:table-cell>
          <table:table-cell table:formula="of:=CONCATENATE(&quot;&amp;SR_NAME_&quot;;[.A93];&quot;,&quot;)" office:value-type="string" office:string-value="&amp;SR_NAME_CPTH,">
            <text:p>&amp;SR_NAME_CPTH,</text:p>
          </table:table-cell>
          <table:table-cell office:value-type="string">
            <text:p>&amp;SR_NAME_CPTH,</text:p>
          </table:table-cell>
          <table:table-cell office:value-type="float" office:value="292">
            <text:p>292</text:p>
          </table:table-cell>
          <table:table-cell table:formula="of:=CONCATENATE(&quot;#define SRCLASS_CSr&quot;; PROPER([.C93]);&quot;Record    &quot;; [.I93])" office:value-type="string" office:string-value="#define SRCLASS_CSrRegnRecord    292">
            <text:p>#define SRCLASS_CSrRegnRecord <text:s text:c="3"/>292</text:p>
          </table:table-cell>
          <table:table-cell/>
          <table:table-cell table:formula="of:=CONCATENATE(&quot;#include &quot;&quot;records/Sr&quot;;PROPER([.C93]);&quot;record.h&quot;&quot;&quot;)" office:value-type="string" office:string-value="#include &quot;records/SrRegnrecord.h&quot;">
            <text:p>#include "records/SrRegnrecord.h"</text:p>
          </table:table-cell>
          <table:table-cell/>
          <table:table-cell table:formula="of:=CONCATENATE(&quot;{ &amp;SR_NAME_&quot;; [.C93]; &quot;, CSr&quot;; PROPER([.C93]); &quot;Record::Create },&quot;)" office:value-type="string" office:string-value="{ &amp;SR_NAME_REGN, CSrRegnRecord::Create },">
            <text:p>{ &amp;SR_NAME_REGN, CSrRegnRecord::Create },</text:p>
          </table:table-cell>
        </table:table-row>
        <table:table-row table:style-name="ro1">
          <table:table-cell office:value-type="string">
            <text:p>VTYP</text:p>
          </table:table-cell>
          <table:table-cell/>
          <table:table-cell office:value-type="string">
            <text:p>RELA</text:p>
          </table:table-cell>
          <table:table-cell/>
          <table:table-cell table:formula="of:=CONCATENATE(&quot;extern const srrectype_t SR_NAME_&quot;;[.C94];&quot;;&quot;)" office:value-type="string" office:string-value="extern const srrectype_t SR_NAME_RELA;">
            <text:p>extern const srrectype_t SR_NAME_RELA;</text:p>
          </table:table-cell>
          <table:table-cell table:formula="of:=CONCATENATE(&quot;const srrectype_t SR_NAME_&quot;;[.C94];&quot; = &quot;&quot;&quot;; [.C94];&quot;&quot;&quot;;&quot;)" office:value-type="string" office:string-value="const srrectype_t SR_NAME_RELA = &quot;RELA&quot;;">
            <text:p>const srrectype_t SR_NAME_RELA = "RELA";</text:p>
          </table:table-cell>
          <table:table-cell table:formula="of:=CONCATENATE(&quot;&amp;SR_NAME_&quot;;[.A94];&quot;,&quot;)" office:value-type="string" office:string-value="&amp;SR_NAME_VTYP,">
            <text:p>&amp;SR_NAME_VTYP,</text:p>
          </table:table-cell>
          <table:table-cell office:value-type="string">
            <text:p>&amp;SR_NAME_VTYP,</text:p>
          </table:table-cell>
          <table:table-cell office:value-type="float" office:value="293">
            <text:p>293</text:p>
          </table:table-cell>
          <table:table-cell table:formula="of:=CONCATENATE(&quot;#define SRCLASS_CSr&quot;; PROPER([.C94]);&quot;Record    &quot;; [.I94])" office:value-type="string" office:string-value="#define SRCLASS_CSrRelaRecord    293">
            <text:p>#define SRCLASS_CSrRelaRecord <text:s text:c="3"/>293</text:p>
          </table:table-cell>
          <table:table-cell/>
          <table:table-cell table:formula="of:=CONCATENATE(&quot;#include &quot;&quot;records/Sr&quot;;PROPER([.C94]);&quot;record.h&quot;&quot;&quot;)" office:value-type="string" office:string-value="#include &quot;records/SrRelarecord.h&quot;">
            <text:p>#include "records/SrRelarecord.h"</text:p>
          </table:table-cell>
          <table:table-cell/>
          <table:table-cell table:formula="of:=CONCATENATE(&quot;{ &amp;SR_NAME_&quot;; [.C94]; &quot;, CSr&quot;; PROPER([.C94]); &quot;Record::Create },&quot;)" office:value-type="string" office:string-value="{ &amp;SR_NAME_RELA, CSrRelaRecord::Create },">
            <text:p>{ &amp;SR_NAME_RELA, CSrRelaRecord::Create },</text:p>
          </table:table-cell>
        </table:table-row>
        <table:table-row table:style-name="ro1">
          <table:table-cell office:value-type="string">
            <text:p>IPCT</text:p>
          </table:table-cell>
          <table:table-cell/>
          <table:table-cell office:value-type="string">
            <text:p>REVB</text:p>
          </table:table-cell>
          <table:table-cell/>
          <table:table-cell table:formula="of:=CONCATENATE(&quot;extern const srrectype_t SR_NAME_&quot;;[.C95];&quot;;&quot;)" office:value-type="string" office:string-value="extern const srrectype_t SR_NAME_REVB;">
            <text:p>extern const srrectype_t SR_NAME_REVB;</text:p>
          </table:table-cell>
          <table:table-cell table:formula="of:=CONCATENATE(&quot;const srrectype_t SR_NAME_&quot;;[.C95];&quot; = &quot;&quot;&quot;; [.C95];&quot;&quot;&quot;;&quot;)" office:value-type="string" office:string-value="const srrectype_t SR_NAME_REVB = &quot;REVB&quot;;">
            <text:p>const srrectype_t SR_NAME_REVB = "REVB";</text:p>
          </table:table-cell>
          <table:table-cell table:formula="of:=CONCATENATE(&quot;&amp;SR_NAME_&quot;;[.A95];&quot;,&quot;)" office:value-type="string" office:string-value="&amp;SR_NAME_IPCT,">
            <text:p>&amp;SR_NAME_IPCT,</text:p>
          </table:table-cell>
          <table:table-cell office:value-type="string">
            <text:p>&amp;SR_NAME_IPCT,</text:p>
          </table:table-cell>
          <table:table-cell office:value-type="float" office:value="294">
            <text:p>294</text:p>
          </table:table-cell>
          <table:table-cell table:formula="of:=CONCATENATE(&quot;#define SRCLASS_CSr&quot;; PROPER([.C95]);&quot;Record    &quot;; [.I95])" office:value-type="string" office:string-value="#define SRCLASS_CSrRevbRecord    294">
            <text:p>#define SRCLASS_CSrRevbRecord <text:s text:c="3"/>294</text:p>
          </table:table-cell>
          <table:table-cell/>
          <table:table-cell table:formula="of:=CONCATENATE(&quot;#include &quot;&quot;records/Sr&quot;;PROPER([.C95]);&quot;record.h&quot;&quot;&quot;)" office:value-type="string" office:string-value="#include &quot;records/SrRevbrecord.h&quot;">
            <text:p>#include "records/SrRevbrecord.h"</text:p>
          </table:table-cell>
          <table:table-cell/>
          <table:table-cell table:formula="of:=CONCATENATE(&quot;{ &amp;SR_NAME_&quot;; [.C95]; &quot;, CSr&quot;; PROPER([.C95]); &quot;Record::Create },&quot;)" office:value-type="string" office:string-value="{ &amp;SR_NAME_REVB, CSrRevbRecord::Create },">
            <text:p>{ &amp;SR_NAME_REVB, CSrRevbRecord::Create },</text:p>
          </table:table-cell>
        </table:table-row>
        <table:table-row table:style-name="ro1">
          <table:table-cell office:value-type="string">
            <text:p>IPDS</text:p>
          </table:table-cell>
          <table:table-cell/>
          <table:table-cell office:value-type="string">
            <text:p>RFCT</text:p>
          </table:table-cell>
          <table:table-cell/>
          <table:table-cell table:formula="of:=CONCATENATE(&quot;extern const srrectype_t SR_NAME_&quot;;[.C96];&quot;;&quot;)" office:value-type="string" office:string-value="extern const srrectype_t SR_NAME_RFCT;">
            <text:p>extern const srrectype_t SR_NAME_RFCT;</text:p>
          </table:table-cell>
          <table:table-cell table:formula="of:=CONCATENATE(&quot;const srrectype_t SR_NAME_&quot;;[.C96];&quot; = &quot;&quot;&quot;; [.C96];&quot;&quot;&quot;;&quot;)" office:value-type="string" office:string-value="const srrectype_t SR_NAME_RFCT = &quot;RFCT&quot;;">
            <text:p>const srrectype_t SR_NAME_RFCT = "RFCT";</text:p>
          </table:table-cell>
          <table:table-cell table:formula="of:=CONCATENATE(&quot;&amp;SR_NAME_&quot;;[.A96];&quot;,&quot;)" office:value-type="string" office:string-value="&amp;SR_NAME_IPDS,">
            <text:p>&amp;SR_NAME_IPDS,</text:p>
          </table:table-cell>
          <table:table-cell office:value-type="string">
            <text:p>&amp;SR_NAME_IPDS,</text:p>
          </table:table-cell>
          <table:table-cell office:value-type="float" office:value="295">
            <text:p>295</text:p>
          </table:table-cell>
          <table:table-cell table:formula="of:=CONCATENATE(&quot;#define SRCLASS_CSr&quot;; PROPER([.C96]);&quot;Record    &quot;; [.I96])" office:value-type="string" office:string-value="#define SRCLASS_CSrRfctRecord    295">
            <text:p>#define SRCLASS_CSrRfctRecord <text:s text:c="3"/>295</text:p>
          </table:table-cell>
          <table:table-cell/>
          <table:table-cell table:formula="of:=CONCATENATE(&quot;#include &quot;&quot;records/Sr&quot;;PROPER([.C96]);&quot;record.h&quot;&quot;&quot;)" office:value-type="string" office:string-value="#include &quot;records/SrRfctrecord.h&quot;">
            <text:p>#include "records/SrRfctrecord.h"</text:p>
          </table:table-cell>
          <table:table-cell/>
          <table:table-cell table:formula="of:=CONCATENATE(&quot;{ &amp;SR_NAME_&quot;; [.C96]; &quot;, CSr&quot;; PROPER([.C96]); &quot;Record::Create },&quot;)" office:value-type="string" office:string-value="{ &amp;SR_NAME_RFCT, CSrRfctRecord::Create },">
            <text:p>{ &amp;SR_NAME_RFCT, CSrRfctRecord::Create },</text:p>
          </table:table-cell>
        </table:table-row>
        <table:table-row table:style-name="ro1">
          <table:table-cell office:value-type="string">
            <text:p>ARMA</text:p>
          </table:table-cell>
          <table:table-cell/>
          <table:table-cell office:value-type="string">
            <text:p>SCEN</text:p>
          </table:table-cell>
          <table:table-cell/>
          <table:table-cell table:formula="of:=CONCATENATE(&quot;extern const srrectype_t SR_NAME_&quot;;[.C97];&quot;;&quot;)" office:value-type="string" office:string-value="extern const srrectype_t SR_NAME_SCEN;">
            <text:p>extern const srrectype_t SR_NAME_SCEN;</text:p>
          </table:table-cell>
          <table:table-cell table:formula="of:=CONCATENATE(&quot;const srrectype_t SR_NAME_&quot;;[.C97];&quot; = &quot;&quot;&quot;; [.C97];&quot;&quot;&quot;;&quot;)" office:value-type="string" office:string-value="const srrectype_t SR_NAME_SCEN = &quot;SCEN&quot;;">
            <text:p>const srrectype_t SR_NAME_SCEN = "SCEN";</text:p>
          </table:table-cell>
          <table:table-cell table:formula="of:=CONCATENATE(&quot;&amp;SR_NAME_&quot;;[.A97];&quot;,&quot;)" office:value-type="string" office:string-value="&amp;SR_NAME_ARMA,">
            <text:p>&amp;SR_NAME_ARMA,</text:p>
          </table:table-cell>
          <table:table-cell office:value-type="string">
            <text:p>&amp;SR_NAME_ARMA,</text:p>
          </table:table-cell>
          <table:table-cell office:value-type="float" office:value="296">
            <text:p>296</text:p>
          </table:table-cell>
          <table:table-cell table:formula="of:=CONCATENATE(&quot;#define SRCLASS_CSr&quot;; PROPER([.C97]);&quot;Record    &quot;; [.I97])" office:value-type="string" office:string-value="#define SRCLASS_CSrScenRecord    296">
            <text:p>#define SRCLASS_CSrScenRecord <text:s text:c="3"/>296</text:p>
          </table:table-cell>
          <table:table-cell/>
          <table:table-cell table:formula="of:=CONCATENATE(&quot;#include &quot;&quot;records/Sr&quot;;PROPER([.C97]);&quot;record.h&quot;&quot;&quot;)" office:value-type="string" office:string-value="#include &quot;records/SrScenrecord.h&quot;">
            <text:p>#include "records/SrScenrecord.h"</text:p>
          </table:table-cell>
          <table:table-cell/>
          <table:table-cell table:formula="of:=CONCATENATE(&quot;{ &amp;SR_NAME_&quot;; [.C97]; &quot;, CSr&quot;; PROPER([.C97]); &quot;Record::Create },&quot;)" office:value-type="string" office:string-value="{ &amp;SR_NAME_SCEN, CSrScenRecord::Create },">
            <text:p>{ &amp;SR_NAME_SCEN, CSrScenRecord::Create },</text:p>
          </table:table-cell>
        </table:table-row>
        <table:table-row table:style-name="ro1">
          <table:table-cell office:value-type="string">
            <text:p>ECZN</text:p>
          </table:table-cell>
          <table:table-cell/>
          <table:table-cell office:value-type="string">
            <text:p>SCRL</text:p>
          </table:table-cell>
          <table:table-cell/>
          <table:table-cell table:formula="of:=CONCATENATE(&quot;extern const srrectype_t SR_NAME_&quot;;[.C98];&quot;;&quot;)" office:value-type="string" office:string-value="extern const srrectype_t SR_NAME_SCRL;">
            <text:p>extern const srrectype_t SR_NAME_SCRL;</text:p>
          </table:table-cell>
          <table:table-cell table:formula="of:=CONCATENATE(&quot;const srrectype_t SR_NAME_&quot;;[.C98];&quot; = &quot;&quot;&quot;; [.C98];&quot;&quot;&quot;;&quot;)" office:value-type="string" office:string-value="const srrectype_t SR_NAME_SCRL = &quot;SCRL&quot;;">
            <text:p>const srrectype_t SR_NAME_SCRL = "SCRL";</text:p>
          </table:table-cell>
          <table:table-cell table:formula="of:=CONCATENATE(&quot;&amp;SR_NAME_&quot;;[.A98];&quot;,&quot;)" office:value-type="string" office:string-value="&amp;SR_NAME_ECZN,">
            <text:p>&amp;SR_NAME_ECZN,</text:p>
          </table:table-cell>
          <table:table-cell office:value-type="string">
            <text:p>&amp;SR_NAME_ECZN,</text:p>
          </table:table-cell>
          <table:table-cell office:value-type="float" office:value="297">
            <text:p>297</text:p>
          </table:table-cell>
          <table:table-cell table:formula="of:=CONCATENATE(&quot;#define SRCLASS_CSr&quot;; PROPER([.C98]);&quot;Record    &quot;; [.I98])" office:value-type="string" office:string-value="#define SRCLASS_CSrScrlRecord    297">
            <text:p>#define SRCLASS_CSrScrlRecord <text:s text:c="3"/>297</text:p>
          </table:table-cell>
          <table:table-cell/>
          <table:table-cell table:formula="of:=CONCATENATE(&quot;#include &quot;&quot;records/Sr&quot;;PROPER([.C98]);&quot;record.h&quot;&quot;&quot;)" office:value-type="string" office:string-value="#include &quot;records/SrScrlrecord.h&quot;">
            <text:p>#include "records/SrScrlrecord.h"</text:p>
          </table:table-cell>
          <table:table-cell/>
          <table:table-cell table:formula="of:=CONCATENATE(&quot;{ &amp;SR_NAME_&quot;; [.C98]; &quot;, CSr&quot;; PROPER([.C98]); &quot;Record::Create },&quot;)" office:value-type="string" office:string-value="{ &amp;SR_NAME_SCRL, CSrScrlRecord::Create },">
            <text:p>{ &amp;SR_NAME_SCRL, CSrScrlRecord::Create },</text:p>
          </table:table-cell>
        </table:table-row>
        <table:table-row table:style-name="ro1">
          <table:table-cell office:value-type="string">
            <text:p>LCTN</text:p>
          </table:table-cell>
          <table:table-cell/>
          <table:table-cell office:value-type="string">
            <text:p>SHOU</text:p>
          </table:table-cell>
          <table:table-cell/>
          <table:table-cell table:formula="of:=CONCATENATE(&quot;extern const srrectype_t SR_NAME_&quot;;[.C99];&quot;;&quot;)" office:value-type="string" office:string-value="extern const srrectype_t SR_NAME_SHOU;">
            <text:p>extern const srrectype_t SR_NAME_SHOU;</text:p>
          </table:table-cell>
          <table:table-cell table:formula="of:=CONCATENATE(&quot;const srrectype_t SR_NAME_&quot;;[.C99];&quot; = &quot;&quot;&quot;; [.C99];&quot;&quot;&quot;;&quot;)" office:value-type="string" office:string-value="const srrectype_t SR_NAME_SHOU = &quot;SHOU&quot;;">
            <text:p>const srrectype_t SR_NAME_SHOU = "SHOU";</text:p>
          </table:table-cell>
          <table:table-cell table:formula="of:=CONCATENATE(&quot;&amp;SR_NAME_&quot;;[.A99];&quot;,&quot;)" office:value-type="string" office:string-value="&amp;SR_NAME_LCTN,">
            <text:p>&amp;SR_NAME_LCTN,</text:p>
          </table:table-cell>
          <table:table-cell office:value-type="string">
            <text:p>&amp;SR_NAME_LCTN,</text:p>
          </table:table-cell>
          <table:table-cell office:value-type="float" office:value="298">
            <text:p>298</text:p>
          </table:table-cell>
          <table:table-cell table:formula="of:=CONCATENATE(&quot;#define SRCLASS_CSr&quot;; PROPER([.C99]);&quot;Record    &quot;; [.I99])" office:value-type="string" office:string-value="#define SRCLASS_CSrShouRecord    298">
            <text:p>#define SRCLASS_CSrShouRecord <text:s text:c="3"/>298</text:p>
          </table:table-cell>
          <table:table-cell/>
          <table:table-cell table:formula="of:=CONCATENATE(&quot;#include &quot;&quot;records/Sr&quot;;PROPER([.C99]);&quot;record.h&quot;&quot;&quot;)" office:value-type="string" office:string-value="#include &quot;records/SrShourecord.h&quot;">
            <text:p>#include "records/SrShourecord.h"</text:p>
          </table:table-cell>
          <table:table-cell/>
          <table:table-cell table:formula="of:=CONCATENATE(&quot;{ &amp;SR_NAME_&quot;; [.C99]; &quot;, CSr&quot;; PROPER([.C99]); &quot;Record::Create },&quot;)" office:value-type="string" office:string-value="{ &amp;SR_NAME_SHOU, CSrShouRecord::Create },">
            <text:p>{ &amp;SR_NAME_SHOU, CSrShouRecord::Create },</text:p>
          </table:table-cell>
        </table:table-row>
        <table:table-row table:style-name="ro1">
          <table:table-cell office:value-type="string">
            <text:p>MESG</text:p>
          </table:table-cell>
          <table:table-cell/>
          <table:table-cell office:value-type="string">
            <text:p>SLGM</text:p>
          </table:table-cell>
          <table:table-cell/>
          <table:table-cell table:formula="of:=CONCATENATE(&quot;extern const srrectype_t SR_NAME_&quot;;[.C100];&quot;;&quot;)" office:value-type="string" office:string-value="extern const srrectype_t SR_NAME_SLGM;">
            <text:p>extern const srrectype_t SR_NAME_SLGM;</text:p>
          </table:table-cell>
          <table:table-cell table:formula="of:=CONCATENATE(&quot;const srrectype_t SR_NAME_&quot;;[.C100];&quot; = &quot;&quot;&quot;; [.C100];&quot;&quot;&quot;;&quot;)" office:value-type="string" office:string-value="const srrectype_t SR_NAME_SLGM = &quot;SLGM&quot;;">
            <text:p>const srrectype_t SR_NAME_SLGM = "SLGM";</text:p>
          </table:table-cell>
          <table:table-cell table:formula="of:=CONCATENATE(&quot;&amp;SR_NAME_&quot;;[.A100];&quot;,&quot;)" office:value-type="string" office:string-value="&amp;SR_NAME_MESG,">
            <text:p>&amp;SR_NAME_MESG,</text:p>
          </table:table-cell>
          <table:table-cell office:value-type="string">
            <text:p>&amp;SR_NAME_MESG,</text:p>
          </table:table-cell>
          <table:table-cell office:value-type="float" office:value="299">
            <text:p>299</text:p>
          </table:table-cell>
          <table:table-cell table:formula="of:=CONCATENATE(&quot;#define SRCLASS_CSr&quot;; PROPER([.C100]);&quot;Record    &quot;; [.I100])" office:value-type="string" office:string-value="#define SRCLASS_CSrSlgmRecord    299">
            <text:p>#define SRCLASS_CSrSlgmRecord <text:s text:c="3"/>299</text:p>
          </table:table-cell>
          <table:table-cell/>
          <table:table-cell table:formula="of:=CONCATENATE(&quot;#include &quot;&quot;records/Sr&quot;;PROPER([.C100]);&quot;record.h&quot;&quot;&quot;)" office:value-type="string" office:string-value="#include &quot;records/SrSlgmrecord.h&quot;">
            <text:p>#include "records/SrSlgmrecord.h"</text:p>
          </table:table-cell>
          <table:table-cell/>
          <table:table-cell table:formula="of:=CONCATENATE(&quot;{ &amp;SR_NAME_&quot;; [.C100]; &quot;, CSr&quot;; PROPER([.C100]); &quot;Record::Create },&quot;)" office:value-type="string" office:string-value="{ &amp;SR_NAME_SLGM, CSrSlgmRecord::Create },">
            <text:p>{ &amp;SR_NAME_SLGM, CSrSlgmRecord::Create },</text:p>
          </table:table-cell>
        </table:table-row>
        <table:table-row table:style-name="ro1">
          <table:table-cell office:value-type="string">
            <text:p>DOBJ</text:p>
          </table:table-cell>
          <table:table-cell/>
          <table:table-cell office:value-type="string">
            <text:p>SMBN</text:p>
          </table:table-cell>
          <table:table-cell/>
          <table:table-cell table:formula="of:=CONCATENATE(&quot;extern const srrectype_t SR_NAME_&quot;;[.C101];&quot;;&quot;)" office:value-type="string" office:string-value="extern const srrectype_t SR_NAME_SMBN;">
            <text:p>extern const srrectype_t SR_NAME_SMBN;</text:p>
          </table:table-cell>
          <table:table-cell table:formula="of:=CONCATENATE(&quot;const srrectype_t SR_NAME_&quot;;[.C101];&quot; = &quot;&quot;&quot;; [.C101];&quot;&quot;&quot;;&quot;)" office:value-type="string" office:string-value="const srrectype_t SR_NAME_SMBN = &quot;SMBN&quot;;">
            <text:p>const srrectype_t SR_NAME_SMBN = "SMBN";</text:p>
          </table:table-cell>
          <table:table-cell table:formula="of:=CONCATENATE(&quot;&amp;SR_NAME_&quot;;[.A101];&quot;,&quot;)" office:value-type="string" office:string-value="&amp;SR_NAME_DOBJ,">
            <text:p>&amp;SR_NAME_DOBJ,</text:p>
          </table:table-cell>
          <table:table-cell office:value-type="string">
            <text:p>&amp;SR_NAME_DOBJ,</text:p>
          </table:table-cell>
          <table:table-cell office:value-type="float" office:value="300">
            <text:p>300</text:p>
          </table:table-cell>
          <table:table-cell table:formula="of:=CONCATENATE(&quot;#define SRCLASS_CSr&quot;; PROPER([.C101]);&quot;Record    &quot;; [.I101])" office:value-type="string" office:string-value="#define SRCLASS_CSrSmbnRecord    300">
            <text:p>#define SRCLASS_CSrSmbnRecord <text:s text:c="3"/>300</text:p>
          </table:table-cell>
          <table:table-cell/>
          <table:table-cell table:formula="of:=CONCATENATE(&quot;#include &quot;&quot;records/Sr&quot;;PROPER([.C101]);&quot;record.h&quot;&quot;&quot;)" office:value-type="string" office:string-value="#include &quot;records/SrSmbnrecord.h&quot;">
            <text:p>#include "records/SrSmbnrecord.h"</text:p>
          </table:table-cell>
          <table:table-cell/>
          <table:table-cell table:formula="of:=CONCATENATE(&quot;{ &amp;SR_NAME_&quot;; [.C101]; &quot;, CSr&quot;; PROPER([.C101]); &quot;Record::Create },&quot;)" office:value-type="string" office:string-value="{ &amp;SR_NAME_SMBN, CSrSmbnRecord::Create },">
            <text:p>{ &amp;SR_NAME_SMBN, CSrSmbnRecord::Create },</text:p>
          </table:table-cell>
        </table:table-row>
        <table:table-row table:style-name="ro1">
          <table:table-cell office:value-type="string">
            <text:p>LGTM</text:p>
          </table:table-cell>
          <table:table-cell/>
          <table:table-cell office:value-type="string">
            <text:p>SMEN</text:p>
          </table:table-cell>
          <table:table-cell/>
          <table:table-cell table:formula="of:=CONCATENATE(&quot;extern const srrectype_t SR_NAME_&quot;;[.C102];&quot;;&quot;)" office:value-type="string" office:string-value="extern const srrectype_t SR_NAME_SMEN;">
            <text:p>extern const srrectype_t SR_NAME_SMEN;</text:p>
          </table:table-cell>
          <table:table-cell table:formula="of:=CONCATENATE(&quot;const srrectype_t SR_NAME_&quot;;[.C102];&quot; = &quot;&quot;&quot;; [.C102];&quot;&quot;&quot;;&quot;)" office:value-type="string" office:string-value="const srrectype_t SR_NAME_SMEN = &quot;SMEN&quot;;">
            <text:p>const srrectype_t SR_NAME_SMEN = "SMEN";</text:p>
          </table:table-cell>
          <table:table-cell table:formula="of:=CONCATENATE(&quot;&amp;SR_NAME_&quot;;[.A102];&quot;,&quot;)" office:value-type="string" office:string-value="&amp;SR_NAME_LGTM,">
            <text:p>&amp;SR_NAME_LGTM,</text:p>
          </table:table-cell>
          <table:table-cell office:value-type="string">
            <text:p>&amp;SR_NAME_LGTM,</text:p>
          </table:table-cell>
          <table:table-cell office:value-type="float" office:value="301">
            <text:p>301</text:p>
          </table:table-cell>
          <table:table-cell table:formula="of:=CONCATENATE(&quot;#define SRCLASS_CSr&quot;; PROPER([.C102]);&quot;Record    &quot;; [.I102])" office:value-type="string" office:string-value="#define SRCLASS_CSrSmenRecord    301">
            <text:p>#define SRCLASS_CSrSmenRecord <text:s text:c="3"/>301</text:p>
          </table:table-cell>
          <table:table-cell/>
          <table:table-cell table:formula="of:=CONCATENATE(&quot;#include &quot;&quot;records/Sr&quot;;PROPER([.C102]);&quot;record.h&quot;&quot;&quot;)" office:value-type="string" office:string-value="#include &quot;records/SrSmenrecord.h&quot;">
            <text:p>#include "records/SrSmenrecord.h"</text:p>
          </table:table-cell>
          <table:table-cell/>
          <table:table-cell table:formula="of:=CONCATENATE(&quot;{ &amp;SR_NAME_&quot;; [.C102]; &quot;, CSr&quot;; PROPER([.C102]); &quot;Record::Create },&quot;)" office:value-type="string" office:string-value="{ &amp;SR_NAME_SMEN, CSrSmenRecord::Create },">
            <text:p>{ &amp;SR_NAME_SMEN, CSrSmenRecord::Create },</text:p>
          </table:table-cell>
        </table:table-row>
        <table:table-row table:style-name="ro1">
          <table:table-cell office:value-type="string">
            <text:p>FSTP</text:p>
          </table:table-cell>
          <table:table-cell/>
          <table:table-cell office:value-type="string">
            <text:p>SMQN</text:p>
          </table:table-cell>
          <table:table-cell/>
          <table:table-cell table:formula="of:=CONCATENATE(&quot;extern const srrectype_t SR_NAME_&quot;;[.C103];&quot;;&quot;)" office:value-type="string" office:string-value="extern const srrectype_t SR_NAME_SMQN;">
            <text:p>extern const srrectype_t SR_NAME_SMQN;</text:p>
          </table:table-cell>
          <table:table-cell table:formula="of:=CONCATENATE(&quot;const srrectype_t SR_NAME_&quot;;[.C103];&quot; = &quot;&quot;&quot;; [.C103];&quot;&quot;&quot;;&quot;)" office:value-type="string" office:string-value="const srrectype_t SR_NAME_SMQN = &quot;SMQN&quot;;">
            <text:p>const srrectype_t SR_NAME_SMQN = "SMQN";</text:p>
          </table:table-cell>
          <table:table-cell table:formula="of:=CONCATENATE(&quot;&amp;SR_NAME_&quot;;[.A103];&quot;,&quot;)" office:value-type="string" office:string-value="&amp;SR_NAME_FSTP,">
            <text:p>&amp;SR_NAME_FSTP,</text:p>
          </table:table-cell>
          <table:table-cell office:value-type="string">
            <text:p>&amp;SR_NAME_FSTP,</text:p>
          </table:table-cell>
          <table:table-cell office:value-type="float" office:value="302">
            <text:p>302</text:p>
          </table:table-cell>
          <table:table-cell table:formula="of:=CONCATENATE(&quot;#define SRCLASS_CSr&quot;; PROPER([.C103]);&quot;Record    &quot;; [.I103])" office:value-type="string" office:string-value="#define SRCLASS_CSrSmqnRecord    302">
            <text:p>#define SRCLASS_CSrSmqnRecord <text:s text:c="3"/>302</text:p>
          </table:table-cell>
          <table:table-cell/>
          <table:table-cell table:formula="of:=CONCATENATE(&quot;#include &quot;&quot;records/Sr&quot;;PROPER([.C103]);&quot;record.h&quot;&quot;&quot;)" office:value-type="string" office:string-value="#include &quot;records/SrSmqnrecord.h&quot;">
            <text:p>#include "records/SrSmqnrecord.h"</text:p>
          </table:table-cell>
          <table:table-cell/>
          <table:table-cell table:formula="of:=CONCATENATE(&quot;{ &amp;SR_NAME_&quot;; [.C103]; &quot;, CSr&quot;; PROPER([.C103]); &quot;Record::Create },&quot;)" office:value-type="string" office:string-value="{ &amp;SR_NAME_SMQN, CSrSmqnRecord::Create },">
            <text:p>{ &amp;SR_NAME_SMQN, CSrSmqnRecord::Create },</text:p>
          </table:table-cell>
        </table:table-row>
        <table:table-row table:style-name="ro1">
          <table:table-cell office:value-type="string">
            <text:p>FSTS</text:p>
          </table:table-cell>
          <table:table-cell/>
          <table:table-cell office:value-type="string">
            <text:p>SNCT</text:p>
          </table:table-cell>
          <table:table-cell/>
          <table:table-cell table:formula="of:=CONCATENATE(&quot;extern const srrectype_t SR_NAME_&quot;;[.C104];&quot;;&quot;)" office:value-type="string" office:string-value="extern const srrectype_t SR_NAME_SNCT;">
            <text:p>extern const srrectype_t SR_NAME_SNCT;</text:p>
          </table:table-cell>
          <table:table-cell table:formula="of:=CONCATENATE(&quot;const srrectype_t SR_NAME_&quot;;[.C104];&quot; = &quot;&quot;&quot;; [.C104];&quot;&quot;&quot;;&quot;)" office:value-type="string" office:string-value="const srrectype_t SR_NAME_SNCT = &quot;SNCT&quot;;">
            <text:p>const srrectype_t SR_NAME_SNCT = "SNCT";</text:p>
          </table:table-cell>
          <table:table-cell table:formula="of:=CONCATENATE(&quot;&amp;SR_NAME_&quot;;[.A104];&quot;,&quot;)" office:value-type="string" office:string-value="&amp;SR_NAME_FSTS,">
            <text:p>&amp;SR_NAME_FSTS,</text:p>
          </table:table-cell>
          <table:table-cell office:value-type="string">
            <text:p>&amp;SR_NAME_FSTS,</text:p>
          </table:table-cell>
          <table:table-cell office:value-type="float" office:value="303">
            <text:p>303</text:p>
          </table:table-cell>
          <table:table-cell table:formula="of:=CONCATENATE(&quot;#define SRCLASS_CSr&quot;; PROPER([.C104]);&quot;Record    &quot;; [.I104])" office:value-type="string" office:string-value="#define SRCLASS_CSrSnctRecord    303">
            <text:p>#define SRCLASS_CSrSnctRecord <text:s text:c="3"/>303</text:p>
          </table:table-cell>
          <table:table-cell/>
          <table:table-cell table:formula="of:=CONCATENATE(&quot;#include &quot;&quot;records/Sr&quot;;PROPER([.C104]);&quot;record.h&quot;&quot;&quot;)" office:value-type="string" office:string-value="#include &quot;records/SrSnctrecord.h&quot;">
            <text:p>#include "records/SrSnctrecord.h"</text:p>
          </table:table-cell>
          <table:table-cell/>
          <table:table-cell table:formula="of:=CONCATENATE(&quot;{ &amp;SR_NAME_&quot;; [.C104]; &quot;, CSr&quot;; PROPER([.C104]); &quot;Record::Create },&quot;)" office:value-type="string" office:string-value="{ &amp;SR_NAME_SNCT, CSrSnctRecord::Create },">
            <text:p>{ &amp;SR_NAME_SNCT, CSrSnctRecord::Create },</text:p>
          </table:table-cell>
        </table:table-row>
        <table:table-row table:style-name="ro1">
          <table:table-cell office:value-type="string">
            <text:p>SMBN</text:p>
          </table:table-cell>
          <table:table-cell/>
          <table:table-cell office:value-type="string">
            <text:p>SNDR</text:p>
          </table:table-cell>
          <table:table-cell/>
          <table:table-cell table:formula="of:=CONCATENATE(&quot;extern const srrectype_t SR_NAME_&quot;;[.C105];&quot;;&quot;)" office:value-type="string" office:string-value="extern const srrectype_t SR_NAME_SNDR;">
            <text:p>extern const srrectype_t SR_NAME_SNDR;</text:p>
          </table:table-cell>
          <table:table-cell table:formula="of:=CONCATENATE(&quot;const srrectype_t SR_NAME_&quot;;[.C105];&quot; = &quot;&quot;&quot;; [.C105];&quot;&quot;&quot;;&quot;)" office:value-type="string" office:string-value="const srrectype_t SR_NAME_SNDR = &quot;SNDR&quot;;">
            <text:p>const srrectype_t SR_NAME_SNDR = "SNDR";</text:p>
          </table:table-cell>
          <table:table-cell table:formula="of:=CONCATENATE(&quot;&amp;SR_NAME_&quot;;[.A105];&quot;,&quot;)" office:value-type="string" office:string-value="&amp;SR_NAME_SMBN,">
            <text:p>&amp;SR_NAME_SMBN,</text:p>
          </table:table-cell>
          <table:table-cell office:value-type="string">
            <text:p>&amp;SR_NAME_SMBN,</text:p>
          </table:table-cell>
          <table:table-cell office:value-type="float" office:value="304">
            <text:p>304</text:p>
          </table:table-cell>
          <table:table-cell table:formula="of:=CONCATENATE(&quot;#define SRCLASS_CSr&quot;; PROPER([.C105]);&quot;Record    &quot;; [.I105])" office:value-type="string" office:string-value="#define SRCLASS_CSrSndrRecord    304">
            <text:p>#define SRCLASS_CSrSndrRecord <text:s text:c="3"/>304</text:p>
          </table:table-cell>
          <table:table-cell/>
          <table:table-cell table:formula="of:=CONCATENATE(&quot;#include &quot;&quot;records/Sr&quot;;PROPER([.C105]);&quot;record.h&quot;&quot;&quot;)" office:value-type="string" office:string-value="#include &quot;records/SrSndrrecord.h&quot;">
            <text:p>#include "records/SrSndrrecord.h"</text:p>
          </table:table-cell>
          <table:table-cell/>
          <table:table-cell table:formula="of:=CONCATENATE(&quot;{ &amp;SR_NAME_&quot;; [.C105]; &quot;, CSr&quot;; PROPER([.C105]); &quot;Record::Create },&quot;)" office:value-type="string" office:string-value="{ &amp;SR_NAME_SNDR, CSrSndrRecord::Create },">
            <text:p>{ &amp;SR_NAME_SNDR, CSrSndrRecord::Create },</text:p>
          </table:table-cell>
        </table:table-row>
        <table:table-row table:style-name="ro1">
          <table:table-cell office:value-type="string">
            <text:p>SMQN</text:p>
          </table:table-cell>
          <table:table-cell/>
          <table:table-cell office:value-type="string">
            <text:p>SOPM</text:p>
          </table:table-cell>
          <table:table-cell/>
          <table:table-cell table:formula="of:=CONCATENATE(&quot;extern const srrectype_t SR_NAME_&quot;;[.C106];&quot;;&quot;)" office:value-type="string" office:string-value="extern const srrectype_t SR_NAME_SOPM;">
            <text:p>extern const srrectype_t SR_NAME_SOPM;</text:p>
          </table:table-cell>
          <table:table-cell table:formula="of:=CONCATENATE(&quot;const srrectype_t SR_NAME_&quot;;[.C106];&quot; = &quot;&quot;&quot;; [.C106];&quot;&quot;&quot;;&quot;)" office:value-type="string" office:string-value="const srrectype_t SR_NAME_SOPM = &quot;SOPM&quot;;">
            <text:p>const srrectype_t SR_NAME_SOPM = "SOPM";</text:p>
          </table:table-cell>
          <table:table-cell table:formula="of:=CONCATENATE(&quot;&amp;SR_NAME_&quot;;[.A106];&quot;,&quot;)" office:value-type="string" office:string-value="&amp;SR_NAME_SMQN,">
            <text:p>&amp;SR_NAME_SMQN,</text:p>
          </table:table-cell>
          <table:table-cell office:value-type="string">
            <text:p>&amp;SR_NAME_SMQN,</text:p>
          </table:table-cell>
          <table:table-cell office:value-type="float" office:value="305">
            <text:p>305</text:p>
          </table:table-cell>
          <table:table-cell table:formula="of:=CONCATENATE(&quot;#define SRCLASS_CSr&quot;; PROPER([.C106]);&quot;Record    &quot;; [.I106])" office:value-type="string" office:string-value="#define SRCLASS_CSrSopmRecord    305">
            <text:p>#define SRCLASS_CSrSopmRecord <text:s text:c="3"/>305</text:p>
          </table:table-cell>
          <table:table-cell/>
          <table:table-cell table:formula="of:=CONCATENATE(&quot;#include &quot;&quot;records/Sr&quot;;PROPER([.C106]);&quot;record.h&quot;&quot;&quot;)" office:value-type="string" office:string-value="#include &quot;records/SrSopmrecord.h&quot;">
            <text:p>#include "records/SrSopmrecord.h"</text:p>
          </table:table-cell>
          <table:table-cell/>
          <table:table-cell table:formula="of:=CONCATENATE(&quot;{ &amp;SR_NAME_&quot;; [.C106]; &quot;, CSr&quot;; PROPER([.C106]); &quot;Record::Create },&quot;)" office:value-type="string" office:string-value="{ &amp;SR_NAME_SOPM, CSrSopmRecord::Create },">
            <text:p>{ &amp;SR_NAME_SOPM, CSrSopmRecord::Create },</text:p>
          </table:table-cell>
        </table:table-row>
        <table:table-row table:style-name="ro1">
          <table:table-cell office:value-type="string">
            <text:p>SCEN</text:p>
          </table:table-cell>
          <table:table-cell/>
          <table:table-cell office:value-type="string">
            <text:p>SOUN</text:p>
          </table:table-cell>
          <table:table-cell/>
          <table:table-cell table:formula="of:=CONCATENATE(&quot;extern const srrectype_t SR_NAME_&quot;;[.C107];&quot;;&quot;)" office:value-type="string" office:string-value="extern const srrectype_t SR_NAME_SOUN;">
            <text:p>extern const srrectype_t SR_NAME_SOUN;</text:p>
          </table:table-cell>
          <table:table-cell table:formula="of:=CONCATENATE(&quot;const srrectype_t SR_NAME_&quot;;[.C107];&quot; = &quot;&quot;&quot;; [.C107];&quot;&quot;&quot;;&quot;)" office:value-type="string" office:string-value="const srrectype_t SR_NAME_SOUN = &quot;SOUN&quot;;">
            <text:p>const srrectype_t SR_NAME_SOUN = "SOUN";</text:p>
          </table:table-cell>
          <table:table-cell table:formula="of:=CONCATENATE(&quot;&amp;SR_NAME_&quot;;[.A107];&quot;,&quot;)" office:value-type="string" office:string-value="&amp;SR_NAME_SCEN,">
            <text:p>&amp;SR_NAME_SCEN,</text:p>
          </table:table-cell>
          <table:table-cell office:value-type="string">
            <text:p>&amp;SR_NAME_SCEN,</text:p>
          </table:table-cell>
          <table:table-cell office:value-type="float" office:value="306">
            <text:p>306</text:p>
          </table:table-cell>
          <table:table-cell table:formula="of:=CONCATENATE(&quot;#define SRCLASS_CSr&quot;; PROPER([.C107]);&quot;Record    &quot;; [.I107])" office:value-type="string" office:string-value="#define SRCLASS_CSrSounRecord    306">
            <text:p>#define SRCLASS_CSrSounRecord <text:s text:c="3"/>306</text:p>
          </table:table-cell>
          <table:table-cell/>
          <table:table-cell table:formula="of:=CONCATENATE(&quot;#include &quot;&quot;records/Sr&quot;;PROPER([.C107]);&quot;record.h&quot;&quot;&quot;)" office:value-type="string" office:string-value="#include &quot;records/SrSounrecord.h&quot;">
            <text:p>#include "records/SrSounrecord.h"</text:p>
          </table:table-cell>
          <table:table-cell/>
          <table:table-cell table:formula="of:=CONCATENATE(&quot;{ &amp;SR_NAME_&quot;; [.C107]; &quot;, CSr&quot;; PROPER([.C107]); &quot;Record::Create },&quot;)" office:value-type="string" office:string-value="{ &amp;SR_NAME_SOUN, CSrSounRecord::Create },">
            <text:p>{ &amp;SR_NAME_SOUN, CSrSounRecord::Create },</text:p>
          </table:table-cell>
        </table:table-row>
        <table:table-row table:style-name="ro1">
          <table:table-cell office:value-type="string">
            <text:p>SMEN</text:p>
          </table:table-cell>
          <table:table-cell/>
          <table:table-cell office:value-type="string">
            <text:p>SPEL</text:p>
          </table:table-cell>
          <table:table-cell/>
          <table:table-cell table:formula="of:=CONCATENATE(&quot;extern const srrectype_t SR_NAME_&quot;;[.C108];&quot;;&quot;)" office:value-type="string" office:string-value="extern const srrectype_t SR_NAME_SPEL;">
            <text:p>extern const srrectype_t SR_NAME_SPEL;</text:p>
          </table:table-cell>
          <table:table-cell table:formula="of:=CONCATENATE(&quot;const srrectype_t SR_NAME_&quot;;[.C108];&quot; = &quot;&quot;&quot;; [.C108];&quot;&quot;&quot;;&quot;)" office:value-type="string" office:string-value="const srrectype_t SR_NAME_SPEL = &quot;SPEL&quot;;">
            <text:p>const srrectype_t SR_NAME_SPEL = "SPEL";</text:p>
          </table:table-cell>
          <table:table-cell table:formula="of:=CONCATENATE(&quot;&amp;SR_NAME_&quot;;[.A108];&quot;,&quot;)" office:value-type="string" office:string-value="&amp;SR_NAME_SMEN,">
            <text:p>&amp;SR_NAME_SMEN,</text:p>
          </table:table-cell>
          <table:table-cell office:value-type="string">
            <text:p>&amp;SR_NAME_SMEN,</text:p>
          </table:table-cell>
          <table:table-cell office:value-type="float" office:value="307">
            <text:p>307</text:p>
          </table:table-cell>
          <table:table-cell table:formula="of:=CONCATENATE(&quot;#define SRCLASS_CSr&quot;; PROPER([.C108]);&quot;Record    &quot;; [.I108])" office:value-type="string" office:string-value="#define SRCLASS_CSrSpelRecord    307">
            <text:p>#define SRCLASS_CSrSpelRecord <text:s text:c="3"/>307</text:p>
          </table:table-cell>
          <table:table-cell/>
          <table:table-cell table:formula="of:=CONCATENATE(&quot;#include &quot;&quot;records/Sr&quot;;PROPER([.C108]);&quot;record.h&quot;&quot;&quot;)" office:value-type="string" office:string-value="#include &quot;records/SrSpelrecord.h&quot;">
            <text:p>#include "records/SrSpelrecord.h"</text:p>
          </table:table-cell>
          <table:table-cell/>
          <table:table-cell table:formula="of:=CONCATENATE(&quot;{ &amp;SR_NAME_&quot;; [.C108]; &quot;, CSr&quot;; PROPER([.C108]); &quot;Record::Create },&quot;)" office:value-type="string" office:string-value="{ &amp;SR_NAME_SPEL, CSrSpelRecord::Create },">
            <text:p>{ &amp;SR_NAME_SPEL, CSrSpelRecord::Create },</text:p>
          </table:table-cell>
        </table:table-row>
        <table:table-row table:style-name="ro1">
          <table:table-cell office:value-type="string">
            <text:p>DLBR</text:p>
          </table:table-cell>
          <table:table-cell/>
          <table:table-cell office:value-type="string">
            <text:p>SPGD</text:p>
          </table:table-cell>
          <table:table-cell/>
          <table:table-cell table:formula="of:=CONCATENATE(&quot;extern const srrectype_t SR_NAME_&quot;;[.C109];&quot;;&quot;)" office:value-type="string" office:string-value="extern const srrectype_t SR_NAME_SPGD;">
            <text:p>extern const srrectype_t SR_NAME_SPGD;</text:p>
          </table:table-cell>
          <table:table-cell table:formula="of:=CONCATENATE(&quot;const srrectype_t SR_NAME_&quot;;[.C109];&quot; = &quot;&quot;&quot;; [.C109];&quot;&quot;&quot;;&quot;)" office:value-type="string" office:string-value="const srrectype_t SR_NAME_SPGD = &quot;SPGD&quot;;">
            <text:p>const srrectype_t SR_NAME_SPGD = "SPGD";</text:p>
          </table:table-cell>
          <table:table-cell table:formula="of:=CONCATENATE(&quot;&amp;SR_NAME_&quot;;[.A109];&quot;,&quot;)" office:value-type="string" office:string-value="&amp;SR_NAME_DLBR,">
            <text:p>&amp;SR_NAME_DLBR,</text:p>
          </table:table-cell>
          <table:table-cell office:value-type="string">
            <text:p>&amp;SR_NAME_DLBR,</text:p>
          </table:table-cell>
          <table:table-cell office:value-type="float" office:value="308">
            <text:p>308</text:p>
          </table:table-cell>
          <table:table-cell table:formula="of:=CONCATENATE(&quot;#define SRCLASS_CSr&quot;; PROPER([.C109]);&quot;Record    &quot;; [.I109])" office:value-type="string" office:string-value="#define SRCLASS_CSrSpgdRecord    308">
            <text:p>#define SRCLASS_CSrSpgdRecord <text:s text:c="3"/>308</text:p>
          </table:table-cell>
          <table:table-cell/>
          <table:table-cell table:formula="of:=CONCATENATE(&quot;#include &quot;&quot;records/Sr&quot;;PROPER([.C109]);&quot;record.h&quot;&quot;&quot;)" office:value-type="string" office:string-value="#include &quot;records/SrSpgdrecord.h&quot;">
            <text:p>#include "records/SrSpgdrecord.h"</text:p>
          </table:table-cell>
          <table:table-cell/>
          <table:table-cell table:formula="of:=CONCATENATE(&quot;{ &amp;SR_NAME_&quot;; [.C109]; &quot;, CSr&quot;; PROPER([.C109]); &quot;Record::Create },&quot;)" office:value-type="string" office:string-value="{ &amp;SR_NAME_SPGD, CSrSpgdRecord::Create },">
            <text:p>{ &amp;SR_NAME_SPGD, CSrSpgdRecord::Create },</text:p>
          </table:table-cell>
        </table:table-row>
        <table:table-row table:style-name="ro1">
          <table:table-cell office:value-type="string">
            <text:p>EQUP</text:p>
          </table:table-cell>
          <table:table-cell/>
          <table:table-cell office:value-type="string">
            <text:p>STAT</text:p>
          </table:table-cell>
          <table:table-cell/>
          <table:table-cell table:formula="of:=CONCATENATE(&quot;extern const srrectype_t SR_NAME_&quot;;[.C110];&quot;;&quot;)" office:value-type="string" office:string-value="extern const srrectype_t SR_NAME_STAT;">
            <text:p>extern const srrectype_t SR_NAME_STAT;</text:p>
          </table:table-cell>
          <table:table-cell table:formula="of:=CONCATENATE(&quot;const srrectype_t SR_NAME_&quot;;[.C110];&quot; = &quot;&quot;&quot;; [.C110];&quot;&quot;&quot;;&quot;)" office:value-type="string" office:string-value="const srrectype_t SR_NAME_STAT = &quot;STAT&quot;;">
            <text:p>const srrectype_t SR_NAME_STAT = "STAT";</text:p>
          </table:table-cell>
          <table:table-cell table:formula="of:=CONCATENATE(&quot;&amp;SR_NAME_&quot;;[.A110];&quot;,&quot;)" office:value-type="string" office:string-value="&amp;SR_NAME_EQUP,">
            <text:p>&amp;SR_NAME_EQUP,</text:p>
          </table:table-cell>
          <table:table-cell office:value-type="string">
            <text:p>&amp;SR_NAME_EQUP,</text:p>
          </table:table-cell>
          <table:table-cell office:value-type="float" office:value="309">
            <text:p>309</text:p>
          </table:table-cell>
          <table:table-cell table:formula="of:=CONCATENATE(&quot;#define SRCLASS_CSr&quot;; PROPER([.C110]);&quot;Record    &quot;; [.I110])" office:value-type="string" office:string-value="#define SRCLASS_CSrStatRecord    309">
            <text:p>#define SRCLASS_CSrStatRecord <text:s text:c="3"/>309</text:p>
          </table:table-cell>
          <table:table-cell/>
          <table:table-cell table:formula="of:=CONCATENATE(&quot;#include &quot;&quot;records/Sr&quot;;PROPER([.C110]);&quot;record.h&quot;&quot;&quot;)" office:value-type="string" office:string-value="#include &quot;records/SrStatrecord.h&quot;">
            <text:p>#include "records/SrStatrecord.h"</text:p>
          </table:table-cell>
          <table:table-cell/>
          <table:table-cell table:formula="of:=CONCATENATE(&quot;{ &amp;SR_NAME_&quot;; [.C110]; &quot;, CSr&quot;; PROPER([.C110]); &quot;Record::Create },&quot;)" office:value-type="string" office:string-value="{ &amp;SR_NAME_STAT, CSrStatRecord::Create },">
            <text:p>{ &amp;SR_NAME_STAT, CSrStatRecord::Create },</text:p>
          </table:table-cell>
        </table:table-row>
        <table:table-row table:style-name="ro1">
          <table:table-cell office:value-type="string">
            <text:p>RELA</text:p>
          </table:table-cell>
          <table:table-cell/>
          <table:table-cell office:value-type="string">
            <text:p>TACT</text:p>
          </table:table-cell>
          <table:table-cell/>
          <table:table-cell table:formula="of:=CONCATENATE(&quot;extern const srrectype_t SR_NAME_&quot;;[.C111];&quot;;&quot;)" office:value-type="string" office:string-value="extern const srrectype_t SR_NAME_TACT;">
            <text:p>extern const srrectype_t SR_NAME_TACT;</text:p>
          </table:table-cell>
          <table:table-cell table:formula="of:=CONCATENATE(&quot;const srrectype_t SR_NAME_&quot;;[.C111];&quot; = &quot;&quot;&quot;; [.C111];&quot;&quot;&quot;;&quot;)" office:value-type="string" office:string-value="const srrectype_t SR_NAME_TACT = &quot;TACT&quot;;">
            <text:p>const srrectype_t SR_NAME_TACT = "TACT";</text:p>
          </table:table-cell>
          <table:table-cell table:formula="of:=CONCATENATE(&quot;&amp;SR_NAME_&quot;;[.A111];&quot;,&quot;)" office:value-type="string" office:string-value="&amp;SR_NAME_RELA,">
            <text:p>&amp;SR_NAME_RELA,</text:p>
          </table:table-cell>
          <table:table-cell office:value-type="string">
            <text:p>&amp;SR_NAME_RELA,</text:p>
          </table:table-cell>
          <table:table-cell office:value-type="float" office:value="310">
            <text:p>310</text:p>
          </table:table-cell>
          <table:table-cell table:formula="of:=CONCATENATE(&quot;#define SRCLASS_CSr&quot;; PROPER([.C111]);&quot;Record    &quot;; [.I111])" office:value-type="string" office:string-value="#define SRCLASS_CSrTactRecord    310">
            <text:p>#define SRCLASS_CSrTactRecord <text:s text:c="3"/>310</text:p>
          </table:table-cell>
          <table:table-cell/>
          <table:table-cell table:formula="of:=CONCATENATE(&quot;#include &quot;&quot;records/Sr&quot;;PROPER([.C111]);&quot;record.h&quot;&quot;&quot;)" office:value-type="string" office:string-value="#include &quot;records/SrTactrecord.h&quot;">
            <text:p>#include "records/SrTactrecord.h"</text:p>
          </table:table-cell>
          <table:table-cell/>
          <table:table-cell table:formula="of:=CONCATENATE(&quot;{ &amp;SR_NAME_&quot;; [.C111]; &quot;, CSr&quot;; PROPER([.C111]); &quot;Record::Create },&quot;)" office:value-type="string" office:string-value="{ &amp;SR_NAME_TACT, CSrTactRecord::Create },">
            <text:p>{ &amp;SR_NAME_TACT, CSrTactRecord::Create },</text:p>
          </table:table-cell>
        </table:table-row>
        <table:table-row table:style-name="ro1">
          <table:table-cell office:value-type="string">
            <text:p>ASTP</text:p>
          </table:table-cell>
          <table:table-cell/>
          <table:table-cell office:value-type="string">
            <text:p>TES4</text:p>
          </table:table-cell>
          <table:table-cell/>
          <table:table-cell table:formula="of:=CONCATENATE(&quot;extern const srrectype_t SR_NAME_&quot;;[.C112];&quot;;&quot;)" office:value-type="string" office:string-value="extern const srrectype_t SR_NAME_TES4;">
            <text:p>extern const srrectype_t SR_NAME_TES4;</text:p>
          </table:table-cell>
          <table:table-cell table:formula="of:=CONCATENATE(&quot;const srrectype_t SR_NAME_&quot;;[.C112];&quot; = &quot;&quot;&quot;; [.C112];&quot;&quot;&quot;;&quot;)" office:value-type="string" office:string-value="const srrectype_t SR_NAME_TES4 = &quot;TES4&quot;;">
            <text:p>const srrectype_t SR_NAME_TES4 = "TES4";</text:p>
          </table:table-cell>
          <table:table-cell table:formula="of:=CONCATENATE(&quot;&amp;SR_NAME_&quot;;[.A112];&quot;,&quot;)" office:value-type="string" office:string-value="&amp;SR_NAME_ASTP,">
            <text:p>&amp;SR_NAME_ASTP,</text:p>
          </table:table-cell>
          <table:table-cell office:value-type="string">
            <text:p>&amp;SR_NAME_ASTP,</text:p>
          </table:table-cell>
          <table:table-cell office:value-type="float" office:value="311">
            <text:p>311</text:p>
          </table:table-cell>
          <table:table-cell table:formula="of:=CONCATENATE(&quot;#define SRCLASS_CSr&quot;; PROPER([.C112]);&quot;Record    &quot;; [.I112])" office:value-type="string" office:string-value="#define SRCLASS_CSrTes4Record    311">
            <text:p>#define SRCLASS_CSrTes4Record <text:s text:c="3"/>311</text:p>
          </table:table-cell>
          <table:table-cell/>
          <table:table-cell table:formula="of:=CONCATENATE(&quot;#include &quot;&quot;records/Sr&quot;;PROPER([.C112]);&quot;record.h&quot;&quot;&quot;)" office:value-type="string" office:string-value="#include &quot;records/SrTes4record.h&quot;">
            <text:p>#include "records/SrTes4record.h"</text:p>
          </table:table-cell>
          <table:table-cell/>
          <table:table-cell table:formula="of:=CONCATENATE(&quot;{ &amp;SR_NAME_&quot;; [.C112]; &quot;, CSr&quot;; PROPER([.C112]); &quot;Record::Create },&quot;)" office:value-type="string" office:string-value="{ &amp;SR_NAME_TES4, CSrTes4Record::Create },">
            <text:p>{ &amp;SR_NAME_TES4, CSrTes4Record::Create },</text:p>
          </table:table-cell>
        </table:table-row>
        <table:table-row table:style-name="ro1">
          <table:table-cell office:value-type="string">
            <text:p>OTFT</text:p>
          </table:table-cell>
          <table:table-cell/>
          <table:table-cell office:value-type="string">
            <text:p>TREE</text:p>
          </table:table-cell>
          <table:table-cell/>
          <table:table-cell table:formula="of:=CONCATENATE(&quot;extern const srrectype_t SR_NAME_&quot;;[.C113];&quot;;&quot;)" office:value-type="string" office:string-value="extern const srrectype_t SR_NAME_TREE;">
            <text:p>extern const srrectype_t SR_NAME_TREE;</text:p>
          </table:table-cell>
          <table:table-cell table:formula="of:=CONCATENATE(&quot;const srrectype_t SR_NAME_&quot;;[.C113];&quot; = &quot;&quot;&quot;; [.C113];&quot;&quot;&quot;;&quot;)" office:value-type="string" office:string-value="const srrectype_t SR_NAME_TREE = &quot;TREE&quot;;">
            <text:p>const srrectype_t SR_NAME_TREE = "TREE";</text:p>
          </table:table-cell>
          <table:table-cell table:formula="of:=CONCATENATE(&quot;&amp;SR_NAME_&quot;;[.A113];&quot;,&quot;)" office:value-type="string" office:string-value="&amp;SR_NAME_OTFT,">
            <text:p>&amp;SR_NAME_OTFT,</text:p>
          </table:table-cell>
          <table:table-cell office:value-type="string">
            <text:p>&amp;SR_NAME_OTFT,</text:p>
          </table:table-cell>
          <table:table-cell office:value-type="float" office:value="312">
            <text:p>312</text:p>
          </table:table-cell>
          <table:table-cell table:formula="of:=CONCATENATE(&quot;#define SRCLASS_CSr&quot;; PROPER([.C113]);&quot;Record    &quot;; [.I113])" office:value-type="string" office:string-value="#define SRCLASS_CSrTreeRecord    312">
            <text:p>#define SRCLASS_CSrTreeRecord <text:s text:c="3"/>312</text:p>
          </table:table-cell>
          <table:table-cell/>
          <table:table-cell table:formula="of:=CONCATENATE(&quot;#include &quot;&quot;records/Sr&quot;;PROPER([.C113]);&quot;record.h&quot;&quot;&quot;)" office:value-type="string" office:string-value="#include &quot;records/SrTreerecord.h&quot;">
            <text:p>#include "records/SrTreerecord.h"</text:p>
          </table:table-cell>
          <table:table-cell/>
          <table:table-cell table:formula="of:=CONCATENATE(&quot;{ &amp;SR_NAME_&quot;; [.C113]; &quot;, CSr&quot;; PROPER([.C113]); &quot;Record::Create },&quot;)" office:value-type="string" office:string-value="{ &amp;SR_NAME_TREE, CSrTreeRecord::Create },">
            <text:p>{ &amp;SR_NAME_TREE, CSrTreeRecord::Create },</text:p>
          </table:table-cell>
        </table:table-row>
        <table:table-row table:style-name="ro1">
          <table:table-cell office:value-type="string">
            <text:p>MATO</text:p>
          </table:table-cell>
          <table:table-cell/>
          <table:table-cell office:value-type="string">
            <text:p>TXST</text:p>
          </table:table-cell>
          <table:table-cell/>
          <table:table-cell table:formula="of:=CONCATENATE(&quot;extern const srrectype_t SR_NAME_&quot;;[.C114];&quot;;&quot;)" office:value-type="string" office:string-value="extern const srrectype_t SR_NAME_TXST;">
            <text:p>extern const srrectype_t SR_NAME_TXST;</text:p>
          </table:table-cell>
          <table:table-cell table:formula="of:=CONCATENATE(&quot;const srrectype_t SR_NAME_&quot;;[.C114];&quot; = &quot;&quot;&quot;; [.C114];&quot;&quot;&quot;;&quot;)" office:value-type="string" office:string-value="const srrectype_t SR_NAME_TXST = &quot;TXST&quot;;">
            <text:p>const srrectype_t SR_NAME_TXST = "TXST";</text:p>
          </table:table-cell>
          <table:table-cell table:formula="of:=CONCATENATE(&quot;&amp;SR_NAME_&quot;;[.A114];&quot;,&quot;)" office:value-type="string" office:string-value="&amp;SR_NAME_MATO,">
            <text:p>&amp;SR_NAME_MATO,</text:p>
          </table:table-cell>
          <table:table-cell office:value-type="string">
            <text:p>&amp;SR_NAME_MATO,</text:p>
          </table:table-cell>
          <table:table-cell office:value-type="float" office:value="313">
            <text:p>313</text:p>
          </table:table-cell>
          <table:table-cell table:formula="of:=CONCATENATE(&quot;#define SRCLASS_CSr&quot;; PROPER([.C114]);&quot;Record    &quot;; [.I114])" office:value-type="string" office:string-value="#define SRCLASS_CSrTxstRecord    313">
            <text:p>#define SRCLASS_CSrTxstRecord <text:s text:c="3"/>313</text:p>
          </table:table-cell>
          <table:table-cell/>
          <table:table-cell table:formula="of:=CONCATENATE(&quot;#include &quot;&quot;records/Sr&quot;;PROPER([.C114]);&quot;record.h&quot;&quot;&quot;)" office:value-type="string" office:string-value="#include &quot;records/SrTxstrecord.h&quot;">
            <text:p>#include "records/SrTxstrecord.h"</text:p>
          </table:table-cell>
          <table:table-cell/>
          <table:table-cell table:formula="of:=CONCATENATE(&quot;{ &amp;SR_NAME_&quot;; [.C114]; &quot;, CSr&quot;; PROPER([.C114]); &quot;Record::Create },&quot;)" office:value-type="string" office:string-value="{ &amp;SR_NAME_TXST, CSrTxstRecord::Create },">
            <text:p>{ &amp;SR_NAME_TXST, CSrTxstRecord::Create },</text:p>
          </table:table-cell>
        </table:table-row>
        <table:table-row table:style-name="ro1">
          <table:table-cell office:value-type="string">
            <text:p>MOVT</text:p>
          </table:table-cell>
          <table:table-cell/>
          <table:table-cell office:value-type="string">
            <text:p>VTYP</text:p>
          </table:table-cell>
          <table:table-cell/>
          <table:table-cell table:formula="of:=CONCATENATE(&quot;extern const srrectype_t SR_NAME_&quot;;[.C115];&quot;;&quot;)" office:value-type="string" office:string-value="extern const srrectype_t SR_NAME_VTYP;">
            <text:p>extern const srrectype_t SR_NAME_VTYP;</text:p>
          </table:table-cell>
          <table:table-cell table:formula="of:=CONCATENATE(&quot;const srrectype_t SR_NAME_&quot;;[.C115];&quot; = &quot;&quot;&quot;; [.C115];&quot;&quot;&quot;;&quot;)" office:value-type="string" office:string-value="const srrectype_t SR_NAME_VTYP = &quot;VTYP&quot;;">
            <text:p>const srrectype_t SR_NAME_VTYP = "VTYP";</text:p>
          </table:table-cell>
          <table:table-cell table:formula="of:=CONCATENATE(&quot;&amp;SR_NAME_&quot;;[.A115];&quot;,&quot;)" office:value-type="string" office:string-value="&amp;SR_NAME_MOVT,">
            <text:p>&amp;SR_NAME_MOVT,</text:p>
          </table:table-cell>
          <table:table-cell office:value-type="string">
            <text:p>&amp;SR_NAME_MOVT,</text:p>
          </table:table-cell>
          <table:table-cell office:value-type="float" office:value="314">
            <text:p>314</text:p>
          </table:table-cell>
          <table:table-cell table:formula="of:=CONCATENATE(&quot;#define SRCLASS_CSr&quot;; PROPER([.C115]);&quot;Record    &quot;; [.I115])" office:value-type="string" office:string-value="#define SRCLASS_CSrVtypRecord    314">
            <text:p>#define SRCLASS_CSrVtypRecord <text:s text:c="3"/>314</text:p>
          </table:table-cell>
          <table:table-cell/>
          <table:table-cell table:formula="of:=CONCATENATE(&quot;#include &quot;&quot;records/Sr&quot;;PROPER([.C115]);&quot;record.h&quot;&quot;&quot;)" office:value-type="string" office:string-value="#include &quot;records/SrVtyprecord.h&quot;">
            <text:p>#include "records/SrVtyprecord.h"</text:p>
          </table:table-cell>
          <table:table-cell/>
          <table:table-cell table:formula="of:=CONCATENATE(&quot;{ &amp;SR_NAME_&quot;; [.C115]; &quot;, CSr&quot;; PROPER([.C115]); &quot;Record::Create },&quot;)" office:value-type="string" office:string-value="{ &amp;SR_NAME_VTYP, CSrVtypRecord::Create },">
            <text:p>{ &amp;SR_NAME_VTYP, CSrVtypRecord::Create },</text:p>
          </table:table-cell>
        </table:table-row>
        <table:table-row table:style-name="ro1">
          <table:table-cell office:value-type="string">
            <text:p>SNDR</text:p>
          </table:table-cell>
          <table:table-cell/>
          <table:table-cell office:value-type="string">
            <text:p>WATR</text:p>
          </table:table-cell>
          <table:table-cell/>
          <table:table-cell table:formula="of:=CONCATENATE(&quot;extern const srrectype_t SR_NAME_&quot;;[.C116];&quot;;&quot;)" office:value-type="string" office:string-value="extern const srrectype_t SR_NAME_WATR;">
            <text:p>extern const srrectype_t SR_NAME_WATR;</text:p>
          </table:table-cell>
          <table:table-cell table:formula="of:=CONCATENATE(&quot;const srrectype_t SR_NAME_&quot;;[.C116];&quot; = &quot;&quot;&quot;; [.C116];&quot;&quot;&quot;;&quot;)" office:value-type="string" office:string-value="const srrectype_t SR_NAME_WATR = &quot;WATR&quot;;">
            <text:p>const srrectype_t SR_NAME_WATR = "WATR";</text:p>
          </table:table-cell>
          <table:table-cell table:formula="of:=CONCATENATE(&quot;&amp;SR_NAME_&quot;;[.A116];&quot;,&quot;)" office:value-type="string" office:string-value="&amp;SR_NAME_SNDR,">
            <text:p>&amp;SR_NAME_SNDR,</text:p>
          </table:table-cell>
          <table:table-cell office:value-type="string">
            <text:p>&amp;SR_NAME_SNDR,</text:p>
          </table:table-cell>
          <table:table-cell office:value-type="float" office:value="315">
            <text:p>315</text:p>
          </table:table-cell>
          <table:table-cell table:formula="of:=CONCATENATE(&quot;#define SRCLASS_CSr&quot;; PROPER([.C116]);&quot;Record    &quot;; [.I116])" office:value-type="string" office:string-value="#define SRCLASS_CSrWatrRecord    315">
            <text:p>#define SRCLASS_CSrWatrRecord <text:s text:c="3"/>315</text:p>
          </table:table-cell>
          <table:table-cell/>
          <table:table-cell table:formula="of:=CONCATENATE(&quot;#include &quot;&quot;records/Sr&quot;;PROPER([.C116]);&quot;record.h&quot;&quot;&quot;)" office:value-type="string" office:string-value="#include &quot;records/SrWatrrecord.h&quot;">
            <text:p>#include "records/SrWatrrecord.h"</text:p>
          </table:table-cell>
          <table:table-cell/>
          <table:table-cell table:formula="of:=CONCATENATE(&quot;{ &amp;SR_NAME_&quot;; [.C116]; &quot;, CSr&quot;; PROPER([.C116]); &quot;Record::Create },&quot;)" office:value-type="string" office:string-value="{ &amp;SR_NAME_WATR, CSrWatrRecord::Create },">
            <text:p>{ &amp;SR_NAME_WATR, CSrWatrRecord::Create },</text:p>
          </table:table-cell>
        </table:table-row>
        <table:table-row table:style-name="ro1">
          <table:table-cell office:value-type="string">
            <text:p>SNCT</text:p>
          </table:table-cell>
          <table:table-cell/>
          <table:table-cell office:value-type="string">
            <text:p>WEAP</text:p>
          </table:table-cell>
          <table:table-cell/>
          <table:table-cell table:formula="of:=CONCATENATE(&quot;extern const srrectype_t SR_NAME_&quot;;[.C117];&quot;;&quot;)" office:value-type="string" office:string-value="extern const srrectype_t SR_NAME_WEAP;">
            <text:p>extern const srrectype_t SR_NAME_WEAP;</text:p>
          </table:table-cell>
          <table:table-cell table:formula="of:=CONCATENATE(&quot;const srrectype_t SR_NAME_&quot;;[.C117];&quot; = &quot;&quot;&quot;; [.C117];&quot;&quot;&quot;;&quot;)" office:value-type="string" office:string-value="const srrectype_t SR_NAME_WEAP = &quot;WEAP&quot;;">
            <text:p>const srrectype_t SR_NAME_WEAP = "WEAP";</text:p>
          </table:table-cell>
          <table:table-cell table:formula="of:=CONCATENATE(&quot;&amp;SR_NAME_&quot;;[.A117];&quot;,&quot;)" office:value-type="string" office:string-value="&amp;SR_NAME_SNCT,">
            <text:p>&amp;SR_NAME_SNCT,</text:p>
          </table:table-cell>
          <table:table-cell office:value-type="string">
            <text:p>&amp;SR_NAME_SNCT,</text:p>
          </table:table-cell>
          <table:table-cell office:value-type="float" office:value="316">
            <text:p>316</text:p>
          </table:table-cell>
          <table:table-cell table:formula="of:=CONCATENATE(&quot;#define SRCLASS_CSr&quot;; PROPER([.C117]);&quot;Record    &quot;; [.I117])" office:value-type="string" office:string-value="#define SRCLASS_CSrWeapRecord    316">
            <text:p>#define SRCLASS_CSrWeapRecord <text:s text:c="3"/>316</text:p>
          </table:table-cell>
          <table:table-cell/>
          <table:table-cell table:formula="of:=CONCATENATE(&quot;#include &quot;&quot;records/Sr&quot;;PROPER([.C117]);&quot;record.h&quot;&quot;&quot;)" office:value-type="string" office:string-value="#include &quot;records/SrWeaprecord.h&quot;">
            <text:p>#include "records/SrWeaprecord.h"</text:p>
          </table:table-cell>
          <table:table-cell/>
          <table:table-cell table:formula="of:=CONCATENATE(&quot;{ &amp;SR_NAME_&quot;; [.C117]; &quot;, CSr&quot;; PROPER([.C117]); &quot;Record::Create },&quot;)" office:value-type="string" office:string-value="{ &amp;SR_NAME_WEAP, CSrWeapRecord::Create },">
            <text:p>{ &amp;SR_NAME_WEAP, CSrWeapRecord::Create },</text:p>
          </table:table-cell>
        </table:table-row>
        <table:table-row table:style-name="ro1">
          <table:table-cell office:value-type="string">
            <text:p>SOPM</text:p>
          </table:table-cell>
          <table:table-cell/>
          <table:table-cell office:value-type="string">
            <text:p>WOOP</text:p>
          </table:table-cell>
          <table:table-cell/>
          <table:table-cell table:formula="of:=CONCATENATE(&quot;extern const srrectype_t SR_NAME_&quot;;[.C118];&quot;;&quot;)" office:value-type="string" office:string-value="extern const srrectype_t SR_NAME_WOOP;">
            <text:p>extern const srrectype_t SR_NAME_WOOP;</text:p>
          </table:table-cell>
          <table:table-cell table:formula="of:=CONCATENATE(&quot;const srrectype_t SR_NAME_&quot;;[.C118];&quot; = &quot;&quot;&quot;; [.C118];&quot;&quot;&quot;;&quot;)" office:value-type="string" office:string-value="const srrectype_t SR_NAME_WOOP = &quot;WOOP&quot;;">
            <text:p>const srrectype_t SR_NAME_WOOP = "WOOP";</text:p>
          </table:table-cell>
          <table:table-cell table:formula="of:=CONCATENATE(&quot;&amp;SR_NAME_&quot;;[.A118];&quot;,&quot;)" office:value-type="string" office:string-value="&amp;SR_NAME_SOPM,">
            <text:p>&amp;SR_NAME_SOPM,</text:p>
          </table:table-cell>
          <table:table-cell office:value-type="string">
            <text:p>&amp;SR_NAME_SOPM,</text:p>
          </table:table-cell>
          <table:table-cell office:value-type="float" office:value="317">
            <text:p>317</text:p>
          </table:table-cell>
          <table:table-cell table:formula="of:=CONCATENATE(&quot;#define SRCLASS_CSr&quot;; PROPER([.C118]);&quot;Record    &quot;; [.I118])" office:value-type="string" office:string-value="#define SRCLASS_CSrWoopRecord    317">
            <text:p>#define SRCLASS_CSrWoopRecord <text:s text:c="3"/>317</text:p>
          </table:table-cell>
          <table:table-cell/>
          <table:table-cell table:formula="of:=CONCATENATE(&quot;#include &quot;&quot;records/Sr&quot;;PROPER([.C118]);&quot;record.h&quot;&quot;&quot;)" office:value-type="string" office:string-value="#include &quot;records/SrWooprecord.h&quot;">
            <text:p>#include "records/SrWooprecord.h"</text:p>
          </table:table-cell>
          <table:table-cell/>
          <table:table-cell table:formula="of:=CONCATENATE(&quot;{ &amp;SR_NAME_&quot;; [.C118]; &quot;, CSr&quot;; PROPER([.C118]); &quot;Record::Create },&quot;)" office:value-type="string" office:string-value="{ &amp;SR_NAME_WOOP, CSrWoopRecord::Create },">
            <text:p>{ &amp;SR_NAME_WOOP, CSrWoopRecord::Create },</text:p>
          </table:table-cell>
        </table:table-row>
        <table:table-row table:style-name="ro1">
          <table:table-cell office:value-type="string">
            <text:p>CLFM</text:p>
          </table:table-cell>
          <table:table-cell/>
          <table:table-cell office:value-type="string">
            <text:p>WRLD</text:p>
          </table:table-cell>
          <table:table-cell/>
          <table:table-cell table:formula="of:=CONCATENATE(&quot;extern const srrectype_t SR_NAME_&quot;;[.C119];&quot;;&quot;)" office:value-type="string" office:string-value="extern const srrectype_t SR_NAME_WRLD;">
            <text:p>extern const srrectype_t SR_NAME_WRLD;</text:p>
          </table:table-cell>
          <table:table-cell table:formula="of:=CONCATENATE(&quot;const srrectype_t SR_NAME_&quot;;[.C119];&quot; = &quot;&quot;&quot;; [.C119];&quot;&quot;&quot;;&quot;)" office:value-type="string" office:string-value="const srrectype_t SR_NAME_WRLD = &quot;WRLD&quot;;">
            <text:p>const srrectype_t SR_NAME_WRLD = "WRLD";</text:p>
          </table:table-cell>
          <table:table-cell table:formula="of:=CONCATENATE(&quot;&amp;SR_NAME_&quot;;[.A119];&quot;,&quot;)" office:value-type="string" office:string-value="&amp;SR_NAME_CLFM,">
            <text:p>&amp;SR_NAME_CLFM,</text:p>
          </table:table-cell>
          <table:table-cell office:value-type="string">
            <text:p>&amp;SR_NAME_CLFM,</text:p>
          </table:table-cell>
          <table:table-cell office:value-type="float" office:value="318">
            <text:p>318</text:p>
          </table:table-cell>
          <table:table-cell table:formula="of:=CONCATENATE(&quot;#define SRCLASS_CSr&quot;; PROPER([.C119]);&quot;Record    &quot;; [.I119])" office:value-type="string" office:string-value="#define SRCLASS_CSrWrldRecord    318">
            <text:p>#define SRCLASS_CSrWrldRecord <text:s text:c="3"/>318</text:p>
          </table:table-cell>
          <table:table-cell/>
          <table:table-cell table:formula="of:=CONCATENATE(&quot;#include &quot;&quot;records/Sr&quot;;PROPER([.C119]);&quot;record.h&quot;&quot;&quot;)" office:value-type="string" office:string-value="#include &quot;records/SrWrldrecord.h&quot;">
            <text:p>#include "records/SrWrldrecord.h"</text:p>
          </table:table-cell>
          <table:table-cell/>
          <table:table-cell table:formula="of:=CONCATENATE(&quot;{ &amp;SR_NAME_&quot;; [.C119]; &quot;, CSr&quot;; PROPER([.C119]); &quot;Record::Create },&quot;)" office:value-type="string" office:string-value="{ &amp;SR_NAME_WRLD, CSrWrldRecord::Create },">
            <text:p>{ &amp;SR_NAME_WRLD, CSrWrldRecord::Create },</text:p>
          </table:table-cell>
        </table:table-row>
        <table:table-row table:style-name="ro1">
          <table:table-cell office:value-type="string">
            <text:p>REVB</text:p>
          </table:table-cell>
          <table:table-cell/>
          <table:table-cell office:value-type="string">
            <text:p>WTHR</text:p>
          </table:table-cell>
          <table:table-cell/>
          <table:table-cell table:formula="of:=CONCATENATE(&quot;extern const srrectype_t SR_NAME_&quot;;[.C120];&quot;;&quot;)" office:value-type="string" office:string-value="extern const srrectype_t SR_NAME_WTHR;">
            <text:p>extern const srrectype_t SR_NAME_WTHR;</text:p>
          </table:table-cell>
          <table:table-cell table:formula="of:=CONCATENATE(&quot;const srrectype_t SR_NAME_&quot;;[.C120];&quot; = &quot;&quot;&quot;; [.C120];&quot;&quot;&quot;;&quot;)" office:value-type="string" office:string-value="const srrectype_t SR_NAME_WTHR = &quot;WTHR&quot;;">
            <text:p>const srrectype_t SR_NAME_WTHR = "WTHR";</text:p>
          </table:table-cell>
          <table:table-cell table:formula="of:=CONCATENATE(&quot;&amp;SR_NAME_&quot;;[.A120];&quot;,&quot;)" office:value-type="string" office:string-value="&amp;SR_NAME_REVB,">
            <text:p>&amp;SR_NAME_REVB,</text:p>
          </table:table-cell>
          <table:table-cell office:value-type="string">
            <text:p>&amp;SR_NAME_REVB,</text:p>
          </table:table-cell>
          <table:table-cell office:value-type="float" office:value="319">
            <text:p>319</text:p>
          </table:table-cell>
          <table:table-cell table:formula="of:=CONCATENATE(&quot;#define SRCLASS_CSr&quot;; PROPER([.C120]);&quot;Record    &quot;; [.I120])" office:value-type="string" office:string-value="#define SRCLASS_CSrWthrRecord    319">
            <text:p>#define SRCLASS_CSrWthrRecord <text:s text:c="3"/>319</text:p>
          </table:table-cell>
          <table:table-cell/>
          <table:table-cell table:formula="of:=CONCATENATE(&quot;#include &quot;&quot;records/Sr&quot;;PROPER([.C120]);&quot;record.h&quot;&quot;&quot;)" office:value-type="string" office:string-value="#include &quot;records/SrWthrrecord.h&quot;">
            <text:p>#include "records/SrWthrrecord.h"</text:p>
          </table:table-cell>
          <table:table-cell/>
          <table:table-cell table:formula="of:=CONCATENATE(&quot;{ &amp;SR_NAME_&quot;; [.C120]; &quot;, CSr&quot;; PROPER([.C120]); &quot;Record::Create },&quot;)" office:value-type="string" office:string-value="{ &amp;SR_NAME_WTHR, CSrWthrRecord::Create },">
            <text:p>{ &amp;SR_NAME_WTHR, CSrWthrRecord::Create },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>
            <text:p>:0T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HEDR</text:p>
          </table:table-cell>
          <table:table-cell/>
          <table:table-cell office:value-type="string">
            <text:p>?0T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CNAM</text:p>
          </table:table-cell>
          <table:table-cell/>
          <table:table-cell office:value-type="string">
            <text:p>@0T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INTV</text:p>
          </table:table-cell>
          <table:table-cell/>
          <table:table-cell office:value-type="string">
            <text:p>@IAD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string">
            <text:p>&lt;0T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=0t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&gt;0TX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VENC</text:p>
          </table:table-cell>
          <table:table-cell/>
          <table:table-cell office:value-type="string">
            <text:p>00TX</text:p>
          </table:table-cell>
          <table:table-cell/>
          <table:table-cell table:formula="of:=CONCATENATE(&quot;extern const srrectype_t SR_NAME_&quot;;[.C8];&quot;;&quot;)" office:value-type="string" office:string-value="extern const srrectype_t SR_NAME_00TX;">
            <text:p>extern const srrectype_t SR_NAME_00TX;</text:p>
          </table:table-cell>
          <table:table-cell table:style-name="ce1" table:formula="of:=CONCATENATE(&quot;const srrectype_t SR_NAME_&quot;;[.C8];&quot; = &quot;&quot;&quot;; [.C8];&quot;&quot;&quot;;&quot;)" office:value-type="string" office:string-value="const srrectype_t SR_NAME_00TX = &quot;00TX&quot;;">
            <text:p>const srrectype_t SR_NAME_00TX = "00TX";</text:p>
          </table:table-cell>
        </table:table-row>
        <table:table-row table:style-name="ro1">
          <table:table-cell office:value-type="string">
            <text:p>JOUT</text:p>
          </table:table-cell>
          <table:table-cell/>
          <table:table-cell office:value-type="string">
            <text:p>0TX</text:p>
          </table:table-cell>
          <table:table-cell/>
          <table:table-cell table:formula="of:=CONCATENATE(&quot;extern const srrectype_t SR_NAME_&quot;;[.C9];&quot;;&quot;)" office:value-type="string" office:string-value="extern const srrectype_t SR_NAME_0TX;">
            <text:p>extern const srrectype_t SR_NAME_0TX;</text:p>
          </table:table-cell>
          <table:table-cell table:style-name="ce1" table:formula="of:=CONCATENATE(&quot;const srrectype_t SR_NAME_&quot;;[.C9];&quot; = &quot;&quot;&quot;; [.C9];&quot;&quot;&quot;;&quot;)" office:value-type="string" office:string-value="const srrectype_t SR_NAME_0TX = &quot;0TX&quot;;">
            <text:p>const srrectype_t SR_NAME_0TX = "0TX";</text:p>
          </table:table-cell>
        </table:table-row>
        <table:table-row table:style-name="ro1">
          <table:table-cell office:value-type="string">
            <text:p>XNAM</text:p>
          </table:table-cell>
          <table:table-cell/>
          <table:table-cell office:value-type="string">
            <text:p>10TX</text:p>
          </table:table-cell>
          <table:table-cell/>
          <table:table-cell table:formula="of:=CONCATENATE(&quot;extern const srrectype_t SR_NAME_&quot;;[.C10];&quot;;&quot;)" office:value-type="string" office:string-value="extern const srrectype_t SR_NAME_10TX;">
            <text:p>extern const srrectype_t SR_NAME_10TX;</text:p>
          </table:table-cell>
          <table:table-cell table:style-name="ce1" table:formula="of:=CONCATENATE(&quot;const srrectype_t SR_NAME_&quot;;[.C10];&quot; = &quot;&quot;&quot;; [.C10];&quot;&quot;&quot;;&quot;)" office:value-type="string" office:string-value="const srrectype_t SR_NAME_10TX = &quot;10TX&quot;;">
            <text:p>const srrectype_t SR_NAME_10TX = "10TX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20TX</text:p>
          </table:table-cell>
          <table:table-cell/>
          <table:table-cell table:formula="of:=CONCATENATE(&quot;extern const srrectype_t SR_NAME_&quot;;[.C11];&quot;;&quot;)" office:value-type="string" office:string-value="extern const srrectype_t SR_NAME_20TX;">
            <text:p>extern const srrectype_t SR_NAME_20TX;</text:p>
          </table:table-cell>
          <table:table-cell table:style-name="ce1" table:formula="of:=CONCATENATE(&quot;const srrectype_t SR_NAME_&quot;;[.C11];&quot; = &quot;&quot;&quot;; [.C11];&quot;&quot;&quot;;&quot;)" office:value-type="string" office:string-value="const srrectype_t SR_NAME_20TX = &quot;20TX&quot;;">
            <text:p>const srrectype_t SR_NAME_20TX = "20TX";</text:p>
          </table:table-cell>
        </table:table-row>
        <table:table-row table:style-name="ro1">
          <table:table-cell office:value-type="string">
            <text:p>VENV</text:p>
          </table:table-cell>
          <table:table-cell/>
          <table:table-cell office:value-type="string">
            <text:p>30TX</text:p>
          </table:table-cell>
          <table:table-cell/>
          <table:table-cell table:formula="of:=CONCATENATE(&quot;extern const srrectype_t SR_NAME_&quot;;[.C12];&quot;;&quot;)" office:value-type="string" office:string-value="extern const srrectype_t SR_NAME_30TX;">
            <text:p>extern const srrectype_t SR_NAME_30TX;</text:p>
          </table:table-cell>
          <table:table-cell table:style-name="ce1" table:formula="of:=CONCATENATE(&quot;const srrectype_t SR_NAME_&quot;;[.C12];&quot; = &quot;&quot;&quot;; [.C12];&quot;&quot;&quot;;&quot;)" office:value-type="string" office:string-value="const srrectype_t SR_NAME_30TX = &quot;30TX&quot;;">
            <text:p>const srrectype_t SR_NAME_30TX = "30TX";</text:p>
          </table:table-cell>
        </table:table-row>
        <table:table-row table:style-name="ro1">
          <table:table-cell office:value-type="string">
            <text:p>CRVA</text:p>
          </table:table-cell>
          <table:table-cell/>
          <table:table-cell office:value-type="string">
            <text:p>40TX</text:p>
          </table:table-cell>
          <table:table-cell/>
          <table:table-cell table:formula="of:=CONCATENATE(&quot;extern const srrectype_t SR_NAME_&quot;;[.C13];&quot;;&quot;)" office:value-type="string" office:string-value="extern const srrectype_t SR_NAME_40TX;">
            <text:p>extern const srrectype_t SR_NAME_40TX;</text:p>
          </table:table-cell>
          <table:table-cell table:style-name="ce1" table:formula="of:=CONCATENATE(&quot;const srrectype_t SR_NAME_&quot;;[.C13];&quot; = &quot;&quot;&quot;; [.C13];&quot;&quot;&quot;;&quot;)" office:value-type="string" office:string-value="const srrectype_t SR_NAME_40TX = &quot;40TX&quot;;">
            <text:p>const srrectype_t SR_NAME_40TX = "40TX";</text:p>
          </table:table-cell>
        </table:table-row>
        <table:table-row table:style-name="ro1">
          <table:table-cell office:value-type="string">
            <text:p>WAIT</text:p>
          </table:table-cell>
          <table:table-cell/>
          <table:table-cell office:value-type="string">
            <text:p>50TX</text:p>
          </table:table-cell>
          <table:table-cell/>
          <table:table-cell table:formula="of:=CONCATENATE(&quot;extern const srrectype_t SR_NAME_&quot;;[.C14];&quot;;&quot;)" office:value-type="string" office:string-value="extern const srrectype_t SR_NAME_50TX;">
            <text:p>extern const srrectype_t SR_NAME_50TX;</text:p>
          </table:table-cell>
          <table:table-cell table:style-name="ce1" table:formula="of:=CONCATENATE(&quot;const srrectype_t SR_NAME_&quot;;[.C14];&quot; = &quot;&quot;&quot;; [.C14];&quot;&quot;&quot;;&quot;)" office:value-type="string" office:string-value="const srrectype_t SR_NAME_50TX = &quot;50TX&quot;;">
            <text:p>const srrectype_t SR_NAME_50TX = "50TX";</text:p>
          </table:table-cell>
        </table:table-row>
        <table:table-row table:style-name="ro1">
          <table:table-cell office:value-type="string">
            <text:p>PLVD</text:p>
          </table:table-cell>
          <table:table-cell/>
          <table:table-cell office:value-type="string">
            <text:p>60TX</text:p>
          </table:table-cell>
          <table:table-cell/>
          <table:table-cell table:formula="of:=CONCATENATE(&quot;extern const srrectype_t SR_NAME_&quot;;[.C15];&quot;;&quot;)" office:value-type="string" office:string-value="extern const srrectype_t SR_NAME_60TX;">
            <text:p>extern const srrectype_t SR_NAME_60TX;</text:p>
          </table:table-cell>
          <table:table-cell table:style-name="ce1" table:formula="of:=CONCATENATE(&quot;const srrectype_t SR_NAME_&quot;;[.C15];&quot; = &quot;&quot;&quot;; [.C15];&quot;&quot;&quot;;&quot;)" office:value-type="string" office:string-value="const srrectype_t SR_NAME_60TX = &quot;60TX&quot;;">
            <text:p>const srrectype_t SR_NAME_60TX = "60TX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70TX</text:p>
          </table:table-cell>
          <table:table-cell/>
          <table:table-cell table:formula="of:=CONCATENATE(&quot;extern const srrectype_t SR_NAME_&quot;;[.C16];&quot;;&quot;)" office:value-type="string" office:string-value="extern const srrectype_t SR_NAME_70TX;">
            <text:p>extern const srrectype_t SR_NAME_70TX;</text:p>
          </table:table-cell>
          <table:table-cell table:style-name="ce1" table:formula="of:=CONCATENATE(&quot;const srrectype_t SR_NAME_&quot;;[.C16];&quot; = &quot;&quot;&quot;; [.C16];&quot;&quot;&quot;;&quot;)" office:value-type="string" office:string-value="const srrectype_t SR_NAME_70TX = &quot;70TX&quot;;">
            <text:p>const srrectype_t SR_NAME_70TX = "70TX";</text:p>
          </table:table-cell>
        </table:table-row>
        <table:table-row table:style-name="ro1">
          <table:table-cell office:value-type="string">
            <text:p>VEND</text:p>
          </table:table-cell>
          <table:table-cell/>
          <table:table-cell office:value-type="string">
            <text:p>80TX</text:p>
          </table:table-cell>
          <table:table-cell/>
          <table:table-cell table:formula="of:=CONCATENATE(&quot;extern const srrectype_t SR_NAME_&quot;;[.C17];&quot;;&quot;)" office:value-type="string" office:string-value="extern const srrectype_t SR_NAME_80TX;">
            <text:p>extern const srrectype_t SR_NAME_80TX;</text:p>
          </table:table-cell>
          <table:table-cell table:style-name="ce1" table:formula="of:=CONCATENATE(&quot;const srrectype_t SR_NAME_&quot;;[.C17];&quot; = &quot;&quot;&quot;; [.C17];&quot;&quot;&quot;;&quot;)" office:value-type="string" office:string-value="const srrectype_t SR_NAME_80TX = &quot;80TX&quot;;">
            <text:p>const srrectype_t SR_NAME_80TX = "80TX";</text:p>
          </table:table-cell>
        </table:table-row>
        <table:table-row table:style-name="ro1">
          <table:table-cell office:value-type="string">
            <text:p>STOL</text:p>
          </table:table-cell>
          <table:table-cell/>
          <table:table-cell office:value-type="string">
            <text:p>90TX</text:p>
          </table:table-cell>
          <table:table-cell/>
          <table:table-cell table:formula="of:=CONCATENATE(&quot;extern const srrectype_t SR_NAME_&quot;;[.C18];&quot;;&quot;)" office:value-type="string" office:string-value="extern const srrectype_t SR_NAME_90TX;">
            <text:p>extern const srrectype_t SR_NAME_90TX;</text:p>
          </table:table-cell>
          <table:table-cell table:style-name="ce1" table:formula="of:=CONCATENATE(&quot;const srrectype_t SR_NAME_&quot;;[.C18];&quot; = &quot;&quot;&quot;; [.C18];&quot;&quot;&quot;;&quot;)" office:value-type="string" office:string-value="const srrectype_t SR_NAME_90TX = &quot;90TX&quot;;">
            <text:p>const srrectype_t SR_NAME_90TX = "90TX";</text:p>
          </table:table-cell>
        </table:table-row>
        <table:table-row table:style-name="ro1">
          <table:table-cell office:value-type="string">
            <text:p>PLCN</text:p>
          </table:table-cell>
          <table:table-cell/>
          <table:table-cell office:value-type="string">
            <text:p>A0TX</text:p>
          </table:table-cell>
          <table:table-cell/>
          <table:table-cell table:formula="of:=CONCATENATE(&quot;extern const srrectype_t SR_NAME_&quot;;[.C19];&quot;;&quot;)" office:value-type="string" office:string-value="extern const srrectype_t SR_NAME_A0TX;">
            <text:p>extern const srrectype_t SR_NAME_A0TX;</text:p>
          </table:table-cell>
          <table:table-cell table:style-name="ce1" table:formula="of:=CONCATENATE(&quot;const srrectype_t SR_NAME_&quot;;[.C19];&quot; = &quot;&quot;&quot;; [.C19];&quot;&quot;&quot;;&quot;)" office:value-type="string" office:string-value="const srrectype_t SR_NAME_A0TX = &quot;A0TX&quot;;">
            <text:p>const srrectype_t SR_NAME_A0TX = "A0TX";</text:p>
          </table:table-cell>
        </table:table-row>
        <table:table-row table:style-name="ro1">
          <table:table-cell office:value-type="string">
            <text:p>CRGR</text:p>
          </table:table-cell>
          <table:table-cell/>
          <table:table-cell office:value-type="string">
            <text:p>ACBS</text:p>
          </table:table-cell>
          <table:table-cell/>
          <table:table-cell table:formula="of:=CONCATENATE(&quot;extern const srrectype_t SR_NAME_&quot;;[.C20];&quot;;&quot;)" office:value-type="string" office:string-value="extern const srrectype_t SR_NAME_ACBS;">
            <text:p>extern const srrectype_t SR_NAME_ACBS;</text:p>
          </table:table-cell>
          <table:table-cell table:style-name="ce1" table:formula="of:=CONCATENATE(&quot;const srrectype_t SR_NAME_&quot;;[.C20];&quot; = &quot;&quot;&quot;; [.C20];&quot;&quot;&quot;;&quot;)" office:value-type="string" office:string-value="const srrectype_t SR_NAME_ACBS = &quot;ACBS&quot;;">
            <text:p>const srrectype_t SR_NAME_ACBS = "ACBS";</text:p>
          </table:table-cell>
        </table:table-row>
        <table:table-row table:style-name="ro1">
          <table:table-cell office:value-type="string">
            <text:p>RNAM</text:p>
          </table:table-cell>
          <table:table-cell/>
          <table:table-cell office:value-type="string">
            <text:p>AHCF</text:p>
          </table:table-cell>
          <table:table-cell/>
          <table:table-cell table:formula="of:=CONCATENATE(&quot;extern const srrectype_t SR_NAME_&quot;;[.C21];&quot;;&quot;)" office:value-type="string" office:string-value="extern const srrectype_t SR_NAME_AHCF;">
            <text:p>extern const srrectype_t SR_NAME_AHCF;</text:p>
          </table:table-cell>
          <table:table-cell table:style-name="ce1" table:formula="of:=CONCATENATE(&quot;const srrectype_t SR_NAME_&quot;;[.C21];&quot; = &quot;&quot;&quot;; [.C21];&quot;&quot;&quot;;&quot;)" office:value-type="string" office:string-value="const srrectype_t SR_NAME_AHCF = &quot;AHCF&quot;;">
            <text:p>const srrectype_t SR_NAME_AHCF = "AHCF";</text:p>
          </table:table-cell>
        </table:table-row>
        <table:table-row table:style-name="ro1">
          <table:table-cell office:value-type="string">
            <text:p>MNAM</text:p>
          </table:table-cell>
          <table:table-cell/>
          <table:table-cell office:value-type="string">
            <text:p>AHCM</text:p>
          </table:table-cell>
          <table:table-cell/>
          <table:table-cell table:formula="of:=CONCATENATE(&quot;extern const srrectype_t SR_NAME_&quot;;[.C22];&quot;;&quot;)" office:value-type="string" office:string-value="extern const srrectype_t SR_NAME_AHCM;">
            <text:p>extern const srrectype_t SR_NAME_AHCM;</text:p>
          </table:table-cell>
          <table:table-cell table:style-name="ce1" table:formula="of:=CONCATENATE(&quot;const srrectype_t SR_NAME_&quot;;[.C22];&quot; = &quot;&quot;&quot;; [.C22];&quot;&quot;&quot;;&quot;)" office:value-type="string" office:string-value="const srrectype_t SR_NAME_AHCM = &quot;AHCM&quot;;">
            <text:p>const srrectype_t SR_NAME_AHCM = "AHCM";</text:p>
          </table:table-cell>
        </table:table-row>
        <table:table-row table:style-name="ro1">
          <table:table-cell office:value-type="string">
            <text:p>JAIL</text:p>
          </table:table-cell>
          <table:table-cell/>
          <table:table-cell office:value-type="string">
            <text:p>AIAD</text:p>
          </table:table-cell>
          <table:table-cell/>
          <table:table-cell table:formula="of:=CONCATENATE(&quot;extern const srrectype_t SR_NAME_&quot;;[.C23];&quot;;&quot;)" office:value-type="string" office:string-value="extern const srrectype_t SR_NAME_AIAD;">
            <text:p>extern const srrectype_t SR_NAME_AIAD;</text:p>
          </table:table-cell>
          <table:table-cell table:style-name="ce1" table:formula="of:=CONCATENATE(&quot;const srrectype_t SR_NAME_&quot;;[.C23];&quot; = &quot;&quot;&quot;; [.C23];&quot;&quot;&quot;;&quot;)" office:value-type="string" office:string-value="const srrectype_t SR_NAME_AIAD = &quot;AIAD&quot;;">
            <text:p>const srrectype_t SR_NAME_AIAD = "AIAD";</text:p>
          </table:table-cell>
        </table:table-row>
        <table:table-row table:style-name="ro1">
          <table:table-cell office:value-type="string">
            <text:p>CITC</text:p>
          </table:table-cell>
          <table:table-cell/>
          <table:table-cell office:value-type="string">
            <text:p>AIDT</text:p>
          </table:table-cell>
          <table:table-cell/>
          <table:table-cell table:formula="of:=CONCATENATE(&quot;extern const srrectype_t SR_NAME_&quot;;[.C24];&quot;;&quot;)" office:value-type="string" office:string-value="extern const srrectype_t SR_NAME_AIDT;">
            <text:p>extern const srrectype_t SR_NAME_AIDT;</text:p>
          </table:table-cell>
          <table:table-cell table:style-name="ce1" table:formula="of:=CONCATENATE(&quot;const srrectype_t SR_NAME_&quot;;[.C24];&quot; = &quot;&quot;&quot;; [.C24];&quot;&quot;&quot;;&quot;)" office:value-type="string" office:string-value="const srrectype_t SR_NAME_AIDT = &quot;AIDT&quot;;">
            <text:p>const srrectype_t SR_NAME_AIDT = "AIDT";</text:p>
          </table:table-cell>
        </table:table-row>
        <table:table-row table:style-name="ro1">
          <table:table-cell office:value-type="string">
            <text:p>CTDA</text:p>
          </table:table-cell>
          <table:table-cell/>
          <table:table-cell office:value-type="string">
            <text:p>ALCA</text:p>
          </table:table-cell>
          <table:table-cell/>
          <table:table-cell table:formula="of:=CONCATENATE(&quot;extern const srrectype_t SR_NAME_&quot;;[.C25];&quot;;&quot;)" office:value-type="string" office:string-value="extern const srrectype_t SR_NAME_ALCA;">
            <text:p>extern const srrectype_t SR_NAME_ALCA;</text:p>
          </table:table-cell>
          <table:table-cell table:style-name="ce1" table:formula="of:=CONCATENATE(&quot;const srrectype_t SR_NAME_&quot;;[.C25];&quot; = &quot;&quot;&quot;; [.C25];&quot;&quot;&quot;;&quot;)" office:value-type="string" office:string-value="const srrectype_t SR_NAME_ALCA = &quot;ALCA&quot;;">
            <text:p>const srrectype_t SR_NAME_ALCA = "ALCA";</text:p>
          </table:table-cell>
        </table:table-row>
        <table:table-row table:style-name="ro1">
          <table:table-cell office:value-type="string">
            <text:p>CIS2</text:p>
          </table:table-cell>
          <table:table-cell/>
          <table:table-cell office:value-type="string">
            <text:p>ALCL</text:p>
          </table:table-cell>
          <table:table-cell/>
          <table:table-cell table:formula="of:=CONCATENATE(&quot;extern const srrectype_t SR_NAME_&quot;;[.C26];&quot;;&quot;)" office:value-type="string" office:string-value="extern const srrectype_t SR_NAME_ALCL;">
            <text:p>extern const srrectype_t SR_NAME_ALCL;</text:p>
          </table:table-cell>
          <table:table-cell table:style-name="ce1" table:formula="of:=CONCATENATE(&quot;const srrectype_t SR_NAME_&quot;;[.C26];&quot; = &quot;&quot;&quot;; [.C26];&quot;&quot;&quot;;&quot;)" office:value-type="string" office:string-value="const srrectype_t SR_NAME_ALCL = &quot;ALCL&quot;;">
            <text:p>const srrectype_t SR_NAME_ALCL = "ALCL";</text:p>
          </table:table-cell>
        </table:table-row>
        <table:table-row table:style-name="ro1">
          <table:table-cell table:number-columns-repeated="2"/>
          <table:table-cell office:value-type="string">
            <text:p>ALCO</text:p>
          </table:table-cell>
          <table:table-cell/>
          <table:table-cell table:formula="of:=CONCATENATE(&quot;extern const srrectype_t SR_NAME_&quot;;[.C27];&quot;;&quot;)" office:value-type="string" office:string-value="extern const srrectype_t SR_NAME_ALCO;">
            <text:p>extern const srrectype_t SR_NAME_ALCO;</text:p>
          </table:table-cell>
          <table:table-cell table:style-name="ce1" table:formula="of:=CONCATENATE(&quot;const srrectype_t SR_NAME_&quot;;[.C27];&quot; = &quot;&quot;&quot;; [.C27];&quot;&quot;&quot;;&quot;)" office:value-type="string" office:string-value="const srrectype_t SR_NAME_ALCO = &quot;ALCO&quot;;">
            <text:p>const srrectype_t SR_NAME_ALCO = "ALCO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ALDN</text:p>
          </table:table-cell>
          <table:table-cell/>
          <table:table-cell table:formula="of:=CONCATENATE(&quot;extern const srrectype_t SR_NAME_&quot;;[.C28];&quot;;&quot;)" office:value-type="string" office:string-value="extern const srrectype_t SR_NAME_ALDN;">
            <text:p>extern const srrectype_t SR_NAME_ALDN;</text:p>
          </table:table-cell>
          <table:table-cell table:style-name="ce1" table:formula="of:=CONCATENATE(&quot;const srrectype_t SR_NAME_&quot;;[.C28];&quot; = &quot;&quot;&quot;; [.C28];&quot;&quot;&quot;;&quot;)" office:value-type="string" office:string-value="const srrectype_t SR_NAME_ALDN = &quot;ALDN&quot;;">
            <text:p>const srrectype_t SR_NAME_ALDN = "ALDN";</text:p>
          </table:table-cell>
        </table:table-row>
        <table:table-row table:style-name="ro1">
          <table:table-cell office:value-type="string">
            <text:p>CNAM</text:p>
          </table:table-cell>
          <table:table-cell/>
          <table:table-cell office:value-type="string">
            <text:p>ALEA</text:p>
          </table:table-cell>
          <table:table-cell/>
          <table:table-cell table:formula="of:=CONCATENATE(&quot;extern const srrectype_t SR_NAME_&quot;;[.C29];&quot;;&quot;)" office:value-type="string" office:string-value="extern const srrectype_t SR_NAME_ALEA;">
            <text:p>extern const srrectype_t SR_NAME_ALEA;</text:p>
          </table:table-cell>
          <table:table-cell table:style-name="ce1" table:formula="of:=CONCATENATE(&quot;const srrectype_t SR_NAME_&quot;;[.C29];&quot; = &quot;&quot;&quot;; [.C29];&quot;&quot;&quot;;&quot;)" office:value-type="string" office:string-value="const srrectype_t SR_NAME_ALEA = &quot;ALEA&quot;;">
            <text:p>const srrectype_t SR_NAME_ALEA = "ALEA";</text:p>
          </table:table-cell>
        </table:table-row>
        <table:table-row table:style-name="ro1">
          <table:table-cell table:number-columns-repeated="2"/>
          <table:table-cell office:value-type="string">
            <text:p>ALED</text:p>
          </table:table-cell>
          <table:table-cell/>
          <table:table-cell table:formula="of:=CONCATENATE(&quot;extern const srrectype_t SR_NAME_&quot;;[.C30];&quot;;&quot;)" office:value-type="string" office:string-value="extern const srrectype_t SR_NAME_ALED;">
            <text:p>extern const srrectype_t SR_NAME_ALED;</text:p>
          </table:table-cell>
          <table:table-cell table:style-name="ce1" table:formula="of:=CONCATENATE(&quot;const srrectype_t SR_NAME_&quot;;[.C30];&quot; = &quot;&quot;&quot;; [.C30];&quot;&quot;&quot;;&quot;)" office:value-type="string" office:string-value="const srrectype_t SR_NAME_ALED = &quot;ALED&quot;;">
            <text:p>const srrectype_t SR_NAME_ALED = "ALED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ALEQ</text:p>
          </table:table-cell>
          <table:table-cell/>
          <table:table-cell table:formula="of:=CONCATENATE(&quot;extern const srrectype_t SR_NAME_&quot;;[.C31];&quot;;&quot;)" office:value-type="string" office:string-value="extern const srrectype_t SR_NAME_ALEQ;">
            <text:p>extern const srrectype_t SR_NAME_ALEQ;</text:p>
          </table:table-cell>
          <table:table-cell table:style-name="ce1" table:formula="of:=CONCATENATE(&quot;const srrectype_t SR_NAME_&quot;;[.C31];&quot; = &quot;&quot;&quot;; [.C31];&quot;&quot;&quot;;&quot;)" office:value-type="string" office:string-value="const srrectype_t SR_NAME_ALEQ = &quot;ALEQ&quot;;">
            <text:p>const srrectype_t SR_NAME_ALEQ = "ALEQ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ALFA</text:p>
          </table:table-cell>
          <table:table-cell/>
          <table:table-cell table:formula="of:=CONCATENATE(&quot;extern const srrectype_t SR_NAME_&quot;;[.C32];&quot;;&quot;)" office:value-type="string" office:string-value="extern const srrectype_t SR_NAME_ALFA;">
            <text:p>extern const srrectype_t SR_NAME_ALFA;</text:p>
          </table:table-cell>
          <table:table-cell table:style-name="ce1" table:formula="of:=CONCATENATE(&quot;const srrectype_t SR_NAME_&quot;;[.C32];&quot; = &quot;&quot;&quot;; [.C32];&quot;&quot;&quot;;&quot;)" office:value-type="string" office:string-value="const srrectype_t SR_NAME_ALFA = &quot;ALFA&quot;;">
            <text:p>const srrectype_t SR_NAME_ALFA = "ALFA";</text:p>
          </table:table-cell>
        </table:table-row>
        <table:table-row table:style-name="ro1">
          <table:table-cell table:number-columns-repeated="2"/>
          <table:table-cell office:value-type="string">
            <text:p>ALFC</text:p>
          </table:table-cell>
          <table:table-cell/>
          <table:table-cell table:formula="of:=CONCATENATE(&quot;extern const srrectype_t SR_NAME_&quot;;[.C33];&quot;;&quot;)" office:value-type="string" office:string-value="extern const srrectype_t SR_NAME_ALFC;">
            <text:p>extern const srrectype_t SR_NAME_ALFC;</text:p>
          </table:table-cell>
          <table:table-cell table:style-name="ce1" table:formula="of:=CONCATENATE(&quot;const srrectype_t SR_NAME_&quot;;[.C33];&quot; = &quot;&quot;&quot;; [.C33];&quot;&quot;&quot;;&quot;)" office:value-type="string" office:string-value="const srrectype_t SR_NAME_ALFC = &quot;ALFC&quot;;">
            <text:p>const srrectype_t SR_NAME_ALFC = "ALFC";</text:p>
          </table:table-cell>
        </table:table-row>
        <table:table-row table:style-name="ro1">
          <table:table-cell office:value-type="string">
            <text:p>EFID</text:p>
          </table:table-cell>
          <table:table-cell/>
          <table:table-cell office:value-type="string">
            <text:p>ALFD</text:p>
          </table:table-cell>
          <table:table-cell/>
          <table:table-cell table:formula="of:=CONCATENATE(&quot;extern const srrectype_t SR_NAME_&quot;;[.C34];&quot;;&quot;)" office:value-type="string" office:string-value="extern const srrectype_t SR_NAME_ALFD;">
            <text:p>extern const srrectype_t SR_NAME_ALFD;</text:p>
          </table:table-cell>
          <table:table-cell table:style-name="ce1" table:formula="of:=CONCATENATE(&quot;const srrectype_t SR_NAME_&quot;;[.C34];&quot; = &quot;&quot;&quot;; [.C34];&quot;&quot;&quot;;&quot;)" office:value-type="string" office:string-value="const srrectype_t SR_NAME_ALFD = &quot;ALFD&quot;;">
            <text:p>const srrectype_t SR_NAME_ALFD = "ALFD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ALFE</text:p>
          </table:table-cell>
          <table:table-cell/>
          <table:table-cell table:formula="of:=CONCATENATE(&quot;extern const srrectype_t SR_NAME_&quot;;[.C35];&quot;;&quot;)" office:value-type="string" office:string-value="extern const srrectype_t SR_NAME_ALFE;">
            <text:p>extern const srrectype_t SR_NAME_ALFE;</text:p>
          </table:table-cell>
          <table:table-cell table:style-name="ce1" table:formula="of:=CONCATENATE(&quot;const srrectype_t SR_NAME_&quot;;[.C35];&quot; = &quot;&quot;&quot;; [.C35];&quot;&quot;&quot;;&quot;)" office:value-type="string" office:string-value="const srrectype_t SR_NAME_ALFE = &quot;ALFE&quot;;">
            <text:p>const srrectype_t SR_NAME_ALFE = "ALFE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ALFI</text:p>
          </table:table-cell>
          <table:table-cell/>
          <table:table-cell table:formula="of:=CONCATENATE(&quot;extern const srrectype_t SR_NAME_&quot;;[.C36];&quot;;&quot;)" office:value-type="string" office:string-value="extern const srrectype_t SR_NAME_ALFI;">
            <text:p>extern const srrectype_t SR_NAME_ALFI;</text:p>
          </table:table-cell>
          <table:table-cell table:style-name="ce1" table:formula="of:=CONCATENATE(&quot;const srrectype_t SR_NAME_&quot;;[.C36];&quot; = &quot;&quot;&quot;; [.C36];&quot;&quot;&quot;;&quot;)" office:value-type="string" office:string-value="const srrectype_t SR_NAME_ALFI = &quot;ALFI&quot;;">
            <text:p>const srrectype_t SR_NAME_ALFI = "ALFI";</text:p>
          </table:table-cell>
        </table:table-row>
        <table:table-row table:style-name="ro1">
          <table:table-cell office:value-type="string">
            <text:p>CIS2</text:p>
          </table:table-cell>
          <table:table-cell/>
          <table:table-cell office:value-type="string">
            <text:p>ALFL</text:p>
          </table:table-cell>
          <table:table-cell/>
          <table:table-cell table:formula="of:=CONCATENATE(&quot;extern const srrectype_t SR_NAME_&quot;;[.C37];&quot;;&quot;)" office:value-type="string" office:string-value="extern const srrectype_t SR_NAME_ALFL;">
            <text:p>extern const srrectype_t SR_NAME_ALFL;</text:p>
          </table:table-cell>
          <table:table-cell table:style-name="ce1" table:formula="of:=CONCATENATE(&quot;const srrectype_t SR_NAME_&quot;;[.C37];&quot; = &quot;&quot;&quot;; [.C37];&quot;&quot;&quot;;&quot;)" office:value-type="string" office:string-value="const srrectype_t SR_NAME_ALFL = &quot;ALFL&quot;;">
            <text:p>const srrectype_t SR_NAME_ALFL = "ALFL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ALFR</text:p>
          </table:table-cell>
          <table:table-cell/>
          <table:table-cell table:formula="of:=CONCATENATE(&quot;extern const srrectype_t SR_NAME_&quot;;[.C38];&quot;;&quot;)" office:value-type="string" office:string-value="extern const srrectype_t SR_NAME_ALFR;">
            <text:p>extern const srrectype_t SR_NAME_ALFR;</text:p>
          </table:table-cell>
          <table:table-cell table:style-name="ce1" table:formula="of:=CONCATENATE(&quot;const srrectype_t SR_NAME_&quot;;[.C38];&quot; = &quot;&quot;&quot;; [.C38];&quot;&quot;&quot;;&quot;)" office:value-type="string" office:string-value="const srrectype_t SR_NAME_ALFR = &quot;ALFR&quot;;">
            <text:p>const srrectype_t SR_NAME_ALFR = "ALFR";</text:p>
          </table:table-cell>
        </table:table-row>
        <table:table-row table:style-name="ro1">
          <table:table-cell office:value-type="string">
            <text:p>CTDA</text:p>
          </table:table-cell>
          <table:table-cell/>
          <table:table-cell office:value-type="string">
            <text:p>ALID</text:p>
          </table:table-cell>
          <table:table-cell/>
          <table:table-cell table:formula="of:=CONCATENATE(&quot;extern const srrectype_t SR_NAME_&quot;;[.C39];&quot;;&quot;)" office:value-type="string" office:string-value="extern const srrectype_t SR_NAME_ALID;">
            <text:p>extern const srrectype_t SR_NAME_ALID;</text:p>
          </table:table-cell>
          <table:table-cell table:style-name="ce1" table:formula="of:=CONCATENATE(&quot;const srrectype_t SR_NAME_&quot;;[.C39];&quot; = &quot;&quot;&quot;; [.C39];&quot;&quot;&quot;;&quot;)" office:value-type="string" office:string-value="const srrectype_t SR_NAME_ALID = &quot;ALID&quot;;">
            <text:p>const srrectype_t SR_NAME_ALID = "ALID";</text:p>
          </table:table-cell>
        </table:table-row>
        <table:table-row table:style-name="ro1">
          <table:table-cell office:value-type="string">
            <text:p>EFIT</text:p>
          </table:table-cell>
          <table:table-cell/>
          <table:table-cell office:value-type="string">
            <text:p>ALLS</text:p>
          </table:table-cell>
          <table:table-cell/>
          <table:table-cell table:formula="of:=CONCATENATE(&quot;extern const srrectype_t SR_NAME_&quot;;[.C40];&quot;;&quot;)" office:value-type="string" office:string-value="extern const srrectype_t SR_NAME_ALLS;">
            <text:p>extern const srrectype_t SR_NAME_ALLS;</text:p>
          </table:table-cell>
          <table:table-cell table:style-name="ce1" table:formula="of:=CONCATENATE(&quot;const srrectype_t SR_NAME_&quot;;[.C40];&quot; = &quot;&quot;&quot;; [.C40];&quot;&quot;&quot;;&quot;)" office:value-type="string" office:string-value="const srrectype_t SR_NAME_ALLS = &quot;ALLS&quot;;">
            <text:p>const srrectype_t SR_NAME_ALLS = "ALLS";</text:p>
          </table:table-cell>
        </table:table-row>
        <table:table-row table:style-name="ro1">
          <table:table-cell office:value-type="string">
            <text:p>ENIT</text:p>
          </table:table-cell>
          <table:table-cell/>
          <table:table-cell office:value-type="string">
            <text:p>ALNA</text:p>
          </table:table-cell>
          <table:table-cell/>
          <table:table-cell table:formula="of:=CONCATENATE(&quot;extern const srrectype_t SR_NAME_&quot;;[.C41];&quot;;&quot;)" office:value-type="string" office:string-value="extern const srrectype_t SR_NAME_ALNA;">
            <text:p>extern const srrectype_t SR_NAME_ALNA;</text:p>
          </table:table-cell>
          <table:table-cell table:style-name="ce1" table:formula="of:=CONCATENATE(&quot;const srrectype_t SR_NAME_&quot;;[.C41];&quot; = &quot;&quot;&quot;; [.C41];&quot;&quot;&quot;;&quot;)" office:value-type="string" office:string-value="const srrectype_t SR_NAME_ALNA = &quot;ALNA&quot;;">
            <text:p>const srrectype_t SR_NAME_ALNA = "ALNA";</text:p>
          </table:table-cell>
        </table:table-row>
        <table:table-row table:style-name="ro1">
          <table:table-cell table:number-columns-repeated="2"/>
          <table:table-cell office:value-type="string">
            <text:p>ALNT</text:p>
          </table:table-cell>
          <table:table-cell/>
          <table:table-cell table:formula="of:=CONCATENATE(&quot;extern const srrectype_t SR_NAME_&quot;;[.C42];&quot;;&quot;)" office:value-type="string" office:string-value="extern const srrectype_t SR_NAME_ALNT;">
            <text:p>extern const srrectype_t SR_NAME_ALNT;</text:p>
          </table:table-cell>
          <table:table-cell table:style-name="ce1" table:formula="of:=CONCATENATE(&quot;const srrectype_t SR_NAME_&quot;;[.C42];&quot; = &quot;&quot;&quot;; [.C42];&quot;&quot;&quot;;&quot;)" office:value-type="string" office:string-value="const srrectype_t SR_NAME_ALNT = &quot;ALNT&quot;;">
            <text:p>const srrectype_t SR_NAME_ALNT = "ALNT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ALPC</text:p>
          </table:table-cell>
          <table:table-cell/>
          <table:table-cell table:formula="of:=CONCATENATE(&quot;extern const srrectype_t SR_NAME_&quot;;[.C43];&quot;;&quot;)" office:value-type="string" office:string-value="extern const srrectype_t SR_NAME_ALPC;">
            <text:p>extern const srrectype_t SR_NAME_ALPC;</text:p>
          </table:table-cell>
          <table:table-cell table:style-name="ce1" table:formula="of:=CONCATENATE(&quot;const srrectype_t SR_NAME_&quot;;[.C43];&quot; = &quot;&quot;&quot;; [.C43];&quot;&quot;&quot;;&quot;)" office:value-type="string" office:string-value="const srrectype_t SR_NAME_ALPC = &quot;ALPC&quot;;">
            <text:p>const srrectype_t SR_NAME_ALPC = "ALPC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ALRT</text:p>
          </table:table-cell>
          <table:table-cell/>
          <table:table-cell table:formula="of:=CONCATENATE(&quot;extern const srrectype_t SR_NAME_&quot;;[.C44];&quot;;&quot;)" office:value-type="string" office:string-value="extern const srrectype_t SR_NAME_ALRT;">
            <text:p>extern const srrectype_t SR_NAME_ALRT;</text:p>
          </table:table-cell>
          <table:table-cell table:style-name="ce1" table:formula="of:=CONCATENATE(&quot;const srrectype_t SR_NAME_&quot;;[.C44];&quot; = &quot;&quot;&quot;; [.C44];&quot;&quot;&quot;;&quot;)" office:value-type="string" office:string-value="const srrectype_t SR_NAME_ALRT = &quot;ALRT&quot;;">
            <text:p>const srrectype_t SR_NAME_ALRT = "ALRT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ALSP</text:p>
          </table:table-cell>
          <table:table-cell/>
          <table:table-cell table:formula="of:=CONCATENATE(&quot;extern const srrectype_t SR_NAME_&quot;;[.C45];&quot;;&quot;)" office:value-type="string" office:string-value="extern const srrectype_t SR_NAME_ALSP;">
            <text:p>extern const srrectype_t SR_NAME_ALSP;</text:p>
          </table:table-cell>
          <table:table-cell table:style-name="ce1" table:formula="of:=CONCATENATE(&quot;const srrectype_t SR_NAME_&quot;;[.C45];&quot; = &quot;&quot;&quot;; [.C45];&quot;&quot;&quot;;&quot;)" office:value-type="string" office:string-value="const srrectype_t SR_NAME_ALSP = &quot;ALSP&quot;;">
            <text:p>const srrectype_t SR_NAME_ALSP = "ALSP";</text:p>
          </table:table-cell>
        </table:table-row>
        <table:table-row table:style-name="ro1">
          <table:table-cell office:value-type="string">
            <text:p>DESC</text:p>
          </table:table-cell>
          <table:table-cell/>
          <table:table-cell office:value-type="string">
            <text:p>ALST</text:p>
          </table:table-cell>
          <table:table-cell/>
          <table:table-cell table:formula="of:=CONCATENATE(&quot;extern const srrectype_t SR_NAME_&quot;;[.C46];&quot;;&quot;)" office:value-type="string" office:string-value="extern const srrectype_t SR_NAME_ALST;">
            <text:p>extern const srrectype_t SR_NAME_ALST;</text:p>
          </table:table-cell>
          <table:table-cell table:style-name="ce1" table:formula="of:=CONCATENATE(&quot;const srrectype_t SR_NAME_&quot;;[.C46];&quot; = &quot;&quot;&quot;; [.C46];&quot;&quot;&quot;;&quot;)" office:value-type="string" office:string-value="const srrectype_t SR_NAME_ALST = &quot;ALST&quot;;">
            <text:p>const srrectype_t SR_NAME_ALST = "ALST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ALUA</text:p>
          </table:table-cell>
          <table:table-cell/>
          <table:table-cell table:formula="of:=CONCATENATE(&quot;extern const srrectype_t SR_NAME_&quot;;[.C47];&quot;;&quot;)" office:value-type="string" office:string-value="extern const srrectype_t SR_NAME_ALUA;">
            <text:p>extern const srrectype_t SR_NAME_ALUA;</text:p>
          </table:table-cell>
          <table:table-cell table:style-name="ce1" table:formula="of:=CONCATENATE(&quot;const srrectype_t SR_NAME_&quot;;[.C47];&quot; = &quot;&quot;&quot;; [.C47];&quot;&quot;&quot;;&quot;)" office:value-type="string" office:string-value="const srrectype_t SR_NAME_ALUA = &quot;ALUA&quot;;">
            <text:p>const srrectype_t SR_NAME_ALUA = "ALUA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ANAM</text:p>
          </table:table-cell>
          <table:table-cell/>
          <table:table-cell table:formula="of:=CONCATENATE(&quot;extern const srrectype_t SR_NAME_&quot;;[.C48];&quot;;&quot;)" office:value-type="string" office:string-value="extern const srrectype_t SR_NAME_ANAM;">
            <text:p>extern const srrectype_t SR_NAME_ANAM;</text:p>
          </table:table-cell>
          <table:table-cell table:style-name="ce1" table:formula="of:=CONCATENATE(&quot;const srrectype_t SR_NAME_&quot;;[.C48];&quot; = &quot;&quot;&quot;; [.C48];&quot;&quot;&quot;;&quot;)" office:value-type="string" office:string-value="const srrectype_t SR_NAME_ANAM = &quot;ANAM&quot;;">
            <text:p>const srrectype_t SR_NAME_ANAM = "ANAM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ATKD</text:p>
          </table:table-cell>
          <table:table-cell/>
          <table:table-cell table:formula="of:=CONCATENATE(&quot;extern const srrectype_t SR_NAME_&quot;;[.C49];&quot;;&quot;)" office:value-type="string" office:string-value="extern const srrectype_t SR_NAME_ATKD;">
            <text:p>extern const srrectype_t SR_NAME_ATKD;</text:p>
          </table:table-cell>
          <table:table-cell table:style-name="ce1" table:formula="of:=CONCATENATE(&quot;const srrectype_t SR_NAME_&quot;;[.C49];&quot; = &quot;&quot;&quot;; [.C49];&quot;&quot;&quot;;&quot;)" office:value-type="string" office:string-value="const srrectype_t SR_NAME_ATKD = &quot;ATKD&quot;;">
            <text:p>const srrectype_t SR_NAME_ATKD = "ATKD";</text:p>
          </table:table-cell>
        </table:table-row>
        <table:table-row table:style-name="ro1">
          <table:table-cell office:value-type="string">
            <text:p>YNAM</text:p>
          </table:table-cell>
          <table:table-cell/>
          <table:table-cell office:value-type="string">
            <text:p>ATKE</text:p>
          </table:table-cell>
          <table:table-cell/>
          <table:table-cell table:formula="of:=CONCATENATE(&quot;extern const srrectype_t SR_NAME_&quot;;[.C50];&quot;;&quot;)" office:value-type="string" office:string-value="extern const srrectype_t SR_NAME_ATKE;">
            <text:p>extern const srrectype_t SR_NAME_ATKE;</text:p>
          </table:table-cell>
          <table:table-cell table:style-name="ce1" table:formula="of:=CONCATENATE(&quot;const srrectype_t SR_NAME_&quot;;[.C50];&quot; = &quot;&quot;&quot;; [.C50];&quot;&quot;&quot;;&quot;)" office:value-type="string" office:string-value="const srrectype_t SR_NAME_ATKE = &quot;ATKE&quot;;">
            <text:p>const srrectype_t SR_NAME_ATKE = "ATKE";</text:p>
          </table:table-cell>
        </table:table-row>
        <table:table-row table:style-name="ro1">
          <table:table-cell office:value-type="string">
            <text:p>ZNAM</text:p>
          </table:table-cell>
          <table:table-cell/>
          <table:table-cell office:value-type="string">
            <text:p>ATKR</text:p>
          </table:table-cell>
          <table:table-cell/>
          <table:table-cell table:formula="of:=CONCATENATE(&quot;extern const srrectype_t SR_NAME_&quot;;[.C51];&quot;;&quot;)" office:value-type="string" office:string-value="extern const srrectype_t SR_NAME_ATKR;">
            <text:p>extern const srrectype_t SR_NAME_ATKR;</text:p>
          </table:table-cell>
          <table:table-cell table:style-name="ce1" table:formula="of:=CONCATENATE(&quot;const srrectype_t SR_NAME_&quot;;[.C51];&quot; = &quot;&quot;&quot;; [.C51];&quot;&quot;&quot;;&quot;)" office:value-type="string" office:string-value="const srrectype_t SR_NAME_ATKR = &quot;ATKR&quot;;">
            <text:p>const srrectype_t SR_NAME_ATKR = "ATKR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ATXT</text:p>
          </table:table-cell>
          <table:table-cell/>
          <table:table-cell table:formula="of:=CONCATENATE(&quot;extern const srrectype_t SR_NAME_&quot;;[.C52];&quot;;&quot;)" office:value-type="string" office:string-value="extern const srrectype_t SR_NAME_ATXT;">
            <text:p>extern const srrectype_t SR_NAME_ATXT;</text:p>
          </table:table-cell>
          <table:table-cell table:style-name="ce1" table:formula="of:=CONCATENATE(&quot;const srrectype_t SR_NAME_&quot;;[.C52];&quot; = &quot;&quot;&quot;; [.C52];&quot;&quot;&quot;;&quot;)" office:value-type="string" office:string-value="const srrectype_t SR_NAME_ATXT = &quot;ATXT&quot;;">
            <text:p>const srrectype_t SR_NAME_ATXT = "ATXT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AVSK</text:p>
          </table:table-cell>
          <table:table-cell/>
          <table:table-cell table:formula="of:=CONCATENATE(&quot;extern const srrectype_t SR_NAME_&quot;;[.C53];&quot;;&quot;)" office:value-type="string" office:string-value="extern const srrectype_t SR_NAME_AVSK;">
            <text:p>extern const srrectype_t SR_NAME_AVSK;</text:p>
          </table:table-cell>
          <table:table-cell table:style-name="ce1" table:formula="of:=CONCATENATE(&quot;const srrectype_t SR_NAME_&quot;;[.C53];&quot; = &quot;&quot;&quot;; [.C53];&quot;&quot;&quot;;&quot;)" office:value-type="string" office:string-value="const srrectype_t SR_NAME_AVSK = &quot;AVSK&quot;;">
            <text:p>const srrectype_t SR_NAME_AVSK = "AVSK";</text:p>
          </table:table-cell>
        </table:table-row>
        <table:table-row table:style-name="ro1">
          <table:table-cell table:number-columns-repeated="2"/>
          <table:table-cell office:value-type="string">
            <text:p>B0TX</text:p>
          </table:table-cell>
          <table:table-cell/>
          <table:table-cell table:formula="of:=CONCATENATE(&quot;extern const srrectype_t SR_NAME_&quot;;[.C54];&quot;;&quot;)" office:value-type="string" office:string-value="extern const srrectype_t SR_NAME_B0TX;">
            <text:p>extern const srrectype_t SR_NAME_B0TX;</text:p>
          </table:table-cell>
          <table:table-cell table:style-name="ce1" table:formula="of:=CONCATENATE(&quot;const srrectype_t SR_NAME_&quot;;[.C54];&quot; = &quot;&quot;&quot;; [.C54];&quot;&quot;&quot;;&quot;)" office:value-type="string" office:string-value="const srrectype_t SR_NAME_B0TX = &quot;B0TX&quot;;">
            <text:p>const srrectype_t SR_NAME_B0TX = "B0TX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BAMT</text:p>
          </table:table-cell>
          <table:table-cell/>
          <table:table-cell table:formula="of:=CONCATENATE(&quot;extern const srrectype_t SR_NAME_&quot;;[.C55];&quot;;&quot;)" office:value-type="string" office:string-value="extern const srrectype_t SR_NAME_BAMT;">
            <text:p>extern const srrectype_t SR_NAME_BAMT;</text:p>
          </table:table-cell>
          <table:table-cell table:style-name="ce1" table:formula="of:=CONCATENATE(&quot;const srrectype_t SR_NAME_&quot;;[.C55];&quot; = &quot;&quot;&quot;; [.C55];&quot;&quot;&quot;;&quot;)" office:value-type="string" office:string-value="const srrectype_t SR_NAME_BAMT = &quot;BAMT&quot;;">
            <text:p>const srrectype_t SR_NAME_BAMT = "BAMT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BIAD</text:p>
          </table:table-cell>
          <table:table-cell/>
          <table:table-cell table:formula="of:=CONCATENATE(&quot;extern const srrectype_t SR_NAME_&quot;;[.C56];&quot;;&quot;)" office:value-type="string" office:string-value="extern const srrectype_t SR_NAME_BIAD;">
            <text:p>extern const srrectype_t SR_NAME_BIAD;</text:p>
          </table:table-cell>
          <table:table-cell table:style-name="ce1" table:formula="of:=CONCATENATE(&quot;const srrectype_t SR_NAME_&quot;;[.C56];&quot; = &quot;&quot;&quot;; [.C56];&quot;&quot;&quot;;&quot;)" office:value-type="string" office:string-value="const srrectype_t SR_NAME_BIAD = &quot;BIAD&quot;;">
            <text:p>const srrectype_t SR_NAME_BIAD = "BIAD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BIDS</text:p>
          </table:table-cell>
          <table:table-cell/>
          <table:table-cell table:formula="of:=CONCATENATE(&quot;extern const srrectype_t SR_NAME_&quot;;[.C57];&quot;;&quot;)" office:value-type="string" office:string-value="extern const srrectype_t SR_NAME_BIDS;">
            <text:p>extern const srrectype_t SR_NAME_BIDS;</text:p>
          </table:table-cell>
          <table:table-cell table:style-name="ce1" table:formula="of:=CONCATENATE(&quot;const srrectype_t SR_NAME_&quot;;[.C57];&quot; = &quot;&quot;&quot;; [.C57];&quot;&quot;&quot;;&quot;)" office:value-type="string" office:string-value="const srrectype_t SR_NAME_BIDS = &quot;BIDS&quot;;">
            <text:p>const srrectype_t SR_NAME_BIDS = "BIDS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BNAM</text:p>
          </table:table-cell>
          <table:table-cell/>
          <table:table-cell table:formula="of:=CONCATENATE(&quot;extern const srrectype_t SR_NAME_&quot;;[.C58];&quot;;&quot;)" office:value-type="string" office:string-value="extern const srrectype_t SR_NAME_BNAM;">
            <text:p>extern const srrectype_t SR_NAME_BNAM;</text:p>
          </table:table-cell>
          <table:table-cell table:style-name="ce1" table:formula="of:=CONCATENATE(&quot;const srrectype_t SR_NAME_&quot;;[.C58];&quot; = &quot;&quot;&quot;; [.C58];&quot;&quot;&quot;;&quot;)" office:value-type="string" office:string-value="const srrectype_t SR_NAME_BNAM = &quot;BNAM&quot;;">
            <text:p>const srrectype_t SR_NAME_BNAM = "BNAM";</text:p>
          </table:table-cell>
        </table:table-row>
        <table:table-row table:style-name="ro1">
          <table:table-cell office:value-type="string">
            <text:p>PFPC</text:p>
          </table:table-cell>
          <table:table-cell/>
          <table:table-cell office:value-type="string">
            <text:p>BODT</text:p>
          </table:table-cell>
          <table:table-cell/>
          <table:table-cell table:formula="of:=CONCATENATE(&quot;extern const srrectype_t SR_NAME_&quot;;[.C59];&quot;;&quot;)" office:value-type="string" office:string-value="extern const srrectype_t SR_NAME_BODT;">
            <text:p>extern const srrectype_t SR_NAME_BODT;</text:p>
          </table:table-cell>
          <table:table-cell table:style-name="ce1" table:formula="of:=CONCATENATE(&quot;const srrectype_t SR_NAME_&quot;;[.C59];&quot; = &quot;&quot;&quot;; [.C59];&quot;&quot;&quot;;&quot;)" office:value-type="string" office:string-value="const srrectype_t SR_NAME_BODT = &quot;BODT&quot;;">
            <text:p>const srrectype_t SR_NAME_BODT = "BODT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BPND</text:p>
          </table:table-cell>
          <table:table-cell/>
          <table:table-cell table:formula="of:=CONCATENATE(&quot;extern const srrectype_t SR_NAME_&quot;;[.C60];&quot;;&quot;)" office:value-type="string" office:string-value="extern const srrectype_t SR_NAME_BPND;">
            <text:p>extern const srrectype_t SR_NAME_BPND;</text:p>
          </table:table-cell>
          <table:table-cell table:style-name="ce1" table:formula="of:=CONCATENATE(&quot;const srrectype_t SR_NAME_&quot;;[.C60];&quot; = &quot;&quot;&quot;; [.C60];&quot;&quot;&quot;;&quot;)" office:value-type="string" office:string-value="const srrectype_t SR_NAME_BPND = &quot;BPND&quot;;">
            <text:p>const srrectype_t SR_NAME_BPND = "BPND";</text:p>
          </table:table-cell>
        </table:table-row>
        <table:table-row table:style-name="ro1">
          <table:table-cell office:value-type="string">
            <text:p>SNAM</text:p>
          </table:table-cell>
          <table:table-cell/>
          <table:table-cell office:value-type="string">
            <text:p>BPNI</text:p>
          </table:table-cell>
          <table:table-cell/>
          <table:table-cell table:formula="of:=CONCATENATE(&quot;extern const srrectype_t SR_NAME_&quot;;[.C61];&quot;;&quot;)" office:value-type="string" office:string-value="extern const srrectype_t SR_NAME_BPNI;">
            <text:p>extern const srrectype_t SR_NAME_BPNI;</text:p>
          </table:table-cell>
          <table:table-cell table:style-name="ce1" table:formula="of:=CONCATENATE(&quot;const srrectype_t SR_NAME_&quot;;[.C61];&quot; = &quot;&quot;&quot;; [.C61];&quot;&quot;&quot;;&quot;)" office:value-type="string" office:string-value="const srrectype_t SR_NAME_BPNI = &quot;BPNI&quot;;">
            <text:p>const srrectype_t SR_NAME_BPNI = "BPNI";</text:p>
          </table:table-cell>
        </table:table-row>
        <table:table-row table:style-name="ro1">
          <table:table-cell office:value-type="string">
            <text:p>CNAM</text:p>
          </table:table-cell>
          <table:table-cell/>
          <table:table-cell office:value-type="string">
            <text:p>BPNN</text:p>
          </table:table-cell>
          <table:table-cell/>
          <table:table-cell table:formula="of:=CONCATENATE(&quot;extern const srrectype_t SR_NAME_&quot;;[.C62];&quot;;&quot;)" office:value-type="string" office:string-value="extern const srrectype_t SR_NAME_BPNN;">
            <text:p>extern const srrectype_t SR_NAME_BPNN;</text:p>
          </table:table-cell>
          <table:table-cell table:style-name="ce1" table:formula="of:=CONCATENATE(&quot;const srrectype_t SR_NAME_&quot;;[.C62];&quot; = &quot;&quot;&quot;; [.C62];&quot;&quot;&quot;;&quot;)" office:value-type="string" office:string-value="const srrectype_t SR_NAME_BPNN = &quot;BPNN&quot;;">
            <text:p>const srrectype_t SR_NAME_BPNN = "BPNN";</text:p>
          </table:table-cell>
        </table:table-row>
        <table:table-row table:style-name="ro1">
          <table:table-cell office:value-type="string">
            <text:p>PFIG</text:p>
          </table:table-cell>
          <table:table-cell/>
          <table:table-cell office:value-type="string">
            <text:p>BPNT</text:p>
          </table:table-cell>
          <table:table-cell/>
          <table:table-cell table:formula="of:=CONCATENATE(&quot;extern const srrectype_t SR_NAME_&quot;;[.C63];&quot;;&quot;)" office:value-type="string" office:string-value="extern const srrectype_t SR_NAME_BPNT;">
            <text:p>extern const srrectype_t SR_NAME_BPNT;</text:p>
          </table:table-cell>
          <table:table-cell table:style-name="ce1" table:formula="of:=CONCATENATE(&quot;const srrectype_t SR_NAME_&quot;;[.C63];&quot; = &quot;&quot;&quot;; [.C63];&quot;&quot;&quot;;&quot;)" office:value-type="string" office:string-value="const srrectype_t SR_NAME_BPNT = &quot;BPNT&quot;;">
            <text:p>const srrectype_t SR_NAME_BPNT = "BPNT";</text:p>
          </table:table-cell>
        </table:table-row>
        <table:table-row table:style-name="ro1">
          <table:table-cell table:number-columns-repeated="2"/>
          <table:table-cell office:value-type="string">
            <text:p>BPTN</text:p>
          </table:table-cell>
          <table:table-cell/>
          <table:table-cell table:formula="of:=CONCATENATE(&quot;extern const srrectype_t SR_NAME_&quot;;[.C64];&quot;;&quot;)" office:value-type="string" office:string-value="extern const srrectype_t SR_NAME_BPTN;">
            <text:p>extern const srrectype_t SR_NAME_BPTN;</text:p>
          </table:table-cell>
          <table:table-cell table:style-name="ce1" table:formula="of:=CONCATENATE(&quot;const srrectype_t SR_NAME_&quot;;[.C64];&quot; = &quot;&quot;&quot;; [.C64];&quot;&quot;&quot;;&quot;)" office:value-type="string" office:string-value="const srrectype_t SR_NAME_BPTN = &quot;BPTN&quot;;">
            <text:p>const srrectype_t SR_NAME_BPTN = "BPTN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BTXT</text:p>
          </table:table-cell>
          <table:table-cell/>
          <table:table-cell table:formula="of:=CONCATENATE(&quot;extern const srrectype_t SR_NAME_&quot;;[.C65];&quot;;&quot;)" office:value-type="string" office:string-value="extern const srrectype_t SR_NAME_BTXT;">
            <text:p>extern const srrectype_t SR_NAME_BTXT;</text:p>
          </table:table-cell>
          <table:table-cell table:style-name="ce1" table:formula="of:=CONCATENATE(&quot;const srrectype_t SR_NAME_&quot;;[.C65];&quot; = &quot;&quot;&quot;; [.C65];&quot;&quot;&quot;;&quot;)" office:value-type="string" office:string-value="const srrectype_t SR_NAME_BTXT = &quot;BTXT&quot;;">
            <text:p>const srrectype_t SR_NAME_BTXT = "BTXT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C0TX</text:p>
          </table:table-cell>
          <table:table-cell/>
          <table:table-cell table:formula="of:=CONCATENATE(&quot;extern const srrectype_t SR_NAME_&quot;;[.C66];&quot;;&quot;)" office:value-type="string" office:string-value="extern const srrectype_t SR_NAME_C0TX;">
            <text:p>extern const srrectype_t SR_NAME_C0TX;</text:p>
          </table:table-cell>
          <table:table-cell table:style-name="ce1" table:formula="of:=CONCATENATE(&quot;const srrectype_t SR_NAME_&quot;;[.C66];&quot; = &quot;&quot;&quot;; [.C66];&quot;&quot;&quot;;&quot;)" office:value-type="string" office:string-value="const srrectype_t SR_NAME_C0TX = &quot;C0TX&quot;;">
            <text:p>const srrectype_t SR_NAME_C0TX = "C0TX";</text:p>
          </table:table-cell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CIAD</text:p>
          </table:table-cell>
          <table:table-cell/>
          <table:table-cell table:formula="of:=CONCATENATE(&quot;extern const srrectype_t SR_NAME_&quot;;[.C67];&quot;;&quot;)" office:value-type="string" office:string-value="extern const srrectype_t SR_NAME_CIAD;">
            <text:p>extern const srrectype_t SR_NAME_CIAD;</text:p>
          </table:table-cell>
          <table:table-cell table:style-name="ce1" table:formula="of:=CONCATENATE(&quot;const srrectype_t SR_NAME_&quot;;[.C67];&quot; = &quot;&quot;&quot;; [.C67];&quot;&quot;&quot;;&quot;)" office:value-type="string" office:string-value="const srrectype_t SR_NAME_CIAD = &quot;CIAD&quot;;">
            <text:p>const srrectype_t SR_NAME_CIAD = "CIAD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CIS1</text:p>
          </table:table-cell>
          <table:table-cell/>
          <table:table-cell table:formula="of:=CONCATENATE(&quot;extern const srrectype_t SR_NAME_&quot;;[.C68];&quot;;&quot;)" office:value-type="string" office:string-value="extern const srrectype_t SR_NAME_CIS1;">
            <text:p>extern const srrectype_t SR_NAME_CIS1;</text:p>
          </table:table-cell>
          <table:table-cell table:style-name="ce1" table:formula="of:=CONCATENATE(&quot;const srrectype_t SR_NAME_&quot;;[.C68];&quot; = &quot;&quot;&quot;; [.C68];&quot;&quot;&quot;;&quot;)" office:value-type="string" office:string-value="const srrectype_t SR_NAME_CIS1 = &quot;CIS1&quot;;">
            <text:p>const srrectype_t SR_NAME_CIS1 = "CIS1";</text:p>
          </table:table-cell>
        </table:table-row>
        <table:table-row table:style-name="ro1">
          <table:table-cell office:value-type="string">
            <text:p>VMAD</text:p>
          </table:table-cell>
          <table:table-cell/>
          <table:table-cell office:value-type="string">
            <text:p>CIS2</text:p>
          </table:table-cell>
          <table:table-cell/>
          <table:table-cell table:formula="of:=CONCATENATE(&quot;extern const srrectype_t SR_NAME_&quot;;[.C69];&quot;;&quot;)" office:value-type="string" office:string-value="extern const srrectype_t SR_NAME_CIS2;">
            <text:p>extern const srrectype_t SR_NAME_CIS2;</text:p>
          </table:table-cell>
          <table:table-cell table:style-name="ce1" table:formula="of:=CONCATENATE(&quot;const srrectype_t SR_NAME_&quot;;[.C69];&quot; = &quot;&quot;&quot;; [.C69];&quot;&quot;&quot;;&quot;)" office:value-type="string" office:string-value="const srrectype_t SR_NAME_CIS2 = &quot;CIS2&quot;;">
            <text:p>const srrectype_t SR_NAME_CIS2 = "CIS2";</text:p>
          </table:table-cell>
        </table:table-row>
        <table:table-row table:style-name="ro1">
          <table:table-cell office:value-type="string">
            <text:p>SNAM</text:p>
          </table:table-cell>
          <table:table-cell/>
          <table:table-cell office:value-type="string">
            <text:p>CITC</text:p>
          </table:table-cell>
          <table:table-cell/>
          <table:table-cell table:formula="of:=CONCATENATE(&quot;extern const srrectype_t SR_NAME_&quot;;[.C70];&quot;;&quot;)" office:value-type="string" office:string-value="extern const srrectype_t SR_NAME_CITC;">
            <text:p>extern const srrectype_t SR_NAME_CITC;</text:p>
          </table:table-cell>
          <table:table-cell table:style-name="ce1" table:formula="of:=CONCATENATE(&quot;const srrectype_t SR_NAME_&quot;;[.C70];&quot; = &quot;&quot;&quot;; [.C70];&quot;&quot;&quot;;&quot;)" office:value-type="string" office:string-value="const srrectype_t SR_NAME_CITC = &quot;CITC&quot;;">
            <text:p>const srrectype_t SR_NAME_CITC = "CITC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CNAM</text:p>
          </table:table-cell>
          <table:table-cell/>
          <table:table-cell table:formula="of:=CONCATENATE(&quot;extern const srrectype_t SR_NAME_&quot;;[.C71];&quot;;&quot;)" office:value-type="string" office:string-value="extern const srrectype_t SR_NAME_CNAM;">
            <text:p>extern const srrectype_t SR_NAME_CNAM;</text:p>
          </table:table-cell>
          <table:table-cell table:style-name="ce1" table:formula="of:=CONCATENATE(&quot;const srrectype_t SR_NAME_&quot;;[.C71];&quot; = &quot;&quot;&quot;; [.C71];&quot;&quot;&quot;;&quot;)" office:value-type="string" office:string-value="const srrectype_t SR_NAME_CNAM = &quot;CNAM&quot;;">
            <text:p>const srrectype_t SR_NAME_CNAM = "CNAM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CNTO</text:p>
          </table:table-cell>
          <table:table-cell/>
          <table:table-cell table:formula="of:=CONCATENATE(&quot;extern const srrectype_t SR_NAME_&quot;;[.C72];&quot;;&quot;)" office:value-type="string" office:string-value="extern const srrectype_t SR_NAME_CNTO;">
            <text:p>extern const srrectype_t SR_NAME_CNTO;</text:p>
          </table:table-cell>
          <table:table-cell table:style-name="ce1" table:formula="of:=CONCATENATE(&quot;const srrectype_t SR_NAME_&quot;;[.C72];&quot; = &quot;&quot;&quot;; [.C72];&quot;&quot;&quot;;&quot;)" office:value-type="string" office:string-value="const srrectype_t SR_NAME_CNTO = &quot;CNTO&quot;;">
            <text:p>const srrectype_t SR_NAME_CNTO = "CNTO";</text:p>
          </table:table-cell>
        </table:table-row>
        <table:table-row table:style-name="ro1">
          <table:table-cell office:value-type="string">
            <text:p>ANAM</text:p>
          </table:table-cell>
          <table:table-cell/>
          <table:table-cell office:value-type="string">
            <text:p>COCT</text:p>
          </table:table-cell>
          <table:table-cell/>
          <table:table-cell table:formula="of:=CONCATENATE(&quot;extern const srrectype_t SR_NAME_&quot;;[.C73];&quot;;&quot;)" office:value-type="string" office:string-value="extern const srrectype_t SR_NAME_COCT;">
            <text:p>extern const srrectype_t SR_NAME_COCT;</text:p>
          </table:table-cell>
          <table:table-cell table:style-name="ce1" table:formula="of:=CONCATENATE(&quot;const srrectype_t SR_NAME_&quot;;[.C73];&quot; = &quot;&quot;&quot;; [.C73];&quot;&quot;&quot;;&quot;)" office:value-type="string" office:string-value="const srrectype_t SR_NAME_COCT = &quot;COCT&quot;;">
            <text:p>const srrectype_t SR_NAME_COCT = "COCT";</text:p>
          </table:table-cell>
        </table:table-row>
        <table:table-row table:style-name="ro1">
          <table:table-cell office:value-type="string">
            <text:p>MODS</text:p>
          </table:table-cell>
          <table:table-cell/>
          <table:table-cell office:value-type="string">
            <text:p>COED</text:p>
          </table:table-cell>
          <table:table-cell/>
          <table:table-cell table:formula="of:=CONCATENATE(&quot;extern const srrectype_t SR_NAME_&quot;;[.C74];&quot;;&quot;)" office:value-type="string" office:string-value="extern const srrectype_t SR_NAME_COED;">
            <text:p>extern const srrectype_t SR_NAME_COED;</text:p>
          </table:table-cell>
          <table:table-cell table:style-name="ce1" table:formula="of:=CONCATENATE(&quot;const srrectype_t SR_NAME_&quot;;[.C74];&quot; = &quot;&quot;&quot;; [.C74];&quot;&quot;&quot;;&quot;)" office:value-type="string" office:string-value="const srrectype_t SR_NAME_COED = &quot;COED&quot;;">
            <text:p>const srrectype_t SR_NAME_COED = "COED";</text:p>
          </table:table-cell>
        </table:table-row>
        <table:table-row table:style-name="ro1">
          <table:table-cell table:number-columns-repeated="2"/>
          <table:table-cell office:value-type="string">
            <text:p>CRDT</text:p>
          </table:table-cell>
          <table:table-cell/>
          <table:table-cell table:formula="of:=CONCATENATE(&quot;extern const srrectype_t SR_NAME_&quot;;[.C75];&quot;;&quot;)" office:value-type="string" office:string-value="extern const srrectype_t SR_NAME_CRDT;">
            <text:p>extern const srrectype_t SR_NAME_CRDT;</text:p>
          </table:table-cell>
          <table:table-cell table:style-name="ce1" table:formula="of:=CONCATENATE(&quot;const srrectype_t SR_NAME_&quot;;[.C75];&quot; = &quot;&quot;&quot;; [.C75];&quot;&quot;&quot;;&quot;)" office:value-type="string" office:string-value="const srrectype_t SR_NAME_CRDT = &quot;CRDT&quot;;">
            <text:p>const srrectype_t SR_NAME_CRDT = "CRDT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CRGR</text:p>
          </table:table-cell>
          <table:table-cell/>
          <table:table-cell table:formula="of:=CONCATENATE(&quot;extern const srrectype_t SR_NAME_&quot;;[.C76];&quot;;&quot;)" office:value-type="string" office:string-value="extern const srrectype_t SR_NAME_CRGR;">
            <text:p>extern const srrectype_t SR_NAME_CRGR;</text:p>
          </table:table-cell>
          <table:table-cell table:style-name="ce1" table:formula="of:=CONCATENATE(&quot;const srrectype_t SR_NAME_&quot;;[.C76];&quot; = &quot;&quot;&quot;; [.C76];&quot;&quot;&quot;;&quot;)" office:value-type="string" office:string-value="const srrectype_t SR_NAME_CRGR = &quot;CRGR&quot;;">
            <text:p>const srrectype_t SR_NAME_CRGR = "CRGR";</text:p>
          </table:table-cell>
        </table:table-row>
        <table:table-row table:style-name="ro1">
          <table:table-cell office:value-type="string">
            <text:p>MOD4</text:p>
          </table:table-cell>
          <table:table-cell/>
          <table:table-cell office:value-type="string">
            <text:p>CRIF</text:p>
          </table:table-cell>
          <table:table-cell/>
          <table:table-cell table:formula="of:=CONCATENATE(&quot;extern const srrectype_t SR_NAME_&quot;;[.C77];&quot;;&quot;)" office:value-type="string" office:string-value="extern const srrectype_t SR_NAME_CRIF;">
            <text:p>extern const srrectype_t SR_NAME_CRIF;</text:p>
          </table:table-cell>
          <table:table-cell table:style-name="ce1" table:formula="of:=CONCATENATE(&quot;const srrectype_t SR_NAME_&quot;;[.C77];&quot; = &quot;&quot;&quot;; [.C77];&quot;&quot;&quot;;&quot;)" office:value-type="string" office:string-value="const srrectype_t SR_NAME_CRIF = &quot;CRIF&quot;;">
            <text:p>const srrectype_t SR_NAME_CRIF = "CRIF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CRVA</text:p>
          </table:table-cell>
          <table:table-cell/>
          <table:table-cell table:formula="of:=CONCATENATE(&quot;extern const srrectype_t SR_NAME_&quot;;[.C78];&quot;;&quot;)" office:value-type="string" office:string-value="extern const srrectype_t SR_NAME_CRVA;">
            <text:p>extern const srrectype_t SR_NAME_CRVA;</text:p>
          </table:table-cell>
          <table:table-cell table:style-name="ce1" table:formula="of:=CONCATENATE(&quot;const srrectype_t SR_NAME_&quot;;[.C78];&quot; = &quot;&quot;&quot;; [.C78];&quot;&quot;&quot;;&quot;)" office:value-type="string" office:string-value="const srrectype_t SR_NAME_CRVA = &quot;CRVA&quot;;">
            <text:p>const srrectype_t SR_NAME_CRVA = "CRVA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CSCR</text:p>
          </table:table-cell>
          <table:table-cell/>
          <table:table-cell table:formula="of:=CONCATENATE(&quot;extern const srrectype_t SR_NAME_&quot;;[.C79];&quot;;&quot;)" office:value-type="string" office:string-value="extern const srrectype_t SR_NAME_CSCR;">
            <text:p>extern const srrectype_t SR_NAME_CSCR;</text:p>
          </table:table-cell>
          <table:table-cell table:style-name="ce1" table:formula="of:=CONCATENATE(&quot;const srrectype_t SR_NAME_&quot;;[.C79];&quot; = &quot;&quot;&quot;; [.C79];&quot;&quot;&quot;;&quot;)" office:value-type="string" office:string-value="const srrectype_t SR_NAME_CSCR = &quot;CSCR&quot;;">
            <text:p>const srrectype_t SR_NAME_CSCR = "CSCR";</text:p>
          </table:table-cell>
        </table:table-row>
        <table:table-row table:style-name="ro1">
          <table:table-cell office:value-type="string">
            <text:p>TNAM</text:p>
          </table:table-cell>
          <table:table-cell/>
          <table:table-cell office:value-type="string">
            <text:p>CSDC</text:p>
          </table:table-cell>
          <table:table-cell/>
          <table:table-cell table:formula="of:=CONCATENATE(&quot;extern const srrectype_t SR_NAME_&quot;;[.C80];&quot;;&quot;)" office:value-type="string" office:string-value="extern const srrectype_t SR_NAME_CSDC;">
            <text:p>extern const srrectype_t SR_NAME_CSDC;</text:p>
          </table:table-cell>
          <table:table-cell table:style-name="ce1" table:formula="of:=CONCATENATE(&quot;const srrectype_t SR_NAME_&quot;;[.C80];&quot; = &quot;&quot;&quot;; [.C80];&quot;&quot;&quot;;&quot;)" office:value-type="string" office:string-value="const srrectype_t SR_NAME_CSDC = &quot;CSDC&quot;;">
            <text:p>const srrectype_t SR_NAME_CSDC = "CSDC";</text:p>
          </table:table-cell>
        </table:table-row>
        <table:table-row table:style-name="ro1">
          <table:table-cell office:value-type="string">
            <text:p>MO4T</text:p>
          </table:table-cell>
          <table:table-cell/>
          <table:table-cell office:value-type="string">
            <text:p>CSDI</text:p>
          </table:table-cell>
          <table:table-cell/>
          <table:table-cell table:formula="of:=CONCATENATE(&quot;extern const srrectype_t SR_NAME_&quot;;[.C81];&quot;;&quot;)" office:value-type="string" office:string-value="extern const srrectype_t SR_NAME_CSDI;">
            <text:p>extern const srrectype_t SR_NAME_CSDI;</text:p>
          </table:table-cell>
          <table:table-cell table:style-name="ce1" table:formula="of:=CONCATENATE(&quot;const srrectype_t SR_NAME_&quot;;[.C81];&quot; = &quot;&quot;&quot;; [.C81];&quot;&quot;&quot;;&quot;)" office:value-type="string" office:string-value="const srrectype_t SR_NAME_CSDI = &quot;CSDI&quot;;">
            <text:p>const srrectype_t SR_NAME_CSDI = "CSDI";</text:p>
          </table:table-cell>
        </table:table-row>
        <table:table-row table:style-name="ro1">
          <table:table-cell office:value-type="string">
            <text:p>BIDS</text:p>
          </table:table-cell>
          <table:table-cell/>
          <table:table-cell office:value-type="string">
            <text:p>CSDT</text:p>
          </table:table-cell>
          <table:table-cell/>
          <table:table-cell table:formula="of:=CONCATENATE(&quot;extern const srrectype_t SR_NAME_&quot;;[.C82];&quot;;&quot;)" office:value-type="string" office:string-value="extern const srrectype_t SR_NAME_CSDT;">
            <text:p>extern const srrectype_t SR_NAME_CSDT;</text:p>
          </table:table-cell>
          <table:table-cell table:style-name="ce1" table:formula="of:=CONCATENATE(&quot;const srrectype_t SR_NAME_&quot;;[.C82];&quot; = &quot;&quot;&quot;; [.C82];&quot;&quot;&quot;;&quot;)" office:value-type="string" office:string-value="const srrectype_t SR_NAME_CSDT = &quot;CSDT&quot;;">
            <text:p>const srrectype_t SR_NAME_CSDT = "CSDT";</text:p>
          </table:table-cell>
        </table:table-row>
        <table:table-row table:style-name="ro1">
          <table:table-cell office:value-type="string">
            <text:p>MOD2</text:p>
          </table:table-cell>
          <table:table-cell/>
          <table:table-cell office:value-type="string">
            <text:p>CSFL</text:p>
          </table:table-cell>
          <table:table-cell/>
          <table:table-cell table:formula="of:=CONCATENATE(&quot;extern const srrectype_t SR_NAME_&quot;;[.C83];&quot;;&quot;)" office:value-type="string" office:string-value="extern const srrectype_t SR_NAME_CSFL;">
            <text:p>extern const srrectype_t SR_NAME_CSFL;</text:p>
          </table:table-cell>
          <table:table-cell table:style-name="ce1" table:formula="of:=CONCATENATE(&quot;const srrectype_t SR_NAME_&quot;;[.C83];&quot; = &quot;&quot;&quot;; [.C83];&quot;&quot;&quot;;&quot;)" office:value-type="string" office:string-value="const srrectype_t SR_NAME_CSFL = &quot;CSFL&quot;;">
            <text:p>const srrectype_t SR_NAME_CSFL = "CSFL";</text:p>
          </table:table-cell>
        </table:table-row>
        <table:table-row table:style-name="ro1">
          <table:table-cell office:value-type="string">
            <text:p>MO2T</text:p>
          </table:table-cell>
          <table:table-cell/>
          <table:table-cell office:value-type="string">
            <text:p>CSGD</text:p>
          </table:table-cell>
          <table:table-cell/>
          <table:table-cell table:formula="of:=CONCATENATE(&quot;extern const srrectype_t SR_NAME_&quot;;[.C84];&quot;;&quot;)" office:value-type="string" office:string-value="extern const srrectype_t SR_NAME_CSGD;">
            <text:p>extern const srrectype_t SR_NAME_CSGD;</text:p>
          </table:table-cell>
          <table:table-cell table:style-name="ce1" table:formula="of:=CONCATENATE(&quot;const srrectype_t SR_NAME_&quot;;[.C84];&quot; = &quot;&quot;&quot;; [.C84];&quot;&quot;&quot;;&quot;)" office:value-type="string" office:string-value="const srrectype_t SR_NAME_CSGD = &quot;CSGD&quot;;">
            <text:p>const srrectype_t SR_NAME_CSGD = "CSGD";</text:p>
          </table:table-cell>
        </table:table-row>
        <table:table-row table:style-name="ro1">
          <table:table-cell office:value-type="string">
            <text:p>YNAM</text:p>
          </table:table-cell>
          <table:table-cell/>
          <table:table-cell office:value-type="string">
            <text:p>CSLR</text:p>
          </table:table-cell>
          <table:table-cell/>
          <table:table-cell table:formula="of:=CONCATENATE(&quot;extern const srrectype_t SR_NAME_&quot;;[.C85];&quot;;&quot;)" office:value-type="string" office:string-value="extern const srrectype_t SR_NAME_CSLR;">
            <text:p>extern const srrectype_t SR_NAME_CSLR;</text:p>
          </table:table-cell>
          <table:table-cell table:style-name="ce1" table:formula="of:=CONCATENATE(&quot;const srrectype_t SR_NAME_&quot;;[.C85];&quot; = &quot;&quot;&quot;; [.C85];&quot;&quot;&quot;;&quot;)" office:value-type="string" office:string-value="const srrectype_t SR_NAME_CSLR = &quot;CSLR&quot;;">
            <text:p>const srrectype_t SR_NAME_CSLR = "CSLR";</text:p>
          </table:table-cell>
        </table:table-row>
        <table:table-row table:style-name="ro1">
          <table:table-cell office:value-type="string">
            <text:p>BODT</text:p>
          </table:table-cell>
          <table:table-cell/>
          <table:table-cell office:value-type="string">
            <text:p>CSMD</text:p>
          </table:table-cell>
          <table:table-cell/>
          <table:table-cell table:formula="of:=CONCATENATE(&quot;extern const srrectype_t SR_NAME_&quot;;[.C86];&quot;;&quot;)" office:value-type="string" office:string-value="extern const srrectype_t SR_NAME_CSMD;">
            <text:p>extern const srrectype_t SR_NAME_CSMD;</text:p>
          </table:table-cell>
          <table:table-cell table:style-name="ce1" table:formula="of:=CONCATENATE(&quot;const srrectype_t SR_NAME_&quot;;[.C86];&quot; = &quot;&quot;&quot;; [.C86];&quot;&quot;&quot;;&quot;)" office:value-type="string" office:string-value="const srrectype_t SR_NAME_CSMD = &quot;CSMD&quot;;">
            <text:p>const srrectype_t SR_NAME_CSMD = "CSMD";</text:p>
          </table:table-cell>
        </table:table-row>
        <table:table-row table:style-name="ro1">
          <table:table-cell office:value-type="string">
            <text:p>ZNAM</text:p>
          </table:table-cell>
          <table:table-cell/>
          <table:table-cell office:value-type="string">
            <text:p>CSME</text:p>
          </table:table-cell>
          <table:table-cell/>
          <table:table-cell table:formula="of:=CONCATENATE(&quot;extern const srrectype_t SR_NAME_&quot;;[.C87];&quot;;&quot;)" office:value-type="string" office:string-value="extern const srrectype_t SR_NAME_CSME;">
            <text:p>extern const srrectype_t SR_NAME_CSME;</text:p>
          </table:table-cell>
          <table:table-cell table:style-name="ce1" table:formula="of:=CONCATENATE(&quot;const srrectype_t SR_NAME_&quot;;[.C87];&quot; = &quot;&quot;&quot;; [.C87];&quot;&quot;&quot;;&quot;)" office:value-type="string" office:string-value="const srrectype_t SR_NAME_CSME = &quot;CSME&quot;;">
            <text:p>const srrectype_t SR_NAME_CSME = "CSME";</text:p>
          </table:table-cell>
        </table:table-row>
        <table:table-row table:style-name="ro1">
          <table:table-cell office:value-type="string">
            <text:p>RNAM</text:p>
          </table:table-cell>
          <table:table-cell/>
          <table:table-cell office:value-type="string">
            <text:p>CTDA</text:p>
          </table:table-cell>
          <table:table-cell/>
          <table:table-cell table:formula="of:=CONCATENATE(&quot;extern const srrectype_t SR_NAME_&quot;;[.C88];&quot;;&quot;)" office:value-type="string" office:string-value="extern const srrectype_t SR_NAME_CTDA;">
            <text:p>extern const srrectype_t SR_NAME_CTDA;</text:p>
          </table:table-cell>
          <table:table-cell table:style-name="ce1" table:formula="of:=CONCATENATE(&quot;const srrectype_t SR_NAME_&quot;;[.C88];&quot; = &quot;&quot;&quot;; [.C88];&quot;&quot;&quot;;&quot;)" office:value-type="string" office:string-value="const srrectype_t SR_NAME_CTDA = &quot;CTDA&quot;;">
            <text:p>const srrectype_t SR_NAME_CTDA = "CTDA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D0TX</text:p>
          </table:table-cell>
          <table:table-cell/>
          <table:table-cell table:formula="of:=CONCATENATE(&quot;extern const srrectype_t SR_NAME_&quot;;[.C89];&quot;;&quot;)" office:value-type="string" office:string-value="extern const srrectype_t SR_NAME_D0TX;">
            <text:p>extern const srrectype_t SR_NAME_D0TX;</text:p>
          </table:table-cell>
          <table:table-cell table:style-name="ce1" table:formula="of:=CONCATENATE(&quot;const srrectype_t SR_NAME_&quot;;[.C89];&quot; = &quot;&quot;&quot;; [.C89];&quot;&quot;&quot;;&quot;)" office:value-type="string" office:string-value="const srrectype_t SR_NAME_D0TX = &quot;D0TX&quot;;">
            <text:p>const srrectype_t SR_NAME_D0TX = "D0TX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DALC</text:p>
          </table:table-cell>
          <table:table-cell/>
          <table:table-cell table:formula="of:=CONCATENATE(&quot;extern const srrectype_t SR_NAME_&quot;;[.C90];&quot;;&quot;)" office:value-type="string" office:string-value="extern const srrectype_t SR_NAME_DALC;">
            <text:p>extern const srrectype_t SR_NAME_DALC;</text:p>
          </table:table-cell>
          <table:table-cell table:style-name="ce1" table:formula="of:=CONCATENATE(&quot;const srrectype_t SR_NAME_&quot;;[.C90];&quot; = &quot;&quot;&quot;; [.C90];&quot;&quot;&quot;;&quot;)" office:value-type="string" office:string-value="const srrectype_t SR_NAME_DALC = &quot;DALC&quot;;">
            <text:p>const srrectype_t SR_NAME_DALC = "DALC";</text:p>
          </table:table-cell>
        </table:table-row>
        <table:table-row table:style-name="ro1">
          <table:table-cell office:value-type="string">
            <text:p>DESC</text:p>
          </table:table-cell>
          <table:table-cell/>
          <table:table-cell office:value-type="string">
            <text:p>DATA</text:p>
          </table:table-cell>
          <table:table-cell/>
          <table:table-cell table:formula="of:=CONCATENATE(&quot;extern const srrectype_t SR_NAME_&quot;;[.C91];&quot;;&quot;)" office:value-type="string" office:string-value="extern const srrectype_t SR_NAME_DATA;">
            <text:p>extern const srrectype_t SR_NAME_DATA;</text:p>
          </table:table-cell>
          <table:table-cell table:style-name="ce1" table:formula="of:=CONCATENATE(&quot;const srrectype_t SR_NAME_&quot;;[.C91];&quot; = &quot;&quot;&quot;; [.C91];&quot;&quot;&quot;;&quot;)" office:value-type="string" office:string-value="const srrectype_t SR_NAME_DATA = &quot;DATA&quot;;">
            <text:p>const srrectype_t SR_NAME_DATA = "DATA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DEMO</text:p>
          </table:table-cell>
          <table:table-cell/>
          <table:table-cell table:formula="of:=CONCATENATE(&quot;extern const srrectype_t SR_NAME_&quot;;[.C92];&quot;;&quot;)" office:value-type="string" office:string-value="extern const srrectype_t SR_NAME_DEMO;">
            <text:p>extern const srrectype_t SR_NAME_DEMO;</text:p>
          </table:table-cell>
          <table:table-cell table:style-name="ce1" table:formula="of:=CONCATENATE(&quot;const srrectype_t SR_NAME_&quot;;[.C92];&quot; = &quot;&quot;&quot;; [.C92];&quot;&quot;&quot;;&quot;)" office:value-type="string" office:string-value="const srrectype_t SR_NAME_DEMO = &quot;DEMO&quot;;">
            <text:p>const srrectype_t SR_NAME_DEMO = "DEMO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DESC</text:p>
          </table:table-cell>
          <table:table-cell/>
          <table:table-cell table:formula="of:=CONCATENATE(&quot;extern const srrectype_t SR_NAME_&quot;;[.C93];&quot;;&quot;)" office:value-type="string" office:string-value="extern const srrectype_t SR_NAME_DESC;">
            <text:p>extern const srrectype_t SR_NAME_DESC;</text:p>
          </table:table-cell>
          <table:table-cell table:style-name="ce1" table:formula="of:=CONCATENATE(&quot;const srrectype_t SR_NAME_&quot;;[.C93];&quot; = &quot;&quot;&quot;; [.C93];&quot;&quot;&quot;;&quot;)" office:value-type="string" office:string-value="const srrectype_t SR_NAME_DESC = &quot;DESC&quot;;">
            <text:p>const srrectype_t SR_NAME_DESC = "DESC";</text:p>
          </table:table-cell>
        </table:table-row>
        <table:table-row table:style-name="ro1">
          <table:table-cell office:value-type="string">
            <text:p>DNAM</text:p>
          </table:table-cell>
          <table:table-cell/>
          <table:table-cell office:value-type="string">
            <text:p>DEST</text:p>
          </table:table-cell>
          <table:table-cell/>
          <table:table-cell table:formula="of:=CONCATENATE(&quot;extern const srrectype_t SR_NAME_&quot;;[.C94];&quot;;&quot;)" office:value-type="string" office:string-value="extern const srrectype_t SR_NAME_DEST;">
            <text:p>extern const srrectype_t SR_NAME_DEST;</text:p>
          </table:table-cell>
          <table:table-cell table:style-name="ce1" table:formula="of:=CONCATENATE(&quot;const srrectype_t SR_NAME_&quot;;[.C94];&quot; = &quot;&quot;&quot;; [.C94];&quot;&quot;&quot;;&quot;)" office:value-type="string" office:string-value="const srrectype_t SR_NAME_DEST = &quot;DEST&quot;;">
            <text:p>const srrectype_t SR_NAME_DEST = "DEST";</text:p>
          </table:table-cell>
        </table:table-row>
        <table:table-row table:style-name="ro1">
          <table:table-cell office:value-type="string">
            <text:p>EITM</text:p>
          </table:table-cell>
          <table:table-cell/>
          <table:table-cell office:value-type="string">
            <text:p>DEVA</text:p>
          </table:table-cell>
          <table:table-cell/>
          <table:table-cell table:formula="of:=CONCATENATE(&quot;extern const srrectype_t SR_NAME_&quot;;[.C95];&quot;;&quot;)" office:value-type="string" office:string-value="extern const srrectype_t SR_NAME_DEVA;">
            <text:p>extern const srrectype_t SR_NAME_DEVA;</text:p>
          </table:table-cell>
          <table:table-cell table:style-name="ce1" table:formula="of:=CONCATENATE(&quot;const srrectype_t SR_NAME_&quot;;[.C95];&quot; = &quot;&quot;&quot;; [.C95];&quot;&quot;&quot;;&quot;)" office:value-type="string" office:string-value="const srrectype_t SR_NAME_DEVA = &quot;DEVA&quot;;">
            <text:p>const srrectype_t SR_NAME_DEVA = "DEVA";</text:p>
          </table:table-cell>
        </table:table-row>
        <table:table-row table:style-name="ro1">
          <table:table-cell office:value-type="string">
            <text:p>ETYP</text:p>
          </table:table-cell>
          <table:table-cell/>
          <table:table-cell office:value-type="string">
            <text:p>DFTF</text:p>
          </table:table-cell>
          <table:table-cell/>
          <table:table-cell table:formula="of:=CONCATENATE(&quot;extern const srrectype_t SR_NAME_&quot;;[.C96];&quot;;&quot;)" office:value-type="string" office:string-value="extern const srrectype_t SR_NAME_DFTF;">
            <text:p>extern const srrectype_t SR_NAME_DFTF;</text:p>
          </table:table-cell>
          <table:table-cell table:style-name="ce1" table:formula="of:=CONCATENATE(&quot;const srrectype_t SR_NAME_&quot;;[.C96];&quot; = &quot;&quot;&quot;; [.C96];&quot;&quot;&quot;;&quot;)" office:value-type="string" office:string-value="const srrectype_t SR_NAME_DFTF = &quot;DFTF&quot;;">
            <text:p>const srrectype_t SR_NAME_DFTF = "DFTF";</text:p>
          </table:table-cell>
        </table:table-row>
        <table:table-row table:style-name="ro1">
          <table:table-cell office:value-type="string">
            <text:p>BAMT</text:p>
          </table:table-cell>
          <table:table-cell/>
          <table:table-cell office:value-type="string">
            <text:p>DFTM</text:p>
          </table:table-cell>
          <table:table-cell/>
          <table:table-cell table:formula="of:=CONCATENATE(&quot;extern const srrectype_t SR_NAME_&quot;;[.C97];&quot;;&quot;)" office:value-type="string" office:string-value="extern const srrectype_t SR_NAME_DFTM;">
            <text:p>extern const srrectype_t SR_NAME_DFTM;</text:p>
          </table:table-cell>
          <table:table-cell table:style-name="ce1" table:formula="of:=CONCATENATE(&quot;const srrectype_t SR_NAME_&quot;;[.C97];&quot; = &quot;&quot;&quot;; [.C97];&quot;&quot;&quot;;&quot;)" office:value-type="string" office:string-value="const srrectype_t SR_NAME_DFTM = &quot;DFTM&quot;;">
            <text:p>const srrectype_t SR_NAME_DFTM = "DFTM";</text:p>
          </table:table-cell>
        </table:table-row>
        <table:table-row table:style-name="ro1">
          <table:table-cell office:value-type="string">
            <text:p>MO2S</text:p>
          </table:table-cell>
          <table:table-cell/>
          <table:table-cell office:value-type="string">
            <text:p>DIAD</text:p>
          </table:table-cell>
          <table:table-cell/>
          <table:table-cell table:formula="of:=CONCATENATE(&quot;extern const srrectype_t SR_NAME_&quot;;[.C98];&quot;;&quot;)" office:value-type="string" office:string-value="extern const srrectype_t SR_NAME_DIAD;">
            <text:p>extern const srrectype_t SR_NAME_DIAD;</text:p>
          </table:table-cell>
          <table:table-cell table:style-name="ce1" table:formula="of:=CONCATENATE(&quot;const srrectype_t SR_NAME_&quot;;[.C98];&quot; = &quot;&quot;&quot;; [.C98];&quot;&quot;&quot;;&quot;)" office:value-type="string" office:string-value="const srrectype_t SR_NAME_DIAD = &quot;DIAD&quot;;">
            <text:p>const srrectype_t SR_NAME_DIAD = "DIAD";</text:p>
          </table:table-cell>
        </table:table-row>
        <table:table-row table:style-name="ro1">
          <table:table-cell office:value-type="string">
            <text:p>MO4S</text:p>
          </table:table-cell>
          <table:table-cell/>
          <table:table-cell office:value-type="string">
            <text:p>DMAX</text:p>
          </table:table-cell>
          <table:table-cell/>
          <table:table-cell table:formula="of:=CONCATENATE(&quot;extern const srrectype_t SR_NAME_&quot;;[.C99];&quot;;&quot;)" office:value-type="string" office:string-value="extern const srrectype_t SR_NAME_DMAX;">
            <text:p>extern const srrectype_t SR_NAME_DMAX;</text:p>
          </table:table-cell>
          <table:table-cell table:style-name="ce1" table:formula="of:=CONCATENATE(&quot;const srrectype_t SR_NAME_&quot;;[.C99];&quot; = &quot;&quot;&quot;; [.C99];&quot;&quot;&quot;;&quot;)" office:value-type="string" office:string-value="const srrectype_t SR_NAME_DMAX = &quot;DMAX&quot;;">
            <text:p>const srrectype_t SR_NAME_DMAX = "DMAX";</text:p>
          </table:table-cell>
        </table:table-row>
        <table:table-row table:style-name="ro1">
          <table:table-cell office:value-type="string">
            <text:p>VMAD</text:p>
          </table:table-cell>
          <table:table-cell/>
          <table:table-cell office:value-type="string">
            <text:p>DMDL</text:p>
          </table:table-cell>
          <table:table-cell/>
          <table:table-cell table:formula="of:=CONCATENATE(&quot;extern const srrectype_t SR_NAME_&quot;;[.C100];&quot;;&quot;)" office:value-type="string" office:string-value="extern const srrectype_t SR_NAME_DMDL;">
            <text:p>extern const srrectype_t SR_NAME_DMDL;</text:p>
          </table:table-cell>
          <table:table-cell table:style-name="ce1" table:formula="of:=CONCATENATE(&quot;const srrectype_t SR_NAME_&quot;;[.C100];&quot; = &quot;&quot;&quot;; [.C100];&quot;&quot;&quot;;&quot;)" office:value-type="string" office:string-value="const srrectype_t SR_NAME_DMDL = &quot;DMDL&quot;;">
            <text:p>const srrectype_t SR_NAME_DMDL = "DMDL";</text:p>
          </table:table-cell>
        </table:table-row>
        <table:table-row table:style-name="ro1">
          <table:table-cell table:number-columns-repeated="2"/>
          <table:table-cell office:value-type="string">
            <text:p>DMDS</text:p>
          </table:table-cell>
          <table:table-cell/>
          <table:table-cell table:formula="of:=CONCATENATE(&quot;extern const srrectype_t SR_NAME_&quot;;[.C101];&quot;;&quot;)" office:value-type="string" office:string-value="extern const srrectype_t SR_NAME_DMDS;">
            <text:p>extern const srrectype_t SR_NAME_DMDS;</text:p>
          </table:table-cell>
          <table:table-cell table:style-name="ce1" table:formula="of:=CONCATENATE(&quot;const srrectype_t SR_NAME_&quot;;[.C101];&quot; = &quot;&quot;&quot;; [.C101];&quot;&quot;&quot;;&quot;)" office:value-type="string" office:string-value="const srrectype_t SR_NAME_DMDS = &quot;DMDS&quot;;">
            <text:p>const srrectype_t SR_NAME_DMDS = "DMDS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DMDT</text:p>
          </table:table-cell>
          <table:table-cell/>
          <table:table-cell table:formula="of:=CONCATENATE(&quot;extern const srrectype_t SR_NAME_&quot;;[.C102];&quot;;&quot;)" office:value-type="string" office:string-value="extern const srrectype_t SR_NAME_DMDT;">
            <text:p>extern const srrectype_t SR_NAME_DMDT;</text:p>
          </table:table-cell>
          <table:table-cell table:style-name="ce1" table:formula="of:=CONCATENATE(&quot;const srrectype_t SR_NAME_&quot;;[.C102];&quot; = &quot;&quot;&quot;; [.C102];&quot;&quot;&quot;;&quot;)" office:value-type="string" office:string-value="const srrectype_t SR_NAME_DMDT = &quot;DMDT&quot;;">
            <text:p>const srrectype_t SR_NAME_DMDT = "DMDT";</text:p>
          </table:table-cell>
        </table:table-row>
        <table:table-row table:style-name="ro1">
          <table:table-cell office:value-type="string">
            <text:p>CNAM</text:p>
          </table:table-cell>
          <table:table-cell/>
          <table:table-cell office:value-type="string">
            <text:p>DMIN</text:p>
          </table:table-cell>
          <table:table-cell/>
          <table:table-cell table:formula="of:=CONCATENATE(&quot;extern const srrectype_t SR_NAME_&quot;;[.C103];&quot;;&quot;)" office:value-type="string" office:string-value="extern const srrectype_t SR_NAME_DMIN;">
            <text:p>extern const srrectype_t SR_NAME_DMIN;</text:p>
          </table:table-cell>
          <table:table-cell table:style-name="ce1" table:formula="of:=CONCATENATE(&quot;const srrectype_t SR_NAME_&quot;;[.C103];&quot; = &quot;&quot;&quot;; [.C103];&quot;&quot;&quot;;&quot;)" office:value-type="string" office:string-value="const srrectype_t SR_NAME_DMIN = &quot;DMIN&quot;;">
            <text:p>const srrectype_t SR_NAME_DMIN = "DMIN";</text:p>
          </table:table-cell>
        </table:table-row>
        <table:table-row table:style-name="ro1">
          <table:table-cell table:number-columns-repeated="2"/>
          <table:table-cell office:value-type="string">
            <text:p>DNAM</text:p>
          </table:table-cell>
          <table:table-cell/>
          <table:table-cell table:formula="of:=CONCATENATE(&quot;extern const srrectype_t SR_NAME_&quot;;[.C104];&quot;;&quot;)" office:value-type="string" office:string-value="extern const srrectype_t SR_NAME_DNAM;">
            <text:p>extern const srrectype_t SR_NAME_DNAM;</text:p>
          </table:table-cell>
          <table:table-cell table:style-name="ce1" table:formula="of:=CONCATENATE(&quot;const srrectype_t SR_NAME_&quot;;[.C104];&quot; = &quot;&quot;&quot;; [.C104];&quot;&quot;&quot;;&quot;)" office:value-type="string" office:string-value="const srrectype_t SR_NAME_DNAM = &quot;DNAM&quot;;">
            <text:p>const srrectype_t SR_NAME_DNAM = "DNAM";</text:p>
          </table:table-cell>
        </table:table-row>
        <table:table-row table:style-name="ro1">
          <table:table-cell office:value-type="string">
            <text:p>FLTV</text:p>
          </table:table-cell>
          <table:table-cell/>
          <table:table-cell office:value-type="string">
            <text:p>DODT</text:p>
          </table:table-cell>
          <table:table-cell/>
          <table:table-cell table:formula="of:=CONCATENATE(&quot;extern const srrectype_t SR_NAME_&quot;;[.C105];&quot;;&quot;)" office:value-type="string" office:string-value="extern const srrectype_t SR_NAME_DODT;">
            <text:p>extern const srrectype_t SR_NAME_DODT;</text:p>
          </table:table-cell>
          <table:table-cell table:style-name="ce1" table:formula="of:=CONCATENATE(&quot;const srrectype_t SR_NAME_&quot;;[.C105];&quot; = &quot;&quot;&quot;; [.C105];&quot;&quot;&quot;;&quot;)" office:value-type="string" office:string-value="const srrectype_t SR_NAME_DODT = &quot;DODT&quot;;">
            <text:p>const srrectype_t SR_NAME_DODT = "DODT";</text:p>
          </table:table-cell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DOFT</text:p>
          </table:table-cell>
          <table:table-cell/>
          <table:table-cell table:formula="of:=CONCATENATE(&quot;extern const srrectype_t SR_NAME_&quot;;[.C106];&quot;;&quot;)" office:value-type="string" office:string-value="extern const srrectype_t SR_NAME_DOFT;">
            <text:p>extern const srrectype_t SR_NAME_DOFT;</text:p>
          </table:table-cell>
          <table:table-cell table:style-name="ce1" table:formula="of:=CONCATENATE(&quot;const srrectype_t SR_NAME_&quot;;[.C106];&quot; = &quot;&quot;&quot;; [.C106];&quot;&quot;&quot;;&quot;)" office:value-type="string" office:string-value="const srrectype_t SR_NAME_DOFT = &quot;DOFT&quot;;">
            <text:p>const srrectype_t SR_NAME_DOFT = "DOFT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DPLT</text:p>
          </table:table-cell>
          <table:table-cell/>
          <table:table-cell table:formula="of:=CONCATENATE(&quot;extern const srrectype_t SR_NAME_&quot;;[.C107];&quot;;&quot;)" office:value-type="string" office:string-value="extern const srrectype_t SR_NAME_DPLT;">
            <text:p>extern const srrectype_t SR_NAME_DPLT;</text:p>
          </table:table-cell>
          <table:table-cell table:style-name="ce1" table:formula="of:=CONCATENATE(&quot;const srrectype_t SR_NAME_&quot;;[.C107];&quot; = &quot;&quot;&quot;; [.C107];&quot;&quot;&quot;;&quot;)" office:value-type="string" office:string-value="const srrectype_t SR_NAME_DPLT = &quot;DPLT&quot;;">
            <text:p>const srrectype_t SR_NAME_DPLT = "DPLT";</text:p>
          </table:table-cell>
        </table:table-row>
        <table:table-row table:style-name="ro1">
          <table:table-cell table:number-columns-repeated="2"/>
          <table:table-cell office:value-type="string">
            <text:p>DSTD</text:p>
          </table:table-cell>
          <table:table-cell/>
          <table:table-cell table:formula="of:=CONCATENATE(&quot;extern const srrectype_t SR_NAME_&quot;;[.C108];&quot;;&quot;)" office:value-type="string" office:string-value="extern const srrectype_t SR_NAME_DSTD;">
            <text:p>extern const srrectype_t SR_NAME_DSTD;</text:p>
          </table:table-cell>
          <table:table-cell table:style-name="ce1" table:formula="of:=CONCATENATE(&quot;const srrectype_t SR_NAME_&quot;;[.C108];&quot; = &quot;&quot;&quot;; [.C108];&quot;&quot;&quot;;&quot;)" office:value-type="string" office:string-value="const srrectype_t SR_NAME_DSTD = &quot;DSTD&quot;;">
            <text:p>const srrectype_t SR_NAME_DSTD = "DSTD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DSTF</text:p>
          </table:table-cell>
          <table:table-cell/>
          <table:table-cell table:formula="of:=CONCATENATE(&quot;extern const srrectype_t SR_NAME_&quot;;[.C109];&quot;;&quot;)" office:value-type="string" office:string-value="extern const srrectype_t SR_NAME_DSTF;">
            <text:p>extern const srrectype_t SR_NAME_DSTF;</text:p>
          </table:table-cell>
          <table:table-cell table:style-name="ce1" table:formula="of:=CONCATENATE(&quot;const srrectype_t SR_NAME_&quot;;[.C109];&quot; = &quot;&quot;&quot;; [.C109];&quot;&quot;&quot;;&quot;)" office:value-type="string" office:string-value="const srrectype_t SR_NAME_DSTF = &quot;DSTF&quot;;">
            <text:p>const srrectype_t SR_NAME_DSTF = "DSTF";</text:p>
          </table:table-cell>
        </table:table-row>
        <table:table-row table:style-name="ro1">
          <table:table-cell table:number-columns-repeated="2"/>
          <table:table-cell office:value-type="string">
            <text:p>E0TX</text:p>
          </table:table-cell>
          <table:table-cell/>
          <table:table-cell table:formula="of:=CONCATENATE(&quot;extern const srrectype_t SR_NAME_&quot;;[.C110];&quot;;&quot;)" office:value-type="string" office:string-value="extern const srrectype_t SR_NAME_E0TX;">
            <text:p>extern const srrectype_t SR_NAME_E0TX;</text:p>
          </table:table-cell>
          <table:table-cell table:style-name="ce1" table:formula="of:=CONCATENATE(&quot;const srrectype_t SR_NAME_&quot;;[.C110];&quot; = &quot;&quot;&quot;; [.C110];&quot;&quot;&quot;;&quot;)" office:value-type="string" office:string-value="const srrectype_t SR_NAME_E0TX = &quot;E0TX&quot;;">
            <text:p>const srrectype_t SR_NAME_E0TX = "E0TX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EAMT</text:p>
          </table:table-cell>
          <table:table-cell/>
          <table:table-cell table:formula="of:=CONCATENATE(&quot;extern const srrectype_t SR_NAME_&quot;;[.C111];&quot;;&quot;)" office:value-type="string" office:string-value="extern const srrectype_t SR_NAME_EAMT;">
            <text:p>extern const srrectype_t SR_NAME_EAMT;</text:p>
          </table:table-cell>
          <table:table-cell table:style-name="ce1" table:formula="of:=CONCATENATE(&quot;const srrectype_t SR_NAME_&quot;;[.C111];&quot; = &quot;&quot;&quot;; [.C111];&quot;&quot;&quot;;&quot;)" office:value-type="string" office:string-value="const srrectype_t SR_NAME_EAMT = &quot;EAMT&quot;;">
            <text:p>const srrectype_t SR_NAME_EAMT = "EAMT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ECOR</text:p>
          </table:table-cell>
          <table:table-cell/>
          <table:table-cell table:formula="of:=CONCATENATE(&quot;extern const srrectype_t SR_NAME_&quot;;[.C112];&quot;;&quot;)" office:value-type="string" office:string-value="extern const srrectype_t SR_NAME_ECOR;">
            <text:p>extern const srrectype_t SR_NAME_ECOR;</text:p>
          </table:table-cell>
          <table:table-cell table:style-name="ce1" table:formula="of:=CONCATENATE(&quot;const srrectype_t SR_NAME_&quot;;[.C112];&quot; = &quot;&quot;&quot;; [.C112];&quot;&quot;&quot;;&quot;)" office:value-type="string" office:string-value="const srrectype_t SR_NAME_ECOR = &quot;ECOR&quot;;">
            <text:p>const srrectype_t SR_NAME_ECOR = "ECOR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EDID</text:p>
          </table:table-cell>
          <table:table-cell/>
          <table:table-cell table:formula="of:=CONCATENATE(&quot;extern const srrectype_t SR_NAME_&quot;;[.C113];&quot;;&quot;)" office:value-type="string" office:string-value="extern const srrectype_t SR_NAME_EDID;">
            <text:p>extern const srrectype_t SR_NAME_EDID;</text:p>
          </table:table-cell>
          <table:table-cell table:style-name="ce1" table:formula="of:=CONCATENATE(&quot;const srrectype_t SR_NAME_&quot;;[.C113];&quot; = &quot;&quot;&quot;; [.C113];&quot;&quot;&quot;;&quot;)" office:value-type="string" office:string-value="const srrectype_t SR_NAME_EDID = &quot;EDID&quot;;">
            <text:p>const srrectype_t SR_NAME_EDID = "EDID";</text:p>
          </table:table-cell>
        </table:table-row>
        <table:table-row table:style-name="ro1">
          <table:table-cell table:number-columns-repeated="2"/>
          <table:table-cell office:value-type="string">
            <text:p>EFID</text:p>
          </table:table-cell>
          <table:table-cell/>
          <table:table-cell table:formula="of:=CONCATENATE(&quot;extern const srrectype_t SR_NAME_&quot;;[.C114];&quot;;&quot;)" office:value-type="string" office:string-value="extern const srrectype_t SR_NAME_EFID;">
            <text:p>extern const srrectype_t SR_NAME_EFID;</text:p>
          </table:table-cell>
          <table:table-cell table:style-name="ce1" table:formula="of:=CONCATENATE(&quot;const srrectype_t SR_NAME_&quot;;[.C114];&quot; = &quot;&quot;&quot;; [.C114];&quot;&quot;&quot;;&quot;)" office:value-type="string" office:string-value="const srrectype_t SR_NAME_EFID = &quot;EFID&quot;;">
            <text:p>const srrectype_t SR_NAME_EFID = "EFID";</text:p>
          </table:table-cell>
        </table:table-row>
        <table:table-row table:style-name="ro1">
          <table:table-cell office:value-type="string">
            <text:p>ONAM</text:p>
          </table:table-cell>
          <table:table-cell/>
          <table:table-cell office:value-type="string">
            <text:p>EFIT</text:p>
          </table:table-cell>
          <table:table-cell/>
          <table:table-cell table:formula="of:=CONCATENATE(&quot;extern const srrectype_t SR_NAME_&quot;;[.C115];&quot;;&quot;)" office:value-type="string" office:string-value="extern const srrectype_t SR_NAME_EFIT;">
            <text:p>extern const srrectype_t SR_NAME_EFIT;</text:p>
          </table:table-cell>
          <table:table-cell table:style-name="ce1" table:formula="of:=CONCATENATE(&quot;const srrectype_t SR_NAME_&quot;;[.C115];&quot; = &quot;&quot;&quot;; [.C115];&quot;&quot;&quot;;&quot;)" office:value-type="string" office:string-value="const srrectype_t SR_NAME_EFIT = &quot;EFIT&quot;;">
            <text:p>const srrectype_t SR_NAME_EFIT = "EFIT";</text:p>
          </table:table-cell>
        </table:table-row>
        <table:table-row table:style-name="ro1">
          <table:table-cell office:value-type="string">
            <text:p>XXXX</text:p>
          </table:table-cell>
          <table:table-cell/>
          <table:table-cell office:value-type="string">
            <text:p>EIAD</text:p>
          </table:table-cell>
          <table:table-cell/>
          <table:table-cell table:formula="of:=CONCATENATE(&quot;extern const srrectype_t SR_NAME_&quot;;[.C116];&quot;;&quot;)" office:value-type="string" office:string-value="extern const srrectype_t SR_NAME_EIAD;">
            <text:p>extern const srrectype_t SR_NAME_EIAD;</text:p>
          </table:table-cell>
          <table:table-cell table:style-name="ce1" table:formula="of:=CONCATENATE(&quot;const srrectype_t SR_NAME_&quot;;[.C116];&quot; = &quot;&quot;&quot;; [.C116];&quot;&quot;&quot;;&quot;)" office:value-type="string" office:string-value="const srrectype_t SR_NAME_EIAD = &quot;EIAD&quot;;">
            <text:p>const srrectype_t SR_NAME_EIAD = "EIAD";</text:p>
          </table:table-cell>
        </table:table-row>
        <table:table-row table:style-name="ro1">
          <table:table-cell office:value-type="string">
            <text:p>NVNM</text:p>
          </table:table-cell>
          <table:table-cell/>
          <table:table-cell office:value-type="string">
            <text:p>EITM</text:p>
          </table:table-cell>
          <table:table-cell/>
          <table:table-cell table:formula="of:=CONCATENATE(&quot;extern const srrectype_t SR_NAME_&quot;;[.C117];&quot;;&quot;)" office:value-type="string" office:string-value="extern const srrectype_t SR_NAME_EITM;">
            <text:p>extern const srrectype_t SR_NAME_EITM;</text:p>
          </table:table-cell>
          <table:table-cell table:style-name="ce1" table:formula="of:=CONCATENATE(&quot;const srrectype_t SR_NAME_&quot;;[.C117];&quot; = &quot;&quot;&quot;; [.C117];&quot;&quot;&quot;;&quot;)" office:value-type="string" office:string-value="const srrectype_t SR_NAME_EITM = &quot;EITM&quot;;">
            <text:p>const srrectype_t SR_NAME_EITM = "EITM";</text:p>
          </table:table-cell>
        </table:table-row>
        <table:table-row table:style-name="ro1">
          <table:table-cell office:value-type="string">
            <text:p>NNAM</text:p>
          </table:table-cell>
          <table:table-cell/>
          <table:table-cell office:value-type="string">
            <text:p>ENAM</text:p>
          </table:table-cell>
          <table:table-cell/>
          <table:table-cell table:formula="of:=CONCATENATE(&quot;extern const srrectype_t SR_NAME_&quot;;[.C118];&quot;;&quot;)" office:value-type="string" office:string-value="extern const srrectype_t SR_NAME_ENAM;">
            <text:p>extern const srrectype_t SR_NAME_ENAM;</text:p>
          </table:table-cell>
          <table:table-cell table:style-name="ce1" table:formula="of:=CONCATENATE(&quot;const srrectype_t SR_NAME_&quot;;[.C118];&quot; = &quot;&quot;&quot;; [.C118];&quot;&quot;&quot;;&quot;)" office:value-type="string" office:string-value="const srrectype_t SR_NAME_ENAM = &quot;ENAM&quot;;">
            <text:p>const srrectype_t SR_NAME_ENAM = "ENAM";</text:p>
          </table:table-cell>
        </table:table-row>
        <table:table-row table:style-name="ro1">
          <table:table-cell office:value-type="string">
            <text:p>PNAM</text:p>
          </table:table-cell>
          <table:table-cell/>
          <table:table-cell office:value-type="string">
            <text:p>ENIT</text:p>
          </table:table-cell>
          <table:table-cell/>
          <table:table-cell table:formula="of:=CONCATENATE(&quot;extern const srrectype_t SR_NAME_&quot;;[.C119];&quot;;&quot;)" office:value-type="string" office:string-value="extern const srrectype_t SR_NAME_ENIT;">
            <text:p>extern const srrectype_t SR_NAME_ENIT;</text:p>
          </table:table-cell>
          <table:table-cell table:style-name="ce1" table:formula="of:=CONCATENATE(&quot;const srrectype_t SR_NAME_&quot;;[.C119];&quot; = &quot;&quot;&quot;; [.C119];&quot;&quot;&quot;;&quot;)" office:value-type="string" office:string-value="const srrectype_t SR_NAME_ENIT = &quot;ENIT&quot;;">
            <text:p>const srrectype_t SR_NAME_ENIT = "ENIT";</text:p>
          </table:table-cell>
        </table:table-row>
        <table:table-row table:style-name="ro1">
          <table:table-cell table:number-columns-repeated="2"/>
          <table:table-cell office:value-type="string">
            <text:p>EPF2</text:p>
          </table:table-cell>
          <table:table-cell/>
          <table:table-cell table:formula="of:=CONCATENATE(&quot;extern const srrectype_t SR_NAME_&quot;;[.C120];&quot;;&quot;)" office:value-type="string" office:string-value="extern const srrectype_t SR_NAME_EPF2;">
            <text:p>extern const srrectype_t SR_NAME_EPF2;</text:p>
          </table:table-cell>
          <table:table-cell table:style-name="ce1" table:formula="of:=CONCATENATE(&quot;const srrectype_t SR_NAME_&quot;;[.C120];&quot; = &quot;&quot;&quot;; [.C120];&quot;&quot;&quot;;&quot;)" office:value-type="string" office:string-value="const srrectype_t SR_NAME_EPF2 = &quot;EPF2&quot;;">
            <text:p>const srrectype_t SR_NAME_EPF2 = "EPF2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EPF3</text:p>
          </table:table-cell>
          <table:table-cell/>
          <table:table-cell table:formula="of:=CONCATENATE(&quot;extern const srrectype_t SR_NAME_&quot;;[.C121];&quot;;&quot;)" office:value-type="string" office:string-value="extern const srrectype_t SR_NAME_EPF3;">
            <text:p>extern const srrectype_t SR_NAME_EPF3;</text:p>
          </table:table-cell>
          <table:table-cell table:style-name="ce1" table:formula="of:=CONCATENATE(&quot;const srrectype_t SR_NAME_&quot;;[.C121];&quot; = &quot;&quot;&quot;; [.C121];&quot;&quot;&quot;;&quot;)" office:value-type="string" office:string-value="const srrectype_t SR_NAME_EPF3 = &quot;EPF3&quot;;">
            <text:p>const srrectype_t SR_NAME_EPF3 = "EPF3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EPFD</text:p>
          </table:table-cell>
          <table:table-cell/>
          <table:table-cell table:formula="of:=CONCATENATE(&quot;extern const srrectype_t SR_NAME_&quot;;[.C122];&quot;;&quot;)" office:value-type="string" office:string-value="extern const srrectype_t SR_NAME_EPFD;">
            <text:p>extern const srrectype_t SR_NAME_EPFD;</text:p>
          </table:table-cell>
          <table:table-cell table:style-name="ce1" table:formula="of:=CONCATENATE(&quot;const srrectype_t SR_NAME_&quot;;[.C122];&quot; = &quot;&quot;&quot;; [.C122];&quot;&quot;&quot;;&quot;)" office:value-type="string" office:string-value="const srrectype_t SR_NAME_EPFD = &quot;EPFD&quot;;">
            <text:p>const srrectype_t SR_NAME_EPFD = "EPFD";</text:p>
          </table:table-cell>
        </table:table-row>
        <table:table-row table:style-name="ro1">
          <table:table-cell office:value-type="string">
            <text:p>TX05</text:p>
          </table:table-cell>
          <table:table-cell/>
          <table:table-cell office:value-type="string">
            <text:p>EPFT</text:p>
          </table:table-cell>
          <table:table-cell/>
          <table:table-cell table:formula="of:=CONCATENATE(&quot;extern const srrectype_t SR_NAME_&quot;;[.C123];&quot;;&quot;)" office:value-type="string" office:string-value="extern const srrectype_t SR_NAME_EPFT;">
            <text:p>extern const srrectype_t SR_NAME_EPFT;</text:p>
          </table:table-cell>
          <table:table-cell table:style-name="ce1" table:formula="of:=CONCATENATE(&quot;const srrectype_t SR_NAME_&quot;;[.C123];&quot; = &quot;&quot;&quot;; [.C123];&quot;&quot;&quot;;&quot;)" office:value-type="string" office:string-value="const srrectype_t SR_NAME_EPFT = &quot;EPFT&quot;;">
            <text:p>const srrectype_t SR_NAME_EPFT = "EPFT";</text:p>
          </table:table-cell>
        </table:table-row>
        <table:table-row table:style-name="ro1">
          <table:table-cell office:value-type="string">
            <text:p>DNAM</text:p>
          </table:table-cell>
          <table:table-cell/>
          <table:table-cell office:value-type="string">
            <text:p>ETYP</text:p>
          </table:table-cell>
          <table:table-cell/>
          <table:table-cell table:formula="of:=CONCATENATE(&quot;extern const srrectype_t SR_NAME_&quot;;[.C124];&quot;;&quot;)" office:value-type="string" office:string-value="extern const srrectype_t SR_NAME_ETYP;">
            <text:p>extern const srrectype_t SR_NAME_ETYP;</text:p>
          </table:table-cell>
          <table:table-cell table:style-name="ce1" table:formula="of:=CONCATENATE(&quot;const srrectype_t SR_NAME_&quot;;[.C124];&quot; = &quot;&quot;&quot;; [.C124];&quot;&quot;&quot;;&quot;)" office:value-type="string" office:string-value="const srrectype_t SR_NAME_ETYP = &quot;ETYP&quot;;">
            <text:p>const srrectype_t SR_NAME_ETYP = "ETYP";</text:p>
          </table:table-cell>
        </table:table-row>
        <table:table-row table:style-name="ro1">
          <table:table-cell office:value-type="string">
            <text:p>TX00</text:p>
          </table:table-cell>
          <table:table-cell/>
          <table:table-cell office:value-type="string">
            <text:p>F0TX</text:p>
          </table:table-cell>
          <table:table-cell/>
          <table:table-cell table:formula="of:=CONCATENATE(&quot;extern const srrectype_t SR_NAME_&quot;;[.C125];&quot;;&quot;)" office:value-type="string" office:string-value="extern const srrectype_t SR_NAME_F0TX;">
            <text:p>extern const srrectype_t SR_NAME_F0TX;</text:p>
          </table:table-cell>
          <table:table-cell table:style-name="ce1" table:formula="of:=CONCATENATE(&quot;const srrectype_t SR_NAME_&quot;;[.C125];&quot; = &quot;&quot;&quot;; [.C125];&quot;&quot;&quot;;&quot;)" office:value-type="string" office:string-value="const srrectype_t SR_NAME_F0TX = &quot;F0TX&quot;;">
            <text:p>const srrectype_t SR_NAME_F0TX = "F0TX";</text:p>
          </table:table-cell>
        </table:table-row>
        <table:table-row table:style-name="ro1">
          <table:table-cell office:value-type="string">
            <text:p>TX01</text:p>
          </table:table-cell>
          <table:table-cell/>
          <table:table-cell office:value-type="string">
            <text:p>FCHT</text:p>
          </table:table-cell>
          <table:table-cell/>
          <table:table-cell table:formula="of:=CONCATENATE(&quot;extern const srrectype_t SR_NAME_&quot;;[.C126];&quot;;&quot;)" office:value-type="string" office:string-value="extern const srrectype_t SR_NAME_FCHT;">
            <text:p>extern const srrectype_t SR_NAME_FCHT;</text:p>
          </table:table-cell>
          <table:table-cell table:style-name="ce1" table:formula="of:=CONCATENATE(&quot;const srrectype_t SR_NAME_&quot;;[.C126];&quot; = &quot;&quot;&quot;; [.C126];&quot;&quot;&quot;;&quot;)" office:value-type="string" office:string-value="const srrectype_t SR_NAME_FCHT = &quot;FCHT&quot;;">
            <text:p>const srrectype_t SR_NAME_FCHT = "FCHT";</text:p>
          </table:table-cell>
        </table:table-row>
        <table:table-row table:style-name="ro1">
          <table:table-cell office:value-type="string">
            <text:p>DODT</text:p>
          </table:table-cell>
          <table:table-cell/>
          <table:table-cell office:value-type="string">
            <text:p>FIAD</text:p>
          </table:table-cell>
          <table:table-cell/>
          <table:table-cell table:formula="of:=CONCATENATE(&quot;extern const srrectype_t SR_NAME_&quot;;[.C127];&quot;;&quot;)" office:value-type="string" office:string-value="extern const srrectype_t SR_NAME_FIAD;">
            <text:p>extern const srrectype_t SR_NAME_FIAD;</text:p>
          </table:table-cell>
          <table:table-cell table:style-name="ce1" table:formula="of:=CONCATENATE(&quot;const srrectype_t SR_NAME_&quot;;[.C127];&quot; = &quot;&quot;&quot;; [.C127];&quot;&quot;&quot;;&quot;)" office:value-type="string" office:string-value="const srrectype_t SR_NAME_FIAD = &quot;FIAD&quot;;">
            <text:p>const srrectype_t SR_NAME_FIAD = "FIAD";</text:p>
          </table:table-cell>
        </table:table-row>
        <table:table-row table:style-name="ro1">
          <table:table-cell office:value-type="string">
            <text:p>TX03</text:p>
          </table:table-cell>
          <table:table-cell/>
          <table:table-cell office:value-type="string">
            <text:p>FLMV</text:p>
          </table:table-cell>
          <table:table-cell/>
          <table:table-cell table:formula="of:=CONCATENATE(&quot;extern const srrectype_t SR_NAME_&quot;;[.C128];&quot;;&quot;)" office:value-type="string" office:string-value="extern const srrectype_t SR_NAME_FLMV;">
            <text:p>extern const srrectype_t SR_NAME_FLMV;</text:p>
          </table:table-cell>
          <table:table-cell table:style-name="ce1" table:formula="of:=CONCATENATE(&quot;const srrectype_t SR_NAME_&quot;;[.C128];&quot; = &quot;&quot;&quot;; [.C128];&quot;&quot;&quot;;&quot;)" office:value-type="string" office:string-value="const srrectype_t SR_NAME_FLMV = &quot;FLMV&quot;;">
            <text:p>const srrectype_t SR_NAME_FLMV = "FLMV";</text:p>
          </table:table-cell>
        </table:table-row>
        <table:table-row table:style-name="ro1">
          <table:table-cell office:value-type="string">
            <text:p>TX07</text:p>
          </table:table-cell>
          <table:table-cell/>
          <table:table-cell office:value-type="string">
            <text:p>FLTR</text:p>
          </table:table-cell>
          <table:table-cell/>
          <table:table-cell table:formula="of:=CONCATENATE(&quot;extern const srrectype_t SR_NAME_&quot;;[.C129];&quot;;&quot;)" office:value-type="string" office:string-value="extern const srrectype_t SR_NAME_FLTR;">
            <text:p>extern const srrectype_t SR_NAME_FLTR;</text:p>
          </table:table-cell>
          <table:table-cell table:style-name="ce1" table:formula="of:=CONCATENATE(&quot;const srrectype_t SR_NAME_&quot;;[.C129];&quot; = &quot;&quot;&quot;; [.C129];&quot;&quot;&quot;;&quot;)" office:value-type="string" office:string-value="const srrectype_t SR_NAME_FLTR = &quot;FLTR&quot;;">
            <text:p>const srrectype_t SR_NAME_FLTR = "FLTR";</text:p>
          </table:table-cell>
        </table:table-row>
        <table:table-row table:style-name="ro1">
          <table:table-cell office:value-type="string">
            <text:p>TX02</text:p>
          </table:table-cell>
          <table:table-cell/>
          <table:table-cell office:value-type="string">
            <text:p>FLTV</text:p>
          </table:table-cell>
          <table:table-cell/>
          <table:table-cell table:formula="of:=CONCATENATE(&quot;extern const srrectype_t SR_NAME_&quot;;[.C130];&quot;;&quot;)" office:value-type="string" office:string-value="extern const srrectype_t SR_NAME_FLTV;">
            <text:p>extern const srrectype_t SR_NAME_FLTV;</text:p>
          </table:table-cell>
          <table:table-cell table:style-name="ce1" table:formula="of:=CONCATENATE(&quot;const srrectype_t SR_NAME_&quot;;[.C130];&quot; = &quot;&quot;&quot;; [.C130];&quot;&quot;&quot;;&quot;)" office:value-type="string" office:string-value="const srrectype_t SR_NAME_FLTV = &quot;FLTV&quot;;">
            <text:p>const srrectype_t SR_NAME_FLTV = "FLTV";</text:p>
          </table:table-cell>
        </table:table-row>
        <table:table-row table:style-name="ro1">
          <table:table-cell office:value-type="string">
            <text:p>TX04</text:p>
          </table:table-cell>
          <table:table-cell/>
          <table:table-cell office:value-type="string">
            <text:p>FNAM</text:p>
          </table:table-cell>
          <table:table-cell/>
          <table:table-cell table:formula="of:=CONCATENATE(&quot;extern const srrectype_t SR_NAME_&quot;;[.C131];&quot;;&quot;)" office:value-type="string" office:string-value="extern const srrectype_t SR_NAME_FNAM;">
            <text:p>extern const srrectype_t SR_NAME_FNAM;</text:p>
          </table:table-cell>
          <table:table-cell table:style-name="ce1" table:formula="of:=CONCATENATE(&quot;const srrectype_t SR_NAME_&quot;;[.C131];&quot; = &quot;&quot;&quot;; [.C131];&quot;&quot;&quot;;&quot;)" office:value-type="string" office:string-value="const srrectype_t SR_NAME_FNAM = &quot;FNAM&quot;;">
            <text:p>const srrectype_t SR_NAME_FNAM = "FNAM";</text:p>
          </table:table-cell>
        </table:table-row>
        <table:table-row table:style-name="ro1">
          <table:table-cell table:number-columns-repeated="2"/>
          <table:table-cell office:value-type="string">
            <text:p>FNMK</text:p>
          </table:table-cell>
          <table:table-cell/>
          <table:table-cell table:formula="of:=CONCATENATE(&quot;extern const srrectype_t SR_NAME_&quot;;[.C132];&quot;;&quot;)" office:value-type="string" office:string-value="extern const srrectype_t SR_NAME_FNMK;">
            <text:p>extern const srrectype_t SR_NAME_FNMK;</text:p>
          </table:table-cell>
          <table:table-cell table:style-name="ce1" table:formula="of:=CONCATENATE(&quot;const srrectype_t SR_NAME_&quot;;[.C132];&quot; = &quot;&quot;&quot;; [.C132];&quot;&quot;&quot;;&quot;)" office:value-type="string" office:string-value="const srrectype_t SR_NAME_FNMK = &quot;FNMK&quot;;">
            <text:p>const srrectype_t SR_NAME_FNMK = "FNMK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FNPR</text:p>
          </table:table-cell>
          <table:table-cell/>
          <table:table-cell table:formula="of:=CONCATENATE(&quot;extern const srrectype_t SR_NAME_&quot;;[.C133];&quot;;&quot;)" office:value-type="string" office:string-value="extern const srrectype_t SR_NAME_FNPR;">
            <text:p>extern const srrectype_t SR_NAME_FNPR;</text:p>
          </table:table-cell>
          <table:table-cell table:style-name="ce1" table:formula="of:=CONCATENATE(&quot;const srrectype_t SR_NAME_&quot;;[.C133];&quot; = &quot;&quot;&quot;; [.C133];&quot;&quot;&quot;;&quot;)" office:value-type="string" office:string-value="const srrectype_t SR_NAME_FNPR = &quot;FNPR&quot;;">
            <text:p>const srrectype_t SR_NAME_FNPR = "FNPR";</text:p>
          </table:table-cell>
        </table:table-row>
        <table:table-row table:style-name="ro1">
          <table:table-cell office:value-type="string">
            <text:p>DESC</text:p>
          </table:table-cell>
          <table:table-cell/>
          <table:table-cell office:value-type="string">
            <text:p>FPRT</text:p>
          </table:table-cell>
          <table:table-cell/>
          <table:table-cell table:formula="of:=CONCATENATE(&quot;extern const srrectype_t SR_NAME_&quot;;[.C134];&quot;;&quot;)" office:value-type="string" office:string-value="extern const srrectype_t SR_NAME_FPRT;">
            <text:p>extern const srrectype_t SR_NAME_FPRT;</text:p>
          </table:table-cell>
          <table:table-cell table:style-name="ce1" table:formula="of:=CONCATENATE(&quot;const srrectype_t SR_NAME_&quot;;[.C134];&quot; = &quot;&quot;&quot;; [.C134];&quot;&quot;&quot;;&quot;)" office:value-type="string" office:string-value="const srrectype_t SR_NAME_FPRT = &quot;FPRT&quot;;">
            <text:p>const srrectype_t SR_NAME_FPRT = "FPRT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FTSF</text:p>
          </table:table-cell>
          <table:table-cell/>
          <table:table-cell table:formula="of:=CONCATENATE(&quot;extern const srrectype_t SR_NAME_&quot;;[.C135];&quot;;&quot;)" office:value-type="string" office:string-value="extern const srrectype_t SR_NAME_FTSF;">
            <text:p>extern const srrectype_t SR_NAME_FTSF;</text:p>
          </table:table-cell>
          <table:table-cell table:style-name="ce1" table:formula="of:=CONCATENATE(&quot;const srrectype_t SR_NAME_&quot;;[.C135];&quot; = &quot;&quot;&quot;; [.C135];&quot;&quot;&quot;;&quot;)" office:value-type="string" office:string-value="const srrectype_t SR_NAME_FTSF = &quot;FTSF&quot;;">
            <text:p>const srrectype_t SR_NAME_FTSF = "FTSF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FTSM</text:p>
          </table:table-cell>
          <table:table-cell/>
          <table:table-cell table:formula="of:=CONCATENATE(&quot;extern const srrectype_t SR_NAME_&quot;;[.C136];&quot;;&quot;)" office:value-type="string" office:string-value="extern const srrectype_t SR_NAME_FTSM;">
            <text:p>extern const srrectype_t SR_NAME_FTSM;</text:p>
          </table:table-cell>
          <table:table-cell table:style-name="ce1" table:formula="of:=CONCATENATE(&quot;const srrectype_t SR_NAME_&quot;;[.C136];&quot; = &quot;&quot;&quot;; [.C136];&quot;&quot;&quot;;&quot;)" office:value-type="string" office:string-value="const srrectype_t SR_NAME_FTSM = &quot;FTSM&quot;;">
            <text:p>const srrectype_t SR_NAME_FTSM = "FTSM";</text:p>
          </table:table-cell>
        </table:table-row>
        <table:table-row table:style-name="ro1">
          <table:table-cell table:number-columns-repeated="2"/>
          <table:table-cell office:value-type="string">
            <text:p>FTST</text:p>
          </table:table-cell>
          <table:table-cell/>
          <table:table-cell table:formula="of:=CONCATENATE(&quot;extern const srrectype_t SR_NAME_&quot;;[.C137];&quot;;&quot;)" office:value-type="string" office:string-value="extern const srrectype_t SR_NAME_FTST;">
            <text:p>extern const srrectype_t SR_NAME_FTST;</text:p>
          </table:table-cell>
          <table:table-cell table:style-name="ce1" table:formula="of:=CONCATENATE(&quot;const srrectype_t SR_NAME_&quot;;[.C137];&quot; = &quot;&quot;&quot;; [.C137];&quot;&quot;&quot;;&quot;)" office:value-type="string" office:string-value="const srrectype_t SR_NAME_FTST = &quot;FTST&quot;;">
            <text:p>const srrectype_t SR_NAME_FTST = "FTST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FULL</text:p>
          </table:table-cell>
          <table:table-cell/>
          <table:table-cell table:formula="of:=CONCATENATE(&quot;extern const srrectype_t SR_NAME_&quot;;[.C138];&quot;;&quot;)" office:value-type="string" office:string-value="extern const srrectype_t SR_NAME_FULL;">
            <text:p>extern const srrectype_t SR_NAME_FULL;</text:p>
          </table:table-cell>
          <table:table-cell table:style-name="ce1" table:formula="of:=CONCATENATE(&quot;const srrectype_t SR_NAME_&quot;;[.C138];&quot; = &quot;&quot;&quot;; [.C138];&quot;&quot;&quot;;&quot;)" office:value-type="string" office:string-value="const srrectype_t SR_NAME_FULL = &quot;FULL&quot;;">
            <text:p>const srrectype_t SR_NAME_FULL = "FULL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G0TX</text:p>
          </table:table-cell>
          <table:table-cell/>
          <table:table-cell table:formula="of:=CONCATENATE(&quot;extern const srrectype_t SR_NAME_&quot;;[.C139];&quot;;&quot;)" office:value-type="string" office:string-value="extern const srrectype_t SR_NAME_G0TX;">
            <text:p>extern const srrectype_t SR_NAME_G0TX;</text:p>
          </table:table-cell>
          <table:table-cell table:style-name="ce1" table:formula="of:=CONCATENATE(&quot;const srrectype_t SR_NAME_&quot;;[.C139];&quot; = &quot;&quot;&quot;; [.C139];&quot;&quot;&quot;;&quot;)" office:value-type="string" office:string-value="const srrectype_t SR_NAME_G0TX = &quot;G0TX&quot;;">
            <text:p>const srrectype_t SR_NAME_G0TX = "G0TX";</text:p>
          </table:table-cell>
        </table:table-row>
        <table:table-row table:style-name="ro1">
          <table:table-cell table:number-columns-repeated="2"/>
          <table:table-cell office:value-type="string">
            <text:p>GIAD</text:p>
          </table:table-cell>
          <table:table-cell/>
          <table:table-cell table:formula="of:=CONCATENATE(&quot;extern const srrectype_t SR_NAME_&quot;;[.C140];&quot;;&quot;)" office:value-type="string" office:string-value="extern const srrectype_t SR_NAME_GIAD;">
            <text:p>extern const srrectype_t SR_NAME_GIAD;</text:p>
          </table:table-cell>
          <table:table-cell table:style-name="ce1" table:formula="of:=CONCATENATE(&quot;const srrectype_t SR_NAME_&quot;;[.C140];&quot; = &quot;&quot;&quot;; [.C140];&quot;&quot;&quot;;&quot;)" office:value-type="string" office:string-value="const srrectype_t SR_NAME_GIAD = &quot;GIAD&quot;;">
            <text:p>const srrectype_t SR_NAME_GIAD = "GIAD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GNAM</text:p>
          </table:table-cell>
          <table:table-cell/>
          <table:table-cell table:formula="of:=CONCATENATE(&quot;extern const srrectype_t SR_NAME_&quot;;[.C141];&quot;;&quot;)" office:value-type="string" office:string-value="extern const srrectype_t SR_NAME_GNAM;">
            <text:p>extern const srrectype_t SR_NAME_GNAM;</text:p>
          </table:table-cell>
          <table:table-cell table:style-name="ce1" table:formula="of:=CONCATENATE(&quot;const srrectype_t SR_NAME_&quot;;[.C141];&quot; = &quot;&quot;&quot;; [.C141];&quot;&quot;&quot;;&quot;)" office:value-type="string" office:string-value="const srrectype_t SR_NAME_GNAM = &quot;GNAM&quot;;">
            <text:p>const srrectype_t SR_NAME_GNAM = "GNAM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H0TX</text:p>
          </table:table-cell>
          <table:table-cell/>
          <table:table-cell table:formula="of:=CONCATENATE(&quot;extern const srrectype_t SR_NAME_&quot;;[.C142];&quot;;&quot;)" office:value-type="string" office:string-value="extern const srrectype_t SR_NAME_H0TX;">
            <text:p>extern const srrectype_t SR_NAME_H0TX;</text:p>
          </table:table-cell>
          <table:table-cell table:style-name="ce1" table:formula="of:=CONCATENATE(&quot;const srrectype_t SR_NAME_&quot;;[.C142];&quot; = &quot;&quot;&quot;; [.C142];&quot;&quot;&quot;;&quot;)" office:value-type="string" office:string-value="const srrectype_t SR_NAME_H0TX = &quot;H0TX&quot;;">
            <text:p>const srrectype_t SR_NAME_H0TX = "H0TX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HCLF</text:p>
          </table:table-cell>
          <table:table-cell/>
          <table:table-cell table:formula="of:=CONCATENATE(&quot;extern const srrectype_t SR_NAME_&quot;;[.C143];&quot;;&quot;)" office:value-type="string" office:string-value="extern const srrectype_t SR_NAME_HCLF;">
            <text:p>extern const srrectype_t SR_NAME_HCLF;</text:p>
          </table:table-cell>
          <table:table-cell table:style-name="ce1" table:formula="of:=CONCATENATE(&quot;const srrectype_t SR_NAME_&quot;;[.C143];&quot; = &quot;&quot;&quot;; [.C143];&quot;&quot;&quot;;&quot;)" office:value-type="string" office:string-value="const srrectype_t SR_NAME_HCLF = &quot;HCLF&quot;;">
            <text:p>const srrectype_t SR_NAME_HCLF = "HCLF";</text:p>
          </table:table-cell>
        </table:table-row>
        <table:table-row table:style-name="ro1">
          <table:table-cell office:value-type="string">
            <text:p>TNAM</text:p>
          </table:table-cell>
          <table:table-cell/>
          <table:table-cell office:value-type="string">
            <text:p>HEAD</text:p>
          </table:table-cell>
          <table:table-cell/>
          <table:table-cell table:formula="of:=CONCATENATE(&quot;extern const srrectype_t SR_NAME_&quot;;[.C144];&quot;;&quot;)" office:value-type="string" office:string-value="extern const srrectype_t SR_NAME_HEAD;">
            <text:p>extern const srrectype_t SR_NAME_HEAD;</text:p>
          </table:table-cell>
          <table:table-cell table:style-name="ce1" table:formula="of:=CONCATENATE(&quot;const srrectype_t SR_NAME_&quot;;[.C144];&quot; = &quot;&quot;&quot;; [.C144];&quot;&quot;&quot;;&quot;)" office:value-type="string" office:string-value="const srrectype_t SR_NAME_HEAD = &quot;HEAD&quot;;">
            <text:p>const srrectype_t SR_NAME_HEAD = "HEAD";</text:p>
          </table:table-cell>
        </table:table-row>
        <table:table-row table:style-name="ro1">
          <table:table-cell office:value-type="string">
            <text:p>NAM1</text:p>
          </table:table-cell>
          <table:table-cell/>
          <table:table-cell office:value-type="string">
            <text:p>HEDR</text:p>
          </table:table-cell>
          <table:table-cell/>
          <table:table-cell table:formula="of:=CONCATENATE(&quot;extern const srrectype_t SR_NAME_&quot;;[.C145];&quot;;&quot;)" office:value-type="string" office:string-value="extern const srrectype_t SR_NAME_HEDR;">
            <text:p>extern const srrectype_t SR_NAME_HEDR;</text:p>
          </table:table-cell>
          <table:table-cell table:style-name="ce1" table:formula="of:=CONCATENATE(&quot;const srrectype_t SR_NAME_&quot;;[.C145];&quot; = &quot;&quot;&quot;; [.C145];&quot;&quot;&quot;;&quot;)" office:value-type="string" office:string-value="const srrectype_t SR_NAME_HEDR = &quot;HEDR&quot;;">
            <text:p>const srrectype_t SR_NAME_HEDR = "HEDR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HIAD</text:p>
          </table:table-cell>
          <table:table-cell/>
          <table:table-cell table:formula="of:=CONCATENATE(&quot;extern const srrectype_t SR_NAME_&quot;;[.C146];&quot;;&quot;)" office:value-type="string" office:string-value="extern const srrectype_t SR_NAME_HIAD;">
            <text:p>extern const srrectype_t SR_NAME_HIAD;</text:p>
          </table:table-cell>
          <table:table-cell table:style-name="ce1" table:formula="of:=CONCATENATE(&quot;const srrectype_t SR_NAME_&quot;;[.C146];&quot; = &quot;&quot;&quot;; [.C146];&quot;&quot;&quot;;&quot;)" office:value-type="string" office:string-value="const srrectype_t SR_NAME_HIAD = &quot;HIAD&quot;;">
            <text:p>const srrectype_t SR_NAME_HIAD = "HIAD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HNAM</text:p>
          </table:table-cell>
          <table:table-cell/>
          <table:table-cell table:formula="of:=CONCATENATE(&quot;extern const srrectype_t SR_NAME_&quot;;[.C147];&quot;;&quot;)" office:value-type="string" office:string-value="extern const srrectype_t SR_NAME_HNAM;">
            <text:p>extern const srrectype_t SR_NAME_HNAM;</text:p>
          </table:table-cell>
          <table:table-cell table:style-name="ce1" table:formula="of:=CONCATENATE(&quot;const srrectype_t SR_NAME_&quot;;[.C147];&quot; = &quot;&quot;&quot;; [.C147];&quot;&quot;&quot;;&quot;)" office:value-type="string" office:string-value="const srrectype_t SR_NAME_HNAM = &quot;HNAM&quot;;">
            <text:p>const srrectype_t SR_NAME_HNAM = "HNAM";</text:p>
          </table:table-cell>
        </table:table-row>
        <table:table-row table:style-name="ro1">
          <table:table-cell office:value-type="string">
            <text:p>PNAM</text:p>
          </table:table-cell>
          <table:table-cell/>
          <table:table-cell office:value-type="string">
            <text:p>HTID</text:p>
          </table:table-cell>
          <table:table-cell/>
          <table:table-cell table:formula="of:=CONCATENATE(&quot;extern const srrectype_t SR_NAME_&quot;;[.C148];&quot;;&quot;)" office:value-type="string" office:string-value="extern const srrectype_t SR_NAME_HTID;">
            <text:p>extern const srrectype_t SR_NAME_HTID;</text:p>
          </table:table-cell>
          <table:table-cell table:style-name="ce1" table:formula="of:=CONCATENATE(&quot;const srrectype_t SR_NAME_&quot;;[.C148];&quot; = &quot;&quot;&quot;; [.C148];&quot;&quot;&quot;;&quot;)" office:value-type="string" office:string-value="const srrectype_t SR_NAME_HTID = &quot;HTID&quot;;">
            <text:p>const srrectype_t SR_NAME_HTID = "HTID";</text:p>
          </table:table-cell>
        </table:table-row>
        <table:table-row table:style-name="ro1">
          <table:table-cell office:value-type="string">
            <text:p>RNAM</text:p>
          </table:table-cell>
          <table:table-cell/>
          <table:table-cell office:value-type="string">
            <text:p>I0TX</text:p>
          </table:table-cell>
          <table:table-cell/>
          <table:table-cell table:formula="of:=CONCATENATE(&quot;extern const srrectype_t SR_NAME_&quot;;[.C149];&quot;;&quot;)" office:value-type="string" office:string-value="extern const srrectype_t SR_NAME_I0TX;">
            <text:p>extern const srrectype_t SR_NAME_I0TX;</text:p>
          </table:table-cell>
          <table:table-cell table:style-name="ce1" table:formula="of:=CONCATENATE(&quot;const srrectype_t SR_NAME_&quot;;[.C149];&quot; = &quot;&quot;&quot;; [.C149];&quot;&quot;&quot;;&quot;)" office:value-type="string" office:string-value="const srrectype_t SR_NAME_I0TX = &quot;I0TX&quot;;">
            <text:p>const srrectype_t SR_NAME_I0TX = "I0TX";</text:p>
          </table:table-cell>
        </table:table-row>
        <table:table-row table:style-name="ro1">
          <table:table-cell office:value-type="string">
            <text:p>NAM0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50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0];&quot; = &quot;&quot;&quot;; [.C150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HNAM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51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1];&quot; = &quot;&quot;&quot;; [.C151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table:number-columns-repeated="2"/>
          <table:table-cell office:value-type="string">
            <text:p>IAD</text:p>
          </table:table-cell>
          <table:table-cell/>
          <table:table-cell table:formula="of:=CONCATENATE(&quot;extern const srrectype_t SR_NAME_&quot;;[.C152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2];&quot; = &quot;&quot;&quot;; [.C152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53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3];&quot; = &quot;&quot;&quot;; [.C153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54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4];&quot; = &quot;&quot;&quot;; [.C154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55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5];&quot; = &quot;&quot;&quot;; [.C155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table:number-columns-repeated="2"/>
          <table:table-cell office:value-type="string">
            <text:p>IAD</text:p>
          </table:table-cell>
          <table:table-cell/>
          <table:table-cell table:formula="of:=CONCATENATE(&quot;extern const srrectype_t SR_NAME_&quot;;[.C156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6];&quot; = &quot;&quot;&quot;; [.C156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PNAM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57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7];&quot; = &quot;&quot;&quot;; [.C157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58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8];&quot; = &quot;&quot;&quot;; [.C158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QNAM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59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59];&quot; = &quot;&quot;&quot;; [.C159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60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60];&quot; = &quot;&quot;&quot;; [.C160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SNAM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61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61];&quot; = &quot;&quot;&quot;; [.C161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BNAM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62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62];&quot; = &quot;&quot;&quot;; [.C162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TIFC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63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63];&quot; = &quot;&quot;&quot;; [.C163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IAD</text:p>
          </table:table-cell>
          <table:table-cell/>
          <table:table-cell table:formula="of:=CONCATENATE(&quot;extern const srrectype_t SR_NAME_&quot;;[.C164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64];&quot; = &quot;&quot;&quot;; [.C164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table:number-columns-repeated="2"/>
          <table:table-cell office:value-type="string">
            <text:p>IAD</text:p>
          </table:table-cell>
          <table:table-cell/>
          <table:table-cell table:formula="of:=CONCATENATE(&quot;extern const srrectype_t SR_NAME_&quot;;[.C165];&quot;;&quot;)" office:value-type="string" office:string-value="extern const srrectype_t SR_NAME_IAD;">
            <text:p>extern const srrectype_t SR_NAME_IAD;</text:p>
          </table:table-cell>
          <table:table-cell table:style-name="ce1" table:formula="of:=CONCATENATE(&quot;const srrectype_t SR_NAME_&quot;;[.C165];&quot; = &quot;&quot;&quot;; [.C165];&quot;&quot;&quot;;&quot;)" office:value-type="string" office:string-value="const srrectype_t SR_NAME_IAD = &quot;IAD&quot;;">
            <text:p>const srrectype_t SR_NAME_IAD = "IAD";</text:p>
          </table:table-cell>
        </table:table-row>
        <table:table-row table:style-name="ro1">
          <table:table-cell office:value-type="string">
            <text:p>ICON</text:p>
          </table:table-cell>
          <table:table-cell/>
          <table:table-cell office:value-type="string">
            <text:p>ICO2</text:p>
          </table:table-cell>
          <table:table-cell/>
          <table:table-cell table:formula="of:=CONCATENATE(&quot;extern const srrectype_t SR_NAME_&quot;;[.C166];&quot;;&quot;)" office:value-type="string" office:string-value="extern const srrectype_t SR_NAME_ICO2;">
            <text:p>extern const srrectype_t SR_NAME_ICO2;</text:p>
          </table:table-cell>
          <table:table-cell table:style-name="ce1" table:formula="of:=CONCATENATE(&quot;const srrectype_t SR_NAME_&quot;;[.C166];&quot; = &quot;&quot;&quot;; [.C166];&quot;&quot;&quot;;&quot;)" office:value-type="string" office:string-value="const srrectype_t SR_NAME_ICO2 = &quot;ICO2&quot;;">
            <text:p>const srrectype_t SR_NAME_ICO2 = "ICO2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ICON</text:p>
          </table:table-cell>
          <table:table-cell/>
          <table:table-cell table:formula="of:=CONCATENATE(&quot;extern const srrectype_t SR_NAME_&quot;;[.C167];&quot;;&quot;)" office:value-type="string" office:string-value="extern const srrectype_t SR_NAME_ICON;">
            <text:p>extern const srrectype_t SR_NAME_ICON;</text:p>
          </table:table-cell>
          <table:table-cell table:style-name="ce1" table:formula="of:=CONCATENATE(&quot;const srrectype_t SR_NAME_&quot;;[.C167];&quot; = &quot;&quot;&quot;; [.C167];&quot;&quot;&quot;;&quot;)" office:value-type="string" office:string-value="const srrectype_t SR_NAME_ICON = &quot;ICON&quot;;">
            <text:p>const srrectype_t SR_NAME_ICON = "ICON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IDLA</text:p>
          </table:table-cell>
          <table:table-cell/>
          <table:table-cell table:formula="of:=CONCATENATE(&quot;extern const srrectype_t SR_NAME_&quot;;[.C168];&quot;;&quot;)" office:value-type="string" office:string-value="extern const srrectype_t SR_NAME_IDLA;">
            <text:p>extern const srrectype_t SR_NAME_IDLA;</text:p>
          </table:table-cell>
          <table:table-cell table:style-name="ce1" table:formula="of:=CONCATENATE(&quot;const srrectype_t SR_NAME_&quot;;[.C168];&quot; = &quot;&quot;&quot;; [.C168];&quot;&quot;&quot;;&quot;)" office:value-type="string" office:string-value="const srrectype_t SR_NAME_IDLA = &quot;IDLA&quot;;">
            <text:p>const srrectype_t SR_NAME_IDLA = "IDLA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IDLC</text:p>
          </table:table-cell>
          <table:table-cell/>
          <table:table-cell table:formula="of:=CONCATENATE(&quot;extern const srrectype_t SR_NAME_&quot;;[.C169];&quot;;&quot;)" office:value-type="string" office:string-value="extern const srrectype_t SR_NAME_IDLC;">
            <text:p>extern const srrectype_t SR_NAME_IDLC;</text:p>
          </table:table-cell>
          <table:table-cell table:style-name="ce1" table:formula="of:=CONCATENATE(&quot;const srrectype_t SR_NAME_&quot;;[.C169];&quot; = &quot;&quot;&quot;; [.C169];&quot;&quot;&quot;;&quot;)" office:value-type="string" office:string-value="const srrectype_t SR_NAME_IDLC = &quot;IDLC&quot;;">
            <text:p>const srrectype_t SR_NAME_IDLC = "IDLC";</text:p>
          </table:table-cell>
        </table:table-row>
        <table:table-row table:style-name="ro1">
          <table:table-cell table:number-columns-repeated="2"/>
          <table:table-cell office:value-type="string">
            <text:p>IDLF</text:p>
          </table:table-cell>
          <table:table-cell/>
          <table:table-cell table:formula="of:=CONCATENATE(&quot;extern const srrectype_t SR_NAME_&quot;;[.C170];&quot;;&quot;)" office:value-type="string" office:string-value="extern const srrectype_t SR_NAME_IDLF;">
            <text:p>extern const srrectype_t SR_NAME_IDLF;</text:p>
          </table:table-cell>
          <table:table-cell table:style-name="ce1" table:formula="of:=CONCATENATE(&quot;const srrectype_t SR_NAME_&quot;;[.C170];&quot; = &quot;&quot;&quot;; [.C170];&quot;&quot;&quot;;&quot;)" office:value-type="string" office:string-value="const srrectype_t SR_NAME_IDLF = &quot;IDLF&quot;;">
            <text:p>const srrectype_t SR_NAME_IDLF = "IDLF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IDLT</text:p>
          </table:table-cell>
          <table:table-cell/>
          <table:table-cell table:formula="of:=CONCATENATE(&quot;extern const srrectype_t SR_NAME_&quot;;[.C171];&quot;;&quot;)" office:value-type="string" office:string-value="extern const srrectype_t SR_NAME_IDLT;">
            <text:p>extern const srrectype_t SR_NAME_IDLT;</text:p>
          </table:table-cell>
          <table:table-cell table:style-name="ce1" table:formula="of:=CONCATENATE(&quot;const srrectype_t SR_NAME_&quot;;[.C171];&quot; = &quot;&quot;&quot;; [.C171];&quot;&quot;&quot;;&quot;)" office:value-type="string" office:string-value="const srrectype_t SR_NAME_IDLT = &quot;IDLT&quot;;">
            <text:p>const srrectype_t SR_NAME_IDLT = "IDLT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IIAD</text:p>
          </table:table-cell>
          <table:table-cell/>
          <table:table-cell table:formula="of:=CONCATENATE(&quot;extern const srrectype_t SR_NAME_&quot;;[.C172];&quot;;&quot;)" office:value-type="string" office:string-value="extern const srrectype_t SR_NAME_IIAD;">
            <text:p>extern const srrectype_t SR_NAME_IIAD;</text:p>
          </table:table-cell>
          <table:table-cell table:style-name="ce1" table:formula="of:=CONCATENATE(&quot;const srrectype_t SR_NAME_&quot;;[.C172];&quot; = &quot;&quot;&quot;; [.C172];&quot;&quot;&quot;;&quot;)" office:value-type="string" office:string-value="const srrectype_t SR_NAME_IIAD = &quot;IIAD&quot;;">
            <text:p>const srrectype_t SR_NAME_IIAD = "IIAD";</text:p>
          </table:table-cell>
        </table:table-row>
        <table:table-row table:style-name="ro1">
          <table:table-cell office:value-type="string">
            <text:p>IDLF</text:p>
          </table:table-cell>
          <table:table-cell/>
          <table:table-cell office:value-type="string">
            <text:p>IMSP</text:p>
          </table:table-cell>
          <table:table-cell/>
          <table:table-cell table:formula="of:=CONCATENATE(&quot;extern const srrectype_t SR_NAME_&quot;;[.C173];&quot;;&quot;)" office:value-type="string" office:string-value="extern const srrectype_t SR_NAME_IMSP;">
            <text:p>extern const srrectype_t SR_NAME_IMSP;</text:p>
          </table:table-cell>
          <table:table-cell table:style-name="ce1" table:formula="of:=CONCATENATE(&quot;const srrectype_t SR_NAME_&quot;;[.C173];&quot; = &quot;&quot;&quot;; [.C173];&quot;&quot;&quot;;&quot;)" office:value-type="string" office:string-value="const srrectype_t SR_NAME_IMSP = &quot;IMSP&quot;;">
            <text:p>const srrectype_t SR_NAME_IMSP = "IMSP";</text:p>
          </table:table-cell>
        </table:table-row>
        <table:table-row table:style-name="ro1">
          <table:table-cell office:value-type="string">
            <text:p>IDLT</text:p>
          </table:table-cell>
          <table:table-cell/>
          <table:table-cell office:value-type="string">
            <text:p>INAM</text:p>
          </table:table-cell>
          <table:table-cell/>
          <table:table-cell table:formula="of:=CONCATENATE(&quot;extern const srrectype_t SR_NAME_&quot;;[.C174];&quot;;&quot;)" office:value-type="string" office:string-value="extern const srrectype_t SR_NAME_INAM;">
            <text:p>extern const srrectype_t SR_NAME_INAM;</text:p>
          </table:table-cell>
          <table:table-cell table:style-name="ce1" table:formula="of:=CONCATENATE(&quot;const srrectype_t SR_NAME_&quot;;[.C174];&quot; = &quot;&quot;&quot;; [.C174];&quot;&quot;&quot;;&quot;)" office:value-type="string" office:string-value="const srrectype_t SR_NAME_INAM = &quot;INAM&quot;;">
            <text:p>const srrectype_t SR_NAME_INAM = "INAM";</text:p>
          </table:table-cell>
        </table:table-row>
        <table:table-row table:style-name="ro1">
          <table:table-cell office:value-type="string">
            <text:p>IDLC</text:p>
          </table:table-cell>
          <table:table-cell/>
          <table:table-cell office:value-type="string">
            <text:p>INDX</text:p>
          </table:table-cell>
          <table:table-cell/>
          <table:table-cell table:formula="of:=CONCATENATE(&quot;extern const srrectype_t SR_NAME_&quot;;[.C175];&quot;;&quot;)" office:value-type="string" office:string-value="extern const srrectype_t SR_NAME_INDX;">
            <text:p>extern const srrectype_t SR_NAME_INDX;</text:p>
          </table:table-cell>
          <table:table-cell table:style-name="ce1" table:formula="of:=CONCATENATE(&quot;const srrectype_t SR_NAME_&quot;;[.C175];&quot; = &quot;&quot;&quot;; [.C175];&quot;&quot;&quot;;&quot;)" office:value-type="string" office:string-value="const srrectype_t SR_NAME_INDX = &quot;INDX&quot;;">
            <text:p>const srrectype_t SR_NAME_INDX = "INDX";</text:p>
          </table:table-cell>
        </table:table-row>
        <table:table-row table:style-name="ro1">
          <table:table-cell office:value-type="string">
            <text:p>IDLA</text:p>
          </table:table-cell>
          <table:table-cell/>
          <table:table-cell office:value-type="string">
            <text:p>INTV</text:p>
          </table:table-cell>
          <table:table-cell/>
          <table:table-cell table:formula="of:=CONCATENATE(&quot;extern const srrectype_t SR_NAME_&quot;;[.C176];&quot;;&quot;)" office:value-type="string" office:string-value="extern const srrectype_t SR_NAME_INTV;">
            <text:p>extern const srrectype_t SR_NAME_INTV;</text:p>
          </table:table-cell>
          <table:table-cell table:style-name="ce1" table:formula="of:=CONCATENATE(&quot;const srrectype_t SR_NAME_&quot;;[.C176];&quot; = &quot;&quot;&quot;; [.C176];&quot;&quot;&quot;;&quot;)" office:value-type="string" office:string-value="const srrectype_t SR_NAME_INTV = &quot;INTV&quot;;">
            <text:p>const srrectype_t SR_NAME_INTV = "INTV";</text:p>
          </table:table-cell>
        </table:table-row>
        <table:table-row table:style-name="ro1">
          <table:table-cell table:number-columns-repeated="2"/>
          <table:table-cell office:value-type="string">
            <text:p>ITXT</text:p>
          </table:table-cell>
          <table:table-cell/>
          <table:table-cell table:formula="of:=CONCATENATE(&quot;extern const srrectype_t SR_NAME_&quot;;[.C177];&quot;;&quot;)" office:value-type="string" office:string-value="extern const srrectype_t SR_NAME_ITXT;">
            <text:p>extern const srrectype_t SR_NAME_ITXT;</text:p>
          </table:table-cell>
          <table:table-cell table:style-name="ce1" table:formula="of:=CONCATENATE(&quot;const srrectype_t SR_NAME_&quot;;[.C177];&quot; = &quot;&quot;&quot;; [.C177];&quot;&quot;&quot;;&quot;)" office:value-type="string" office:string-value="const srrectype_t SR_NAME_ITXT = &quot;ITXT&quot;;">
            <text:p>const srrectype_t SR_NAME_ITXT = "ITXT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J0TX</text:p>
          </table:table-cell>
          <table:table-cell/>
          <table:table-cell table:formula="of:=CONCATENATE(&quot;extern const srrectype_t SR_NAME_&quot;;[.C178];&quot;;&quot;)" office:value-type="string" office:string-value="extern const srrectype_t SR_NAME_J0TX;">
            <text:p>extern const srrectype_t SR_NAME_J0TX;</text:p>
          </table:table-cell>
          <table:table-cell table:style-name="ce1" table:formula="of:=CONCATENATE(&quot;const srrectype_t SR_NAME_&quot;;[.C178];&quot; = &quot;&quot;&quot;; [.C178];&quot;&quot;&quot;;&quot;)" office:value-type="string" office:string-value="const srrectype_t SR_NAME_J0TX = &quot;J0TX&quot;;">
            <text:p>const srrectype_t SR_NAME_J0TX = "J0TX";</text:p>
          </table:table-cell>
        </table:table-row>
        <table:table-row table:style-name="ro1">
          <table:table-cell office:value-type="string">
            <text:p>TINT</text:p>
          </table:table-cell>
          <table:table-cell/>
          <table:table-cell office:value-type="string">
            <text:p>JAIL</text:p>
          </table:table-cell>
          <table:table-cell/>
          <table:table-cell table:formula="of:=CONCATENATE(&quot;extern const srrectype_t SR_NAME_&quot;;[.C179];&quot;;&quot;)" office:value-type="string" office:string-value="extern const srrectype_t SR_NAME_JAIL;">
            <text:p>extern const srrectype_t SR_NAME_JAIL;</text:p>
          </table:table-cell>
          <table:table-cell table:style-name="ce1" table:formula="of:=CONCATENATE(&quot;const srrectype_t SR_NAME_&quot;;[.C179];&quot; = &quot;&quot;&quot;; [.C179];&quot;&quot;&quot;;&quot;)" office:value-type="string" office:string-value="const srrectype_t SR_NAME_JAIL = &quot;JAIL&quot;;">
            <text:p>const srrectype_t SR_NAME_JAIL = "JAIL";</text:p>
          </table:table-cell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JIAD</text:p>
          </table:table-cell>
          <table:table-cell/>
          <table:table-cell table:formula="of:=CONCATENATE(&quot;extern const srrectype_t SR_NAME_&quot;;[.C180];&quot;;&quot;)" office:value-type="string" office:string-value="extern const srrectype_t SR_NAME_JIAD;">
            <text:p>extern const srrectype_t SR_NAME_JIAD;</text:p>
          </table:table-cell>
          <table:table-cell table:style-name="ce1" table:formula="of:=CONCATENATE(&quot;const srrectype_t SR_NAME_&quot;;[.C180];&quot; = &quot;&quot;&quot;; [.C180];&quot;&quot;&quot;;&quot;)" office:value-type="string" office:string-value="const srrectype_t SR_NAME_JIAD = &quot;JIAD&quot;;">
            <text:p>const srrectype_t SR_NAME_JIAD = "JIAD";</text:p>
          </table:table-cell>
        </table:table-row>
        <table:table-row table:style-name="ro1">
          <table:table-cell office:value-type="string">
            <text:p>FTSF</text:p>
          </table:table-cell>
          <table:table-cell/>
          <table:table-cell office:value-type="string">
            <text:p>JNAM</text:p>
          </table:table-cell>
          <table:table-cell/>
          <table:table-cell table:formula="of:=CONCATENATE(&quot;extern const srrectype_t SR_NAME_&quot;;[.C181];&quot;;&quot;)" office:value-type="string" office:string-value="extern const srrectype_t SR_NAME_JNAM;">
            <text:p>extern const srrectype_t SR_NAME_JNAM;</text:p>
          </table:table-cell>
          <table:table-cell table:style-name="ce1" table:formula="of:=CONCATENATE(&quot;const srrectype_t SR_NAME_&quot;;[.C181];&quot; = &quot;&quot;&quot;; [.C181];&quot;&quot;&quot;;&quot;)" office:value-type="string" office:string-value="const srrectype_t SR_NAME_JNAM = &quot;JNAM&quot;;">
            <text:p>const srrectype_t SR_NAME_JNAM = "JNAM";</text:p>
          </table:table-cell>
        </table:table-row>
        <table:table-row table:style-name="ro1">
          <table:table-cell office:value-type="string">
            <text:p>TINP</text:p>
          </table:table-cell>
          <table:table-cell/>
          <table:table-cell office:value-type="string">
            <text:p>JOUT</text:p>
          </table:table-cell>
          <table:table-cell/>
          <table:table-cell table:formula="of:=CONCATENATE(&quot;extern const srrectype_t SR_NAME_&quot;;[.C182];&quot;;&quot;)" office:value-type="string" office:string-value="extern const srrectype_t SR_NAME_JOUT;">
            <text:p>extern const srrectype_t SR_NAME_JOUT;</text:p>
          </table:table-cell>
          <table:table-cell table:style-name="ce1" table:formula="of:=CONCATENATE(&quot;const srrectype_t SR_NAME_&quot;;[.C182];&quot; = &quot;&quot;&quot;; [.C182];&quot;&quot;&quot;;&quot;)" office:value-type="string" office:string-value="const srrectype_t SR_NAME_JOUT = &quot;JOUT&quot;;">
            <text:p>const srrectype_t SR_NAME_JOUT = "JOUT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K0TX</text:p>
          </table:table-cell>
          <table:table-cell/>
          <table:table-cell table:formula="of:=CONCATENATE(&quot;extern const srrectype_t SR_NAME_&quot;;[.C183];&quot;;&quot;)" office:value-type="string" office:string-value="extern const srrectype_t SR_NAME_K0TX;">
            <text:p>extern const srrectype_t SR_NAME_K0TX;</text:p>
          </table:table-cell>
          <table:table-cell table:style-name="ce1" table:formula="of:=CONCATENATE(&quot;const srrectype_t SR_NAME_&quot;;[.C183];&quot; = &quot;&quot;&quot;; [.C183];&quot;&quot;&quot;;&quot;)" office:value-type="string" office:string-value="const srrectype_t SR_NAME_K0TX = &quot;K0TX&quot;;">
            <text:p>const srrectype_t SR_NAME_K0TX = "K0TX";</text:p>
          </table:table-cell>
        </table:table-row>
        <table:table-row table:style-name="ro1">
          <table:table-cell office:value-type="string">
            <text:p>DESC</text:p>
          </table:table-cell>
          <table:table-cell/>
          <table:table-cell office:value-type="string">
            <text:p>KIAD</text:p>
          </table:table-cell>
          <table:table-cell/>
          <table:table-cell table:formula="of:=CONCATENATE(&quot;extern const srrectype_t SR_NAME_&quot;;[.C184];&quot;;&quot;)" office:value-type="string" office:string-value="extern const srrectype_t SR_NAME_KIAD;">
            <text:p>extern const srrectype_t SR_NAME_KIAD;</text:p>
          </table:table-cell>
          <table:table-cell table:style-name="ce1" table:formula="of:=CONCATENATE(&quot;const srrectype_t SR_NAME_&quot;;[.C184];&quot; = &quot;&quot;&quot;; [.C184];&quot;&quot;&quot;;&quot;)" office:value-type="string" office:string-value="const srrectype_t SR_NAME_KIAD = &quot;KIAD&quot;;">
            <text:p>const srrectype_t SR_NAME_KIAD = "KIAD";</text:p>
          </table:table-cell>
        </table:table-row>
        <table:table-row table:style-name="ro1">
          <table:table-cell office:value-type="string">
            <text:p>INDX</text:p>
          </table:table-cell>
          <table:table-cell/>
          <table:table-cell office:value-type="string">
            <text:p>KNAM</text:p>
          </table:table-cell>
          <table:table-cell/>
          <table:table-cell table:formula="of:=CONCATENATE(&quot;extern const srrectype_t SR_NAME_&quot;;[.C185];&quot;;&quot;)" office:value-type="string" office:string-value="extern const srrectype_t SR_NAME_KNAM;">
            <text:p>extern const srrectype_t SR_NAME_KNAM;</text:p>
          </table:table-cell>
          <table:table-cell table:style-name="ce1" table:formula="of:=CONCATENATE(&quot;const srrectype_t SR_NAME_&quot;;[.C185];&quot; = &quot;&quot;&quot;; [.C185];&quot;&quot;&quot;;&quot;)" office:value-type="string" office:string-value="const srrectype_t SR_NAME_KNAM = &quot;KNAM&quot;;">
            <text:p>const srrectype_t SR_NAME_KNAM = "KNAM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KSIZ</text:p>
          </table:table-cell>
          <table:table-cell/>
          <table:table-cell table:formula="of:=CONCATENATE(&quot;extern const srrectype_t SR_NAME_&quot;;[.C186];&quot;;&quot;)" office:value-type="string" office:string-value="extern const srrectype_t SR_NAME_KSIZ;">
            <text:p>extern const srrectype_t SR_NAME_KSIZ;</text:p>
          </table:table-cell>
          <table:table-cell table:style-name="ce1" table:formula="of:=CONCATENATE(&quot;const srrectype_t SR_NAME_&quot;;[.C186];&quot; = &quot;&quot;&quot;; [.C186];&quot;&quot;&quot;;&quot;)" office:value-type="string" office:string-value="const srrectype_t SR_NAME_KSIZ = &quot;KSIZ&quot;;">
            <text:p>const srrectype_t SR_NAME_KSIZ = "KSIZ";</text:p>
          </table:table-cell>
        </table:table-row>
        <table:table-row table:style-name="ro1">
          <table:table-cell office:value-type="string">
            <text:p>WNAM</text:p>
          </table:table-cell>
          <table:table-cell/>
          <table:table-cell office:value-type="string">
            <text:p>KWDA</text:p>
          </table:table-cell>
          <table:table-cell/>
          <table:table-cell table:formula="of:=CONCATENATE(&quot;extern const srrectype_t SR_NAME_&quot;;[.C187];&quot;;&quot;)" office:value-type="string" office:string-value="extern const srrectype_t SR_NAME_KWDA;">
            <text:p>extern const srrectype_t SR_NAME_KWDA;</text:p>
          </table:table-cell>
          <table:table-cell table:style-name="ce1" table:formula="of:=CONCATENATE(&quot;const srrectype_t SR_NAME_&quot;;[.C187];&quot; = &quot;&quot;&quot;; [.C187];&quot;&quot;&quot;;&quot;)" office:value-type="string" office:string-value="const srrectype_t SR_NAME_KWDA = &quot;KWDA&quot;;">
            <text:p>const srrectype_t SR_NAME_KWDA = "KWDA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L0TX</text:p>
          </table:table-cell>
          <table:table-cell/>
          <table:table-cell table:formula="of:=CONCATENATE(&quot;extern const srrectype_t SR_NAME_&quot;;[.C188];&quot;;&quot;)" office:value-type="string" office:string-value="extern const srrectype_t SR_NAME_L0TX;">
            <text:p>extern const srrectype_t SR_NAME_L0TX;</text:p>
          </table:table-cell>
          <table:table-cell table:style-name="ce1" table:formula="of:=CONCATENATE(&quot;const srrectype_t SR_NAME_&quot;;[.C188];&quot; = &quot;&quot;&quot;; [.C188];&quot;&quot;&quot;;&quot;)" office:value-type="string" office:string-value="const srrectype_t SR_NAME_L0TX = &quot;L0TX&quot;;">
            <text:p>const srrectype_t SR_NAME_L0TX = "L0TX";</text:p>
          </table:table-cell>
        </table:table-row>
        <table:table-row table:style-name="ro1">
          <table:table-cell office:value-type="string">
            <text:p>RPRM</text:p>
          </table:table-cell>
          <table:table-cell/>
          <table:table-cell office:value-type="string">
            <text:p>LCEC</text:p>
          </table:table-cell>
          <table:table-cell/>
          <table:table-cell table:formula="of:=CONCATENATE(&quot;extern const srrectype_t SR_NAME_&quot;;[.C189];&quot;;&quot;)" office:value-type="string" office:string-value="extern const srrectype_t SR_NAME_LCEC;">
            <text:p>extern const srrectype_t SR_NAME_LCEC;</text:p>
          </table:table-cell>
          <table:table-cell table:style-name="ce1" table:formula="of:=CONCATENATE(&quot;const srrectype_t SR_NAME_&quot;;[.C189];&quot; = &quot;&quot;&quot;; [.C189];&quot;&quot;&quot;;&quot;)" office:value-type="string" office:string-value="const srrectype_t SR_NAME_LCEC = &quot;LCEC&quot;;">
            <text:p>const srrectype_t SR_NAME_LCEC = "LCEC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LCEP</text:p>
          </table:table-cell>
          <table:table-cell/>
          <table:table-cell table:formula="of:=CONCATENATE(&quot;extern const srrectype_t SR_NAME_&quot;;[.C190];&quot;;&quot;)" office:value-type="string" office:string-value="extern const srrectype_t SR_NAME_LCEP;">
            <text:p>extern const srrectype_t SR_NAME_LCEP;</text:p>
          </table:table-cell>
          <table:table-cell table:style-name="ce1" table:formula="of:=CONCATENATE(&quot;const srrectype_t SR_NAME_&quot;;[.C190];&quot; = &quot;&quot;&quot;; [.C190];&quot;&quot;&quot;;&quot;)" office:value-type="string" office:string-value="const srrectype_t SR_NAME_LCEP = &quot;LCEP&quot;;">
            <text:p>const srrectype_t SR_NAME_LCEP = "LCEP";</text:p>
          </table:table-cell>
        </table:table-row>
        <table:table-row table:style-name="ro1">
          <table:table-cell office:value-type="string">
            <text:p>HCLF</text:p>
          </table:table-cell>
          <table:table-cell/>
          <table:table-cell office:value-type="string">
            <text:p>LCID</text:p>
          </table:table-cell>
          <table:table-cell/>
          <table:table-cell table:formula="of:=CONCATENATE(&quot;extern const srrectype_t SR_NAME_&quot;;[.C191];&quot;;&quot;)" office:value-type="string" office:string-value="extern const srrectype_t SR_NAME_LCID;">
            <text:p>extern const srrectype_t SR_NAME_LCID;</text:p>
          </table:table-cell>
          <table:table-cell table:style-name="ce1" table:formula="of:=CONCATENATE(&quot;const srrectype_t SR_NAME_&quot;;[.C191];&quot; = &quot;&quot;&quot;; [.C191];&quot;&quot;&quot;;&quot;)" office:value-type="string" office:string-value="const srrectype_t SR_NAME_LCID = &quot;LCID&quot;;">
            <text:p>const srrectype_t SR_NAME_LCID = "LCID";</text:p>
          </table:table-cell>
        </table:table-row>
        <table:table-row table:style-name="ro1">
          <table:table-cell office:value-type="string">
            <text:p>ANAM</text:p>
          </table:table-cell>
          <table:table-cell/>
          <table:table-cell office:value-type="string">
            <text:p>LCPR</text:p>
          </table:table-cell>
          <table:table-cell/>
          <table:table-cell table:formula="of:=CONCATENATE(&quot;extern const srrectype_t SR_NAME_&quot;;[.C192];&quot;;&quot;)" office:value-type="string" office:string-value="extern const srrectype_t SR_NAME_LCPR;">
            <text:p>extern const srrectype_t SR_NAME_LCPR;</text:p>
          </table:table-cell>
          <table:table-cell table:style-name="ce1" table:formula="of:=CONCATENATE(&quot;const srrectype_t SR_NAME_&quot;;[.C192];&quot; = &quot;&quot;&quot;; [.C192];&quot;&quot;&quot;;&quot;)" office:value-type="string" office:string-value="const srrectype_t SR_NAME_LCPR = &quot;LCPR&quot;;">
            <text:p>const srrectype_t SR_NAME_LCPR = "LCPR";</text:p>
          </table:table-cell>
        </table:table-row>
        <table:table-row table:style-name="ro1">
          <table:table-cell office:value-type="string">
            <text:p>BODT</text:p>
          </table:table-cell>
          <table:table-cell/>
          <table:table-cell office:value-type="string">
            <text:p>LCSR</text:p>
          </table:table-cell>
          <table:table-cell/>
          <table:table-cell table:formula="of:=CONCATENATE(&quot;extern const srrectype_t SR_NAME_&quot;;[.C193];&quot;;&quot;)" office:value-type="string" office:string-value="extern const srrectype_t SR_NAME_LCSR;">
            <text:p>extern const srrectype_t SR_NAME_LCSR;</text:p>
          </table:table-cell>
          <table:table-cell table:style-name="ce1" table:formula="of:=CONCATENATE(&quot;const srrectype_t SR_NAME_&quot;;[.C193];&quot; = &quot;&quot;&quot;; [.C193];&quot;&quot;&quot;;&quot;)" office:value-type="string" office:string-value="const srrectype_t SR_NAME_LCSR = &quot;LCSR&quot;;">
            <text:p>const srrectype_t SR_NAME_LCSR = "LCSR";</text:p>
          </table:table-cell>
        </table:table-row>
        <table:table-row table:style-name="ro1">
          <table:table-cell office:value-type="string">
            <text:p>MNAM</text:p>
          </table:table-cell>
          <table:table-cell/>
          <table:table-cell office:value-type="string">
            <text:p>LCUN</text:p>
          </table:table-cell>
          <table:table-cell/>
          <table:table-cell table:formula="of:=CONCATENATE(&quot;extern const srrectype_t SR_NAME_&quot;;[.C194];&quot;;&quot;)" office:value-type="string" office:string-value="extern const srrectype_t SR_NAME_LCUN;">
            <text:p>extern const srrectype_t SR_NAME_LCUN;</text:p>
          </table:table-cell>
          <table:table-cell table:style-name="ce1" table:formula="of:=CONCATENATE(&quot;const srrectype_t SR_NAME_&quot;;[.C194];&quot; = &quot;&quot;&quot;; [.C194];&quot;&quot;&quot;;&quot;)" office:value-type="string" office:string-value="const srrectype_t SR_NAME_LCUN = &quot;LCUN&quot;;">
            <text:p>const srrectype_t SR_NAME_LCUN = "LCUN";</text:p>
          </table:table-cell>
        </table:table-row>
        <table:table-row table:style-name="ro1">
          <table:table-cell office:value-type="string">
            <text:p>LNAM</text:p>
          </table:table-cell>
          <table:table-cell/>
          <table:table-cell office:value-type="string">
            <text:p>LIAD</text:p>
          </table:table-cell>
          <table:table-cell/>
          <table:table-cell table:formula="of:=CONCATENATE(&quot;extern const srrectype_t SR_NAME_&quot;;[.C195];&quot;;&quot;)" office:value-type="string" office:string-value="extern const srrectype_t SR_NAME_LIAD;">
            <text:p>extern const srrectype_t SR_NAME_LIAD;</text:p>
          </table:table-cell>
          <table:table-cell table:style-name="ce1" table:formula="of:=CONCATENATE(&quot;const srrectype_t SR_NAME_&quot;;[.C195];&quot; = &quot;&quot;&quot;; [.C195];&quot;&quot;&quot;;&quot;)" office:value-type="string" office:string-value="const srrectype_t SR_NAME_LIAD = &quot;LIAD&quot;;">
            <text:p>const srrectype_t SR_NAME_LIAD = "LIAD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LLCT</text:p>
          </table:table-cell>
          <table:table-cell/>
          <table:table-cell table:formula="of:=CONCATENATE(&quot;extern const srrectype_t SR_NAME_&quot;;[.C196];&quot;;&quot;)" office:value-type="string" office:string-value="extern const srrectype_t SR_NAME_LLCT;">
            <text:p>extern const srrectype_t SR_NAME_LLCT;</text:p>
          </table:table-cell>
          <table:table-cell table:style-name="ce1" table:formula="of:=CONCATENATE(&quot;const srrectype_t SR_NAME_&quot;;[.C196];&quot; = &quot;&quot;&quot;; [.C196];&quot;&quot;&quot;;&quot;)" office:value-type="string" office:string-value="const srrectype_t SR_NAME_LLCT = &quot;LLCT&quot;;">
            <text:p>const srrectype_t SR_NAME_LLCT = "LLCT";</text:p>
          </table:table-cell>
        </table:table-row>
        <table:table-row table:style-name="ro1">
          <table:table-cell office:value-type="string">
            <text:p>MTNM</text:p>
          </table:table-cell>
          <table:table-cell/>
          <table:table-cell office:value-type="string">
            <text:p>LNAM</text:p>
          </table:table-cell>
          <table:table-cell/>
          <table:table-cell table:formula="of:=CONCATENATE(&quot;extern const srrectype_t SR_NAME_&quot;;[.C197];&quot;;&quot;)" office:value-type="string" office:string-value="extern const srrectype_t SR_NAME_LNAM;">
            <text:p>extern const srrectype_t SR_NAME_LNAM;</text:p>
          </table:table-cell>
          <table:table-cell table:style-name="ce1" table:formula="of:=CONCATENATE(&quot;const srrectype_t SR_NAME_&quot;;[.C197];&quot; = &quot;&quot;&quot;; [.C197];&quot;&quot;&quot;;&quot;)" office:value-type="string" office:string-value="const srrectype_t SR_NAME_LNAM = &quot;LNAM&quot;;">
            <text:p>const srrectype_t SR_NAME_LNAM = "LNAM";</text:p>
          </table:table-cell>
        </table:table-row>
        <table:table-row table:style-name="ro1">
          <table:table-cell office:value-type="string">
            <text:p>VTCK</text:p>
          </table:table-cell>
          <table:table-cell/>
          <table:table-cell office:value-type="string">
            <text:p>LTMP</text:p>
          </table:table-cell>
          <table:table-cell/>
          <table:table-cell table:formula="of:=CONCATENATE(&quot;extern const srrectype_t SR_NAME_&quot;;[.C198];&quot;;&quot;)" office:value-type="string" office:string-value="extern const srrectype_t SR_NAME_LTMP;">
            <text:p>extern const srrectype_t SR_NAME_LTMP;</text:p>
          </table:table-cell>
          <table:table-cell table:style-name="ce1" table:formula="of:=CONCATENATE(&quot;const srrectype_t SR_NAME_&quot;;[.C198];&quot; = &quot;&quot;&quot;; [.C198];&quot;&quot;&quot;;&quot;)" office:value-type="string" office:string-value="const srrectype_t SR_NAME_LTMP = &quot;LTMP&quot;;">
            <text:p>const srrectype_t SR_NAME_LTMP = "LTMP";</text:p>
          </table:table-cell>
        </table:table-row>
        <table:table-row table:style-name="ro1">
          <table:table-cell office:value-type="string">
            <text:p>RPRF</text:p>
          </table:table-cell>
          <table:table-cell/>
          <table:table-cell office:value-type="string">
            <text:p>LVLD</text:p>
          </table:table-cell>
          <table:table-cell/>
          <table:table-cell table:formula="of:=CONCATENATE(&quot;extern const srrectype_t SR_NAME_&quot;;[.C199];&quot;;&quot;)" office:value-type="string" office:string-value="extern const srrectype_t SR_NAME_LVLD;">
            <text:p>extern const srrectype_t SR_NAME_LVLD;</text:p>
          </table:table-cell>
          <table:table-cell table:style-name="ce1" table:formula="of:=CONCATENATE(&quot;const srrectype_t SR_NAME_&quot;;[.C199];&quot; = &quot;&quot;&quot;; [.C199];&quot;&quot;&quot;;&quot;)" office:value-type="string" office:string-value="const srrectype_t SR_NAME_LVLD = &quot;LVLD&quot;;">
            <text:p>const srrectype_t SR_NAME_LVLD = "LVLD";</text:p>
          </table:table-cell>
        </table:table-row>
        <table:table-row table:style-name="ro1">
          <table:table-cell office:value-type="string">
            <text:p>PNAM</text:p>
          </table:table-cell>
          <table:table-cell/>
          <table:table-cell office:value-type="string">
            <text:p>LVLF</text:p>
          </table:table-cell>
          <table:table-cell/>
          <table:table-cell table:formula="of:=CONCATENATE(&quot;extern const srrectype_t SR_NAME_&quot;;[.C200];&quot;;&quot;)" office:value-type="string" office:string-value="extern const srrectype_t SR_NAME_LVLF;">
            <text:p>extern const srrectype_t SR_NAME_LVLF;</text:p>
          </table:table-cell>
          <table:table-cell table:style-name="ce1" table:formula="of:=CONCATENATE(&quot;const srrectype_t SR_NAME_&quot;;[.C200];&quot; = &quot;&quot;&quot;; [.C200];&quot;&quot;&quot;;&quot;)" office:value-type="string" office:string-value="const srrectype_t SR_NAME_LVLF = &quot;LVLF&quot;;">
            <text:p>const srrectype_t SR_NAME_LVLF = "LVLF";</text:p>
          </table:table-cell>
        </table:table-row>
        <table:table-row table:style-name="ro1">
          <table:table-cell office:value-type="string">
            <text:p>UNAM</text:p>
          </table:table-cell>
          <table:table-cell/>
          <table:table-cell office:value-type="string">
            <text:p>LVLG</text:p>
          </table:table-cell>
          <table:table-cell/>
          <table:table-cell table:formula="of:=CONCATENATE(&quot;extern const srrectype_t SR_NAME_&quot;;[.C201];&quot;;&quot;)" office:value-type="string" office:string-value="extern const srrectype_t SR_NAME_LVLG;">
            <text:p>extern const srrectype_t SR_NAME_LVLG;</text:p>
          </table:table-cell>
          <table:table-cell table:style-name="ce1" table:formula="of:=CONCATENATE(&quot;const srrectype_t SR_NAME_&quot;;[.C201];&quot; = &quot;&quot;&quot;; [.C201];&quot;&quot;&quot;;&quot;)" office:value-type="string" office:string-value="const srrectype_t SR_NAME_LVLG = &quot;LVLG&quot;;">
            <text:p>const srrectype_t SR_NAME_LVLG = "LVLG";</text:p>
          </table:table-cell>
        </table:table-row>
        <table:table-row table:style-name="ro1">
          <table:table-cell office:value-type="string">
            <text:p>ATKD</text:p>
          </table:table-cell>
          <table:table-cell/>
          <table:table-cell office:value-type="string">
            <text:p>LVLO</text:p>
          </table:table-cell>
          <table:table-cell/>
          <table:table-cell table:formula="of:=CONCATENATE(&quot;extern const srrectype_t SR_NAME_&quot;;[.C202];&quot;;&quot;)" office:value-type="string" office:string-value="extern const srrectype_t SR_NAME_LVLO;">
            <text:p>extern const srrectype_t SR_NAME_LVLO;</text:p>
          </table:table-cell>
          <table:table-cell table:style-name="ce1" table:formula="of:=CONCATENATE(&quot;const srrectype_t SR_NAME_&quot;;[.C202];&quot; = &quot;&quot;&quot;; [.C202];&quot;&quot;&quot;;&quot;)" office:value-type="string" office:string-value="const srrectype_t SR_NAME_LVLO = &quot;LVLO&quot;;">
            <text:p>const srrectype_t SR_NAME_LVLO = "LVLO";</text:p>
          </table:table-cell>
        </table:table-row>
        <table:table-row table:style-name="ro1">
          <table:table-cell office:value-type="string">
            <text:p>DFTF</text:p>
          </table:table-cell>
          <table:table-cell/>
          <table:table-cell office:value-type="string">
            <text:p>MCHT</text:p>
          </table:table-cell>
          <table:table-cell/>
          <table:table-cell table:formula="of:=CONCATENATE(&quot;extern const srrectype_t SR_NAME_&quot;;[.C203];&quot;;&quot;)" office:value-type="string" office:string-value="extern const srrectype_t SR_NAME_MCHT;">
            <text:p>extern const srrectype_t SR_NAME_MCHT;</text:p>
          </table:table-cell>
          <table:table-cell table:style-name="ce1" table:formula="of:=CONCATENATE(&quot;const srrectype_t SR_NAME_&quot;;[.C203];&quot; = &quot;&quot;&quot;; [.C203];&quot;&quot;&quot;;&quot;)" office:value-type="string" office:string-value="const srrectype_t SR_NAME_MCHT = &quot;MCHT&quot;;">
            <text:p>const srrectype_t SR_NAME_MCHT = "MCHT";</text:p>
          </table:table-cell>
        </table:table-row>
        <table:table-row table:style-name="ro1">
          <table:table-cell office:value-type="string">
            <text:p>MTYP</text:p>
          </table:table-cell>
          <table:table-cell/>
          <table:table-cell office:value-type="string">
            <text:p>MDOB</text:p>
          </table:table-cell>
          <table:table-cell/>
          <table:table-cell table:formula="of:=CONCATENATE(&quot;extern const srrectype_t SR_NAME_&quot;;[.C204];&quot;;&quot;)" office:value-type="string" office:string-value="extern const srrectype_t SR_NAME_MDOB;">
            <text:p>extern const srrectype_t SR_NAME_MDOB;</text:p>
          </table:table-cell>
          <table:table-cell table:style-name="ce1" table:formula="of:=CONCATENATE(&quot;const srrectype_t SR_NAME_&quot;;[.C204];&quot; = &quot;&quot;&quot;; [.C204];&quot;&quot;&quot;;&quot;)" office:value-type="string" office:string-value="const srrectype_t SR_NAME_MDOB = &quot;MDOB&quot;;">
            <text:p>const srrectype_t SR_NAME_MDOB = "MDOB";</text:p>
          </table:table-cell>
        </table:table-row>
        <table:table-row table:style-name="ro1">
          <table:table-cell office:value-type="string">
            <text:p>ATKE</text:p>
          </table:table-cell>
          <table:table-cell/>
          <table:table-cell office:value-type="string">
            <text:p>MHDT</text:p>
          </table:table-cell>
          <table:table-cell/>
          <table:table-cell table:formula="of:=CONCATENATE(&quot;extern const srrectype_t SR_NAME_&quot;;[.C205];&quot;;&quot;)" office:value-type="string" office:string-value="extern const srrectype_t SR_NAME_MHDT;">
            <text:p>extern const srrectype_t SR_NAME_MHDT;</text:p>
          </table:table-cell>
          <table:table-cell table:style-name="ce1" table:formula="of:=CONCATENATE(&quot;const srrectype_t SR_NAME_&quot;;[.C205];&quot; = &quot;&quot;&quot;; [.C205];&quot;&quot;&quot;;&quot;)" office:value-type="string" office:string-value="const srrectype_t SR_NAME_MHDT = &quot;MHDT&quot;;">
            <text:p>const srrectype_t SR_NAME_MHDT = "MHDT";</text:p>
          </table:table-cell>
        </table:table-row>
        <table:table-row table:style-name="ro1">
          <table:table-cell office:value-type="string">
            <text:p>NAM1</text:p>
          </table:table-cell>
          <table:table-cell/>
          <table:table-cell office:value-type="string">
            <text:p>MIAD</text:p>
          </table:table-cell>
          <table:table-cell/>
          <table:table-cell table:formula="of:=CONCATENATE(&quot;extern const srrectype_t SR_NAME_&quot;;[.C206];&quot;;&quot;)" office:value-type="string" office:string-value="extern const srrectype_t SR_NAME_MIAD;">
            <text:p>extern const srrectype_t SR_NAME_MIAD;</text:p>
          </table:table-cell>
          <table:table-cell table:style-name="ce1" table:formula="of:=CONCATENATE(&quot;const srrectype_t SR_NAME_&quot;;[.C206];&quot; = &quot;&quot;&quot;; [.C206];&quot;&quot;&quot;;&quot;)" office:value-type="string" office:string-value="const srrectype_t SR_NAME_MIAD = &quot;MIAD&quot;;">
            <text:p>const srrectype_t SR_NAME_MIAD = "MIAD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MNAM</text:p>
          </table:table-cell>
          <table:table-cell/>
          <table:table-cell table:formula="of:=CONCATENATE(&quot;extern const srrectype_t SR_NAME_&quot;;[.C207];&quot;;&quot;)" office:value-type="string" office:string-value="extern const srrectype_t SR_NAME_MNAM;">
            <text:p>extern const srrectype_t SR_NAME_MNAM;</text:p>
          </table:table-cell>
          <table:table-cell table:style-name="ce1" table:formula="of:=CONCATENATE(&quot;const srrectype_t SR_NAME_&quot;;[.C207];&quot; = &quot;&quot;&quot;; [.C207];&quot;&quot;&quot;;&quot;)" office:value-type="string" office:string-value="const srrectype_t SR_NAME_MNAM = &quot;MNAM&quot;;">
            <text:p>const srrectype_t SR_NAME_MNAM = "MNAM";</text:p>
          </table:table-cell>
        </table:table-row>
        <table:table-row table:style-name="ro1">
          <table:table-cell office:value-type="string">
            <text:p>AHCF</text:p>
          </table:table-cell>
          <table:table-cell/>
          <table:table-cell office:value-type="string">
            <text:p>MO2S</text:p>
          </table:table-cell>
          <table:table-cell/>
          <table:table-cell table:formula="of:=CONCATENATE(&quot;extern const srrectype_t SR_NAME_&quot;;[.C208];&quot;;&quot;)" office:value-type="string" office:string-value="extern const srrectype_t SR_NAME_MO2S;">
            <text:p>extern const srrectype_t SR_NAME_MO2S;</text:p>
          </table:table-cell>
          <table:table-cell table:style-name="ce1" table:formula="of:=CONCATENATE(&quot;const srrectype_t SR_NAME_&quot;;[.C208];&quot; = &quot;&quot;&quot;; [.C208];&quot;&quot;&quot;;&quot;)" office:value-type="string" office:string-value="const srrectype_t SR_NAME_MO2S = &quot;MO2S&quot;;">
            <text:p>const srrectype_t SR_NAME_MO2S = "MO2S";</text:p>
          </table:table-cell>
        </table:table-row>
        <table:table-row table:style-name="ro1">
          <table:table-cell office:value-type="string">
            <text:p>GNAM</text:p>
          </table:table-cell>
          <table:table-cell/>
          <table:table-cell office:value-type="string">
            <text:p>MO2T</text:p>
          </table:table-cell>
          <table:table-cell/>
          <table:table-cell table:formula="of:=CONCATENATE(&quot;extern const srrectype_t SR_NAME_&quot;;[.C209];&quot;;&quot;)" office:value-type="string" office:string-value="extern const srrectype_t SR_NAME_MO2T;">
            <text:p>extern const srrectype_t SR_NAME_MO2T;</text:p>
          </table:table-cell>
          <table:table-cell table:style-name="ce1" table:formula="of:=CONCATENATE(&quot;const srrectype_t SR_NAME_&quot;;[.C209];&quot; = &quot;&quot;&quot;; [.C209];&quot;&quot;&quot;;&quot;)" office:value-type="string" office:string-value="const srrectype_t SR_NAME_MO2T = &quot;MO2T&quot;;">
            <text:p>const srrectype_t SR_NAME_MO2T = "MO2T";</text:p>
          </table:table-cell>
        </table:table-row>
        <table:table-row table:style-name="ro1">
          <table:table-cell office:value-type="string">
            <text:p>PHWT</text:p>
          </table:table-cell>
          <table:table-cell/>
          <table:table-cell office:value-type="string">
            <text:p>MO3S</text:p>
          </table:table-cell>
          <table:table-cell/>
          <table:table-cell table:formula="of:=CONCATENATE(&quot;extern const srrectype_t SR_NAME_&quot;;[.C210];&quot;;&quot;)" office:value-type="string" office:string-value="extern const srrectype_t SR_NAME_MO3S;">
            <text:p>extern const srrectype_t SR_NAME_MO3S;</text:p>
          </table:table-cell>
          <table:table-cell table:style-name="ce1" table:formula="of:=CONCATENATE(&quot;const srrectype_t SR_NAME_&quot;;[.C210];&quot; = &quot;&quot;&quot;; [.C210];&quot;&quot;&quot;;&quot;)" office:value-type="string" office:string-value="const srrectype_t SR_NAME_MO3S = &quot;MO3S&quot;;">
            <text:p>const srrectype_t SR_NAME_MO3S = "MO3S";</text:p>
          </table:table-cell>
        </table:table-row>
        <table:table-row table:style-name="ro1">
          <table:table-cell office:value-type="string">
            <text:p>NAM3</text:p>
          </table:table-cell>
          <table:table-cell/>
          <table:table-cell office:value-type="string">
            <text:p>MO3T</text:p>
          </table:table-cell>
          <table:table-cell/>
          <table:table-cell table:formula="of:=CONCATENATE(&quot;extern const srrectype_t SR_NAME_&quot;;[.C211];&quot;;&quot;)" office:value-type="string" office:string-value="extern const srrectype_t SR_NAME_MO3T;">
            <text:p>extern const srrectype_t SR_NAME_MO3T;</text:p>
          </table:table-cell>
          <table:table-cell table:style-name="ce1" table:formula="of:=CONCATENATE(&quot;const srrectype_t SR_NAME_&quot;;[.C211];&quot; = &quot;&quot;&quot;; [.C211];&quot;&quot;&quot;;&quot;)" office:value-type="string" office:string-value="const srrectype_t SR_NAME_MO3T = &quot;MO3T&quot;;">
            <text:p>const srrectype_t SR_NAME_MO3T = "MO3T";</text:p>
          </table:table-cell>
        </table:table-row>
        <table:table-row table:style-name="ro1">
          <table:table-cell office:value-type="string">
            <text:p>NAM4</text:p>
          </table:table-cell>
          <table:table-cell/>
          <table:table-cell office:value-type="string">
            <text:p>MO4S</text:p>
          </table:table-cell>
          <table:table-cell/>
          <table:table-cell table:formula="of:=CONCATENATE(&quot;extern const srrectype_t SR_NAME_&quot;;[.C212];&quot;;&quot;)" office:value-type="string" office:string-value="extern const srrectype_t SR_NAME_MO4S;">
            <text:p>extern const srrectype_t SR_NAME_MO4S;</text:p>
          </table:table-cell>
          <table:table-cell table:style-name="ce1" table:formula="of:=CONCATENATE(&quot;const srrectype_t SR_NAME_&quot;;[.C212];&quot; = &quot;&quot;&quot;; [.C212];&quot;&quot;&quot;;&quot;)" office:value-type="string" office:string-value="const srrectype_t SR_NAME_MO4S = &quot;MO4S&quot;;">
            <text:p>const srrectype_t SR_NAME_MO4S = "MO4S";</text:p>
          </table:table-cell>
        </table:table-row>
        <table:table-row table:style-name="ro1">
          <table:table-cell office:value-type="string">
            <text:p>MPAV</text:p>
          </table:table-cell>
          <table:table-cell/>
          <table:table-cell office:value-type="string">
            <text:p>MO4T</text:p>
          </table:table-cell>
          <table:table-cell/>
          <table:table-cell table:formula="of:=CONCATENATE(&quot;extern const srrectype_t SR_NAME_&quot;;[.C213];&quot;;&quot;)" office:value-type="string" office:string-value="extern const srrectype_t SR_NAME_MO4T;">
            <text:p>extern const srrectype_t SR_NAME_MO4T;</text:p>
          </table:table-cell>
          <table:table-cell table:style-name="ce1" table:formula="of:=CONCATENATE(&quot;const srrectype_t SR_NAME_&quot;;[.C213];&quot; = &quot;&quot;&quot;; [.C213];&quot;&quot;&quot;;&quot;)" office:value-type="string" office:string-value="const srrectype_t SR_NAME_MO4T = &quot;MO4T&quot;;">
            <text:p>const srrectype_t SR_NAME_MO4T = "MO4T";</text:p>
          </table:table-cell>
        </table:table-row>
        <table:table-row table:style-name="ro1">
          <table:table-cell office:value-type="string">
            <text:p>NAM5</text:p>
          </table:table-cell>
          <table:table-cell/>
          <table:table-cell office:value-type="string">
            <text:p>MO5T</text:p>
          </table:table-cell>
          <table:table-cell/>
          <table:table-cell table:formula="of:=CONCATENATE(&quot;extern const srrectype_t SR_NAME_&quot;;[.C214];&quot;;&quot;)" office:value-type="string" office:string-value="extern const srrectype_t SR_NAME_MO5T;">
            <text:p>extern const srrectype_t SR_NAME_MO5T;</text:p>
          </table:table-cell>
          <table:table-cell table:style-name="ce1" table:formula="of:=CONCATENATE(&quot;const srrectype_t SR_NAME_&quot;;[.C214];&quot; = &quot;&quot;&quot;; [.C214];&quot;&quot;&quot;;&quot;)" office:value-type="string" office:string-value="const srrectype_t SR_NAME_MO5T = &quot;MO5T&quot;;">
            <text:p>const srrectype_t SR_NAME_MO5T = "MO5T";</text:p>
          </table:table-cell>
        </table:table-row>
        <table:table-row table:style-name="ro1">
          <table:table-cell office:value-type="string">
            <text:p>SNMV</text:p>
          </table:table-cell>
          <table:table-cell/>
          <table:table-cell office:value-type="string">
            <text:p>MOD2</text:p>
          </table:table-cell>
          <table:table-cell/>
          <table:table-cell table:formula="of:=CONCATENATE(&quot;extern const srrectype_t SR_NAME_&quot;;[.C215];&quot;;&quot;)" office:value-type="string" office:string-value="extern const srrectype_t SR_NAME_MOD2;">
            <text:p>extern const srrectype_t SR_NAME_MOD2;</text:p>
          </table:table-cell>
          <table:table-cell table:style-name="ce1" table:formula="of:=CONCATENATE(&quot;const srrectype_t SR_NAME_&quot;;[.C215];&quot; = &quot;&quot;&quot;; [.C215];&quot;&quot;&quot;;&quot;)" office:value-type="string" office:string-value="const srrectype_t SR_NAME_MOD2 = &quot;MOD2&quot;;">
            <text:p>const srrectype_t SR_NAME_MOD2 = "MOD2";</text:p>
          </table:table-cell>
        </table:table-row>
        <table:table-row table:style-name="ro1">
          <table:table-cell office:value-type="string">
            <text:p>SWMV</text:p>
          </table:table-cell>
          <table:table-cell/>
          <table:table-cell office:value-type="string">
            <text:p>MOD3</text:p>
          </table:table-cell>
          <table:table-cell/>
          <table:table-cell table:formula="of:=CONCATENATE(&quot;extern const srrectype_t SR_NAME_&quot;;[.C216];&quot;;&quot;)" office:value-type="string" office:string-value="extern const srrectype_t SR_NAME_MOD3;">
            <text:p>extern const srrectype_t SR_NAME_MOD3;</text:p>
          </table:table-cell>
          <table:table-cell table:style-name="ce1" table:formula="of:=CONCATENATE(&quot;const srrectype_t SR_NAME_&quot;;[.C216];&quot; = &quot;&quot;&quot;; [.C216];&quot;&quot;&quot;;&quot;)" office:value-type="string" office:string-value="const srrectype_t SR_NAME_MOD3 = &quot;MOD3&quot;;">
            <text:p>const srrectype_t SR_NAME_MOD3 = "MOD3";</text:p>
          </table:table-cell>
        </table:table-row>
        <table:table-row table:style-name="ro1">
          <table:table-cell office:value-type="string">
            <text:p>NAM0</text:p>
          </table:table-cell>
          <table:table-cell/>
          <table:table-cell office:value-type="string">
            <text:p>MOD4</text:p>
          </table:table-cell>
          <table:table-cell/>
          <table:table-cell table:formula="of:=CONCATENATE(&quot;extern const srrectype_t SR_NAME_&quot;;[.C217];&quot;;&quot;)" office:value-type="string" office:string-value="extern const srrectype_t SR_NAME_MOD4;">
            <text:p>extern const srrectype_t SR_NAME_MOD4;</text:p>
          </table:table-cell>
          <table:table-cell table:style-name="ce1" table:formula="of:=CONCATENATE(&quot;const srrectype_t SR_NAME_&quot;;[.C217];&quot; = &quot;&quot;&quot;; [.C217];&quot;&quot;&quot;;&quot;)" office:value-type="string" office:string-value="const srrectype_t SR_NAME_MOD4 = &quot;MOD4&quot;;">
            <text:p>const srrectype_t SR_NAME_MOD4 = "MOD4";</text:p>
          </table:table-cell>
        </table:table-row>
        <table:table-row table:style-name="ro1">
          <table:table-cell office:value-type="string">
            <text:p>UNES</text:p>
          </table:table-cell>
          <table:table-cell/>
          <table:table-cell office:value-type="string">
            <text:p>MOD5</text:p>
          </table:table-cell>
          <table:table-cell/>
          <table:table-cell table:formula="of:=CONCATENATE(&quot;extern const srrectype_t SR_NAME_&quot;;[.C218];&quot;;&quot;)" office:value-type="string" office:string-value="extern const srrectype_t SR_NAME_MOD5;">
            <text:p>extern const srrectype_t SR_NAME_MOD5;</text:p>
          </table:table-cell>
          <table:table-cell table:style-name="ce1" table:formula="of:=CONCATENATE(&quot;const srrectype_t SR_NAME_&quot;;[.C218];&quot; = &quot;&quot;&quot;; [.C218];&quot;&quot;&quot;;&quot;)" office:value-type="string" office:string-value="const srrectype_t SR_NAME_MOD5 = &quot;MOD5&quot;;">
            <text:p>const srrectype_t SR_NAME_MOD5 = "MOD5";</text:p>
          </table:table-cell>
        </table:table-row>
        <table:table-row table:style-name="ro1">
          <table:table-cell office:value-type="string">
            <text:p>ONAM</text:p>
          </table:table-cell>
          <table:table-cell/>
          <table:table-cell office:value-type="string">
            <text:p>MODL</text:p>
          </table:table-cell>
          <table:table-cell/>
          <table:table-cell table:formula="of:=CONCATENATE(&quot;extern const srrectype_t SR_NAME_&quot;;[.C219];&quot;;&quot;)" office:value-type="string" office:string-value="extern const srrectype_t SR_NAME_MODL;">
            <text:p>extern const srrectype_t SR_NAME_MODL;</text:p>
          </table:table-cell>
          <table:table-cell table:style-name="ce1" table:formula="of:=CONCATENATE(&quot;const srrectype_t SR_NAME_&quot;;[.C219];&quot; = &quot;&quot;&quot;; [.C219];&quot;&quot;&quot;;&quot;)" office:value-type="string" office:string-value="const srrectype_t SR_NAME_MODL = &quot;MODL&quot;;">
            <text:p>const srrectype_t SR_NAME_MODL = "MODL";</text:p>
          </table:table-cell>
        </table:table-row>
        <table:table-row table:style-name="ro1">
          <table:table-cell office:value-type="string">
            <text:p>FLMV</text:p>
          </table:table-cell>
          <table:table-cell/>
          <table:table-cell office:value-type="string">
            <text:p>MODS</text:p>
          </table:table-cell>
          <table:table-cell/>
          <table:table-cell table:formula="of:=CONCATENATE(&quot;extern const srrectype_t SR_NAME_&quot;;[.C220];&quot;;&quot;)" office:value-type="string" office:string-value="extern const srrectype_t SR_NAME_MODS;">
            <text:p>extern const srrectype_t SR_NAME_MODS;</text:p>
          </table:table-cell>
          <table:table-cell table:style-name="ce1" table:formula="of:=CONCATENATE(&quot;const srrectype_t SR_NAME_&quot;;[.C220];&quot; = &quot;&quot;&quot;; [.C220];&quot;&quot;&quot;;&quot;)" office:value-type="string" office:string-value="const srrectype_t SR_NAME_MODS = &quot;MODS&quot;;">
            <text:p>const srrectype_t SR_NAME_MODS = "MODS";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MODT</text:p>
          </table:table-cell>
          <table:table-cell/>
          <table:table-cell table:formula="of:=CONCATENATE(&quot;extern const srrectype_t SR_NAME_&quot;;[.C221];&quot;;&quot;)" office:value-type="string" office:string-value="extern const srrectype_t SR_NAME_MODT;">
            <text:p>extern const srrectype_t SR_NAME_MODT;</text:p>
          </table:table-cell>
          <table:table-cell table:style-name="ce1" table:formula="of:=CONCATENATE(&quot;const srrectype_t SR_NAME_&quot;;[.C221];&quot; = &quot;&quot;&quot;; [.C221];&quot;&quot;&quot;;&quot;)" office:value-type="string" office:string-value="const srrectype_t SR_NAME_MODT = &quot;MODT&quot;;">
            <text:p>const srrectype_t SR_NAME_MODT = "MODT";</text:p>
          </table:table-cell>
        </table:table-row>
        <table:table-row table:style-name="ro1">
          <table:table-cell office:value-type="string">
            <text:p>VNAM</text:p>
          </table:table-cell>
          <table:table-cell/>
          <table:table-cell office:value-type="string">
            <text:p>MPAI</text:p>
          </table:table-cell>
          <table:table-cell/>
          <table:table-cell table:formula="of:=CONCATENATE(&quot;extern const srrectype_t SR_NAME_&quot;;[.C222];&quot;;&quot;)" office:value-type="string" office:string-value="extern const srrectype_t SR_NAME_MPAI;">
            <text:p>extern const srrectype_t SR_NAME_MPAI;</text:p>
          </table:table-cell>
          <table:table-cell table:style-name="ce1" table:formula="of:=CONCATENATE(&quot;const srrectype_t SR_NAME_&quot;;[.C222];&quot; = &quot;&quot;&quot;; [.C222];&quot;&quot;&quot;;&quot;)" office:value-type="string" office:string-value="const srrectype_t SR_NAME_MPAI = &quot;MPAI&quot;;">
            <text:p>const srrectype_t SR_NAME_MPAI = "MPAI";</text:p>
          </table:table-cell>
        </table:table-row>
        <table:table-row table:style-name="ro1">
          <table:table-cell office:value-type="string">
            <text:p>QNAM</text:p>
          </table:table-cell>
          <table:table-cell/>
          <table:table-cell office:value-type="string">
            <text:p>MPAV</text:p>
          </table:table-cell>
          <table:table-cell/>
          <table:table-cell table:formula="of:=CONCATENATE(&quot;extern const srrectype_t SR_NAME_&quot;;[.C223];&quot;;&quot;)" office:value-type="string" office:string-value="extern const srrectype_t SR_NAME_MPAV;">
            <text:p>extern const srrectype_t SR_NAME_MPAV;</text:p>
          </table:table-cell>
          <table:table-cell table:style-name="ce1" table:formula="of:=CONCATENATE(&quot;const srrectype_t SR_NAME_&quot;;[.C223];&quot; = &quot;&quot;&quot;; [.C223];&quot;&quot;&quot;;&quot;)" office:value-type="string" office:string-value="const srrectype_t SR_NAME_MPAV = &quot;MPAV&quot;;">
            <text:p>const srrectype_t SR_NAME_MPAV = "MPAV";</text:p>
          </table:table-cell>
        </table:table-row>
        <table:table-row table:style-name="ro1">
          <table:table-cell office:value-type="string">
            <text:p>TINL</text:p>
          </table:table-cell>
          <table:table-cell/>
          <table:table-cell office:value-type="string">
            <text:p>MPRT</text:p>
          </table:table-cell>
          <table:table-cell/>
          <table:table-cell table:formula="of:=CONCATENATE(&quot;extern const srrectype_t SR_NAME_&quot;;[.C224];&quot;;&quot;)" office:value-type="string" office:string-value="extern const srrectype_t SR_NAME_MPRT;">
            <text:p>extern const srrectype_t SR_NAME_MPRT;</text:p>
          </table:table-cell>
          <table:table-cell table:style-name="ce1" table:formula="of:=CONCATENATE(&quot;const srrectype_t SR_NAME_&quot;;[.C224];&quot; = &quot;&quot;&quot;; [.C224];&quot;&quot;&quot;;&quot;)" office:value-type="string" office:string-value="const srrectype_t SR_NAME_MPRT = &quot;MPRT&quot;;">
            <text:p>const srrectype_t SR_NAME_MPRT = "MPRT";</text:p>
          </table:table-cell>
        </table:table-row>
        <table:table-row table:style-name="ro1">
          <table:table-cell office:value-type="string">
            <text:p>HEAD</text:p>
          </table:table-cell>
          <table:table-cell/>
          <table:table-cell office:value-type="string">
            <text:p>MTNM</text:p>
          </table:table-cell>
          <table:table-cell/>
          <table:table-cell table:formula="of:=CONCATENATE(&quot;extern const srrectype_t SR_NAME_&quot;;[.C225];&quot;;&quot;)" office:value-type="string" office:string-value="extern const srrectype_t SR_NAME_MTNM;">
            <text:p>extern const srrectype_t SR_NAME_MTNM;</text:p>
          </table:table-cell>
          <table:table-cell table:style-name="ce1" table:formula="of:=CONCATENATE(&quot;const srrectype_t SR_NAME_&quot;;[.C225];&quot; = &quot;&quot;&quot;; [.C225];&quot;&quot;&quot;;&quot;)" office:value-type="string" office:string-value="const srrectype_t SR_NAME_MTNM = &quot;MTNM&quot;;">
            <text:p>const srrectype_t SR_NAME_MTNM = "MTNM";</text:p>
          </table:table-cell>
        </table:table-row>
        <table:table-row table:style-name="ro1">
          <table:table-cell office:value-type="string">
            <text:p>MPAI</text:p>
          </table:table-cell>
          <table:table-cell/>
          <table:table-cell office:value-type="string">
            <text:p>MTYP</text:p>
          </table:table-cell>
          <table:table-cell/>
          <table:table-cell table:formula="of:=CONCATENATE(&quot;extern const srrectype_t SR_NAME_&quot;;[.C226];&quot;;&quot;)" office:value-type="string" office:string-value="extern const srrectype_t SR_NAME_MTYP;">
            <text:p>extern const srrectype_t SR_NAME_MTYP;</text:p>
          </table:table-cell>
          <table:table-cell table:style-name="ce1" table:formula="of:=CONCATENATE(&quot;const srrectype_t SR_NAME_&quot;;[.C226];&quot; = &quot;&quot;&quot;; [.C226];&quot;&quot;&quot;;&quot;)" office:value-type="string" office:string-value="const srrectype_t SR_NAME_MTYP = &quot;MTYP&quot;;">
            <text:p>const srrectype_t SR_NAME_MTYP = "MTYP";</text:p>
          </table:table-cell>
        </table:table-row>
        <table:table-row table:style-name="ro1">
          <table:table-cell office:value-type="string">
            <text:p>AHCM</text:p>
          </table:table-cell>
          <table:table-cell/>
          <table:table-cell office:value-type="string">
            <text:p>NAM0</text:p>
          </table:table-cell>
          <table:table-cell/>
          <table:table-cell table:formula="of:=CONCATENATE(&quot;extern const srrectype_t SR_NAME_&quot;;[.C227];&quot;;&quot;)" office:value-type="string" office:string-value="extern const srrectype_t SR_NAME_NAM0;">
            <text:p>extern const srrectype_t SR_NAME_NAM0;</text:p>
          </table:table-cell>
          <table:table-cell table:style-name="ce1" table:formula="of:=CONCATENATE(&quot;const srrectype_t SR_NAME_&quot;;[.C227];&quot; = &quot;&quot;&quot;; [.C227];&quot;&quot;&quot;;&quot;)" office:value-type="string" office:string-value="const srrectype_t SR_NAME_NAM0 = &quot;NAM0&quot;;">
            <text:p>const srrectype_t SR_NAME_NAM0 = "NAM0";</text:p>
          </table:table-cell>
        </table:table-row>
        <table:table-row table:style-name="ro1">
          <table:table-cell office:value-type="string">
            <text:p>TINI</text:p>
          </table:table-cell>
          <table:table-cell/>
          <table:table-cell office:value-type="string">
            <text:p>NAM1</text:p>
          </table:table-cell>
          <table:table-cell/>
          <table:table-cell table:formula="of:=CONCATENATE(&quot;extern const srrectype_t SR_NAME_&quot;;[.C228];&quot;;&quot;)" office:value-type="string" office:string-value="extern const srrectype_t SR_NAME_NAM1;">
            <text:p>extern const srrectype_t SR_NAME_NAM1;</text:p>
          </table:table-cell>
          <table:table-cell table:style-name="ce1" table:formula="of:=CONCATENATE(&quot;const srrectype_t SR_NAME_&quot;;[.C228];&quot; = &quot;&quot;&quot;; [.C228];&quot;&quot;&quot;;&quot;)" office:value-type="string" office:string-value="const srrectype_t SR_NAME_NAM1 = &quot;NAM1&quot;;">
            <text:p>const srrectype_t SR_NAME_NAM1 = "NAM1";</text:p>
          </table:table-cell>
        </table:table-row>
        <table:table-row table:style-name="ro1">
          <table:table-cell office:value-type="string">
            <text:p>TIND</text:p>
          </table:table-cell>
          <table:table-cell/>
          <table:table-cell office:value-type="string">
            <text:p>NAM2</text:p>
          </table:table-cell>
          <table:table-cell/>
          <table:table-cell table:formula="of:=CONCATENATE(&quot;extern const srrectype_t SR_NAME_&quot;;[.C229];&quot;;&quot;)" office:value-type="string" office:string-value="extern const srrectype_t SR_NAME_NAM2;">
            <text:p>extern const srrectype_t SR_NAME_NAM2;</text:p>
          </table:table-cell>
          <table:table-cell table:style-name="ce1" table:formula="of:=CONCATENATE(&quot;const srrectype_t SR_NAME_&quot;;[.C229];&quot; = &quot;&quot;&quot;; [.C229];&quot;&quot;&quot;;&quot;)" office:value-type="string" office:string-value="const srrectype_t SR_NAME_NAM2 = &quot;NAM2&quot;;">
            <text:p>const srrectype_t SR_NAME_NAM2 = "NAM2";</text:p>
          </table:table-cell>
        </table:table-row>
        <table:table-row table:style-name="ro1">
          <table:table-cell office:value-type="string">
            <text:p>SPLO</text:p>
          </table:table-cell>
          <table:table-cell/>
          <table:table-cell office:value-type="string">
            <text:p>NAM3</text:p>
          </table:table-cell>
          <table:table-cell/>
          <table:table-cell table:formula="of:=CONCATENATE(&quot;extern const srrectype_t SR_NAME_&quot;;[.C230];&quot;;&quot;)" office:value-type="string" office:string-value="extern const srrectype_t SR_NAME_NAM3;">
            <text:p>extern const srrectype_t SR_NAME_NAM3;</text:p>
          </table:table-cell>
          <table:table-cell table:style-name="ce1" table:formula="of:=CONCATENATE(&quot;const srrectype_t SR_NAME_&quot;;[.C230];&quot; = &quot;&quot;&quot;; [.C230];&quot;&quot;&quot;;&quot;)" office:value-type="string" office:string-value="const srrectype_t SR_NAME_NAM3 = &quot;NAM3&quot;;">
            <text:p>const srrectype_t SR_NAME_NAM3 = "NAM3";</text:p>
          </table:table-cell>
        </table:table-row>
        <table:table-row table:style-name="ro1">
          <table:table-cell office:value-type="string">
            <text:p>TINC</text:p>
          </table:table-cell>
          <table:table-cell/>
          <table:table-cell office:value-type="string">
            <text:p>NAM4</text:p>
          </table:table-cell>
          <table:table-cell/>
          <table:table-cell table:formula="of:=CONCATENATE(&quot;extern const srrectype_t SR_NAME_&quot;;[.C231];&quot;;&quot;)" office:value-type="string" office:string-value="extern const srrectype_t SR_NAME_NAM4;">
            <text:p>extern const srrectype_t SR_NAME_NAM4;</text:p>
          </table:table-cell>
          <table:table-cell table:style-name="ce1" table:formula="of:=CONCATENATE(&quot;const srrectype_t SR_NAME_&quot;;[.C231];&quot; = &quot;&quot;&quot;; [.C231];&quot;&quot;&quot;;&quot;)" office:value-type="string" office:string-value="const srrectype_t SR_NAME_NAM4 = &quot;NAM4&quot;;">
            <text:p>const srrectype_t SR_NAME_NAM4 = "NAM4";</text:p>
          </table:table-cell>
        </table:table-row>
        <table:table-row table:style-name="ro1">
          <table:table-cell office:value-type="string">
            <text:p>TINV</text:p>
          </table:table-cell>
          <table:table-cell/>
          <table:table-cell office:value-type="string">
            <text:p>NAM5</text:p>
          </table:table-cell>
          <table:table-cell/>
          <table:table-cell table:formula="of:=CONCATENATE(&quot;extern const srrectype_t SR_NAME_&quot;;[.C232];&quot;;&quot;)" office:value-type="string" office:string-value="extern const srrectype_t SR_NAME_NAM5;">
            <text:p>extern const srrectype_t SR_NAME_NAM5;</text:p>
          </table:table-cell>
          <table:table-cell table:style-name="ce1" table:formula="of:=CONCATENATE(&quot;const srrectype_t SR_NAME_&quot;;[.C232];&quot; = &quot;&quot;&quot;; [.C232];&quot;&quot;&quot;;&quot;)" office:value-type="string" office:string-value="const srrectype_t SR_NAME_NAM5 = &quot;NAM5&quot;;">
            <text:p>const srrectype_t SR_NAME_NAM5 = "NAM5";</text:p>
          </table:table-cell>
        </table:table-row>
        <table:table-row table:style-name="ro1">
          <table:table-cell office:value-type="string">
            <text:p>TIRS</text:p>
          </table:table-cell>
          <table:table-cell/>
          <table:table-cell office:value-type="string">
            <text:p>NAM6</text:p>
          </table:table-cell>
          <table:table-cell/>
          <table:table-cell table:formula="of:=CONCATENATE(&quot;extern const srrectype_t SR_NAME_&quot;;[.C233];&quot;;&quot;)" office:value-type="string" office:string-value="extern const srrectype_t SR_NAME_NAM6;">
            <text:p>extern const srrectype_t SR_NAME_NAM6;</text:p>
          </table:table-cell>
          <table:table-cell table:style-name="ce1" table:formula="of:=CONCATENATE(&quot;const srrectype_t SR_NAME_&quot;;[.C233];&quot; = &quot;&quot;&quot;; [.C233];&quot;&quot;&quot;;&quot;)" office:value-type="string" office:string-value="const srrectype_t SR_NAME_NAM6 = &quot;NAM6&quot;;">
            <text:p>const srrectype_t SR_NAME_NAM6 = "NAM6";</text:p>
          </table:table-cell>
        </table:table-row>
        <table:table-row table:style-name="ro1">
          <table:table-cell office:value-type="string">
            <text:p>NAM8</text:p>
          </table:table-cell>
          <table:table-cell/>
          <table:table-cell office:value-type="string">
            <text:p>NAM7</text:p>
          </table:table-cell>
          <table:table-cell/>
          <table:table-cell table:formula="of:=CONCATENATE(&quot;extern const srrectype_t SR_NAME_&quot;;[.C234];&quot;;&quot;)" office:value-type="string" office:string-value="extern const srrectype_t SR_NAME_NAM7;">
            <text:p>extern const srrectype_t SR_NAME_NAM7;</text:p>
          </table:table-cell>
          <table:table-cell table:style-name="ce1" table:formula="of:=CONCATENATE(&quot;const srrectype_t SR_NAME_&quot;;[.C234];&quot; = &quot;&quot;&quot;; [.C234];&quot;&quot;&quot;;&quot;)" office:value-type="string" office:string-value="const srrectype_t SR_NAME_NAM7 = &quot;NAM7&quot;;">
            <text:p>const srrectype_t SR_NAME_NAM7 = "NAM7";</text:p>
          </table:table-cell>
        </table:table-row>
        <table:table-row table:style-name="ro1">
          <table:table-cell office:value-type="string">
            <text:p>SPCT</text:p>
          </table:table-cell>
          <table:table-cell/>
          <table:table-cell office:value-type="string">
            <text:p>NAM8</text:p>
          </table:table-cell>
          <table:table-cell/>
          <table:table-cell table:formula="of:=CONCATENATE(&quot;extern const srrectype_t SR_NAME_&quot;;[.C235];&quot;;&quot;)" office:value-type="string" office:string-value="extern const srrectype_t SR_NAME_NAM8;">
            <text:p>extern const srrectype_t SR_NAME_NAM8;</text:p>
          </table:table-cell>
          <table:table-cell table:style-name="ce1" table:formula="of:=CONCATENATE(&quot;const srrectype_t SR_NAME_&quot;;[.C235];&quot; = &quot;&quot;&quot;; [.C235];&quot;&quot;&quot;;&quot;)" office:value-type="string" office:string-value="const srrectype_t SR_NAME_NAM8 = &quot;NAM8&quot;;">
            <text:p>const srrectype_t SR_NAME_NAM8 = "NAM8";</text:p>
          </table:table-cell>
        </table:table-row>
        <table:table-row table:style-name="ro1">
          <table:table-cell office:value-type="string">
            <text:p>DNAM</text:p>
          </table:table-cell>
          <table:table-cell/>
          <table:table-cell office:value-type="string">
            <text:p>NAM9</text:p>
          </table:table-cell>
          <table:table-cell/>
          <table:table-cell table:formula="of:=CONCATENATE(&quot;extern const srrectype_t SR_NAME_&quot;;[.C236];&quot;;&quot;)" office:value-type="string" office:string-value="extern const srrectype_t SR_NAME_NAM9;">
            <text:p>extern const srrectype_t SR_NAME_NAM9;</text:p>
          </table:table-cell>
          <table:table-cell table:style-name="ce1" table:formula="of:=CONCATENATE(&quot;const srrectype_t SR_NAME_&quot;;[.C236];&quot; = &quot;&quot;&quot;; [.C236];&quot;&quot;&quot;;&quot;)" office:value-type="string" office:string-value="const srrectype_t SR_NAME_NAM9 = &quot;NAM9&quot;;">
            <text:p>const srrectype_t SR_NAME_NAM9 = "NAM9";</text:p>
          </table:table-cell>
        </table:table-row>
        <table:table-row table:style-name="ro1">
          <table:table-cell office:value-type="string">
            <text:p>NAM7</text:p>
          </table:table-cell>
          <table:table-cell/>
          <table:table-cell office:value-type="string">
            <text:p>NAMA</text:p>
          </table:table-cell>
          <table:table-cell/>
          <table:table-cell table:formula="of:=CONCATENATE(&quot;extern const srrectype_t SR_NAME_&quot;;[.C237];&quot;;&quot;)" office:value-type="string" office:string-value="extern const srrectype_t SR_NAME_NAMA;">
            <text:p>extern const srrectype_t SR_NAME_NAMA;</text:p>
          </table:table-cell>
          <table:table-cell table:style-name="ce1" table:formula="of:=CONCATENATE(&quot;const srrectype_t SR_NAME_&quot;;[.C237];&quot; = &quot;&quot;&quot;; [.C237];&quot;&quot;&quot;;&quot;)" office:value-type="string" office:string-value="const srrectype_t SR_NAME_NAMA = &quot;NAMA&quot;;">
            <text:p>const srrectype_t SR_NAME_NAMA = "NAMA";</text:p>
          </table:table-cell>
        </table:table-row>
        <table:table-row table:style-name="ro1">
          <table:table-cell office:value-type="string">
            <text:p>PHTN</text:p>
          </table:table-cell>
          <table:table-cell/>
          <table:table-cell office:value-type="string">
            <text:p>NAME</text:p>
          </table:table-cell>
          <table:table-cell/>
          <table:table-cell table:formula="of:=CONCATENATE(&quot;extern const srrectype_t SR_NAME_&quot;;[.C238];&quot;;&quot;)" office:value-type="string" office:string-value="extern const srrectype_t SR_NAME_NAME;">
            <text:p>extern const srrectype_t SR_NAME_NAME;</text:p>
          </table:table-cell>
          <table:table-cell table:style-name="ce1" table:formula="of:=CONCATENATE(&quot;const srrectype_t SR_NAME_&quot;;[.C238];&quot; = &quot;&quot;&quot;; [.C238];&quot;&quot;&quot;;&quot;)" office:value-type="string" office:string-value="const srrectype_t SR_NAME_NAME = &quot;NAME&quot;;">
            <text:p>const srrectype_t SR_NAME_NAME = "NAME";</text:p>
          </table:table-cell>
        </table:table-row>
        <table:table-row table:style-name="ro1">
          <table:table-cell office:value-type="string">
            <text:p>WKMV</text:p>
          </table:table-cell>
          <table:table-cell/>
          <table:table-cell office:value-type="string">
            <text:p>NEXT</text:p>
          </table:table-cell>
          <table:table-cell/>
          <table:table-cell table:formula="of:=CONCATENATE(&quot;extern const srrectype_t SR_NAME_&quot;;[.C239];&quot;;&quot;)" office:value-type="string" office:string-value="extern const srrectype_t SR_NAME_NEXT;">
            <text:p>extern const srrectype_t SR_NAME_NEXT;</text:p>
          </table:table-cell>
          <table:table-cell table:style-name="ce1" table:formula="of:=CONCATENATE(&quot;const srrectype_t SR_NAME_&quot;;[.C239];&quot; = &quot;&quot;&quot;; [.C239];&quot;&quot;&quot;;&quot;)" office:value-type="string" office:string-value="const srrectype_t SR_NAME_NEXT = &quot;NEXT&quot;;">
            <text:p>const srrectype_t SR_NAME_NEXT = "NEXT";</text:p>
          </table:table-cell>
        </table:table-row>
        <table:table-row table:style-name="ro1">
          <table:table-cell office:value-type="string">
            <text:p>RNMV</text:p>
          </table:table-cell>
          <table:table-cell/>
          <table:table-cell office:value-type="string">
            <text:p>NIAD</text:p>
          </table:table-cell>
          <table:table-cell/>
          <table:table-cell table:formula="of:=CONCATENATE(&quot;extern const srrectype_t SR_NAME_&quot;;[.C240];&quot;;&quot;)" office:value-type="string" office:string-value="extern const srrectype_t SR_NAME_NIAD;">
            <text:p>extern const srrectype_t SR_NAME_NIAD;</text:p>
          </table:table-cell>
          <table:table-cell table:style-name="ce1" table:formula="of:=CONCATENATE(&quot;const srrectype_t SR_NAME_&quot;;[.C240];&quot; = &quot;&quot;&quot;; [.C240];&quot;&quot;&quot;;&quot;)" office:value-type="string" office:string-value="const srrectype_t SR_NAME_NIAD = &quot;NIAD&quot;;">
            <text:p>const srrectype_t SR_NAME_NIAD = "NIAD";</text:p>
          </table:table-cell>
        </table:table-row>
        <table:table-row table:style-name="ro1">
          <table:table-cell office:value-type="string">
            <text:p>SPED</text:p>
          </table:table-cell>
          <table:table-cell/>
          <table:table-cell office:value-type="string">
            <text:p>NNAM</text:p>
          </table:table-cell>
          <table:table-cell/>
          <table:table-cell table:formula="of:=CONCATENATE(&quot;extern const srrectype_t SR_NAME_&quot;;[.C241];&quot;;&quot;)" office:value-type="string" office:string-value="extern const srrectype_t SR_NAME_NNAM;">
            <text:p>extern const srrectype_t SR_NAME_NNAM;</text:p>
          </table:table-cell>
          <table:table-cell table:style-name="ce1" table:formula="of:=CONCATENATE(&quot;const srrectype_t SR_NAME_&quot;;[.C241];&quot; = &quot;&quot;&quot;; [.C241];&quot;&quot;&quot;;&quot;)" office:value-type="string" office:string-value="const srrectype_t SR_NAME_NNAM = &quot;NNAM&quot;;">
            <text:p>const srrectype_t SR_NAME_NNAM = "NNAM";</text:p>
          </table:table-cell>
        </table:table-row>
        <table:table-row table:style-name="ro1">
          <table:table-cell office:value-type="string">
            <text:p>FTSM</text:p>
          </table:table-cell>
          <table:table-cell/>
          <table:table-cell office:value-type="string">
            <text:p>NVER</text:p>
          </table:table-cell>
          <table:table-cell/>
          <table:table-cell table:formula="of:=CONCATENATE(&quot;extern const srrectype_t SR_NAME_&quot;;[.C242];&quot;;&quot;)" office:value-type="string" office:string-value="extern const srrectype_t SR_NAME_NVER;">
            <text:p>extern const srrectype_t SR_NAME_NVER;</text:p>
          </table:table-cell>
          <table:table-cell table:style-name="ce1" table:formula="of:=CONCATENATE(&quot;const srrectype_t SR_NAME_&quot;;[.C242];&quot; = &quot;&quot;&quot;; [.C242];&quot;&quot;&quot;;&quot;)" office:value-type="string" office:string-value="const srrectype_t SR_NAME_NVER = &quot;NVER&quot;;">
            <text:p>const srrectype_t SR_NAME_NVER = "NVER";</text:p>
          </table:table-cell>
        </table:table-row>
        <table:table-row table:style-name="ro1">
          <table:table-cell office:value-type="string">
            <text:p>DFTM</text:p>
          </table:table-cell>
          <table:table-cell/>
          <table:table-cell office:value-type="string">
            <text:p>NVMI</text:p>
          </table:table-cell>
          <table:table-cell/>
          <table:table-cell table:formula="of:=CONCATENATE(&quot;extern const srrectype_t SR_NAME_&quot;;[.C243];&quot;;&quot;)" office:value-type="string" office:string-value="extern const srrectype_t SR_NAME_NVMI;">
            <text:p>extern const srrectype_t SR_NAME_NVMI;</text:p>
          </table:table-cell>
          <table:table-cell table:style-name="ce1" table:formula="of:=CONCATENATE(&quot;const srrectype_t SR_NAME_&quot;;[.C243];&quot; = &quot;&quot;&quot;; [.C243];&quot;&quot;&quot;;&quot;)" office:value-type="string" office:string-value="const srrectype_t SR_NAME_NVMI = &quot;NVMI&quot;;">
            <text:p>const srrectype_t SR_NAME_NVMI = "NVMI";</text:p>
          </table:table-cell>
        </table:table-row>
        <table:table-row table:style-name="ro1">
          <table:table-cell office:value-type="string">
            <text:p>RNAM</text:p>
          </table:table-cell>
          <table:table-cell/>
          <table:table-cell office:value-type="string">
            <text:p>NVNM</text:p>
          </table:table-cell>
          <table:table-cell/>
          <table:table-cell table:formula="of:=CONCATENATE(&quot;extern const srrectype_t SR_NAME_&quot;;[.C244];&quot;;&quot;)" office:value-type="string" office:string-value="extern const srrectype_t SR_NAME_NVNM;">
            <text:p>extern const srrectype_t SR_NAME_NVNM;</text:p>
          </table:table-cell>
          <table:table-cell table:style-name="ce1" table:formula="of:=CONCATENATE(&quot;const srrectype_t SR_NAME_&quot;;[.C244];&quot; = &quot;&quot;&quot;; [.C244];&quot;&quot;&quot;;&quot;)" office:value-type="string" office:string-value="const srrectype_t SR_NAME_NVNM = &quot;NVNM&quot;;">
            <text:p>const srrectype_t SR_NAME_NVNM = "NVNM";</text:p>
          </table:table-cell>
        </table:table-row>
        <table:table-row table:style-name="ro1">
          <table:table-cell table:number-columns-repeated="2"/>
          <table:table-cell office:value-type="string">
            <text:p>NVPP</text:p>
          </table:table-cell>
          <table:table-cell/>
          <table:table-cell table:formula="of:=CONCATENATE(&quot;extern const srrectype_t SR_NAME_&quot;;[.C245];&quot;;&quot;)" office:value-type="string" office:string-value="extern const srrectype_t SR_NAME_NVPP;">
            <text:p>extern const srrectype_t SR_NAME_NVPP;</text:p>
          </table:table-cell>
          <table:table-cell table:style-name="ce1" table:formula="of:=CONCATENATE(&quot;const srrectype_t SR_NAME_&quot;;[.C245];&quot; = &quot;&quot;&quot;; [.C245];&quot;&quot;&quot;;&quot;)" office:value-type="string" office:string-value="const srrectype_t SR_NAME_NVPP = &quot;NVPP&quot;;">
            <text:p>const srrectype_t SR_NAME_NVPP = "NVPP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OBND</text:p>
          </table:table-cell>
          <table:table-cell/>
          <table:table-cell table:formula="of:=CONCATENATE(&quot;extern const srrectype_t SR_NAME_&quot;;[.C246];&quot;;&quot;)" office:value-type="string" office:string-value="extern const srrectype_t SR_NAME_OBND;">
            <text:p>extern const srrectype_t SR_NAME_OBND;</text:p>
          </table:table-cell>
          <table:table-cell table:style-name="ce1" table:formula="of:=CONCATENATE(&quot;const srrectype_t SR_NAME_&quot;;[.C246];&quot; = &quot;&quot;&quot;; [.C246];&quot;&quot;&quot;;&quot;)" office:value-type="string" office:string-value="const srrectype_t SR_NAME_OBND = &quot;OBND&quot;;">
            <text:p>const srrectype_t SR_NAME_OBND = "OBND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OFST</text:p>
          </table:table-cell>
          <table:table-cell/>
          <table:table-cell table:formula="of:=CONCATENATE(&quot;extern const srrectype_t SR_NAME_&quot;;[.C247];&quot;;&quot;)" office:value-type="string" office:string-value="extern const srrectype_t SR_NAME_OFST;">
            <text:p>extern const srrectype_t SR_NAME_OFST;</text:p>
          </table:table-cell>
          <table:table-cell table:style-name="ce1" table:formula="of:=CONCATENATE(&quot;const srrectype_t SR_NAME_&quot;;[.C247];&quot; = &quot;&quot;&quot;; [.C247];&quot;&quot;&quot;;&quot;)" office:value-type="string" office:string-value="const srrectype_t SR_NAME_OFST = &quot;OFST&quot;;">
            <text:p>const srrectype_t SR_NAME_OFST = "OFST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OIAD</text:p>
          </table:table-cell>
          <table:table-cell/>
          <table:table-cell table:formula="of:=CONCATENATE(&quot;extern const srrectype_t SR_NAME_&quot;;[.C248];&quot;;&quot;)" office:value-type="string" office:string-value="extern const srrectype_t SR_NAME_OIAD;">
            <text:p>extern const srrectype_t SR_NAME_OIAD;</text:p>
          </table:table-cell>
          <table:table-cell table:style-name="ce1" table:formula="of:=CONCATENATE(&quot;const srrectype_t SR_NAME_&quot;;[.C248];&quot; = &quot;&quot;&quot;; [.C248];&quot;&quot;&quot;;&quot;)" office:value-type="string" office:string-value="const srrectype_t SR_NAME_OIAD = &quot;OIAD&quot;;">
            <text:p>const srrectype_t SR_NAME_OIAD = "OIAD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ONAM</text:p>
          </table:table-cell>
          <table:table-cell/>
          <table:table-cell table:formula="of:=CONCATENATE(&quot;extern const srrectype_t SR_NAME_&quot;;[.C249];&quot;;&quot;)" office:value-type="string" office:string-value="extern const srrectype_t SR_NAME_ONAM;">
            <text:p>extern const srrectype_t SR_NAME_ONAM;</text:p>
          </table:table-cell>
          <table:table-cell table:style-name="ce1" table:formula="of:=CONCATENATE(&quot;const srrectype_t SR_NAME_&quot;;[.C249];&quot; = &quot;&quot;&quot;; [.C249];&quot;&quot;&quot;;&quot;)" office:value-type="string" office:string-value="const srrectype_t SR_NAME_ONAM = &quot;ONAM&quot;;">
            <text:p>const srrectype_t SR_NAME_ONAM = "ONAM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PDTO</text:p>
          </table:table-cell>
          <table:table-cell/>
          <table:table-cell table:formula="of:=CONCATENATE(&quot;extern const srrectype_t SR_NAME_&quot;;[.C250];&quot;;&quot;)" office:value-type="string" office:string-value="extern const srrectype_t SR_NAME_PDTO;">
            <text:p>extern const srrectype_t SR_NAME_PDTO;</text:p>
          </table:table-cell>
          <table:table-cell table:style-name="ce1" table:formula="of:=CONCATENATE(&quot;const srrectype_t SR_NAME_&quot;;[.C250];&quot; = &quot;&quot;&quot;; [.C250];&quot;&quot;&quot;;&quot;)" office:value-type="string" office:string-value="const srrectype_t SR_NAME_PDTO = &quot;PDTO&quot;;">
            <text:p>const srrectype_t SR_NAME_PDTO = "PDTO";</text:p>
          </table:table-cell>
        </table:table-row>
        <table:table-row table:style-name="ro1">
          <table:table-cell table:number-columns-repeated="2"/>
          <table:table-cell office:value-type="string">
            <text:p>PFIG</text:p>
          </table:table-cell>
          <table:table-cell/>
          <table:table-cell table:formula="of:=CONCATENATE(&quot;extern const srrectype_t SR_NAME_&quot;;[.C251];&quot;;&quot;)" office:value-type="string" office:string-value="extern const srrectype_t SR_NAME_PFIG;">
            <text:p>extern const srrectype_t SR_NAME_PFIG;</text:p>
          </table:table-cell>
          <table:table-cell table:style-name="ce1" table:formula="of:=CONCATENATE(&quot;const srrectype_t SR_NAME_&quot;;[.C251];&quot; = &quot;&quot;&quot;; [.C251];&quot;&quot;&quot;;&quot;)" office:value-type="string" office:string-value="const srrectype_t SR_NAME_PFIG = &quot;PFIG&quot;;">
            <text:p>const srrectype_t SR_NAME_PFIG = "PFIG";</text:p>
          </table:table-cell>
        </table:table-row>
        <table:table-row table:style-name="ro1">
          <table:table-cell office:value-type="string">
            <text:p>VNAM</text:p>
          </table:table-cell>
          <table:table-cell/>
          <table:table-cell office:value-type="string">
            <text:p>PFO2</text:p>
          </table:table-cell>
          <table:table-cell/>
          <table:table-cell table:formula="of:=CONCATENATE(&quot;extern const srrectype_t SR_NAME_&quot;;[.C252];&quot;;&quot;)" office:value-type="string" office:string-value="extern const srrectype_t SR_NAME_PFO2;">
            <text:p>extern const srrectype_t SR_NAME_PFO2;</text:p>
          </table:table-cell>
          <table:table-cell table:style-name="ce1" table:formula="of:=CONCATENATE(&quot;const srrectype_t SR_NAME_&quot;;[.C252];&quot; = &quot;&quot;&quot;; [.C252];&quot;&quot;&quot;;&quot;)" office:value-type="string" office:string-value="const srrectype_t SR_NAME_PFO2 = &quot;PFO2&quot;;">
            <text:p>const srrectype_t SR_NAME_PFO2 = "PFO2";</text:p>
          </table:table-cell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PFOR</text:p>
          </table:table-cell>
          <table:table-cell/>
          <table:table-cell table:formula="of:=CONCATENATE(&quot;extern const srrectype_t SR_NAME_&quot;;[.C253];&quot;;&quot;)" office:value-type="string" office:string-value="extern const srrectype_t SR_NAME_PFOR;">
            <text:p>extern const srrectype_t SR_NAME_PFOR;</text:p>
          </table:table-cell>
          <table:table-cell table:style-name="ce1" table:formula="of:=CONCATENATE(&quot;const srrectype_t SR_NAME_&quot;;[.C253];&quot; = &quot;&quot;&quot;; [.C253];&quot;&quot;&quot;;&quot;)" office:value-type="string" office:string-value="const srrectype_t SR_NAME_PFOR = &quot;PFOR&quot;;">
            <text:p>const srrectype_t SR_NAME_PFOR = "PFOR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PFPC</text:p>
          </table:table-cell>
          <table:table-cell/>
          <table:table-cell table:formula="of:=CONCATENATE(&quot;extern const srrectype_t SR_NAME_&quot;;[.C254];&quot;;&quot;)" office:value-type="string" office:string-value="extern const srrectype_t SR_NAME_PFPC;">
            <text:p>extern const srrectype_t SR_NAME_PFPC;</text:p>
          </table:table-cell>
          <table:table-cell table:style-name="ce1" table:formula="of:=CONCATENATE(&quot;const srrectype_t SR_NAME_&quot;;[.C254];&quot; = &quot;&quot;&quot;; [.C254];&quot;&quot;&quot;;&quot;)" office:value-type="string" office:string-value="const srrectype_t SR_NAME_PFPC = &quot;PFPC&quot;;">
            <text:p>const srrectype_t SR_NAME_PFPC = "PFPC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PHTN</text:p>
          </table:table-cell>
          <table:table-cell/>
          <table:table-cell table:formula="of:=CONCATENATE(&quot;extern const srrectype_t SR_NAME_&quot;;[.C255];&quot;;&quot;)" office:value-type="string" office:string-value="extern const srrectype_t SR_NAME_PHTN;">
            <text:p>extern const srrectype_t SR_NAME_PHTN;</text:p>
          </table:table-cell>
          <table:table-cell table:style-name="ce1" table:formula="of:=CONCATENATE(&quot;const srrectype_t SR_NAME_&quot;;[.C255];&quot; = &quot;&quot;&quot;; [.C255];&quot;&quot;&quot;;&quot;)" office:value-type="string" office:string-value="const srrectype_t SR_NAME_PHTN = &quot;PHTN&quot;;">
            <text:p>const srrectype_t SR_NAME_PHTN = "PHTN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PHWT</text:p>
          </table:table-cell>
          <table:table-cell/>
          <table:table-cell table:formula="of:=CONCATENATE(&quot;extern const srrectype_t SR_NAME_&quot;;[.C256];&quot;;&quot;)" office:value-type="string" office:string-value="extern const srrectype_t SR_NAME_PHWT;">
            <text:p>extern const srrectype_t SR_NAME_PHWT;</text:p>
          </table:table-cell>
          <table:table-cell table:style-name="ce1" table:formula="of:=CONCATENATE(&quot;const srrectype_t SR_NAME_&quot;;[.C256];&quot; = &quot;&quot;&quot;; [.C256];&quot;&quot;&quot;;&quot;)" office:value-type="string" office:string-value="const srrectype_t SR_NAME_PHWT = &quot;PHWT&quot;;">
            <text:p>const srrectype_t SR_NAME_PHWT = "PHWT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PIAD</text:p>
          </table:table-cell>
          <table:table-cell/>
          <table:table-cell table:formula="of:=CONCATENATE(&quot;extern const srrectype_t SR_NAME_&quot;;[.C257];&quot;;&quot;)" office:value-type="string" office:string-value="extern const srrectype_t SR_NAME_PIAD;">
            <text:p>extern const srrectype_t SR_NAME_PIAD;</text:p>
          </table:table-cell>
          <table:table-cell table:style-name="ce1" table:formula="of:=CONCATENATE(&quot;const srrectype_t SR_NAME_&quot;;[.C257];&quot; = &quot;&quot;&quot;; [.C257];&quot;&quot;&quot;;&quot;)" office:value-type="string" office:string-value="const srrectype_t SR_NAME_PIAD = &quot;PIAD&quot;;">
            <text:p>const srrectype_t SR_NAME_PIAD = "PIAD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PKC2</text:p>
          </table:table-cell>
          <table:table-cell/>
          <table:table-cell table:formula="of:=CONCATENATE(&quot;extern const srrectype_t SR_NAME_&quot;;[.C258];&quot;;&quot;)" office:value-type="string" office:string-value="extern const srrectype_t SR_NAME_PKC2;">
            <text:p>extern const srrectype_t SR_NAME_PKC2;</text:p>
          </table:table-cell>
          <table:table-cell table:style-name="ce1" table:formula="of:=CONCATENATE(&quot;const srrectype_t SR_NAME_&quot;;[.C258];&quot; = &quot;&quot;&quot;; [.C258];&quot;&quot;&quot;;&quot;)" office:value-type="string" office:string-value="const srrectype_t SR_NAME_PKC2 = &quot;PKC2&quot;;">
            <text:p>const srrectype_t SR_NAME_PKC2 = "PKC2";</text:p>
          </table:table-cell>
        </table:table-row>
        <table:table-row table:style-name="ro1">
          <table:table-cell office:value-type="string">
            <text:p>PNAM</text:p>
          </table:table-cell>
          <table:table-cell/>
          <table:table-cell office:value-type="string">
            <text:p>PKCU</text:p>
          </table:table-cell>
          <table:table-cell/>
          <table:table-cell table:formula="of:=CONCATENATE(&quot;extern const srrectype_t SR_NAME_&quot;;[.C259];&quot;;&quot;)" office:value-type="string" office:string-value="extern const srrectype_t SR_NAME_PKCU;">
            <text:p>extern const srrectype_t SR_NAME_PKCU;</text:p>
          </table:table-cell>
          <table:table-cell table:style-name="ce1" table:formula="of:=CONCATENATE(&quot;const srrectype_t SR_NAME_&quot;;[.C259];&quot; = &quot;&quot;&quot;; [.C259];&quot;&quot;&quot;;&quot;)" office:value-type="string" office:string-value="const srrectype_t SR_NAME_PKCU = &quot;PKCU&quot;;">
            <text:p>const srrectype_t SR_NAME_PKCU = "PKCU";</text:p>
          </table:table-cell>
        </table:table-row>
        <table:table-row table:style-name="ro1">
          <table:table-cell table:number-columns-repeated="2"/>
          <table:table-cell office:value-type="string">
            <text:p>PKDT</text:p>
          </table:table-cell>
          <table:table-cell/>
          <table:table-cell table:formula="of:=CONCATENATE(&quot;extern const srrectype_t SR_NAME_&quot;;[.C260];&quot;;&quot;)" office:value-type="string" office:string-value="extern const srrectype_t SR_NAME_PKDT;">
            <text:p>extern const srrectype_t SR_NAME_PKDT;</text:p>
          </table:table-cell>
          <table:table-cell table:style-name="ce1" table:formula="of:=CONCATENATE(&quot;const srrectype_t SR_NAME_&quot;;[.C260];&quot; = &quot;&quot;&quot;; [.C260];&quot;&quot;&quot;;&quot;)" office:value-type="string" office:string-value="const srrectype_t SR_NAME_PKDT = &quot;PKDT&quot;;">
            <text:p>const srrectype_t SR_NAME_PKDT = "PKDT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PKID</text:p>
          </table:table-cell>
          <table:table-cell/>
          <table:table-cell table:formula="of:=CONCATENATE(&quot;extern const srrectype_t SR_NAME_&quot;;[.C261];&quot;;&quot;)" office:value-type="string" office:string-value="extern const srrectype_t SR_NAME_PKID;">
            <text:p>extern const srrectype_t SR_NAME_PKID;</text:p>
          </table:table-cell>
          <table:table-cell table:style-name="ce1" table:formula="of:=CONCATENATE(&quot;const srrectype_t SR_NAME_&quot;;[.C261];&quot; = &quot;&quot;&quot;; [.C261];&quot;&quot;&quot;;&quot;)" office:value-type="string" office:string-value="const srrectype_t SR_NAME_PKID = &quot;PKID&quot;;">
            <text:p>const srrectype_t SR_NAME_PKID = "PKID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PLCN</text:p>
          </table:table-cell>
          <table:table-cell/>
          <table:table-cell table:formula="of:=CONCATENATE(&quot;extern const srrectype_t SR_NAME_&quot;;[.C262];&quot;;&quot;)" office:value-type="string" office:string-value="extern const srrectype_t SR_NAME_PLCN;">
            <text:p>extern const srrectype_t SR_NAME_PLCN;</text:p>
          </table:table-cell>
          <table:table-cell table:style-name="ce1" table:formula="of:=CONCATENATE(&quot;const srrectype_t SR_NAME_&quot;;[.C262];&quot; = &quot;&quot;&quot;; [.C262];&quot;&quot;&quot;;&quot;)" office:value-type="string" office:string-value="const srrectype_t SR_NAME_PLCN = &quot;PLCN&quot;;">
            <text:p>const srrectype_t SR_NAME_PLCN = "PLCN";</text:p>
          </table:table-cell>
        </table:table-row>
        <table:table-row table:style-name="ro1">
          <table:table-cell office:value-type="string">
            <text:p>EFID</text:p>
          </table:table-cell>
          <table:table-cell/>
          <table:table-cell office:value-type="string">
            <text:p>PLDT</text:p>
          </table:table-cell>
          <table:table-cell/>
          <table:table-cell table:formula="of:=CONCATENATE(&quot;extern const srrectype_t SR_NAME_&quot;;[.C263];&quot;;&quot;)" office:value-type="string" office:string-value="extern const srrectype_t SR_NAME_PLDT;">
            <text:p>extern const srrectype_t SR_NAME_PLDT;</text:p>
          </table:table-cell>
          <table:table-cell table:style-name="ce1" table:formula="of:=CONCATENATE(&quot;const srrectype_t SR_NAME_&quot;;[.C263];&quot; = &quot;&quot;&quot;; [.C263];&quot;&quot;&quot;;&quot;)" office:value-type="string" office:string-value="const srrectype_t SR_NAME_PLDT = &quot;PLDT&quot;;">
            <text:p>const srrectype_t SR_NAME_PLDT = "PLDT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PLVD</text:p>
          </table:table-cell>
          <table:table-cell/>
          <table:table-cell table:formula="of:=CONCATENATE(&quot;extern const srrectype_t SR_NAME_&quot;;[.C264];&quot;;&quot;)" office:value-type="string" office:string-value="extern const srrectype_t SR_NAME_PLVD;">
            <text:p>extern const srrectype_t SR_NAME_PLVD;</text:p>
          </table:table-cell>
          <table:table-cell table:style-name="ce1" table:formula="of:=CONCATENATE(&quot;const srrectype_t SR_NAME_&quot;;[.C264];&quot; = &quot;&quot;&quot;; [.C264];&quot;&quot;&quot;;&quot;)" office:value-type="string" office:string-value="const srrectype_t SR_NAME_PLVD = &quot;PLVD&quot;;">
            <text:p>const srrectype_t SR_NAME_PLVD = "PLVD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PNAM</text:p>
          </table:table-cell>
          <table:table-cell/>
          <table:table-cell table:formula="of:=CONCATENATE(&quot;extern const srrectype_t SR_NAME_&quot;;[.C265];&quot;;&quot;)" office:value-type="string" office:string-value="extern const srrectype_t SR_NAME_PNAM;">
            <text:p>extern const srrectype_t SR_NAME_PNAM;</text:p>
          </table:table-cell>
          <table:table-cell table:style-name="ce1" table:formula="of:=CONCATENATE(&quot;const srrectype_t SR_NAME_&quot;;[.C265];&quot; = &quot;&quot;&quot;; [.C265];&quot;&quot;&quot;;&quot;)" office:value-type="string" office:string-value="const srrectype_t SR_NAME_PNAM = &quot;PNAM&quot;;">
            <text:p>const srrectype_t SR_NAME_PNAM = "PNAM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POBA</text:p>
          </table:table-cell>
          <table:table-cell/>
          <table:table-cell table:formula="of:=CONCATENATE(&quot;extern const srrectype_t SR_NAME_&quot;;[.C266];&quot;;&quot;)" office:value-type="string" office:string-value="extern const srrectype_t SR_NAME_POBA;">
            <text:p>extern const srrectype_t SR_NAME_POBA;</text:p>
          </table:table-cell>
          <table:table-cell table:style-name="ce1" table:formula="of:=CONCATENATE(&quot;const srrectype_t SR_NAME_&quot;;[.C266];&quot; = &quot;&quot;&quot;; [.C266];&quot;&quot;&quot;;&quot;)" office:value-type="string" office:string-value="const srrectype_t SR_NAME_POBA = &quot;POBA&quot;;">
            <text:p>const srrectype_t SR_NAME_POBA = "POBA";</text:p>
          </table:table-cell>
        </table:table-row>
        <table:table-row table:style-name="ro1">
          <table:table-cell office:value-type="string">
            <text:p>EFIT</text:p>
          </table:table-cell>
          <table:table-cell/>
          <table:table-cell office:value-type="string">
            <text:p>POCA</text:p>
          </table:table-cell>
          <table:table-cell/>
          <table:table-cell table:formula="of:=CONCATENATE(&quot;extern const srrectype_t SR_NAME_&quot;;[.C267];&quot;;&quot;)" office:value-type="string" office:string-value="extern const srrectype_t SR_NAME_POCA;">
            <text:p>extern const srrectype_t SR_NAME_POCA;</text:p>
          </table:table-cell>
          <table:table-cell table:style-name="ce1" table:formula="of:=CONCATENATE(&quot;const srrectype_t SR_NAME_&quot;;[.C267];&quot; = &quot;&quot;&quot;; [.C267];&quot;&quot;&quot;;&quot;)" office:value-type="string" office:string-value="const srrectype_t SR_NAME_POCA = &quot;POCA&quot;;">
            <text:p>const srrectype_t SR_NAME_POCA = "POCA";</text:p>
          </table:table-cell>
        </table:table-row>
        <table:table-row table:style-name="ro1">
          <table:table-cell office:value-type="string">
            <text:p>ENIT</text:p>
          </table:table-cell>
          <table:table-cell/>
          <table:table-cell office:value-type="string">
            <text:p>POEA</text:p>
          </table:table-cell>
          <table:table-cell/>
          <table:table-cell table:formula="of:=CONCATENATE(&quot;extern const srrectype_t SR_NAME_&quot;;[.C268];&quot;;&quot;)" office:value-type="string" office:string-value="extern const srrectype_t SR_NAME_POEA;">
            <text:p>extern const srrectype_t SR_NAME_POEA;</text:p>
          </table:table-cell>
          <table:table-cell table:style-name="ce1" table:formula="of:=CONCATENATE(&quot;const srrectype_t SR_NAME_&quot;;[.C268];&quot; = &quot;&quot;&quot;; [.C268];&quot;&quot;&quot;;&quot;)" office:value-type="string" office:string-value="const srrectype_t SR_NAME_POEA = &quot;POEA&quot;;">
            <text:p>const srrectype_t SR_NAME_POEA = "POEA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PRCB</text:p>
          </table:table-cell>
          <table:table-cell/>
          <table:table-cell table:formula="of:=CONCATENATE(&quot;extern const srrectype_t SR_NAME_&quot;;[.C269];&quot;;&quot;)" office:value-type="string" office:string-value="extern const srrectype_t SR_NAME_PRCB;">
            <text:p>extern const srrectype_t SR_NAME_PRCB;</text:p>
          </table:table-cell>
          <table:table-cell table:style-name="ce1" table:formula="of:=CONCATENATE(&quot;const srrectype_t SR_NAME_&quot;;[.C269];&quot; = &quot;&quot;&quot;; [.C269];&quot;&quot;&quot;;&quot;)" office:value-type="string" office:string-value="const srrectype_t SR_NAME_PRCB = &quot;PRCB&quot;;">
            <text:p>const srrectype_t SR_NAME_PRCB = "PRCB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PRKC</text:p>
          </table:table-cell>
          <table:table-cell/>
          <table:table-cell table:formula="of:=CONCATENATE(&quot;extern const srrectype_t SR_NAME_&quot;;[.C270];&quot;;&quot;)" office:value-type="string" office:string-value="extern const srrectype_t SR_NAME_PRKC;">
            <text:p>extern const srrectype_t SR_NAME_PRKC;</text:p>
          </table:table-cell>
          <table:table-cell table:style-name="ce1" table:formula="of:=CONCATENATE(&quot;const srrectype_t SR_NAME_&quot;;[.C270];&quot; = &quot;&quot;&quot;; [.C270];&quot;&quot;&quot;;&quot;)" office:value-type="string" office:string-value="const srrectype_t SR_NAME_PRKC = &quot;PRKC&quot;;">
            <text:p>const srrectype_t SR_NAME_PRKC = "PRKC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PRKE</text:p>
          </table:table-cell>
          <table:table-cell/>
          <table:table-cell table:formula="of:=CONCATENATE(&quot;extern const srrectype_t SR_NAME_&quot;;[.C271];&quot;;&quot;)" office:value-type="string" office:string-value="extern const srrectype_t SR_NAME_PRKE;">
            <text:p>extern const srrectype_t SR_NAME_PRKE;</text:p>
          </table:table-cell>
          <table:table-cell table:style-name="ce1" table:formula="of:=CONCATENATE(&quot;const srrectype_t SR_NAME_&quot;;[.C271];&quot; = &quot;&quot;&quot;; [.C271];&quot;&quot;&quot;;&quot;)" office:value-type="string" office:string-value="const srrectype_t SR_NAME_PRKE = &quot;PRKE&quot;;">
            <text:p>const srrectype_t SR_NAME_PRKE = "PRKE";</text:p>
          </table:table-cell>
        </table:table-row>
        <table:table-row table:style-name="ro1">
          <table:table-cell office:value-type="string">
            <text:p>YNAM</text:p>
          </table:table-cell>
          <table:table-cell/>
          <table:table-cell office:value-type="string">
            <text:p>PRKF</text:p>
          </table:table-cell>
          <table:table-cell/>
          <table:table-cell table:formula="of:=CONCATENATE(&quot;extern const srrectype_t SR_NAME_&quot;;[.C272];&quot;;&quot;)" office:value-type="string" office:string-value="extern const srrectype_t SR_NAME_PRKF;">
            <text:p>extern const srrectype_t SR_NAME_PRKF;</text:p>
          </table:table-cell>
          <table:table-cell table:style-name="ce1" table:formula="of:=CONCATENATE(&quot;const srrectype_t SR_NAME_&quot;;[.C272];&quot; = &quot;&quot;&quot;; [.C272];&quot;&quot;&quot;;&quot;)" office:value-type="string" office:string-value="const srrectype_t SR_NAME_PRKF = &quot;PRKF&quot;;">
            <text:p>const srrectype_t SR_NAME_PRKF = "PRKF";</text:p>
          </table:table-cell>
        </table:table-row>
        <table:table-row table:style-name="ro1">
          <table:table-cell office:value-type="string">
            <text:p>ZNAM</text:p>
          </table:table-cell>
          <table:table-cell/>
          <table:table-cell office:value-type="string">
            <text:p>PRKR</text:p>
          </table:table-cell>
          <table:table-cell/>
          <table:table-cell table:formula="of:=CONCATENATE(&quot;extern const srrectype_t SR_NAME_&quot;;[.C273];&quot;;&quot;)" office:value-type="string" office:string-value="extern const srrectype_t SR_NAME_PRKR;">
            <text:p>extern const srrectype_t SR_NAME_PRKR;</text:p>
          </table:table-cell>
          <table:table-cell table:style-name="ce1" table:formula="of:=CONCATENATE(&quot;const srrectype_t SR_NAME_&quot;;[.C273];&quot; = &quot;&quot;&quot;; [.C273];&quot;&quot;&quot;;&quot;)" office:value-type="string" office:string-value="const srrectype_t SR_NAME_PRKR = &quot;PRKR&quot;;">
            <text:p>const srrectype_t SR_NAME_PRKR = "PRKR";</text:p>
          </table:table-cell>
        </table:table-row>
        <table:table-row table:style-name="ro1">
          <table:table-cell office:value-type="string">
            <text:p>VMAD</text:p>
          </table:table-cell>
          <table:table-cell/>
          <table:table-cell office:value-type="string">
            <text:p>PRKZ</text:p>
          </table:table-cell>
          <table:table-cell/>
          <table:table-cell table:formula="of:=CONCATENATE(&quot;extern const srrectype_t SR_NAME_&quot;;[.C274];&quot;;&quot;)" office:value-type="string" office:string-value="extern const srrectype_t SR_NAME_PRKZ;">
            <text:p>extern const srrectype_t SR_NAME_PRKZ;</text:p>
          </table:table-cell>
          <table:table-cell table:style-name="ce1" table:formula="of:=CONCATENATE(&quot;const srrectype_t SR_NAME_&quot;;[.C274];&quot; = &quot;&quot;&quot;; [.C274];&quot;&quot;&quot;;&quot;)" office:value-type="string" office:string-value="const srrectype_t SR_NAME_PRKZ = &quot;PRKZ&quot;;">
            <text:p>const srrectype_t SR_NAME_PRKZ = "PRKZ";</text:p>
          </table:table-cell>
        </table:table-row>
        <table:table-row table:style-name="ro1">
          <table:table-cell table:number-columns-repeated="2"/>
          <table:table-cell office:value-type="string">
            <text:p>PSDT</text:p>
          </table:table-cell>
          <table:table-cell/>
          <table:table-cell table:formula="of:=CONCATENATE(&quot;extern const srrectype_t SR_NAME_&quot;;[.C275];&quot;;&quot;)" office:value-type="string" office:string-value="extern const srrectype_t SR_NAME_PSDT;">
            <text:p>extern const srrectype_t SR_NAME_PSDT;</text:p>
          </table:table-cell>
          <table:table-cell table:style-name="ce1" table:formula="of:=CONCATENATE(&quot;const srrectype_t SR_NAME_&quot;;[.C275];&quot; = &quot;&quot;&quot;; [.C275];&quot;&quot;&quot;;&quot;)" office:value-type="string" office:string-value="const srrectype_t SR_NAME_PSDT = &quot;PSDT&quot;;">
            <text:p>const srrectype_t SR_NAME_PSDT = "PSDT";</text:p>
          </table:table-cell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PTDA</text:p>
          </table:table-cell>
          <table:table-cell/>
          <table:table-cell table:formula="of:=CONCATENATE(&quot;extern const srrectype_t SR_NAME_&quot;;[.C276];&quot;;&quot;)" office:value-type="string" office:string-value="extern const srrectype_t SR_NAME_PTDA;">
            <text:p>extern const srrectype_t SR_NAME_PTDA;</text:p>
          </table:table-cell>
          <table:table-cell table:style-name="ce1" table:formula="of:=CONCATENATE(&quot;const srrectype_t SR_NAME_&quot;;[.C276];&quot; = &quot;&quot;&quot;; [.C276];&quot;&quot;&quot;;&quot;)" office:value-type="string" office:string-value="const srrectype_t SR_NAME_PTDA = &quot;PTDA&quot;;">
            <text:p>const srrectype_t SR_NAME_PTDA = "PTDA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QIAD</text:p>
          </table:table-cell>
          <table:table-cell/>
          <table:table-cell table:formula="of:=CONCATENATE(&quot;extern const srrectype_t SR_NAME_&quot;;[.C277];&quot;;&quot;)" office:value-type="string" office:string-value="extern const srrectype_t SR_NAME_QIAD;">
            <text:p>extern const srrectype_t SR_NAME_QIAD;</text:p>
          </table:table-cell>
          <table:table-cell table:style-name="ce1" table:formula="of:=CONCATENATE(&quot;const srrectype_t SR_NAME_&quot;;[.C277];&quot; = &quot;&quot;&quot;; [.C277];&quot;&quot;&quot;;&quot;)" office:value-type="string" office:string-value="const srrectype_t SR_NAME_QIAD = &quot;QIAD&quot;;">
            <text:p>const srrectype_t SR_NAME_QIAD = "QIAD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QNAM</text:p>
          </table:table-cell>
          <table:table-cell/>
          <table:table-cell table:formula="of:=CONCATENATE(&quot;extern const srrectype_t SR_NAME_&quot;;[.C278];&quot;;&quot;)" office:value-type="string" office:string-value="extern const srrectype_t SR_NAME_QNAM;">
            <text:p>extern const srrectype_t SR_NAME_QNAM;</text:p>
          </table:table-cell>
          <table:table-cell table:style-name="ce1" table:formula="of:=CONCATENATE(&quot;const srrectype_t SR_NAME_&quot;;[.C278];&quot; = &quot;&quot;&quot;; [.C278];&quot;&quot;&quot;;&quot;)" office:value-type="string" office:string-value="const srrectype_t SR_NAME_QNAM = &quot;QNAM&quot;;">
            <text:p>const srrectype_t SR_NAME_QNAM = "QNAM";</text:p>
          </table:table-cell>
        </table:table-row>
        <table:table-row table:style-name="ro1">
          <table:table-cell office:value-type="string">
            <text:p>SDSC</text:p>
          </table:table-cell>
          <table:table-cell/>
          <table:table-cell office:value-type="string">
            <text:p>QOBJ</text:p>
          </table:table-cell>
          <table:table-cell/>
          <table:table-cell table:formula="of:=CONCATENATE(&quot;extern const srrectype_t SR_NAME_&quot;;[.C279];&quot;;&quot;)" office:value-type="string" office:string-value="extern const srrectype_t SR_NAME_QOBJ;">
            <text:p>extern const srrectype_t SR_NAME_QOBJ;</text:p>
          </table:table-cell>
          <table:table-cell table:style-name="ce1" table:formula="of:=CONCATENATE(&quot;const srrectype_t SR_NAME_&quot;;[.C279];&quot; = &quot;&quot;&quot;; [.C279];&quot;&quot;&quot;;&quot;)" office:value-type="string" office:string-value="const srrectype_t SR_NAME_QOBJ = &quot;QOBJ&quot;;">
            <text:p>const srrectype_t SR_NAME_QOBJ = "QOBJ";</text:p>
          </table:table-cell>
        </table:table-row>
        <table:table-row table:style-name="ro1">
          <table:table-cell office:value-type="string">
            <text:p>SNDD</text:p>
          </table:table-cell>
          <table:table-cell/>
          <table:table-cell office:value-type="string">
            <text:p>QSDT</text:p>
          </table:table-cell>
          <table:table-cell/>
          <table:table-cell table:formula="of:=CONCATENATE(&quot;extern const srrectype_t SR_NAME_&quot;;[.C280];&quot;;&quot;)" office:value-type="string" office:string-value="extern const srrectype_t SR_NAME_QSDT;">
            <text:p>extern const srrectype_t SR_NAME_QSDT;</text:p>
          </table:table-cell>
          <table:table-cell table:style-name="ce1" table:formula="of:=CONCATENATE(&quot;const srrectype_t SR_NAME_&quot;;[.C280];&quot; = &quot;&quot;&quot;; [.C280];&quot;&quot;&quot;;&quot;)" office:value-type="string" office:string-value="const srrectype_t SR_NAME_QSDT = &quot;QSDT&quot;;">
            <text:p>const srrectype_t SR_NAME_QSDT = "QSDT";</text:p>
          </table:table-cell>
        </table:table-row>
        <table:table-row table:style-name="ro1">
          <table:table-cell table:number-columns-repeated="2"/>
          <table:table-cell office:value-type="string">
            <text:p>QSTA</text:p>
          </table:table-cell>
          <table:table-cell/>
          <table:table-cell table:formula="of:=CONCATENATE(&quot;extern const srrectype_t SR_NAME_&quot;;[.C281];&quot;;&quot;)" office:value-type="string" office:string-value="extern const srrectype_t SR_NAME_QSTA;">
            <text:p>extern const srrectype_t SR_NAME_QSTA;</text:p>
          </table:table-cell>
          <table:table-cell table:style-name="ce1" table:formula="of:=CONCATENATE(&quot;const srrectype_t SR_NAME_&quot;;[.C281];&quot; = &quot;&quot;&quot;; [.C281];&quot;&quot;&quot;;&quot;)" office:value-type="string" office:string-value="const srrectype_t SR_NAME_QSTA = &quot;QSTA&quot;;">
            <text:p>const srrectype_t SR_NAME_QSTA = "QSTA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QTGL</text:p>
          </table:table-cell>
          <table:table-cell/>
          <table:table-cell table:formula="of:=CONCATENATE(&quot;extern const srrectype_t SR_NAME_&quot;;[.C282];&quot;;&quot;)" office:value-type="string" office:string-value="extern const srrectype_t SR_NAME_QTGL;">
            <text:p>extern const srrectype_t SR_NAME_QTGL;</text:p>
          </table:table-cell>
          <table:table-cell table:style-name="ce1" table:formula="of:=CONCATENATE(&quot;const srrectype_t SR_NAME_&quot;;[.C282];&quot; = &quot;&quot;&quot;; [.C282];&quot;&quot;&quot;;&quot;)" office:value-type="string" office:string-value="const srrectype_t SR_NAME_QTGL = &quot;QTGL&quot;;">
            <text:p>const srrectype_t SR_NAME_QTGL = "QTGL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QUAL</text:p>
          </table:table-cell>
          <table:table-cell/>
          <table:table-cell table:formula="of:=CONCATENATE(&quot;extern const srrectype_t SR_NAME_&quot;;[.C283];&quot;;&quot;)" office:value-type="string" office:string-value="extern const srrectype_t SR_NAME_QUAL;">
            <text:p>extern const srrectype_t SR_NAME_QUAL;</text:p>
          </table:table-cell>
          <table:table-cell table:style-name="ce1" table:formula="of:=CONCATENATE(&quot;const srrectype_t SR_NAME_&quot;;[.C283];&quot; = &quot;&quot;&quot;; [.C283];&quot;&quot;&quot;;&quot;)" office:value-type="string" office:string-value="const srrectype_t SR_NAME_QUAL = &quot;QUAL&quot;;">
            <text:p>const srrectype_t SR_NAME_QUAL = "QUAL";</text:p>
          </table:table-cell>
        </table:table-row>
        <table:table-row table:style-name="ro1">
          <table:table-cell office:value-type="string">
            <text:p>RDAT</text:p>
          </table:table-cell>
          <table:table-cell/>
          <table:table-cell office:value-type="string">
            <text:p>RCLR</text:p>
          </table:table-cell>
          <table:table-cell/>
          <table:table-cell table:formula="of:=CONCATENATE(&quot;extern const srrectype_t SR_NAME_&quot;;[.C284];&quot;;&quot;)" office:value-type="string" office:string-value="extern const srrectype_t SR_NAME_RCLR;">
            <text:p>extern const srrectype_t SR_NAME_RCLR;</text:p>
          </table:table-cell>
          <table:table-cell table:style-name="ce1" table:formula="of:=CONCATENATE(&quot;const srrectype_t SR_NAME_&quot;;[.C284];&quot; = &quot;&quot;&quot;; [.C284];&quot;&quot;&quot;;&quot;)" office:value-type="string" office:string-value="const srrectype_t SR_NAME_RCLR = &quot;RCLR&quot;;">
            <text:p>const srrectype_t SR_NAME_RCLR = "RCLR";</text:p>
          </table:table-cell>
        </table:table-row>
        <table:table-row table:style-name="ro1">
          <table:table-cell office:value-type="string">
            <text:p>BNAM</text:p>
          </table:table-cell>
          <table:table-cell/>
          <table:table-cell office:value-type="string">
            <text:p>RDAT</text:p>
          </table:table-cell>
          <table:table-cell/>
          <table:table-cell table:formula="of:=CONCATENATE(&quot;extern const srrectype_t SR_NAME_&quot;;[.C285];&quot;;&quot;)" office:value-type="string" office:string-value="extern const srrectype_t SR_NAME_RDAT;">
            <text:p>extern const srrectype_t SR_NAME_RDAT;</text:p>
          </table:table-cell>
          <table:table-cell table:style-name="ce1" table:formula="of:=CONCATENATE(&quot;const srrectype_t SR_NAME_&quot;;[.C285];&quot; = &quot;&quot;&quot;; [.C285];&quot;&quot;&quot;;&quot;)" office:value-type="string" office:string-value="const srrectype_t SR_NAME_RDAT = &quot;RDAT&quot;;">
            <text:p>const srrectype_t SR_NAME_RDAT = "RDAT";</text:p>
          </table:table-cell>
        </table:table-row>
        <table:table-row table:style-name="ro1">
          <table:table-cell office:value-type="string">
            <text:p>SNAM</text:p>
          </table:table-cell>
          <table:table-cell/>
          <table:table-cell office:value-type="string">
            <text:p>RDMO</text:p>
          </table:table-cell>
          <table:table-cell/>
          <table:table-cell table:formula="of:=CONCATENATE(&quot;extern const srrectype_t SR_NAME_&quot;;[.C286];&quot;;&quot;)" office:value-type="string" office:string-value="extern const srrectype_t SR_NAME_RDMO;">
            <text:p>extern const srrectype_t SR_NAME_RDMO;</text:p>
          </table:table-cell>
          <table:table-cell table:style-name="ce1" table:formula="of:=CONCATENATE(&quot;const srrectype_t SR_NAME_&quot;;[.C286];&quot; = &quot;&quot;&quot;; [.C286];&quot;&quot;&quot;;&quot;)" office:value-type="string" office:string-value="const srrectype_t SR_NAME_RDMO = &quot;RDMO&quot;;">
            <text:p>const srrectype_t SR_NAME_RDMO = "RDMO";</text:p>
          </table:table-cell>
        </table:table-row>
        <table:table-row table:style-name="ro1">
          <table:table-cell table:number-columns-repeated="2"/>
          <table:table-cell office:value-type="string">
            <text:p>RDMP</text:p>
          </table:table-cell>
          <table:table-cell/>
          <table:table-cell table:formula="of:=CONCATENATE(&quot;extern const srrectype_t SR_NAME_&quot;;[.C287];&quot;;&quot;)" office:value-type="string" office:string-value="extern const srrectype_t SR_NAME_RDMP;">
            <text:p>extern const srrectype_t SR_NAME_RDMP;</text:p>
          </table:table-cell>
          <table:table-cell table:style-name="ce1" table:formula="of:=CONCATENATE(&quot;const srrectype_t SR_NAME_&quot;;[.C287];&quot; = &quot;&quot;&quot;; [.C287];&quot;&quot;&quot;;&quot;)" office:value-type="string" office:string-value="const srrectype_t SR_NAME_RDMP = &quot;RDMP&quot;;">
            <text:p>const srrectype_t SR_NAME_RDMP = "RDMP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RDOT</text:p>
          </table:table-cell>
          <table:table-cell/>
          <table:table-cell table:formula="of:=CONCATENATE(&quot;extern const srrectype_t SR_NAME_&quot;;[.C288];&quot;;&quot;)" office:value-type="string" office:string-value="extern const srrectype_t SR_NAME_RDOT;">
            <text:p>extern const srrectype_t SR_NAME_RDOT;</text:p>
          </table:table-cell>
          <table:table-cell table:style-name="ce1" table:formula="of:=CONCATENATE(&quot;const srrectype_t SR_NAME_&quot;;[.C288];&quot; = &quot;&quot;&quot;; [.C288];&quot;&quot;&quot;;&quot;)" office:value-type="string" office:string-value="const srrectype_t SR_NAME_RDOT = &quot;RDOT&quot;;">
            <text:p>const srrectype_t SR_NAME_RDOT = "RDOT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RDSA</text:p>
          </table:table-cell>
          <table:table-cell/>
          <table:table-cell table:formula="of:=CONCATENATE(&quot;extern const srrectype_t SR_NAME_&quot;;[.C289];&quot;;&quot;)" office:value-type="string" office:string-value="extern const srrectype_t SR_NAME_RDSA;">
            <text:p>extern const srrectype_t SR_NAME_RDSA;</text:p>
          </table:table-cell>
          <table:table-cell table:style-name="ce1" table:formula="of:=CONCATENATE(&quot;const srrectype_t SR_NAME_&quot;;[.C289];&quot; = &quot;&quot;&quot;; [.C289];&quot;&quot;&quot;;&quot;)" office:value-type="string" office:string-value="const srrectype_t SR_NAME_RDSA = &quot;RDSA&quot;;">
            <text:p>const srrectype_t SR_NAME_RDSA = "RDSA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RDWT</text:p>
          </table:table-cell>
          <table:table-cell/>
          <table:table-cell table:formula="of:=CONCATENATE(&quot;extern const srrectype_t SR_NAME_&quot;;[.C290];&quot;;&quot;)" office:value-type="string" office:string-value="extern const srrectype_t SR_NAME_RDWT;">
            <text:p>extern const srrectype_t SR_NAME_RDWT;</text:p>
          </table:table-cell>
          <table:table-cell table:style-name="ce1" table:formula="of:=CONCATENATE(&quot;const srrectype_t SR_NAME_&quot;;[.C290];&quot; = &quot;&quot;&quot;; [.C290];&quot;&quot;&quot;;&quot;)" office:value-type="string" office:string-value="const srrectype_t SR_NAME_RDWT = &quot;RDWT&quot;;">
            <text:p>const srrectype_t SR_NAME_RDWT = "RDWT";</text:p>
          </table:table-cell>
        </table:table-row>
        <table:table-row table:style-name="ro1">
          <table:table-cell office:value-type="string">
            <text:p>MDOB</text:p>
          </table:table-cell>
          <table:table-cell/>
          <table:table-cell office:value-type="string">
            <text:p>RIAD</text:p>
          </table:table-cell>
          <table:table-cell/>
          <table:table-cell table:formula="of:=CONCATENATE(&quot;extern const srrectype_t SR_NAME_&quot;;[.C291];&quot;;&quot;)" office:value-type="string" office:string-value="extern const srrectype_t SR_NAME_RIAD;">
            <text:p>extern const srrectype_t SR_NAME_RIAD;</text:p>
          </table:table-cell>
          <table:table-cell table:style-name="ce1" table:formula="of:=CONCATENATE(&quot;const srrectype_t SR_NAME_&quot;;[.C291];&quot; = &quot;&quot;&quot;; [.C291];&quot;&quot;&quot;;&quot;)" office:value-type="string" office:string-value="const srrectype_t SR_NAME_RIAD = &quot;RIAD&quot;;">
            <text:p>const srrectype_t SR_NAME_RIAD = "RIAD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RNAM</text:p>
          </table:table-cell>
          <table:table-cell/>
          <table:table-cell table:formula="of:=CONCATENATE(&quot;extern const srrectype_t SR_NAME_&quot;;[.C292];&quot;;&quot;)" office:value-type="string" office:string-value="extern const srrectype_t SR_NAME_RNAM;">
            <text:p>extern const srrectype_t SR_NAME_RNAM;</text:p>
          </table:table-cell>
          <table:table-cell table:style-name="ce1" table:formula="of:=CONCATENATE(&quot;const srrectype_t SR_NAME_&quot;;[.C292];&quot; = &quot;&quot;&quot;; [.C292];&quot;&quot;&quot;;&quot;)" office:value-type="string" office:string-value="const srrectype_t SR_NAME_RNAM = &quot;RNAM&quot;;">
            <text:p>const srrectype_t SR_NAME_RNAM = "RNAM";</text:p>
          </table:table-cell>
        </table:table-row>
        <table:table-row table:style-name="ro1">
          <table:table-cell office:value-type="string">
            <text:p>CTDA</text:p>
          </table:table-cell>
          <table:table-cell/>
          <table:table-cell office:value-type="string">
            <text:p>RNMV</text:p>
          </table:table-cell>
          <table:table-cell/>
          <table:table-cell table:formula="of:=CONCATENATE(&quot;extern const srrectype_t SR_NAME_&quot;;[.C293];&quot;;&quot;)" office:value-type="string" office:string-value="extern const srrectype_t SR_NAME_RNMV;">
            <text:p>extern const srrectype_t SR_NAME_RNMV;</text:p>
          </table:table-cell>
          <table:table-cell table:style-name="ce1" table:formula="of:=CONCATENATE(&quot;const srrectype_t SR_NAME_&quot;;[.C293];&quot; = &quot;&quot;&quot;; [.C293];&quot;&quot;&quot;;&quot;)" office:value-type="string" office:string-value="const srrectype_t SR_NAME_RNMV = &quot;RNMV&quot;;">
            <text:p>const srrectype_t SR_NAME_RNMV = "RNMV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RPLD</text:p>
          </table:table-cell>
          <table:table-cell/>
          <table:table-cell table:formula="of:=CONCATENATE(&quot;extern const srrectype_t SR_NAME_&quot;;[.C294];&quot;;&quot;)" office:value-type="string" office:string-value="extern const srrectype_t SR_NAME_RPLD;">
            <text:p>extern const srrectype_t SR_NAME_RPLD;</text:p>
          </table:table-cell>
          <table:table-cell table:style-name="ce1" table:formula="of:=CONCATENATE(&quot;const srrectype_t SR_NAME_&quot;;[.C294];&quot; = &quot;&quot;&quot;; [.C294];&quot;&quot;&quot;;&quot;)" office:value-type="string" office:string-value="const srrectype_t SR_NAME_RPLD = &quot;RPLD&quot;;">
            <text:p>const srrectype_t SR_NAME_RPLD = "RPLD";</text:p>
          </table:table-cell>
        </table:table-row>
        <table:table-row table:style-name="ro1">
          <table:table-cell office:value-type="string">
            <text:p>SNDD</text:p>
          </table:table-cell>
          <table:table-cell/>
          <table:table-cell office:value-type="string">
            <text:p>RPLI</text:p>
          </table:table-cell>
          <table:table-cell/>
          <table:table-cell table:formula="of:=CONCATENATE(&quot;extern const srrectype_t SR_NAME_&quot;;[.C295];&quot;;&quot;)" office:value-type="string" office:string-value="extern const srrectype_t SR_NAME_RPLI;">
            <text:p>extern const srrectype_t SR_NAME_RPLI;</text:p>
          </table:table-cell>
          <table:table-cell table:style-name="ce1" table:formula="of:=CONCATENATE(&quot;const srrectype_t SR_NAME_&quot;;[.C295];&quot; = &quot;&quot;&quot;; [.C295];&quot;&quot;&quot;;&quot;)" office:value-type="string" office:string-value="const srrectype_t SR_NAME_RPLI = &quot;RPLI&quot;;">
            <text:p>const srrectype_t SR_NAME_RPLI = "RPLI";</text:p>
          </table:table-cell>
        </table:table-row>
        <table:table-row table:style-name="ro1">
          <table:table-cell office:value-type="string">
            <text:p>DNAM</text:p>
          </table:table-cell>
          <table:table-cell/>
          <table:table-cell office:value-type="string">
            <text:p>RPRF</text:p>
          </table:table-cell>
          <table:table-cell/>
          <table:table-cell table:formula="of:=CONCATENATE(&quot;extern const srrectype_t SR_NAME_&quot;;[.C296];&quot;;&quot;)" office:value-type="string" office:string-value="extern const srrectype_t SR_NAME_RPRF;">
            <text:p>extern const srrectype_t SR_NAME_RPRF;</text:p>
          </table:table-cell>
          <table:table-cell table:style-name="ce1" table:formula="of:=CONCATENATE(&quot;const srrectype_t SR_NAME_&quot;;[.C296];&quot; = &quot;&quot;&quot;; [.C296];&quot;&quot;&quot;;&quot;)" office:value-type="string" office:string-value="const srrectype_t SR_NAME_RPRF = &quot;RPRF&quot;;">
            <text:p>const srrectype_t SR_NAME_RPRF = "RPRF";</text:p>
          </table:table-cell>
        </table:table-row>
        <table:table-row table:style-name="ro1">
          <table:table-cell office:value-type="string">
            <text:p>VMAD</text:p>
          </table:table-cell>
          <table:table-cell/>
          <table:table-cell office:value-type="string">
            <text:p>RPRM</text:p>
          </table:table-cell>
          <table:table-cell/>
          <table:table-cell table:formula="of:=CONCATENATE(&quot;extern const srrectype_t SR_NAME_&quot;;[.C297];&quot;;&quot;)" office:value-type="string" office:string-value="extern const srrectype_t SR_NAME_RPRM;">
            <text:p>extern const srrectype_t SR_NAME_RPRM;</text:p>
          </table:table-cell>
          <table:table-cell table:style-name="ce1" table:formula="of:=CONCATENATE(&quot;const srrectype_t SR_NAME_&quot;;[.C297];&quot; = &quot;&quot;&quot;; [.C297];&quot;&quot;&quot;;&quot;)" office:value-type="string" office:string-value="const srrectype_t SR_NAME_RPRM = &quot;RPRM&quot;;">
            <text:p>const srrectype_t SR_NAME_RPRM = "RPRM";</text:p>
          </table:table-cell>
        </table:table-row>
        <table:table-row table:style-name="ro1">
          <table:table-cell table:number-columns-repeated="2"/>
          <table:table-cell office:value-type="string">
            <text:p>SCDA</text:p>
          </table:table-cell>
          <table:table-cell/>
          <table:table-cell table:formula="of:=CONCATENATE(&quot;extern const srrectype_t SR_NAME_&quot;;[.C298];&quot;;&quot;)" office:value-type="string" office:string-value="extern const srrectype_t SR_NAME_SCDA;">
            <text:p>extern const srrectype_t SR_NAME_SCDA;</text:p>
          </table:table-cell>
          <table:table-cell table:style-name="ce1" table:formula="of:=CONCATENATE(&quot;const srrectype_t SR_NAME_&quot;;[.C298];&quot; = &quot;&quot;&quot;; [.C298];&quot;&quot;&quot;;&quot;)" office:value-type="string" office:string-value="const srrectype_t SR_NAME_SCDA = &quot;SCDA&quot;;">
            <text:p>const srrectype_t SR_NAME_SCDA = "SCDA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SCHR</text:p>
          </table:table-cell>
          <table:table-cell/>
          <table:table-cell table:formula="of:=CONCATENATE(&quot;extern const srrectype_t SR_NAME_&quot;;[.C299];&quot;;&quot;)" office:value-type="string" office:string-value="extern const srrectype_t SR_NAME_SCHR;">
            <text:p>extern const srrectype_t SR_NAME_SCHR;</text:p>
          </table:table-cell>
          <table:table-cell table:style-name="ce1" table:formula="of:=CONCATENATE(&quot;const srrectype_t SR_NAME_&quot;;[.C299];&quot; = &quot;&quot;&quot;; [.C299];&quot;&quot;&quot;;&quot;)" office:value-type="string" office:string-value="const srrectype_t SR_NAME_SCHR = &quot;SCHR&quot;;">
            <text:p>const srrectype_t SR_NAME_SCHR = "SCHR";</text:p>
          </table:table-cell>
        </table:table-row>
        <table:table-row table:style-name="ro1">
          <table:table-cell office:value-type="string">
            <text:p>TNAM</text:p>
          </table:table-cell>
          <table:table-cell/>
          <table:table-cell office:value-type="string">
            <text:p>SCRO</text:p>
          </table:table-cell>
          <table:table-cell/>
          <table:table-cell table:formula="of:=CONCATENATE(&quot;extern const srrectype_t SR_NAME_&quot;;[.C300];&quot;;&quot;)" office:value-type="string" office:string-value="extern const srrectype_t SR_NAME_SCRO;">
            <text:p>extern const srrectype_t SR_NAME_SCRO;</text:p>
          </table:table-cell>
          <table:table-cell table:style-name="ce1" table:formula="of:=CONCATENATE(&quot;const srrectype_t SR_NAME_&quot;;[.C300];&quot; = &quot;&quot;&quot;; [.C300];&quot;&quot;&quot;;&quot;)" office:value-type="string" office:string-value="const srrectype_t SR_NAME_SCRO = &quot;SCRO&quot;;">
            <text:p>const srrectype_t SR_NAME_SCRO = "SCRO";</text:p>
          </table:table-cell>
        </table:table-row>
        <table:table-row table:style-name="ro1">
          <table:table-cell office:value-type="string">
            <text:p>MNAM</text:p>
          </table:table-cell>
          <table:table-cell/>
          <table:table-cell office:value-type="string">
            <text:p>SCTX</text:p>
          </table:table-cell>
          <table:table-cell/>
          <table:table-cell table:formula="of:=CONCATENATE(&quot;extern const srrectype_t SR_NAME_&quot;;[.C301];&quot;;&quot;)" office:value-type="string" office:string-value="extern const srrectype_t SR_NAME_SCTX;">
            <text:p>extern const srrectype_t SR_NAME_SCTX;</text:p>
          </table:table-cell>
          <table:table-cell table:style-name="ce1" table:formula="of:=CONCATENATE(&quot;const srrectype_t SR_NAME_&quot;;[.C301];&quot; = &quot;&quot;&quot;; [.C301];&quot;&quot;&quot;;&quot;)" office:value-type="string" office:string-value="const srrectype_t SR_NAME_SCTX = &quot;SCTX&quot;;">
            <text:p>const srrectype_t SR_NAME_SCTX = "SCTX";</text:p>
          </table:table-cell>
        </table:table-row>
        <table:table-row table:style-name="ro1">
          <table:table-cell office:value-type="string">
            <text:p>HNAM</text:p>
          </table:table-cell>
          <table:table-cell/>
          <table:table-cell office:value-type="string">
            <text:p>SDSC</text:p>
          </table:table-cell>
          <table:table-cell/>
          <table:table-cell table:formula="of:=CONCATENATE(&quot;extern const srrectype_t SR_NAME_&quot;;[.C302];&quot;;&quot;)" office:value-type="string" office:string-value="extern const srrectype_t SR_NAME_SDSC;">
            <text:p>extern const srrectype_t SR_NAME_SDSC;</text:p>
          </table:table-cell>
          <table:table-cell table:style-name="ce1" table:formula="of:=CONCATENATE(&quot;const srrectype_t SR_NAME_&quot;;[.C302];&quot; = &quot;&quot;&quot;; [.C302];&quot;&quot;&quot;;&quot;)" office:value-type="string" office:string-value="const srrectype_t SR_NAME_SDSC = &quot;SDSC&quot;;">
            <text:p>const srrectype_t SR_NAME_SDSC = "SDSC";</text:p>
          </table:table-cell>
        </table:table-row>
        <table:table-row table:style-name="ro1">
          <table:table-cell office:value-type="string">
            <text:p>SNAM</text:p>
          </table:table-cell>
          <table:table-cell/>
          <table:table-cell office:value-type="string">
            <text:p>SHRT</text:p>
          </table:table-cell>
          <table:table-cell/>
          <table:table-cell table:formula="of:=CONCATENATE(&quot;extern const srrectype_t SR_NAME_&quot;;[.C303];&quot;;&quot;)" office:value-type="string" office:string-value="extern const srrectype_t SR_NAME_SHRT;">
            <text:p>extern const srrectype_t SR_NAME_SHRT;</text:p>
          </table:table-cell>
          <table:table-cell table:style-name="ce1" table:formula="of:=CONCATENATE(&quot;const srrectype_t SR_NAME_&quot;;[.C303];&quot; = &quot;&quot;&quot;; [.C303];&quot;&quot;&quot;;&quot;)" office:value-type="string" office:string-value="const srrectype_t SR_NAME_SHRT = &quot;SHRT&quot;;">
            <text:p>const srrectype_t SR_NAME_SHRT = "SHRT";</text:p>
          </table:table-cell>
        </table:table-row>
        <table:table-row table:style-name="ro1">
          <table:table-cell office:value-type="string">
            <text:p>GNAM</text:p>
          </table:table-cell>
          <table:table-cell/>
          <table:table-cell office:value-type="string">
            <text:p>SIAD</text:p>
          </table:table-cell>
          <table:table-cell/>
          <table:table-cell table:formula="of:=CONCATENATE(&quot;extern const srrectype_t SR_NAME_&quot;;[.C304];&quot;;&quot;)" office:value-type="string" office:string-value="extern const srrectype_t SR_NAME_SIAD;">
            <text:p>extern const srrectype_t SR_NAME_SIAD;</text:p>
          </table:table-cell>
          <table:table-cell table:style-name="ce1" table:formula="of:=CONCATENATE(&quot;const srrectype_t SR_NAME_&quot;;[.C304];&quot; = &quot;&quot;&quot;; [.C304];&quot;&quot;&quot;;&quot;)" office:value-type="string" office:string-value="const srrectype_t SR_NAME_SIAD = &quot;SIAD&quot;;">
            <text:p>const srrectype_t SR_NAME_SIAD = "SIAD";</text:p>
          </table:table-cell>
        </table:table-row>
        <table:table-row table:style-name="ro1">
          <table:table-cell table:number-columns-repeated="2"/>
          <table:table-cell office:value-type="string">
            <text:p>SLCP</text:p>
          </table:table-cell>
          <table:table-cell/>
          <table:table-cell table:formula="of:=CONCATENATE(&quot;extern const srrectype_t SR_NAME_&quot;;[.C305];&quot;;&quot;)" office:value-type="string" office:string-value="extern const srrectype_t SR_NAME_SLCP;">
            <text:p>extern const srrectype_t SR_NAME_SLCP;</text:p>
          </table:table-cell>
          <table:table-cell table:style-name="ce1" table:formula="of:=CONCATENATE(&quot;const srrectype_t SR_NAME_&quot;;[.C305];&quot; = &quot;&quot;&quot;; [.C305];&quot;&quot;&quot;;&quot;)" office:value-type="string" office:string-value="const srrectype_t SR_NAME_SLCP = &quot;SLCP&quot;;">
            <text:p>const srrectype_t SR_NAME_SLCP = "SLCP";</text:p>
          </table:table-cell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SNAM</text:p>
          </table:table-cell>
          <table:table-cell/>
          <table:table-cell table:formula="of:=CONCATENATE(&quot;extern const srrectype_t SR_NAME_&quot;;[.C306];&quot;;&quot;)" office:value-type="string" office:string-value="extern const srrectype_t SR_NAME_SNAM;">
            <text:p>extern const srrectype_t SR_NAME_SNAM;</text:p>
          </table:table-cell>
          <table:table-cell table:style-name="ce1" table:formula="of:=CONCATENATE(&quot;const srrectype_t SR_NAME_&quot;;[.C306];&quot; = &quot;&quot;&quot;; [.C306];&quot;&quot;&quot;;&quot;)" office:value-type="string" office:string-value="const srrectype_t SR_NAME_SNAM = &quot;SNAM&quot;;">
            <text:p>const srrectype_t SR_NAME_SNAM = "SNAM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SNDD</text:p>
          </table:table-cell>
          <table:table-cell/>
          <table:table-cell table:formula="of:=CONCATENATE(&quot;extern const srrectype_t SR_NAME_&quot;;[.C307];&quot;;&quot;)" office:value-type="string" office:string-value="extern const srrectype_t SR_NAME_SNDD;">
            <text:p>extern const srrectype_t SR_NAME_SNDD;</text:p>
          </table:table-cell>
          <table:table-cell table:style-name="ce1" table:formula="of:=CONCATENATE(&quot;const srrectype_t SR_NAME_&quot;;[.C307];&quot; = &quot;&quot;&quot;; [.C307];&quot;&quot;&quot;;&quot;)" office:value-type="string" office:string-value="const srrectype_t SR_NAME_SNDD = &quot;SNDD&quot;;">
            <text:p>const srrectype_t SR_NAME_SNDD = "SNDD";</text:p>
          </table:table-cell>
        </table:table-row>
        <table:table-row table:style-name="ro1">
          <table:table-cell office:value-type="string">
            <text:p>PNAM</text:p>
          </table:table-cell>
          <table:table-cell/>
          <table:table-cell office:value-type="string">
            <text:p>SNMV</text:p>
          </table:table-cell>
          <table:table-cell/>
          <table:table-cell table:formula="of:=CONCATENATE(&quot;extern const srrectype_t SR_NAME_&quot;;[.C308];&quot;;&quot;)" office:value-type="string" office:string-value="extern const srrectype_t SR_NAME_SNMV;">
            <text:p>extern const srrectype_t SR_NAME_SNMV;</text:p>
          </table:table-cell>
          <table:table-cell table:style-name="ce1" table:formula="of:=CONCATENATE(&quot;const srrectype_t SR_NAME_&quot;;[.C308];&quot; = &quot;&quot;&quot;; [.C308];&quot;&quot;&quot;;&quot;)" office:value-type="string" office:string-value="const srrectype_t SR_NAME_SNMV = &quot;SNMV&quot;;">
            <text:p>const srrectype_t SR_NAME_SNMV = "SNMV";</text:p>
          </table:table-cell>
        </table:table-row>
        <table:table-row table:style-name="ro1">
          <table:table-cell office:value-type="string">
            <text:p>WNAM</text:p>
          </table:table-cell>
          <table:table-cell/>
          <table:table-cell office:value-type="string">
            <text:p>SOFT</text:p>
          </table:table-cell>
          <table:table-cell/>
          <table:table-cell table:formula="of:=CONCATENATE(&quot;extern const srrectype_t SR_NAME_&quot;;[.C309];&quot;;&quot;)" office:value-type="string" office:string-value="extern const srrectype_t SR_NAME_SOFT;">
            <text:p>extern const srrectype_t SR_NAME_SOFT;</text:p>
          </table:table-cell>
          <table:table-cell table:style-name="ce1" table:formula="of:=CONCATENATE(&quot;const srrectype_t SR_NAME_&quot;;[.C309];&quot; = &quot;&quot;&quot;; [.C309];&quot;&quot;&quot;;&quot;)" office:value-type="string" office:string-value="const srrectype_t SR_NAME_SOFT = &quot;SOFT&quot;;">
            <text:p>const srrectype_t SR_NAME_SOFT = "SOFT";</text:p>
          </table:table-cell>
        </table:table-row>
        <table:table-row table:style-name="ro1">
          <table:table-cell office:value-type="string">
            <text:p>TNAM</text:p>
          </table:table-cell>
          <table:table-cell/>
          <table:table-cell office:value-type="string">
            <text:p>SOUL</text:p>
          </table:table-cell>
          <table:table-cell/>
          <table:table-cell table:formula="of:=CONCATENATE(&quot;extern const srrectype_t SR_NAME_&quot;;[.C310];&quot;;&quot;)" office:value-type="string" office:string-value="extern const srrectype_t SR_NAME_SOUL;">
            <text:p>extern const srrectype_t SR_NAME_SOUL;</text:p>
          </table:table-cell>
          <table:table-cell table:style-name="ce1" table:formula="of:=CONCATENATE(&quot;const srrectype_t SR_NAME_&quot;;[.C310];&quot; = &quot;&quot;&quot;; [.C310];&quot;&quot;&quot;;&quot;)" office:value-type="string" office:string-value="const srrectype_t SR_NAME_SOUL = &quot;SOUL&quot;;">
            <text:p>const srrectype_t SR_NAME_SOUL = "SOUL";</text:p>
          </table:table-cell>
        </table:table-row>
        <table:table-row table:style-name="ro1">
          <table:table-cell table:number-columns-repeated="2"/>
          <table:table-cell office:value-type="string">
            <text:p>SPCT</text:p>
          </table:table-cell>
          <table:table-cell/>
          <table:table-cell table:formula="of:=CONCATENATE(&quot;extern const srrectype_t SR_NAME_&quot;;[.C311];&quot;;&quot;)" office:value-type="string" office:string-value="extern const srrectype_t SR_NAME_SPCT;">
            <text:p>extern const srrectype_t SR_NAME_SPCT;</text:p>
          </table:table-cell>
          <table:table-cell table:style-name="ce1" table:formula="of:=CONCATENATE(&quot;const srrectype_t SR_NAME_&quot;;[.C311];&quot; = &quot;&quot;&quot;; [.C311];&quot;&quot;&quot;;&quot;)" office:value-type="string" office:string-value="const srrectype_t SR_NAME_SPCT = &quot;SPCT&quot;;">
            <text:p>const srrectype_t SR_NAME_SPCT = "SPCT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SPED</text:p>
          </table:table-cell>
          <table:table-cell/>
          <table:table-cell table:formula="of:=CONCATENATE(&quot;extern const srrectype_t SR_NAME_&quot;;[.C312];&quot;;&quot;)" office:value-type="string" office:string-value="extern const srrectype_t SR_NAME_SPED;">
            <text:p>extern const srrectype_t SR_NAME_SPED;</text:p>
          </table:table-cell>
          <table:table-cell table:style-name="ce1" table:formula="of:=CONCATENATE(&quot;const srrectype_t SR_NAME_&quot;;[.C312];&quot; = &quot;&quot;&quot;; [.C312];&quot;&quot;&quot;;&quot;)" office:value-type="string" office:string-value="const srrectype_t SR_NAME_SPED = &quot;SPED&quot;;">
            <text:p>const srrectype_t SR_NAME_SPED = "SPED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SPIT</text:p>
          </table:table-cell>
          <table:table-cell/>
          <table:table-cell table:formula="of:=CONCATENATE(&quot;extern const srrectype_t SR_NAME_&quot;;[.C313];&quot;;&quot;)" office:value-type="string" office:string-value="extern const srrectype_t SR_NAME_SPIT;">
            <text:p>extern const srrectype_t SR_NAME_SPIT;</text:p>
          </table:table-cell>
          <table:table-cell table:style-name="ce1" table:formula="of:=CONCATENATE(&quot;const srrectype_t SR_NAME_&quot;;[.C313];&quot; = &quot;&quot;&quot;; [.C313];&quot;&quot;&quot;;&quot;)" office:value-type="string" office:string-value="const srrectype_t SR_NAME_SPIT = &quot;SPIT&quot;;">
            <text:p>const srrectype_t SR_NAME_SPIT = "SPIT";</text:p>
          </table:table-cell>
        </table:table-row>
        <table:table-row table:style-name="ro1">
          <table:table-cell office:value-type="string">
            <text:p>ICON</text:p>
          </table:table-cell>
          <table:table-cell/>
          <table:table-cell office:value-type="string">
            <text:p>SPLO</text:p>
          </table:table-cell>
          <table:table-cell/>
          <table:table-cell table:formula="of:=CONCATENATE(&quot;extern const srrectype_t SR_NAME_&quot;;[.C314];&quot;;&quot;)" office:value-type="string" office:string-value="extern const srrectype_t SR_NAME_SPLO;">
            <text:p>extern const srrectype_t SR_NAME_SPLO;</text:p>
          </table:table-cell>
          <table:table-cell table:style-name="ce1" table:formula="of:=CONCATENATE(&quot;const srrectype_t SR_NAME_&quot;;[.C314];&quot; = &quot;&quot;&quot;; [.C314];&quot;&quot;&quot;;&quot;)" office:value-type="string" office:string-value="const srrectype_t SR_NAME_SPLO = &quot;SPLO&quot;;">
            <text:p>const srrectype_t SR_NAME_SPLO = "SPLO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SPOR</text:p>
          </table:table-cell>
          <table:table-cell/>
          <table:table-cell table:formula="of:=CONCATENATE(&quot;extern const srrectype_t SR_NAME_&quot;;[.C315];&quot;;&quot;)" office:value-type="string" office:string-value="extern const srrectype_t SR_NAME_SPOR;">
            <text:p>extern const srrectype_t SR_NAME_SPOR;</text:p>
          </table:table-cell>
          <table:table-cell table:style-name="ce1" table:formula="of:=CONCATENATE(&quot;const srrectype_t SR_NAME_&quot;;[.C315];&quot; = &quot;&quot;&quot;; [.C315];&quot;&quot;&quot;;&quot;)" office:value-type="string" office:string-value="const srrectype_t SR_NAME_SPOR = &quot;SPOR&quot;;">
            <text:p>const srrectype_t SR_NAME_SPOR = "SPOR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STOL</text:p>
          </table:table-cell>
          <table:table-cell/>
          <table:table-cell table:formula="of:=CONCATENATE(&quot;extern const srrectype_t SR_NAME_&quot;;[.C316];&quot;;&quot;)" office:value-type="string" office:string-value="extern const srrectype_t SR_NAME_STOL;">
            <text:p>extern const srrectype_t SR_NAME_STOL;</text:p>
          </table:table-cell>
          <table:table-cell table:style-name="ce1" table:formula="of:=CONCATENATE(&quot;const srrectype_t SR_NAME_&quot;;[.C316];&quot; = &quot;&quot;&quot;; [.C316];&quot;&quot;&quot;;&quot;)" office:value-type="string" office:string-value="const srrectype_t SR_NAME_STOL = &quot;STOL&quot;;">
            <text:p>const srrectype_t SR_NAME_STOL = "STOL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SWMV</text:p>
          </table:table-cell>
          <table:table-cell/>
          <table:table-cell table:formula="of:=CONCATENATE(&quot;extern const srrectype_t SR_NAME_&quot;;[.C317];&quot;;&quot;)" office:value-type="string" office:string-value="extern const srrectype_t SR_NAME_SWMV;">
            <text:p>extern const srrectype_t SR_NAME_SWMV;</text:p>
          </table:table-cell>
          <table:table-cell table:style-name="ce1" table:formula="of:=CONCATENATE(&quot;const srrectype_t SR_NAME_&quot;;[.C317];&quot; = &quot;&quot;&quot;; [.C317];&quot;&quot;&quot;;&quot;)" office:value-type="string" office:string-value="const srrectype_t SR_NAME_SWMV = &quot;SWMV&quot;;">
            <text:p>const srrectype_t SR_NAME_SWMV = "SWMV";</text:p>
          </table:table-cell>
        </table:table-row>
        <table:table-row table:style-name="ro1">
          <table:table-cell office:value-type="string">
            <text:p>VMAD</text:p>
          </table:table-cell>
          <table:table-cell/>
          <table:table-cell office:value-type="string">
            <text:p>TCLT</text:p>
          </table:table-cell>
          <table:table-cell/>
          <table:table-cell table:formula="of:=CONCATENATE(&quot;extern const srrectype_t SR_NAME_&quot;;[.C318];&quot;;&quot;)" office:value-type="string" office:string-value="extern const srrectype_t SR_NAME_TCLT;">
            <text:p>extern const srrectype_t SR_NAME_TCLT;</text:p>
          </table:table-cell>
          <table:table-cell table:style-name="ce1" table:formula="of:=CONCATENATE(&quot;const srrectype_t SR_NAME_&quot;;[.C318];&quot; = &quot;&quot;&quot;; [.C318];&quot;&quot;&quot;;&quot;)" office:value-type="string" office:string-value="const srrectype_t SR_NAME_TCLT = &quot;TCLT&quot;;">
            <text:p>const srrectype_t SR_NAME_TCLT = "TCLT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TIAD</text:p>
          </table:table-cell>
          <table:table-cell/>
          <table:table-cell table:formula="of:=CONCATENATE(&quot;extern const srrectype_t SR_NAME_&quot;;[.C319];&quot;;&quot;)" office:value-type="string" office:string-value="extern const srrectype_t SR_NAME_TIAD;">
            <text:p>extern const srrectype_t SR_NAME_TIAD;</text:p>
          </table:table-cell>
          <table:table-cell table:style-name="ce1" table:formula="of:=CONCATENATE(&quot;const srrectype_t SR_NAME_&quot;;[.C319];&quot; = &quot;&quot;&quot;; [.C319];&quot;&quot;&quot;;&quot;)" office:value-type="string" office:string-value="const srrectype_t SR_NAME_TIAD = &quot;TIAD&quot;;">
            <text:p>const srrectype_t SR_NAME_TIAD = "TIAD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TIAS</text:p>
          </table:table-cell>
          <table:table-cell/>
          <table:table-cell table:formula="of:=CONCATENATE(&quot;extern const srrectype_t SR_NAME_&quot;;[.C320];&quot;;&quot;)" office:value-type="string" office:string-value="extern const srrectype_t SR_NAME_TIAS;">
            <text:p>extern const srrectype_t SR_NAME_TIAS;</text:p>
          </table:table-cell>
          <table:table-cell table:style-name="ce1" table:formula="of:=CONCATENATE(&quot;const srrectype_t SR_NAME_&quot;;[.C320];&quot; = &quot;&quot;&quot;; [.C320];&quot;&quot;&quot;;&quot;)" office:value-type="string" office:string-value="const srrectype_t SR_NAME_TIAS = &quot;TIAS&quot;;">
            <text:p>const srrectype_t SR_NAME_TIAS = "TIAS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TIFC</text:p>
          </table:table-cell>
          <table:table-cell/>
          <table:table-cell table:formula="of:=CONCATENATE(&quot;extern const srrectype_t SR_NAME_&quot;;[.C321];&quot;;&quot;)" office:value-type="string" office:string-value="extern const srrectype_t SR_NAME_TIFC;">
            <text:p>extern const srrectype_t SR_NAME_TIFC;</text:p>
          </table:table-cell>
          <table:table-cell table:style-name="ce1" table:formula="of:=CONCATENATE(&quot;const srrectype_t SR_NAME_&quot;;[.C321];&quot; = &quot;&quot;&quot;; [.C321];&quot;&quot;&quot;;&quot;)" office:value-type="string" office:string-value="const srrectype_t SR_NAME_TIFC = &quot;TIFC&quot;;">
            <text:p>const srrectype_t SR_NAME_TIFC = "TIFC";</text:p>
          </table:table-cell>
        </table:table-row>
        <table:table-row table:style-name="ro1">
          <table:table-cell office:value-type="string">
            <text:p>MODS</text:p>
          </table:table-cell>
          <table:table-cell/>
          <table:table-cell office:value-type="string">
            <text:p>TINC</text:p>
          </table:table-cell>
          <table:table-cell/>
          <table:table-cell table:formula="of:=CONCATENATE(&quot;extern const srrectype_t SR_NAME_&quot;;[.C322];&quot;;&quot;)" office:value-type="string" office:string-value="extern const srrectype_t SR_NAME_TINC;">
            <text:p>extern const srrectype_t SR_NAME_TINC;</text:p>
          </table:table-cell>
          <table:table-cell table:style-name="ce1" table:formula="of:=CONCATENATE(&quot;const srrectype_t SR_NAME_&quot;;[.C322];&quot; = &quot;&quot;&quot;; [.C322];&quot;&quot;&quot;;&quot;)" office:value-type="string" office:string-value="const srrectype_t SR_NAME_TINC = &quot;TINC&quot;;">
            <text:p>const srrectype_t SR_NAME_TINC = "TINC";</text:p>
          </table:table-cell>
        </table:table-row>
        <table:table-row table:style-name="ro1">
          <table:table-cell office:value-type="string">
            <text:p>YNAM</text:p>
          </table:table-cell>
          <table:table-cell/>
          <table:table-cell office:value-type="string">
            <text:p>TIND</text:p>
          </table:table-cell>
          <table:table-cell/>
          <table:table-cell table:formula="of:=CONCATENATE(&quot;extern const srrectype_t SR_NAME_&quot;;[.C323];&quot;;&quot;)" office:value-type="string" office:string-value="extern const srrectype_t SR_NAME_TIND;">
            <text:p>extern const srrectype_t SR_NAME_TIND;</text:p>
          </table:table-cell>
          <table:table-cell table:style-name="ce1" table:formula="of:=CONCATENATE(&quot;const srrectype_t SR_NAME_&quot;;[.C323];&quot; = &quot;&quot;&quot;; [.C323];&quot;&quot;&quot;;&quot;)" office:value-type="string" office:string-value="const srrectype_t SR_NAME_TIND = &quot;TIND&quot;;">
            <text:p>const srrectype_t SR_NAME_TIND = "TIND";</text:p>
          </table:table-cell>
        </table:table-row>
        <table:table-row table:style-name="ro1">
          <table:table-cell office:value-type="string">
            <text:p>ZNAM</text:p>
          </table:table-cell>
          <table:table-cell/>
          <table:table-cell office:value-type="string">
            <text:p>TINI</text:p>
          </table:table-cell>
          <table:table-cell/>
          <table:table-cell table:formula="of:=CONCATENATE(&quot;extern const srrectype_t SR_NAME_&quot;;[.C324];&quot;;&quot;)" office:value-type="string" office:string-value="extern const srrectype_t SR_NAME_TINI;">
            <text:p>extern const srrectype_t SR_NAME_TINI;</text:p>
          </table:table-cell>
          <table:table-cell table:style-name="ce1" table:formula="of:=CONCATENATE(&quot;const srrectype_t SR_NAME_&quot;;[.C324];&quot; = &quot;&quot;&quot;; [.C324];&quot;&quot;&quot;;&quot;)" office:value-type="string" office:string-value="const srrectype_t SR_NAME_TINI = &quot;TINI&quot;;">
            <text:p>const srrectype_t SR_NAME_TINI = "TINI";</text:p>
          </table:table-cell>
        </table:table-row>
        <table:table-row table:style-name="ro1">
          <table:table-cell table:number-columns-repeated="2"/>
          <table:table-cell office:value-type="string">
            <text:p>TINL</text:p>
          </table:table-cell>
          <table:table-cell/>
          <table:table-cell table:formula="of:=CONCATENATE(&quot;extern const srrectype_t SR_NAME_&quot;;[.C325];&quot;;&quot;)" office:value-type="string" office:string-value="extern const srrectype_t SR_NAME_TINL;">
            <text:p>extern const srrectype_t SR_NAME_TINL;</text:p>
          </table:table-cell>
          <table:table-cell table:style-name="ce1" table:formula="of:=CONCATENATE(&quot;const srrectype_t SR_NAME_&quot;;[.C325];&quot; = &quot;&quot;&quot;; [.C325];&quot;&quot;&quot;;&quot;)" office:value-type="string" office:string-value="const srrectype_t SR_NAME_TINL = &quot;TINL&quot;;">
            <text:p>const srrectype_t SR_NAME_TINL = "TINL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TINP</text:p>
          </table:table-cell>
          <table:table-cell/>
          <table:table-cell table:formula="of:=CONCATENATE(&quot;extern const srrectype_t SR_NAME_&quot;;[.C326];&quot;;&quot;)" office:value-type="string" office:string-value="extern const srrectype_t SR_NAME_TINP;">
            <text:p>extern const srrectype_t SR_NAME_TINP;</text:p>
          </table:table-cell>
          <table:table-cell table:style-name="ce1" table:formula="of:=CONCATENATE(&quot;const srrectype_t SR_NAME_&quot;;[.C326];&quot; = &quot;&quot;&quot;; [.C326];&quot;&quot;&quot;;&quot;)" office:value-type="string" office:string-value="const srrectype_t SR_NAME_TINP = &quot;TINP&quot;;">
            <text:p>const srrectype_t SR_NAME_TINP = "TINP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TINT</text:p>
          </table:table-cell>
          <table:table-cell/>
          <table:table-cell table:formula="of:=CONCATENATE(&quot;extern const srrectype_t SR_NAME_&quot;;[.C327];&quot;;&quot;)" office:value-type="string" office:string-value="extern const srrectype_t SR_NAME_TINT;">
            <text:p>extern const srrectype_t SR_NAME_TINT;</text:p>
          </table:table-cell>
          <table:table-cell table:style-name="ce1" table:formula="of:=CONCATENATE(&quot;const srrectype_t SR_NAME_&quot;;[.C327];&quot; = &quot;&quot;&quot;; [.C327];&quot;&quot;&quot;;&quot;)" office:value-type="string" office:string-value="const srrectype_t SR_NAME_TINT = &quot;TINT&quot;;">
            <text:p>const srrectype_t SR_NAME_TINT = "TINT";</text:p>
          </table:table-cell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TINV</text:p>
          </table:table-cell>
          <table:table-cell/>
          <table:table-cell table:formula="of:=CONCATENATE(&quot;extern const srrectype_t SR_NAME_&quot;;[.C328];&quot;;&quot;)" office:value-type="string" office:string-value="extern const srrectype_t SR_NAME_TINV;">
            <text:p>extern const srrectype_t SR_NAME_TINV;</text:p>
          </table:table-cell>
          <table:table-cell table:style-name="ce1" table:formula="of:=CONCATENATE(&quot;const srrectype_t SR_NAME_&quot;;[.C328];&quot; = &quot;&quot;&quot;; [.C328];&quot;&quot;&quot;;&quot;)" office:value-type="string" office:string-value="const srrectype_t SR_NAME_TINV = &quot;TINV&quot;;">
            <text:p>const srrectype_t SR_NAME_TINV = "TINV";</text:p>
          </table:table-cell>
        </table:table-row>
        <table:table-row table:style-name="ro1">
          <table:table-cell office:value-type="string">
            <text:p>DMDS</text:p>
          </table:table-cell>
          <table:table-cell/>
          <table:table-cell office:value-type="string">
            <text:p>TIRS</text:p>
          </table:table-cell>
          <table:table-cell/>
          <table:table-cell table:formula="of:=CONCATENATE(&quot;extern const srrectype_t SR_NAME_&quot;;[.C329];&quot;;&quot;)" office:value-type="string" office:string-value="extern const srrectype_t SR_NAME_TIRS;">
            <text:p>extern const srrectype_t SR_NAME_TIRS;</text:p>
          </table:table-cell>
          <table:table-cell table:style-name="ce1" table:formula="of:=CONCATENATE(&quot;const srrectype_t SR_NAME_&quot;;[.C329];&quot; = &quot;&quot;&quot;; [.C329];&quot;&quot;&quot;;&quot;)" office:value-type="string" office:string-value="const srrectype_t SR_NAME_TIRS = &quot;TIRS&quot;;">
            <text:p>const srrectype_t SR_NAME_TIRS = "TIRS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TNAM</text:p>
          </table:table-cell>
          <table:table-cell/>
          <table:table-cell table:formula="of:=CONCATENATE(&quot;extern const srrectype_t SR_NAME_&quot;;[.C330];&quot;;&quot;)" office:value-type="string" office:string-value="extern const srrectype_t SR_NAME_TNAM;">
            <text:p>extern const srrectype_t SR_NAME_TNAM;</text:p>
          </table:table-cell>
          <table:table-cell table:style-name="ce1" table:formula="of:=CONCATENATE(&quot;const srrectype_t SR_NAME_&quot;;[.C330];&quot; = &quot;&quot;&quot;; [.C330];&quot;&quot;&quot;;&quot;)" office:value-type="string" office:string-value="const srrectype_t SR_NAME_TNAM = &quot;TNAM&quot;;">
            <text:p>const srrectype_t SR_NAME_TNAM = "TNAM";</text:p>
          </table:table-cell>
        </table:table-row>
        <table:table-row table:style-name="ro1">
          <table:table-cell office:value-type="string">
            <text:p>PNAM</text:p>
          </table:table-cell>
          <table:table-cell/>
          <table:table-cell office:value-type="string">
            <text:p>TPIC</text:p>
          </table:table-cell>
          <table:table-cell/>
          <table:table-cell table:formula="of:=CONCATENATE(&quot;extern const srrectype_t SR_NAME_&quot;;[.C331];&quot;;&quot;)" office:value-type="string" office:string-value="extern const srrectype_t SR_NAME_TPIC;">
            <text:p>extern const srrectype_t SR_NAME_TPIC;</text:p>
          </table:table-cell>
          <table:table-cell table:style-name="ce1" table:formula="of:=CONCATENATE(&quot;const srrectype_t SR_NAME_&quot;;[.C331];&quot; = &quot;&quot;&quot;; [.C331];&quot;&quot;&quot;;&quot;)" office:value-type="string" office:string-value="const srrectype_t SR_NAME_TPIC = &quot;TPIC&quot;;">
            <text:p>const srrectype_t SR_NAME_TPIC = "TPIC";</text:p>
          </table:table-cell>
        </table:table-row>
        <table:table-row table:style-name="ro1">
          <table:table-cell office:value-type="string">
            <text:p>KNAM</text:p>
          </table:table-cell>
          <table:table-cell/>
          <table:table-cell office:value-type="string">
            <text:p>TPLT</text:p>
          </table:table-cell>
          <table:table-cell/>
          <table:table-cell table:formula="of:=CONCATENATE(&quot;extern const srrectype_t SR_NAME_&quot;;[.C332];&quot;;&quot;)" office:value-type="string" office:string-value="extern const srrectype_t SR_NAME_TPLT;">
            <text:p>extern const srrectype_t SR_NAME_TPLT;</text:p>
          </table:table-cell>
          <table:table-cell table:style-name="ce1" table:formula="of:=CONCATENATE(&quot;const srrectype_t SR_NAME_&quot;;[.C332];&quot; = &quot;&quot;&quot;; [.C332];&quot;&quot;&quot;;&quot;)" office:value-type="string" office:string-value="const srrectype_t SR_NAME_TPLT = &quot;TPLT&quot;;">
            <text:p>const srrectype_t SR_NAME_TPLT = "TPLT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TRDT</text:p>
          </table:table-cell>
          <table:table-cell/>
          <table:table-cell table:formula="of:=CONCATENATE(&quot;extern const srrectype_t SR_NAME_&quot;;[.C333];&quot;;&quot;)" office:value-type="string" office:string-value="extern const srrectype_t SR_NAME_TRDT;">
            <text:p>extern const srrectype_t SR_NAME_TRDT;</text:p>
          </table:table-cell>
          <table:table-cell table:style-name="ce1" table:formula="of:=CONCATENATE(&quot;const srrectype_t SR_NAME_&quot;;[.C333];&quot; = &quot;&quot;&quot;; [.C333];&quot;&quot;&quot;;&quot;)" office:value-type="string" office:string-value="const srrectype_t SR_NAME_TRDT = &quot;TRDT&quot;;">
            <text:p>const srrectype_t SR_NAME_TRDT = "TRDT";</text:p>
          </table:table-cell>
        </table:table-row>
        <table:table-row table:style-name="ro1">
          <table:table-cell office:value-type="string">
            <text:p>DEST</text:p>
          </table:table-cell>
          <table:table-cell/>
          <table:table-cell office:value-type="string">
            <text:p>TVDT</text:p>
          </table:table-cell>
          <table:table-cell/>
          <table:table-cell table:formula="of:=CONCATENATE(&quot;extern const srrectype_t SR_NAME_&quot;;[.C334];&quot;;&quot;)" office:value-type="string" office:string-value="extern const srrectype_t SR_NAME_TVDT;">
            <text:p>extern const srrectype_t SR_NAME_TVDT;</text:p>
          </table:table-cell>
          <table:table-cell table:style-name="ce1" table:formula="of:=CONCATENATE(&quot;const srrectype_t SR_NAME_&quot;;[.C334];&quot; = &quot;&quot;&quot;; [.C334];&quot;&quot;&quot;;&quot;)" office:value-type="string" office:string-value="const srrectype_t SR_NAME_TVDT = &quot;TVDT&quot;;">
            <text:p>const srrectype_t SR_NAME_TVDT = "TVDT";</text:p>
          </table:table-cell>
        </table:table-row>
        <table:table-row table:style-name="ro1">
          <table:table-cell office:value-type="string">
            <text:p>VMAD</text:p>
          </table:table-cell>
          <table:table-cell/>
          <table:table-cell office:value-type="string">
            <text:p>TWAT</text:p>
          </table:table-cell>
          <table:table-cell/>
          <table:table-cell table:formula="of:=CONCATENATE(&quot;extern const srrectype_t SR_NAME_&quot;;[.C335];&quot;;&quot;)" office:value-type="string" office:string-value="extern const srrectype_t SR_NAME_TWAT;">
            <text:p>extern const srrectype_t SR_NAME_TWAT;</text:p>
          </table:table-cell>
          <table:table-cell table:style-name="ce1" table:formula="of:=CONCATENATE(&quot;const srrectype_t SR_NAME_&quot;;[.C335];&quot; = &quot;&quot;&quot;; [.C335];&quot;&quot;&quot;;&quot;)" office:value-type="string" office:string-value="const srrectype_t SR_NAME_TWAT = &quot;TWAT&quot;;">
            <text:p>const srrectype_t SR_NAME_TWAT = "TWAT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TX00</text:p>
          </table:table-cell>
          <table:table-cell/>
          <table:table-cell table:formula="of:=CONCATENATE(&quot;extern const srrectype_t SR_NAME_&quot;;[.C336];&quot;;&quot;)" office:value-type="string" office:string-value="extern const srrectype_t SR_NAME_TX00;">
            <text:p>extern const srrectype_t SR_NAME_TX00;</text:p>
          </table:table-cell>
          <table:table-cell table:style-name="ce1" table:formula="of:=CONCATENATE(&quot;const srrectype_t SR_NAME_&quot;;[.C336];&quot; = &quot;&quot;&quot;; [.C336];&quot;&quot;&quot;;&quot;)" office:value-type="string" office:string-value="const srrectype_t SR_NAME_TX00 = &quot;TX00&quot;;">
            <text:p>const srrectype_t SR_NAME_TX00 = "TX00";</text:p>
          </table:table-cell>
        </table:table-row>
        <table:table-row table:style-name="ro1">
          <table:table-cell office:value-type="string">
            <text:p>MODS</text:p>
          </table:table-cell>
          <table:table-cell/>
          <table:table-cell office:value-type="string">
            <text:p>TX01</text:p>
          </table:table-cell>
          <table:table-cell/>
          <table:table-cell table:formula="of:=CONCATENATE(&quot;extern const srrectype_t SR_NAME_&quot;;[.C337];&quot;;&quot;)" office:value-type="string" office:string-value="extern const srrectype_t SR_NAME_TX01;">
            <text:p>extern const srrectype_t SR_NAME_TX01;</text:p>
          </table:table-cell>
          <table:table-cell table:style-name="ce1" table:formula="of:=CONCATENATE(&quot;const srrectype_t SR_NAME_&quot;;[.C337];&quot; = &quot;&quot;&quot;; [.C337];&quot;&quot;&quot;;&quot;)" office:value-type="string" office:string-value="const srrectype_t SR_NAME_TX01 = &quot;TX01&quot;;">
            <text:p>const srrectype_t SR_NAME_TX01 = "TX01";</text:p>
          </table:table-cell>
        </table:table-row>
        <table:table-row table:style-name="ro1">
          <table:table-cell office:value-type="string">
            <text:p>DSTD</text:p>
          </table:table-cell>
          <table:table-cell/>
          <table:table-cell office:value-type="string">
            <text:p>TX02</text:p>
          </table:table-cell>
          <table:table-cell/>
          <table:table-cell table:formula="of:=CONCATENATE(&quot;extern const srrectype_t SR_NAME_&quot;;[.C338];&quot;;&quot;)" office:value-type="string" office:string-value="extern const srrectype_t SR_NAME_TX02;">
            <text:p>extern const srrectype_t SR_NAME_TX02;</text:p>
          </table:table-cell>
          <table:table-cell table:style-name="ce1" table:formula="of:=CONCATENATE(&quot;const srrectype_t SR_NAME_&quot;;[.C338];&quot; = &quot;&quot;&quot;; [.C338];&quot;&quot;&quot;;&quot;)" office:value-type="string" office:string-value="const srrectype_t SR_NAME_TX02 = &quot;TX02&quot;;">
            <text:p>const srrectype_t SR_NAME_TX02 = "TX02";</text:p>
          </table:table-cell>
        </table:table-row>
        <table:table-row table:style-name="ro1">
          <table:table-cell office:value-type="string">
            <text:p>DMDL</text:p>
          </table:table-cell>
          <table:table-cell/>
          <table:table-cell office:value-type="string">
            <text:p>TX03</text:p>
          </table:table-cell>
          <table:table-cell/>
          <table:table-cell table:formula="of:=CONCATENATE(&quot;extern const srrectype_t SR_NAME_&quot;;[.C339];&quot;;&quot;)" office:value-type="string" office:string-value="extern const srrectype_t SR_NAME_TX03;">
            <text:p>extern const srrectype_t SR_NAME_TX03;</text:p>
          </table:table-cell>
          <table:table-cell table:style-name="ce1" table:formula="of:=CONCATENATE(&quot;const srrectype_t SR_NAME_&quot;;[.C339];&quot; = &quot;&quot;&quot;; [.C339];&quot;&quot;&quot;;&quot;)" office:value-type="string" office:string-value="const srrectype_t SR_NAME_TX03 = &quot;TX03&quot;;">
            <text:p>const srrectype_t SR_NAME_TX03 = "TX03";</text:p>
          </table:table-cell>
        </table:table-row>
        <table:table-row table:style-name="ro1">
          <table:table-cell office:value-type="string">
            <text:p>DMDT</text:p>
          </table:table-cell>
          <table:table-cell/>
          <table:table-cell office:value-type="string">
            <text:p>TX04</text:p>
          </table:table-cell>
          <table:table-cell/>
          <table:table-cell table:formula="of:=CONCATENATE(&quot;extern const srrectype_t SR_NAME_&quot;;[.C340];&quot;;&quot;)" office:value-type="string" office:string-value="extern const srrectype_t SR_NAME_TX04;">
            <text:p>extern const srrectype_t SR_NAME_TX04;</text:p>
          </table:table-cell>
          <table:table-cell table:style-name="ce1" table:formula="of:=CONCATENATE(&quot;const srrectype_t SR_NAME_&quot;;[.C340];&quot; = &quot;&quot;&quot;; [.C340];&quot;&quot;&quot;;&quot;)" office:value-type="string" office:string-value="const srrectype_t SR_NAME_TX04 = &quot;TX04&quot;;">
            <text:p>const srrectype_t SR_NAME_TX04 = "TX04";</text:p>
          </table:table-cell>
        </table:table-row>
        <table:table-row table:style-name="ro1">
          <table:table-cell office:value-type="string">
            <text:p>DSTF</text:p>
          </table:table-cell>
          <table:table-cell/>
          <table:table-cell office:value-type="string">
            <text:p>TX05</text:p>
          </table:table-cell>
          <table:table-cell/>
          <table:table-cell table:formula="of:=CONCATENATE(&quot;extern const srrectype_t SR_NAME_&quot;;[.C341];&quot;;&quot;)" office:value-type="string" office:string-value="extern const srrectype_t SR_NAME_TX05;">
            <text:p>extern const srrectype_t SR_NAME_TX05;</text:p>
          </table:table-cell>
          <table:table-cell table:style-name="ce1" table:formula="of:=CONCATENATE(&quot;const srrectype_t SR_NAME_&quot;;[.C341];&quot; = &quot;&quot;&quot;; [.C341];&quot;&quot;&quot;;&quot;)" office:value-type="string" office:string-value="const srrectype_t SR_NAME_TX05 = &quot;TX05&quot;;">
            <text:p>const srrectype_t SR_NAME_TX05 = "TX05";</text:p>
          </table:table-cell>
        </table:table-row>
        <table:table-row table:style-name="ro1">
          <table:table-cell office:value-type="string">
            <text:p>RNAM</text:p>
          </table:table-cell>
          <table:table-cell/>
          <table:table-cell office:value-type="string">
            <text:p>TX07</text:p>
          </table:table-cell>
          <table:table-cell/>
          <table:table-cell table:formula="of:=CONCATENATE(&quot;extern const srrectype_t SR_NAME_&quot;;[.C342];&quot;;&quot;)" office:value-type="string" office:string-value="extern const srrectype_t SR_NAME_TX07;">
            <text:p>extern const srrectype_t SR_NAME_TX07;</text:p>
          </table:table-cell>
          <table:table-cell table:style-name="ce1" table:formula="of:=CONCATENATE(&quot;const srrectype_t SR_NAME_&quot;;[.C342];&quot; = &quot;&quot;&quot;; [.C342];&quot;&quot;&quot;;&quot;)" office:value-type="string" office:string-value="const srrectype_t SR_NAME_TX07 = &quot;TX07&quot;;">
            <text:p>const srrectype_t SR_NAME_TX07 = "TX07";</text:p>
          </table:table-cell>
        </table:table-row>
        <table:table-row table:style-name="ro1">
          <table:table-cell office:value-type="string">
            <text:p>VNAM</text:p>
          </table:table-cell>
          <table:table-cell/>
          <table:table-cell office:value-type="string">
            <text:p>UNAM</text:p>
          </table:table-cell>
          <table:table-cell/>
          <table:table-cell table:formula="of:=CONCATENATE(&quot;extern const srrectype_t SR_NAME_&quot;;[.C343];&quot;;&quot;)" office:value-type="string" office:string-value="extern const srrectype_t SR_NAME_UNAM;">
            <text:p>extern const srrectype_t SR_NAME_UNAM;</text:p>
          </table:table-cell>
          <table:table-cell table:style-name="ce1" table:formula="of:=CONCATENATE(&quot;const srrectype_t SR_NAME_&quot;;[.C343];&quot; = &quot;&quot;&quot;; [.C343];&quot;&quot;&quot;;&quot;)" office:value-type="string" office:string-value="const srrectype_t SR_NAME_UNAM = &quot;UNAM&quot;;">
            <text:p>const srrectype_t SR_NAME_UNAM = "UNAM";</text:p>
          </table:table-cell>
        </table:table-row>
        <table:table-row table:style-name="ro1">
          <table:table-cell office:value-type="string">
            <text:p>WNAM</text:p>
          </table:table-cell>
          <table:table-cell/>
          <table:table-cell office:value-type="string">
            <text:p>UNES</text:p>
          </table:table-cell>
          <table:table-cell/>
          <table:table-cell table:formula="of:=CONCATENATE(&quot;extern const srrectype_t SR_NAME_&quot;;[.C344];&quot;;&quot;)" office:value-type="string" office:string-value="extern const srrectype_t SR_NAME_UNES;">
            <text:p>extern const srrectype_t SR_NAME_UNES;</text:p>
          </table:table-cell>
          <table:table-cell table:style-name="ce1" table:formula="of:=CONCATENATE(&quot;const srrectype_t SR_NAME_&quot;;[.C344];&quot; = &quot;&quot;&quot;; [.C344];&quot;&quot;&quot;;&quot;)" office:value-type="string" office:string-value="const srrectype_t SR_NAME_UNES = &quot;UNES&quot;;">
            <text:p>const srrectype_t SR_NAME_UNES = "UNES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VCLR</text:p>
          </table:table-cell>
          <table:table-cell/>
          <table:table-cell table:formula="of:=CONCATENATE(&quot;extern const srrectype_t SR_NAME_&quot;;[.C345];&quot;;&quot;)" office:value-type="string" office:string-value="extern const srrectype_t SR_NAME_VCLR;">
            <text:p>extern const srrectype_t SR_NAME_VCLR;</text:p>
          </table:table-cell>
          <table:table-cell table:style-name="ce1" table:formula="of:=CONCATENATE(&quot;const srrectype_t SR_NAME_&quot;;[.C345];&quot; = &quot;&quot;&quot;; [.C345];&quot;&quot;&quot;;&quot;)" office:value-type="string" office:string-value="const srrectype_t SR_NAME_VCLR = &quot;VCLR&quot;;">
            <text:p>const srrectype_t SR_NAME_VCLR = "VCLR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VENC</text:p>
          </table:table-cell>
          <table:table-cell/>
          <table:table-cell table:formula="of:=CONCATENATE(&quot;extern const srrectype_t SR_NAME_&quot;;[.C346];&quot;;&quot;)" office:value-type="string" office:string-value="extern const srrectype_t SR_NAME_VENC;">
            <text:p>extern const srrectype_t SR_NAME_VENC;</text:p>
          </table:table-cell>
          <table:table-cell table:style-name="ce1" table:formula="of:=CONCATENATE(&quot;const srrectype_t SR_NAME_&quot;;[.C346];&quot; = &quot;&quot;&quot;; [.C346];&quot;&quot;&quot;;&quot;)" office:value-type="string" office:string-value="const srrectype_t SR_NAME_VENC = &quot;VENC&quot;;">
            <text:p>const srrectype_t SR_NAME_VENC = "VENC";</text:p>
          </table:table-cell>
        </table:table-row>
        <table:table-row table:style-name="ro1">
          <table:table-cell office:value-type="string">
            <text:p>SNAM</text:p>
          </table:table-cell>
          <table:table-cell/>
          <table:table-cell office:value-type="string">
            <text:p>VEND</text:p>
          </table:table-cell>
          <table:table-cell/>
          <table:table-cell table:formula="of:=CONCATENATE(&quot;extern const srrectype_t SR_NAME_&quot;;[.C347];&quot;;&quot;)" office:value-type="string" office:string-value="extern const srrectype_t SR_NAME_VEND;">
            <text:p>extern const srrectype_t SR_NAME_VEND;</text:p>
          </table:table-cell>
          <table:table-cell table:style-name="ce1" table:formula="of:=CONCATENATE(&quot;const srrectype_t SR_NAME_&quot;;[.C347];&quot; = &quot;&quot;&quot;; [.C347];&quot;&quot;&quot;;&quot;)" office:value-type="string" office:string-value="const srrectype_t SR_NAME_VEND = &quot;VEND&quot;;">
            <text:p>const srrectype_t SR_NAME_VEND = "VEND";</text:p>
          </table:table-cell>
        </table:table-row>
        <table:table-row table:style-name="ro1">
          <table:table-cell table:number-columns-repeated="2"/>
          <table:table-cell office:value-type="string">
            <text:p>VENV</text:p>
          </table:table-cell>
          <table:table-cell/>
          <table:table-cell table:formula="of:=CONCATENATE(&quot;extern const srrectype_t SR_NAME_&quot;;[.C348];&quot;;&quot;)" office:value-type="string" office:string-value="extern const srrectype_t SR_NAME_VENV;">
            <text:p>extern const srrectype_t SR_NAME_VENV;</text:p>
          </table:table-cell>
          <table:table-cell table:style-name="ce1" table:formula="of:=CONCATENATE(&quot;const srrectype_t SR_NAME_&quot;;[.C348];&quot; = &quot;&quot;&quot;; [.C348];&quot;&quot;&quot;;&quot;)" office:value-type="string" office:string-value="const srrectype_t SR_NAME_VENV = &quot;VENV&quot;;">
            <text:p>const srrectype_t SR_NAME_VENV = "VENV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VHGT</text:p>
          </table:table-cell>
          <table:table-cell/>
          <table:table-cell table:formula="of:=CONCATENATE(&quot;extern const srrectype_t SR_NAME_&quot;;[.C349];&quot;;&quot;)" office:value-type="string" office:string-value="extern const srrectype_t SR_NAME_VHGT;">
            <text:p>extern const srrectype_t SR_NAME_VHGT;</text:p>
          </table:table-cell>
          <table:table-cell table:style-name="ce1" table:formula="of:=CONCATENATE(&quot;const srrectype_t SR_NAME_&quot;;[.C349];&quot; = &quot;&quot;&quot;; [.C349];&quot;&quot;&quot;;&quot;)" office:value-type="string" office:string-value="const srrectype_t SR_NAME_VHGT = &quot;VHGT&quot;;">
            <text:p>const srrectype_t SR_NAME_VHGT = "VHGT";</text:p>
          </table:table-cell>
        </table:table-row>
        <table:table-row table:style-name="ro1">
          <table:table-cell office:value-type="string">
            <text:p>EFID</text:p>
          </table:table-cell>
          <table:table-cell/>
          <table:table-cell office:value-type="string">
            <text:p>VMAD</text:p>
          </table:table-cell>
          <table:table-cell/>
          <table:table-cell table:formula="of:=CONCATENATE(&quot;extern const srrectype_t SR_NAME_&quot;;[.C350];&quot;;&quot;)" office:value-type="string" office:string-value="extern const srrectype_t SR_NAME_VMAD;">
            <text:p>extern const srrectype_t SR_NAME_VMAD;</text:p>
          </table:table-cell>
          <table:table-cell table:style-name="ce1" table:formula="of:=CONCATENATE(&quot;const srrectype_t SR_NAME_&quot;;[.C350];&quot; = &quot;&quot;&quot;; [.C350];&quot;&quot;&quot;;&quot;)" office:value-type="string" office:string-value="const srrectype_t SR_NAME_VMAD = &quot;VMAD&quot;;">
            <text:p>const srrectype_t SR_NAME_VMAD = "VMAD";</text:p>
          </table:table-cell>
        </table:table-row>
        <table:table-row table:style-name="ro1">
          <table:table-cell office:value-type="string">
            <text:p>ETYP</text:p>
          </table:table-cell>
          <table:table-cell/>
          <table:table-cell office:value-type="string">
            <text:p>VNAM</text:p>
          </table:table-cell>
          <table:table-cell/>
          <table:table-cell table:formula="of:=CONCATENATE(&quot;extern const srrectype_t SR_NAME_&quot;;[.C351];&quot;;&quot;)" office:value-type="string" office:string-value="extern const srrectype_t SR_NAME_VNAM;">
            <text:p>extern const srrectype_t SR_NAME_VNAM;</text:p>
          </table:table-cell>
          <table:table-cell table:style-name="ce1" table:formula="of:=CONCATENATE(&quot;const srrectype_t SR_NAME_&quot;;[.C351];&quot; = &quot;&quot;&quot;; [.C351];&quot;&quot;&quot;;&quot;)" office:value-type="string" office:string-value="const srrectype_t SR_NAME_VNAM = &quot;VNAM&quot;;">
            <text:p>const srrectype_t SR_NAME_VNAM = "VNAM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VNML</text:p>
          </table:table-cell>
          <table:table-cell/>
          <table:table-cell table:formula="of:=CONCATENATE(&quot;extern const srrectype_t SR_NAME_&quot;;[.C352];&quot;;&quot;)" office:value-type="string" office:string-value="extern const srrectype_t SR_NAME_VNML;">
            <text:p>extern const srrectype_t SR_NAME_VNML;</text:p>
          </table:table-cell>
          <table:table-cell table:style-name="ce1" table:formula="of:=CONCATENATE(&quot;const srrectype_t SR_NAME_&quot;;[.C352];&quot; = &quot;&quot;&quot;; [.C352];&quot;&quot;&quot;;&quot;)" office:value-type="string" office:string-value="const srrectype_t SR_NAME_VNML = &quot;VNML&quot;;">
            <text:p>const srrectype_t SR_NAME_VNML = "VNML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VTCK</text:p>
          </table:table-cell>
          <table:table-cell/>
          <table:table-cell table:formula="of:=CONCATENATE(&quot;extern const srrectype_t SR_NAME_&quot;;[.C353];&quot;;&quot;)" office:value-type="string" office:string-value="extern const srrectype_t SR_NAME_VTCK;">
            <text:p>extern const srrectype_t SR_NAME_VTCK;</text:p>
          </table:table-cell>
          <table:table-cell table:style-name="ce1" table:formula="of:=CONCATENATE(&quot;const srrectype_t SR_NAME_&quot;;[.C353];&quot; = &quot;&quot;&quot;; [.C353];&quot;&quot;&quot;;&quot;)" office:value-type="string" office:string-value="const srrectype_t SR_NAME_VTCK = &quot;VTCK&quot;;">
            <text:p>const srrectype_t SR_NAME_VTCK = "VTCK";</text:p>
          </table:table-cell>
        </table:table-row>
        <table:table-row table:style-name="ro1">
          <table:table-cell office:value-type="string">
            <text:p>DESC</text:p>
          </table:table-cell>
          <table:table-cell/>
          <table:table-cell office:value-type="string">
            <text:p>VTXT</text:p>
          </table:table-cell>
          <table:table-cell/>
          <table:table-cell table:formula="of:=CONCATENATE(&quot;extern const srrectype_t SR_NAME_&quot;;[.C354];&quot;;&quot;)" office:value-type="string" office:string-value="extern const srrectype_t SR_NAME_VTXT;">
            <text:p>extern const srrectype_t SR_NAME_VTXT;</text:p>
          </table:table-cell>
          <table:table-cell table:style-name="ce1" table:formula="of:=CONCATENATE(&quot;const srrectype_t SR_NAME_&quot;;[.C354];&quot; = &quot;&quot;&quot;; [.C354];&quot;&quot;&quot;;&quot;)" office:value-type="string" office:string-value="const srrectype_t SR_NAME_VTXT = &quot;VTXT&quot;;">
            <text:p>const srrectype_t SR_NAME_VTXT = "VTXT";</text:p>
          </table:table-cell>
        </table:table-row>
        <table:table-row table:style-name="ro1">
          <table:table-cell office:value-type="string">
            <text:p>SPIT</text:p>
          </table:table-cell>
          <table:table-cell/>
          <table:table-cell office:value-type="string">
            <text:p>WAIT</text:p>
          </table:table-cell>
          <table:table-cell/>
          <table:table-cell table:formula="of:=CONCATENATE(&quot;extern const srrectype_t SR_NAME_&quot;;[.C355];&quot;;&quot;)" office:value-type="string" office:string-value="extern const srrectype_t SR_NAME_WAIT;">
            <text:p>extern const srrectype_t SR_NAME_WAIT;</text:p>
          </table:table-cell>
          <table:table-cell table:style-name="ce1" table:formula="of:=CONCATENATE(&quot;const srrectype_t SR_NAME_&quot;;[.C355];&quot; = &quot;&quot;&quot;; [.C355];&quot;&quot;&quot;;&quot;)" office:value-type="string" office:string-value="const srrectype_t SR_NAME_WAIT = &quot;WAIT&quot;;">
            <text:p>const srrectype_t SR_NAME_WAIT = "WAIT";</text:p>
          </table:table-cell>
        </table:table-row>
        <table:table-row table:style-name="ro1">
          <table:table-cell office:value-type="string">
            <text:p>EFIT</text:p>
          </table:table-cell>
          <table:table-cell/>
          <table:table-cell office:value-type="string">
            <text:p>WBDT</text:p>
          </table:table-cell>
          <table:table-cell/>
          <table:table-cell table:formula="of:=CONCATENATE(&quot;extern const srrectype_t SR_NAME_&quot;;[.C356];&quot;;&quot;)" office:value-type="string" office:string-value="extern const srrectype_t SR_NAME_WBDT;">
            <text:p>extern const srrectype_t SR_NAME_WBDT;</text:p>
          </table:table-cell>
          <table:table-cell table:style-name="ce1" table:formula="of:=CONCATENATE(&quot;const srrectype_t SR_NAME_&quot;;[.C356];&quot; = &quot;&quot;&quot;; [.C356];&quot;&quot;&quot;;&quot;)" office:value-type="string" office:string-value="const srrectype_t SR_NAME_WBDT = &quot;WBDT&quot;;">
            <text:p>const srrectype_t SR_NAME_WBDT = "WBDT";</text:p>
          </table:table-cell>
        </table:table-row>
        <table:table-row table:style-name="ro1">
          <table:table-cell office:value-type="string">
            <text:p>MDOB</text:p>
          </table:table-cell>
          <table:table-cell/>
          <table:table-cell office:value-type="string">
            <text:p>WCTR</text:p>
          </table:table-cell>
          <table:table-cell/>
          <table:table-cell table:formula="of:=CONCATENATE(&quot;extern const srrectype_t SR_NAME_&quot;;[.C357];&quot;;&quot;)" office:value-type="string" office:string-value="extern const srrectype_t SR_NAME_WCTR;">
            <text:p>extern const srrectype_t SR_NAME_WCTR;</text:p>
          </table:table-cell>
          <table:table-cell table:style-name="ce1" table:formula="of:=CONCATENATE(&quot;const srrectype_t SR_NAME_&quot;;[.C357];&quot; = &quot;&quot;&quot;; [.C357];&quot;&quot;&quot;;&quot;)" office:value-type="string" office:string-value="const srrectype_t SR_NAME_WCTR = &quot;WCTR&quot;;">
            <text:p>const srrectype_t SR_NAME_WCTR = "WCTR";</text:p>
          </table:table-cell>
        </table:table-row>
        <table:table-row table:style-name="ro1">
          <table:table-cell office:value-type="string">
            <text:p>CTDA</text:p>
          </table:table-cell>
          <table:table-cell/>
          <table:table-cell office:value-type="string">
            <text:p>WKMV</text:p>
          </table:table-cell>
          <table:table-cell/>
          <table:table-cell table:formula="of:=CONCATENATE(&quot;extern const srrectype_t SR_NAME_&quot;;[.C358];&quot;;&quot;)" office:value-type="string" office:string-value="extern const srrectype_t SR_NAME_WKMV;">
            <text:p>extern const srrectype_t SR_NAME_WKMV;</text:p>
          </table:table-cell>
          <table:table-cell table:style-name="ce1" table:formula="of:=CONCATENATE(&quot;const srrectype_t SR_NAME_&quot;;[.C358];&quot; = &quot;&quot;&quot;; [.C358];&quot;&quot;&quot;;&quot;)" office:value-type="string" office:string-value="const srrectype_t SR_NAME_WKMV = &quot;WKMV&quot;;">
            <text:p>const srrectype_t SR_NAME_WKMV = "WKMV";</text:p>
          </table:table-cell>
        </table:table-row>
        <table:table-row table:style-name="ro1">
          <table:table-cell office:value-type="string">
            <text:p>CIS2</text:p>
          </table:table-cell>
          <table:table-cell/>
          <table:table-cell office:value-type="string">
            <text:p>WLST</text:p>
          </table:table-cell>
          <table:table-cell/>
          <table:table-cell table:formula="of:=CONCATENATE(&quot;extern const srrectype_t SR_NAME_&quot;;[.C359];&quot;;&quot;)" office:value-type="string" office:string-value="extern const srrectype_t SR_NAME_WLST;">
            <text:p>extern const srrectype_t SR_NAME_WLST;</text:p>
          </table:table-cell>
          <table:table-cell table:style-name="ce1" table:formula="of:=CONCATENATE(&quot;const srrectype_t SR_NAME_&quot;;[.C359];&quot; = &quot;&quot;&quot;; [.C359];&quot;&quot;&quot;;&quot;)" office:value-type="string" office:string-value="const srrectype_t SR_NAME_WLST = &quot;WLST&quot;;">
            <text:p>const srrectype_t SR_NAME_WLST = "WLST";</text:p>
          </table:table-cell>
        </table:table-row>
        <table:table-row table:style-name="ro1">
          <table:table-cell table:number-columns-repeated="2"/>
          <table:table-cell office:value-type="string">
            <text:p>WNAM</text:p>
          </table:table-cell>
          <table:table-cell/>
          <table:table-cell table:formula="of:=CONCATENATE(&quot;extern const srrectype_t SR_NAME_&quot;;[.C360];&quot;;&quot;)" office:value-type="string" office:string-value="extern const srrectype_t SR_NAME_WNAM;">
            <text:p>extern const srrectype_t SR_NAME_WNAM;</text:p>
          </table:table-cell>
          <table:table-cell table:style-name="ce1" table:formula="of:=CONCATENATE(&quot;const srrectype_t SR_NAME_&quot;;[.C360];&quot; = &quot;&quot;&quot;; [.C360];&quot;&quot;&quot;;&quot;)" office:value-type="string" office:string-value="const srrectype_t SR_NAME_WNAM = &quot;WNAM&quot;;">
            <text:p>const srrectype_t SR_NAME_WNAM = "WNAM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XACT</text:p>
          </table:table-cell>
          <table:table-cell/>
          <table:table-cell table:formula="of:=CONCATENATE(&quot;extern const srrectype_t SR_NAME_&quot;;[.C361];&quot;;&quot;)" office:value-type="string" office:string-value="extern const srrectype_t SR_NAME_XACT;">
            <text:p>extern const srrectype_t SR_NAME_XACT;</text:p>
          </table:table-cell>
          <table:table-cell table:style-name="ce1" table:formula="of:=CONCATENATE(&quot;const srrectype_t SR_NAME_&quot;;[.C361];&quot; = &quot;&quot;&quot;; [.C361];&quot;&quot;&quot;;&quot;)" office:value-type="string" office:string-value="const srrectype_t SR_NAME_XACT = &quot;XACT&quot;;">
            <text:p>const srrectype_t SR_NAME_XACT = "XACT";</text:p>
          </table:table-cell>
        </table:table-row>
        <table:table-row table:style-name="ro1">
          <table:table-cell office:value-type="string">
            <text:p>ETYP</text:p>
          </table:table-cell>
          <table:table-cell/>
          <table:table-cell office:value-type="string">
            <text:p>XALP</text:p>
          </table:table-cell>
          <table:table-cell/>
          <table:table-cell table:formula="of:=CONCATENATE(&quot;extern const srrectype_t SR_NAME_&quot;;[.C362];&quot;;&quot;)" office:value-type="string" office:string-value="extern const srrectype_t SR_NAME_XALP;">
            <text:p>extern const srrectype_t SR_NAME_XALP;</text:p>
          </table:table-cell>
          <table:table-cell table:style-name="ce1" table:formula="of:=CONCATENATE(&quot;const srrectype_t SR_NAME_&quot;;[.C362];&quot; = &quot;&quot;&quot;; [.C362];&quot;&quot;&quot;;&quot;)" office:value-type="string" office:string-value="const srrectype_t SR_NAME_XALP = &quot;XALP&quot;;">
            <text:p>const srrectype_t SR_NAME_XALP = "XALP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XAPD</text:p>
          </table:table-cell>
          <table:table-cell/>
          <table:table-cell table:formula="of:=CONCATENATE(&quot;extern const srrectype_t SR_NAME_&quot;;[.C363];&quot;;&quot;)" office:value-type="string" office:string-value="extern const srrectype_t SR_NAME_XAPD;">
            <text:p>extern const srrectype_t SR_NAME_XAPD;</text:p>
          </table:table-cell>
          <table:table-cell table:style-name="ce1" table:formula="of:=CONCATENATE(&quot;const srrectype_t SR_NAME_&quot;;[.C363];&quot; = &quot;&quot;&quot;; [.C363];&quot;&quot;&quot;;&quot;)" office:value-type="string" office:string-value="const srrectype_t SR_NAME_XAPD = &quot;XAPD&quot;;">
            <text:p>const srrectype_t SR_NAME_XAPD = "XAPD";</text:p>
          </table:table-cell>
        </table:table-row>
        <table:table-row table:style-name="ro1">
          <table:table-cell office:value-type="string">
            <text:p>EFID</text:p>
          </table:table-cell>
          <table:table-cell/>
          <table:table-cell office:value-type="string">
            <text:p>XAPR</text:p>
          </table:table-cell>
          <table:table-cell/>
          <table:table-cell table:formula="of:=CONCATENATE(&quot;extern const srrectype_t SR_NAME_&quot;;[.C364];&quot;;&quot;)" office:value-type="string" office:string-value="extern const srrectype_t SR_NAME_XAPR;">
            <text:p>extern const srrectype_t SR_NAME_XAPR;</text:p>
          </table:table-cell>
          <table:table-cell table:style-name="ce1" table:formula="of:=CONCATENATE(&quot;const srrectype_t SR_NAME_&quot;;[.C364];&quot; = &quot;&quot;&quot;; [.C364];&quot;&quot;&quot;;&quot;)" office:value-type="string" office:string-value="const srrectype_t SR_NAME_XAPR = &quot;XAPR&quot;;">
            <text:p>const srrectype_t SR_NAME_XAPR = "XAPR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XCAS</text:p>
          </table:table-cell>
          <table:table-cell/>
          <table:table-cell table:formula="of:=CONCATENATE(&quot;extern const srrectype_t SR_NAME_&quot;;[.C365];&quot;;&quot;)" office:value-type="string" office:string-value="extern const srrectype_t SR_NAME_XCAS;">
            <text:p>extern const srrectype_t SR_NAME_XCAS;</text:p>
          </table:table-cell>
          <table:table-cell table:style-name="ce1" table:formula="of:=CONCATENATE(&quot;const srrectype_t SR_NAME_&quot;;[.C365];&quot; = &quot;&quot;&quot;; [.C365];&quot;&quot;&quot;;&quot;)" office:value-type="string" office:string-value="const srrectype_t SR_NAME_XCAS = &quot;XCAS&quot;;">
            <text:p>const srrectype_t SR_NAME_XCAS = "XCAS";</text:p>
          </table:table-cell>
        </table:table-row>
        <table:table-row table:style-name="ro1">
          <table:table-cell office:value-type="string">
            <text:p>DESC</text:p>
          </table:table-cell>
          <table:table-cell/>
          <table:table-cell office:value-type="string">
            <text:p>XCCM</text:p>
          </table:table-cell>
          <table:table-cell/>
          <table:table-cell table:formula="of:=CONCATENATE(&quot;extern const srrectype_t SR_NAME_&quot;;[.C366];&quot;;&quot;)" office:value-type="string" office:string-value="extern const srrectype_t SR_NAME_XCCM;">
            <text:p>extern const srrectype_t SR_NAME_XCCM;</text:p>
          </table:table-cell>
          <table:table-cell table:style-name="ce1" table:formula="of:=CONCATENATE(&quot;const srrectype_t SR_NAME_&quot;;[.C366];&quot; = &quot;&quot;&quot;; [.C366];&quot;&quot;&quot;;&quot;)" office:value-type="string" office:string-value="const srrectype_t SR_NAME_XCCM = &quot;XCCM&quot;;">
            <text:p>const srrectype_t SR_NAME_XCCM = "XCCM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XCIM</text:p>
          </table:table-cell>
          <table:table-cell/>
          <table:table-cell table:formula="of:=CONCATENATE(&quot;extern const srrectype_t SR_NAME_&quot;;[.C367];&quot;;&quot;)" office:value-type="string" office:string-value="extern const srrectype_t SR_NAME_XCIM;">
            <text:p>extern const srrectype_t SR_NAME_XCIM;</text:p>
          </table:table-cell>
          <table:table-cell table:style-name="ce1" table:formula="of:=CONCATENATE(&quot;const srrectype_t SR_NAME_&quot;;[.C367];&quot; = &quot;&quot;&quot;; [.C367];&quot;&quot;&quot;;&quot;)" office:value-type="string" office:string-value="const srrectype_t SR_NAME_XCIM = &quot;XCIM&quot;;">
            <text:p>const srrectype_t SR_NAME_XCIM = "XCIM";</text:p>
          </table:table-cell>
        </table:table-row>
        <table:table-row table:style-name="ro1">
          <table:table-cell office:value-type="string">
            <text:p>MDOB</text:p>
          </table:table-cell>
          <table:table-cell/>
          <table:table-cell office:value-type="string">
            <text:p>XCLC</text:p>
          </table:table-cell>
          <table:table-cell/>
          <table:table-cell table:formula="of:=CONCATENATE(&quot;extern const srrectype_t SR_NAME_&quot;;[.C368];&quot;;&quot;)" office:value-type="string" office:string-value="extern const srrectype_t SR_NAME_XCLC;">
            <text:p>extern const srrectype_t SR_NAME_XCLC;</text:p>
          </table:table-cell>
          <table:table-cell table:style-name="ce1" table:formula="of:=CONCATENATE(&quot;const srrectype_t SR_NAME_&quot;;[.C368];&quot; = &quot;&quot;&quot;; [.C368];&quot;&quot;&quot;;&quot;)" office:value-type="string" office:string-value="const srrectype_t SR_NAME_XCLC = &quot;XCLC&quot;;">
            <text:p>const srrectype_t SR_NAME_XCLC = "XCLC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XCLL</text:p>
          </table:table-cell>
          <table:table-cell/>
          <table:table-cell table:formula="of:=CONCATENATE(&quot;extern const srrectype_t SR_NAME_&quot;;[.C369];&quot;;&quot;)" office:value-type="string" office:string-value="extern const srrectype_t SR_NAME_XCLL;">
            <text:p>extern const srrectype_t SR_NAME_XCLL;</text:p>
          </table:table-cell>
          <table:table-cell table:style-name="ce1" table:formula="of:=CONCATENATE(&quot;const srrectype_t SR_NAME_&quot;;[.C369];&quot; = &quot;&quot;&quot;; [.C369];&quot;&quot;&quot;;&quot;)" office:value-type="string" office:string-value="const srrectype_t SR_NAME_XCLL = &quot;XCLL&quot;;">
            <text:p>const srrectype_t SR_NAME_XCLL = "XCLL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XCLR</text:p>
          </table:table-cell>
          <table:table-cell/>
          <table:table-cell table:formula="of:=CONCATENATE(&quot;extern const srrectype_t SR_NAME_&quot;;[.C370];&quot;;&quot;)" office:value-type="string" office:string-value="extern const srrectype_t SR_NAME_XCLR;">
            <text:p>extern const srrectype_t SR_NAME_XCLR;</text:p>
          </table:table-cell>
          <table:table-cell table:style-name="ce1" table:formula="of:=CONCATENATE(&quot;const srrectype_t SR_NAME_&quot;;[.C370];&quot; = &quot;&quot;&quot;; [.C370];&quot;&quot;&quot;;&quot;)" office:value-type="string" office:string-value="const srrectype_t SR_NAME_XCLR = &quot;XCLR&quot;;">
            <text:p>const srrectype_t SR_NAME_XCLR = "XCLR";</text:p>
          </table:table-cell>
        </table:table-row>
        <table:table-row table:style-name="ro1">
          <table:table-cell office:value-type="string">
            <text:p>SPIT</text:p>
          </table:table-cell>
          <table:table-cell/>
          <table:table-cell office:value-type="string">
            <text:p>XCLW</text:p>
          </table:table-cell>
          <table:table-cell/>
          <table:table-cell table:formula="of:=CONCATENATE(&quot;extern const srrectype_t SR_NAME_&quot;;[.C371];&quot;;&quot;)" office:value-type="string" office:string-value="extern const srrectype_t SR_NAME_XCLW;">
            <text:p>extern const srrectype_t SR_NAME_XCLW;</text:p>
          </table:table-cell>
          <table:table-cell table:style-name="ce1" table:formula="of:=CONCATENATE(&quot;const srrectype_t SR_NAME_&quot;;[.C371];&quot; = &quot;&quot;&quot;; [.C371];&quot;&quot;&quot;;&quot;)" office:value-type="string" office:string-value="const srrectype_t SR_NAME_XCLW = &quot;XCLW&quot;;">
            <text:p>const srrectype_t SR_NAME_XCLW = "XCLW";</text:p>
          </table:table-cell>
        </table:table-row>
        <table:table-row table:style-name="ro1">
          <table:table-cell office:value-type="string">
            <text:p>EFIT</text:p>
          </table:table-cell>
          <table:table-cell/>
          <table:table-cell office:value-type="string">
            <text:p>XCMO</text:p>
          </table:table-cell>
          <table:table-cell/>
          <table:table-cell table:formula="of:=CONCATENATE(&quot;extern const srrectype_t SR_NAME_&quot;;[.C372];&quot;;&quot;)" office:value-type="string" office:string-value="extern const srrectype_t SR_NAME_XCMO;">
            <text:p>extern const srrectype_t SR_NAME_XCMO;</text:p>
          </table:table-cell>
          <table:table-cell table:style-name="ce1" table:formula="of:=CONCATENATE(&quot;const srrectype_t SR_NAME_&quot;;[.C372];&quot; = &quot;&quot;&quot;; [.C372];&quot;&quot;&quot;;&quot;)" office:value-type="string" office:string-value="const srrectype_t SR_NAME_XCMO = &quot;XCMO&quot;;">
            <text:p>const srrectype_t SR_NAME_XCMO = "XCMO";</text:p>
          </table:table-cell>
        </table:table-row>
        <table:table-row table:style-name="ro1">
          <table:table-cell office:value-type="string">
            <text:p>CTDA</text:p>
          </table:table-cell>
          <table:table-cell/>
          <table:table-cell office:value-type="string">
            <text:p>XCNT</text:p>
          </table:table-cell>
          <table:table-cell/>
          <table:table-cell table:formula="of:=CONCATENATE(&quot;extern const srrectype_t SR_NAME_&quot;;[.C373];&quot;;&quot;)" office:value-type="string" office:string-value="extern const srrectype_t SR_NAME_XCNT;">
            <text:p>extern const srrectype_t SR_NAME_XCNT;</text:p>
          </table:table-cell>
          <table:table-cell table:style-name="ce1" table:formula="of:=CONCATENATE(&quot;const srrectype_t SR_NAME_&quot;;[.C373];&quot; = &quot;&quot;&quot;; [.C373];&quot;&quot;&quot;;&quot;)" office:value-type="string" office:string-value="const srrectype_t SR_NAME_XCNT = &quot;XCNT&quot;;">
            <text:p>const srrectype_t SR_NAME_XCNT = "XCNT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XCVL</text:p>
          </table:table-cell>
          <table:table-cell/>
          <table:table-cell table:formula="of:=CONCATENATE(&quot;extern const srrectype_t SR_NAME_&quot;;[.C374];&quot;;&quot;)" office:value-type="string" office:string-value="extern const srrectype_t SR_NAME_XCVL;">
            <text:p>extern const srrectype_t SR_NAME_XCVL;</text:p>
          </table:table-cell>
          <table:table-cell table:style-name="ce1" table:formula="of:=CONCATENATE(&quot;const srrectype_t SR_NAME_&quot;;[.C374];&quot; = &quot;&quot;&quot;; [.C374];&quot;&quot;&quot;;&quot;)" office:value-type="string" office:string-value="const srrectype_t SR_NAME_XCVL = &quot;XCVL&quot;;">
            <text:p>const srrectype_t SR_NAME_XCVL = "XCVL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XCWT</text:p>
          </table:table-cell>
          <table:table-cell/>
          <table:table-cell table:formula="of:=CONCATENATE(&quot;extern const srrectype_t SR_NAME_&quot;;[.C375];&quot;;&quot;)" office:value-type="string" office:string-value="extern const srrectype_t SR_NAME_XCWT;">
            <text:p>extern const srrectype_t SR_NAME_XCWT;</text:p>
          </table:table-cell>
          <table:table-cell table:style-name="ce1" table:formula="of:=CONCATENATE(&quot;const srrectype_t SR_NAME_&quot;;[.C375];&quot; = &quot;&quot;&quot;; [.C375];&quot;&quot;&quot;;&quot;)" office:value-type="string" office:string-value="const srrectype_t SR_NAME_XCWT = &quot;XCWT&quot;;">
            <text:p>const srrectype_t SR_NAME_XCWT = "XCWT";</text:p>
          </table:table-cell>
        </table:table-row>
        <table:table-row table:style-name="ro1">
          <table:table-cell table:number-columns-repeated="2"/>
          <table:table-cell office:value-type="string">
            <text:p>XCZA</text:p>
          </table:table-cell>
          <table:table-cell/>
          <table:table-cell table:formula="of:=CONCATENATE(&quot;extern const srrectype_t SR_NAME_&quot;;[.C376];&quot;;&quot;)" office:value-type="string" office:string-value="extern const srrectype_t SR_NAME_XCZA;">
            <text:p>extern const srrectype_t SR_NAME_XCZA;</text:p>
          </table:table-cell>
          <table:table-cell table:style-name="ce1" table:formula="of:=CONCATENATE(&quot;const srrectype_t SR_NAME_&quot;;[.C376];&quot; = &quot;&quot;&quot;; [.C376];&quot;&quot;&quot;;&quot;)" office:value-type="string" office:string-value="const srrectype_t SR_NAME_XCZA = &quot;XCZA&quot;;">
            <text:p>const srrectype_t SR_NAME_XCZA = "XCZA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XCZC</text:p>
          </table:table-cell>
          <table:table-cell/>
          <table:table-cell table:formula="of:=CONCATENATE(&quot;extern const srrectype_t SR_NAME_&quot;;[.C377];&quot;;&quot;)" office:value-type="string" office:string-value="extern const srrectype_t SR_NAME_XCZC;">
            <text:p>extern const srrectype_t SR_NAME_XCZC;</text:p>
          </table:table-cell>
          <table:table-cell table:style-name="ce1" table:formula="of:=CONCATENATE(&quot;const srrectype_t SR_NAME_&quot;;[.C377];&quot; = &quot;&quot;&quot;; [.C377];&quot;&quot;&quot;;&quot;)" office:value-type="string" office:string-value="const srrectype_t SR_NAME_XCZC = &quot;XCZC&quot;;">
            <text:p>const srrectype_t SR_NAME_XCZC = "XCZC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XEMI</text:p>
          </table:table-cell>
          <table:table-cell/>
          <table:table-cell table:formula="of:=CONCATENATE(&quot;extern const srrectype_t SR_NAME_&quot;;[.C378];&quot;;&quot;)" office:value-type="string" office:string-value="extern const srrectype_t SR_NAME_XEMI;">
            <text:p>extern const srrectype_t SR_NAME_XEMI;</text:p>
          </table:table-cell>
          <table:table-cell table:style-name="ce1" table:formula="of:=CONCATENATE(&quot;const srrectype_t SR_NAME_&quot;;[.C378];&quot; = &quot;&quot;&quot;; [.C378];&quot;&quot;&quot;;&quot;)" office:value-type="string" office:string-value="const srrectype_t SR_NAME_XEMI = &quot;XEMI&quot;;">
            <text:p>const srrectype_t SR_NAME_XEMI = "XEMI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XESP</text:p>
          </table:table-cell>
          <table:table-cell/>
          <table:table-cell table:formula="of:=CONCATENATE(&quot;extern const srrectype_t SR_NAME_&quot;;[.C379];&quot;;&quot;)" office:value-type="string" office:string-value="extern const srrectype_t SR_NAME_XESP;">
            <text:p>extern const srrectype_t SR_NAME_XESP;</text:p>
          </table:table-cell>
          <table:table-cell table:style-name="ce1" table:formula="of:=CONCATENATE(&quot;const srrectype_t SR_NAME_&quot;;[.C379];&quot; = &quot;&quot;&quot;; [.C379];&quot;&quot;&quot;;&quot;)" office:value-type="string" office:string-value="const srrectype_t SR_NAME_XESP = &quot;XESP&quot;;">
            <text:p>const srrectype_t SR_NAME_XESP = "XESP";</text:p>
          </table:table-cell>
        </table:table-row>
        <table:table-row table:style-name="ro1">
          <table:table-cell office:value-type="string">
            <text:p>KSIZ</text:p>
          </table:table-cell>
          <table:table-cell/>
          <table:table-cell office:value-type="string">
            <text:p>XEZN</text:p>
          </table:table-cell>
          <table:table-cell/>
          <table:table-cell table:formula="of:=CONCATENATE(&quot;extern const srrectype_t SR_NAME_&quot;;[.C380];&quot;;&quot;)" office:value-type="string" office:string-value="extern const srrectype_t SR_NAME_XEZN;">
            <text:p>extern const srrectype_t SR_NAME_XEZN;</text:p>
          </table:table-cell>
          <table:table-cell table:style-name="ce1" table:formula="of:=CONCATENATE(&quot;const srrectype_t SR_NAME_&quot;;[.C380];&quot; = &quot;&quot;&quot;; [.C380];&quot;&quot;&quot;;&quot;)" office:value-type="string" office:string-value="const srrectype_t SR_NAME_XEZN = &quot;XEZN&quot;;">
            <text:p>const srrectype_t SR_NAME_XEZN = "XEZN";</text:p>
          </table:table-cell>
        </table:table-row>
        <table:table-row table:style-name="ro1">
          <table:table-cell office:value-type="string">
            <text:p>DESC</text:p>
          </table:table-cell>
          <table:table-cell/>
          <table:table-cell office:value-type="string">
            <text:p>XFVC</text:p>
          </table:table-cell>
          <table:table-cell/>
          <table:table-cell table:formula="of:=CONCATENATE(&quot;extern const srrectype_t SR_NAME_&quot;;[.C381];&quot;;&quot;)" office:value-type="string" office:string-value="extern const srrectype_t SR_NAME_XFVC;">
            <text:p>extern const srrectype_t SR_NAME_XFVC;</text:p>
          </table:table-cell>
          <table:table-cell table:style-name="ce1" table:formula="of:=CONCATENATE(&quot;const srrectype_t SR_NAME_&quot;;[.C381];&quot; = &quot;&quot;&quot;; [.C381];&quot;&quot;&quot;;&quot;)" office:value-type="string" office:string-value="const srrectype_t SR_NAME_XFVC = &quot;XFVC&quot;;">
            <text:p>const srrectype_t SR_NAME_XFVC = "XFVC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XHOR</text:p>
          </table:table-cell>
          <table:table-cell/>
          <table:table-cell table:formula="of:=CONCATENATE(&quot;extern const srrectype_t SR_NAME_&quot;;[.C382];&quot;;&quot;)" office:value-type="string" office:string-value="extern const srrectype_t SR_NAME_XHOR;">
            <text:p>extern const srrectype_t SR_NAME_XHOR;</text:p>
          </table:table-cell>
          <table:table-cell table:style-name="ce1" table:formula="of:=CONCATENATE(&quot;const srrectype_t SR_NAME_&quot;;[.C382];&quot; = &quot;&quot;&quot;; [.C382];&quot;&quot;&quot;;&quot;)" office:value-type="string" office:string-value="const srrectype_t SR_NAME_XHOR = &quot;XHOR&quot;;">
            <text:p>const srrectype_t SR_NAME_XHOR = "XHOR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XHTW</text:p>
          </table:table-cell>
          <table:table-cell/>
          <table:table-cell table:formula="of:=CONCATENATE(&quot;extern const srrectype_t SR_NAME_&quot;;[.C383];&quot;;&quot;)" office:value-type="string" office:string-value="extern const srrectype_t SR_NAME_XHTW;">
            <text:p>extern const srrectype_t SR_NAME_XHTW;</text:p>
          </table:table-cell>
          <table:table-cell table:style-name="ce1" table:formula="of:=CONCATENATE(&quot;const srrectype_t SR_NAME_&quot;;[.C383];&quot; = &quot;&quot;&quot;; [.C383];&quot;&quot;&quot;;&quot;)" office:value-type="string" office:string-value="const srrectype_t SR_NAME_XHTW = &quot;XHTW&quot;;">
            <text:p>const srrectype_t SR_NAME_XHTW = "XHTW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XILL</text:p>
          </table:table-cell>
          <table:table-cell/>
          <table:table-cell table:formula="of:=CONCATENATE(&quot;extern const srrectype_t SR_NAME_&quot;;[.C384];&quot;;&quot;)" office:value-type="string" office:string-value="extern const srrectype_t SR_NAME_XILL;">
            <text:p>extern const srrectype_t SR_NAME_XILL;</text:p>
          </table:table-cell>
          <table:table-cell table:style-name="ce1" table:formula="of:=CONCATENATE(&quot;const srrectype_t SR_NAME_&quot;;[.C384];&quot; = &quot;&quot;&quot;; [.C384];&quot;&quot;&quot;;&quot;)" office:value-type="string" office:string-value="const srrectype_t SR_NAME_XILL = &quot;XILL&quot;;">
            <text:p>const srrectype_t SR_NAME_XILL = "XILL";</text:p>
          </table:table-cell>
        </table:table-row>
        <table:table-row table:style-name="ro1">
          <table:table-cell office:value-type="string">
            <text:p>KWDA</text:p>
          </table:table-cell>
          <table:table-cell/>
          <table:table-cell office:value-type="string">
            <text:p>XIS2</text:p>
          </table:table-cell>
          <table:table-cell/>
          <table:table-cell table:formula="of:=CONCATENATE(&quot;extern const srrectype_t SR_NAME_&quot;;[.C385];&quot;;&quot;)" office:value-type="string" office:string-value="extern const srrectype_t SR_NAME_XIS2;">
            <text:p>extern const srrectype_t SR_NAME_XIS2;</text:p>
          </table:table-cell>
          <table:table-cell table:style-name="ce1" table:formula="of:=CONCATENATE(&quot;const srrectype_t SR_NAME_&quot;;[.C385];&quot; = &quot;&quot;&quot;; [.C385];&quot;&quot;&quot;;&quot;)" office:value-type="string" office:string-value="const srrectype_t SR_NAME_XIS2 = &quot;XIS2&quot;;">
            <text:p>const srrectype_t SR_NAME_XIS2 = "XIS2";</text:p>
          </table:table-cell>
        </table:table-row>
        <table:table-row table:style-name="ro1">
          <table:table-cell office:value-type="string">
            <text:p>INAM</text:p>
          </table:table-cell>
          <table:table-cell/>
          <table:table-cell office:value-type="string">
            <text:p>XLCM</text:p>
          </table:table-cell>
          <table:table-cell/>
          <table:table-cell table:formula="of:=CONCATENATE(&quot;extern const srrectype_t SR_NAME_&quot;;[.C386];&quot;;&quot;)" office:value-type="string" office:string-value="extern const srrectype_t SR_NAME_XLCM;">
            <text:p>extern const srrectype_t SR_NAME_XLCM;</text:p>
          </table:table-cell>
          <table:table-cell table:style-name="ce1" table:formula="of:=CONCATENATE(&quot;const srrectype_t SR_NAME_&quot;;[.C386];&quot; = &quot;&quot;&quot;; [.C386];&quot;&quot;&quot;;&quot;)" office:value-type="string" office:string-value="const srrectype_t SR_NAME_XLCM = &quot;XLCM&quot;;">
            <text:p>const srrectype_t SR_NAME_XLCM = "XLCM";</text:p>
          </table:table-cell>
        </table:table-row>
        <table:table-row table:style-name="ro1">
          <table:table-cell office:value-type="string">
            <text:p>CNAM</text:p>
          </table:table-cell>
          <table:table-cell/>
          <table:table-cell office:value-type="string">
            <text:p>XLCN</text:p>
          </table:table-cell>
          <table:table-cell/>
          <table:table-cell table:formula="of:=CONCATENATE(&quot;extern const srrectype_t SR_NAME_&quot;;[.C387];&quot;;&quot;)" office:value-type="string" office:string-value="extern const srrectype_t SR_NAME_XLCN;">
            <text:p>extern const srrectype_t SR_NAME_XLCN;</text:p>
          </table:table-cell>
          <table:table-cell table:style-name="ce1" table:formula="of:=CONCATENATE(&quot;const srrectype_t SR_NAME_&quot;;[.C387];&quot; = &quot;&quot;&quot;; [.C387];&quot;&quot;&quot;;&quot;)" office:value-type="string" office:string-value="const srrectype_t SR_NAME_XLCN = &quot;XLCN&quot;;">
            <text:p>const srrectype_t SR_NAME_XLCN = "XLCN";</text:p>
          </table:table-cell>
        </table:table-row>
        <table:table-row table:style-name="ro1">
          <table:table-cell office:value-type="string">
            <text:p>YNAM</text:p>
          </table:table-cell>
          <table:table-cell/>
          <table:table-cell office:value-type="string">
            <text:p>XLIB</text:p>
          </table:table-cell>
          <table:table-cell/>
          <table:table-cell table:formula="of:=CONCATENATE(&quot;extern const srrectype_t SR_NAME_&quot;;[.C388];&quot;;&quot;)" office:value-type="string" office:string-value="extern const srrectype_t SR_NAME_XLIB;">
            <text:p>extern const srrectype_t SR_NAME_XLIB;</text:p>
          </table:table-cell>
          <table:table-cell table:style-name="ce1" table:formula="of:=CONCATENATE(&quot;const srrectype_t SR_NAME_&quot;;[.C388];&quot; = &quot;&quot;&quot;; [.C388];&quot;&quot;&quot;;&quot;)" office:value-type="string" office:string-value="const srrectype_t SR_NAME_XLIB = &quot;XLIB&quot;;">
            <text:p>const srrectype_t SR_NAME_XLIB = "XLIB";</text:p>
          </table:table-cell>
        </table:table-row>
        <table:table-row table:style-name="ro1">
          <table:table-cell office:value-type="string">
            <text:p>VMAD</text:p>
          </table:table-cell>
          <table:table-cell/>
          <table:table-cell office:value-type="string">
            <text:p>XLIG</text:p>
          </table:table-cell>
          <table:table-cell/>
          <table:table-cell table:formula="of:=CONCATENATE(&quot;extern const srrectype_t SR_NAME_&quot;;[.C389];&quot;;&quot;)" office:value-type="string" office:string-value="extern const srrectype_t SR_NAME_XLIG;">
            <text:p>extern const srrectype_t SR_NAME_XLIG;</text:p>
          </table:table-cell>
          <table:table-cell table:style-name="ce1" table:formula="of:=CONCATENATE(&quot;const srrectype_t SR_NAME_&quot;;[.C389];&quot; = &quot;&quot;&quot;; [.C389];&quot;&quot;&quot;;&quot;)" office:value-type="string" office:string-value="const srrectype_t SR_NAME_XLIG = &quot;XLIG&quot;;">
            <text:p>const srrectype_t SR_NAME_XLIG = "XLIG";</text:p>
          </table:table-cell>
        </table:table-row>
        <table:table-row table:style-name="ro1">
          <table:table-cell table:number-columns-repeated="2"/>
          <table:table-cell office:value-type="string">
            <text:p>XLKR</text:p>
          </table:table-cell>
          <table:table-cell/>
          <table:table-cell table:formula="of:=CONCATENATE(&quot;extern const srrectype_t SR_NAME_&quot;;[.C390];&quot;;&quot;)" office:value-type="string" office:string-value="extern const srrectype_t SR_NAME_XLKR;">
            <text:p>extern const srrectype_t SR_NAME_XLKR;</text:p>
          </table:table-cell>
          <table:table-cell table:style-name="ce1" table:formula="of:=CONCATENATE(&quot;const srrectype_t SR_NAME_&quot;;[.C390];&quot; = &quot;&quot;&quot;; [.C390];&quot;&quot;&quot;;&quot;)" office:value-type="string" office:string-value="const srrectype_t SR_NAME_XLKR = &quot;XLKR&quot;;">
            <text:p>const srrectype_t SR_NAME_XLKR = "XLKR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XLOC</text:p>
          </table:table-cell>
          <table:table-cell/>
          <table:table-cell table:formula="of:=CONCATENATE(&quot;extern const srrectype_t SR_NAME_&quot;;[.C391];&quot;;&quot;)" office:value-type="string" office:string-value="extern const srrectype_t SR_NAME_XLOC;">
            <text:p>extern const srrectype_t SR_NAME_XLOC;</text:p>
          </table:table-cell>
          <table:table-cell table:style-name="ce1" table:formula="of:=CONCATENATE(&quot;const srrectype_t SR_NAME_&quot;;[.C391];&quot; = &quot;&quot;&quot;; [.C391];&quot;&quot;&quot;;&quot;)" office:value-type="string" office:string-value="const srrectype_t SR_NAME_XLOC = &quot;XLOC&quot;;">
            <text:p>const srrectype_t SR_NAME_XLOC = "XLOC";</text:p>
          </table:table-cell>
        </table:table-row>
        <table:table-row table:style-name="ro1">
          <table:table-cell office:value-type="string">
            <text:p>TNAM</text:p>
          </table:table-cell>
          <table:table-cell/>
          <table:table-cell office:value-type="string">
            <text:p>XLRM</text:p>
          </table:table-cell>
          <table:table-cell/>
          <table:table-cell table:formula="of:=CONCATENATE(&quot;extern const srrectype_t SR_NAME_&quot;;[.C392];&quot;;&quot;)" office:value-type="string" office:string-value="extern const srrectype_t SR_NAME_XLRM;">
            <text:p>extern const srrectype_t SR_NAME_XLRM;</text:p>
          </table:table-cell>
          <table:table-cell table:style-name="ce1" table:formula="of:=CONCATENATE(&quot;const srrectype_t SR_NAME_&quot;;[.C392];&quot; = &quot;&quot;&quot;; [.C392];&quot;&quot;&quot;;&quot;)" office:value-type="string" office:string-value="const srrectype_t SR_NAME_XLRM = &quot;XLRM&quot;;">
            <text:p>const srrectype_t SR_NAME_XLRM = "XLRM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XLRT</text:p>
          </table:table-cell>
          <table:table-cell/>
          <table:table-cell table:formula="of:=CONCATENATE(&quot;extern const srrectype_t SR_NAME_&quot;;[.C393];&quot;;&quot;)" office:value-type="string" office:string-value="extern const srrectype_t SR_NAME_XLRT;">
            <text:p>extern const srrectype_t SR_NAME_XLRT;</text:p>
          </table:table-cell>
          <table:table-cell table:style-name="ce1" table:formula="of:=CONCATENATE(&quot;const srrectype_t SR_NAME_&quot;;[.C393];&quot; = &quot;&quot;&quot;; [.C393];&quot;&quot;&quot;;&quot;)" office:value-type="string" office:string-value="const srrectype_t SR_NAME_XLRT = &quot;XLRT&quot;;">
            <text:p>const srrectype_t SR_NAME_XLRT = "XLRT";</text:p>
          </table:table-cell>
        </table:table-row>
        <table:table-row table:style-name="ro1">
          <table:table-cell table:number-columns-repeated="2"/>
          <table:table-cell office:value-type="string">
            <text:p>XLTW</text:p>
          </table:table-cell>
          <table:table-cell/>
          <table:table-cell table:formula="of:=CONCATENATE(&quot;extern const srrectype_t SR_NAME_&quot;;[.C394];&quot;;&quot;)" office:value-type="string" office:string-value="extern const srrectype_t SR_NAME_XLTW;">
            <text:p>extern const srrectype_t SR_NAME_XLTW;</text:p>
          </table:table-cell>
          <table:table-cell table:style-name="ce1" table:formula="of:=CONCATENATE(&quot;const srrectype_t SR_NAME_&quot;;[.C394];&quot; = &quot;&quot;&quot;; [.C394];&quot;&quot;&quot;;&quot;)" office:value-type="string" office:string-value="const srrectype_t SR_NAME_XLTW = &quot;XLTW&quot;;">
            <text:p>const srrectype_t SR_NAME_XLTW = "XLTW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XMBO</text:p>
          </table:table-cell>
          <table:table-cell/>
          <table:table-cell table:formula="of:=CONCATENATE(&quot;extern const srrectype_t SR_NAME_&quot;;[.C395];&quot;;&quot;)" office:value-type="string" office:string-value="extern const srrectype_t SR_NAME_XMBO;">
            <text:p>extern const srrectype_t SR_NAME_XMBO;</text:p>
          </table:table-cell>
          <table:table-cell table:style-name="ce1" table:formula="of:=CONCATENATE(&quot;const srrectype_t SR_NAME_&quot;;[.C395];&quot; = &quot;&quot;&quot;; [.C395];&quot;&quot;&quot;;&quot;)" office:value-type="string" office:string-value="const srrectype_t SR_NAME_XMBO = &quot;XMBO&quot;;">
            <text:p>const srrectype_t SR_NAME_XMBO = "XMBO";</text:p>
          </table:table-cell>
        </table:table-row>
        <table:table-row table:style-name="ro1">
          <table:table-cell office:value-type="string">
            <text:p>FNAM</text:p>
          </table:table-cell>
          <table:table-cell/>
          <table:table-cell office:value-type="string">
            <text:p>XMBP</text:p>
          </table:table-cell>
          <table:table-cell/>
          <table:table-cell table:formula="of:=CONCATENATE(&quot;extern const srrectype_t SR_NAME_&quot;;[.C396];&quot;;&quot;)" office:value-type="string" office:string-value="extern const srrectype_t SR_NAME_XMBP;">
            <text:p>extern const srrectype_t SR_NAME_XMBP;</text:p>
          </table:table-cell>
          <table:table-cell table:style-name="ce1" table:formula="of:=CONCATENATE(&quot;const srrectype_t SR_NAME_&quot;;[.C396];&quot; = &quot;&quot;&quot;; [.C396];&quot;&quot;&quot;;&quot;)" office:value-type="string" office:string-value="const srrectype_t SR_NAME_XMBP = &quot;XMBP&quot;;">
            <text:p>const srrectype_t SR_NAME_XMBP = "XMBP";</text:p>
          </table:table-cell>
        </table:table-row>
        <table:table-row table:style-name="ro1">
          <table:table-cell office:value-type="string">
            <text:p>WLST</text:p>
          </table:table-cell>
          <table:table-cell/>
          <table:table-cell office:value-type="string">
            <text:p>XMBR</text:p>
          </table:table-cell>
          <table:table-cell/>
          <table:table-cell table:formula="of:=CONCATENATE(&quot;extern const srrectype_t SR_NAME_&quot;;[.C397];&quot;;&quot;)" office:value-type="string" office:string-value="extern const srrectype_t SR_NAME_XMBR;">
            <text:p>extern const srrectype_t SR_NAME_XMBR;</text:p>
          </table:table-cell>
          <table:table-cell table:style-name="ce1" table:formula="of:=CONCATENATE(&quot;const srrectype_t SR_NAME_&quot;;[.C397];&quot; = &quot;&quot;&quot;; [.C397];&quot;&quot;&quot;;&quot;)" office:value-type="string" office:string-value="const srrectype_t SR_NAME_XMBR = &quot;XMBR&quot;;">
            <text:p>const srrectype_t SR_NAME_XMBR = "XMBR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XMRK</text:p>
          </table:table-cell>
          <table:table-cell/>
          <table:table-cell table:formula="of:=CONCATENATE(&quot;extern const srrectype_t SR_NAME_&quot;;[.C398];&quot;;&quot;)" office:value-type="string" office:string-value="extern const srrectype_t SR_NAME_XMRK;">
            <text:p>extern const srrectype_t SR_NAME_XMRK;</text:p>
          </table:table-cell>
          <table:table-cell table:style-name="ce1" table:formula="of:=CONCATENATE(&quot;const srrectype_t SR_NAME_&quot;;[.C398];&quot; = &quot;&quot;&quot;; [.C398];&quot;&quot;&quot;;&quot;)" office:value-type="string" office:string-value="const srrectype_t SR_NAME_XMRK = &quot;XMRK&quot;;">
            <text:p>const srrectype_t SR_NAME_XMRK = "XMRK";</text:p>
          </table:table-cell>
        </table:table-row>
        <table:table-row table:style-name="ro1">
          <table:table-cell office:value-type="string">
            <text:p>GNAM</text:p>
          </table:table-cell>
          <table:table-cell/>
          <table:table-cell office:value-type="string">
            <text:p>XNAM</text:p>
          </table:table-cell>
          <table:table-cell/>
          <table:table-cell table:formula="of:=CONCATENATE(&quot;extern const srrectype_t SR_NAME_&quot;;[.C399];&quot;;&quot;)" office:value-type="string" office:string-value="extern const srrectype_t SR_NAME_XNAM;">
            <text:p>extern const srrectype_t SR_NAME_XNAM;</text:p>
          </table:table-cell>
          <table:table-cell table:style-name="ce1" table:formula="of:=CONCATENATE(&quot;const srrectype_t SR_NAME_&quot;;[.C399];&quot; = &quot;&quot;&quot;; [.C399];&quot;&quot;&quot;;&quot;)" office:value-type="string" office:string-value="const srrectype_t SR_NAME_XNAM = &quot;XNAM&quot;;">
            <text:p>const srrectype_t SR_NAME_XNAM = "XNAM";</text:p>
          </table:table-cell>
        </table:table-row>
        <table:table-row table:style-name="ro1">
          <table:table-cell office:value-type="string">
            <text:p>TNAM</text:p>
          </table:table-cell>
          <table:table-cell/>
          <table:table-cell office:value-type="string">
            <text:p>XNDP</text:p>
          </table:table-cell>
          <table:table-cell/>
          <table:table-cell table:formula="of:=CONCATENATE(&quot;extern const srrectype_t SR_NAME_&quot;;[.C400];&quot;;&quot;)" office:value-type="string" office:string-value="extern const srrectype_t SR_NAME_XNDP;">
            <text:p>extern const srrectype_t SR_NAME_XNDP;</text:p>
          </table:table-cell>
          <table:table-cell table:style-name="ce1" table:formula="of:=CONCATENATE(&quot;const srrectype_t SR_NAME_&quot;;[.C400];&quot; = &quot;&quot;&quot;; [.C400];&quot;&quot;&quot;;&quot;)" office:value-type="string" office:string-value="const srrectype_t SR_NAME_XNDP = &quot;XNDP&quot;;">
            <text:p>const srrectype_t SR_NAME_XNDP = "XNDP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XOCP</text:p>
          </table:table-cell>
          <table:table-cell/>
          <table:table-cell table:formula="of:=CONCATENATE(&quot;extern const srrectype_t SR_NAME_&quot;;[.C401];&quot;;&quot;)" office:value-type="string" office:string-value="extern const srrectype_t SR_NAME_XOCP;">
            <text:p>extern const srrectype_t SR_NAME_XOCP;</text:p>
          </table:table-cell>
          <table:table-cell table:style-name="ce1" table:formula="of:=CONCATENATE(&quot;const srrectype_t SR_NAME_&quot;;[.C401];&quot; = &quot;&quot;&quot;; [.C401];&quot;&quot;&quot;;&quot;)" office:value-type="string" office:string-value="const srrectype_t SR_NAME_XOCP = &quot;XOCP&quot;;">
            <text:p>const srrectype_t SR_NAME_XOCP = "XOCP";</text:p>
          </table:table-cell>
        </table:table-row>
        <table:table-row table:style-name="ro1">
          <table:table-cell table:number-columns-repeated="2"/>
          <table:table-cell office:value-type="string">
            <text:p>XOWN</text:p>
          </table:table-cell>
          <table:table-cell/>
          <table:table-cell table:formula="of:=CONCATENATE(&quot;extern const srrectype_t SR_NAME_&quot;;[.C402];&quot;;&quot;)" office:value-type="string" office:string-value="extern const srrectype_t SR_NAME_XOWN;">
            <text:p>extern const srrectype_t SR_NAME_XOWN;</text:p>
          </table:table-cell>
          <table:table-cell table:style-name="ce1" table:formula="of:=CONCATENATE(&quot;const srrectype_t SR_NAME_&quot;;[.C402];&quot; = &quot;&quot;&quot;; [.C402];&quot;&quot;&quot;;&quot;)" office:value-type="string" office:string-value="const srrectype_t SR_NAME_XOWN = &quot;XOWN&quot;;">
            <text:p>const srrectype_t SR_NAME_XOWN = "XOWN";</text:p>
          </table:table-cell>
        </table:table-row>
        <table:table-row table:style-name="ro1">
          <table:table-cell office:value-type="string">
            <text:p>MODL</text:p>
          </table:table-cell>
          <table:table-cell/>
          <table:table-cell office:value-type="string">
            <text:p>XPOD</text:p>
          </table:table-cell>
          <table:table-cell/>
          <table:table-cell table:formula="of:=CONCATENATE(&quot;extern const srrectype_t SR_NAME_&quot;;[.C403];&quot;;&quot;)" office:value-type="string" office:string-value="extern const srrectype_t SR_NAME_XPOD;">
            <text:p>extern const srrectype_t SR_NAME_XPOD;</text:p>
          </table:table-cell>
          <table:table-cell table:style-name="ce1" table:formula="of:=CONCATENATE(&quot;const srrectype_t SR_NAME_&quot;;[.C403];&quot; = &quot;&quot;&quot;; [.C403];&quot;&quot;&quot;;&quot;)" office:value-type="string" office:string-value="const srrectype_t SR_NAME_XPOD = &quot;XPOD&quot;;">
            <text:p>const srrectype_t SR_NAME_XPOD = "XPOD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XPPA</text:p>
          </table:table-cell>
          <table:table-cell/>
          <table:table-cell table:formula="of:=CONCATENATE(&quot;extern const srrectype_t SR_NAME_&quot;;[.C404];&quot;;&quot;)" office:value-type="string" office:string-value="extern const srrectype_t SR_NAME_XPPA;">
            <text:p>extern const srrectype_t SR_NAME_XPPA;</text:p>
          </table:table-cell>
          <table:table-cell table:style-name="ce1" table:formula="of:=CONCATENATE(&quot;const srrectype_t SR_NAME_&quot;;[.C404];&quot; = &quot;&quot;&quot;; [.C404];&quot;&quot;&quot;;&quot;)" office:value-type="string" office:string-value="const srrectype_t SR_NAME_XPPA = &quot;XPPA&quot;;">
            <text:p>const srrectype_t SR_NAME_XPPA = "XPPA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XPRD</text:p>
          </table:table-cell>
          <table:table-cell/>
          <table:table-cell table:formula="of:=CONCATENATE(&quot;extern const srrectype_t SR_NAME_&quot;;[.C405];&quot;;&quot;)" office:value-type="string" office:string-value="extern const srrectype_t SR_NAME_XPRD;">
            <text:p>extern const srrectype_t SR_NAME_XPRD;</text:p>
          </table:table-cell>
          <table:table-cell table:style-name="ce1" table:formula="of:=CONCATENATE(&quot;const srrectype_t SR_NAME_&quot;;[.C405];&quot; = &quot;&quot;&quot;; [.C405];&quot;&quot;&quot;;&quot;)" office:value-type="string" office:string-value="const srrectype_t SR_NAME_XPRD = &quot;XPRD&quot;;">
            <text:p>const srrectype_t SR_NAME_XPRD = "XPRD";</text:p>
          </table:table-cell>
        </table:table-row>
        <table:table-row table:style-name="ro1">
          <table:table-cell office:value-type="string">
            <text:p>SNAM</text:p>
          </table:table-cell>
          <table:table-cell/>
          <table:table-cell office:value-type="string">
            <text:p>XPRM</text:p>
          </table:table-cell>
          <table:table-cell/>
          <table:table-cell table:formula="of:=CONCATENATE(&quot;extern const srrectype_t SR_NAME_&quot;;[.C406];&quot;;&quot;)" office:value-type="string" office:string-value="extern const srrectype_t SR_NAME_XPRM;">
            <text:p>extern const srrectype_t SR_NAME_XPRM;</text:p>
          </table:table-cell>
          <table:table-cell table:style-name="ce1" table:formula="of:=CONCATENATE(&quot;const srrectype_t SR_NAME_&quot;;[.C406];&quot; = &quot;&quot;&quot;; [.C406];&quot;&quot;&quot;;&quot;)" office:value-type="string" office:string-value="const srrectype_t SR_NAME_XPRM = &quot;XPRM&quot;;">
            <text:p>const srrectype_t SR_NAME_XPRM = "XPRM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XPWR</text:p>
          </table:table-cell>
          <table:table-cell/>
          <table:table-cell table:formula="of:=CONCATENATE(&quot;extern const srrectype_t SR_NAME_&quot;;[.C407];&quot;;&quot;)" office:value-type="string" office:string-value="extern const srrectype_t SR_NAME_XPWR;">
            <text:p>extern const srrectype_t SR_NAME_XPWR;</text:p>
          </table:table-cell>
          <table:table-cell table:style-name="ce1" table:formula="of:=CONCATENATE(&quot;const srrectype_t SR_NAME_&quot;;[.C407];&quot; = &quot;&quot;&quot;; [.C407];&quot;&quot;&quot;;&quot;)" office:value-type="string" office:string-value="const srrectype_t SR_NAME_XPWR = &quot;XPWR&quot;;">
            <text:p>const srrectype_t SR_NAME_XPWR = "XPWR";</text:p>
          </table:table-cell>
        </table:table-row>
        <table:table-row table:style-name="ro1">
          <table:table-cell office:value-type="string">
            <text:p>MODT</text:p>
          </table:table-cell>
          <table:table-cell/>
          <table:table-cell office:value-type="string">
            <text:p>XRDS</text:p>
          </table:table-cell>
          <table:table-cell/>
          <table:table-cell table:formula="of:=CONCATENATE(&quot;extern const srrectype_t SR_NAME_&quot;;[.C408];&quot;;&quot;)" office:value-type="string" office:string-value="extern const srrectype_t SR_NAME_XRDS;">
            <text:p>extern const srrectype_t SR_NAME_XRDS;</text:p>
          </table:table-cell>
          <table:table-cell table:style-name="ce1" table:formula="of:=CONCATENATE(&quot;const srrectype_t SR_NAME_&quot;;[.C408];&quot; = &quot;&quot;&quot;; [.C408];&quot;&quot;&quot;;&quot;)" office:value-type="string" office:string-value="const srrectype_t SR_NAME_XRDS = &quot;XRDS&quot;;">
            <text:p>const srrectype_t SR_NAME_XRDS = "XRDS";</text:p>
          </table:table-cell>
        </table:table-row>
        <table:table-row table:style-name="ro1">
          <table:table-cell office:value-type="string">
            <text:p>CNTO</text:p>
          </table:table-cell>
          <table:table-cell/>
          <table:table-cell office:value-type="string">
            <text:p>XRGB</text:p>
          </table:table-cell>
          <table:table-cell/>
          <table:table-cell table:formula="of:=CONCATENATE(&quot;extern const srrectype_t SR_NAME_&quot;;[.C409];&quot;;&quot;)" office:value-type="string" office:string-value="extern const srrectype_t SR_NAME_XRGB;">
            <text:p>extern const srrectype_t SR_NAME_XRGB;</text:p>
          </table:table-cell>
          <table:table-cell table:style-name="ce1" table:formula="of:=CONCATENATE(&quot;const srrectype_t SR_NAME_&quot;;[.C409];&quot; = &quot;&quot;&quot;; [.C409];&quot;&quot;&quot;;&quot;)" office:value-type="string" office:string-value="const srrectype_t SR_NAME_XRGB = &quot;XRGB&quot;;">
            <text:p>const srrectype_t SR_NAME_XRGB = "XRGB";</text:p>
          </table:table-cell>
        </table:table-row>
        <table:table-row table:style-name="ro1">
          <table:table-cell office:value-type="string">
            <text:p>COCT</text:p>
          </table:table-cell>
          <table:table-cell/>
          <table:table-cell office:value-type="string">
            <text:p>XRGD</text:p>
          </table:table-cell>
          <table:table-cell/>
          <table:table-cell table:formula="of:=CONCATENATE(&quot;extern const srrectype_t SR_NAME_&quot;;[.C410];&quot;;&quot;)" office:value-type="string" office:string-value="extern const srrectype_t SR_NAME_XRGD;">
            <text:p>extern const srrectype_t SR_NAME_XRGD;</text:p>
          </table:table-cell>
          <table:table-cell table:style-name="ce1" table:formula="of:=CONCATENATE(&quot;const srrectype_t SR_NAME_&quot;;[.C410];&quot; = &quot;&quot;&quot;; [.C410];&quot;&quot;&quot;;&quot;)" office:value-type="string" office:string-value="const srrectype_t SR_NAME_XRGD = &quot;XRGD&quot;;">
            <text:p>const srrectype_t SR_NAME_XRGD = "XRGD";</text:p>
          </table:table-cell>
        </table:table-row>
        <table:table-row table:style-name="ro1">
          <table:table-cell office:value-type="string">
            <text:p>DATA</text:p>
          </table:table-cell>
          <table:table-cell/>
          <table:table-cell office:value-type="string">
            <text:p>XRMR</text:p>
          </table:table-cell>
          <table:table-cell/>
          <table:table-cell table:formula="of:=CONCATENATE(&quot;extern const srrectype_t SR_NAME_&quot;;[.C411];&quot;;&quot;)" office:value-type="string" office:string-value="extern const srrectype_t SR_NAME_XRMR;">
            <text:p>extern const srrectype_t SR_NAME_XRMR;</text:p>
          </table:table-cell>
          <table:table-cell table:style-name="ce1" table:formula="of:=CONCATENATE(&quot;const srrectype_t SR_NAME_&quot;;[.C411];&quot; = &quot;&quot;&quot;; [.C411];&quot;&quot;&quot;;&quot;)" office:value-type="string" office:string-value="const srrectype_t SR_NAME_XRMR = &quot;XRMR&quot;;">
            <text:p>const srrectype_t SR_NAME_XRMR = "XRMR";</text:p>
          </table:table-cell>
        </table:table-row>
        <table:table-row table:style-name="ro1">
          <table:table-cell office:value-type="string">
            <text:p>QNAM</text:p>
          </table:table-cell>
          <table:table-cell/>
          <table:table-cell office:value-type="string">
            <text:p>XRNK</text:p>
          </table:table-cell>
          <table:table-cell/>
          <table:table-cell table:formula="of:=CONCATENATE(&quot;extern const srrectype_t SR_NAME_&quot;;[.C412];&quot;;&quot;)" office:value-type="string" office:string-value="extern const srrectype_t SR_NAME_XRNK;">
            <text:p>extern const srrectype_t SR_NAME_XRNK;</text:p>
          </table:table-cell>
          <table:table-cell table:style-name="ce1" table:formula="of:=CONCATENATE(&quot;const srrectype_t SR_NAME_&quot;;[.C412];&quot; = &quot;&quot;&quot;; [.C412];&quot;&quot;&quot;;&quot;)" office:value-type="string" office:string-value="const srrectype_t SR_NAME_XRNK = &quot;XRNK&quot;;">
            <text:p>const srrectype_t SR_NAME_XRNK = "XRNK";</text:p>
          </table:table-cell>
        </table:table-row>
        <table:table-row table:style-name="ro1">
          <table:table-cell office:value-type="string">
            <text:p>COED</text:p>
          </table:table-cell>
          <table:table-cell/>
          <table:table-cell office:value-type="string">
            <text:p>XSCL</text:p>
          </table:table-cell>
          <table:table-cell/>
          <table:table-cell table:formula="of:=CONCATENATE(&quot;extern const srrectype_t SR_NAME_&quot;;[.C413];&quot;;&quot;)" office:value-type="string" office:string-value="extern const srrectype_t SR_NAME_XSCL;">
            <text:p>extern const srrectype_t SR_NAME_XSCL;</text:p>
          </table:table-cell>
          <table:table-cell table:style-name="ce1" table:formula="of:=CONCATENATE(&quot;const srrectype_t SR_NAME_&quot;;[.C413];&quot; = &quot;&quot;&quot;; [.C413];&quot;&quot;&quot;;&quot;)" office:value-type="string" office:string-value="const srrectype_t SR_NAME_XSCL = &quot;XSCL&quot;;">
            <text:p>const srrectype_t SR_NAME_XSCL = "XSCL";</text:p>
          </table:table-cell>
        </table:table-row>
        <table:table-row table:style-name="ro1">
          <table:table-cell office:value-type="string">
            <text:p>MODS</text:p>
          </table:table-cell>
          <table:table-cell/>
          <table:table-cell office:value-type="string">
            <text:p>XSPC</text:p>
          </table:table-cell>
          <table:table-cell/>
          <table:table-cell table:formula="of:=CONCATENATE(&quot;extern const srrectype_t SR_NAME_&quot;;[.C414];&quot;;&quot;)" office:value-type="string" office:string-value="extern const srrectype_t SR_NAME_XSPC;">
            <text:p>extern const srrectype_t SR_NAME_XSPC;</text:p>
          </table:table-cell>
          <table:table-cell table:style-name="ce1" table:formula="of:=CONCATENATE(&quot;const srrectype_t SR_NAME_&quot;;[.C414];&quot; = &quot;&quot;&quot;; [.C414];&quot;&quot;&quot;;&quot;)" office:value-type="string" office:string-value="const srrectype_t SR_NAME_XSPC = &quot;XSPC&quot;;">
            <text:p>const srrectype_t SR_NAME_XSPC = "XSPC";</text:p>
          </table:table-cell>
        </table:table-row>
        <table:table-row table:style-name="ro1">
          <table:table-cell office:value-type="string">
            <text:p>VMAD</text:p>
          </table:table-cell>
          <table:table-cell/>
          <table:table-cell office:value-type="string">
            <text:p>XTEL</text:p>
          </table:table-cell>
          <table:table-cell/>
          <table:table-cell table:formula="of:=CONCATENATE(&quot;extern const srrectype_t SR_NAME_&quot;;[.C415];&quot;;&quot;)" office:value-type="string" office:string-value="extern const srrectype_t SR_NAME_XTEL;">
            <text:p>extern const srrectype_t SR_NAME_XTEL;</text:p>
          </table:table-cell>
          <table:table-cell table:style-name="ce1" table:formula="of:=CONCATENATE(&quot;const srrectype_t SR_NAME_&quot;;[.C415];&quot; = &quot;&quot;&quot;; [.C415];&quot;&quot;&quot;;&quot;)" office:value-type="string" office:string-value="const srrectype_t SR_NAME_XTEL = &quot;XTEL&quot;;">
            <text:p>const srrectype_t SR_NAME_XTEL = "XTEL";</text:p>
          </table:table-cell>
        </table:table-row>
        <table:table-row table:style-name="ro1">
          <table:table-cell table:number-columns-repeated="2"/>
          <table:table-cell office:value-type="string">
            <text:p>XTNM</text:p>
          </table:table-cell>
          <table:table-cell/>
          <table:table-cell table:formula="of:=CONCATENATE(&quot;extern const srrectype_t SR_NAME_&quot;;[.C416];&quot;;&quot;)" office:value-type="string" office:string-value="extern const srrectype_t SR_NAME_XTNM;">
            <text:p>extern const srrectype_t SR_NAME_XTNM;</text:p>
          </table:table-cell>
          <table:table-cell table:style-name="ce1" table:formula="of:=CONCATENATE(&quot;const srrectype_t SR_NAME_&quot;;[.C416];&quot; = &quot;&quot;&quot;; [.C416];&quot;&quot;&quot;;&quot;)" office:value-type="string" office:string-value="const srrectype_t SR_NAME_XTNM = &quot;XTNM&quot;;">
            <text:p>const srrectype_t SR_NAME_XTNM = "XTNM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XTRI</text:p>
          </table:table-cell>
          <table:table-cell/>
          <table:table-cell table:formula="of:=CONCATENATE(&quot;extern const srrectype_t SR_NAME_&quot;;[.C417];&quot;;&quot;)" office:value-type="string" office:string-value="extern const srrectype_t SR_NAME_XTRI;">
            <text:p>extern const srrectype_t SR_NAME_XTRI;</text:p>
          </table:table-cell>
          <table:table-cell table:style-name="ce1" table:formula="of:=CONCATENATE(&quot;const srrectype_t SR_NAME_&quot;;[.C417];&quot; = &quot;&quot;&quot;; [.C417];&quot;&quot;&quot;;&quot;)" office:value-type="string" office:string-value="const srrectype_t SR_NAME_XTRI = &quot;XTRI&quot;;">
            <text:p>const srrectype_t SR_NAME_XTRI = "XTRI";</text:p>
          </table:table-cell>
        </table:table-row>
        <table:table-row table:style-name="ro1">
          <table:table-cell office:value-type="string">
            <text:p>SNAM</text:p>
          </table:table-cell>
          <table:table-cell/>
          <table:table-cell office:value-type="string">
            <text:p>XWCN</text:p>
          </table:table-cell>
          <table:table-cell/>
          <table:table-cell table:formula="of:=CONCATENATE(&quot;extern const srrectype_t SR_NAME_&quot;;[.C418];&quot;;&quot;)" office:value-type="string" office:string-value="extern const srrectype_t SR_NAME_XWCN;">
            <text:p>extern const srrectype_t SR_NAME_XWCN;</text:p>
          </table:table-cell>
          <table:table-cell table:style-name="ce1" table:formula="of:=CONCATENATE(&quot;const srrectype_t SR_NAME_&quot;;[.C418];&quot; = &quot;&quot;&quot;; [.C418];&quot;&quot;&quot;;&quot;)" office:value-type="string" office:string-value="const srrectype_t SR_NAME_XWCN = &quot;XWCN&quot;;">
            <text:p>const srrectype_t SR_NAME_XWCN = "XWCN";</text:p>
          </table:table-cell>
        </table:table-row>
        <table:table-row table:style-name="ro1">
          <table:table-cell office:value-type="string">
            <text:p>DESC</text:p>
          </table:table-cell>
          <table:table-cell/>
          <table:table-cell office:value-type="string">
            <text:p>XWCS</text:p>
          </table:table-cell>
          <table:table-cell/>
          <table:table-cell table:formula="of:=CONCATENATE(&quot;extern const srrectype_t SR_NAME_&quot;;[.C419];&quot;;&quot;)" office:value-type="string" office:string-value="extern const srrectype_t SR_NAME_XWCS;">
            <text:p>extern const srrectype_t SR_NAME_XWCS;</text:p>
          </table:table-cell>
          <table:table-cell table:style-name="ce1" table:formula="of:=CONCATENATE(&quot;const srrectype_t SR_NAME_&quot;;[.C419];&quot; = &quot;&quot;&quot;; [.C419];&quot;&quot;&quot;;&quot;)" office:value-type="string" office:string-value="const srrectype_t SR_NAME_XWCS = &quot;XWCS&quot;;">
            <text:p>const srrectype_t SR_NAME_XWCS = "XWCS";</text:p>
          </table:table-cell>
        </table:table-row>
        <table:table-row table:style-name="ro1">
          <table:table-cell office:value-type="string">
            <text:p>FULL</text:p>
          </table:table-cell>
          <table:table-cell/>
          <table:table-cell office:value-type="string">
            <text:p>XWCU</text:p>
          </table:table-cell>
          <table:table-cell/>
          <table:table-cell table:formula="of:=CONCATENATE(&quot;extern const srrectype_t SR_NAME_&quot;;[.C420];&quot;;&quot;)" office:value-type="string" office:string-value="extern const srrectype_t SR_NAME_XWCU;">
            <text:p>extern const srrectype_t SR_NAME_XWCU;</text:p>
          </table:table-cell>
          <table:table-cell table:style-name="ce1" table:formula="of:=CONCATENATE(&quot;const srrectype_t SR_NAME_&quot;;[.C420];&quot; = &quot;&quot;&quot;; [.C420];&quot;&quot;&quot;;&quot;)" office:value-type="string" office:string-value="const srrectype_t SR_NAME_XWCU = &quot;XWCU&quot;;">
            <text:p>const srrectype_t SR_NAME_XWCU = "XWCU";</text:p>
          </table:table-cell>
        </table:table-row>
        <table:table-row table:style-name="ro1">
          <table:table-cell office:value-type="string">
            <text:p>MDOB</text:p>
          </table:table-cell>
          <table:table-cell/>
          <table:table-cell office:value-type="string">
            <text:p>XWEM</text:p>
          </table:table-cell>
          <table:table-cell/>
          <table:table-cell table:formula="of:=CONCATENATE(&quot;extern const srrectype_t SR_NAME_&quot;;[.C421];&quot;;&quot;)" office:value-type="string" office:string-value="extern const srrectype_t SR_NAME_XWEM;">
            <text:p>extern const srrectype_t SR_NAME_XWEM;</text:p>
          </table:table-cell>
          <table:table-cell table:style-name="ce1" table:formula="of:=CONCATENATE(&quot;const srrectype_t SR_NAME_&quot;;[.C421];&quot; = &quot;&quot;&quot;; [.C421];&quot;&quot;&quot;;&quot;)" office:value-type="string" office:string-value="const srrectype_t SR_NAME_XWEM = &quot;XWEM&quot;;">
            <text:p>const srrectype_t SR_NAME_XWEM = "XWEM";</text:p>
          </table:table-cell>
        </table:table-row>
        <table:table-row table:style-name="ro1">
          <table:table-cell table:number-columns-repeated="2"/>
          <table:table-cell office:value-type="string">
            <text:p>XXXX</text:p>
          </table:table-cell>
          <table:table-cell/>
          <table:table-cell table:formula="of:=CONCATENATE(&quot;extern const srrectype_t SR_NAME_&quot;;[.C422];&quot;;&quot;)" office:value-type="string" office:string-value="extern const srrectype_t SR_NAME_XXXX;">
            <text:p>extern const srrectype_t SR_NAME_XXXX;</text:p>
          </table:table-cell>
          <table:table-cell table:style-name="ce1" table:formula="of:=CONCATENATE(&quot;const srrectype_t SR_NAME_&quot;;[.C422];&quot; = &quot;&quot;&quot;; [.C422];&quot;&quot;&quot;;&quot;)" office:value-type="string" office:string-value="const srrectype_t SR_NAME_XXXX = &quot;XXXX&quot;;">
            <text:p>const srrectype_t SR_NAME_XXXX = "XXXX";</text:p>
          </table:table-cell>
        </table:table-row>
        <table:table-row table:style-name="ro1">
          <table:table-cell office:value-type="string">
            <text:p>OBND</text:p>
          </table:table-cell>
          <table:table-cell/>
          <table:table-cell office:value-type="string">
            <text:p>YNAM</text:p>
          </table:table-cell>
          <table:table-cell/>
          <table:table-cell table:formula="of:=CONCATENATE(&quot;extern const srrectype_t SR_NAME_&quot;;[.C423];&quot;;&quot;)" office:value-type="string" office:string-value="extern const srrectype_t SR_NAME_YNAM;">
            <text:p>extern const srrectype_t SR_NAME_YNAM;</text:p>
          </table:table-cell>
          <table:table-cell table:style-name="ce1" table:formula="of:=CONCATENATE(&quot;const srrectype_t SR_NAME_&quot;;[.C423];&quot; = &quot;&quot;&quot;; [.C423];&quot;&quot;&quot;;&quot;)" office:value-type="string" office:string-value="const srrectype_t SR_NAME_YNAM = &quot;YNAM&quot;;">
            <text:p>const srrectype_t SR_NAME_YNAM = "YNAM";</text:p>
          </table:table-cell>
        </table:table-row>
        <table:table-row table:style-name="ro1">
          <table:table-cell office:value-type="string">
            <text:p>EDID</text:p>
          </table:table-cell>
          <table:table-cell/>
          <table:table-cell office:value-type="string">
            <text:p>ZNAM</text:p>
          </table:table-cell>
          <table:table-cell/>
          <table:table-cell table:formula="of:=CONCATENATE(&quot;extern const srrectype_t SR_NAME_&quot;;[.C424];&quot;;&quot;)" office:value-type="string" office:string-value="extern const srrectype_t SR_NAME_ZNAM;">
            <text:p>extern const srrectype_t SR_NAME_ZNAM;</text:p>
          </table:table-cell>
          <table:table-cell table:style-name="ce1" table:formula="of:=CONCATENATE(&quot;const srrectype_t SR_NAME_&quot;;[.C424];&quot; = &quot;&quot;&quot;; [.C424];&quot;&quot;&quot;;&quot;)" office:value-type="string" office:string-value="const srrectype_t SR_NAME_ZNAM = &quot;ZNAM&quot;;">
            <text:p>const srrectype_t SR_NAME_ZNAM = "ZNAM";</text:p>
          </table:table-cell>
        </table:table-row>
        <table:table-row table:style-name="ro1">
          <table:table-cell office:value-type="string">
            <text:p>DESC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QUAL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VTXT</text:p>
          </table:table-cell>
          <table:table-cell table:number-columns-repeated="5"/>
        </table:table-row>
        <table:table-row table:style-name="ro1">
          <table:table-cell office:value-type="string">
            <text:p>VHGT</text:p>
          </table:table-cell>
          <table:table-cell table:number-columns-repeated="5"/>
        </table:table-row>
        <table:table-row table:style-name="ro1">
          <table:table-cell office:value-type="string">
            <text:p>VNML</text:p>
          </table:table-cell>
          <table:table-cell table:number-columns-repeated="5"/>
        </table:table-row>
        <table:table-row table:style-name="ro1">
          <table:table-cell office:value-type="string">
            <text:p>BTXT</text:p>
          </table:table-cell>
          <table:table-cell table:number-columns-repeated="5"/>
        </table:table-row>
        <table:table-row table:style-name="ro1">
          <table:table-cell office:value-type="string">
            <text:p>VCLR</text:p>
          </table:table-cell>
          <table:table-cell table:number-columns-repeated="5"/>
        </table:table-row>
        <table:table-row table:style-name="ro1">
          <table:table-cell office:value-type="string">
            <text:p>ATX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MOD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LTV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CITC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office:value-type="string">
            <text:p>LNAM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H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MODS</text:p>
          </table:table-cell>
          <table:table-cell table:number-columns-repeated="5"/>
        </table:table-row>
        <table:table-row table:style-name="ro1">
          <table:table-cell office:value-type="string">
            <text:p>DEST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DSTD</text:p>
          </table:table-cell>
          <table:table-cell table:number-columns-repeated="5"/>
        </table:table-row>
        <table:table-row table:style-name="ro1">
          <table:table-cell office:value-type="string">
            <text:p>DMDL</text:p>
          </table:table-cell>
          <table:table-cell table:number-columns-repeated="5"/>
        </table:table-row>
        <table:table-row table:style-name="ro1">
          <table:table-cell office:value-type="string">
            <text:p>DMDT</text:p>
          </table:table-cell>
          <table:table-cell table:number-columns-repeated="5"/>
        </table:table-row>
        <table:table-row table:style-name="ro1">
          <table:table-cell office:value-type="string">
            <text:p>DST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PFPC</text:p>
          </table:table-cell>
          <table:table-cell table:number-columns-repeated="5"/>
        </table:table-row>
        <table:table-row table:style-name="ro1">
          <table:table-cell office:value-type="string">
            <text:p>PFIG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MOD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MK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KNAM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WBDT</text:p>
          </table:table-cell>
          <table:table-cell table:number-columns-repeated="5"/>
        </table:table-row>
        <table:table-row table:style-name="ro1">
          <table:table-cell office:value-type="string">
            <text:p>FNPR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office:value-type="string">
            <text:p>KSIZ</text:p>
          </table:table-cell>
          <table:table-cell table:number-columns-repeated="5"/>
        </table:table-row>
        <table:table-row table:style-name="ro1">
          <table:table-cell office:value-type="string">
            <text:p>KWDA</text:p>
          </table:table-cell>
          <table:table-cell table:number-columns-repeated="5"/>
        </table:table-row>
        <table:table-row table:style-name="ro1">
          <table:table-cell office:value-type="string">
            <text:p>DEST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XMRK</text:p>
          </table:table-cell>
          <table:table-cell table:number-columns-repeated="5"/>
        </table:table-row>
        <table:table-row table:style-name="ro1">
          <table:table-cell office:value-type="string">
            <text:p>MODS</text:p>
          </table:table-cell>
          <table:table-cell table:number-columns-repeated="5"/>
        </table:table-row>
        <table:table-row table:style-name="ro1">
          <table:table-cell office:value-type="string">
            <text:p>DSTD</text:p>
          </table:table-cell>
          <table:table-cell table:number-columns-repeated="5"/>
        </table:table-row>
        <table:table-row table:style-name="ro1">
          <table:table-cell office:value-type="string">
            <text:p>DST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CON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IS1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NAM</text:p>
          </table:table-cell>
          <table:table-cell table:number-columns-repeated="5"/>
        </table:table-row>
        <table:table-row table:style-name="ro1">
          <table:table-cell office:value-type="string">
            <text:p>ETYP</text:p>
          </table:table-cell>
          <table:table-cell table:number-columns-repeated="5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EITM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BIDS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EAMT</text:p>
          </table:table-cell>
          <table:table-cell table:number-columns-repeated="5"/>
        </table:table-row>
        <table:table-row table:style-name="ro1">
          <table:table-cell office:value-type="string">
            <text:p>BAMT</text:p>
          </table:table-cell>
          <table:table-cell table:number-columns-repeated="5"/>
        </table:table-row>
        <table:table-row table:style-name="ro1">
          <table:table-cell office:value-type="string">
            <text:p>KSIZ</text:p>
          </table:table-cell>
          <table:table-cell table:number-columns-repeated="5"/>
        </table:table-row>
        <table:table-row table:style-name="ro1">
          <table:table-cell office:value-type="string">
            <text:p>KWDA</text:p>
          </table:table-cell>
          <table:table-cell table:number-columns-repeated="5"/>
        </table:table-row>
        <table:table-row table:style-name="ro1">
          <table:table-cell office:value-type="string">
            <text:p>DESC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office:value-type="string">
            <text:p>WNAM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NAM9</text:p>
          </table:table-cell>
          <table:table-cell table:number-columns-repeated="5"/>
        </table:table-row>
        <table:table-row table:style-name="ro1">
          <table:table-cell office:value-type="string">
            <text:p>NAM8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CRDT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UNAM</text:p>
          </table:table-cell>
          <table:table-cell table:number-columns-repeated="5"/>
        </table:table-row>
        <table:table-row table:style-name="ro1">
          <table:table-cell office:value-type="string">
            <text:p>NNAM</text:p>
          </table:table-cell>
          <table:table-cell table:number-columns-repeated="5"/>
        </table:table-row>
        <table:table-row table:style-name="ro1">
          <table:table-cell office:value-type="string">
            <text:p>MOD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XSCL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XESP</text:p>
          </table:table-cell>
          <table:table-cell table:number-columns-repeated="5"/>
        </table:table-row>
        <table:table-row table:style-name="ro1">
          <table:table-cell office:value-type="string">
            <text:p>XOWN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INC</text:p>
          </table:table-cell>
          <table:table-cell table:number-columns-repeated="5"/>
        </table:table-row>
        <table:table-row table:style-name="ro1">
          <table:table-cell office:value-type="string">
            <text:p>SPLO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CSDI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DEST</text:p>
          </table:table-cell>
          <table:table-cell table:number-columns-repeated="5"/>
        </table:table-row>
        <table:table-row table:style-name="ro1">
          <table:table-cell office:value-type="string">
            <text:p>SPOR</text:p>
          </table:table-cell>
          <table:table-cell table:number-columns-repeated="5"/>
        </table:table-row>
        <table:table-row table:style-name="ro1">
          <table:table-cell office:value-type="string">
            <text:p>ATKR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ACBS</text:p>
          </table:table-cell>
          <table:table-cell table:number-columns-repeated="5"/>
        </table:table-row>
        <table:table-row table:style-name="ro1">
          <table:table-cell office:value-type="string">
            <text:p>TPLT</text:p>
          </table:table-cell>
          <table:table-cell table:number-columns-repeated="5"/>
        </table:table-row>
        <table:table-row table:style-name="ro1">
          <table:table-cell office:value-type="string">
            <text:p>SPCT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AIDT</text:p>
          </table:table-cell>
          <table:table-cell table:number-columns-repeated="5"/>
        </table:table-row>
        <table:table-row table:style-name="ro1">
          <table:table-cell office:value-type="string">
            <text:p>SOF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NAM5</text:p>
          </table:table-cell>
          <table:table-cell table:number-columns-repeated="5"/>
        </table:table-row>
        <table:table-row table:style-name="ro1">
          <table:table-cell office:value-type="string">
            <text:p>KSIZ</text:p>
          </table:table-cell>
          <table:table-cell table:number-columns-repeated="5"/>
        </table:table-row>
        <table:table-row table:style-name="ro1">
          <table:table-cell office:value-type="string">
            <text:p>NAM6</text:p>
          </table:table-cell>
          <table:table-cell table:number-columns-repeated="5"/>
        </table:table-row>
        <table:table-row table:style-name="ro1">
          <table:table-cell office:value-type="string">
            <text:p>TIAS</text:p>
          </table:table-cell>
          <table:table-cell table:number-columns-repeated="5"/>
        </table:table-row>
        <table:table-row table:style-name="ro1">
          <table:table-cell office:value-type="string">
            <text:p>NAM7</text:p>
          </table:table-cell>
          <table:table-cell table:number-columns-repeated="5"/>
        </table:table-row>
        <table:table-row table:style-name="ro1">
          <table:table-cell office:value-type="string">
            <text:p>NAM8</text:p>
          </table:table-cell>
          <table:table-cell table:number-columns-repeated="5"/>
        </table:table-row>
        <table:table-row table:style-name="ro1">
          <table:table-cell office:value-type="string">
            <text:p>PKID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office:value-type="string">
            <text:p>VTCK</text:p>
          </table:table-cell>
          <table:table-cell table:number-columns-repeated="5"/>
        </table:table-row>
        <table:table-row table:style-name="ro1">
          <table:table-cell office:value-type="string">
            <text:p>NAMA</text:p>
          </table:table-cell>
          <table:table-cell table:number-columns-repeated="5"/>
        </table:table-row>
        <table:table-row table:style-name="ro1">
          <table:table-cell office:value-type="string">
            <text:p>WNAM</text:p>
          </table:table-cell>
          <table:table-cell table:number-columns-repeated="5"/>
        </table:table-row>
        <table:table-row table:style-name="ro1">
          <table:table-cell office:value-type="string">
            <text:p>DOFT</text:p>
          </table:table-cell>
          <table:table-cell table:number-columns-repeated="5"/>
        </table:table-row>
        <table:table-row table:style-name="ro1">
          <table:table-cell office:value-type="string">
            <text:p>ZNAM</text:p>
          </table:table-cell>
          <table:table-cell table:number-columns-repeated="5"/>
        </table:table-row>
        <table:table-row table:style-name="ro1">
          <table:table-cell office:value-type="string">
            <text:p>DPLT</text:p>
          </table:table-cell>
          <table:table-cell table:number-columns-repeated="5"/>
        </table:table-row>
        <table:table-row table:style-name="ro1">
          <table:table-cell office:value-type="string">
            <text:p>KWDA</text:p>
          </table:table-cell>
          <table:table-cell table:number-columns-repeated="5"/>
        </table:table-row>
        <table:table-row table:style-name="ro1">
          <table:table-cell office:value-type="string">
            <text:p>CSCR</text:p>
          </table:table-cell>
          <table:table-cell table:number-columns-repeated="5"/>
        </table:table-row>
        <table:table-row table:style-name="ro1">
          <table:table-cell office:value-type="string">
            <text:p>CSDT</text:p>
          </table:table-cell>
          <table:table-cell table:number-columns-repeated="5"/>
        </table:table-row>
        <table:table-row table:style-name="ro1">
          <table:table-cell office:value-type="string">
            <text:p>COCT</text:p>
          </table:table-cell>
          <table:table-cell table:number-columns-repeated="5"/>
        </table:table-row>
        <table:table-row table:style-name="ro1">
          <table:table-cell office:value-type="string">
            <text:p>TINI</text:p>
          </table:table-cell>
          <table:table-cell table:number-columns-repeated="5"/>
        </table:table-row>
        <table:table-row table:style-name="ro1">
          <table:table-cell office:value-type="string">
            <text:p>PRKR</text:p>
          </table:table-cell>
          <table:table-cell table:number-columns-repeated="5"/>
        </table:table-row>
        <table:table-row table:style-name="ro1">
          <table:table-cell office:value-type="string">
            <text:p>CNTO</text:p>
          </table:table-cell>
          <table:table-cell table:number-columns-repeated="5"/>
        </table:table-row>
        <table:table-row table:style-name="ro1">
          <table:table-cell office:value-type="string">
            <text:p>PRKZ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HCLF</text:p>
          </table:table-cell>
          <table:table-cell table:number-columns-repeated="5"/>
        </table:table-row>
        <table:table-row table:style-name="ro1">
          <table:table-cell office:value-type="string">
            <text:p>FTST</text:p>
          </table:table-cell>
          <table:table-cell table:number-columns-repeated="5"/>
        </table:table-row>
        <table:table-row table:style-name="ro1">
          <table:table-cell office:value-type="string">
            <text:p>NAM9</text:p>
          </table:table-cell>
          <table:table-cell table:number-columns-repeated="5"/>
        </table:table-row>
        <table:table-row table:style-name="ro1">
          <table:table-cell office:value-type="string">
            <text:p>TINV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CSDC</text:p>
          </table:table-cell>
          <table:table-cell table:number-columns-repeated="5"/>
        </table:table-row>
        <table:table-row table:style-name="ro1">
          <table:table-cell office:value-type="string">
            <text:p>ECOR</text:p>
          </table:table-cell>
          <table:table-cell table:number-columns-repeated="5"/>
        </table:table-row>
        <table:table-row table:style-name="ro1">
          <table:table-cell office:value-type="string">
            <text:p>CRIF</text:p>
          </table:table-cell>
          <table:table-cell table:number-columns-repeated="5"/>
        </table:table-row>
        <table:table-row table:style-name="ro1">
          <table:table-cell office:value-type="string">
            <text:p>SHRT</text:p>
          </table:table-cell>
          <table:table-cell table:number-columns-repeated="5"/>
        </table:table-row>
        <table:table-row table:style-name="ro1">
          <table:table-cell office:value-type="string">
            <text:p>DSTF</text:p>
          </table:table-cell>
          <table:table-cell table:number-columns-repeated="5"/>
        </table:table-row>
        <table:table-row table:style-name="ro1">
          <table:table-cell office:value-type="string">
            <text:p>ATKD</text:p>
          </table:table-cell>
          <table:table-cell table:number-columns-repeated="5"/>
        </table:table-row>
        <table:table-row table:style-name="ro1">
          <table:table-cell office:value-type="string">
            <text:p>ATKE</text:p>
          </table:table-cell>
          <table:table-cell table:number-columns-repeated="5"/>
        </table:table-row>
        <table:table-row table:style-name="ro1">
          <table:table-cell office:value-type="string">
            <text:p>DSTD</text:p>
          </table:table-cell>
          <table:table-cell table:number-columns-repeated="5"/>
        </table:table-row>
        <table:table-row table:style-name="ro1">
          <table:table-cell office:value-type="string">
            <text:p>G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ED</text:p>
          </table:table-cell>
          <table:table-cell table:number-columns-repeated="5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LVLD</text:p>
          </table:table-cell>
          <table:table-cell table:number-columns-repeated="5"/>
        </table:table-row>
        <table:table-row table:style-name="ro1">
          <table:table-cell office:value-type="string">
            <text:p>LVLF</text:p>
          </table:table-cell>
          <table:table-cell table:number-columns-repeated="5"/>
        </table:table-row>
        <table:table-row table:style-name="ro1">
          <table:table-cell office:value-type="string">
            <text:p>LLCT</text:p>
          </table:table-cell>
          <table:table-cell table:number-columns-repeated="5"/>
        </table:table-row>
        <table:table-row table:style-name="ro1">
          <table:table-cell office:value-type="string">
            <text:p>LVL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KSIZ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KWDA</text:p>
          </table:table-cell>
          <table:table-cell table:number-columns-repeated="5"/>
        </table:table-row>
        <table:table-row table:style-name="ro1">
          <table:table-cell office:value-type="string">
            <text:p>YNAM</text:p>
          </table:table-cell>
          <table:table-cell table:number-columns-repeated="5"/>
        </table:table-row>
        <table:table-row table:style-name="ro1">
          <table:table-cell office:value-type="string">
            <text:p>ZNAM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EFID</text:p>
          </table:table-cell>
          <table:table-cell table:number-columns-repeated="5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ENIT</text:p>
          </table:table-cell>
          <table:table-cell table:number-columns-repeated="5"/>
        </table:table-row>
        <table:table-row table:style-name="ro1">
          <table:table-cell office:value-type="string">
            <text:p>EFI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KSIZ</text:p>
          </table:table-cell>
          <table:table-cell table:number-columns-repeated="5"/>
        </table:table-row>
        <table:table-row table:style-name="ro1">
          <table:table-cell office:value-type="string">
            <text:p>KWDA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YNAM</text:p>
          </table:table-cell>
          <table:table-cell table:number-columns-repeated="5"/>
        </table:table-row>
        <table:table-row table:style-name="ro1">
          <table:table-cell office:value-type="string">
            <text:p>ZNAM</text:p>
          </table:table-cell>
          <table:table-cell table:number-columns-repeated="5"/>
        </table:table-row>
        <table:table-row table:style-name="ro1">
          <table:table-cell office:value-type="string">
            <text:p>MOD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office:value-type="string">
            <text:p>CNTO</text:p>
          </table:table-cell>
          <table:table-cell table:number-columns-repeated="5"/>
        </table:table-row>
        <table:table-row table:style-name="ro1">
          <table:table-cell office:value-type="string">
            <text:p>COCT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NAM</text:p>
          </table:table-cell>
          <table:table-cell table:number-columns-repeated="5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DEST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DSTD</text:p>
          </table:table-cell>
          <table:table-cell table:number-columns-repeated="5"/>
        </table:table-row>
        <table:table-row table:style-name="ro1">
          <table:table-cell office:value-type="string">
            <text:p>NAM2</text:p>
          </table:table-cell>
          <table:table-cell table:number-columns-repeated="5"/>
        </table:table-row>
        <table:table-row table:style-name="ro1">
          <table:table-cell office:value-type="string">
            <text:p>DST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3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TRDT</text:p>
          </table:table-cell>
          <table:table-cell table:number-columns-repeated="5"/>
        </table:table-row>
        <table:table-row table:style-name="ro1">
          <table:table-cell office:value-type="string">
            <text:p>CIS2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NAM2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ONAM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SCHR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NEXT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TCLT</text:p>
          </table:table-cell>
          <table:table-cell table:number-columns-repeated="5"/>
        </table:table-row>
        <table:table-row table:style-name="ro1">
          <table:table-cell office:value-type="string">
            <text:p>TWAT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L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KSIZ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SOUL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KWDA</text:p>
          </table:table-cell>
          <table:table-cell table:number-columns-repeated="5"/>
        </table:table-row>
        <table:table-row table:style-name="ro1">
          <table:table-cell office:value-type="string">
            <text:p>SLCP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FST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NAM4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XLCN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NAM2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NAM3</text:p>
          </table:table-cell>
          <table:table-cell table:number-columns-repeated="5"/>
        </table:table-row>
        <table:table-row table:style-name="ro1">
          <table:table-cell office:value-type="string">
            <text:p>WCTR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office:value-type="string">
            <text:p>ONAM</text:p>
          </table:table-cell>
          <table:table-cell table:number-columns-repeated="5"/>
        </table:table-row>
        <table:table-row table:style-name="ro1">
          <table:table-cell office:value-type="string">
            <text:p>WNAM</text:p>
          </table:table-cell>
          <table:table-cell table:number-columns-repeated="5"/>
        </table:table-row>
        <table:table-row table:style-name="ro1">
          <table:table-cell office:value-type="string">
            <text:p>NAMA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NAM9</text:p>
          </table:table-cell>
          <table:table-cell table:number-columns-repeated="5"/>
        </table:table-row>
        <table:table-row table:style-name="ro1">
          <table:table-cell office:value-type="string">
            <text:p>ZNAM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UNAM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MHDT</text:p>
          </table:table-cell>
          <table:table-cell table:number-columns-repeated="5"/>
        </table:table-row>
        <table:table-row table:style-name="ro1">
          <table:table-cell office:value-type="string">
            <text:p>XXXX</text:p>
          </table:table-cell>
          <table:table-cell table:number-columns-repeated="5"/>
        </table:table-row>
        <table:table-row table:style-name="ro1">
          <table:table-cell office:value-type="string">
            <text:p>LTMP</text:p>
          </table:table-cell>
          <table:table-cell table:number-columns-repeated="5"/>
        </table:table-row>
        <table:table-row table:style-name="ro1">
          <table:table-cell office:value-type="string">
            <text:p>XEZ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LVLD</text:p>
          </table:table-cell>
          <table:table-cell table:number-columns-repeated="5"/>
        </table:table-row>
        <table:table-row table:style-name="ro1">
          <table:table-cell office:value-type="string">
            <text:p>LVLF</text:p>
          </table:table-cell>
          <table:table-cell table:number-columns-repeated="5"/>
        </table:table-row>
        <table:table-row table:style-name="ro1">
          <table:table-cell office:value-type="string">
            <text:p>LLCT</text:p>
          </table:table-cell>
          <table:table-cell table:number-columns-repeated="5"/>
        </table:table-row>
        <table:table-row table:style-name="ro1">
          <table:table-cell office:value-type="string">
            <text:p>LVLO</text:p>
          </table:table-cell>
          <table:table-cell table:number-columns-repeated="5"/>
        </table:table-row>
        <table:table-row table:style-name="ro1">
          <table:table-cell office:value-type="string">
            <text:p>LVL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&lt;0TX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00TX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10TX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20TX</text:p>
          </table:table-cell>
          <table:table-cell table:number-columns-repeated="5"/>
        </table:table-row>
        <table:table-row table:style-name="ro1">
          <table:table-cell office:value-type="string">
            <text:p>IMSP</text:p>
          </table:table-cell>
          <table:table-cell table:number-columns-repeated="5"/>
        </table:table-row>
        <table:table-row table:style-name="ro1">
          <table:table-cell office:value-type="string">
            <text:p>30TX</text:p>
          </table:table-cell>
          <table:table-cell table:number-columns-repeated="5"/>
        </table:table-row>
        <table:table-row table:style-name="ro1">
          <table:table-cell table:formula="of:=0tx" office:value-type="float" office:value="0">
            <text:p>#NAME?</text:p>
          </table:table-cell>
          <table:table-cell table:number-columns-repeated="5"/>
        </table:table-row>
        <table:table-row table:style-name="ro1">
          <table:table-cell office:value-type="string">
            <text:p>&gt;0TX</text:p>
          </table:table-cell>
          <table:table-cell table:number-columns-repeated="5"/>
        </table:table-row>
        <table:table-row table:style-name="ro1">
          <table:table-cell office:value-type="string">
            <text:p>?0TX</text:p>
          </table:table-cell>
          <table:table-cell table:number-columns-repeated="5"/>
        </table:table-row>
        <table:table-row table:style-name="ro1">
          <table:table-cell office:value-type="string">
            <text:p>C0TX</text:p>
          </table:table-cell>
          <table:table-cell table:number-columns-repeated="5"/>
        </table:table-row>
        <table:table-row table:style-name="ro1">
          <table:table-cell office:value-type="string">
            <text:p>D0TX</text:p>
          </table:table-cell>
          <table:table-cell table:number-columns-repeated="5"/>
        </table:table-row>
        <table:table-row table:style-name="ro1">
          <table:table-cell office:value-type="string">
            <text:p>L0TX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LNAM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NNAM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JNAM</text:p>
          </table:table-cell>
          <table:table-cell table:number-columns-repeated="5"/>
        </table:table-row>
        <table:table-row table:style-name="ro1">
          <table:table-cell office:value-type="string">
            <text:p>ONAM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office:value-type="string">
            <text:p>G0TX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50TX</text:p>
          </table:table-cell>
          <table:table-cell table:number-columns-repeated="5"/>
        </table:table-row>
        <table:table-row table:style-name="ro1">
          <table:table-cell office:value-type="string">
            <text:p>DALC</text:p>
          </table:table-cell>
          <table:table-cell table:number-columns-repeated="5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80TX</text:p>
          </table:table-cell>
          <table:table-cell table:number-columns-repeated="5"/>
        </table:table-row>
        <table:table-row table:style-name="ro1">
          <table:table-cell office:value-type="string">
            <text:p>90TX</text:p>
          </table:table-cell>
          <table:table-cell table:number-columns-repeated="5"/>
        </table:table-row>
        <table:table-row table:style-name="ro1">
          <table:table-cell office:value-type="string">
            <text:p>:0TX</text:p>
          </table:table-cell>
          <table:table-cell table:number-columns-repeated="5"/>
        </table:table-row>
        <table:table-row table:style-name="ro1">
          <table:table-cell office:value-type="string">
            <text:p>0TX</text:p>
          </table:table-cell>
          <table:table-cell table:number-columns-repeated="5"/>
        </table:table-row>
        <table:table-row table:style-name="ro1">
          <table:table-cell office:value-type="string">
            <text:p>A0TX</text:p>
          </table:table-cell>
          <table:table-cell table:number-columns-repeated="5"/>
        </table:table-row>
        <table:table-row table:style-name="ro1">
          <table:table-cell office:value-type="string">
            <text:p>H0TX</text:p>
          </table:table-cell>
          <table:table-cell table:number-columns-repeated="5"/>
        </table:table-row>
        <table:table-row table:style-name="ro1">
          <table:table-cell office:value-type="string">
            <text:p>K0TX</text:p>
          </table:table-cell>
          <table:table-cell table:number-columns-repeated="5"/>
        </table:table-row>
        <table:table-row table:style-name="ro1">
          <table:table-cell office:value-type="string">
            <text:p>@0TX</text:p>
          </table:table-cell>
          <table:table-cell table:number-columns-repeated="5"/>
        </table:table-row>
        <table:table-row table:style-name="ro1">
          <table:table-cell office:value-type="string">
            <text:p>E0TX</text:p>
          </table:table-cell>
          <table:table-cell table:number-columns-repeated="5"/>
        </table:table-row>
        <table:table-row table:style-name="ro1">
          <table:table-cell office:value-type="string">
            <text:p>F0TX</text:p>
          </table:table-cell>
          <table:table-cell table:number-columns-repeated="5"/>
        </table:table-row>
        <table:table-row table:style-name="ro1">
          <table:table-cell office:value-type="string">
            <text:p>40TX</text:p>
          </table:table-cell>
          <table:table-cell table:number-columns-repeated="5"/>
        </table:table-row>
        <table:table-row table:style-name="ro1">
          <table:table-cell office:value-type="string">
            <text:p>60TX</text:p>
          </table:table-cell>
          <table:table-cell table:number-columns-repeated="5"/>
        </table:table-row>
        <table:table-row table:style-name="ro1">
          <table:table-cell office:value-type="string">
            <text:p>NAM2</text:p>
          </table:table-cell>
          <table:table-cell table:number-columns-repeated="5"/>
        </table:table-row>
        <table:table-row table:style-name="ro1">
          <table:table-cell office:value-type="string">
            <text:p>70TX</text:p>
          </table:table-cell>
          <table:table-cell table:number-columns-repeated="5"/>
        </table:table-row>
        <table:table-row table:style-name="ro1">
          <table:table-cell office:value-type="string">
            <text:p>B0TX</text:p>
          </table:table-cell>
          <table:table-cell table:number-columns-repeated="5"/>
        </table:table-row>
        <table:table-row table:style-name="ro1">
          <table:table-cell office:value-type="string">
            <text:p>I0TX</text:p>
          </table:table-cell>
          <table:table-cell table:number-columns-repeated="5"/>
        </table:table-row>
        <table:table-row table:style-name="ro1">
          <table:table-cell office:value-type="string">
            <text:p>J0TX</text:p>
          </table:table-cell>
          <table:table-cell table:number-columns-repeated="5"/>
        </table:table-row>
        <table:table-row table:style-name="ro1">
          <table:table-cell office:value-type="string">
            <text:p>NAM3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CON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RCLR</text:p>
          </table:table-cell>
          <table:table-cell table:number-columns-repeated="5"/>
        </table:table-row>
        <table:table-row table:style-name="ro1">
          <table:table-cell office:value-type="string">
            <text:p>RDWT</text:p>
          </table:table-cell>
          <table:table-cell table:number-columns-repeated="5"/>
        </table:table-row>
        <table:table-row table:style-name="ro1">
          <table:table-cell office:value-type="string">
            <text:p>WNAM</text:p>
          </table:table-cell>
          <table:table-cell table:number-columns-repeated="5"/>
        </table:table-row>
        <table:table-row table:style-name="ro1">
          <table:table-cell office:value-type="string">
            <text:p>RPLI</text:p>
          </table:table-cell>
          <table:table-cell table:number-columns-repeated="5"/>
        </table:table-row>
        <table:table-row table:style-name="ro1">
          <table:table-cell office:value-type="string">
            <text:p>RDAT</text:p>
          </table:table-cell>
          <table:table-cell table:number-columns-repeated="5"/>
        </table:table-row>
        <table:table-row table:style-name="ro1">
          <table:table-cell office:value-type="string">
            <text:p>RPLD</text:p>
          </table:table-cell>
          <table:table-cell table:number-columns-repeated="5"/>
        </table:table-row>
        <table:table-row table:style-name="ro1">
          <table:table-cell office:value-type="string">
            <text:p>RDSA</text:p>
          </table:table-cell>
          <table:table-cell table:number-columns-repeated="5"/>
        </table:table-row>
        <table:table-row table:style-name="ro1">
          <table:table-cell office:value-type="string">
            <text:p>RDMO</text:p>
          </table:table-cell>
          <table:table-cell table:number-columns-repeated="5"/>
        </table:table-row>
        <table:table-row table:style-name="ro1">
          <table:table-cell office:value-type="string">
            <text:p>RDOT</text:p>
          </table:table-cell>
          <table:table-cell table:number-columns-repeated="5"/>
        </table:table-row>
        <table:table-row table:style-name="ro1">
          <table:table-cell office:value-type="string">
            <text:p>RDM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XSCL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XESP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VER</text:p>
          </table:table-cell>
          <table:table-cell table:number-columns-repeated="5"/>
        </table:table-row>
        <table:table-row table:style-name="ro1">
          <table:table-cell office:value-type="string">
            <text:p>NVMI</text:p>
          </table:table-cell>
          <table:table-cell table:number-columns-repeated="5"/>
        </table:table-row>
        <table:table-row table:style-name="ro1">
          <table:table-cell office:value-type="string">
            <text:p>NVP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ALNT</text:p>
          </table:table-cell>
          <table:table-cell table:number-columns-repeated="5"/>
        </table:table-row>
        <table:table-row table:style-name="ro1">
          <table:table-cell office:value-type="string">
            <text:p>INDX</text:p>
          </table:table-cell>
          <table:table-cell table:number-columns-repeated="5"/>
        </table:table-row>
        <table:table-row table:style-name="ro1">
          <table:table-cell office:value-type="string">
            <text:p>NEXT</text:p>
          </table:table-cell>
          <table:table-cell table:number-columns-repeated="5"/>
        </table:table-row>
        <table:table-row table:style-name="ro1">
          <table:table-cell office:value-type="string">
            <text:p>FLTR</text:p>
          </table:table-cell>
          <table:table-cell table:number-columns-repeated="5"/>
        </table:table-row>
        <table:table-row table:style-name="ro1">
          <table:table-cell office:value-type="string">
            <text:p>SPOR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KNAM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ALFL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office:value-type="string">
            <text:p>QSDT</text:p>
          </table:table-cell>
          <table:table-cell table:number-columns-repeated="5"/>
        </table:table-row>
        <table:table-row table:style-name="ro1">
          <table:table-cell office:value-type="string">
            <text:p>ALST</text:p>
          </table:table-cell>
          <table:table-cell table:number-columns-repeated="5"/>
        </table:table-row>
        <table:table-row table:style-name="ro1">
          <table:table-cell office:value-type="string">
            <text:p>COCT</text:p>
          </table:table-cell>
          <table:table-cell table:number-columns-repeated="5"/>
        </table:table-row>
        <table:table-row table:style-name="ro1">
          <table:table-cell office:value-type="string">
            <text:p>QOBJ</text:p>
          </table:table-cell>
          <table:table-cell table:number-columns-repeated="5"/>
        </table:table-row>
        <table:table-row table:style-name="ro1">
          <table:table-cell office:value-type="string">
            <text:p>ALPC</text:p>
          </table:table-cell>
          <table:table-cell table:number-columns-repeated="5"/>
        </table:table-row>
        <table:table-row table:style-name="ro1">
          <table:table-cell office:value-type="string">
            <text:p>ALID</text:p>
          </table:table-cell>
          <table:table-cell table:number-columns-repeated="5"/>
        </table:table-row>
        <table:table-row table:style-name="ro1">
          <table:table-cell office:value-type="string">
            <text:p>ALFE</text:p>
          </table:table-cell>
          <table:table-cell table:number-columns-repeated="5"/>
        </table:table-row>
        <table:table-row table:style-name="ro1">
          <table:table-cell office:value-type="string">
            <text:p>ALED</text:p>
          </table:table-cell>
          <table:table-cell table:number-columns-repeated="5"/>
        </table:table-row>
        <table:table-row table:style-name="ro1">
          <table:table-cell office:value-type="string">
            <text:p>ALFD</text:p>
          </table:table-cell>
          <table:table-cell table:number-columns-repeated="5"/>
        </table:table-row>
        <table:table-row table:style-name="ro1">
          <table:table-cell office:value-type="string">
            <text:p>VTCK</text:p>
          </table:table-cell>
          <table:table-cell table:number-columns-repeated="5"/>
        </table:table-row>
        <table:table-row table:style-name="ro1">
          <table:table-cell office:value-type="string">
            <text:p>ALCA</text:p>
          </table:table-cell>
          <table:table-cell table:number-columns-repeated="5"/>
        </table:table-row>
        <table:table-row table:style-name="ro1">
          <table:table-cell office:value-type="string">
            <text:p>ALLS</text:p>
          </table:table-cell>
          <table:table-cell table:number-columns-repeated="5"/>
        </table:table-row>
        <table:table-row table:style-name="ro1">
          <table:table-cell office:value-type="string">
            <text:p>ALUA</text:p>
          </table:table-cell>
          <table:table-cell table:number-columns-repeated="5"/>
        </table:table-row>
        <table:table-row table:style-name="ro1">
          <table:table-cell office:value-type="string">
            <text:p>ALSP</text:p>
          </table:table-cell>
          <table:table-cell table:number-columns-repeated="5"/>
        </table:table-row>
        <table:table-row table:style-name="ro1">
          <table:table-cell office:value-type="string">
            <text:p>ALFR</text:p>
          </table:table-cell>
          <table:table-cell table:number-columns-repeated="5"/>
        </table:table-row>
        <table:table-row table:style-name="ro1">
          <table:table-cell office:value-type="string">
            <text:p>ALCO</text:p>
          </table:table-cell>
          <table:table-cell table:number-columns-repeated="5"/>
        </table:table-row>
        <table:table-row table:style-name="ro1">
          <table:table-cell office:value-type="string">
            <text:p>CIS2</text:p>
          </table:table-cell>
          <table:table-cell table:number-columns-repeated="5"/>
        </table:table-row>
        <table:table-row table:style-name="ro1">
          <table:table-cell office:value-type="string">
            <text:p>ALCL</text:p>
          </table:table-cell>
          <table:table-cell table:number-columns-repeated="5"/>
        </table:table-row>
        <table:table-row table:style-name="ro1">
          <table:table-cell office:value-type="string">
            <text:p>NNAM</text:p>
          </table:table-cell>
          <table:table-cell table:number-columns-repeated="5"/>
        </table:table-row>
        <table:table-row table:style-name="ro1">
          <table:table-cell office:value-type="string">
            <text:p>SCHR</text:p>
          </table:table-cell>
          <table:table-cell table:number-columns-repeated="5"/>
        </table:table-row>
        <table:table-row table:style-name="ro1">
          <table:table-cell office:value-type="string">
            <text:p>QSTA</text:p>
          </table:table-cell>
          <table:table-cell table:number-columns-repeated="5"/>
        </table:table-row>
        <table:table-row table:style-name="ro1">
          <table:table-cell office:value-type="string">
            <text:p>ALEA</text:p>
          </table:table-cell>
          <table:table-cell table:number-columns-repeated="5"/>
        </table:table-row>
        <table:table-row table:style-name="ro1">
          <table:table-cell office:value-type="string">
            <text:p>ALFA</text:p>
          </table:table-cell>
          <table:table-cell table:number-columns-repeated="5"/>
        </table:table-row>
        <table:table-row table:style-name="ro1">
          <table:table-cell office:value-type="string">
            <text:p>KWDA</text:p>
          </table:table-cell>
          <table:table-cell table:number-columns-repeated="5"/>
        </table:table-row>
        <table:table-row table:style-name="ro1">
          <table:table-cell office:value-type="string">
            <text:p>ALRT</text:p>
          </table:table-cell>
          <table:table-cell table:number-columns-repeated="5"/>
        </table:table-row>
        <table:table-row table:style-name="ro1">
          <table:table-cell office:value-type="string">
            <text:p>KSIZ</text:p>
          </table:table-cell>
          <table:table-cell table:number-columns-repeated="5"/>
        </table:table-row>
        <table:table-row table:style-name="ro1">
          <table:table-cell office:value-type="string">
            <text:p>ALFI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office:value-type="string">
            <text:p>ALFC</text:p>
          </table:table-cell>
          <table:table-cell table:number-columns-repeated="5"/>
        </table:table-row>
        <table:table-row table:style-name="ro1">
          <table:table-cell office:value-type="string">
            <text:p>CNTO</text:p>
          </table:table-cell>
          <table:table-cell table:number-columns-repeated="5"/>
        </table:table-row>
        <table:table-row table:style-name="ro1">
          <table:table-cell office:value-type="string">
            <text:p>ALNA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QTGL</text:p>
          </table:table-cell>
          <table:table-cell table:number-columns-repeated="5"/>
        </table:table-row>
        <table:table-row table:style-name="ro1">
          <table:table-cell office:value-type="string">
            <text:p>ECOR</text:p>
          </table:table-cell>
          <table:table-cell table:number-columns-repeated="5"/>
        </table:table-row>
        <table:table-row table:style-name="ro1">
          <table:table-cell office:value-type="string">
            <text:p>ALEQ</text:p>
          </table:table-cell>
          <table:table-cell table:number-columns-repeated="5"/>
        </table:table-row>
        <table:table-row table:style-name="ro1">
          <table:table-cell office:value-type="string">
            <text:p>ALDN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SCTX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DESC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office:value-type="string">
            <text:p>GNAM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INTV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XCMO</text:p>
          </table:table-cell>
          <table:table-cell table:number-columns-repeated="5"/>
        </table:table-row>
        <table:table-row table:style-name="ro1">
          <table:table-cell office:value-type="string">
            <text:p>XWCN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XCIM</text:p>
          </table:table-cell>
          <table:table-cell table:number-columns-repeated="5"/>
        </table:table-row>
        <table:table-row table:style-name="ro1">
          <table:table-cell office:value-type="string">
            <text:p>XLCN</text:p>
          </table:table-cell>
          <table:table-cell table:number-columns-repeated="5"/>
        </table:table-row>
        <table:table-row table:style-name="ro1">
          <table:table-cell office:value-type="string">
            <text:p>TVDT</text:p>
          </table:table-cell>
          <table:table-cell table:number-columns-repeated="5"/>
        </table:table-row>
        <table:table-row table:style-name="ro1">
          <table:table-cell office:value-type="string">
            <text:p>LTMP</text:p>
          </table:table-cell>
          <table:table-cell table:number-columns-repeated="5"/>
        </table:table-row>
        <table:table-row table:style-name="ro1">
          <table:table-cell office:value-type="string">
            <text:p>XCLW</text:p>
          </table:table-cell>
          <table:table-cell table:number-columns-repeated="5"/>
        </table:table-row>
        <table:table-row table:style-name="ro1">
          <table:table-cell office:value-type="string">
            <text:p>XCLR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XWEM</text:p>
          </table:table-cell>
          <table:table-cell table:number-columns-repeated="5"/>
        </table:table-row>
        <table:table-row table:style-name="ro1">
          <table:table-cell office:value-type="string">
            <text:p>XILL</text:p>
          </table:table-cell>
          <table:table-cell table:number-columns-repeated="5"/>
        </table:table-row>
        <table:table-row table:style-name="ro1">
          <table:table-cell office:value-type="string">
            <text:p>XCLL</text:p>
          </table:table-cell>
          <table:table-cell table:number-columns-repeated="5"/>
        </table:table-row>
        <table:table-row table:style-name="ro1">
          <table:table-cell office:value-type="string">
            <text:p>XEZN</text:p>
          </table:table-cell>
          <table:table-cell table:number-columns-repeated="5"/>
        </table:table-row>
        <table:table-row table:style-name="ro1">
          <table:table-cell office:value-type="string">
            <text:p>XCAS</text:p>
          </table:table-cell>
          <table:table-cell table:number-columns-repeated="5"/>
        </table:table-row>
        <table:table-row table:style-name="ro1">
          <table:table-cell office:value-type="string">
            <text:p>XCCM</text:p>
          </table:table-cell>
          <table:table-cell table:number-columns-repeated="5"/>
        </table:table-row>
        <table:table-row table:style-name="ro1">
          <table:table-cell office:value-type="string">
            <text:p>XOWN</text:p>
          </table:table-cell>
          <table:table-cell table:number-columns-repeated="5"/>
        </table:table-row>
        <table:table-row table:style-name="ro1">
          <table:table-cell office:value-type="string">
            <text:p>XCWT</text:p>
          </table:table-cell>
          <table:table-cell table:number-columns-repeated="5"/>
        </table:table-row>
        <table:table-row table:style-name="ro1">
          <table:table-cell office:value-type="string">
            <text:p>MHDT</text:p>
          </table:table-cell>
          <table:table-cell table:number-columns-repeated="5"/>
        </table:table-row>
        <table:table-row table:style-name="ro1">
          <table:table-cell office:value-type="string">
            <text:p>LNAM</text:p>
          </table:table-cell>
          <table:table-cell table:number-columns-repeated="5"/>
        </table:table-row>
        <table:table-row table:style-name="ro1">
          <table:table-cell office:value-type="string">
            <text:p>XNAM</text:p>
          </table:table-cell>
          <table:table-cell table:number-columns-repeated="5"/>
        </table:table-row>
        <table:table-row table:style-name="ro1">
          <table:table-cell office:value-type="string">
            <text:p>XCLC</text:p>
          </table:table-cell>
          <table:table-cell table:number-columns-repeated="5"/>
        </table:table-row>
        <table:table-row table:style-name="ro1">
          <table:table-cell office:value-type="string">
            <text:p>XWCU</text:p>
          </table:table-cell>
          <table:table-cell table:number-columns-repeated="5"/>
        </table:table-row>
        <table:table-row table:style-name="ro1">
          <table:table-cell office:value-type="string">
            <text:p>XWC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XSCL</text:p>
          </table:table-cell>
          <table:table-cell table:number-columns-repeated="5"/>
        </table:table-row>
        <table:table-row table:style-name="ro1">
          <table:table-cell office:value-type="string">
            <text:p>XCZA</text:p>
          </table:table-cell>
          <table:table-cell table:number-columns-repeated="5"/>
        </table:table-row>
        <table:table-row table:style-name="ro1">
          <table:table-cell office:value-type="string">
            <text:p>XRGD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XTEL</text:p>
          </table:table-cell>
          <table:table-cell table:number-columns-repeated="5"/>
        </table:table-row>
        <table:table-row table:style-name="ro1">
          <table:table-cell office:value-type="string">
            <text:p>XRMR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XLRM</text:p>
          </table:table-cell>
          <table:table-cell table:number-columns-repeated="5"/>
        </table:table-row>
        <table:table-row table:style-name="ro1">
          <table:table-cell office:value-type="string">
            <text:p>XPRM</text:p>
          </table:table-cell>
          <table:table-cell table:number-columns-repeated="5"/>
        </table:table-row>
        <table:table-row table:style-name="ro1">
          <table:table-cell office:value-type="string">
            <text:p>XNDP</text:p>
          </table:table-cell>
          <table:table-cell table:number-columns-repeated="5"/>
        </table:table-row>
        <table:table-row table:style-name="ro1">
          <table:table-cell office:value-type="string">
            <text:p>XCVL</text:p>
          </table:table-cell>
          <table:table-cell table:number-columns-repeated="5"/>
        </table:table-row>
        <table:table-row table:style-name="ro1">
          <table:table-cell office:value-type="string">
            <text:p>XMBO</text:p>
          </table:table-cell>
          <table:table-cell table:number-columns-repeated="5"/>
        </table:table-row>
        <table:table-row table:style-name="ro1">
          <table:table-cell office:value-type="string">
            <text:p>XHTW</text:p>
          </table:table-cell>
          <table:table-cell table:number-columns-repeated="5"/>
        </table:table-row>
        <table:table-row table:style-name="ro1">
          <table:table-cell office:value-type="string">
            <text:p>XLTW</text:p>
          </table:table-cell>
          <table:table-cell table:number-columns-repeated="5"/>
        </table:table-row>
        <table:table-row table:style-name="ro1">
          <table:table-cell office:value-type="string">
            <text:p>XPRD</text:p>
          </table:table-cell>
          <table:table-cell table:number-columns-repeated="5"/>
        </table:table-row>
        <table:table-row table:style-name="ro1">
          <table:table-cell office:value-type="string">
            <text:p>XLRT</text:p>
          </table:table-cell>
          <table:table-cell table:number-columns-repeated="5"/>
        </table:table-row>
        <table:table-row table:style-name="ro1">
          <table:table-cell office:value-type="string">
            <text:p>XLIB</text:p>
          </table:table-cell>
          <table:table-cell table:number-columns-repeated="5"/>
        </table:table-row>
        <table:table-row table:style-name="ro1">
          <table:table-cell office:value-type="string">
            <text:p>XPPA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office:value-type="string">
            <text:p>XAPR</text:p>
          </table:table-cell>
          <table:table-cell table:number-columns-repeated="5"/>
        </table:table-row>
        <table:table-row table:style-name="ro1">
          <table:table-cell office:value-type="string">
            <text:p>XACT</text:p>
          </table:table-cell>
          <table:table-cell table:number-columns-repeated="5"/>
        </table:table-row>
        <table:table-row table:style-name="ro1">
          <table:table-cell office:value-type="string">
            <text:p>PDTO</text:p>
          </table:table-cell>
          <table:table-cell table:number-columns-repeated="5"/>
        </table:table-row>
        <table:table-row table:style-name="ro1">
          <table:table-cell office:value-type="string">
            <text:p>XSPC</text:p>
          </table:table-cell>
          <table:table-cell table:number-columns-repeated="5"/>
        </table:table-row>
        <table:table-row table:style-name="ro1">
          <table:table-cell office:value-type="string">
            <text:p>XLOC</text:p>
          </table:table-cell>
          <table:table-cell table:number-columns-repeated="5"/>
        </table:table-row>
        <table:table-row table:style-name="ro1">
          <table:table-cell office:value-type="string">
            <text:p>XEMI</text:p>
          </table:table-cell>
          <table:table-cell table:number-columns-repeated="5"/>
        </table:table-row>
        <table:table-row table:style-name="ro1">
          <table:table-cell office:value-type="string">
            <text:p>XESP</text:p>
          </table:table-cell>
          <table:table-cell table:number-columns-repeated="5"/>
        </table:table-row>
        <table:table-row table:style-name="ro1">
          <table:table-cell office:value-type="string">
            <text:p>XFVC</text:p>
          </table:table-cell>
          <table:table-cell table:number-columns-repeated="5"/>
        </table:table-row>
        <table:table-row table:style-name="ro1">
          <table:table-cell office:value-type="string">
            <text:p>XAPD</text:p>
          </table:table-cell>
          <table:table-cell table:number-columns-repeated="5"/>
        </table:table-row>
        <table:table-row table:style-name="ro1">
          <table:table-cell office:value-type="string">
            <text:p>XPOD</text:p>
          </table:table-cell>
          <table:table-cell table:number-columns-repeated="5"/>
        </table:table-row>
        <table:table-row table:style-name="ro1">
          <table:table-cell office:value-type="string">
            <text:p>XLKR</text:p>
          </table:table-cell>
          <table:table-cell table:number-columns-repeated="5"/>
        </table:table-row>
        <table:table-row table:style-name="ro1">
          <table:table-cell office:value-type="string">
            <text:p>XRDS</text:p>
          </table:table-cell>
          <table:table-cell table:number-columns-repeated="5"/>
        </table:table-row>
        <table:table-row table:style-name="ro1">
          <table:table-cell office:value-type="string">
            <text:p>XLIG</text:p>
          </table:table-cell>
          <table:table-cell table:number-columns-repeated="5"/>
        </table:table-row>
        <table:table-row table:style-name="ro1">
          <table:table-cell office:value-type="string">
            <text:p>XALP</text:p>
          </table:table-cell>
          <table:table-cell table:number-columns-repeated="5"/>
        </table:table-row>
        <table:table-row table:style-name="ro1">
          <table:table-cell office:value-type="string">
            <text:p>XOWN</text:p>
          </table:table-cell>
          <table:table-cell table:number-columns-repeated="5"/>
        </table:table-row>
        <table:table-row table:style-name="ro1">
          <table:table-cell office:value-type="string">
            <text:p>XEZN</text:p>
          </table:table-cell>
          <table:table-cell table:number-columns-repeated="5"/>
        </table:table-row>
        <table:table-row table:style-name="ro1">
          <table:table-cell office:value-type="string">
            <text:p>XMBR</text:p>
          </table:table-cell>
          <table:table-cell table:number-columns-repeated="5"/>
        </table:table-row>
        <table:table-row table:style-name="ro1">
          <table:table-cell office:value-type="string">
            <text:p>XTRI</text:p>
          </table:table-cell>
          <table:table-cell table:number-columns-repeated="5"/>
        </table:table-row>
        <table:table-row table:style-name="ro1">
          <table:table-cell office:value-type="string">
            <text:p>ONAM</text:p>
          </table:table-cell>
          <table:table-cell table:number-columns-repeated="5"/>
        </table:table-row>
        <table:table-row table:style-name="ro1">
          <table:table-cell office:value-type="string">
            <text:p>XTNM</text:p>
          </table:table-cell>
          <table:table-cell table:number-columns-repeated="5"/>
        </table:table-row>
        <table:table-row table:style-name="ro1">
          <table:table-cell office:value-type="string">
            <text:p>XRNK</text:p>
          </table:table-cell>
          <table:table-cell table:number-columns-repeated="5"/>
        </table:table-row>
        <table:table-row table:style-name="ro1">
          <table:table-cell office:value-type="string">
            <text:p>XLCM</text:p>
          </table:table-cell>
          <table:table-cell table:number-columns-repeated="5"/>
        </table:table-row>
        <table:table-row table:style-name="ro1">
          <table:table-cell office:value-type="string">
            <text:p>XCZC</text:p>
          </table:table-cell>
          <table:table-cell table:number-columns-repeated="5"/>
        </table:table-row>
        <table:table-row table:style-name="ro1">
          <table:table-cell office:value-type="string">
            <text:p>SCTX</text:p>
          </table:table-cell>
          <table:table-cell table:number-columns-repeated="5"/>
        </table:table-row>
        <table:table-row table:style-name="ro1">
          <table:table-cell office:value-type="string">
            <text:p>LNAM</text:p>
          </table:table-cell>
          <table:table-cell table:number-columns-repeated="5"/>
        </table:table-row>
        <table:table-row table:style-name="ro1">
          <table:table-cell office:value-type="string">
            <text:p>XCNT</text:p>
          </table:table-cell>
          <table:table-cell table:number-columns-repeated="5"/>
        </table:table-row>
        <table:table-row table:style-name="ro1">
          <table:table-cell office:value-type="string">
            <text:p>XWCU</text:p>
          </table:table-cell>
          <table:table-cell table:number-columns-repeated="5"/>
        </table:table-row>
        <table:table-row table:style-name="ro1">
          <table:table-cell office:value-type="string">
            <text:p>XPWR</text:p>
          </table:table-cell>
          <table:table-cell table:number-columns-repeated="5"/>
        </table:table-row>
        <table:table-row table:style-name="ro1">
          <table:table-cell office:value-type="string">
            <text:p>XIS2</text:p>
          </table:table-cell>
          <table:table-cell table:number-columns-repeated="5"/>
        </table:table-row>
        <table:table-row table:style-name="ro1">
          <table:table-cell office:value-type="string">
            <text:p>XOCP</text:p>
          </table:table-cell>
          <table:table-cell table:number-columns-repeated="5"/>
        </table:table-row>
        <table:table-row table:style-name="ro1">
          <table:table-cell office:value-type="string">
            <text:p>XMBP</text:p>
          </table:table-cell>
          <table:table-cell table:number-columns-repeated="5"/>
        </table:table-row>
        <table:table-row table:style-name="ro1">
          <table:table-cell office:value-type="string">
            <text:p>XRGB</text:p>
          </table:table-cell>
          <table:table-cell table:number-columns-repeated="5"/>
        </table:table-row>
        <table:table-row table:style-name="ro1">
          <table:table-cell office:value-type="string">
            <text:p>XLCN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XWCN</text:p>
          </table:table-cell>
          <table:table-cell table:number-columns-repeated="5"/>
        </table:table-row>
        <table:table-row table:style-name="ro1">
          <table:table-cell office:value-type="string">
            <text:p>SCHR</text:p>
          </table:table-cell>
          <table:table-cell table:number-columns-repeated="5"/>
        </table:table-row>
        <table:table-row table:style-name="ro1">
          <table:table-cell office:value-type="string">
            <text:p>XMRK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XRGD</text:p>
          </table:table-cell>
          <table:table-cell table:number-columns-repeated="5"/>
        </table:table-row>
        <table:table-row table:style-name="ro1">
          <table:table-cell office:value-type="string">
            <text:p>XLKR</text:p>
          </table:table-cell>
          <table:table-cell table:number-columns-repeated="5"/>
        </table:table-row>
        <table:table-row table:style-name="ro1">
          <table:table-cell office:value-type="string">
            <text:p>XLCM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XLCN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XPPA</text:p>
          </table:table-cell>
          <table:table-cell table:number-columns-repeated="5"/>
        </table:table-row>
        <table:table-row table:style-name="ro1">
          <table:table-cell office:value-type="string">
            <text:p>XLRT</text:p>
          </table:table-cell>
          <table:table-cell table:number-columns-repeated="5"/>
        </table:table-row>
        <table:table-row table:style-name="ro1">
          <table:table-cell office:value-type="string">
            <text:p>XESP</text:p>
          </table:table-cell>
          <table:table-cell table:number-columns-repeated="5"/>
        </table:table-row>
        <table:table-row table:style-name="ro1">
          <table:table-cell office:value-type="string">
            <text:p>XAPD</text:p>
          </table:table-cell>
          <table:table-cell table:number-columns-repeated="5"/>
        </table:table-row>
        <table:table-row table:style-name="ro1">
          <table:table-cell office:value-type="string">
            <text:p>PDTO</text:p>
          </table:table-cell>
          <table:table-cell table:number-columns-repeated="5"/>
        </table:table-row>
        <table:table-row table:style-name="ro1">
          <table:table-cell office:value-type="string">
            <text:p>XAPR</text:p>
          </table:table-cell>
          <table:table-cell table:number-columns-repeated="5"/>
        </table:table-row>
        <table:table-row table:style-name="ro1">
          <table:table-cell office:value-type="string">
            <text:p>XRGB</text:p>
          </table:table-cell>
          <table:table-cell table:number-columns-repeated="5"/>
        </table:table-row>
        <table:table-row table:style-name="ro1">
          <table:table-cell office:value-type="string">
            <text:p>XSCL</text:p>
          </table:table-cell>
          <table:table-cell table:number-columns-repeated="5"/>
        </table:table-row>
        <table:table-row table:style-name="ro1">
          <table:table-cell office:value-type="string">
            <text:p>XOWN</text:p>
          </table:table-cell>
          <table:table-cell table:number-columns-repeated="5"/>
        </table:table-row>
        <table:table-row table:style-name="ro1">
          <table:table-cell office:value-type="string">
            <text:p>XEZN</text:p>
          </table:table-cell>
          <table:table-cell table:number-columns-repeated="5"/>
        </table:table-row>
        <table:table-row table:style-name="ro1">
          <table:table-cell office:value-type="string">
            <text:p>XPRD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office:value-type="string">
            <text:p>XHOR</text:p>
          </table:table-cell>
          <table:table-cell table:number-columns-repeated="5"/>
        </table:table-row>
        <table:table-row table:style-name="ro1">
          <table:table-cell office:value-type="string">
            <text:p>XIS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POBA</text:p>
          </table:table-cell>
          <table:table-cell table:number-columns-repeated="5"/>
        </table:table-row>
        <table:table-row table:style-name="ro1">
          <table:table-cell office:value-type="string">
            <text:p>PKDT</text:p>
          </table:table-cell>
          <table:table-cell table:number-columns-repeated="5"/>
        </table:table-row>
        <table:table-row table:style-name="ro1">
          <table:table-cell office:value-type="string">
            <text:p>PSDT</text:p>
          </table:table-cell>
          <table:table-cell table:number-columns-repeated="5"/>
        </table:table-row>
        <table:table-row table:style-name="ro1">
          <table:table-cell office:value-type="string">
            <text:p>PLDT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PKCU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UNAM</text:p>
          </table:table-cell>
          <table:table-cell table:number-columns-repeated="5"/>
        </table:table-row>
        <table:table-row table:style-name="ro1">
          <table:table-cell office:value-type="string">
            <text:p>XNAM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office:value-type="string">
            <text:p>PDTO</text:p>
          </table:table-cell>
          <table:table-cell table:number-columns-repeated="5"/>
        </table:table-row>
        <table:table-row table:style-name="ro1">
          <table:table-cell office:value-type="string">
            <text:p>POEA</text:p>
          </table:table-cell>
          <table:table-cell table:number-columns-repeated="5"/>
        </table:table-row>
        <table:table-row table:style-name="ro1">
          <table:table-cell office:value-type="string">
            <text:p>PTDA</text:p>
          </table:table-cell>
          <table:table-cell table:number-columns-repeated="5"/>
        </table:table-row>
        <table:table-row table:style-name="ro1">
          <table:table-cell office:value-type="string">
            <text:p>POCA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CIS2</text:p>
          </table:table-cell>
          <table:table-cell table:number-columns-repeated="5"/>
        </table:table-row>
        <table:table-row table:style-name="ro1">
          <table:table-cell office:value-type="string">
            <text:p>PFO2</text:p>
          </table:table-cell>
          <table:table-cell table:number-columns-repeated="5"/>
        </table:table-row>
        <table:table-row table:style-name="ro1">
          <table:table-cell office:value-type="string">
            <text:p>CITC</text:p>
          </table:table-cell>
          <table:table-cell table:number-columns-repeated="5"/>
        </table:table-row>
        <table:table-row table:style-name="ro1">
          <table:table-cell office:value-type="string">
            <text:p>PRCB</text:p>
          </table:table-cell>
          <table:table-cell table:number-columns-repeated="5"/>
        </table:table-row>
        <table:table-row table:style-name="ro1">
          <table:table-cell office:value-type="string">
            <text:p>TPIC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PKC2</text:p>
          </table:table-cell>
          <table:table-cell table:number-columns-repeated="5"/>
        </table:table-row>
        <table:table-row table:style-name="ro1">
          <table:table-cell office:value-type="string">
            <text:p>IDLF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office:value-type="string">
            <text:p>IDLA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IDLC</text:p>
          </table:table-cell>
          <table:table-cell table:number-columns-repeated="5"/>
        </table:table-row>
        <table:table-row table:style-name="ro1">
          <table:table-cell office:value-type="string">
            <text:p>IDLT</text:p>
          </table:table-cell>
          <table:table-cell table:number-columns-repeated="5"/>
        </table:table-row>
        <table:table-row table:style-name="ro1">
          <table:table-cell office:value-type="string">
            <text:p>CIS1</text:p>
          </table:table-cell>
          <table:table-cell table:number-columns-repeated="5"/>
        </table:table-row>
        <table:table-row table:style-name="ro1">
          <table:table-cell office:value-type="string">
            <text:p>SCHR</text:p>
          </table:table-cell>
          <table:table-cell table:number-columns-repeated="5"/>
        </table:table-row>
        <table:table-row table:style-name="ro1">
          <table:table-cell office:value-type="string">
            <text:p>SCTX</text:p>
          </table:table-cell>
          <table:table-cell table:number-columns-repeated="5"/>
        </table:table-row>
        <table:table-row table:style-name="ro1">
          <table:table-cell office:value-type="string">
            <text:p>PFOR</text:p>
          </table:table-cell>
          <table:table-cell table:number-columns-repeated="5"/>
        </table:table-row>
        <table:table-row table:style-name="ro1">
          <table:table-cell office:value-type="string">
            <text:p>SCD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CSGD</text:p>
          </table:table-cell>
          <table:table-cell table:number-columns-repeated="5"/>
        </table:table-row>
        <table:table-row table:style-name="ro1">
          <table:table-cell office:value-type="string">
            <text:p>CSME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CSCR</text:p>
          </table:table-cell>
          <table:table-cell table:number-columns-repeated="5"/>
        </table:table-row>
        <table:table-row table:style-name="ro1">
          <table:table-cell office:value-type="string">
            <text:p>CSLR</text:p>
          </table:table-cell>
          <table:table-cell table:number-columns-repeated="5"/>
        </table:table-row>
        <table:table-row table:style-name="ro1">
          <table:table-cell office:value-type="string">
            <text:p>CSFL</text:p>
          </table:table-cell>
          <table:table-cell table:number-columns-repeated="5"/>
        </table:table-row>
        <table:table-row table:style-name="ro1">
          <table:table-cell office:value-type="string">
            <text:p>CSM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CIS2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DESC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ONAM</text:p>
          </table:table-cell>
          <table:table-cell table:number-columns-repeated="5"/>
        </table:table-row>
        <table:table-row table:style-name="ro1">
          <table:table-cell office:value-type="string">
            <text:p>XNAM</text:p>
          </table:table-cell>
          <table:table-cell table:number-columns-repeated="5"/>
        </table:table-row>
        <table:table-row table:style-name="ro1">
          <table:table-cell office:value-type="string">
            <text:p>MOD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LVLD</text:p>
          </table:table-cell>
          <table:table-cell table:number-columns-repeated="5"/>
        </table:table-row>
        <table:table-row table:style-name="ro1">
          <table:table-cell office:value-type="string">
            <text:p>LVLF</text:p>
          </table:table-cell>
          <table:table-cell table:number-columns-repeated="5"/>
        </table:table-row>
        <table:table-row table:style-name="ro1">
          <table:table-cell office:value-type="string">
            <text:p>LLCT</text:p>
          </table:table-cell>
          <table:table-cell table:number-columns-repeated="5"/>
        </table:table-row>
        <table:table-row table:style-name="ro1">
          <table:table-cell office:value-type="string">
            <text:p>LVL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NNAM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office:value-type="string">
            <text:p>GNAM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CON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ICO2</text:p>
          </table:table-cell>
          <table:table-cell table:number-columns-repeated="5"/>
        </table:table-row>
        <table:table-row table:style-name="ro1">
          <table:table-cell office:value-type="string">
            <text:p>NAM7</text:p>
          </table:table-cell>
          <table:table-cell table:number-columns-repeated="5"/>
        </table:table-row>
        <table:table-row table:style-name="ro1">
          <table:table-cell office:value-type="string">
            <text:p>NAM8</text:p>
          </table:table-cell>
          <table:table-cell table:number-columns-repeated="5"/>
        </table:table-row>
        <table:table-row table:style-name="ro1">
          <table:table-cell office:value-type="string">
            <text:p>NAM9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EIT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HNAM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office:value-type="string">
            <text:p>UNAM</text:p>
          </table:table-cell>
          <table:table-cell table:number-columns-repeated="5"/>
        </table:table-row>
        <table:table-row table:style-name="ro1">
          <table:table-cell office:value-type="string">
            <text:p>P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NAM3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YNAM</text:p>
          </table:table-cell>
          <table:table-cell table:number-columns-repeated="5"/>
        </table:table-row>
        <table:table-row table:style-name="ro1">
          <table:table-cell office:value-type="string">
            <text:p>NAM2</text:p>
          </table:table-cell>
          <table:table-cell table:number-columns-repeated="5"/>
        </table:table-row>
        <table:table-row table:style-name="ro1">
          <table:table-cell office:value-type="string">
            <text:p>WNAM</text:p>
          </table:table-cell>
          <table:table-cell table:number-columns-repeated="5"/>
        </table:table-row>
        <table:table-row table:style-name="ro1">
          <table:table-cell office:value-type="string">
            <text:p>XNAM</text:p>
          </table:table-cell>
          <table:table-cell table:number-columns-repeated="5"/>
        </table:table-row>
        <table:table-row table:style-name="ro1">
          <table:table-cell office:value-type="string">
            <text:p>NAM4</text:p>
          </table:table-cell>
          <table:table-cell table:number-columns-repeated="5"/>
        </table:table-row>
        <table:table-row table:style-name="ro1">
          <table:table-cell office:value-type="string">
            <text:p>@IAD</text:p>
          </table:table-cell>
          <table:table-cell table:number-columns-repeated="5"/>
        </table:table-row>
        <table:table-row table:style-name="ro1">
          <table:table-cell office:value-type="string">
            <text:p>Required</text:p>
          </table:table-cell>
          <table:table-cell table:number-columns-repeated="5"/>
        </table:table-row>
        <table:table-row table:style-name="ro1">
          <table:table-cell office:value-type="string">
            <text:p>A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B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C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D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E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F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G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H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I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JI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equired</text:p>
          </table:table-cell>
          <table:table-cell table:number-columns-repeated="5"/>
        </table:table-row>
        <table:table-row table:style-name="ro1">
          <table:table-cell office:value-type="string">
            <text:p>K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L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MI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equired</text:p>
          </table:table-cell>
          <table:table-cell table:number-columns-repeated="5"/>
        </table:table-row>
        <table:table-row table:style-name="ro1">
          <table:table-cell office:value-type="string">
            <text:p>N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O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Q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R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S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office:value-type="string">
            <text:p>TIAD</text:p>
          </table:table-cell>
          <table:table-cell table:number-columns-repeated="5"/>
        </table:table-row>
        <table:table-row table:style-name="ro1">
          <table:table-cell office:value-type="string">
            <text:p>I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L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EPFT</text:p>
          </table:table-cell>
          <table:table-cell table:number-columns-repeated="5"/>
        </table:table-row>
        <table:table-row table:style-name="ro1">
          <table:table-cell office:value-type="string">
            <text:p>PRKC</text:p>
          </table:table-cell>
          <table:table-cell table:number-columns-repeated="5"/>
        </table:table-row>
        <table:table-row table:style-name="ro1">
          <table:table-cell office:value-type="string">
            <text:p>DESC</text:p>
          </table:table-cell>
          <table:table-cell table:number-columns-repeated="5"/>
        </table:table-row>
        <table:table-row table:style-name="ro1">
          <table:table-cell office:value-type="string">
            <text:p>EPF2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PRKE</text:p>
          </table:table-cell>
          <table:table-cell table:number-columns-repeated="5"/>
        </table:table-row>
        <table:table-row table:style-name="ro1">
          <table:table-cell office:value-type="string">
            <text:p>PRKF</text:p>
          </table:table-cell>
          <table:table-cell table:number-columns-repeated="5"/>
        </table:table-row>
        <table:table-row table:style-name="ro1">
          <table:table-cell office:value-type="string">
            <text:p>EPFD</text:p>
          </table:table-cell>
          <table:table-cell table:number-columns-repeated="5"/>
        </table:table-row>
        <table:table-row table:style-name="ro1">
          <table:table-cell office:value-type="string">
            <text:p>CIS2</text:p>
          </table:table-cell>
          <table:table-cell table:number-columns-repeated="5"/>
        </table:table-row>
        <table:table-row table:style-name="ro1">
          <table:table-cell office:value-type="string">
            <text:p>NNAM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EPF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BPNT</text:p>
          </table:table-cell>
          <table:table-cell table:number-columns-repeated="5"/>
        </table:table-row>
        <table:table-row table:style-name="ro1">
          <table:table-cell office:value-type="string">
            <text:p>BPTN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BPNI</text:p>
          </table:table-cell>
          <table:table-cell table:number-columns-repeated="5"/>
        </table:table-row>
        <table:table-row table:style-name="ro1">
          <table:table-cell office:value-type="string">
            <text:p>BPNN</text:p>
          </table:table-cell>
          <table:table-cell table:number-columns-repeated="5"/>
        </table:table-row>
        <table:table-row table:style-name="ro1">
          <table:table-cell office:value-type="string">
            <text:p>BPND</text:p>
          </table:table-cell>
          <table:table-cell table:number-columns-repeated="5"/>
        </table:table-row>
        <table:table-row table:style-name="ro1">
          <table:table-cell office:value-type="string">
            <text:p>NAM4</text:p>
          </table:table-cell>
          <table:table-cell table:number-columns-repeated="5"/>
        </table:table-row>
        <table:table-row table:style-name="ro1">
          <table:table-cell office:value-type="string">
            <text:p>NAM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OBN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AVSK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DESC</text:p>
          </table:table-cell>
          <table:table-cell table:number-columns-repeated="5"/>
        </table:table-row>
        <table:table-row table:style-name="ro1">
          <table:table-cell office:value-type="string">
            <text:p>XNAM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YNAM</text:p>
          </table:table-cell>
          <table:table-cell table:number-columns-repeated="5"/>
        </table:table-row>
        <table:table-row table:style-name="ro1">
          <table:table-cell office:value-type="string">
            <text:p>HNAM</text:p>
          </table:table-cell>
          <table:table-cell table:number-columns-repeated="5"/>
        </table:table-row>
        <table:table-row table:style-name="ro1">
          <table:table-cell office:value-type="string">
            <text:p>VNAM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IS1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NAM2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DODT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MODT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MOD4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BODT</text:p>
          </table:table-cell>
          <table:table-cell table:number-columns-repeated="5"/>
        </table:table-row>
        <table:table-row table:style-name="ro1">
          <table:table-cell office:value-type="string">
            <text:p>MOD3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MOD2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MO2T</text:p>
          </table:table-cell>
          <table:table-cell table:number-columns-repeated="5"/>
        </table:table-row>
        <table:table-row table:style-name="ro1">
          <table:table-cell office:value-type="string">
            <text:p>MO3T</text:p>
          </table:table-cell>
          <table:table-cell table:number-columns-repeated="5"/>
        </table:table-row>
        <table:table-row table:style-name="ro1">
          <table:table-cell office:value-type="string">
            <text:p>MO3S</text:p>
          </table:table-cell>
          <table:table-cell table:number-columns-repeated="5"/>
        </table:table-row>
        <table:table-row table:style-name="ro1">
          <table:table-cell office:value-type="string">
            <text:p>MO2S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office:value-type="string">
            <text:p>MO4S</text:p>
          </table:table-cell>
          <table:table-cell table:number-columns-repeated="5"/>
        </table:table-row>
        <table:table-row table:style-name="ro1">
          <table:table-cell office:value-type="string">
            <text:p>SNDD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MO5T</text:p>
          </table:table-cell>
          <table:table-cell table:number-columns-repeated="5"/>
        </table:table-row>
        <table:table-row table:style-name="ro1">
          <table:table-cell office:value-type="string">
            <text:p>MO4T</text:p>
          </table:table-cell>
          <table:table-cell table:number-columns-repeated="5"/>
        </table:table-row>
        <table:table-row table:style-name="ro1">
          <table:table-cell office:value-type="string">
            <text:p>MOD5</text:p>
          </table:table-cell>
          <table:table-cell table:number-columns-repeated="5"/>
        </table:table-row>
        <table:table-row table:style-name="ro1">
          <table:table-cell office:value-type="string">
            <text:p>NAM2</text:p>
          </table:table-cell>
          <table:table-cell table:number-columns-repeated="5"/>
        </table:table-row>
        <table:table-row table:style-name="ro1">
          <table:table-cell office:value-type="string">
            <text:p>NAM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LCSR</text:p>
          </table:table-cell>
          <table:table-cell table:number-columns-repeated="5"/>
        </table:table-row>
        <table:table-row table:style-name="ro1">
          <table:table-cell office:value-type="string">
            <text:p>LCEC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KSIZ</text:p>
          </table:table-cell>
          <table:table-cell table:number-columns-repeated="5"/>
        </table:table-row>
        <table:table-row table:style-name="ro1">
          <table:table-cell office:value-type="string">
            <text:p>LCPR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KWDA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LCID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LCEP</text:p>
          </table:table-cell>
          <table:table-cell table:number-columns-repeated="5"/>
        </table:table-row>
        <table:table-row table:style-name="ro1">
          <table:table-cell office:value-type="string">
            <text:p>LCUN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TXT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DESC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DAL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XCN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XNAM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CIS2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CITC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NAM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XNAM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CIS2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CITC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RNAM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NEXT</text:p>
          </table:table-cell>
          <table:table-cell table:number-columns-repeated="5"/>
        </table:table-row>
        <table:table-row table:style-name="ro1">
          <table:table-cell office:value-type="string">
            <text:p>VMAD</text:p>
          </table:table-cell>
          <table:table-cell table:number-columns-repeated="5"/>
        </table:table-row>
        <table:table-row table:style-name="ro1">
          <table:table-cell office:value-type="string">
            <text:p>HNAM</text:p>
          </table:table-cell>
          <table:table-cell table:number-columns-repeated="5"/>
        </table:table-row>
        <table:table-row table:style-name="ro1">
          <table:table-cell office:value-type="string">
            <text:p>DMAX</text:p>
          </table:table-cell>
          <table:table-cell table:number-columns-repeated="5"/>
        </table:table-row>
        <table:table-row table:style-name="ro1">
          <table:table-cell office:value-type="string">
            <text:p>WNAM</text:p>
          </table:table-cell>
          <table:table-cell table:number-columns-repeated="5"/>
        </table:table-row>
        <table:table-row table:style-name="ro1">
          <table:table-cell office:value-type="string">
            <text:p>NAM0</text:p>
          </table:table-cell>
          <table:table-cell table:number-columns-repeated="5"/>
        </table:table-row>
        <table:table-row table:style-name="ro1">
          <table:table-cell office:value-type="string">
            <text:p>ALID</text:p>
          </table:table-cell>
          <table:table-cell table:number-columns-repeated="5"/>
        </table:table-row>
        <table:table-row table:style-name="ro1">
          <table:table-cell office:value-type="string">
            <text:p>SCTX</text:p>
          </table:table-cell>
          <table:table-cell table:number-columns-repeated="5"/>
        </table:table-row>
        <table:table-row table:style-name="ro1">
          <table:table-cell office:value-type="string">
            <text:p>LNAM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HTID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office:value-type="string">
            <text:p>CIS2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office:value-type="string">
            <text:p>SCDA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DMIN</text:p>
          </table:table-cell>
          <table:table-cell table:number-columns-repeated="5"/>
        </table:table-row>
        <table:table-row table:style-name="ro1">
          <table:table-cell office:value-type="string">
            <text:p>DEMO</text:p>
          </table:table-cell>
          <table:table-cell table:number-columns-repeated="5"/>
        </table:table-row>
        <table:table-row table:style-name="ro1">
          <table:table-cell office:value-type="string">
            <text:p>DEVA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VNAM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SCHR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SCR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XNAM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CITC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E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QNAM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office:value-type="string">
            <text:p>TNAM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PRT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MPRT</text:p>
          </table:table-cell>
          <table:table-cell table:number-columns-repeated="5"/>
        </table:table-row>
        <table:table-row table:style-name="ro1">
          <table:table-cell office:value-type="string">
            <text:p>MCHT</text:p>
          </table:table-cell>
          <table:table-cell table:number-columns-repeated="5"/>
        </table:table-row>
        <table:table-row table:style-name="ro1">
          <table:table-cell office:value-type="string">
            <text:p>FCHT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L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>
            <text:p>D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PED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I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ONAM</text:p>
          </table:table-cell>
          <table:table-cell table:number-columns-repeated="5"/>
        </table:table-row>
        <table:table-row table:style-name="ro1">
          <table:table-cell office:value-type="string">
            <text:p>GNAM</text:p>
          </table:table-cell>
          <table:table-cell table:number-columns-repeated="5"/>
        </table:table-row>
        <table:table-row table:style-name="ro1">
          <table:table-cell office:value-type="string">
            <text:p>CTDA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LNAM</text:p>
          </table:table-cell>
          <table:table-cell table:number-columns-repeated="5"/>
        </table:table-row>
        <table:table-row table:style-name="ro1">
          <table:table-cell office:value-type="string">
            <text:p>B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NAM</text:p>
          </table:table-cell>
          <table:table-cell table:number-columns-repeated="5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office:value-type="string">
            <text:p>PNAM</text:p>
          </table:table-cell>
          <table:table-cell table:number-columns-repeated="5"/>
        </table:table-row>
        <table:table-row table:style-name="ro1">
          <table:table-cell office:value-type="string">
            <text:p>U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NAM1</text:p>
          </table:table-cell>
          <table:table-cell table:number-columns-repeated="5"/>
        </table:table-row>
        <table:table-row table:style-name="ro1">
          <table:table-cell office:value-type="string">
            <text:p>MNAM</text:p>
          </table:table-cell>
          <table:table-cell table:number-columns-repeated="5"/>
        </table:table-row>
        <table:table-row table:style-name="ro1">
          <table:table-cell office:value-type="string">
            <text:p>ANAM</text:p>
          </table:table-cell>
          <table:table-cell table:number-columns-repeated="5"/>
        </table:table-row>
        <table:table-row table:style-name="ro1">
          <table:table-cell office:value-type="string">
            <text:p>ONAM</text:p>
          </table:table-cell>
          <table:table-cell table:number-columns-repeated="5"/>
        </table:table-row>
        <table:table-row table:style-name="ro1">
          <table:table-cell office:value-type="string">
            <text:p>SNAM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NAM</text:p>
          </table:table-cell>
          <table:table-cell table:number-columns-repeated="5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CNAM</text:p>
          </table:table-cell>
          <table:table-cell table:number-columns-repeated="5"/>
        </table:table-row>
        <table:table-row table:style-name="ro1"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DID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5"/>
        </table:table-row>
      </table:table>
      <table:database-ranges>
        <table:database-range table:target-range-address="Sheet1.A1:Sheet1.C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12/06/2011</text:date>, <text:time>19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12-06T19:39:04.46</dc:date>
    <dc:creator>Dave Humphrey</dc:creator>
    <meta:editing-duration>P1DT1H7M34S</meta:editing-duration>
    <meta:editing-cycles>7</meta:editing-cycles>
    <meta:document-statistic meta:table-count="3" meta:cell-count="7406" meta:object-count="0"/>
  </office:meta>
</office:document-meta>
</file>